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5in" fo:margin-right="0in"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margin-left="1.5in" fo:margin-right="0in" fo:text-indent="-0.25in" style:auto-text-indent="false" fo:break-before="auto" fo:break-after="auto"/>
    </style:style>
    <style:style style:name="P4" style:family="paragraph" style:parent-style-name="Standard" style:list-style-name="WWNum1">
      <style:paragraph-properties fo:margin-left="1.5in" fo:margin-right="0in" fo:text-indent="-0.25in" style:auto-text-indent="false" fo:break-before="auto" fo:break-after="auto"/>
    </style:style>
    <style:style style:name="P5" style:family="paragraph" style:parent-style-name="Standard" style:list-style-name="WWNum2">
      <style:paragraph-properties fo:margin-left="1.5in" fo:margin-right="0in" fo:text-indent="-0.25in" style:auto-text-indent="false" fo:break-before="auto" fo:break-after="auto"/>
    </style:style>
    <style:style style:name="P6" style:family="paragraph" style:parent-style-name="Heading_20_2">
      <style:paragraph-properties fo:break-before="auto" fo:break-after="auto"/>
    </style:style>
    <style:style style:name="P7" style:family="paragraph" style:parent-style-name="Standard">
      <style:paragraph-properties fo:margin-left="0.5in" fo:margin-right="0in" fo:text-indent="0.5in" style:auto-text-indent="false" fo:break-before="auto" fo:break-after="auto"/>
    </style:style>
    <style:style style:name="P8" style:family="paragraph" style:parent-style-name="Standard">
      <style:paragraph-properties fo:margin-left="2in" fo:margin-right="0in" fo:text-indent="-0.25in" style:auto-text-indent="false" fo:break-before="auto" fo:break-after="auto"/>
    </style:style>
    <style:style style:name="P9" style:family="paragraph" style:parent-style-name="Standard" style:list-style-name="WWNum1">
      <style:paragraph-properties fo:margin-left="2in" fo:margin-right="0in" fo:text-indent="-0.25in" style:auto-text-indent="false" fo:break-before="auto" fo:break-after="auto"/>
    </style:style>
    <style:style style:name="P10" style:family="paragraph" style:parent-style-name="Standard" style:list-style-name="WWNum1">
      <style:paragraph-properties fo:margin-left="2.5in" fo:margin-right="0in" fo:text-indent="-0.25in" style:auto-text-indent="false" fo:break-before="auto" fo:break-after="auto"/>
    </style:style>
    <style:style style:name="P11" style:family="paragraph" style:parent-style-name="Standard">
      <style:paragraph-properties fo:margin-left="2.5in" fo:margin-right="0in" fo:text-indent="-0.25in" style:auto-text-indent="false" fo:break-before="auto" fo:break-after="auto"/>
    </style:style>
    <style:style style:name="P12" style:family="paragraph" style:parent-style-name="Standard">
      <style:paragraph-properties fo:margin-left="0in" fo:margin-right="0in" fo:text-indent="0in" style:auto-text-indent="false" fo:break-before="auto" fo:break-after="auto"/>
      <style:text-properties fo:color="#9900ff"/>
    </style:style>
    <style:style style:name="P13" style:family="paragraph" style:parent-style-name="Standard" style:list-style-name="WWNum2">
      <style:paragraph-properties fo:margin-left="2in" fo:margin-right="0in" fo:text-indent="-0.25in" style:auto-text-indent="false" fo:break-before="auto" fo:break-after="auto"/>
      <style:text-properties style:text-underline-style="none"/>
    </style:style>
    <style:style style:name="P14" style:family="paragraph" style:parent-style-name="Standard" style:list-style-name="WWNum2">
      <style:paragraph-properties fo:break-before="auto" fo:break-after="auto"/>
    </style:style>
    <style:style style:name="P15" style:family="paragraph" style:parent-style-name="Standard" style:list-style-name="WWNum2">
      <style:paragraph-properties fo:margin-left="1.5in" fo:margin-right="0in" fo:text-indent="-0.25in" style:auto-text-indent="false" fo:break-before="auto" fo:break-after="auto"/>
      <style:text-properties style:text-underline-style="none"/>
    </style:style>
    <style:style style:name="P16" style:family="paragraph" style:parent-style-name="Standard" style:list-style-name="WWNum1">
      <style:paragraph-properties fo:break-before="auto" fo:break-after="auto"/>
    </style:style>
    <style:style style:name="P17" style:family="paragraph" style:parent-style-name="Standard">
      <style:paragraph-properties fo:margin-left="0in" fo:margin-right="0in" fo:text-indent="0in" style:auto-text-indent="false" fo:break-before="auto" fo:break-after="auto"/>
    </style:style>
    <style:style style:name="P18" style:family="paragraph" style:parent-style-name="Standard" style:list-style-name="WWNum1">
      <style:paragraph-properties fo:margin-left="1.5in" fo:margin-right="0in" fo:text-indent="-0.25in" style:auto-text-indent="false"/>
    </style:style>
    <style:style style:name="P19" style:family="paragraph" style:parent-style-name="Standard">
      <style:paragraph-properties fo:text-align="end" style:justify-single-word="false"/>
    </style:style>
    <style:style style:name="P20" style:family="paragraph" style:parent-style-name="Standard">
      <style:paragraph-properties fo:margin-left="0in" fo:margin-right="0in" fo:line-height="100%" fo:text-indent="0in" style:auto-text-indent="false" fo:break-before="auto" fo:break-after="auto"/>
    </style:style>
    <style:style style:name="P21" style:family="paragraph" style:parent-style-name="Standard">
      <style:paragraph-properties fo:margin-left="0in" fo:margin-right="0in" fo:line-height="100%" fo:text-align="center" style:justify-single-word="false" fo:text-indent="0in" style:auto-text-indent="false" fo:break-before="auto" fo:break-after="auto"/>
    </style:style>
    <style:style style:name="P22" style:family="paragraph" style:parent-style-name="Standard">
      <style:paragraph-properties fo:margin-left="0in" fo:margin-right="0in" fo:line-height="100%" fo:text-align="center" style:justify-single-word="false" fo:text-indent="0in" style:auto-text-indent="false" fo:break-before="auto" fo:break-after="auto"/>
      <style:text-properties fo:font-size="14pt" style:font-size-asian="14pt" style:font-size-complex="14pt"/>
    </style:style>
    <style:style style:name="P23" style:family="paragraph" style:parent-style-name="Standard">
      <style:paragraph-properties fo:margin-left="0in" fo:margin-right="0in" fo:line-height="100%" fo:text-align="center" style:justify-single-word="false" fo:text-indent="0in" style:auto-text-indent="false" fo:break-before="auto" fo:break-after="auto"/>
      <style:text-properties fo:font-size="8pt" style:font-size-asian="8pt" style:font-size-complex="8pt"/>
    </style:style>
    <style:style style:name="P24" style:family="paragraph" style:parent-style-name="Standard" style:master-page-name="Standard">
      <style:paragraph-properties fo:margin-left="0in" fo:margin-right="0in" fo:line-height="100%" fo:text-indent="0in" style:auto-text-indent="false" style:page-number="1" fo:break-before="auto" fo:break-after="auto"/>
    </style:style>
    <style:style style:name="P25" style:family="paragraph" style:parent-style-name="Standard">
      <style:paragraph-properties fo:break-before="auto" fo:break-after="auto"/>
    </style:style>
    <style:style style:name="P26" style:family="paragraph" style:parent-style-name="Standard">
      <style:paragraph-properties fo:line-height="100%" fo:break-before="auto" fo:break-after="auto"/>
    </style:style>
    <style:style style:name="P27" style:family="paragraph" style:parent-style-name="Standard">
      <style:paragraph-properties fo:break-before="auto" fo:break-after="auto"/>
      <style:text-properties fo:color="#9900ff"/>
    </style:style>
    <style:style style:name="P28" style:family="paragraph" style:parent-style-name="Standard">
      <style:paragraph-properties fo:break-before="auto" fo:break-after="auto"/>
      <style:text-properties fo:color="#ff0000"/>
    </style:style>
    <style:style style:name="P29" style:family="paragraph" style:parent-style-name="Standard">
      <style:paragraph-properties fo:break-before="auto" fo:break-after="auto"/>
      <style:text-properties fo:color="#ff00ff" fo:font-size="14pt" style:text-underline-style="solid" style:text-underline-width="auto" style:text-underline-color="font-color" fo:font-weight="bold" style:font-size-asian="14pt" style:font-weight-asian="bold" style:font-size-complex="14pt"/>
    </style:style>
    <style:style style:name="P30" style:family="paragraph" style:parent-style-name="Standard">
      <style:paragraph-properties fo:break-before="auto" fo:break-after="auto"/>
      <style:text-properties fo:color="#38761d"/>
    </style:style>
    <style:style style:name="P31" style:family="paragraph" style:parent-style-name="Standard">
      <style:paragraph-properties fo:break-before="auto" fo:break-after="auto"/>
      <style:text-properties fo:font-size="12pt" style:text-underline-style="solid" style:text-underline-width="auto" style:text-underline-color="font-color" fo:font-weight="bold" style:font-size-asian="12pt" style:font-weight-asian="bold" style:font-size-complex="12pt"/>
    </style:style>
    <style:style style:name="P32" style:family="paragraph" style:parent-style-name="Standard">
      <style:paragraph-properties fo:break-before="auto" fo:break-after="auto"/>
      <style:text-properties fo:color="#0000ff"/>
    </style:style>
    <style:style style:name="P33" style:family="paragraph" style:parent-style-name="Standard" style:list-style-name="WWNum2">
      <style:paragraph-properties fo:break-before="auto" fo:break-after="auto"/>
    </style:style>
    <style:style style:name="P34" style:family="paragraph" style:parent-style-name="Standard" style:list-style-name="WWNum1">
      <style:paragraph-properties fo:break-before="auto" fo:break-after="auto"/>
    </style:style>
    <style:style style:name="P35" style:family="paragraph" style:parent-style-name="Standard">
      <style:paragraph-properties fo:margin-left="0in" fo:margin-right="0in" fo:text-indent="0.5in" style:auto-text-indent="false" fo:break-before="auto" fo:break-after="auto"/>
    </style:style>
    <style:style style:name="P36" style:family="paragraph" style:parent-style-name="Standard">
      <style:paragraph-properties fo:margin-left="0in" fo:margin-right="0in" fo:text-align="justify" style:justify-single-word="false" fo:text-indent="0.5in" style:auto-text-indent="false" fo:break-before="auto" fo:break-after="auto"/>
    </style:style>
    <style:style style:name="P37" style:family="paragraph" style:parent-style-name="Standard">
      <style:paragraph-properties fo:margin-left="0in" fo:margin-right="0in" fo:text-indent="0.5in" style:auto-text-indent="false" fo:break-before="auto" fo:break-after="auto"/>
      <style:text-properties fo:color="#38761d"/>
    </style:style>
    <style:style style:name="P38" style:family="paragraph" style:parent-style-name="Standard">
      <style:paragraph-properties fo:margin-left="0in" fo:margin-right="0in" fo:text-indent="0.5in" style:auto-text-indent="false" fo:break-before="auto" fo:break-after="auto"/>
      <style:text-properties fo:color="#0000ff"/>
    </style:style>
    <style:style style:name="P39" style:family="paragraph" style:parent-style-name="Standard">
      <style:paragraph-properties fo:margin-left="0in" fo:margin-right="0in" fo:text-indent="0.5in" style:auto-text-indent="false"/>
    </style:style>
    <style:style style:name="P40" style:family="paragraph" style:parent-style-name="Standard">
      <style:paragraph-properties fo:margin-left="0.5in" fo:margin-right="0in" fo:text-indent="0in" style:auto-text-indent="false" fo:break-before="auto" fo:break-after="auto"/>
    </style:style>
    <style:style style:name="P41" style:family="paragraph" style:parent-style-name="Standard">
      <style:paragraph-properties fo:margin-left="0.5in" fo:margin-right="0in" fo:text-indent="0in" style:auto-text-indent="false"/>
    </style:style>
    <style:style style:name="P42" style:family="paragraph" style:parent-style-name="Standard" style:list-style-name="WWNum13">
      <style:paragraph-properties fo:margin-left="0.5in" fo:margin-right="0in" fo:text-indent="-0.25in" style:auto-text-indent="false" fo:break-before="auto" fo:break-after="auto"/>
    </style:style>
    <style:style style:name="P43" style:family="paragraph" style:parent-style-name="Standard" style:list-style-name="WWNum10">
      <style:paragraph-properties fo:margin-left="1in" fo:margin-right="0in" fo:text-indent="-0.25in" style:auto-text-indent="false" fo:break-before="auto" fo:break-after="auto"/>
    </style:style>
    <style:style style:name="P44" style:family="paragraph" style:parent-style-name="Standard">
      <style:paragraph-properties fo:margin-left="0.5in" fo:margin-right="0in" fo:text-indent="0.5in" style:auto-text-indent="false" fo:break-before="auto" fo:break-after="auto"/>
    </style:style>
    <style:style style:name="P45" style:family="paragraph" style:parent-style-name="Standard">
      <style:paragraph-properties fo:margin-left="0.5in" fo:margin-right="0in" fo:text-indent="0.5in" style:auto-text-indent="false"/>
    </style:style>
    <style:style style:name="P46" style:family="paragraph" style:parent-style-name="Standard">
      <style:paragraph-properties fo:margin-left="1.5in" fo:margin-right="0in" fo:text-indent="-0.25in" style:auto-text-indent="false" fo:break-before="auto" fo:break-after="auto"/>
    </style:style>
    <style:style style:name="P47" style:family="paragraph" style:parent-style-name="Standard" style:list-style-name="WWNum1">
      <style:paragraph-properties fo:margin-left="1.5in" fo:margin-right="0in" fo:text-indent="-0.25in" style:auto-text-indent="false" fo:break-before="auto" fo:break-after="auto"/>
    </style:style>
    <style:style style:name="P48" style:family="paragraph" style:parent-style-name="Standard" style:list-style-name="WWNum2">
      <style:paragraph-properties fo:margin-left="1.5in" fo:margin-right="0in" fo:text-indent="-0.25in" style:auto-text-indent="false" fo:break-before="auto" fo:break-after="auto"/>
    </style:style>
    <style:style style:name="P49" style:family="paragraph" style:parent-style-name="Standard" style:list-style-name="WWNum5">
      <style:paragraph-properties fo:margin-left="1.5in" fo:margin-right="0in" fo:text-indent="-0.25in" style:auto-text-indent="false" fo:break-before="auto" fo:break-after="auto"/>
    </style:style>
    <style:style style:name="P50" style:family="paragraph" style:parent-style-name="Standard" style:list-style-name="WWNum1">
      <style:paragraph-properties fo:margin-left="1.5in" fo:margin-right="0in" fo:text-indent="-0.25in" style:auto-text-indent="false" fo:break-before="auto" fo:break-after="auto"/>
      <style:text-properties style:text-underline-style="none"/>
    </style:style>
    <style:style style:name="P51" style:family="paragraph" style:parent-style-name="Standard" style:list-style-name="WWNum2">
      <style:paragraph-properties fo:margin-left="1.5in" fo:margin-right="0in" fo:text-indent="-0.25in" style:auto-text-indent="false" fo:break-before="auto" fo:break-after="auto"/>
      <style:text-properties style:text-underline-style="none"/>
    </style:style>
    <style:style style:name="P52" style:family="paragraph" style:parent-style-name="Standard" style:list-style-name="WWNum9">
      <style:paragraph-properties fo:margin-left="1.5in" fo:margin-right="0in" fo:text-indent="-0.25in" style:auto-text-indent="false" fo:break-before="auto" fo:break-after="auto"/>
    </style:style>
    <style:style style:name="P53" style:family="paragraph" style:parent-style-name="Standard" style:list-style-name="WWNum6">
      <style:paragraph-properties fo:margin-left="1.5in" fo:margin-right="0in" fo:text-indent="-0.25in" style:auto-text-indent="false" fo:break-before="auto" fo:break-after="auto"/>
    </style:style>
    <style:style style:name="P54" style:family="paragraph" style:parent-style-name="Standard" style:list-style-name="WWNum3">
      <style:paragraph-properties fo:margin-left="1.5in" fo:margin-right="0in" fo:text-indent="-0.25in" style:auto-text-indent="false" fo:break-before="auto" fo:break-after="auto"/>
    </style:style>
    <style:style style:name="P55" style:family="paragraph" style:parent-style-name="Standard" style:list-style-name="WWNum8">
      <style:paragraph-properties fo:margin-left="1.5in" fo:margin-right="0in" fo:text-indent="-0.25in" style:auto-text-indent="false" fo:break-before="auto" fo:break-after="auto"/>
    </style:style>
    <style:style style:name="P56" style:family="paragraph" style:parent-style-name="Standard" style:list-style-name="WWNum1">
      <style:paragraph-properties fo:margin-left="1.5in" fo:margin-right="0in" fo:text-indent="-0.25in" style:auto-text-indent="false"/>
    </style:style>
    <style:style style:name="P57" style:family="paragraph" style:parent-style-name="Standard" style:list-style-name="WWNum9">
      <style:paragraph-properties fo:margin-left="1.5in" fo:margin-right="0in" fo:text-indent="-0.25in" style:auto-text-indent="false"/>
    </style:style>
    <style:style style:name="P58" style:family="paragraph" style:parent-style-name="Standard">
      <style:paragraph-properties fo:margin-left="2in" fo:margin-right="0in" fo:text-indent="-0.25in" style:auto-text-indent="false" fo:break-before="auto" fo:break-after="auto"/>
    </style:style>
    <style:style style:name="P59" style:family="paragraph" style:parent-style-name="Standard" style:list-style-name="WWNum1">
      <style:paragraph-properties fo:margin-left="2in" fo:margin-right="0in" fo:text-indent="-0.25in" style:auto-text-indent="false" fo:break-before="auto" fo:break-after="auto"/>
    </style:style>
    <style:style style:name="P60" style:family="paragraph" style:parent-style-name="Standard" style:list-style-name="WWNum11">
      <style:paragraph-properties fo:margin-left="2in" fo:margin-right="0in" fo:text-indent="-0.25in" style:auto-text-indent="false" fo:break-before="auto" fo:break-after="auto"/>
    </style:style>
    <style:style style:name="P61" style:family="paragraph" style:parent-style-name="Standard" style:list-style-name="WWNum4">
      <style:paragraph-properties fo:margin-left="2in" fo:margin-right="0in" fo:text-indent="-0.25in" style:auto-text-indent="false" fo:break-before="auto" fo:break-after="auto"/>
    </style:style>
    <style:style style:name="P62" style:family="paragraph" style:parent-style-name="Standard" style:list-style-name="WWNum7">
      <style:paragraph-properties fo:margin-left="2in" fo:margin-right="0in" fo:text-indent="-0.25in" style:auto-text-indent="false" fo:break-before="auto" fo:break-after="auto"/>
    </style:style>
    <style:style style:name="P63" style:family="paragraph" style:parent-style-name="Standard" style:list-style-name="WWNum12">
      <style:paragraph-properties fo:margin-left="2in" fo:margin-right="0in" fo:text-indent="-0.25in" style:auto-text-indent="false" fo:break-before="auto" fo:break-after="auto"/>
    </style:style>
    <style:style style:name="P64" style:family="paragraph" style:parent-style-name="Standard" style:list-style-name="WWNum2">
      <style:paragraph-properties fo:margin-left="2in" fo:margin-right="0in" fo:text-indent="-0.25in" style:auto-text-indent="false" fo:break-before="auto" fo:break-after="auto"/>
      <style:text-properties style:text-underline-style="none"/>
    </style:style>
    <style:style style:name="P65" style:family="paragraph" style:parent-style-name="Standard" style:list-style-name="WWNum1">
      <style:paragraph-properties fo:margin-left="2in" fo:margin-right="0in" fo:text-indent="-0.25in" style:auto-text-indent="false" fo:break-before="auto" fo:break-after="auto"/>
      <style:text-properties style:text-underline-style="none"/>
    </style:style>
    <style:style style:name="P66" style:family="paragraph" style:parent-style-name="Standard" style:list-style-name="WWNum9">
      <style:paragraph-properties fo:margin-left="2in" fo:margin-right="0in" fo:text-indent="-0.25in" style:auto-text-indent="false" fo:break-before="auto" fo:break-after="auto"/>
    </style:style>
    <style:style style:name="P67" style:family="paragraph" style:parent-style-name="Standard" style:list-style-name="WWNum6">
      <style:paragraph-properties fo:margin-left="2in" fo:margin-right="0in" fo:text-indent="-0.25in" style:auto-text-indent="false" fo:break-before="auto" fo:break-after="auto"/>
    </style:style>
    <style:style style:name="P68" style:family="paragraph" style:parent-style-name="Standard" style:list-style-name="WWNum8">
      <style:paragraph-properties fo:margin-left="2in" fo:margin-right="0in" fo:text-indent="-0.25in" style:auto-text-indent="false" fo:break-before="auto" fo:break-after="auto"/>
    </style:style>
    <style:style style:name="P69" style:family="paragraph" style:parent-style-name="Standard" style:list-style-name="WWNum1">
      <style:paragraph-properties fo:margin-left="2in" fo:margin-right="0in" fo:text-indent="-0.25in" style:auto-text-indent="false"/>
    </style:style>
    <style:style style:name="P70" style:family="paragraph" style:parent-style-name="Standard" style:list-style-name="WWNum9">
      <style:paragraph-properties fo:margin-left="2in" fo:margin-right="0in" fo:text-indent="-0.25in" style:auto-text-indent="false"/>
    </style:style>
    <style:style style:name="P71" style:family="paragraph" style:parent-style-name="Standard">
      <style:paragraph-properties fo:margin-left="1.5in" fo:margin-right="0in" fo:text-indent="0in" style:auto-text-indent="false" fo:break-before="auto" fo:break-after="auto"/>
    </style:style>
    <style:style style:name="P72" style:family="paragraph" style:parent-style-name="Standard">
      <style:paragraph-properties fo:margin-left="1.5in" fo:margin-right="0in" fo:text-indent="0in" style:auto-text-indent="false"/>
    </style:style>
    <style:style style:name="P73" style:family="paragraph" style:parent-style-name="Standard">
      <style:paragraph-properties fo:margin-left="2.5in" fo:margin-right="0in" fo:text-indent="-0.25in" style:auto-text-indent="false" fo:break-before="auto" fo:break-after="auto"/>
    </style:style>
    <style:style style:name="P74" style:family="paragraph" style:parent-style-name="Standard" style:list-style-name="WWNum1">
      <style:paragraph-properties fo:margin-left="2.5in" fo:margin-right="0in" fo:text-indent="-0.25in" style:auto-text-indent="false" fo:break-before="auto" fo:break-after="auto"/>
    </style:style>
    <style:style style:name="P75" style:family="paragraph" style:parent-style-name="Standard" style:list-style-name="WWNum11">
      <style:paragraph-properties fo:margin-left="2.5in" fo:margin-right="0in" fo:text-indent="-0.25in" style:auto-text-indent="false" fo:break-before="auto" fo:break-after="auto"/>
    </style:style>
    <style:style style:name="P76" style:family="paragraph" style:parent-style-name="Standard" style:list-style-name="WWNum4">
      <style:paragraph-properties fo:margin-left="2.5in" fo:margin-right="0in" fo:text-indent="-0.25in" style:auto-text-indent="false" fo:break-before="auto" fo:break-after="auto"/>
    </style:style>
    <style:style style:name="P77" style:family="paragraph" style:parent-style-name="Standard" style:list-style-name="WWNum8">
      <style:paragraph-properties fo:margin-left="2.5in" fo:margin-right="0in" fo:text-indent="-0.25in" style:auto-text-indent="false" fo:break-before="auto" fo:break-after="auto"/>
    </style:style>
    <style:style style:name="P78" style:family="paragraph" style:parent-style-name="Standard" style:list-style-name="WWNum1">
      <style:paragraph-properties fo:margin-left="2.5in" fo:margin-right="0in" fo:text-indent="-0.25in" style:auto-text-indent="false"/>
    </style:style>
    <style:style style:name="P79" style:family="paragraph" style:parent-style-name="Standard">
      <style:paragraph-properties fo:margin-left="1in" fo:margin-right="0in" fo:text-indent="0.5in" style:auto-text-indent="false" fo:break-before="auto" fo:break-after="auto"/>
    </style:style>
    <style:style style:name="P80" style:family="paragraph" style:parent-style-name="Standard">
      <style:paragraph-properties fo:margin-left="0in" fo:margin-right="0in" fo:text-indent="0in" style:auto-text-indent="false" fo:break-before="auto" fo:break-after="auto"/>
    </style:style>
    <style:style style:name="P81" style:family="paragraph" style:parent-style-name="Standard">
      <style:paragraph-properties fo:margin-left="0in" fo:margin-right="0in" fo:text-indent="0in" style:auto-text-indent="false" fo:break-before="auto" fo:break-after="auto"/>
      <style:text-properties fo:color="#9900ff"/>
    </style:style>
    <style:style style:name="P82" style:family="paragraph" style:parent-style-name="Standard">
      <style:paragraph-properties fo:margin-left="0in" fo:margin-right="0in" fo:text-indent="0in" style:auto-text-indent="false"/>
    </style:style>
    <style:style style:name="P83"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4" style:family="paragraph" style:parent-style-name="Standard" style:list-style-name="WWNum1">
      <style:paragraph-properties fo:margin-left="1.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1">
      <style:paragraph-properties fo:margin-left="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1">
      <style:paragraph-properties fo:margin-left="3in" fo:margin-right="0in" fo:text-indent="-0.25in" style:auto-text-indent="false" fo:break-before="auto" fo:break-after="auto"/>
    </style:style>
    <style:style style:name="P87" style:family="paragraph" style:parent-style-name="Standard">
      <style:paragraph-properties fo:margin-left="2.5in" fo:margin-right="0in" fo:text-indent="0in" style:auto-text-indent="false"/>
    </style:style>
    <style:style style:name="P88" style:family="paragraph" style:parent-style-name="Standard" style:list-style-name="WWNum4">
      <style:paragraph-properties fo:margin-left="-0.0937in" fo:margin-right="0in" fo:text-indent="-0.25in" style:auto-text-indent="false" fo:break-before="auto" fo:break-after="auto"/>
    </style:style>
    <style:style style:name="P89" style:family="paragraph" style:parent-style-name="Standard">
      <style:paragraph-properties fo:margin-left="2in" fo:margin-right="0in" fo:text-indent="0in" style:auto-text-indent="false" fo:break-before="auto" fo:break-after="auto"/>
    </style:style>
    <style:style style:name="P90" style:family="paragraph" style:parent-style-name="Standard">
      <style:paragraph-properties fo:margin-left="1in" fo:margin-right="0in" fo:text-indent="0in" style:auto-text-indent="false" fo:break-before="auto" fo:break-after="auto"/>
    </style:style>
    <style:style style:name="P91" style:family="paragraph" style:parent-style-name="Heading_20_1">
      <style:paragraph-properties fo:break-before="auto" fo:break-after="auto"/>
    </style:style>
    <style:style style:name="P92" style:family="paragraph" style:parent-style-name="Heading_20_2">
      <style:paragraph-properties fo:margin-left="0in" fo:margin-right="0in" fo:text-indent="0.5in" style:auto-text-indent="false" fo:break-before="auto" fo:break-after="auto"/>
    </style:style>
    <style:style style:name="P93" style:family="paragraph" style:parent-style-name="Heading_20_2">
      <style:paragraph-properties fo:margin-left="0in" fo:margin-right="0in" fo:text-indent="0.5in" style:auto-text-indent="false"/>
    </style:style>
    <style:style style:name="P94" style:family="paragraph" style:parent-style-name="Heading_20_2">
      <style:paragraph-properties fo:break-before="auto" fo:break-after="auto"/>
    </style:style>
    <style:style style:name="P95" style:family="paragraph" style:parent-style-name="Heading_20_2">
      <style:paragraph-properties fo:margin-left="0in" fo:margin-right="0in" fo:text-indent="0.5in" style:auto-text-indent="false" fo:break-before="auto" fo:break-after="auto"/>
    </style:style>
    <style:style style:name="P96" style:family="paragraph" style:parent-style-name="Heading_20_2" style:list-style-name="WWNum1">
      <style:paragraph-properties fo:margin-left="1.5in" fo:margin-right="0in" fo:text-indent="-0.25in" style:auto-text-indent="false" fo:break-before="auto" fo:break-after="auto"/>
    </style:style>
    <style:style style:name="P97" style:family="paragraph" style:parent-style-name="Heading_20_2">
      <style:paragraph-properties fo:margin-left="0.5in" fo:margin-right="0in" fo:text-indent="0.5in" style:auto-text-indent="false" fo:break-before="auto" fo:break-after="auto"/>
    </style:style>
    <style:style style:name="P98" style:family="paragraph" style:parent-style-name="Heading_20_2">
      <style:paragraph-properties fo:margin-left="0.5in" fo:margin-right="0in" fo:text-indent="0.5in" style:auto-text-indent="false"/>
    </style:style>
    <style:style style:name="P99" style:family="paragraph" style:parent-style-name="Heading_20_2">
      <style:paragraph-properties fo:margin-left="0.5in" fo:margin-right="0in" fo:text-indent="0in" style:auto-text-indent="false" fo:break-before="auto" fo:break-after="auto"/>
    </style:style>
    <style:style style:name="T1" style:family="text">
      <style:text-properties fo:color="#00bf00"/>
    </style:style>
    <style:style style:name="T2" style:family="text">
      <style:text-properties style:text-underline-style="none"/>
    </style:style>
    <style:style style:name="T3" style:family="text">
      <style:text-properties fo:color="#ff0000"/>
    </style:style>
    <style:style style:name="T4" style:family="text">
      <style:text-properties fo:color="#9900ff"/>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style>
    <style:style style:name="T7" style:family="text">
      <style:text-properties fo:font-size="14pt" style:font-size-asian="14pt" style:font-size-complex="14pt"/>
    </style:style>
    <style:style style:name="T8" style:family="text">
      <style:text-properties fo:font-size="20pt" fo:font-weight="bold" style:font-size-asian="20pt" style:font-weight-asian="bold" style:font-size-complex="20pt"/>
    </style:style>
    <style:style style:name="T9" style:family="text">
      <style:text-properties fo:font-size="8pt" style:font-size-asian="8pt" style:font-size-complex="8pt"/>
    </style:style>
    <style:style style:name="T10" style:family="text">
      <style:text-properties fo:color="#ff0000" fo:font-size="14pt" fo:font-weight="bold" style:font-size-asian="14pt" style:font-weight-asian="bold" style:font-size-complex="14pt"/>
    </style:style>
    <style:style style:name="T11" style:family="text">
      <style:text-properties fo:color="#ff0000"/>
    </style:style>
    <style:style style:name="T12" style:family="text">
      <style:text-properties fo:color="#ff0000" fo:font-weight="bold" style:font-weight-asian="bold"/>
    </style:style>
    <style:style style:name="T13" style:family="text">
      <style:text-properties fo:color="#ff0000" style:text-underline-style="none" fo:font-weight="bold" style:font-weight-asian="bold"/>
    </style:style>
    <style:style style:name="T14" style:family="text">
      <style:text-properties style:text-underline-style="solid" style:text-underline-width="auto" style:text-underline-color="font-color" fo:font-weight="bold" style:font-weight-asian="bold"/>
    </style:style>
    <style:style style:name="T15" style:family="text">
      <style:text-properties fo:color="#9900ff"/>
    </style:style>
    <style:style style:name="T16" style:family="text">
      <style:text-properties fo:color="#9900ff" fo:background-color="#ffffff"/>
    </style:style>
    <style:style style:name="T17" style:family="text">
      <style:text-properties fo:color="#9900ff" style:text-underline-style="none"/>
    </style:style>
    <style:style style:name="T18" style:family="text">
      <style:text-properties fo:font-weight="bold" style:font-weight-asian="bold"/>
    </style:style>
    <style:style style:name="T19" style:family="text">
      <style:text-properties fo:font-size="9pt" style:font-size-asian="9pt" style:font-size-complex="9pt"/>
    </style:style>
    <style:style style:name="T20" style:family="text">
      <style:text-properties fo:color="#0000ff"/>
    </style:style>
    <style:style style:name="T21" style:family="text">
      <style:text-properties style:text-underline-style="none"/>
    </style:style>
    <style:style style:name="T22" style:family="text">
      <style:text-properties style:text-underline-style="none" fo:background-color="#ffffff"/>
    </style:style>
    <style:style style:name="T23" style:family="text">
      <style:text-properties fo:color="#ff9900"/>
    </style:style>
    <style:style style:name="T24" style:family="text">
      <style:text-properties fo:color="#ff9900" fo:font-size="13.5pt" style:font-size-asian="13.5pt" style:font-size-complex="13.5pt"/>
    </style:style>
    <style:style style:name="T25" style:family="text">
      <style:text-properties fo:color="#00bf00"/>
    </style:style>
    <style:style style:name="T26" style:family="text">
      <style:text-properties fo:font-style="italic" style:font-style-asian="italic"/>
    </style:style>
    <style:style style:name="T27" style:family="text">
      <style:text-properties fo:color="#434343"/>
    </style:style>
    <style:style style:name="T28" style:family="text">
      <style:text-properties fo:color="#660000"/>
    </style:style>
    <style:style style:name="T29" style:family="text">
      <style:text-properties fo:font-weight="normal" style:font-weight-asian="normal"/>
    </style:style>
    <style:style style:name="T30" style:family="text">
      <style:text-properties fo:color="#000000" fo:font-weight="normal" style:font-weight-asian="normal"/>
    </style:style>
    <style:style style:name="T31" style:family="text">
      <style:text-properties fo:color="#ff00ff"/>
    </style:style>
    <style:style style:name="T32" style:family="text">
      <style:text-properties fo:font-variant="normal" fo:text-transform="non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3" style:family="text">
      <style:text-properties fo:color="#333333"/>
    </style:style>
    <style:style style:name="T34" style:family="text">
      <style:text-properties fo:color="#333333" style:text-underline-style="none"/>
    </style:style>
    <style:style style:name="T35" style:family="text">
      <style:text-properties fo:color="#333333" fo:background-color="#ffffff"/>
    </style:style>
    <style:style style:name="T36" style:family="text">
      <style:text-properties fo:color="#666666"/>
    </style:style>
    <style:style style:name="T37" style:family="text">
      <style:text-properties fo:color="#674ea7"/>
    </style:style>
    <style:style style:name="T38" style:family="text">
      <style:text-properties fo:color="#38761d"/>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8308688" text:id="ct38308688">
          <text:insertion>
            <office:change-info>
              <dc:creator>Ádám Morva</dc:creator>
              <dc:date>2023-11-02T18:38:58</dc:date>
            </office:change-info>
          </text:insertion>
        </text:changed-region>
        <text:changed-region xml:id="ct38400752" text:id="ct38400752">
          <text:UnknownChange>
            <office:change-info>
              <dc:creator>Ádám Morva</dc:creator>
              <dc:date>2023-11-02T18:47:15</dc:date>
            </office:change-info>
          </text:UnknownChange>
        </text:changed-region>
        <text:changed-region xml:id="ct38319024" text:id="ct38319024">
          <text:UnknownChange>
            <office:change-info>
              <dc:creator>Ádám Morva</dc:creator>
              <dc:date>2023-11-02T18:47:15</dc:date>
            </office:change-info>
          </text:UnknownChange>
        </text:changed-region>
        <text:changed-region xml:id="ct38576832" text:id="ct38576832">
          <text:UnknownChange>
            <office:change-info>
              <dc:creator>Ádám Morva</dc:creator>
              <dc:date>2023-11-02T18:47:15</dc:date>
            </office:change-info>
          </text:UnknownChange>
        </text:changed-region>
        <text:changed-region xml:id="ct38430352" text:id="ct38430352">
          <text:UnknownChange>
            <office:change-info>
              <dc:creator>Ádám Morva</dc:creator>
              <dc:date>2023-11-02T18:47:15</dc:date>
            </office:change-info>
          </text:UnknownChange>
        </text:changed-region>
        <text:changed-region xml:id="ct38372368" text:id="ct38372368">
          <text:UnknownChange>
            <office:change-info>
              <dc:creator>Ádám Morva</dc:creator>
              <dc:date>2023-11-02T18:47:15</dc:date>
            </office:change-info>
          </text:UnknownChange>
        </text:changed-region>
        <text:changed-region xml:id="ct38576576" text:id="ct38576576">
          <text:deletion>
            <office:change-info>
              <dc:creator>Ádám Morva</dc:creator>
              <dc:date>2023-11-02T19:03:38</dc:date>
            </office:change-info>
            <text:p text:style-name="P1"/>
            <text:p text:style-name="P2"/>
          </text:deletion>
        </text:changed-region>
        <text:changed-region xml:id="ct38477760" text:id="ct38477760">
          <text:UnknownChange>
            <office:change-info>
              <dc:creator>Ádám Morva</dc:creator>
              <dc:date>2023-11-02T18:47:15</dc:date>
            </office:change-info>
          </text:UnknownChange>
        </text:changed-region>
        <text:changed-region xml:id="ct38418544" text:id="ct38418544">
          <text:UnknownChange>
            <office:change-info>
              <dc:creator>Ádám Morva</dc:creator>
              <dc:date>2023-11-02T18:47:15</dc:date>
            </office:change-info>
          </text:UnknownChange>
        </text:changed-region>
        <text:changed-region xml:id="ct38389760" text:id="ct38389760">
          <text:UnknownChange>
            <office:change-info>
              <dc:creator>Ádám Morva</dc:creator>
              <dc:date>2023-11-02T18:47:15</dc:date>
            </office:change-info>
          </text:UnknownChange>
        </text:changed-region>
        <text:changed-region xml:id="ct38360592" text:id="ct38360592">
          <text:UnknownChange>
            <office:change-info>
              <dc:creator>Ádám Morva</dc:creator>
              <dc:date>2023-11-02T18:47:15</dc:date>
            </office:change-info>
          </text:UnknownChange>
        </text:changed-region>
        <text:changed-region xml:id="ct38320976" text:id="ct38320976">
          <text:UnknownChange>
            <office:change-info>
              <dc:creator>Ádám Morva</dc:creator>
              <dc:date>2023-11-02T18:47:15</dc:date>
            </office:change-info>
          </text:UnknownChange>
        </text:changed-region>
        <text:changed-region xml:id="ct38622000" text:id="ct38622000">
          <text:UnknownChange>
            <office:change-info>
              <dc:creator>Ádám Morva</dc:creator>
              <dc:date>2023-11-02T18:47:15</dc:date>
            </office:change-info>
          </text:UnknownChange>
        </text:changed-region>
        <text:changed-region xml:id="ct38465040" text:id="ct38465040">
          <text:insertion>
            <office:change-info>
              <dc:creator>ryan hayes</dc:creator>
              <dc:date>2023-08-06T18:13:57</dc:date>
            </office:change-info>
          </text:insertion>
        </text:changed-region>
        <text:changed-region xml:id="ct38465296" text:id="ct38465296">
          <text:UnknownChange>
            <office:change-info>
              <dc:creator>Ádám Morva</dc:creator>
              <dc:date>2023-11-02T18:47:15</dc:date>
            </office:change-info>
          </text:UnknownChange>
        </text:changed-region>
        <text:changed-region xml:id="ct38491936" text:id="ct38491936">
          <text:deletion>
            <office:change-info>
              <dc:creator>ryan hayes</dc:creator>
              <dc:date>2023-08-06T18:13:57</dc:date>
            </office:change-info>
            <text:p text:style-name="P3">Area of Effect actually dictates the maximum range the missiles can target enemies.</text:p>
          </text:deletion>
        </text:changed-region>
        <text:changed-region xml:id="ct38492192" text:id="ct38492192">
          <text:UnknownChange>
            <office:change-info>
              <dc:creator>Ádám Morva</dc:creator>
              <dc:date>2023-11-02T18:47:15</dc:date>
            </office:change-info>
          </text:UnknownChange>
        </text:changed-region>
        <text:changed-region xml:id="ct38433808" text:id="ct38433808">
          <text:UnknownChange>
            <office:change-info>
              <dc:creator>Ádám Morva</dc:creator>
              <dc:date>2023-11-02T18:47:15</dc:date>
            </office:change-info>
          </text:UnknownChange>
        </text:changed-region>
        <text:changed-region xml:id="ct38493728" text:id="ct38493728">
          <text:UnknownChange>
            <office:change-info>
              <dc:creator>Ádám Morva</dc:creator>
              <dc:date>2023-11-02T18:47:15</dc:date>
            </office:change-info>
          </text:UnknownChange>
        </text:changed-region>
        <text:changed-region xml:id="ct38405520" text:id="ct38405520">
          <text:UnknownChange>
            <office:change-info>
              <dc:creator>Ádám Morva</dc:creator>
              <dc:date>2023-11-02T18:47:15</dc:date>
            </office:change-info>
          </text:UnknownChange>
        </text:changed-region>
        <text:changed-region xml:id="ct38520416" text:id="ct38520416">
          <text:UnknownChange>
            <office:change-info>
              <dc:creator>Ádám Morva</dc:creator>
              <dc:date>2023-11-02T18:47:15</dc:date>
            </office:change-info>
          </text:UnknownChange>
        </text:changed-region>
        <text:changed-region xml:id="ct38641376" text:id="ct38641376">
          <text:UnknownChange>
            <office:change-info>
              <dc:creator>Ádám Morva</dc:creator>
              <dc:date>2023-11-02T18:47:15</dc:date>
            </office:change-info>
          </text:UnknownChange>
        </text:changed-region>
        <text:changed-region xml:id="ct38642592" text:id="ct38642592">
          <text:UnknownChange>
            <office:change-info>
              <dc:creator>Ádám Morva</dc:creator>
              <dc:date>2023-11-02T18:47:15</dc:date>
            </office:change-info>
          </text:UnknownChange>
        </text:changed-region>
        <text:changed-region xml:id="ct39034656" text:id="ct39034656">
          <text:UnknownChange>
            <office:change-info>
              <dc:creator>Ádám Morva</dc:creator>
              <dc:date>2023-11-02T18:47:15</dc:date>
            </office:change-info>
          </text:UnknownChange>
        </text:changed-region>
        <text:changed-region xml:id="ct39036848" text:id="ct39036848">
          <text:UnknownChange>
            <office:change-info>
              <dc:creator>Ádám Morva</dc:creator>
              <dc:date>2023-11-02T18:47:15</dc:date>
            </office:change-info>
          </text:UnknownChange>
        </text:changed-region>
        <text:changed-region xml:id="ct39039280" text:id="ct39039280">
          <text:UnknownChange>
            <office:change-info>
              <dc:creator>Ádám Morva</dc:creator>
              <dc:date>2023-11-02T18:47:15</dc:date>
            </office:change-info>
          </text:UnknownChange>
        </text:changed-region>
        <text:changed-region xml:id="ct39041792" text:id="ct39041792">
          <text:UnknownChange>
            <office:change-info>
              <dc:creator>Ádám Morva</dc:creator>
              <dc:date>2023-11-02T18:47:15</dc:date>
            </office:change-info>
          </text:UnknownChange>
        </text:changed-region>
        <text:changed-region xml:id="ct39043920" text:id="ct39043920">
          <text:UnknownChange>
            <office:change-info>
              <dc:creator>Ádám Morva</dc:creator>
              <dc:date>2023-11-02T18:47:15</dc:date>
            </office:change-info>
          </text:UnknownChange>
        </text:changed-region>
        <text:changed-region xml:id="ct39048752" text:id="ct39048752">
          <text:UnknownChange>
            <office:change-info>
              <dc:creator>Ádám Morva</dc:creator>
              <dc:date>2023-11-02T18:47:15</dc:date>
            </office:change-info>
          </text:UnknownChange>
        </text:changed-region>
        <text:changed-region xml:id="ct39051328" text:id="ct39051328">
          <text:UnknownChange>
            <office:change-info>
              <dc:creator>Ádám Morva</dc:creator>
              <dc:date>2023-11-02T18:47:15</dc:date>
            </office:change-info>
          </text:UnknownChange>
        </text:changed-region>
        <text:changed-region xml:id="ct39053824" text:id="ct39053824">
          <text:UnknownChange>
            <office:change-info>
              <dc:creator>Ádám Morva</dc:creator>
              <dc:date>2023-11-02T18:47:15</dc:date>
            </office:change-info>
          </text:UnknownChange>
        </text:changed-region>
        <text:changed-region xml:id="ct39065472" text:id="ct39065472">
          <text:UnknownChange>
            <office:change-info>
              <dc:creator>Ádám Morva</dc:creator>
              <dc:date>2023-11-02T18:47:15</dc:date>
            </office:change-info>
          </text:UnknownChange>
        </text:changed-region>
        <text:changed-region xml:id="ct39152496" text:id="ct39152496">
          <text:UnknownChange>
            <office:change-info>
              <dc:creator>Ádám Morva</dc:creator>
              <dc:date>2023-11-02T18:47:15</dc:date>
            </office:change-info>
          </text:UnknownChange>
        </text:changed-region>
        <text:changed-region xml:id="ct39157472" text:id="ct39157472">
          <text:UnknownChange>
            <office:change-info>
              <dc:creator>Ádám Morva</dc:creator>
              <dc:date>2023-11-02T18:47:15</dc:date>
            </office:change-info>
          </text:UnknownChange>
        </text:changed-region>
        <text:changed-region xml:id="ct39157952" text:id="ct39157952">
          <text:UnknownChange>
            <office:change-info>
              <dc:creator>Ádám Morva</dc:creator>
              <dc:date>2023-11-02T18:47:15</dc:date>
            </office:change-info>
          </text:UnknownChange>
        </text:changed-region>
        <text:changed-region xml:id="ct39170256" text:id="ct39170256">
          <text:UnknownChange>
            <office:change-info>
              <dc:creator>Ádám Morva</dc:creator>
              <dc:date>2023-11-02T18:47:15</dc:date>
            </office:change-info>
          </text:UnknownChange>
        </text:changed-region>
        <text:changed-region xml:id="ct39175728" text:id="ct39175728">
          <text:UnknownChange>
            <office:change-info>
              <dc:creator>Ádám Morva</dc:creator>
              <dc:date>2023-11-02T18:47:15</dc:date>
            </office:change-info>
          </text:UnknownChange>
        </text:changed-region>
        <text:changed-region xml:id="ct39181120" text:id="ct39181120">
          <text:UnknownChange>
            <office:change-info>
              <dc:creator>Ádám Morva</dc:creator>
              <dc:date>2023-11-02T18:47:15</dc:date>
            </office:change-info>
          </text:UnknownChange>
        </text:changed-region>
        <text:changed-region xml:id="ct39180320" text:id="ct39180320">
          <text:UnknownChange>
            <office:change-info>
              <dc:creator>Ádám Morva</dc:creator>
              <dc:date>2023-11-02T18:47:15</dc:date>
            </office:change-info>
          </text:UnknownChange>
        </text:changed-region>
        <text:changed-region xml:id="ct39192592" text:id="ct39192592">
          <text:UnknownChange>
            <office:change-info>
              <dc:creator>Ádám Morva</dc:creator>
              <dc:date>2023-11-02T18:47:15</dc:date>
            </office:change-info>
          </text:UnknownChange>
        </text:changed-region>
        <text:changed-region xml:id="ct39147824" text:id="ct39147824">
          <text:UnknownChange>
            <office:change-info>
              <dc:creator>Ádám Morva</dc:creator>
              <dc:date>2023-11-02T18:47:15</dc:date>
            </office:change-info>
          </text:UnknownChange>
        </text:changed-region>
        <text:changed-region xml:id="ct39199440" text:id="ct39199440">
          <text:UnknownChange>
            <office:change-info>
              <dc:creator>Ádám Morva</dc:creator>
              <dc:date>2023-11-02T18:47:15</dc:date>
            </office:change-info>
          </text:UnknownChange>
        </text:changed-region>
        <text:changed-region xml:id="ct39190720" text:id="ct39190720">
          <text:UnknownChange>
            <office:change-info>
              <dc:creator>Ádám Morva</dc:creator>
              <dc:date>2023-11-02T18:47:15</dc:date>
            </office:change-info>
          </text:UnknownChange>
        </text:changed-region>
        <text:changed-region xml:id="ct39029696" text:id="ct39029696">
          <text:UnknownChange>
            <office:change-info>
              <dc:creator>Ádám Morva</dc:creator>
              <dc:date>2023-11-02T18:47:15</dc:date>
            </office:change-info>
          </text:UnknownChange>
        </text:changed-region>
        <text:changed-region xml:id="ct39233168" text:id="ct39233168">
          <text:UnknownChange>
            <office:change-info>
              <dc:creator>Ádám Morva</dc:creator>
              <dc:date>2023-11-02T18:47:15</dc:date>
            </office:change-info>
          </text:UnknownChange>
        </text:changed-region>
        <text:changed-region xml:id="ct39245056" text:id="ct39245056">
          <text:UnknownChange>
            <office:change-info>
              <dc:creator>Ádám Morva</dc:creator>
              <dc:date>2023-11-02T18:47:15</dc:date>
            </office:change-info>
          </text:UnknownChange>
        </text:changed-region>
        <text:changed-region xml:id="ct39247664" text:id="ct39247664">
          <text:UnknownChange>
            <office:change-info>
              <dc:creator>Ádám Morva</dc:creator>
              <dc:date>2023-11-02T18:47:15</dc:date>
            </office:change-info>
          </text:UnknownChange>
        </text:changed-region>
        <text:changed-region xml:id="ct39250304" text:id="ct39250304">
          <text:UnknownChange>
            <office:change-info>
              <dc:creator>Ádám Morva</dc:creator>
              <dc:date>2023-11-02T18:47:15</dc:date>
            </office:change-info>
          </text:UnknownChange>
        </text:changed-region>
        <text:changed-region xml:id="ct39253328" text:id="ct39253328">
          <text:UnknownChange>
            <office:change-info>
              <dc:creator>Ádám Morva</dc:creator>
              <dc:date>2023-11-02T18:47:15</dc:date>
            </office:change-info>
          </text:UnknownChange>
        </text:changed-region>
        <text:changed-region xml:id="ct39257040" text:id="ct39257040">
          <text:UnknownChange>
            <office:change-info>
              <dc:creator>Ádám Morva</dc:creator>
              <dc:date>2023-11-02T18:47:15</dc:date>
            </office:change-info>
          </text:UnknownChange>
        </text:changed-region>
        <text:changed-region xml:id="ct39259184" text:id="ct39259184">
          <text:UnknownChange>
            <office:change-info>
              <dc:creator>Ádám Morva</dc:creator>
              <dc:date>2023-11-02T18:47:15</dc:date>
            </office:change-info>
          </text:UnknownChange>
        </text:changed-region>
        <text:changed-region xml:id="ct39265440" text:id="ct39265440">
          <text:UnknownChange>
            <office:change-info>
              <dc:creator>Ádám Morva</dc:creator>
              <dc:date>2023-11-02T18:47:15</dc:date>
            </office:change-info>
          </text:UnknownChange>
        </text:changed-region>
        <text:changed-region xml:id="ct39267888" text:id="ct39267888">
          <text:UnknownChange>
            <office:change-info>
              <dc:creator>Ádám Morva</dc:creator>
              <dc:date>2023-11-02T18:47:15</dc:date>
            </office:change-info>
          </text:UnknownChange>
        </text:changed-region>
        <text:changed-region xml:id="ct39269968" text:id="ct39269968">
          <text:UnknownChange>
            <office:change-info>
              <dc:creator>Ádám Morva</dc:creator>
              <dc:date>2023-11-02T18:47:15</dc:date>
            </office:change-info>
          </text:UnknownChange>
        </text:changed-region>
        <text:changed-region xml:id="ct39272304" text:id="ct39272304">
          <text:UnknownChange>
            <office:change-info>
              <dc:creator>Ádám Morva</dc:creator>
              <dc:date>2023-11-02T18:47:15</dc:date>
            </office:change-info>
          </text:UnknownChange>
        </text:changed-region>
        <text:changed-region xml:id="ct39274512" text:id="ct39274512">
          <text:UnknownChange>
            <office:change-info>
              <dc:creator>Ádám Morva</dc:creator>
              <dc:date>2023-11-02T18:47:15</dc:date>
            </office:change-info>
          </text:UnknownChange>
        </text:changed-region>
        <text:changed-region xml:id="ct39276848" text:id="ct39276848">
          <text:UnknownChange>
            <office:change-info>
              <dc:creator>Ádám Morva</dc:creator>
              <dc:date>2023-11-02T18:47:15</dc:date>
            </office:change-info>
          </text:UnknownChange>
        </text:changed-region>
        <text:changed-region xml:id="ct39279392" text:id="ct39279392">
          <text:UnknownChange>
            <office:change-info>
              <dc:creator>Ádám Morva</dc:creator>
              <dc:date>2023-11-02T18:47:15</dc:date>
            </office:change-info>
          </text:UnknownChange>
        </text:changed-region>
        <text:changed-region xml:id="ct39282800" text:id="ct39282800">
          <text:UnknownChange>
            <office:change-info>
              <dc:creator>Ádám Morva</dc:creator>
              <dc:date>2023-11-02T18:47:15</dc:date>
            </office:change-info>
          </text:UnknownChange>
        </text:changed-region>
        <text:changed-region xml:id="ct39303760" text:id="ct39303760">
          <text:UnknownChange>
            <office:change-info>
              <dc:creator>Ádám Morva</dc:creator>
              <dc:date>2023-11-02T18:47:15</dc:date>
            </office:change-info>
          </text:UnknownChange>
        </text:changed-region>
        <text:changed-region xml:id="ct39303504" text:id="ct39303504">
          <text:UnknownChange>
            <office:change-info>
              <dc:creator>Ádám Morva</dc:creator>
              <dc:date>2023-11-02T18:47:15</dc:date>
            </office:change-info>
          </text:UnknownChange>
        </text:changed-region>
        <text:changed-region xml:id="ct39304672" text:id="ct39304672">
          <text:UnknownChange>
            <office:change-info>
              <dc:creator>Ádám Morva</dc:creator>
              <dc:date>2023-11-02T18:47:15</dc:date>
            </office:change-info>
          </text:UnknownChange>
        </text:changed-region>
        <text:changed-region xml:id="ct39276000" text:id="ct39276000">
          <text:UnknownChange>
            <office:change-info>
              <dc:creator>Ádám Morva</dc:creator>
              <dc:date>2023-11-02T18:47:15</dc:date>
            </office:change-info>
          </text:UnknownChange>
        </text:changed-region>
        <text:changed-region xml:id="ct39299536" text:id="ct39299536">
          <text:UnknownChange>
            <office:change-info>
              <dc:creator>Ádám Morva</dc:creator>
              <dc:date>2023-11-02T18:47:15</dc:date>
            </office:change-info>
          </text:UnknownChange>
        </text:changed-region>
        <text:changed-region xml:id="ct39308432" text:id="ct39308432">
          <text:UnknownChange>
            <office:change-info>
              <dc:creator>Ádám Morva</dc:creator>
              <dc:date>2023-11-02T18:47:15</dc:date>
            </office:change-info>
          </text:UnknownChange>
        </text:changed-region>
        <text:changed-region xml:id="ct39300736" text:id="ct39300736">
          <text:UnknownChange>
            <office:change-info>
              <dc:creator>Ádám Morva</dc:creator>
              <dc:date>2023-11-02T18:47:15</dc:date>
            </office:change-info>
          </text:UnknownChange>
        </text:changed-region>
        <text:changed-region xml:id="ct39311280" text:id="ct39311280">
          <text:UnknownChange>
            <office:change-info>
              <dc:creator>Ádám Morva</dc:creator>
              <dc:date>2023-11-02T18:47:15</dc:date>
            </office:change-info>
          </text:UnknownChange>
        </text:changed-region>
        <text:changed-region xml:id="ct39315536" text:id="ct39315536">
          <text:UnknownChange>
            <office:change-info>
              <dc:creator>Ádám Morva</dc:creator>
              <dc:date>2023-11-02T18:47:15</dc:date>
            </office:change-info>
          </text:UnknownChange>
        </text:changed-region>
        <text:changed-region xml:id="ct39316368" text:id="ct39316368">
          <text:UnknownChange>
            <office:change-info>
              <dc:creator>Ádám Morva</dc:creator>
              <dc:date>2023-11-02T18:47:15</dc:date>
            </office:change-info>
          </text:UnknownChange>
        </text:changed-region>
        <text:changed-region xml:id="ct39318048" text:id="ct39318048">
          <text:UnknownChange>
            <office:change-info>
              <dc:creator>Ádám Morva</dc:creator>
              <dc:date>2023-11-02T18:47:15</dc:date>
            </office:change-info>
          </text:UnknownChange>
        </text:changed-region>
        <text:changed-region xml:id="ct39344240" text:id="ct39344240">
          <text:UnknownChange>
            <office:change-info>
              <dc:creator>Ádám Morva</dc:creator>
              <dc:date>2023-11-02T18:47:15</dc:date>
            </office:change-info>
          </text:UnknownChange>
        </text:changed-region>
        <text:changed-region xml:id="ct39345696" text:id="ct39345696">
          <text:UnknownChange>
            <office:change-info>
              <dc:creator>Ádám Morva</dc:creator>
              <dc:date>2023-11-02T18:47:15</dc:date>
            </office:change-info>
          </text:UnknownChange>
        </text:changed-region>
        <text:changed-region xml:id="ct39348784" text:id="ct39348784">
          <text:UnknownChange>
            <office:change-info>
              <dc:creator>Ádám Morva</dc:creator>
              <dc:date>2023-11-02T18:47:15</dc:date>
            </office:change-info>
          </text:UnknownChange>
        </text:changed-region>
        <text:changed-region xml:id="ct39351936" text:id="ct39351936">
          <text:UnknownChange>
            <office:change-info>
              <dc:creator>Ádám Morva</dc:creator>
              <dc:date>2023-11-02T18:47:15</dc:date>
            </office:change-info>
          </text:UnknownChange>
        </text:changed-region>
        <text:changed-region xml:id="ct39357536" text:id="ct39357536">
          <text:UnknownChange>
            <office:change-info>
              <dc:creator>Ádám Morva</dc:creator>
              <dc:date>2023-11-02T18:47:15</dc:date>
            </office:change-info>
          </text:UnknownChange>
        </text:changed-region>
        <text:changed-region xml:id="ct39362080" text:id="ct39362080">
          <text:UnknownChange>
            <office:change-info>
              <dc:creator>Ádám Morva</dc:creator>
              <dc:date>2023-11-02T18:47:15</dc:date>
            </office:change-info>
          </text:UnknownChange>
        </text:changed-region>
        <text:changed-region xml:id="ct39355584" text:id="ct39355584">
          <text:UnknownChange>
            <office:change-info>
              <dc:creator>Ádám Morva</dc:creator>
              <dc:date>2023-11-02T18:47:15</dc:date>
            </office:change-info>
          </text:UnknownChange>
        </text:changed-region>
        <text:changed-region xml:id="ct39370224" text:id="ct39370224">
          <text:UnknownChange>
            <office:change-info>
              <dc:creator>Ádám Morva</dc:creator>
              <dc:date>2023-11-02T18:47:15</dc:date>
            </office:change-info>
          </text:UnknownChange>
        </text:changed-region>
        <text:changed-region xml:id="ct39369280" text:id="ct39369280">
          <text:UnknownChange>
            <office:change-info>
              <dc:creator>Ádám Morva</dc:creator>
              <dc:date>2023-11-02T18:47:15</dc:date>
            </office:change-info>
          </text:UnknownChange>
        </text:changed-region>
        <text:changed-region xml:id="ct39380928" text:id="ct39380928">
          <text:UnknownChange>
            <office:change-info>
              <dc:creator>Ádám Morva</dc:creator>
              <dc:date>2023-11-02T18:47:15</dc:date>
            </office:change-info>
          </text:UnknownChange>
        </text:changed-region>
        <text:changed-region xml:id="ct39383552" text:id="ct39383552">
          <text:UnknownChange>
            <office:change-info>
              <dc:creator>Ádám Morva</dc:creator>
              <dc:date>2023-11-02T18:47:15</dc:date>
            </office:change-info>
          </text:UnknownChange>
        </text:changed-region>
        <text:changed-region xml:id="ct39385840" text:id="ct39385840">
          <text:UnknownChange>
            <office:change-info>
              <dc:creator>Ádám Morva</dc:creator>
              <dc:date>2023-11-02T18:47:15</dc:date>
            </office:change-info>
          </text:UnknownChange>
        </text:changed-region>
        <text:changed-region xml:id="ct39388336" text:id="ct39388336">
          <text:UnknownChange>
            <office:change-info>
              <dc:creator>Ádám Morva</dc:creator>
              <dc:date>2023-11-02T18:47:15</dc:date>
            </office:change-info>
          </text:UnknownChange>
        </text:changed-region>
        <text:changed-region xml:id="ct39389216" text:id="ct39389216">
          <text:UnknownChange>
            <office:change-info>
              <dc:creator>Ádám Morva</dc:creator>
              <dc:date>2023-11-02T18:47:15</dc:date>
            </office:change-info>
          </text:UnknownChange>
        </text:changed-region>
        <text:changed-region xml:id="ct39393104" text:id="ct39393104">
          <text:UnknownChange>
            <office:change-info>
              <dc:creator>Ádám Morva</dc:creator>
              <dc:date>2023-11-02T18:47:15</dc:date>
            </office:change-info>
          </text:UnknownChange>
        </text:changed-region>
        <text:changed-region xml:id="ct39393328" text:id="ct39393328">
          <text:UnknownChange>
            <office:change-info>
              <dc:creator>Ádám Morva</dc:creator>
              <dc:date>2023-11-02T18:47:15</dc:date>
            </office:change-info>
          </text:UnknownChange>
        </text:changed-region>
        <text:changed-region xml:id="ct39397408" text:id="ct39397408">
          <text:UnknownChange>
            <office:change-info>
              <dc:creator>Ádám Morva</dc:creator>
              <dc:date>2023-11-02T18:47:15</dc:date>
            </office:change-info>
          </text:UnknownChange>
        </text:changed-region>
        <text:changed-region xml:id="ct39400048" text:id="ct39400048">
          <text:UnknownChange>
            <office:change-info>
              <dc:creator>Ádám Morva</dc:creator>
              <dc:date>2023-11-02T18:47:15</dc:date>
            </office:change-info>
          </text:UnknownChange>
        </text:changed-region>
        <text:changed-region xml:id="ct39415312" text:id="ct39415312">
          <text:UnknownChange>
            <office:change-info>
              <dc:creator>Ádám Morva</dc:creator>
              <dc:date>2023-11-02T18:47:15</dc:date>
            </office:change-info>
          </text:UnknownChange>
        </text:changed-region>
        <text:changed-region xml:id="ct39431472" text:id="ct39431472">
          <text:UnknownChange>
            <office:change-info>
              <dc:creator>Ádám Morva</dc:creator>
              <dc:date>2023-11-02T18:47:15</dc:date>
            </office:change-info>
          </text:UnknownChange>
        </text:changed-region>
        <text:changed-region xml:id="ct39436064" text:id="ct39436064">
          <text:UnknownChange>
            <office:change-info>
              <dc:creator>Ádám Morva</dc:creator>
              <dc:date>2023-11-02T18:47:15</dc:date>
            </office:change-info>
          </text:UnknownChange>
        </text:changed-region>
        <text:changed-region xml:id="ct39438560" text:id="ct39438560">
          <text:UnknownChange>
            <office:change-info>
              <dc:creator>Ádám Morva</dc:creator>
              <dc:date>2023-11-02T18:47:15</dc:date>
            </office:change-info>
          </text:UnknownChange>
        </text:changed-region>
        <text:changed-region xml:id="ct39428672" text:id="ct39428672">
          <text:UnknownChange>
            <office:change-info>
              <dc:creator>Ádám Morva</dc:creator>
              <dc:date>2023-11-02T18:47:15</dc:date>
            </office:change-info>
          </text:UnknownChange>
        </text:changed-region>
        <text:changed-region xml:id="ct39433088" text:id="ct39433088">
          <text:UnknownChange>
            <office:change-info>
              <dc:creator>Ádám Morva</dc:creator>
              <dc:date>2023-11-02T18:47:15</dc:date>
            </office:change-info>
          </text:UnknownChange>
        </text:changed-region>
        <text:changed-region xml:id="ct39438784" text:id="ct39438784">
          <text:UnknownChange>
            <office:change-info>
              <dc:creator>Ádám Morva</dc:creator>
              <dc:date>2023-11-02T18:47:15</dc:date>
            </office:change-info>
          </text:UnknownChange>
        </text:changed-region>
        <text:changed-region xml:id="ct39429664" text:id="ct39429664">
          <text:UnknownChange>
            <office:change-info>
              <dc:creator>Ádám Morva</dc:creator>
              <dc:date>2023-11-02T18:47:15</dc:date>
            </office:change-info>
          </text:UnknownChange>
        </text:changed-region>
        <text:changed-region xml:id="ct39441280" text:id="ct39441280">
          <text:UnknownChange>
            <office:change-info>
              <dc:creator>Ádám Morva</dc:creator>
              <dc:date>2023-11-02T18:47:15</dc:date>
            </office:change-info>
          </text:UnknownChange>
        </text:changed-region>
        <text:changed-region xml:id="ct39459696" text:id="ct39459696">
          <text:UnknownChange>
            <office:change-info>
              <dc:creator>Ádám Morva</dc:creator>
              <dc:date>2023-11-02T18:47:15</dc:date>
            </office:change-info>
          </text:UnknownChange>
        </text:changed-region>
        <text:changed-region xml:id="ct39455664" text:id="ct39455664">
          <text:UnknownChange>
            <office:change-info>
              <dc:creator>Ádám Morva</dc:creator>
              <dc:date>2023-11-02T18:47:15</dc:date>
            </office:change-info>
          </text:UnknownChange>
        </text:changed-region>
        <text:changed-region xml:id="ct39479760" text:id="ct39479760">
          <text:UnknownChange>
            <office:change-info>
              <dc:creator>Ádám Morva</dc:creator>
              <dc:date>2023-11-02T18:47:15</dc:date>
            </office:change-info>
          </text:UnknownChange>
        </text:changed-region>
        <text:changed-region xml:id="ct39431856" text:id="ct39431856">
          <text:UnknownChange>
            <office:change-info>
              <dc:creator>Ádám Morva</dc:creator>
              <dc:date>2023-11-02T18:47:15</dc:date>
            </office:change-info>
          </text:UnknownChange>
        </text:changed-region>
        <text:changed-region xml:id="ct39457568" text:id="ct39457568">
          <text:UnknownChange>
            <office:change-info>
              <dc:creator>Ádám Morva</dc:creator>
              <dc:date>2023-11-02T18:47:15</dc:date>
            </office:change-info>
          </text:UnknownChange>
        </text:changed-region>
        <text:changed-region xml:id="ct39486000" text:id="ct39486000">
          <text:UnknownChange>
            <office:change-info>
              <dc:creator>Ádám Morva</dc:creator>
              <dc:date>2023-11-02T18:47:15</dc:date>
            </office:change-info>
          </text:UnknownChange>
        </text:changed-region>
        <text:changed-region xml:id="ct39483136" text:id="ct39483136">
          <text:UnknownChange>
            <office:change-info>
              <dc:creator>Ádám Morva</dc:creator>
              <dc:date>2023-11-02T18:47:15</dc:date>
            </office:change-info>
          </text:UnknownChange>
        </text:changed-region>
        <text:changed-region xml:id="ct39491760" text:id="ct39491760">
          <text:UnknownChange>
            <office:change-info>
              <dc:creator>Ádám Morva</dc:creator>
              <dc:date>2023-11-02T18:47:15</dc:date>
            </office:change-info>
          </text:UnknownChange>
        </text:changed-region>
        <text:changed-region xml:id="ct39496704" text:id="ct39496704">
          <text:UnknownChange>
            <office:change-info>
              <dc:creator>Ádám Morva</dc:creator>
              <dc:date>2023-11-02T18:47:15</dc:date>
            </office:change-info>
          </text:UnknownChange>
        </text:changed-region>
        <text:changed-region xml:id="ct39489856" text:id="ct39489856">
          <text:UnknownChange>
            <office:change-info>
              <dc:creator>Ádám Morva</dc:creator>
              <dc:date>2023-11-02T18:47:15</dc:date>
            </office:change-info>
          </text:UnknownChange>
        </text:changed-region>
        <text:changed-region xml:id="ct39499552" text:id="ct39499552">
          <text:UnknownChange>
            <office:change-info>
              <dc:creator>Ádám Morva</dc:creator>
              <dc:date>2023-11-02T18:47:15</dc:date>
            </office:change-info>
          </text:UnknownChange>
        </text:changed-region>
        <text:changed-region xml:id="ct39493920" text:id="ct39493920">
          <text:UnknownChange>
            <office:change-info>
              <dc:creator>Ádám Morva</dc:creator>
              <dc:date>2023-11-02T18:47:15</dc:date>
            </office:change-info>
          </text:UnknownChange>
        </text:changed-region>
        <text:changed-region xml:id="ct39497664" text:id="ct39497664">
          <text:UnknownChange>
            <office:change-info>
              <dc:creator>Ádám Morva</dc:creator>
              <dc:date>2023-11-02T18:47:15</dc:date>
            </office:change-info>
          </text:UnknownChange>
        </text:changed-region>
        <text:changed-region xml:id="ct39490768" text:id="ct39490768">
          <text:UnknownChange>
            <office:change-info>
              <dc:creator>Ádám Morva</dc:creator>
              <dc:date>2023-11-02T18:47:15</dc:date>
            </office:change-info>
          </text:UnknownChange>
        </text:changed-region>
        <text:changed-region xml:id="ct39493248" text:id="ct39493248">
          <text:deletion>
            <office:change-info>
              <dc:creator>Ádám Morva</dc:creator>
              <dc:date>2023-11-02T19:03:59</dc:date>
            </office:change-info>
            <text:list xml:id="list3880885911" text:style-name="WWNum1">
              <text:list-item>
                <text:p text:style-name="P4"/>
              </text:list-item>
            </text:list>
            <text:list xml:id="list194135461" text:style-name="WWNum2">
              <text:list-item>
                <text:p text:style-name="P5"><text:tab/></text:p>
              </text:list-item>
            </text:list>
          </text:deletion>
        </text:changed-region>
        <text:changed-region xml:id="ct39510880" text:id="ct39510880">
          <text:UnknownChange>
            <office:change-info>
              <dc:creator>Ádám Morva</dc:creator>
              <dc:date>2023-11-02T19:03:59</dc:date>
            </office:change-info>
          </text:UnknownChange>
        </text:changed-region>
        <text:changed-region xml:id="ct39513360" text:id="ct39513360">
          <text:deletion>
            <office:change-info>
              <dc:creator>Ádám Morva</dc:creator>
              <dc:date>2023-11-02T19:03:59</dc:date>
            </office:change-info>
            <text:p text:style-name="P3"><text:tab/></text:p>
          </text:deletion>
        </text:changed-region>
        <text:changed-region xml:id="ct39513040" text:id="ct39513040">
          <text:UnknownChange>
            <office:change-info>
              <dc:creator>Ádám Morva</dc:creator>
              <dc:date>2023-11-02T19:03:59</dc:date>
            </office:change-info>
          </text:UnknownChange>
        </text:changed-region>
        <text:changed-region xml:id="ct39514592" text:id="ct39514592">
          <text:deletion>
            <office:change-info>
              <dc:creator>Ádám Morva</dc:creator>
              <dc:date>2023-11-02T19:03:59</dc:date>
            </office:change-info>
            <text:p text:style-name="P3"><text:tab/></text:p>
          </text:deletion>
        </text:changed-region>
        <text:changed-region xml:id="ct39514304" text:id="ct39514304">
          <text:UnknownChange>
            <office:change-info>
              <dc:creator>Ádám Morva</dc:creator>
              <dc:date>2023-11-02T19:03:59</dc:date>
            </office:change-info>
          </text:UnknownChange>
        </text:changed-region>
        <text:changed-region xml:id="ct39538032" text:id="ct39538032">
          <text:UnknownChange>
            <office:change-info>
              <dc:creator>Ádám Morva</dc:creator>
              <dc:date>2023-11-02T18:47:15</dc:date>
            </office:change-info>
          </text:UnknownChange>
        </text:changed-region>
        <text:changed-region xml:id="ct39507824" text:id="ct39507824">
          <text:deletion>
            <office:change-info>
              <dc:creator>Ádám Morva</dc:creator>
              <dc:date>2023-11-02T19:04:08</dc:date>
            </office:change-info>
            <text:list xml:id="list150560912041616" text:continue-list="list3880885911" text:style-name="WWNum1">
              <text:list-item>
                <text:p text:style-name="P4"/>
              </text:list-item>
            </text:list>
            <text:list xml:id="list150560640954384" text:continue-list="list194135461" text:style-name="WWNum2">
              <text:list-item>
                <text:p text:style-name="P5"/>
              </text:list-item>
            </text:list>
          </text:deletion>
        </text:changed-region>
        <text:changed-region xml:id="ct39229840" text:id="ct39229840">
          <text:UnknownChange>
            <office:change-info>
              <dc:creator>Ádám Morva</dc:creator>
              <dc:date>2023-11-02T18:47:15</dc:date>
            </office:change-info>
          </text:UnknownChange>
        </text:changed-region>
        <text:changed-region xml:id="ct39230592" text:id="ct39230592">
          <text:UnknownChange>
            <office:change-info>
              <dc:creator>Ádám Morva</dc:creator>
              <dc:date>2023-11-02T18:47:15</dc:date>
            </office:change-info>
          </text:UnknownChange>
        </text:changed-region>
        <text:changed-region xml:id="ct39231888" text:id="ct39231888">
          <text:insertion>
            <office:change-info>
              <dc:creator>Thomas Travis</dc:creator>
              <dc:date>2023-10-30T21:38:14</dc:date>
            </office:change-info>
          </text:insertion>
        </text:changed-region>
        <text:changed-region xml:id="ct39580400" text:id="ct39580400">
          <text:UnknownChange>
            <office:change-info>
              <dc:creator>Ádám Morva</dc:creator>
              <dc:date>2023-11-02T18:47:15</dc:date>
            </office:change-info>
          </text:UnknownChange>
        </text:changed-region>
        <text:changed-region xml:id="ct39585488" text:id="ct39585488">
          <text:UnknownChange>
            <office:change-info>
              <dc:creator>Ádám Morva</dc:creator>
              <dc:date>2023-11-02T18:47:15</dc:date>
            </office:change-info>
          </text:UnknownChange>
        </text:changed-region>
        <text:changed-region xml:id="ct39585216" text:id="ct39585216">
          <text:UnknownChange>
            <office:change-info>
              <dc:creator>Ádám Morva</dc:creator>
              <dc:date>2023-11-02T18:47:15</dc:date>
            </office:change-info>
          </text:UnknownChange>
        </text:changed-region>
        <text:changed-region xml:id="ct39587136" text:id="ct39587136">
          <text:UnknownChange>
            <office:change-info>
              <dc:creator>Ádám Morva</dc:creator>
              <dc:date>2023-11-02T18:47:15</dc:date>
            </office:change-info>
          </text:UnknownChange>
        </text:changed-region>
        <text:changed-region xml:id="ct39590016" text:id="ct39590016">
          <text:UnknownChange>
            <office:change-info>
              <dc:creator>Ádám Morva</dc:creator>
              <dc:date>2023-11-02T18:47:15</dc:date>
            </office:change-info>
          </text:UnknownChange>
        </text:changed-region>
        <text:changed-region xml:id="ct39596048" text:id="ct39596048">
          <text:UnknownChange>
            <office:change-info>
              <dc:creator>Ádám Morva</dc:creator>
              <dc:date>2023-11-02T18:47:15</dc:date>
            </office:change-info>
          </text:UnknownChange>
        </text:changed-region>
        <text:changed-region xml:id="ct39586320" text:id="ct39586320">
          <text:UnknownChange>
            <office:change-info>
              <dc:creator>Ádám Morva</dc:creator>
              <dc:date>2023-11-02T18:47:15</dc:date>
            </office:change-info>
          </text:UnknownChange>
        </text:changed-region>
        <text:changed-region xml:id="ct39602592" text:id="ct39602592">
          <text:UnknownChange>
            <office:change-info>
              <dc:creator>Ádám Morva</dc:creator>
              <dc:date>2023-11-02T18:47:15</dc:date>
            </office:change-info>
          </text:UnknownChange>
        </text:changed-region>
        <text:changed-region xml:id="ct39617488" text:id="ct39617488">
          <text:UnknownChange>
            <office:change-info>
              <dc:creator>Ádám Morva</dc:creator>
              <dc:date>2023-11-02T18:47:15</dc:date>
            </office:change-info>
          </text:UnknownChange>
        </text:changed-region>
        <text:changed-region xml:id="ct39618816" text:id="ct39618816">
          <text:UnknownChange>
            <office:change-info>
              <dc:creator>Ádám Morva</dc:creator>
              <dc:date>2023-11-02T18:47:15</dc:date>
            </office:change-info>
          </text:UnknownChange>
        </text:changed-region>
        <text:changed-region xml:id="ct39617024" text:id="ct39617024">
          <text:UnknownChange>
            <office:change-info>
              <dc:creator>Ádám Morva</dc:creator>
              <dc:date>2023-11-02T18:47:15</dc:date>
            </office:change-info>
          </text:UnknownChange>
        </text:changed-region>
        <text:changed-region xml:id="ct39618416" text:id="ct39618416">
          <text:UnknownChange>
            <office:change-info>
              <dc:creator>Ádám Morva</dc:creator>
              <dc:date>2023-11-02T18:47:15</dc:date>
            </office:change-info>
          </text:UnknownChange>
        </text:changed-region>
        <text:changed-region xml:id="ct39620592" text:id="ct39620592">
          <text:UnknownChange>
            <office:change-info>
              <dc:creator>Ádám Morva</dc:creator>
              <dc:date>2023-11-02T18:47:15</dc:date>
            </office:change-info>
          </text:UnknownChange>
        </text:changed-region>
        <text:changed-region xml:id="ct39630416" text:id="ct39630416">
          <text:UnknownChange>
            <office:change-info>
              <dc:creator>Ádám Morva</dc:creator>
              <dc:date>2023-11-02T18:47:15</dc:date>
            </office:change-info>
          </text:UnknownChange>
        </text:changed-region>
        <text:changed-region xml:id="ct39633904" text:id="ct39633904">
          <text:UnknownChange>
            <office:change-info>
              <dc:creator>Ádám Morva</dc:creator>
              <dc:date>2023-11-02T18:47:15</dc:date>
            </office:change-info>
          </text:UnknownChange>
        </text:changed-region>
        <text:changed-region xml:id="ct39631744" text:id="ct39631744">
          <text:UnknownChange>
            <office:change-info>
              <dc:creator>Ádám Morva</dc:creator>
              <dc:date>2023-11-02T18:47:15</dc:date>
            </office:change-info>
          </text:UnknownChange>
        </text:changed-region>
        <text:changed-region xml:id="ct39630768" text:id="ct39630768">
          <text:UnknownChange>
            <office:change-info>
              <dc:creator>Ádám Morva</dc:creator>
              <dc:date>2023-11-02T18:47:15</dc:date>
            </office:change-info>
          </text:UnknownChange>
        </text:changed-region>
        <text:changed-region xml:id="ct39635824" text:id="ct39635824">
          <text:UnknownChange>
            <office:change-info>
              <dc:creator>Ádám Morva</dc:creator>
              <dc:date>2023-11-02T18:47:15</dc:date>
            </office:change-info>
          </text:UnknownChange>
        </text:changed-region>
        <text:changed-region xml:id="ct39642576" text:id="ct39642576">
          <text:UnknownChange>
            <office:change-info>
              <dc:creator>Ádám Morva</dc:creator>
              <dc:date>2023-11-02T18:47:15</dc:date>
            </office:change-info>
          </text:UnknownChange>
        </text:changed-region>
        <text:changed-region xml:id="ct39650000" text:id="ct39650000">
          <text:UnknownChange>
            <office:change-info>
              <dc:creator>Ádám Morva</dc:creator>
              <dc:date>2023-11-02T18:47:15</dc:date>
            </office:change-info>
          </text:UnknownChange>
        </text:changed-region>
        <text:changed-region xml:id="ct39669152" text:id="ct39669152">
          <text:UnknownChange>
            <office:change-info>
              <dc:creator>Ádám Morva</dc:creator>
              <dc:date>2023-11-02T18:47:15</dc:date>
            </office:change-info>
          </text:UnknownChange>
        </text:changed-region>
        <text:changed-region xml:id="ct39683776" text:id="ct39683776">
          <text:UnknownChange>
            <office:change-info>
              <dc:creator>Ádám Morva</dc:creator>
              <dc:date>2023-11-02T18:47:15</dc:date>
            </office:change-info>
          </text:UnknownChange>
        </text:changed-region>
        <text:changed-region xml:id="ct39700976" text:id="ct39700976">
          <text:UnknownChange>
            <office:change-info>
              <dc:creator>Ádám Morva</dc:creator>
              <dc:date>2023-11-02T18:47:15</dc:date>
            </office:change-info>
          </text:UnknownChange>
        </text:changed-region>
        <text:changed-region xml:id="ct39703904" text:id="ct39703904">
          <text:UnknownChange>
            <office:change-info>
              <dc:creator>Ádám Morva</dc:creator>
              <dc:date>2023-11-02T18:47:15</dc:date>
            </office:change-info>
          </text:UnknownChange>
        </text:changed-region>
        <text:changed-region xml:id="ct39705728" text:id="ct39705728">
          <text:UnknownChange>
            <office:change-info>
              <dc:creator>Ádám Morva</dc:creator>
              <dc:date>2023-11-02T18:47:15</dc:date>
            </office:change-info>
          </text:UnknownChange>
        </text:changed-region>
        <text:changed-region xml:id="ct39708192" text:id="ct39708192">
          <text:UnknownChange>
            <office:change-info>
              <dc:creator>Ádám Morva</dc:creator>
              <dc:date>2023-11-02T18:47:15</dc:date>
            </office:change-info>
          </text:UnknownChange>
        </text:changed-region>
        <text:changed-region xml:id="ct39710384" text:id="ct39710384">
          <text:UnknownChange>
            <office:change-info>
              <dc:creator>Ádám Morva</dc:creator>
              <dc:date>2023-11-02T18:47:15</dc:date>
            </office:change-info>
          </text:UnknownChange>
        </text:changed-region>
        <text:changed-region xml:id="ct39706944" text:id="ct39706944">
          <text:UnknownChange>
            <office:change-info>
              <dc:creator>Ádám Morva</dc:creator>
              <dc:date>2023-11-02T18:47:15</dc:date>
            </office:change-info>
          </text:UnknownChange>
        </text:changed-region>
        <text:changed-region xml:id="ct39645184" text:id="ct39645184">
          <text:UnknownChange>
            <office:change-info>
              <dc:creator>Ádám Morva</dc:creator>
              <dc:date>2023-11-02T18:47:15</dc:date>
            </office:change-info>
          </text:UnknownChange>
        </text:changed-region>
        <text:changed-region xml:id="ct39712384" text:id="ct39712384">
          <text:UnknownChange>
            <office:change-info>
              <dc:creator>Ádám Morva</dc:creator>
              <dc:date>2023-11-02T18:47:15</dc:date>
            </office:change-info>
          </text:UnknownChange>
        </text:changed-region>
        <text:changed-region xml:id="ct39717392" text:id="ct39717392">
          <text:UnknownChange>
            <office:change-info>
              <dc:creator>Ádám Morva</dc:creator>
              <dc:date>2023-11-02T18:47:15</dc:date>
            </office:change-info>
          </text:UnknownChange>
        </text:changed-region>
        <text:changed-region xml:id="ct39717840" text:id="ct39717840">
          <text:UnknownChange>
            <office:change-info>
              <dc:creator>Ádám Morva</dc:creator>
              <dc:date>2023-11-02T18:47:15</dc:date>
            </office:change-info>
          </text:UnknownChange>
        </text:changed-region>
        <text:changed-region xml:id="ct39707344" text:id="ct39707344">
          <text:UnknownChange>
            <office:change-info>
              <dc:creator>Ádám Morva</dc:creator>
              <dc:date>2023-11-02T18:47:15</dc:date>
            </office:change-info>
          </text:UnknownChange>
        </text:changed-region>
        <text:changed-region xml:id="ct39721344" text:id="ct39721344">
          <text:UnknownChange>
            <office:change-info>
              <dc:creator>Ádám Morva</dc:creator>
              <dc:date>2023-11-02T18:47:15</dc:date>
            </office:change-info>
          </text:UnknownChange>
        </text:changed-region>
        <text:changed-region xml:id="ct39732032" text:id="ct39732032">
          <text:UnknownChange>
            <office:change-info>
              <dc:creator>Ádám Morva</dc:creator>
              <dc:date>2023-11-02T18:47:15</dc:date>
            </office:change-info>
          </text:UnknownChange>
        </text:changed-region>
        <text:changed-region xml:id="ct39740224" text:id="ct39740224">
          <text:UnknownChange>
            <office:change-info>
              <dc:creator>Ádám Morva</dc:creator>
              <dc:date>2023-11-02T18:47:15</dc:date>
            </office:change-info>
          </text:UnknownChange>
        </text:changed-region>
        <text:changed-region xml:id="ct39718944" text:id="ct39718944">
          <text:UnknownChange>
            <office:change-info>
              <dc:creator>Ádám Morva</dc:creator>
              <dc:date>2023-11-02T18:47:15</dc:date>
            </office:change-info>
          </text:UnknownChange>
        </text:changed-region>
        <text:changed-region xml:id="ct39832208" text:id="ct39832208">
          <text:UnknownChange>
            <office:change-info>
              <dc:creator>Ádám Morva</dc:creator>
              <dc:date>2023-11-02T18:47:15</dc:date>
            </office:change-info>
          </text:UnknownChange>
        </text:changed-region>
        <text:changed-region xml:id="ct39839408" text:id="ct39839408">
          <text:UnknownChange>
            <office:change-info>
              <dc:creator>Ádám Morva</dc:creator>
              <dc:date>2023-11-02T18:47:15</dc:date>
            </office:change-info>
          </text:UnknownChange>
        </text:changed-region>
        <text:changed-region xml:id="ct39754480" text:id="ct39754480">
          <text:UnknownChange>
            <office:change-info>
              <dc:creator>Ádám Morva</dc:creator>
              <dc:date>2023-11-02T18:47:15</dc:date>
            </office:change-info>
          </text:UnknownChange>
        </text:changed-region>
        <text:changed-region xml:id="ct39879328" text:id="ct39879328">
          <text:UnknownChange>
            <office:change-info>
              <dc:creator>Ádám Morva</dc:creator>
              <dc:date>2023-11-02T18:47:15</dc:date>
            </office:change-info>
          </text:UnknownChange>
        </text:changed-region>
        <text:changed-region xml:id="ct39845696" text:id="ct39845696">
          <text:UnknownChange>
            <office:change-info>
              <dc:creator>Ádám Morva</dc:creator>
              <dc:date>2023-11-02T18:47:15</dc:date>
            </office:change-info>
          </text:UnknownChange>
        </text:changed-region>
        <text:changed-region xml:id="ct39909360" text:id="ct39909360">
          <text:UnknownChange>
            <office:change-info>
              <dc:creator>Ádám Morva</dc:creator>
              <dc:date>2023-11-02T18:47:15</dc:date>
            </office:change-info>
          </text:UnknownChange>
        </text:changed-region>
        <text:changed-region xml:id="ct39824480" text:id="ct39824480">
          <text:UnknownChange>
            <office:change-info>
              <dc:creator>Ádám Morva</dc:creator>
              <dc:date>2023-11-02T18:47:15</dc:date>
            </office:change-info>
          </text:UnknownChange>
        </text:changed-region>
        <text:changed-region xml:id="ct39826608" text:id="ct39826608">
          <text:UnknownChange>
            <office:change-info>
              <dc:creator>Ádám Morva</dc:creator>
              <dc:date>2023-11-02T18:47:15</dc:date>
            </office:change-info>
          </text:UnknownChange>
        </text:changed-region>
        <text:changed-region xml:id="ct39891232" text:id="ct39891232">
          <text:UnknownChange>
            <office:change-info>
              <dc:creator>Ádám Morva</dc:creator>
              <dc:date>2023-11-02T18:47:15</dc:date>
            </office:change-info>
          </text:UnknownChange>
        </text:changed-region>
        <text:changed-region xml:id="ct39953824" text:id="ct39953824">
          <text:UnknownChange>
            <office:change-info>
              <dc:creator>Ádám Morva</dc:creator>
              <dc:date>2023-11-02T18:47:15</dc:date>
            </office:change-info>
          </text:UnknownChange>
        </text:changed-region>
        <text:changed-region xml:id="ct39956512" text:id="ct39956512">
          <text:UnknownChange>
            <office:change-info>
              <dc:creator>Ádám Morva</dc:creator>
              <dc:date>2023-11-02T18:47:15</dc:date>
            </office:change-info>
          </text:UnknownChange>
        </text:changed-region>
        <text:changed-region xml:id="ct39959824" text:id="ct39959824">
          <text:UnknownChange>
            <office:change-info>
              <dc:creator>Ádám Morva</dc:creator>
              <dc:date>2023-11-02T18:47:15</dc:date>
            </office:change-info>
          </text:UnknownChange>
        </text:changed-region>
        <text:changed-region xml:id="ct39963424" text:id="ct39963424">
          <text:UnknownChange>
            <office:change-info>
              <dc:creator>Ádám Morva</dc:creator>
              <dc:date>2023-11-02T18:47:15</dc:date>
            </office:change-info>
          </text:UnknownChange>
        </text:changed-region>
        <text:changed-region xml:id="ct39979072" text:id="ct39979072">
          <text:UnknownChange>
            <office:change-info>
              <dc:creator>Ádám Morva</dc:creator>
              <dc:date>2023-11-02T18:47:15</dc:date>
            </office:change-info>
          </text:UnknownChange>
        </text:changed-region>
        <text:changed-region xml:id="ct39981520" text:id="ct39981520">
          <text:UnknownChange>
            <office:change-info>
              <dc:creator>Ádám Morva</dc:creator>
              <dc:date>2023-11-02T18:47:15</dc:date>
            </office:change-info>
          </text:UnknownChange>
        </text:changed-region>
        <text:changed-region xml:id="ct39987072" text:id="ct39987072">
          <text:UnknownChange>
            <office:change-info>
              <dc:creator>Ádám Morva</dc:creator>
              <dc:date>2023-11-02T18:47:15</dc:date>
            </office:change-info>
          </text:UnknownChange>
        </text:changed-region>
        <text:changed-region xml:id="ct39999296" text:id="ct39999296">
          <text:UnknownChange>
            <office:change-info>
              <dc:creator>Ádám Morva</dc:creator>
              <dc:date>2023-11-02T18:47:15</dc:date>
            </office:change-info>
          </text:UnknownChange>
        </text:changed-region>
        <text:changed-region xml:id="ct40019600" text:id="ct40019600">
          <text:insertion>
            <office:change-info>
              <dc:creator>Ádám Morva</dc:creator>
              <dc:date>2023-11-02T22:23:01</dc:date>
            </office:change-info>
          </text:insertion>
        </text:changed-region>
        <text:changed-region xml:id="ct40022288" text:id="ct40022288">
          <text:format-change>
            <office:change-info>
              <dc:creator>Ádám Morva</dc:creator>
              <dc:date>2023-11-02T22:23:46</dc:date>
            </office:change-info>
          </text:format-change>
        </text:changed-region>
        <text:changed-region xml:id="ct40029440" text:id="ct40029440">
          <text:UnknownChange>
            <office:change-info>
              <dc:creator>Ádám Morva</dc:creator>
              <dc:date>2023-11-02T18:47:15</dc:date>
            </office:change-info>
          </text:UnknownChange>
        </text:changed-region>
        <text:changed-region xml:id="ct40035072" text:id="ct40035072">
          <text:UnknownChange>
            <office:change-info>
              <dc:creator>Ádám Morva</dc:creator>
              <dc:date>2023-11-02T18:47:15</dc:date>
            </office:change-info>
          </text:UnknownChange>
        </text:changed-region>
        <text:changed-region xml:id="ct40021424" text:id="ct40021424">
          <text:UnknownChange>
            <office:change-info>
              <dc:creator>Ádám Morva</dc:creator>
              <dc:date>2023-11-02T18:47:15</dc:date>
            </office:change-info>
          </text:UnknownChange>
        </text:changed-region>
        <text:changed-region xml:id="ct40042192" text:id="ct40042192">
          <text:UnknownChange>
            <office:change-info>
              <dc:creator>Ádám Morva</dc:creator>
              <dc:date>2023-11-02T18:47:15</dc:date>
            </office:change-info>
          </text:UnknownChange>
        </text:changed-region>
        <text:changed-region xml:id="ct40038144" text:id="ct40038144">
          <text:UnknownChange>
            <office:change-info>
              <dc:creator>Ádám Morva</dc:creator>
              <dc:date>2023-11-02T18:47:15</dc:date>
            </office:change-info>
          </text:UnknownChange>
        </text:changed-region>
        <text:changed-region xml:id="ct40037136" text:id="ct40037136">
          <text:UnknownChange>
            <office:change-info>
              <dc:creator>Ádám Morva</dc:creator>
              <dc:date>2023-11-02T18:47:15</dc:date>
            </office:change-info>
          </text:UnknownChange>
        </text:changed-region>
        <text:changed-region xml:id="ct40028000" text:id="ct40028000">
          <text:UnknownChange>
            <office:change-info>
              <dc:creator>Ádám Morva</dc:creator>
              <dc:date>2023-11-02T18:47:15</dc:date>
            </office:change-info>
          </text:UnknownChange>
        </text:changed-region>
        <text:changed-region xml:id="ct40037792" text:id="ct40037792">
          <text:UnknownChange>
            <office:change-info>
              <dc:creator>Ádám Morva</dc:creator>
              <dc:date>2023-11-02T18:47:15</dc:date>
            </office:change-info>
          </text:UnknownChange>
        </text:changed-region>
        <text:changed-region xml:id="ct40056448" text:id="ct40056448">
          <text:UnknownChange>
            <office:change-info>
              <dc:creator>Ádám Morva</dc:creator>
              <dc:date>2023-11-02T18:47:15</dc:date>
            </office:change-info>
          </text:UnknownChange>
        </text:changed-region>
        <text:changed-region xml:id="ct40059184" text:id="ct40059184">
          <text:UnknownChange>
            <office:change-info>
              <dc:creator>Ádám Morva</dc:creator>
              <dc:date>2023-11-02T18:47:15</dc:date>
            </office:change-info>
          </text:UnknownChange>
        </text:changed-region>
        <text:changed-region xml:id="ct40061984" text:id="ct40061984">
          <text:UnknownChange>
            <office:change-info>
              <dc:creator>Ádám Morva</dc:creator>
              <dc:date>2023-11-02T18:47:15</dc:date>
            </office:change-info>
          </text:UnknownChange>
        </text:changed-region>
        <text:changed-region xml:id="ct40063968" text:id="ct40063968">
          <text:UnknownChange>
            <office:change-info>
              <dc:creator>Ádám Morva</dc:creator>
              <dc:date>2023-11-02T18:47:15</dc:date>
            </office:change-info>
          </text:UnknownChange>
        </text:changed-region>
        <text:changed-region xml:id="ct40066688" text:id="ct40066688">
          <text:UnknownChange>
            <office:change-info>
              <dc:creator>Ádám Morva</dc:creator>
              <dc:date>2023-11-02T18:47:15</dc:date>
            </office:change-info>
          </text:UnknownChange>
        </text:changed-region>
        <text:changed-region xml:id="ct40053088" text:id="ct40053088">
          <text:deletion>
            <office:change-info>
              <dc:creator>Ádám Morva</dc:creator>
              <dc:date>2023-11-02T19:04:43</dc:date>
            </office:change-info>
            <text:p text:style-name="P1"/>
            <text:p text:style-name="P6"/>
          </text:deletion>
        </text:changed-region>
        <text:changed-region xml:id="ct40085808" text:id="ct40085808">
          <text:UnknownChange>
            <office:change-info>
              <dc:creator>Ádám Morva</dc:creator>
              <dc:date>2023-11-02T18:47:15</dc:date>
            </office:change-info>
          </text:UnknownChange>
        </text:changed-region>
        <text:changed-region xml:id="ct40089296" text:id="ct40089296">
          <text:UnknownChange>
            <office:change-info>
              <dc:creator>Ádám Morva</dc:creator>
              <dc:date>2023-11-02T18:47:15</dc:date>
            </office:change-info>
          </text:UnknownChange>
        </text:changed-region>
        <text:changed-region xml:id="ct40094656" text:id="ct40094656">
          <text:UnknownChange>
            <office:change-info>
              <dc:creator>Ádám Morva</dc:creator>
              <dc:date>2023-11-02T18:47:15</dc:date>
            </office:change-info>
          </text:UnknownChange>
        </text:changed-region>
        <text:changed-region xml:id="ct40099392" text:id="ct40099392">
          <text:UnknownChange>
            <office:change-info>
              <dc:creator>Ádám Morva</dc:creator>
              <dc:date>2023-11-02T18:47:15</dc:date>
            </office:change-info>
          </text:UnknownChange>
        </text:changed-region>
        <text:changed-region xml:id="ct40114768" text:id="ct40114768">
          <text:UnknownChange>
            <office:change-info>
              <dc:creator>Ádám Morva</dc:creator>
              <dc:date>2023-11-02T18:47:15</dc:date>
            </office:change-info>
          </text:UnknownChange>
        </text:changed-region>
        <text:changed-region xml:id="ct40113024" text:id="ct40113024">
          <text:UnknownChange>
            <office:change-info>
              <dc:creator>Ádám Morva</dc:creator>
              <dc:date>2023-11-02T18:47:15</dc:date>
            </office:change-info>
          </text:UnknownChange>
        </text:changed-region>
        <text:changed-region xml:id="ct40116048" text:id="ct40116048">
          <text:UnknownChange>
            <office:change-info>
              <dc:creator>Ádám Morva</dc:creator>
              <dc:date>2023-11-02T18:47:15</dc:date>
            </office:change-info>
          </text:UnknownChange>
        </text:changed-region>
        <text:changed-region xml:id="ct40118944" text:id="ct40118944">
          <text:UnknownChange>
            <office:change-info>
              <dc:creator>Ádám Morva</dc:creator>
              <dc:date>2023-11-02T18:47:15</dc:date>
            </office:change-info>
          </text:UnknownChange>
        </text:changed-region>
        <text:changed-region xml:id="ct40121968" text:id="ct40121968">
          <text:UnknownChange>
            <office:change-info>
              <dc:creator>Ádám Morva</dc:creator>
              <dc:date>2023-11-02T18:47:15</dc:date>
            </office:change-info>
          </text:UnknownChange>
        </text:changed-region>
        <text:changed-region xml:id="ct40120560" text:id="ct40120560">
          <text:UnknownChange>
            <office:change-info>
              <dc:creator>Ádám Morva</dc:creator>
              <dc:date>2023-11-02T18:47:15</dc:date>
            </office:change-info>
          </text:UnknownChange>
        </text:changed-region>
        <text:changed-region xml:id="ct40126096" text:id="ct40126096">
          <text:UnknownChange>
            <office:change-info>
              <dc:creator>Ádám Morva</dc:creator>
              <dc:date>2023-11-02T18:47:15</dc:date>
            </office:change-info>
          </text:UnknownChange>
        </text:changed-region>
        <text:changed-region xml:id="ct40129552" text:id="ct40129552">
          <text:UnknownChange>
            <office:change-info>
              <dc:creator>Ádám Morva</dc:creator>
              <dc:date>2023-11-02T18:47:15</dc:date>
            </office:change-info>
          </text:UnknownChange>
        </text:changed-region>
        <text:changed-region xml:id="ct40129856" text:id="ct40129856">
          <text:UnknownChange>
            <office:change-info>
              <dc:creator>Ádám Morva</dc:creator>
              <dc:date>2023-11-02T18:47:15</dc:date>
            </office:change-info>
          </text:UnknownChange>
        </text:changed-region>
        <text:changed-region xml:id="ct40116800" text:id="ct40116800">
          <text:UnknownChange>
            <office:change-info>
              <dc:creator>Ádám Morva</dc:creator>
              <dc:date>2023-11-02T18:47:15</dc:date>
            </office:change-info>
          </text:UnknownChange>
        </text:changed-region>
        <text:changed-region xml:id="ct40126928" text:id="ct40126928">
          <text:UnknownChange>
            <office:change-info>
              <dc:creator>Ádám Morva</dc:creator>
              <dc:date>2023-11-02T18:47:15</dc:date>
            </office:change-info>
          </text:UnknownChange>
        </text:changed-region>
        <text:changed-region xml:id="ct40149152" text:id="ct40149152">
          <text:UnknownChange>
            <office:change-info>
              <dc:creator>Ádám Morva</dc:creator>
              <dc:date>2023-11-02T18:47:15</dc:date>
            </office:change-info>
          </text:UnknownChange>
        </text:changed-region>
        <text:changed-region xml:id="ct40155024" text:id="ct40155024">
          <text:UnknownChange>
            <office:change-info>
              <dc:creator>Ádám Morva</dc:creator>
              <dc:date>2023-11-02T18:47:15</dc:date>
            </office:change-info>
          </text:UnknownChange>
        </text:changed-region>
        <text:changed-region xml:id="ct40170064" text:id="ct40170064">
          <text:insertion>
            <office:change-info>
              <dc:creator>Ádám Morva</dc:creator>
              <dc:date>2023-11-05T12:03:58</dc:date>
            </office:change-info>
          </text:insertion>
        </text:changed-region>
        <text:changed-region xml:id="ct40171808" text:id="ct40171808">
          <text:deletion>
            <office:change-info>
              <dc:creator>Ádám Morva</dc:creator>
              <dc:date>2023-11-05T12:03:58</dc:date>
            </office:change-info>
            <text:p text:style-name="P7"><text:span text:style-name="T1">28.5.7680</text:span></text:p>
          </text:deletion>
        </text:changed-region>
        <text:changed-region xml:id="ct40173936" text:id="ct40173936">
          <text:insertion>
            <office:change-info>
              <dc:creator>Ádám Morva</dc:creator>
              <dc:date>2023-11-05T12:03:54</dc:date>
            </office:change-info>
          </text:insertion>
        </text:changed-region>
        <text:changed-region xml:id="ct40173712" text:id="ct40173712">
          <text:UnknownChange>
            <office:change-info>
              <dc:creator>Ádám Morva</dc:creator>
              <dc:date>2023-11-02T18:47:15</dc:date>
            </office:change-info>
          </text:UnknownChange>
        </text:changed-region>
        <text:changed-region xml:id="ct40172576" text:id="ct40172576">
          <text:insertion>
            <office:change-info>
              <dc:creator>Ádám Morva</dc:creator>
              <dc:date>2023-11-05T12:03:54</dc:date>
            </office:change-info>
          </text:insertion>
        </text:changed-region>
        <text:changed-region xml:id="ct40175584" text:id="ct40175584">
          <text:UnknownChange>
            <office:change-info>
              <dc:creator>Ádám Morva</dc:creator>
              <dc:date>2023-11-02T18:47:15</dc:date>
            </office:change-info>
          </text:UnknownChange>
        </text:changed-region>
        <text:changed-region xml:id="ct40172960" text:id="ct40172960">
          <text:insertion>
            <office:change-info>
              <dc:creator>Ádám Morva</dc:creator>
              <dc:date>2023-11-05T12:03:54</dc:date>
            </office:change-info>
          </text:insertion>
        </text:changed-region>
        <text:changed-region xml:id="ct40176080" text:id="ct40176080">
          <text:UnknownChange>
            <office:change-info>
              <dc:creator>Ádám Morva</dc:creator>
              <dc:date>2023-11-02T18:47:15</dc:date>
            </office:change-info>
          </text:UnknownChange>
        </text:changed-region>
        <text:changed-region xml:id="ct40179264" text:id="ct40179264">
          <text:insertion>
            <office:change-info>
              <dc:creator>Ádám Morva</dc:creator>
              <dc:date>2023-11-05T12:03:54</dc:date>
            </office:change-info>
          </text:insertion>
        </text:changed-region>
        <text:changed-region xml:id="ct40179040" text:id="ct40179040">
          <text:UnknownChange>
            <office:change-info>
              <dc:creator>Ádám Morva</dc:creator>
              <dc:date>2023-11-02T18:47:15</dc:date>
            </office:change-info>
          </text:UnknownChange>
        </text:changed-region>
        <text:changed-region xml:id="ct40180624" text:id="ct40180624">
          <text:insertion>
            <office:change-info>
              <dc:creator>Ádám Morva</dc:creator>
              <dc:date>2023-11-05T12:03:54</dc:date>
            </office:change-info>
          </text:insertion>
        </text:changed-region>
        <text:changed-region xml:id="ct40180400" text:id="ct40180400">
          <text:UnknownChange>
            <office:change-info>
              <dc:creator>Ádám Morva</dc:creator>
              <dc:date>2023-11-02T18:47:15</dc:date>
            </office:change-info>
          </text:UnknownChange>
        </text:changed-region>
        <text:changed-region xml:id="ct40179488" text:id="ct40179488">
          <text:insertion>
            <office:change-info>
              <dc:creator>Ádám Morva</dc:creator>
              <dc:date>2023-11-05T12:03:54</dc:date>
            </office:change-info>
          </text:insertion>
        </text:changed-region>
        <text:changed-region xml:id="ct40182096" text:id="ct40182096">
          <text:UnknownChange>
            <office:change-info>
              <dc:creator>Ádám Morva</dc:creator>
              <dc:date>2023-11-02T18:47:15</dc:date>
            </office:change-info>
          </text:UnknownChange>
        </text:changed-region>
        <text:changed-region xml:id="ct40183200" text:id="ct40183200">
          <text:UnknownChange>
            <office:change-info>
              <dc:creator>Ádám Morva</dc:creator>
              <dc:date>2023-11-02T18:47:15</dc:date>
            </office:change-info>
          </text:UnknownChange>
        </text:changed-region>
        <text:changed-region xml:id="ct40191328" text:id="ct40191328">
          <text:UnknownChange>
            <office:change-info>
              <dc:creator>Ádám Morva</dc:creator>
              <dc:date>2023-11-02T18:47:15</dc:date>
            </office:change-info>
          </text:UnknownChange>
        </text:changed-region>
        <text:changed-region xml:id="ct40193520" text:id="ct40193520">
          <text:UnknownChange>
            <office:change-info>
              <dc:creator>Ádám Morva</dc:creator>
              <dc:date>2023-11-02T18:47:15</dc:date>
            </office:change-info>
          </text:UnknownChange>
        </text:changed-region>
        <text:changed-region xml:id="ct40196160" text:id="ct40196160">
          <text:UnknownChange>
            <office:change-info>
              <dc:creator>Ádám Morva</dc:creator>
              <dc:date>2023-11-02T18:47:15</dc:date>
            </office:change-info>
          </text:UnknownChange>
        </text:changed-region>
        <text:changed-region xml:id="ct39463504" text:id="ct39463504">
          <text:UnknownChange>
            <office:change-info>
              <dc:creator>Ádám Morva</dc:creator>
              <dc:date>2023-11-02T18:47:15</dc:date>
            </office:change-info>
          </text:UnknownChange>
        </text:changed-region>
        <text:changed-region xml:id="ct40202800" text:id="ct40202800">
          <text:UnknownChange>
            <office:change-info>
              <dc:creator>Ádám Morva</dc:creator>
              <dc:date>2023-11-02T18:47:15</dc:date>
            </office:change-info>
          </text:UnknownChange>
        </text:changed-region>
        <text:changed-region xml:id="ct40205520" text:id="ct40205520">
          <text:UnknownChange>
            <office:change-info>
              <dc:creator>Ádám Morva</dc:creator>
              <dc:date>2023-11-02T18:47:15</dc:date>
            </office:change-info>
          </text:UnknownChange>
        </text:changed-region>
        <text:changed-region xml:id="ct40207456" text:id="ct40207456">
          <text:UnknownChange>
            <office:change-info>
              <dc:creator>Ádám Morva</dc:creator>
              <dc:date>2023-11-02T18:47:15</dc:date>
            </office:change-info>
          </text:UnknownChange>
        </text:changed-region>
        <text:changed-region xml:id="ct40209792" text:id="ct40209792">
          <text:UnknownChange>
            <office:change-info>
              <dc:creator>Ádám Morva</dc:creator>
              <dc:date>2023-11-02T18:47:15</dc:date>
            </office:change-info>
          </text:UnknownChange>
        </text:changed-region>
        <text:changed-region xml:id="ct40212432" text:id="ct40212432">
          <text:UnknownChange>
            <office:change-info>
              <dc:creator>Ádám Morva</dc:creator>
              <dc:date>2023-11-02T18:47:15</dc:date>
            </office:change-info>
          </text:UnknownChange>
        </text:changed-region>
        <text:changed-region xml:id="ct40214720" text:id="ct40214720">
          <text:UnknownChange>
            <office:change-info>
              <dc:creator>Ádám Morva</dc:creator>
              <dc:date>2023-11-02T18:47:15</dc:date>
            </office:change-info>
          </text:UnknownChange>
        </text:changed-region>
        <text:changed-region xml:id="ct40216816" text:id="ct40216816">
          <text:UnknownChange>
            <office:change-info>
              <dc:creator>Ádám Morva</dc:creator>
              <dc:date>2023-11-02T18:47:15</dc:date>
            </office:change-info>
          </text:UnknownChange>
        </text:changed-region>
        <text:changed-region xml:id="ct40219424" text:id="ct40219424">
          <text:UnknownChange>
            <office:change-info>
              <dc:creator>Ádám Morva</dc:creator>
              <dc:date>2023-11-02T18:47:15</dc:date>
            </office:change-info>
          </text:UnknownChange>
        </text:changed-region>
        <text:changed-region xml:id="ct40222064" text:id="ct40222064">
          <text:UnknownChange>
            <office:change-info>
              <dc:creator>Ádám Morva</dc:creator>
              <dc:date>2023-11-02T18:47:15</dc:date>
            </office:change-info>
          </text:UnknownChange>
        </text:changed-region>
        <text:changed-region xml:id="ct40219648" text:id="ct40219648">
          <text:insertion>
            <office:change-info>
              <dc:creator>Ádám Morva</dc:creator>
              <dc:date>2023-11-04T23:11:35</dc:date>
            </office:change-info>
          </text:insertion>
        </text:changed-region>
        <text:changed-region xml:id="ct40222560" text:id="ct40222560">
          <text:UnknownChange>
            <office:change-info>
              <dc:creator>Ádám Morva</dc:creator>
              <dc:date>2023-11-02T18:47:15</dc:date>
            </office:change-info>
          </text:UnknownChange>
        </text:changed-region>
        <text:changed-region xml:id="ct40224160" text:id="ct40224160">
          <text:deletion>
            <office:change-info>
              <dc:creator>Ádám Morva</dc:creator>
              <dc:date>2023-11-04T23:11:35</dc:date>
            </office:change-info>
            <text:p text:style-name="P8">f</text:p>
          </text:deletion>
        </text:changed-region>
        <text:changed-region xml:id="ct40223856" text:id="ct40223856">
          <text:UnknownChange>
            <office:change-info>
              <dc:creator>Ádám Morva</dc:creator>
              <dc:date>2023-11-02T18:47:15</dc:date>
            </office:change-info>
          </text:UnknownChange>
        </text:changed-region>
        <text:changed-region xml:id="ct40228496" text:id="ct40228496">
          <text:UnknownChange>
            <office:change-info>
              <dc:creator>Ádám Morva</dc:creator>
              <dc:date>2023-11-02T18:47:15</dc:date>
            </office:change-info>
          </text:UnknownChange>
        </text:changed-region>
        <text:changed-region xml:id="ct40227648" text:id="ct40227648">
          <text:insertion>
            <office:change-info>
              <dc:creator>Ádám Morva</dc:creator>
              <dc:date>2023-11-04T23:11:16</dc:date>
            </office:change-info>
          </text:insertion>
        </text:changed-region>
        <text:changed-region xml:id="ct40227424" text:id="ct40227424">
          <text:UnknownChange>
            <office:change-info>
              <dc:creator>Ádám Morva</dc:creator>
              <dc:date>2023-11-02T18:47:15</dc:date>
            </office:change-info>
          </text:UnknownChange>
        </text:changed-region>
        <text:changed-region xml:id="ct40236576" text:id="ct40236576">
          <text:UnknownChange>
            <office:change-info>
              <dc:creator>Ádám Morva</dc:creator>
              <dc:date>2023-11-02T18:47:15</dc:date>
            </office:change-info>
          </text:UnknownChange>
        </text:changed-region>
        <text:changed-region xml:id="ct40238736" text:id="ct40238736">
          <text:UnknownChange>
            <office:change-info>
              <dc:creator>Ádám Morva</dc:creator>
              <dc:date>2023-11-02T18:47:15</dc:date>
            </office:change-info>
          </text:UnknownChange>
        </text:changed-region>
        <text:changed-region xml:id="ct40241168" text:id="ct40241168">
          <text:UnknownChange>
            <office:change-info>
              <dc:creator>Ádám Morva</dc:creator>
              <dc:date>2023-11-02T18:47:15</dc:date>
            </office:change-info>
          </text:UnknownChange>
        </text:changed-region>
        <text:changed-region xml:id="ct40243680" text:id="ct40243680">
          <text:UnknownChange>
            <office:change-info>
              <dc:creator>Ádám Morva</dc:creator>
              <dc:date>2023-11-02T18:47:15</dc:date>
            </office:change-info>
          </text:UnknownChange>
        </text:changed-region>
        <text:changed-region xml:id="ct40245504" text:id="ct40245504">
          <text:UnknownChange>
            <office:change-info>
              <dc:creator>Ádám Morva</dc:creator>
              <dc:date>2023-11-02T18:47:15</dc:date>
            </office:change-info>
          </text:UnknownChange>
        </text:changed-region>
        <text:changed-region xml:id="ct40245248" text:id="ct40245248">
          <text:deletion>
            <office:change-info>
              <dc:creator>Ádám Morva</dc:creator>
              <dc:date>2023-11-04T23:44:53</dc:date>
            </office:change-info>
            <text:p text:style-name="P8">s</text:p>
          </text:deletion>
        </text:changed-region>
        <text:changed-region xml:id="ct40246128" text:id="ct40246128">
          <text:UnknownChange>
            <office:change-info>
              <dc:creator>Ádám Morva</dc:creator>
              <dc:date>2023-11-02T18:47:15</dc:date>
            </office:change-info>
          </text:UnknownChange>
        </text:changed-region>
        <text:changed-region xml:id="ct40250864" text:id="ct40250864">
          <text:UnknownChange>
            <office:change-info>
              <dc:creator>Ádám Morva</dc:creator>
              <dc:date>2023-11-02T18:47:15</dc:date>
            </office:change-info>
          </text:UnknownChange>
        </text:changed-region>
        <text:changed-region xml:id="ct40245776" text:id="ct40245776">
          <text:UnknownChange>
            <office:change-info>
              <dc:creator>Ádám Morva</dc:creator>
              <dc:date>2023-11-02T18:47:15</dc:date>
            </office:change-info>
          </text:UnknownChange>
        </text:changed-region>
        <text:changed-region xml:id="ct40237632" text:id="ct40237632">
          <text:UnknownChange>
            <office:change-info>
              <dc:creator>Ádám Morva</dc:creator>
              <dc:date>2023-11-02T18:47:15</dc:date>
            </office:change-info>
          </text:UnknownChange>
        </text:changed-region>
        <text:changed-region xml:id="ct40256832" text:id="ct40256832">
          <text:deletion>
            <office:change-info>
              <dc:creator>Ádám Morva</dc:creator>
              <dc:date>2023-11-05T12:03:47</dc:date>
            </office:change-info>
            <text:list xml:id="list150560497593462" text:continue-list="list150560912041616" text:style-name="WWNum1">
              <text:list-item>
                <text:list>
                  <text:list-item>
                    <text:p text:style-name="P9"><text:span text:style-name="T2"/></text:p>
                  </text:list-item>
                </text:list>
              </text:list-item>
              <text:list-item>
                <text:p text:style-name="P4"/>
              </text:list-item>
            </text:list>
          </text:deletion>
        </text:changed-region>
        <text:changed-region xml:id="ct39545632" text:id="ct39545632">
          <text:deletion>
            <office:change-info>
              <dc:creator>Ádám Morva</dc:creator>
              <dc:date>2023-11-05T12:03:47</dc:date>
            </office:change-info>
            <text:list xml:id="list150560397885504" text:continue-numbering="true" text:style-name="WWNum1">
              <text:list-item>
                <text:p text:style-name="P4">Setting Chance to Critical Strike below 5 will cause the ability to not proc at all</text:p>
              </text:list-item>
            </text:list>
          </text:deletion>
          <text:insertion>
            <office:change-info office:chg-author="Nathaniel Washburn" office:chg-date-time="2023-01-29T07:12:10"/>
          </text:insertion>
        </text:changed-region>
        <text:changed-region xml:id="ct39545888" text:id="ct39545888">
          <text:UnknownChange>
            <office:change-info>
              <dc:creator>Ádám Morva</dc:creator>
              <dc:date>2023-11-02T18:47:15</dc:date>
            </office:change-info>
          </text:UnknownChange>
        </text:changed-region>
        <text:changed-region xml:id="ct38464576" text:id="ct38464576">
          <text:insertion>
            <office:change-info>
              <dc:creator>Nathaniel Washburn</dc:creator>
              <dc:date>2023-01-29T07:12:10</dc:date>
            </office:change-info>
          </text:insertion>
        </text:changed-region>
        <text:changed-region xml:id="ct39251072" text:id="ct39251072">
          <text:UnknownChange>
            <office:change-info>
              <dc:creator>Ádám Morva</dc:creator>
              <dc:date>2023-11-02T18:47:15</dc:date>
            </office:change-info>
          </text:UnknownChange>
        </text:changed-region>
        <text:changed-region xml:id="ct39811824" text:id="ct39811824">
          <text:UnknownChange>
            <office:change-info>
              <dc:creator>Ádám Morva</dc:creator>
              <dc:date>2023-11-02T18:47:15</dc:date>
            </office:change-info>
          </text:UnknownChange>
        </text:changed-region>
        <text:changed-region xml:id="ct38487680" text:id="ct38487680">
          <text:UnknownChange>
            <office:change-info>
              <dc:creator>Ádám Morva</dc:creator>
              <dc:date>2023-11-02T18:47:15</dc:date>
            </office:change-info>
          </text:UnknownChange>
        </text:changed-region>
        <text:changed-region xml:id="ct39363728" text:id="ct39363728">
          <text:UnknownChange>
            <office:change-info>
              <dc:creator>Ádám Morva</dc:creator>
              <dc:date>2023-11-02T18:47:15</dc:date>
            </office:change-info>
          </text:UnknownChange>
        </text:changed-region>
        <text:changed-region xml:id="ct39723136" text:id="ct39723136">
          <text:UnknownChange>
            <office:change-info>
              <dc:creator>Ádám Morva</dc:creator>
              <dc:date>2023-11-02T18:47:15</dc:date>
            </office:change-info>
          </text:UnknownChange>
        </text:changed-region>
        <text:changed-region xml:id="ct40096800" text:id="ct40096800">
          <text:UnknownChange>
            <office:change-info>
              <dc:creator>Ádám Morva</dc:creator>
              <dc:date>2023-11-02T18:47:15</dc:date>
            </office:change-info>
          </text:UnknownChange>
        </text:changed-region>
        <text:changed-region xml:id="ct40094368" text:id="ct40094368">
          <text:UnknownChange>
            <office:change-info>
              <dc:creator>Ádám Morva</dc:creator>
              <dc:date>2023-11-02T18:47:15</dc:date>
            </office:change-info>
          </text:UnknownChange>
        </text:changed-region>
        <text:changed-region xml:id="ct39357952" text:id="ct39357952">
          <text:UnknownChange>
            <office:change-info>
              <dc:creator>Ádám Morva</dc:creator>
              <dc:date>2023-11-02T18:47:15</dc:date>
            </office:change-info>
          </text:UnknownChange>
        </text:changed-region>
        <text:changed-region xml:id="ct39366320" text:id="ct39366320">
          <text:UnknownChange>
            <office:change-info>
              <dc:creator>Ádám Morva</dc:creator>
              <dc:date>2023-11-02T18:47:15</dc:date>
            </office:change-info>
          </text:UnknownChange>
        </text:changed-region>
        <text:changed-region xml:id="ct38563008" text:id="ct38563008">
          <text:UnknownChange>
            <office:change-info>
              <dc:creator>Ádám Morva</dc:creator>
              <dc:date>2023-11-02T18:47:15</dc:date>
            </office:change-info>
          </text:UnknownChange>
        </text:changed-region>
        <text:changed-region xml:id="ct40253088" text:id="ct40253088">
          <text:UnknownChange>
            <office:change-info>
              <dc:creator>Ádám Morva</dc:creator>
              <dc:date>2023-11-02T18:47:15</dc:date>
            </office:change-info>
          </text:UnknownChange>
        </text:changed-region>
        <text:changed-region xml:id="ct39979968" text:id="ct39979968">
          <text:UnknownChange>
            <office:change-info>
              <dc:creator>Ádám Morva</dc:creator>
              <dc:date>2023-11-02T18:47:15</dc:date>
            </office:change-info>
          </text:UnknownChange>
        </text:changed-region>
        <text:changed-region xml:id="ct38376416" text:id="ct38376416">
          <text:UnknownChange>
            <office:change-info>
              <dc:creator>Ádám Morva</dc:creator>
              <dc:date>2023-11-02T18:47:15</dc:date>
            </office:change-info>
          </text:UnknownChange>
        </text:changed-region>
        <text:changed-region xml:id="ct39511232" text:id="ct39511232">
          <text:UnknownChange>
            <office:change-info>
              <dc:creator>Ádám Morva</dc:creator>
              <dc:date>2023-11-02T18:47:15</dc:date>
            </office:change-info>
          </text:UnknownChange>
        </text:changed-region>
        <text:changed-region xml:id="ct39720576" text:id="ct39720576">
          <text:UnknownChange>
            <office:change-info>
              <dc:creator>Ádám Morva</dc:creator>
              <dc:date>2023-11-02T18:47:15</dc:date>
            </office:change-info>
          </text:UnknownChange>
        </text:changed-region>
        <text:changed-region xml:id="ct39159664" text:id="ct39159664">
          <text:UnknownChange>
            <office:change-info>
              <dc:creator>Ádám Morva</dc:creator>
              <dc:date>2023-11-02T18:47:15</dc:date>
            </office:change-info>
          </text:UnknownChange>
        </text:changed-region>
        <text:changed-region xml:id="ct40084192" text:id="ct40084192">
          <text:UnknownChange>
            <office:change-info>
              <dc:creator>Ádám Morva</dc:creator>
              <dc:date>2023-11-02T18:47:15</dc:date>
            </office:change-info>
          </text:UnknownChange>
        </text:changed-region>
        <text:changed-region xml:id="ct40023152" text:id="ct40023152">
          <text:UnknownChange>
            <office:change-info>
              <dc:creator>Ádám Morva</dc:creator>
              <dc:date>2023-11-02T18:47:15</dc:date>
            </office:change-info>
          </text:UnknownChange>
        </text:changed-region>
        <text:changed-region xml:id="ct38417792" text:id="ct38417792">
          <text:UnknownChange>
            <office:change-info>
              <dc:creator>Ádám Morva</dc:creator>
              <dc:date>2023-11-02T18:47:15</dc:date>
            </office:change-info>
          </text:UnknownChange>
        </text:changed-region>
        <text:changed-region xml:id="ct39159920" text:id="ct39159920">
          <text:UnknownChange>
            <office:change-info>
              <dc:creator>Ádám Morva</dc:creator>
              <dc:date>2023-11-02T18:47:15</dc:date>
            </office:change-info>
          </text:UnknownChange>
        </text:changed-region>
        <text:changed-region xml:id="ct39272960" text:id="ct39272960">
          <text:UnknownChange>
            <office:change-info>
              <dc:creator>Ádám Morva</dc:creator>
              <dc:date>2023-11-02T18:47:15</dc:date>
            </office:change-info>
          </text:UnknownChange>
        </text:changed-region>
        <text:changed-region xml:id="ct39987808" text:id="ct39987808">
          <text:UnknownChange>
            <office:change-info>
              <dc:creator>Ádám Morva</dc:creator>
              <dc:date>2023-11-02T18:47:15</dc:date>
            </office:change-info>
          </text:UnknownChange>
        </text:changed-region>
        <text:changed-region xml:id="ct40248592" text:id="ct40248592">
          <text:UnknownChange>
            <office:change-info>
              <dc:creator>Ádám Morva</dc:creator>
              <dc:date>2023-11-02T18:47:15</dc:date>
            </office:change-info>
          </text:UnknownChange>
        </text:changed-region>
        <text:changed-region xml:id="ct39983024" text:id="ct39983024">
          <text:UnknownChange>
            <office:change-info>
              <dc:creator>Ádám Morva</dc:creator>
              <dc:date>2023-11-02T18:47:15</dc:date>
            </office:change-info>
          </text:UnknownChange>
        </text:changed-region>
        <text:changed-region xml:id="ct39200960" text:id="ct39200960">
          <text:UnknownChange>
            <office:change-info>
              <dc:creator>Ádám Morva</dc:creator>
              <dc:date>2023-11-02T18:47:15</dc:date>
            </office:change-info>
          </text:UnknownChange>
        </text:changed-region>
        <text:changed-region xml:id="ct39723392" text:id="ct39723392">
          <text:UnknownChange>
            <office:change-info>
              <dc:creator>Ádám Morva</dc:creator>
              <dc:date>2023-11-02T18:47:15</dc:date>
            </office:change-info>
          </text:UnknownChange>
        </text:changed-region>
        <text:changed-region xml:id="ct39488512" text:id="ct39488512">
          <text:UnknownChange>
            <office:change-info>
              <dc:creator>Ádám Morva</dc:creator>
              <dc:date>2023-11-02T18:47:15</dc:date>
            </office:change-info>
          </text:UnknownChange>
        </text:changed-region>
        <text:changed-region xml:id="ct38643088" text:id="ct38643088">
          <text:UnknownChange>
            <office:change-info>
              <dc:creator>Ádám Morva</dc:creator>
              <dc:date>2023-11-02T18:47:15</dc:date>
            </office:change-info>
          </text:UnknownChange>
        </text:changed-region>
        <text:changed-region xml:id="ct40332832" text:id="ct40332832">
          <text:UnknownChange>
            <office:change-info>
              <dc:creator>Ádám Morva</dc:creator>
              <dc:date>2023-11-02T18:47:15</dc:date>
            </office:change-info>
          </text:UnknownChange>
        </text:changed-region>
        <text:changed-region xml:id="ct40336928" text:id="ct40336928">
          <text:UnknownChange>
            <office:change-info>
              <dc:creator>Ádám Morva</dc:creator>
              <dc:date>2023-11-02T18:47:15</dc:date>
            </office:change-info>
          </text:UnknownChange>
        </text:changed-region>
        <text:changed-region xml:id="ct40339616" text:id="ct40339616">
          <text:UnknownChange>
            <office:change-info>
              <dc:creator>Ádám Morva</dc:creator>
              <dc:date>2023-11-02T18:47:15</dc:date>
            </office:change-info>
          </text:UnknownChange>
        </text:changed-region>
        <text:changed-region xml:id="ct40341824" text:id="ct40341824">
          <text:UnknownChange>
            <office:change-info>
              <dc:creator>Ádám Morva</dc:creator>
              <dc:date>2023-11-02T18:47:15</dc:date>
            </office:change-info>
          </text:UnknownChange>
        </text:changed-region>
        <text:changed-region xml:id="ct40343936" text:id="ct40343936">
          <text:UnknownChange>
            <office:change-info>
              <dc:creator>Ádám Morva</dc:creator>
              <dc:date>2023-11-02T18:47:15</dc:date>
            </office:change-info>
          </text:UnknownChange>
        </text:changed-region>
        <text:changed-region xml:id="ct40340752" text:id="ct40340752">
          <text:UnknownChange>
            <office:change-info>
              <dc:creator>Ádám Morva</dc:creator>
              <dc:date>2023-11-02T18:47:15</dc:date>
            </office:change-info>
          </text:UnknownChange>
        </text:changed-region>
        <text:changed-region xml:id="ct40348976" text:id="ct40348976">
          <text:UnknownChange>
            <office:change-info>
              <dc:creator>Ádám Morva</dc:creator>
              <dc:date>2023-11-02T18:47:15</dc:date>
            </office:change-info>
          </text:UnknownChange>
        </text:changed-region>
        <text:changed-region xml:id="ct40349200" text:id="ct40349200">
          <text:UnknownChange>
            <office:change-info>
              <dc:creator>Ádám Morva</dc:creator>
              <dc:date>2023-11-02T18:47:15</dc:date>
            </office:change-info>
          </text:UnknownChange>
        </text:changed-region>
        <text:changed-region xml:id="ct40352688" text:id="ct40352688">
          <text:UnknownChange>
            <office:change-info>
              <dc:creator>Ádám Morva</dc:creator>
              <dc:date>2023-11-02T18:47:15</dc:date>
            </office:change-info>
          </text:UnknownChange>
        </text:changed-region>
        <text:changed-region xml:id="ct40355280" text:id="ct40355280">
          <text:UnknownChange>
            <office:change-info>
              <dc:creator>Ádám Morva</dc:creator>
              <dc:date>2023-11-02T18:47:15</dc:date>
            </office:change-info>
          </text:UnknownChange>
        </text:changed-region>
        <text:changed-region xml:id="ct40115392" text:id="ct40115392">
          <text:deletion>
            <office:change-info>
              <dc:creator>Ádám Morva</dc:creator>
              <dc:date>2023-11-02T19:04:50</dc:date>
            </office:change-info>
            <text:p text:style-name="P2"/>
            <text:p text:style-name="P2"/>
          </text:deletion>
        </text:changed-region>
        <text:changed-region xml:id="ct40371616" text:id="ct40371616">
          <text:UnknownChange>
            <office:change-info>
              <dc:creator>Ádám Morva</dc:creator>
              <dc:date>2023-11-02T18:47:15</dc:date>
            </office:change-info>
          </text:UnknownChange>
        </text:changed-region>
        <text:changed-region xml:id="ct40375472" text:id="ct40375472">
          <text:UnknownChange>
            <office:change-info>
              <dc:creator>Ádám Morva</dc:creator>
              <dc:date>2023-11-02T18:47:15</dc:date>
            </office:change-info>
          </text:UnknownChange>
        </text:changed-region>
        <text:changed-region xml:id="ct40378400" text:id="ct40378400">
          <text:UnknownChange>
            <office:change-info>
              <dc:creator>Ádám Morva</dc:creator>
              <dc:date>2023-11-02T18:47:15</dc:date>
            </office:change-info>
          </text:UnknownChange>
        </text:changed-region>
        <text:changed-region xml:id="ct40380864" text:id="ct40380864">
          <text:UnknownChange>
            <office:change-info>
              <dc:creator>Ádám Morva</dc:creator>
              <dc:date>2023-11-02T18:47:15</dc:date>
            </office:change-info>
          </text:UnknownChange>
        </text:changed-region>
        <text:changed-region xml:id="ct40383360" text:id="ct40383360">
          <text:UnknownChange>
            <office:change-info>
              <dc:creator>Ádám Morva</dc:creator>
              <dc:date>2023-11-02T18:47:15</dc:date>
            </office:change-info>
          </text:UnknownChange>
        </text:changed-region>
        <text:changed-region xml:id="ct40385520" text:id="ct40385520">
          <text:UnknownChange>
            <office:change-info>
              <dc:creator>Ádám Morva</dc:creator>
              <dc:date>2023-11-02T18:47:15</dc:date>
            </office:change-info>
          </text:UnknownChange>
        </text:changed-region>
        <text:changed-region xml:id="ct40372416" text:id="ct40372416">
          <text:UnknownChange>
            <office:change-info>
              <dc:creator>Ádám Morva</dc:creator>
              <dc:date>2023-11-02T18:47:15</dc:date>
            </office:change-info>
          </text:UnknownChange>
        </text:changed-region>
        <text:changed-region xml:id="ct40395472" text:id="ct40395472">
          <text:insertion>
            <office:change-info>
              <dc:creator>Ádám Morva</dc:creator>
              <dc:date>2023-11-03T01:01:29</dc:date>
            </office:change-info>
          </text:insertion>
        </text:changed-region>
        <text:changed-region xml:id="ct40396272" text:id="ct40396272">
          <text:deletion>
            <office:change-info>
              <dc:creator>Ádám Morva</dc:creator>
              <dc:date>2023-11-03T01:01:29</dc:date>
            </office:change-info>
            <text:p text:style-name="P7"><text:span text:style-name="T1">28.5.7680</text:span></text:p>
          </text:deletion>
        </text:changed-region>
        <text:changed-region xml:id="ct40399456" text:id="ct40399456">
          <text:UnknownChange>
            <office:change-info>
              <dc:creator>Ádám Morva</dc:creator>
              <dc:date>2023-11-02T18:47:15</dc:date>
            </office:change-info>
          </text:UnknownChange>
        </text:changed-region>
        <text:changed-region xml:id="ct40377344" text:id="ct40377344">
          <text:UnknownChange>
            <office:change-info>
              <dc:creator>Ádám Morva</dc:creator>
              <dc:date>2023-11-02T18:47:15</dc:date>
            </office:change-info>
          </text:UnknownChange>
        </text:changed-region>
        <text:changed-region xml:id="ct40403696" text:id="ct40403696">
          <text:UnknownChange>
            <office:change-info>
              <dc:creator>Ádám Morva</dc:creator>
              <dc:date>2023-11-02T18:47:15</dc:date>
            </office:change-info>
          </text:UnknownChange>
        </text:changed-region>
        <text:changed-region xml:id="ct40405728" text:id="ct40405728">
          <text:UnknownChange>
            <office:change-info>
              <dc:creator>Ádám Morva</dc:creator>
              <dc:date>2023-11-02T18:47:15</dc:date>
            </office:change-info>
          </text:UnknownChange>
        </text:changed-region>
        <text:changed-region xml:id="ct40402848" text:id="ct40402848">
          <text:UnknownChange>
            <office:change-info>
              <dc:creator>Ádám Morva</dc:creator>
              <dc:date>2023-11-02T18:47:15</dc:date>
            </office:change-info>
          </text:UnknownChange>
        </text:changed-region>
        <text:changed-region xml:id="ct40402496" text:id="ct40402496">
          <text:UnknownChange>
            <office:change-info>
              <dc:creator>Ádám Morva</dc:creator>
              <dc:date>2023-11-02T18:47:15</dc:date>
            </office:change-info>
          </text:UnknownChange>
        </text:changed-region>
        <text:changed-region xml:id="ct40400608" text:id="ct40400608">
          <text:UnknownChange>
            <office:change-info>
              <dc:creator>Ádám Morva</dc:creator>
              <dc:date>2023-11-02T18:47:15</dc:date>
            </office:change-info>
          </text:UnknownChange>
        </text:changed-region>
        <text:changed-region xml:id="ct40413856" text:id="ct40413856">
          <text:deletion>
            <office:change-info>
              <dc:creator>Ádám Morva</dc:creator>
              <dc:date>2023-11-03T01:00:58</dc:date>
            </office:change-info>
            <text:list xml:id="list150560791356256" text:continue-numbering="true" text:style-name="WWNum1">
              <text:list-item>
                <text:list>
                  <text:list-item>
                    <text:list>
                      <text:list-item>
                        <text:p text:style-name="P10"/>
                      </text:list-item>
                      <text:list-item>
                        <text:p text:style-name="P10">Very unreliable unless my data is wrong. </text:p>
                      </text:list-item>
                    </text:list>
                  </text:list-item>
                </text:list>
              </text:list-item>
            </text:list>
          </text:deletion>
        </text:changed-region>
        <text:changed-region xml:id="ct40412544" text:id="ct40412544">
          <text:UnknownChange>
            <office:change-info>
              <dc:creator>Ádám Morva</dc:creator>
              <dc:date>2023-11-02T18:47:15</dc:date>
            </office:change-info>
          </text:UnknownChange>
        </text:changed-region>
        <text:changed-region xml:id="ct40417728" text:id="ct40417728">
          <text:deletion>
            <office:change-info>
              <dc:creator>Ádám Morva</dc:creator>
              <dc:date>2023-11-03T01:00:58</dc:date>
            </office:change-info>
            <text:p text:style-name="P11"><text:span text:style-name="T3">(Needs more testing!)</text:span></text:p>
          </text:deletion>
        </text:changed-region>
        <text:changed-region xml:id="ct40418592" text:id="ct40418592">
          <text:UnknownChange>
            <office:change-info>
              <dc:creator>Ádám Morva</dc:creator>
              <dc:date>2023-11-02T18:47:15</dc:date>
            </office:change-info>
          </text:UnknownChange>
        </text:changed-region>
        <text:changed-region xml:id="ct40419664" text:id="ct40419664">
          <text:deletion>
            <office:change-info>
              <dc:creator>Ádám Morva</dc:creator>
              <dc:date>2023-11-03T01:00:58</dc:date>
            </office:change-info>
            <text:p text:style-name="P11">.</text:p>
          </text:deletion>
        </text:changed-region>
        <text:changed-region xml:id="ct40420464" text:id="ct40420464">
          <text:UnknownChange>
            <office:change-info>
              <dc:creator>Ádám Morva</dc:creator>
              <dc:date>2023-11-02T18:47:15</dc:date>
            </office:change-info>
          </text:UnknownChange>
        </text:changed-region>
        <text:changed-region xml:id="ct40346512" text:id="ct40346512">
          <text:UnknownChange>
            <office:change-info>
              <dc:creator>Ádám Morva</dc:creator>
              <dc:date>2023-11-02T18:47:15</dc:date>
            </office:change-info>
          </text:UnknownChange>
        </text:changed-region>
        <text:changed-region xml:id="ct40428640" text:id="ct40428640">
          <text:UnknownChange>
            <office:change-info>
              <dc:creator>Ádám Morva</dc:creator>
              <dc:date>2023-11-02T18:47:15</dc:date>
            </office:change-info>
          </text:UnknownChange>
        </text:changed-region>
        <text:changed-region xml:id="ct40441968" text:id="ct40441968">
          <text:UnknownChange>
            <office:change-info>
              <dc:creator>Ádám Morva</dc:creator>
              <dc:date>2023-11-02T18:47:15</dc:date>
            </office:change-info>
          </text:UnknownChange>
        </text:changed-region>
        <text:changed-region xml:id="ct40438128" text:id="ct40438128">
          <text:UnknownChange>
            <office:change-info>
              <dc:creator>Ádám Morva</dc:creator>
              <dc:date>2023-11-02T18:47:15</dc:date>
            </office:change-info>
          </text:UnknownChange>
        </text:changed-region>
        <text:changed-region xml:id="ct40445632" text:id="ct40445632">
          <text:UnknownChange>
            <office:change-info>
              <dc:creator>Ádám Morva</dc:creator>
              <dc:date>2023-11-02T18:47:15</dc:date>
            </office:change-info>
          </text:UnknownChange>
        </text:changed-region>
        <text:changed-region xml:id="ct40437760" text:id="ct40437760">
          <text:UnknownChange>
            <office:change-info>
              <dc:creator>Ádám Morva</dc:creator>
              <dc:date>2023-11-02T18:47:15</dc:date>
            </office:change-info>
          </text:UnknownChange>
        </text:changed-region>
        <text:changed-region xml:id="ct40446032" text:id="ct40446032">
          <text:UnknownChange>
            <office:change-info>
              <dc:creator>Ádám Morva</dc:creator>
              <dc:date>2023-11-02T18:47:15</dc:date>
            </office:change-info>
          </text:UnknownChange>
        </text:changed-region>
        <text:changed-region xml:id="ct40440608" text:id="ct40440608">
          <text:UnknownChange>
            <office:change-info>
              <dc:creator>Ádám Morva</dc:creator>
              <dc:date>2023-11-02T18:47:15</dc:date>
            </office:change-info>
          </text:UnknownChange>
        </text:changed-region>
        <text:changed-region xml:id="ct40450240" text:id="ct40450240">
          <text:UnknownChange>
            <office:change-info>
              <dc:creator>Ádám Morva</dc:creator>
              <dc:date>2023-11-02T18:47:15</dc:date>
            </office:change-info>
          </text:UnknownChange>
        </text:changed-region>
        <text:changed-region xml:id="ct40463040" text:id="ct40463040">
          <text:UnknownChange>
            <office:change-info>
              <dc:creator>Ádám Morva</dc:creator>
              <dc:date>2023-11-02T18:47:15</dc:date>
            </office:change-info>
          </text:UnknownChange>
        </text:changed-region>
        <text:changed-region xml:id="ct40478160" text:id="ct40478160">
          <text:UnknownChange>
            <office:change-info>
              <dc:creator>Ádám Morva</dc:creator>
              <dc:date>2023-11-02T18:47:15</dc:date>
            </office:change-info>
          </text:UnknownChange>
        </text:changed-region>
        <text:changed-region xml:id="ct40480400" text:id="ct40480400">
          <text:UnknownChange>
            <office:change-info>
              <dc:creator>Ádám Morva</dc:creator>
              <dc:date>2023-11-02T18:47:15</dc:date>
            </office:change-info>
          </text:UnknownChange>
        </text:changed-region>
        <text:changed-region xml:id="ct40483952" text:id="ct40483952">
          <text:UnknownChange>
            <office:change-info>
              <dc:creator>Ádám Morva</dc:creator>
              <dc:date>2023-11-02T18:47:15</dc:date>
            </office:change-info>
          </text:UnknownChange>
        </text:changed-region>
        <text:changed-region xml:id="ct40486112" text:id="ct40486112">
          <text:UnknownChange>
            <office:change-info>
              <dc:creator>Ádám Morva</dc:creator>
              <dc:date>2023-11-02T18:47:15</dc:date>
            </office:change-info>
          </text:UnknownChange>
        </text:changed-region>
        <text:changed-region xml:id="ct40488848" text:id="ct40488848">
          <text:UnknownChange>
            <office:change-info>
              <dc:creator>Ádám Morva</dc:creator>
              <dc:date>2023-11-02T18:47:15</dc:date>
            </office:change-info>
          </text:UnknownChange>
        </text:changed-region>
        <text:changed-region xml:id="ct40489328" text:id="ct40489328">
          <text:UnknownChange>
            <office:change-info>
              <dc:creator>Ádám Morva</dc:creator>
              <dc:date>2023-11-02T18:47:15</dc:date>
            </office:change-info>
          </text:UnknownChange>
        </text:changed-region>
        <text:changed-region xml:id="ct40492128" text:id="ct40492128">
          <text:UnknownChange>
            <office:change-info>
              <dc:creator>Ádám Morva</dc:creator>
              <dc:date>2023-11-02T18:47:15</dc:date>
            </office:change-info>
          </text:UnknownChange>
        </text:changed-region>
        <text:changed-region xml:id="ct40495552" text:id="ct40495552">
          <text:UnknownChange>
            <office:change-info>
              <dc:creator>Ádám Morva</dc:creator>
              <dc:date>2023-11-02T18:47:15</dc:date>
            </office:change-info>
          </text:UnknownChange>
        </text:changed-region>
        <text:changed-region xml:id="ct40498064" text:id="ct40498064">
          <text:UnknownChange>
            <office:change-info>
              <dc:creator>Ádám Morva</dc:creator>
              <dc:date>2023-11-02T18:47:15</dc:date>
            </office:change-info>
          </text:UnknownChange>
        </text:changed-region>
        <text:changed-region xml:id="ct40500256" text:id="ct40500256">
          <text:UnknownChange>
            <office:change-info>
              <dc:creator>Ádám Morva</dc:creator>
              <dc:date>2023-11-02T18:47:15</dc:date>
            </office:change-info>
          </text:UnknownChange>
        </text:changed-region>
        <text:changed-region xml:id="ct40500480" text:id="ct40500480">
          <text:UnknownChange>
            <office:change-info>
              <dc:creator>Ádám Morva</dc:creator>
              <dc:date>2023-11-02T18:47:15</dc:date>
            </office:change-info>
          </text:UnknownChange>
        </text:changed-region>
        <text:changed-region xml:id="ct40504992" text:id="ct40504992">
          <text:UnknownChange>
            <office:change-info>
              <dc:creator>Ádám Morva</dc:creator>
              <dc:date>2023-11-02T18:47:15</dc:date>
            </office:change-info>
          </text:UnknownChange>
        </text:changed-region>
        <text:changed-region xml:id="ct40507392" text:id="ct40507392">
          <text:UnknownChange>
            <office:change-info>
              <dc:creator>Ádám Morva</dc:creator>
              <dc:date>2023-11-02T18:47:15</dc:date>
            </office:change-info>
          </text:UnknownChange>
        </text:changed-region>
        <text:changed-region xml:id="ct40510272" text:id="ct40510272">
          <text:UnknownChange>
            <office:change-info>
              <dc:creator>Ádám Morva</dc:creator>
              <dc:date>2023-11-02T18:47:15</dc:date>
            </office:change-info>
          </text:UnknownChange>
        </text:changed-region>
        <text:changed-region xml:id="ct40520336" text:id="ct40520336">
          <text:UnknownChange>
            <office:change-info>
              <dc:creator>Ádám Morva</dc:creator>
              <dc:date>2023-11-02T18:47:15</dc:date>
            </office:change-info>
          </text:UnknownChange>
        </text:changed-region>
        <text:changed-region xml:id="ct40525296" text:id="ct40525296">
          <text:UnknownChange>
            <office:change-info>
              <dc:creator>Ádám Morva</dc:creator>
              <dc:date>2023-11-02T18:47:15</dc:date>
            </office:change-info>
          </text:UnknownChange>
        </text:changed-region>
        <text:changed-region xml:id="ct40523904" text:id="ct40523904">
          <text:UnknownChange>
            <office:change-info>
              <dc:creator>Ádám Morva</dc:creator>
              <dc:date>2023-11-02T18:47:15</dc:date>
            </office:change-info>
          </text:UnknownChange>
        </text:changed-region>
        <text:changed-region xml:id="ct40531200" text:id="ct40531200">
          <text:UnknownChange>
            <office:change-info>
              <dc:creator>Ádám Morva</dc:creator>
              <dc:date>2023-11-02T18:47:15</dc:date>
            </office:change-info>
          </text:UnknownChange>
        </text:changed-region>
        <text:changed-region xml:id="ct40525040" text:id="ct40525040">
          <text:UnknownChange>
            <office:change-info>
              <dc:creator>Ádám Morva</dc:creator>
              <dc:date>2023-11-02T18:47:15</dc:date>
            </office:change-info>
          </text:UnknownChange>
        </text:changed-region>
        <text:changed-region xml:id="ct40541504" text:id="ct40541504">
          <text:UnknownChange>
            <office:change-info>
              <dc:creator>Ádám Morva</dc:creator>
              <dc:date>2023-11-02T18:47:15</dc:date>
            </office:change-info>
          </text:UnknownChange>
        </text:changed-region>
        <text:changed-region xml:id="ct40546192" text:id="ct40546192">
          <text:UnknownChange>
            <office:change-info>
              <dc:creator>Ádám Morva</dc:creator>
              <dc:date>2023-11-02T18:47:15</dc:date>
            </office:change-info>
          </text:UnknownChange>
        </text:changed-region>
        <text:changed-region xml:id="ct40541984" text:id="ct40541984">
          <text:UnknownChange>
            <office:change-info>
              <dc:creator>Ádám Morva</dc:creator>
              <dc:date>2023-11-02T18:47:15</dc:date>
            </office:change-info>
          </text:UnknownChange>
        </text:changed-region>
        <text:changed-region xml:id="ct40528896" text:id="ct40528896">
          <text:UnknownChange>
            <office:change-info>
              <dc:creator>Ádám Morva</dc:creator>
              <dc:date>2023-11-02T18:47:15</dc:date>
            </office:change-info>
          </text:UnknownChange>
        </text:changed-region>
        <text:changed-region xml:id="ct40541008" text:id="ct40541008">
          <text:UnknownChange>
            <office:change-info>
              <dc:creator>Ádám Morva</dc:creator>
              <dc:date>2023-11-02T18:47:15</dc:date>
            </office:change-info>
          </text:UnknownChange>
        </text:changed-region>
        <text:changed-region xml:id="ct40561312" text:id="ct40561312">
          <text:UnknownChange>
            <office:change-info>
              <dc:creator>Ádám Morva</dc:creator>
              <dc:date>2023-11-02T18:47:15</dc:date>
            </office:change-info>
          </text:UnknownChange>
        </text:changed-region>
        <text:changed-region xml:id="ct40582688" text:id="ct40582688">
          <text:UnknownChange>
            <office:change-info>
              <dc:creator>Ádám Morva</dc:creator>
              <dc:date>2023-11-02T18:47:15</dc:date>
            </office:change-info>
          </text:UnknownChange>
        </text:changed-region>
        <text:changed-region xml:id="ct40581152" text:id="ct40581152">
          <text:UnknownChange>
            <office:change-info>
              <dc:creator>Ádám Morva</dc:creator>
              <dc:date>2023-11-02T18:47:15</dc:date>
            </office:change-info>
          </text:UnknownChange>
        </text:changed-region>
        <text:changed-region xml:id="ct40586592" text:id="ct40586592">
          <text:UnknownChange>
            <office:change-info>
              <dc:creator>Ádám Morva</dc:creator>
              <dc:date>2023-11-02T18:47:15</dc:date>
            </office:change-info>
          </text:UnknownChange>
        </text:changed-region>
        <text:changed-region xml:id="ct40595760" text:id="ct40595760">
          <text:UnknownChange>
            <office:change-info>
              <dc:creator>Ádám Morva</dc:creator>
              <dc:date>2023-11-02T18:47:15</dc:date>
            </office:change-info>
          </text:UnknownChange>
        </text:changed-region>
        <text:changed-region xml:id="ct40598448" text:id="ct40598448">
          <text:UnknownChange>
            <office:change-info>
              <dc:creator>Ádám Morva</dc:creator>
              <dc:date>2023-11-02T18:47:15</dc:date>
            </office:change-info>
          </text:UnknownChange>
        </text:changed-region>
        <text:changed-region xml:id="ct40600944" text:id="ct40600944">
          <text:UnknownChange>
            <office:change-info>
              <dc:creator>Ádám Morva</dc:creator>
              <dc:date>2023-11-02T18:47:15</dc:date>
            </office:change-info>
          </text:UnknownChange>
        </text:changed-region>
        <text:changed-region xml:id="ct40607856" text:id="ct40607856">
          <text:UnknownChange>
            <office:change-info>
              <dc:creator>Ádám Morva</dc:creator>
              <dc:date>2023-11-02T18:47:15</dc:date>
            </office:change-info>
          </text:UnknownChange>
        </text:changed-region>
        <text:changed-region xml:id="ct40610928" text:id="ct40610928">
          <text:UnknownChange>
            <office:change-info>
              <dc:creator>Ádám Morva</dc:creator>
              <dc:date>2023-11-02T18:47:15</dc:date>
            </office:change-info>
          </text:UnknownChange>
        </text:changed-region>
        <text:changed-region xml:id="ct40626336" text:id="ct40626336">
          <text:UnknownChange>
            <office:change-info>
              <dc:creator>Ádám Morva</dc:creator>
              <dc:date>2023-11-02T18:47:15</dc:date>
            </office:change-info>
          </text:UnknownChange>
        </text:changed-region>
        <text:changed-region xml:id="ct40629648" text:id="ct40629648">
          <text:UnknownChange>
            <office:change-info>
              <dc:creator>Ádám Morva</dc:creator>
              <dc:date>2023-11-02T18:47:15</dc:date>
            </office:change-info>
          </text:UnknownChange>
        </text:changed-region>
        <text:changed-region xml:id="ct40630128" text:id="ct40630128">
          <text:UnknownChange>
            <office:change-info>
              <dc:creator>Ádám Morva</dc:creator>
              <dc:date>2023-11-02T18:47:15</dc:date>
            </office:change-info>
          </text:UnknownChange>
        </text:changed-region>
        <text:changed-region xml:id="ct40634448" text:id="ct40634448">
          <text:UnknownChange>
            <office:change-info>
              <dc:creator>Ádám Morva</dc:creator>
              <dc:date>2023-11-02T18:47:15</dc:date>
            </office:change-info>
          </text:UnknownChange>
        </text:changed-region>
        <text:changed-region xml:id="ct40637344" text:id="ct40637344">
          <text:UnknownChange>
            <office:change-info>
              <dc:creator>Ádám Morva</dc:creator>
              <dc:date>2023-11-02T18:47:15</dc:date>
            </office:change-info>
          </text:UnknownChange>
        </text:changed-region>
        <text:changed-region xml:id="ct40652272" text:id="ct40652272">
          <text:UnknownChange>
            <office:change-info>
              <dc:creator>Ádám Morva</dc:creator>
              <dc:date>2023-11-02T18:47:15</dc:date>
            </office:change-info>
          </text:UnknownChange>
        </text:changed-region>
        <text:changed-region xml:id="ct40654544" text:id="ct40654544">
          <text:UnknownChange>
            <office:change-info>
              <dc:creator>Ádám Morva</dc:creator>
              <dc:date>2023-11-02T18:47:15</dc:date>
            </office:change-info>
          </text:UnknownChange>
        </text:changed-region>
        <text:changed-region xml:id="ct40667856" text:id="ct40667856">
          <text:UnknownChange>
            <office:change-info>
              <dc:creator>Ádám Morva</dc:creator>
              <dc:date>2023-11-02T18:47:15</dc:date>
            </office:change-info>
          </text:UnknownChange>
        </text:changed-region>
        <text:changed-region xml:id="ct40663472" text:id="ct40663472">
          <text:UnknownChange>
            <office:change-info>
              <dc:creator>Ádám Morva</dc:creator>
              <dc:date>2023-11-02T18:47:15</dc:date>
            </office:change-info>
          </text:UnknownChange>
        </text:changed-region>
        <text:changed-region xml:id="ct40703216" text:id="ct40703216">
          <text:UnknownChange>
            <office:change-info>
              <dc:creator>Ádám Morva</dc:creator>
              <dc:date>2023-11-02T18:47:15</dc:date>
            </office:change-info>
          </text:UnknownChange>
        </text:changed-region>
        <text:changed-region xml:id="ct40706016" text:id="ct40706016">
          <text:UnknownChange>
            <office:change-info>
              <dc:creator>Ádám Morva</dc:creator>
              <dc:date>2023-11-02T18:47:15</dc:date>
            </office:change-info>
          </text:UnknownChange>
        </text:changed-region>
        <text:changed-region xml:id="ct40713552" text:id="ct40713552">
          <text:UnknownChange>
            <office:change-info>
              <dc:creator>Ádám Morva</dc:creator>
              <dc:date>2023-11-02T18:47:15</dc:date>
            </office:change-info>
          </text:UnknownChange>
        </text:changed-region>
        <text:changed-region xml:id="ct40715776" text:id="ct40715776">
          <text:UnknownChange>
            <office:change-info>
              <dc:creator>Ádám Morva</dc:creator>
              <dc:date>2023-11-02T18:47:15</dc:date>
            </office:change-info>
          </text:UnknownChange>
        </text:changed-region>
        <text:changed-region xml:id="ct40714560" text:id="ct40714560">
          <text:UnknownChange>
            <office:change-info>
              <dc:creator>Ádám Morva</dc:creator>
              <dc:date>2023-11-02T18:47:15</dc:date>
            </office:change-info>
          </text:UnknownChange>
        </text:changed-region>
        <text:changed-region xml:id="ct40699456" text:id="ct40699456">
          <text:UnknownChange>
            <office:change-info>
              <dc:creator>Ádám Morva</dc:creator>
              <dc:date>2023-11-02T18:47:15</dc:date>
            </office:change-info>
          </text:UnknownChange>
        </text:changed-region>
        <text:changed-region xml:id="ct39937200" text:id="ct39937200">
          <text:UnknownChange>
            <office:change-info>
              <dc:creator>Ádám Morva</dc:creator>
              <dc:date>2023-11-02T18:47:15</dc:date>
            </office:change-info>
          </text:UnknownChange>
        </text:changed-region>
        <text:changed-region xml:id="ct40694608" text:id="ct40694608">
          <text:UnknownChange>
            <office:change-info>
              <dc:creator>Ádám Morva</dc:creator>
              <dc:date>2023-11-02T18:47:15</dc:date>
            </office:change-info>
          </text:UnknownChange>
        </text:changed-region>
        <text:changed-region xml:id="ct40696688" text:id="ct40696688">
          <text:UnknownChange>
            <office:change-info>
              <dc:creator>Ádám Morva</dc:creator>
              <dc:date>2023-11-02T18:47:15</dc:date>
            </office:change-info>
          </text:UnknownChange>
        </text:changed-region>
        <text:changed-region xml:id="ct40727440" text:id="ct40727440">
          <text:UnknownChange>
            <office:change-info>
              <dc:creator>Ádám Morva</dc:creator>
              <dc:date>2023-11-02T18:47:15</dc:date>
            </office:change-info>
          </text:UnknownChange>
        </text:changed-region>
        <text:changed-region xml:id="ct40730544" text:id="ct40730544">
          <text:UnknownChange>
            <office:change-info>
              <dc:creator>Ádám Morva</dc:creator>
              <dc:date>2023-11-02T18:47:15</dc:date>
            </office:change-info>
          </text:UnknownChange>
        </text:changed-region>
        <text:changed-region xml:id="ct40692448" text:id="ct40692448">
          <text:UnknownChange>
            <office:change-info>
              <dc:creator>Ádám Morva</dc:creator>
              <dc:date>2023-11-02T18:47:15</dc:date>
            </office:change-info>
          </text:UnknownChange>
        </text:changed-region>
        <text:changed-region xml:id="ct40737936" text:id="ct40737936">
          <text:UnknownChange>
            <office:change-info>
              <dc:creator>Ádám Morva</dc:creator>
              <dc:date>2023-11-02T18:47:15</dc:date>
            </office:change-info>
          </text:UnknownChange>
        </text:changed-region>
        <text:changed-region xml:id="ct40740064" text:id="ct40740064">
          <text:UnknownChange>
            <office:change-info>
              <dc:creator>Ádám Morva</dc:creator>
              <dc:date>2023-11-02T18:47:15</dc:date>
            </office:change-info>
          </text:UnknownChange>
        </text:changed-region>
        <text:changed-region xml:id="ct40743008" text:id="ct40743008">
          <text:UnknownChange>
            <office:change-info>
              <dc:creator>Ádám Morva</dc:creator>
              <dc:date>2023-11-02T18:47:15</dc:date>
            </office:change-info>
          </text:UnknownChange>
        </text:changed-region>
        <text:changed-region xml:id="ct40744752" text:id="ct40744752">
          <text:UnknownChange>
            <office:change-info>
              <dc:creator>Ádám Morva</dc:creator>
              <dc:date>2023-11-02T18:47:15</dc:date>
            </office:change-info>
          </text:UnknownChange>
        </text:changed-region>
        <text:changed-region xml:id="ct40745984" text:id="ct40745984">
          <text:UnknownChange>
            <office:change-info>
              <dc:creator>Ádám Morva</dc:creator>
              <dc:date>2023-11-02T18:47:15</dc:date>
            </office:change-info>
          </text:UnknownChange>
        </text:changed-region>
        <text:changed-region xml:id="ct40745600" text:id="ct40745600">
          <text:UnknownChange>
            <office:change-info>
              <dc:creator>Ádám Morva</dc:creator>
              <dc:date>2023-11-02T18:47:15</dc:date>
            </office:change-info>
          </text:UnknownChange>
        </text:changed-region>
        <text:changed-region xml:id="ct40778384" text:id="ct40778384">
          <text:UnknownChange>
            <office:change-info>
              <dc:creator>Ádám Morva</dc:creator>
              <dc:date>2023-11-02T18:47:15</dc:date>
            </office:change-info>
          </text:UnknownChange>
        </text:changed-region>
        <text:changed-region xml:id="ct40785408" text:id="ct40785408">
          <text:UnknownChange>
            <office:change-info>
              <dc:creator>Ádám Morva</dc:creator>
              <dc:date>2023-11-02T18:47:15</dc:date>
            </office:change-info>
          </text:UnknownChange>
        </text:changed-region>
        <text:changed-region xml:id="ct40791728" text:id="ct40791728">
          <text:UnknownChange>
            <office:change-info>
              <dc:creator>Ádám Morva</dc:creator>
              <dc:date>2023-11-02T18:47:15</dc:date>
            </office:change-info>
          </text:UnknownChange>
        </text:changed-region>
        <text:changed-region xml:id="ct40793648" text:id="ct40793648">
          <text:UnknownChange>
            <office:change-info>
              <dc:creator>Ádám Morva</dc:creator>
              <dc:date>2023-11-02T18:47:15</dc:date>
            </office:change-info>
          </text:UnknownChange>
        </text:changed-region>
        <text:changed-region xml:id="ct40798800" text:id="ct40798800">
          <text:UnknownChange>
            <office:change-info>
              <dc:creator>Ádám Morva</dc:creator>
              <dc:date>2023-11-02T18:47:15</dc:date>
            </office:change-info>
          </text:UnknownChange>
        </text:changed-region>
        <text:changed-region xml:id="ct40799296" text:id="ct40799296">
          <text:UnknownChange>
            <office:change-info>
              <dc:creator>Ádám Morva</dc:creator>
              <dc:date>2023-11-02T18:47:15</dc:date>
            </office:change-info>
          </text:UnknownChange>
        </text:changed-region>
        <text:changed-region xml:id="ct40788080" text:id="ct40788080">
          <text:UnknownChange>
            <office:change-info>
              <dc:creator>Ádám Morva</dc:creator>
              <dc:date>2023-11-02T18:47:15</dc:date>
            </office:change-info>
          </text:UnknownChange>
        </text:changed-region>
        <text:changed-region xml:id="ct40809888" text:id="ct40809888">
          <text:UnknownChange>
            <office:change-info>
              <dc:creator>Ádám Morva</dc:creator>
              <dc:date>2023-11-02T18:47:15</dc:date>
            </office:change-info>
          </text:UnknownChange>
        </text:changed-region>
        <text:changed-region xml:id="ct40812912" text:id="ct40812912">
          <text:UnknownChange>
            <office:change-info>
              <dc:creator>Ádám Morva</dc:creator>
              <dc:date>2023-11-02T18:47:15</dc:date>
            </office:change-info>
          </text:UnknownChange>
        </text:changed-region>
        <text:changed-region xml:id="ct40816160" text:id="ct40816160">
          <text:UnknownChange>
            <office:change-info>
              <dc:creator>Ádám Morva</dc:creator>
              <dc:date>2023-11-02T18:47:15</dc:date>
            </office:change-info>
          </text:UnknownChange>
        </text:changed-region>
        <text:changed-region xml:id="ct40820208" text:id="ct40820208">
          <text:UnknownChange>
            <office:change-info>
              <dc:creator>Ádám Morva</dc:creator>
              <dc:date>2023-11-02T18:47:15</dc:date>
            </office:change-info>
          </text:UnknownChange>
        </text:changed-region>
        <text:changed-region xml:id="ct40823056" text:id="ct40823056">
          <text:UnknownChange>
            <office:change-info>
              <dc:creator>Ádám Morva</dc:creator>
              <dc:date>2023-11-02T18:47:15</dc:date>
            </office:change-info>
          </text:UnknownChange>
        </text:changed-region>
        <text:changed-region xml:id="ct40825104" text:id="ct40825104">
          <text:UnknownChange>
            <office:change-info>
              <dc:creator>Ádám Morva</dc:creator>
              <dc:date>2023-11-02T18:47:15</dc:date>
            </office:change-info>
          </text:UnknownChange>
        </text:changed-region>
        <text:changed-region xml:id="ct40808944" text:id="ct40808944">
          <text:UnknownChange>
            <office:change-info>
              <dc:creator>Ádám Morva</dc:creator>
              <dc:date>2023-11-02T18:47:15</dc:date>
            </office:change-info>
          </text:UnknownChange>
        </text:changed-region>
        <text:changed-region xml:id="ct40741568" text:id="ct40741568">
          <text:UnknownChange>
            <office:change-info>
              <dc:creator>Ádám Morva</dc:creator>
              <dc:date>2023-11-02T18:47:15</dc:date>
            </office:change-info>
          </text:UnknownChange>
        </text:changed-region>
        <text:changed-region xml:id="ct40826624" text:id="ct40826624">
          <text:UnknownChange>
            <office:change-info>
              <dc:creator>Ádám Morva</dc:creator>
              <dc:date>2023-11-02T18:47:15</dc:date>
            </office:change-info>
          </text:UnknownChange>
        </text:changed-region>
        <text:changed-region xml:id="ct40846368" text:id="ct40846368">
          <text:UnknownChange>
            <office:change-info>
              <dc:creator>Ádám Morva</dc:creator>
              <dc:date>2023-11-02T18:47:15</dc:date>
            </office:change-info>
          </text:UnknownChange>
        </text:changed-region>
        <text:changed-region xml:id="ct40847536" text:id="ct40847536">
          <text:UnknownChange>
            <office:change-info>
              <dc:creator>Ádám Morva</dc:creator>
              <dc:date>2023-11-02T18:47:15</dc:date>
            </office:change-info>
          </text:UnknownChange>
        </text:changed-region>
        <text:changed-region xml:id="ct40852928" text:id="ct40852928">
          <text:UnknownChange>
            <office:change-info>
              <dc:creator>Ádám Morva</dc:creator>
              <dc:date>2023-11-02T18:47:15</dc:date>
            </office:change-info>
          </text:UnknownChange>
        </text:changed-region>
        <text:changed-region xml:id="ct40845552" text:id="ct40845552">
          <text:UnknownChange>
            <office:change-info>
              <dc:creator>Ádám Morva</dc:creator>
              <dc:date>2023-11-02T18:47:15</dc:date>
            </office:change-info>
          </text:UnknownChange>
        </text:changed-region>
        <text:changed-region xml:id="ct40852288" text:id="ct40852288">
          <text:UnknownChange>
            <office:change-info>
              <dc:creator>Ádám Morva</dc:creator>
              <dc:date>2023-11-02T18:47:15</dc:date>
            </office:change-info>
          </text:UnknownChange>
        </text:changed-region>
        <text:changed-region xml:id="ct40858752" text:id="ct40858752">
          <text:UnknownChange>
            <office:change-info>
              <dc:creator>Ádám Morva</dc:creator>
              <dc:date>2023-11-02T18:47:15</dc:date>
            </office:change-info>
          </text:UnknownChange>
        </text:changed-region>
        <text:changed-region xml:id="ct40861424" text:id="ct40861424">
          <text:UnknownChange>
            <office:change-info>
              <dc:creator>Ádám Morva</dc:creator>
              <dc:date>2023-11-02T18:47:15</dc:date>
            </office:change-info>
          </text:UnknownChange>
        </text:changed-region>
        <text:changed-region xml:id="ct40869168" text:id="ct40869168">
          <text:UnknownChange>
            <office:change-info>
              <dc:creator>Ádám Morva</dc:creator>
              <dc:date>2023-11-02T18:47:15</dc:date>
            </office:change-info>
          </text:UnknownChange>
        </text:changed-region>
        <text:changed-region xml:id="ct40871344" text:id="ct40871344">
          <text:UnknownChange>
            <office:change-info>
              <dc:creator>Ádám Morva</dc:creator>
              <dc:date>2023-11-02T18:47:15</dc:date>
            </office:change-info>
          </text:UnknownChange>
        </text:changed-region>
        <text:changed-region xml:id="ct40873792" text:id="ct40873792">
          <text:UnknownChange>
            <office:change-info>
              <dc:creator>Ádám Morva</dc:creator>
              <dc:date>2023-11-02T18:47:15</dc:date>
            </office:change-info>
          </text:UnknownChange>
        </text:changed-region>
        <text:changed-region xml:id="ct40876208" text:id="ct40876208">
          <text:UnknownChange>
            <office:change-info>
              <dc:creator>Ádám Morva</dc:creator>
              <dc:date>2023-11-02T18:47:15</dc:date>
            </office:change-info>
          </text:UnknownChange>
        </text:changed-region>
        <text:changed-region xml:id="ct40878496" text:id="ct40878496">
          <text:UnknownChange>
            <office:change-info>
              <dc:creator>Ádám Morva</dc:creator>
              <dc:date>2023-11-02T18:47:15</dc:date>
            </office:change-info>
          </text:UnknownChange>
        </text:changed-region>
        <text:changed-region xml:id="ct40881312" text:id="ct40881312">
          <text:UnknownChange>
            <office:change-info>
              <dc:creator>Ádám Morva</dc:creator>
              <dc:date>2023-11-02T18:47:15</dc:date>
            </office:change-info>
          </text:UnknownChange>
        </text:changed-region>
        <text:changed-region xml:id="ct40883680" text:id="ct40883680">
          <text:UnknownChange>
            <office:change-info>
              <dc:creator>Ádám Morva</dc:creator>
              <dc:date>2023-11-02T18:47:15</dc:date>
            </office:change-info>
          </text:UnknownChange>
        </text:changed-region>
        <text:changed-region xml:id="ct40885808" text:id="ct40885808">
          <text:UnknownChange>
            <office:change-info>
              <dc:creator>Ádám Morva</dc:creator>
              <dc:date>2023-11-02T18:47:15</dc:date>
            </office:change-info>
          </text:UnknownChange>
        </text:changed-region>
        <text:changed-region xml:id="ct40888160" text:id="ct40888160">
          <text:UnknownChange>
            <office:change-info>
              <dc:creator>Ádám Morva</dc:creator>
              <dc:date>2023-11-02T18:47:15</dc:date>
            </office:change-info>
          </text:UnknownChange>
        </text:changed-region>
        <text:changed-region xml:id="ct40890992" text:id="ct40890992">
          <text:UnknownChange>
            <office:change-info>
              <dc:creator>Ádám Morva</dc:creator>
              <dc:date>2023-11-02T18:47:15</dc:date>
            </office:change-info>
          </text:UnknownChange>
        </text:changed-region>
        <text:changed-region xml:id="ct40903744" text:id="ct40903744">
          <text:UnknownChange>
            <office:change-info>
              <dc:creator>Ádám Morva</dc:creator>
              <dc:date>2023-11-02T18:47:15</dc:date>
            </office:change-info>
          </text:UnknownChange>
        </text:changed-region>
        <text:changed-region xml:id="ct40905968" text:id="ct40905968">
          <text:UnknownChange>
            <office:change-info>
              <dc:creator>Ádám Morva</dc:creator>
              <dc:date>2023-11-02T18:47:15</dc:date>
            </office:change-info>
          </text:UnknownChange>
        </text:changed-region>
        <text:changed-region xml:id="ct40908240" text:id="ct40908240">
          <text:UnknownChange>
            <office:change-info>
              <dc:creator>Ádám Morva</dc:creator>
              <dc:date>2023-11-02T18:47:15</dc:date>
            </office:change-info>
          </text:UnknownChange>
        </text:changed-region>
        <text:changed-region xml:id="ct40910112" text:id="ct40910112">
          <text:UnknownChange>
            <office:change-info>
              <dc:creator>Ádám Morva</dc:creator>
              <dc:date>2023-11-02T18:47:15</dc:date>
            </office:change-info>
          </text:UnknownChange>
        </text:changed-region>
        <text:changed-region xml:id="ct40912320" text:id="ct40912320">
          <text:UnknownChange>
            <office:change-info>
              <dc:creator>Ádám Morva</dc:creator>
              <dc:date>2023-11-02T18:47:15</dc:date>
            </office:change-info>
          </text:UnknownChange>
        </text:changed-region>
        <text:changed-region xml:id="ct40915104" text:id="ct40915104">
          <text:UnknownChange>
            <office:change-info>
              <dc:creator>Ádám Morva</dc:creator>
              <dc:date>2023-11-02T18:47:15</dc:date>
            </office:change-info>
          </text:UnknownChange>
        </text:changed-region>
        <text:changed-region xml:id="ct40916912" text:id="ct40916912">
          <text:UnknownChange>
            <office:change-info>
              <dc:creator>Ádám Morva</dc:creator>
              <dc:date>2023-11-02T18:47:15</dc:date>
            </office:change-info>
          </text:UnknownChange>
        </text:changed-region>
        <text:changed-region xml:id="ct40919520" text:id="ct40919520">
          <text:UnknownChange>
            <office:change-info>
              <dc:creator>Ádám Morva</dc:creator>
              <dc:date>2023-11-02T18:47:15</dc:date>
            </office:change-info>
          </text:UnknownChange>
        </text:changed-region>
        <text:changed-region xml:id="ct40921920" text:id="ct40921920">
          <text:UnknownChange>
            <office:change-info>
              <dc:creator>Ádám Morva</dc:creator>
              <dc:date>2023-11-02T18:47:15</dc:date>
            </office:change-info>
          </text:UnknownChange>
        </text:changed-region>
        <text:changed-region xml:id="ct40924000" text:id="ct40924000">
          <text:UnknownChange>
            <office:change-info>
              <dc:creator>Ádám Morva</dc:creator>
              <dc:date>2023-11-02T18:47:15</dc:date>
            </office:change-info>
          </text:UnknownChange>
        </text:changed-region>
        <text:changed-region xml:id="ct40926192" text:id="ct40926192">
          <text:UnknownChange>
            <office:change-info>
              <dc:creator>Ádám Morva</dc:creator>
              <dc:date>2023-11-02T18:47:15</dc:date>
            </office:change-info>
          </text:UnknownChange>
        </text:changed-region>
        <text:changed-region xml:id="ct40921664" text:id="ct40921664">
          <text:UnknownChange>
            <office:change-info>
              <dc:creator>Ádám Morva</dc:creator>
              <dc:date>2023-11-02T18:47:15</dc:date>
            </office:change-info>
          </text:UnknownChange>
        </text:changed-region>
        <text:changed-region xml:id="ct40932352" text:id="ct40932352">
          <text:UnknownChange>
            <office:change-info>
              <dc:creator>Ádám Morva</dc:creator>
              <dc:date>2023-11-02T18:47:15</dc:date>
            </office:change-info>
          </text:UnknownChange>
        </text:changed-region>
        <text:changed-region xml:id="ct40951200" text:id="ct40951200">
          <text:UnknownChange>
            <office:change-info>
              <dc:creator>Ádám Morva</dc:creator>
              <dc:date>2023-11-02T18:47:15</dc:date>
            </office:change-info>
          </text:UnknownChange>
        </text:changed-region>
        <text:changed-region xml:id="ct40946752" text:id="ct40946752">
          <text:UnknownChange>
            <office:change-info>
              <dc:creator>Ádám Morva</dc:creator>
              <dc:date>2023-11-02T18:47:15</dc:date>
            </office:change-info>
          </text:UnknownChange>
        </text:changed-region>
        <text:changed-region xml:id="ct40967520" text:id="ct40967520">
          <text:UnknownChange>
            <office:change-info>
              <dc:creator>Ádám Morva</dc:creator>
              <dc:date>2023-11-02T18:47:15</dc:date>
            </office:change-info>
          </text:UnknownChange>
        </text:changed-region>
        <text:changed-region xml:id="ct40988400" text:id="ct40988400">
          <text:UnknownChange>
            <office:change-info>
              <dc:creator>Ádám Morva</dc:creator>
              <dc:date>2023-11-02T18:47:15</dc:date>
            </office:change-info>
          </text:UnknownChange>
        </text:changed-region>
        <text:changed-region xml:id="ct41002448" text:id="ct41002448">
          <text:UnknownChange>
            <office:change-info>
              <dc:creator>Ádám Morva</dc:creator>
              <dc:date>2023-11-02T18:47:15</dc:date>
            </office:change-info>
          </text:UnknownChange>
        </text:changed-region>
        <text:changed-region xml:id="ct40973984" text:id="ct40973984">
          <text:UnknownChange>
            <office:change-info>
              <dc:creator>Ádám Morva</dc:creator>
              <dc:date>2023-11-02T18:47:15</dc:date>
            </office:change-info>
          </text:UnknownChange>
        </text:changed-region>
        <text:changed-region xml:id="ct41003664" text:id="ct41003664">
          <text:UnknownChange>
            <office:change-info>
              <dc:creator>Ádám Morva</dc:creator>
              <dc:date>2023-11-02T18:47:15</dc:date>
            </office:change-info>
          </text:UnknownChange>
        </text:changed-region>
        <text:changed-region xml:id="ct41018944" text:id="ct41018944">
          <text:UnknownChange>
            <office:change-info>
              <dc:creator>Ádám Morva</dc:creator>
              <dc:date>2023-11-02T18:47:15</dc:date>
            </office:change-info>
          </text:UnknownChange>
        </text:changed-region>
        <text:changed-region xml:id="ct41034080" text:id="ct41034080">
          <text:UnknownChange>
            <office:change-info>
              <dc:creator>Ádám Morva</dc:creator>
              <dc:date>2023-11-02T18:47:15</dc:date>
            </office:change-info>
          </text:UnknownChange>
        </text:changed-region>
        <text:changed-region xml:id="ct41037776" text:id="ct41037776">
          <text:UnknownChange>
            <office:change-info>
              <dc:creator>Ádám Morva</dc:creator>
              <dc:date>2023-11-02T18:47:15</dc:date>
            </office:change-info>
          </text:UnknownChange>
        </text:changed-region>
        <text:changed-region xml:id="ct41038528" text:id="ct41038528">
          <text:UnknownChange>
            <office:change-info>
              <dc:creator>Ádám Morva</dc:creator>
              <dc:date>2023-11-02T18:47:15</dc:date>
            </office:change-info>
          </text:UnknownChange>
        </text:changed-region>
        <text:changed-region xml:id="ct41040848" text:id="ct41040848">
          <text:UnknownChange>
            <office:change-info>
              <dc:creator>Ádám Morva</dc:creator>
              <dc:date>2023-11-02T18:47:15</dc:date>
            </office:change-info>
          </text:UnknownChange>
        </text:changed-region>
        <text:changed-region xml:id="ct41045296" text:id="ct41045296">
          <text:UnknownChange>
            <office:change-info>
              <dc:creator>Ádám Morva</dc:creator>
              <dc:date>2023-11-02T18:47:15</dc:date>
            </office:change-info>
          </text:UnknownChange>
        </text:changed-region>
        <text:changed-region xml:id="ct41040592" text:id="ct41040592">
          <text:UnknownChange>
            <office:change-info>
              <dc:creator>Ádám Morva</dc:creator>
              <dc:date>2023-11-02T18:47:15</dc:date>
            </office:change-info>
          </text:UnknownChange>
        </text:changed-region>
        <text:changed-region xml:id="ct41052144" text:id="ct41052144">
          <text:UnknownChange>
            <office:change-info>
              <dc:creator>Ádám Morva</dc:creator>
              <dc:date>2023-11-02T18:47:15</dc:date>
            </office:change-info>
          </text:UnknownChange>
        </text:changed-region>
        <text:changed-region xml:id="ct41140528" text:id="ct41140528">
          <text:UnknownChange>
            <office:change-info>
              <dc:creator>Ádám Morva</dc:creator>
              <dc:date>2023-11-02T18:47:15</dc:date>
            </office:change-info>
          </text:UnknownChange>
        </text:changed-region>
        <text:changed-region xml:id="ct40768592" text:id="ct40768592">
          <text:UnknownChange>
            <office:change-info>
              <dc:creator>Ádám Morva</dc:creator>
              <dc:date>2023-11-02T18:47:15</dc:date>
            </office:change-info>
          </text:UnknownChange>
        </text:changed-region>
        <text:changed-region xml:id="ct41072528" text:id="ct41072528">
          <text:UnknownChange>
            <office:change-info>
              <dc:creator>Ádám Morva</dc:creator>
              <dc:date>2023-11-02T18:47:15</dc:date>
            </office:change-info>
          </text:UnknownChange>
        </text:changed-region>
        <text:changed-region xml:id="ct41083392" text:id="ct41083392">
          <text:UnknownChange>
            <office:change-info>
              <dc:creator>Ádám Morva</dc:creator>
              <dc:date>2023-11-02T18:47:15</dc:date>
            </office:change-info>
          </text:UnknownChange>
        </text:changed-region>
        <text:changed-region xml:id="ct41090240" text:id="ct41090240">
          <text:UnknownChange>
            <office:change-info>
              <dc:creator>Ádám Morva</dc:creator>
              <dc:date>2023-11-02T18:47:15</dc:date>
            </office:change-info>
          </text:UnknownChange>
        </text:changed-region>
        <text:changed-region xml:id="ct41077104" text:id="ct41077104">
          <text:UnknownChange>
            <office:change-info>
              <dc:creator>Ádám Morva</dc:creator>
              <dc:date>2023-11-02T18:47:15</dc:date>
            </office:change-info>
          </text:UnknownChange>
        </text:changed-region>
        <text:changed-region xml:id="ct40770800" text:id="ct40770800">
          <text:UnknownChange>
            <office:change-info>
              <dc:creator>Ádám Morva</dc:creator>
              <dc:date>2023-11-02T18:47:15</dc:date>
            </office:change-info>
          </text:UnknownChange>
        </text:changed-region>
        <text:changed-region xml:id="ct41054448" text:id="ct41054448">
          <text:UnknownChange>
            <office:change-info>
              <dc:creator>Ádám Morva</dc:creator>
              <dc:date>2023-11-02T18:47:15</dc:date>
            </office:change-info>
          </text:UnknownChange>
        </text:changed-region>
        <text:changed-region xml:id="ct41055632" text:id="ct41055632">
          <text:UnknownChange>
            <office:change-info>
              <dc:creator>Ádám Morva</dc:creator>
              <dc:date>2023-11-02T18:47:15</dc:date>
            </office:change-info>
          </text:UnknownChange>
        </text:changed-region>
        <text:changed-region xml:id="ct41058560" text:id="ct41058560">
          <text:UnknownChange>
            <office:change-info>
              <dc:creator>Ádám Morva</dc:creator>
              <dc:date>2023-11-02T18:47:15</dc:date>
            </office:change-info>
          </text:UnknownChange>
        </text:changed-region>
        <text:changed-region xml:id="ct41124016" text:id="ct41124016">
          <text:UnknownChange>
            <office:change-info>
              <dc:creator>Ádám Morva</dc:creator>
              <dc:date>2023-11-02T18:47:15</dc:date>
            </office:change-info>
          </text:UnknownChange>
        </text:changed-region>
        <text:changed-region xml:id="ct41126400" text:id="ct41126400">
          <text:UnknownChange>
            <office:change-info>
              <dc:creator>Ádám Morva</dc:creator>
              <dc:date>2023-11-02T18:47:15</dc:date>
            </office:change-info>
          </text:UnknownChange>
        </text:changed-region>
        <text:changed-region xml:id="ct41128592" text:id="ct41128592">
          <text:UnknownChange>
            <office:change-info>
              <dc:creator>Ádám Morva</dc:creator>
              <dc:date>2023-11-02T18:47:15</dc:date>
            </office:change-info>
          </text:UnknownChange>
        </text:changed-region>
        <text:changed-region xml:id="ct41061264" text:id="ct41061264">
          <text:UnknownChange>
            <office:change-info>
              <dc:creator>Ádám Morva</dc:creator>
              <dc:date>2023-11-02T18:47:15</dc:date>
            </office:change-info>
          </text:UnknownChange>
        </text:changed-region>
        <text:changed-region xml:id="ct41102496" text:id="ct41102496">
          <text:UnknownChange>
            <office:change-info>
              <dc:creator>Ádám Morva</dc:creator>
              <dc:date>2023-11-02T18:47:15</dc:date>
            </office:change-info>
          </text:UnknownChange>
        </text:changed-region>
        <text:changed-region xml:id="ct41116592" text:id="ct41116592">
          <text:UnknownChange>
            <office:change-info>
              <dc:creator>Ádám Morva</dc:creator>
              <dc:date>2023-11-02T18:47:15</dc:date>
            </office:change-info>
          </text:UnknownChange>
        </text:changed-region>
        <text:changed-region xml:id="ct41120784" text:id="ct41120784">
          <text:UnknownChange>
            <office:change-info>
              <dc:creator>Ádám Morva</dc:creator>
              <dc:date>2023-11-02T18:47:15</dc:date>
            </office:change-info>
          </text:UnknownChange>
        </text:changed-region>
        <text:changed-region xml:id="ct41148912" text:id="ct41148912">
          <text:UnknownChange>
            <office:change-info>
              <dc:creator>Ádám Morva</dc:creator>
              <dc:date>2023-11-02T18:47:15</dc:date>
            </office:change-info>
          </text:UnknownChange>
        </text:changed-region>
        <text:changed-region xml:id="ct41167568" text:id="ct41167568">
          <text:UnknownChange>
            <office:change-info>
              <dc:creator>Ádám Morva</dc:creator>
              <dc:date>2023-11-02T18:47:15</dc:date>
            </office:change-info>
          </text:UnknownChange>
        </text:changed-region>
        <text:changed-region xml:id="ct41170816" text:id="ct41170816">
          <text:UnknownChange>
            <office:change-info>
              <dc:creator>Ádám Morva</dc:creator>
              <dc:date>2023-11-02T18:47:15</dc:date>
            </office:change-info>
          </text:UnknownChange>
        </text:changed-region>
        <text:changed-region xml:id="ct41173424" text:id="ct41173424">
          <text:UnknownChange>
            <office:change-info>
              <dc:creator>Ádám Morva</dc:creator>
              <dc:date>2023-11-02T18:47:15</dc:date>
            </office:change-info>
          </text:UnknownChange>
        </text:changed-region>
        <text:changed-region xml:id="ct41175600" text:id="ct41175600">
          <text:UnknownChange>
            <office:change-info>
              <dc:creator>Ádám Morva</dc:creator>
              <dc:date>2023-11-02T18:47:15</dc:date>
            </office:change-info>
          </text:UnknownChange>
        </text:changed-region>
        <text:changed-region xml:id="ct41178240" text:id="ct41178240">
          <text:UnknownChange>
            <office:change-info>
              <dc:creator>Ádám Morva</dc:creator>
              <dc:date>2023-11-02T18:47:15</dc:date>
            </office:change-info>
          </text:UnknownChange>
        </text:changed-region>
        <text:changed-region xml:id="ct41196416" text:id="ct41196416">
          <text:UnknownChange>
            <office:change-info>
              <dc:creator>Ádám Morva</dc:creator>
              <dc:date>2023-11-02T18:47:15</dc:date>
            </office:change-info>
          </text:UnknownChange>
        </text:changed-region>
        <text:changed-region xml:id="ct41166000" text:id="ct41166000">
          <text:UnknownChange>
            <office:change-info>
              <dc:creator>Ádám Morva</dc:creator>
              <dc:date>2023-11-02T18:47:15</dc:date>
            </office:change-info>
          </text:UnknownChange>
        </text:changed-region>
        <text:changed-region xml:id="ct41188192" text:id="ct41188192">
          <text:UnknownChange>
            <office:change-info>
              <dc:creator>Ádám Morva</dc:creator>
              <dc:date>2023-11-02T18:47:15</dc:date>
            </office:change-info>
          </text:UnknownChange>
        </text:changed-region>
        <text:changed-region xml:id="ct41207040" text:id="ct41207040">
          <text:UnknownChange>
            <office:change-info>
              <dc:creator>Ádám Morva</dc:creator>
              <dc:date>2023-11-02T18:47:15</dc:date>
            </office:change-info>
          </text:UnknownChange>
        </text:changed-region>
        <text:changed-region xml:id="ct41206704" text:id="ct41206704">
          <text:UnknownChange>
            <office:change-info>
              <dc:creator>Ádám Morva</dc:creator>
              <dc:date>2023-11-02T18:47:15</dc:date>
            </office:change-info>
          </text:UnknownChange>
        </text:changed-region>
        <text:changed-region xml:id="ct41195568" text:id="ct41195568">
          <text:UnknownChange>
            <office:change-info>
              <dc:creator>Ádám Morva</dc:creator>
              <dc:date>2023-11-02T18:47:15</dc:date>
            </office:change-info>
          </text:UnknownChange>
        </text:changed-region>
        <text:changed-region xml:id="ct40200272" text:id="ct40200272">
          <text:UnknownChange>
            <office:change-info>
              <dc:creator>Ádám Morva</dc:creator>
              <dc:date>2023-11-02T18:47:15</dc:date>
            </office:change-info>
          </text:UnknownChange>
        </text:changed-region>
        <text:changed-region xml:id="ct41162416" text:id="ct41162416">
          <text:UnknownChange>
            <office:change-info>
              <dc:creator>Ádám Morva</dc:creator>
              <dc:date>2023-11-02T18:47:15</dc:date>
            </office:change-info>
          </text:UnknownChange>
        </text:changed-region>
        <text:changed-region xml:id="ct41222176" text:id="ct41222176">
          <text:UnknownChange>
            <office:change-info>
              <dc:creator>Ádám Morva</dc:creator>
              <dc:date>2023-11-02T18:47:15</dc:date>
            </office:change-info>
          </text:UnknownChange>
        </text:changed-region>
        <text:changed-region xml:id="ct41228864" text:id="ct41228864">
          <text:UnknownChange>
            <office:change-info>
              <dc:creator>Ádám Morva</dc:creator>
              <dc:date>2023-11-02T18:47:15</dc:date>
            </office:change-info>
          </text:UnknownChange>
        </text:changed-region>
        <text:changed-region xml:id="ct41234288" text:id="ct41234288">
          <text:UnknownChange>
            <office:change-info>
              <dc:creator>Ádám Morva</dc:creator>
              <dc:date>2023-11-02T18:47:15</dc:date>
            </office:change-info>
          </text:UnknownChange>
        </text:changed-region>
        <text:changed-region xml:id="ct41239680" text:id="ct41239680">
          <text:UnknownChange>
            <office:change-info>
              <dc:creator>Ádám Morva</dc:creator>
              <dc:date>2023-11-02T18:47:15</dc:date>
            </office:change-info>
          </text:UnknownChange>
        </text:changed-region>
        <text:changed-region xml:id="ct41235168" text:id="ct41235168">
          <text:UnknownChange>
            <office:change-info>
              <dc:creator>Ádám Morva</dc:creator>
              <dc:date>2023-11-02T18:47:15</dc:date>
            </office:change-info>
          </text:UnknownChange>
        </text:changed-region>
        <text:changed-region xml:id="ct40102352" text:id="ct40102352">
          <text:UnknownChange>
            <office:change-info>
              <dc:creator>Ádám Morva</dc:creator>
              <dc:date>2023-11-02T18:47:15</dc:date>
            </office:change-info>
          </text:UnknownChange>
        </text:changed-region>
        <text:changed-region xml:id="ct41256624" text:id="ct41256624">
          <text:UnknownChange>
            <office:change-info>
              <dc:creator>Ádám Morva</dc:creator>
              <dc:date>2023-11-02T18:47:15</dc:date>
            </office:change-info>
          </text:UnknownChange>
        </text:changed-region>
        <text:changed-region xml:id="ct41280080" text:id="ct41280080">
          <text:UnknownChange>
            <office:change-info>
              <dc:creator>Ádám Morva</dc:creator>
              <dc:date>2023-11-02T18:47:15</dc:date>
            </office:change-info>
          </text:UnknownChange>
        </text:changed-region>
        <text:changed-region xml:id="ct41283040" text:id="ct41283040">
          <text:UnknownChange>
            <office:change-info>
              <dc:creator>Ádám Morva</dc:creator>
              <dc:date>2023-11-02T18:47:15</dc:date>
            </office:change-info>
          </text:UnknownChange>
        </text:changed-region>
        <text:changed-region xml:id="ct41285856" text:id="ct41285856">
          <text:UnknownChange>
            <office:change-info>
              <dc:creator>Ádám Morva</dc:creator>
              <dc:date>2023-11-02T18:47:15</dc:date>
            </office:change-info>
          </text:UnknownChange>
        </text:changed-region>
        <text:changed-region xml:id="ct41283264" text:id="ct41283264">
          <text:UnknownChange>
            <office:change-info>
              <dc:creator>Ádám Morva</dc:creator>
              <dc:date>2023-11-02T18:47:15</dc:date>
            </office:change-info>
          </text:UnknownChange>
        </text:changed-region>
        <text:changed-region xml:id="ct41290864" text:id="ct41290864">
          <text:UnknownChange>
            <office:change-info>
              <dc:creator>Ádám Morva</dc:creator>
              <dc:date>2023-11-02T18:47:15</dc:date>
            </office:change-info>
          </text:UnknownChange>
        </text:changed-region>
        <text:changed-region xml:id="ct41295792" text:id="ct41295792">
          <text:UnknownChange>
            <office:change-info>
              <dc:creator>Ádám Morva</dc:creator>
              <dc:date>2023-11-02T18:47:15</dc:date>
            </office:change-info>
          </text:UnknownChange>
        </text:changed-region>
        <text:changed-region xml:id="ct41300848" text:id="ct41300848">
          <text:UnknownChange>
            <office:change-info>
              <dc:creator>Ádám Morva</dc:creator>
              <dc:date>2023-11-02T18:47:15</dc:date>
            </office:change-info>
          </text:UnknownChange>
        </text:changed-region>
        <text:changed-region xml:id="ct41304576" text:id="ct41304576">
          <text:UnknownChange>
            <office:change-info>
              <dc:creator>Ádám Morva</dc:creator>
              <dc:date>2023-11-02T18:47:15</dc:date>
            </office:change-info>
          </text:UnknownChange>
        </text:changed-region>
        <text:changed-region xml:id="ct41306880" text:id="ct41306880">
          <text:UnknownChange>
            <office:change-info>
              <dc:creator>Ádám Morva</dc:creator>
              <dc:date>2023-11-02T18:47:15</dc:date>
            </office:change-info>
          </text:UnknownChange>
        </text:changed-region>
        <text:changed-region xml:id="ct41309392" text:id="ct41309392">
          <text:UnknownChange>
            <office:change-info>
              <dc:creator>Ádám Morva</dc:creator>
              <dc:date>2023-11-02T18:47:15</dc:date>
            </office:change-info>
          </text:UnknownChange>
        </text:changed-region>
        <text:changed-region xml:id="ct41315328" text:id="ct41315328">
          <text:UnknownChange>
            <office:change-info>
              <dc:creator>Ádám Morva</dc:creator>
              <dc:date>2023-11-02T18:47:15</dc:date>
            </office:change-info>
          </text:UnknownChange>
        </text:changed-region>
        <text:changed-region xml:id="ct41318784" text:id="ct41318784">
          <text:UnknownChange>
            <office:change-info>
              <dc:creator>Ádám Morva</dc:creator>
              <dc:date>2023-11-02T18:47:15</dc:date>
            </office:change-info>
          </text:UnknownChange>
        </text:changed-region>
        <text:changed-region xml:id="ct41321360" text:id="ct41321360">
          <text:UnknownChange>
            <office:change-info>
              <dc:creator>Ádám Morva</dc:creator>
              <dc:date>2023-11-02T18:47:15</dc:date>
            </office:change-info>
          </text:UnknownChange>
        </text:changed-region>
        <text:changed-region xml:id="ct41323696" text:id="ct41323696">
          <text:UnknownChange>
            <office:change-info>
              <dc:creator>Ádám Morva</dc:creator>
              <dc:date>2023-11-02T18:47:15</dc:date>
            </office:change-info>
          </text:UnknownChange>
        </text:changed-region>
        <text:changed-region xml:id="ct41326672" text:id="ct41326672">
          <text:UnknownChange>
            <office:change-info>
              <dc:creator>Ádám Morva</dc:creator>
              <dc:date>2023-11-02T18:47:15</dc:date>
            </office:change-info>
          </text:UnknownChange>
        </text:changed-region>
        <text:changed-region xml:id="ct41329408" text:id="ct41329408">
          <text:UnknownChange>
            <office:change-info>
              <dc:creator>Ádám Morva</dc:creator>
              <dc:date>2023-11-02T18:47:15</dc:date>
            </office:change-info>
          </text:UnknownChange>
        </text:changed-region>
        <text:changed-region xml:id="ct41332176" text:id="ct41332176">
          <text:UnknownChange>
            <office:change-info>
              <dc:creator>Ádám Morva</dc:creator>
              <dc:date>2023-11-02T18:47:15</dc:date>
            </office:change-info>
          </text:UnknownChange>
        </text:changed-region>
        <text:changed-region xml:id="ct41332944" text:id="ct41332944">
          <text:UnknownChange>
            <office:change-info>
              <dc:creator>Ádám Morva</dc:creator>
              <dc:date>2023-11-02T18:47:15</dc:date>
            </office:change-info>
          </text:UnknownChange>
        </text:changed-region>
        <text:changed-region xml:id="ct41327088" text:id="ct41327088">
          <text:UnknownChange>
            <office:change-info>
              <dc:creator>Ádám Morva</dc:creator>
              <dc:date>2023-11-02T18:47:15</dc:date>
            </office:change-info>
          </text:UnknownChange>
        </text:changed-region>
        <text:changed-region xml:id="ct41335744" text:id="ct41335744">
          <text:UnknownChange>
            <office:change-info>
              <dc:creator>Ádám Morva</dc:creator>
              <dc:date>2023-11-02T18:47:15</dc:date>
            </office:change-info>
          </text:UnknownChange>
        </text:changed-region>
        <text:changed-region xml:id="ct41333936" text:id="ct41333936">
          <text:UnknownChange>
            <office:change-info>
              <dc:creator>Ádám Morva</dc:creator>
              <dc:date>2023-11-02T18:47:15</dc:date>
            </office:change-info>
          </text:UnknownChange>
        </text:changed-region>
        <text:changed-region xml:id="ct41343504" text:id="ct41343504">
          <text:UnknownChange>
            <office:change-info>
              <dc:creator>Ádám Morva</dc:creator>
              <dc:date>2023-11-02T18:47:15</dc:date>
            </office:change-info>
          </text:UnknownChange>
        </text:changed-region>
        <text:changed-region xml:id="ct41340960" text:id="ct41340960">
          <text:UnknownChange>
            <office:change-info>
              <dc:creator>Ádám Morva</dc:creator>
              <dc:date>2023-11-02T18:47:15</dc:date>
            </office:change-info>
          </text:UnknownChange>
        </text:changed-region>
        <text:changed-region xml:id="ct41348128" text:id="ct41348128">
          <text:UnknownChange>
            <office:change-info>
              <dc:creator>Ádám Morva</dc:creator>
              <dc:date>2023-11-02T18:47:15</dc:date>
            </office:change-info>
          </text:UnknownChange>
        </text:changed-region>
        <text:changed-region xml:id="ct41344688" text:id="ct41344688">
          <text:UnknownChange>
            <office:change-info>
              <dc:creator>Ádám Morva</dc:creator>
              <dc:date>2023-11-02T18:47:15</dc:date>
            </office:change-info>
          </text:UnknownChange>
        </text:changed-region>
        <text:changed-region xml:id="ct41344960" text:id="ct41344960">
          <text:UnknownChange>
            <office:change-info>
              <dc:creator>Ádám Morva</dc:creator>
              <dc:date>2023-11-02T18:47:15</dc:date>
            </office:change-info>
          </text:UnknownChange>
        </text:changed-region>
        <text:changed-region xml:id="ct41353264" text:id="ct41353264">
          <text:UnknownChange>
            <office:change-info>
              <dc:creator>Ádám Morva</dc:creator>
              <dc:date>2023-11-02T18:47:15</dc:date>
            </office:change-info>
          </text:UnknownChange>
        </text:changed-region>
        <text:changed-region xml:id="ct41357216" text:id="ct41357216">
          <text:UnknownChange>
            <office:change-info>
              <dc:creator>Ádám Morva</dc:creator>
              <dc:date>2023-11-02T18:47:15</dc:date>
            </office:change-info>
          </text:UnknownChange>
        </text:changed-region>
        <text:changed-region xml:id="ct41360224" text:id="ct41360224">
          <text:UnknownChange>
            <office:change-info>
              <dc:creator>Ádám Morva</dc:creator>
              <dc:date>2023-11-02T18:47:15</dc:date>
            </office:change-info>
          </text:UnknownChange>
        </text:changed-region>
        <text:changed-region xml:id="ct41376000" text:id="ct41376000">
          <text:UnknownChange>
            <office:change-info>
              <dc:creator>Ádám Morva</dc:creator>
              <dc:date>2023-11-02T18:47:15</dc:date>
            </office:change-info>
          </text:UnknownChange>
        </text:changed-region>
        <text:changed-region xml:id="ct41389952" text:id="ct41389952">
          <text:UnknownChange>
            <office:change-info>
              <dc:creator>Ádám Morva</dc:creator>
              <dc:date>2023-11-02T18:47:15</dc:date>
            </office:change-info>
          </text:UnknownChange>
        </text:changed-region>
        <text:changed-region xml:id="ct41391216" text:id="ct41391216">
          <text:UnknownChange>
            <office:change-info>
              <dc:creator>Ádám Morva</dc:creator>
              <dc:date>2023-11-02T18:47:15</dc:date>
            </office:change-info>
          </text:UnknownChange>
        </text:changed-region>
        <text:changed-region xml:id="ct41390592" text:id="ct41390592">
          <text:UnknownChange>
            <office:change-info>
              <dc:creator>Ádám Morva</dc:creator>
              <dc:date>2023-11-02T18:47:15</dc:date>
            </office:change-info>
          </text:UnknownChange>
        </text:changed-region>
        <text:changed-region xml:id="ct41391456" text:id="ct41391456">
          <text:UnknownChange>
            <office:change-info>
              <dc:creator>Ádám Morva</dc:creator>
              <dc:date>2023-11-02T18:47:15</dc:date>
            </office:change-info>
          </text:UnknownChange>
        </text:changed-region>
        <text:changed-region xml:id="ct41396064" text:id="ct41396064">
          <text:UnknownChange>
            <office:change-info>
              <dc:creator>Ádám Morva</dc:creator>
              <dc:date>2023-11-02T18:47:15</dc:date>
            </office:change-info>
          </text:UnknownChange>
        </text:changed-region>
        <text:changed-region xml:id="ct41419648" text:id="ct41419648">
          <text:UnknownChange>
            <office:change-info>
              <dc:creator>Ádám Morva</dc:creator>
              <dc:date>2023-11-02T18:47:15</dc:date>
            </office:change-info>
          </text:UnknownChange>
        </text:changed-region>
        <text:changed-region xml:id="ct41437520" text:id="ct41437520">
          <text:UnknownChange>
            <office:change-info>
              <dc:creator>Ádám Morva</dc:creator>
              <dc:date>2023-11-02T18:47:15</dc:date>
            </office:change-info>
          </text:UnknownChange>
        </text:changed-region>
        <text:changed-region xml:id="ct41440112" text:id="ct41440112">
          <text:UnknownChange>
            <office:change-info>
              <dc:creator>Ádám Morva</dc:creator>
              <dc:date>2023-11-02T18:47:15</dc:date>
            </office:change-info>
          </text:UnknownChange>
        </text:changed-region>
        <text:changed-region xml:id="ct40269936" text:id="ct40269936">
          <text:UnknownChange>
            <office:change-info>
              <dc:creator>Ádám Morva</dc:creator>
              <dc:date>2023-11-02T18:47:15</dc:date>
            </office:change-info>
          </text:UnknownChange>
        </text:changed-region>
        <text:changed-region xml:id="ct40294176" text:id="ct40294176">
          <text:UnknownChange>
            <office:change-info>
              <dc:creator>Ádám Morva</dc:creator>
              <dc:date>2023-11-02T18:47:15</dc:date>
            </office:change-info>
          </text:UnknownChange>
        </text:changed-region>
        <text:changed-region xml:id="ct40296720" text:id="ct40296720">
          <text:UnknownChange>
            <office:change-info>
              <dc:creator>Ádám Morva</dc:creator>
              <dc:date>2023-11-02T18:47:15</dc:date>
            </office:change-info>
          </text:UnknownChange>
        </text:changed-region>
        <text:changed-region xml:id="ct40299936" text:id="ct40299936">
          <text:UnknownChange>
            <office:change-info>
              <dc:creator>Ádám Morva</dc:creator>
              <dc:date>2023-11-02T18:47:15</dc:date>
            </office:change-info>
          </text:UnknownChange>
        </text:changed-region>
        <text:changed-region xml:id="ct40302416" text:id="ct40302416">
          <text:UnknownChange>
            <office:change-info>
              <dc:creator>Ádám Morva</dc:creator>
              <dc:date>2023-11-02T18:47:15</dc:date>
            </office:change-info>
          </text:UnknownChange>
        </text:changed-region>
        <text:changed-region xml:id="ct40303360" text:id="ct40303360">
          <text:UnknownChange>
            <office:change-info>
              <dc:creator>Ádám Morva</dc:creator>
              <dc:date>2023-11-02T18:47:15</dc:date>
            </office:change-info>
          </text:UnknownChange>
        </text:changed-region>
        <text:changed-region xml:id="ct40305344" text:id="ct40305344">
          <text:UnknownChange>
            <office:change-info>
              <dc:creator>Ádám Morva</dc:creator>
              <dc:date>2023-11-02T18:47:15</dc:date>
            </office:change-info>
          </text:UnknownChange>
        </text:changed-region>
        <text:changed-region xml:id="ct40295408" text:id="ct40295408">
          <text:UnknownChange>
            <office:change-info>
              <dc:creator>Ádám Morva</dc:creator>
              <dc:date>2023-11-02T18:47:15</dc:date>
            </office:change-info>
          </text:UnknownChange>
        </text:changed-region>
        <text:changed-region xml:id="ct40309488" text:id="ct40309488">
          <text:UnknownChange>
            <office:change-info>
              <dc:creator>Ádám Morva</dc:creator>
              <dc:date>2023-11-02T18:47:15</dc:date>
            </office:change-info>
          </text:UnknownChange>
        </text:changed-region>
        <text:changed-region xml:id="ct40311776" text:id="ct40311776">
          <text:UnknownChange>
            <office:change-info>
              <dc:creator>Ádám Morva</dc:creator>
              <dc:date>2023-11-02T18:47:15</dc:date>
            </office:change-info>
          </text:UnknownChange>
        </text:changed-region>
        <text:changed-region xml:id="ct40317504" text:id="ct40317504">
          <text:UnknownChange>
            <office:change-info>
              <dc:creator>Ádám Morva</dc:creator>
              <dc:date>2023-11-02T18:47:15</dc:date>
            </office:change-info>
          </text:UnknownChange>
        </text:changed-region>
        <text:changed-region xml:id="ct41581824" text:id="ct41581824">
          <text:UnknownChange>
            <office:change-info>
              <dc:creator>Ádám Morva</dc:creator>
              <dc:date>2023-11-02T18:47:15</dc:date>
            </office:change-info>
          </text:UnknownChange>
        </text:changed-region>
        <text:changed-region xml:id="ct41584496" text:id="ct41584496">
          <text:UnknownChange>
            <office:change-info>
              <dc:creator>Ádám Morva</dc:creator>
              <dc:date>2023-11-02T18:47:15</dc:date>
            </office:change-info>
          </text:UnknownChange>
        </text:changed-region>
        <text:changed-region xml:id="ct41601248" text:id="ct41601248">
          <text:UnknownChange>
            <office:change-info>
              <dc:creator>Ádám Morva</dc:creator>
              <dc:date>2023-11-02T18:47:15</dc:date>
            </office:change-info>
          </text:UnknownChange>
        </text:changed-region>
        <text:changed-region xml:id="ct41603104" text:id="ct41603104">
          <text:UnknownChange>
            <office:change-info>
              <dc:creator>Ádám Morva</dc:creator>
              <dc:date>2023-11-02T18:47:15</dc:date>
            </office:change-info>
          </text:UnknownChange>
        </text:changed-region>
        <text:changed-region xml:id="ct41606784" text:id="ct41606784">
          <text:UnknownChange>
            <office:change-info>
              <dc:creator>Ádám Morva</dc:creator>
              <dc:date>2023-11-02T18:47:15</dc:date>
            </office:change-info>
          </text:UnknownChange>
        </text:changed-region>
        <text:changed-region xml:id="ct41611520" text:id="ct41611520">
          <text:UnknownChange>
            <office:change-info>
              <dc:creator>Ádám Morva</dc:creator>
              <dc:date>2023-11-02T18:47:15</dc:date>
            </office:change-info>
          </text:UnknownChange>
        </text:changed-region>
        <text:changed-region xml:id="ct41610736" text:id="ct41610736">
          <text:UnknownChange>
            <office:change-info>
              <dc:creator>Ádám Morva</dc:creator>
              <dc:date>2023-11-02T18:47:15</dc:date>
            </office:change-info>
          </text:UnknownChange>
        </text:changed-region>
        <text:changed-region xml:id="ct41615216" text:id="ct41615216">
          <text:UnknownChange>
            <office:change-info>
              <dc:creator>Ádám Morva</dc:creator>
              <dc:date>2023-11-02T18:47:15</dc:date>
            </office:change-info>
          </text:UnknownChange>
        </text:changed-region>
        <text:changed-region xml:id="ct41623632" text:id="ct41623632">
          <text:UnknownChange>
            <office:change-info>
              <dc:creator>Ádám Morva</dc:creator>
              <dc:date>2023-11-02T18:47:15</dc:date>
            </office:change-info>
          </text:UnknownChange>
        </text:changed-region>
        <text:changed-region xml:id="ct41625824" text:id="ct41625824">
          <text:UnknownChange>
            <office:change-info>
              <dc:creator>Ádám Morva</dc:creator>
              <dc:date>2023-11-02T18:47:15</dc:date>
            </office:change-info>
          </text:UnknownChange>
        </text:changed-region>
        <text:changed-region xml:id="ct41628128" text:id="ct41628128">
          <text:UnknownChange>
            <office:change-info>
              <dc:creator>Ádám Morva</dc:creator>
              <dc:date>2023-11-02T18:47:15</dc:date>
            </office:change-info>
          </text:UnknownChange>
        </text:changed-region>
        <text:changed-region xml:id="ct41627872" text:id="ct41627872">
          <text:UnknownChange>
            <office:change-info>
              <dc:creator>Ádám Morva</dc:creator>
              <dc:date>2023-11-02T18:47:15</dc:date>
            </office:change-info>
          </text:UnknownChange>
        </text:changed-region>
        <text:changed-region xml:id="ct41651824" text:id="ct41651824">
          <text:UnknownChange>
            <office:change-info>
              <dc:creator>Ádám Morva</dc:creator>
              <dc:date>2023-11-02T18:47:15</dc:date>
            </office:change-info>
          </text:UnknownChange>
        </text:changed-region>
        <text:changed-region xml:id="ct41658784" text:id="ct41658784">
          <text:UnknownChange>
            <office:change-info>
              <dc:creator>Ádám Morva</dc:creator>
              <dc:date>2023-11-02T18:47:15</dc:date>
            </office:change-info>
          </text:UnknownChange>
        </text:changed-region>
        <text:changed-region xml:id="ct41674800" text:id="ct41674800">
          <text:UnknownChange>
            <office:change-info>
              <dc:creator>Ádám Morva</dc:creator>
              <dc:date>2023-11-02T18:47:15</dc:date>
            </office:change-info>
          </text:UnknownChange>
        </text:changed-region>
        <text:changed-region xml:id="ct41678112" text:id="ct41678112">
          <text:UnknownChange>
            <office:change-info>
              <dc:creator>Ádám Morva</dc:creator>
              <dc:date>2023-11-02T18:47:15</dc:date>
            </office:change-info>
          </text:UnknownChange>
        </text:changed-region>
        <text:changed-region xml:id="ct41680480" text:id="ct41680480">
          <text:UnknownChange>
            <office:change-info>
              <dc:creator>Ádám Morva</dc:creator>
              <dc:date>2023-11-02T18:47:15</dc:date>
            </office:change-info>
          </text:UnknownChange>
        </text:changed-region>
        <text:changed-region xml:id="ct41683008" text:id="ct41683008">
          <text:UnknownChange>
            <office:change-info>
              <dc:creator>Ádám Morva</dc:creator>
              <dc:date>2023-11-02T18:47:15</dc:date>
            </office:change-info>
          </text:UnknownChange>
        </text:changed-region>
        <text:changed-region xml:id="ct41683488" text:id="ct41683488">
          <text:UnknownChange>
            <office:change-info>
              <dc:creator>Ádám Morva</dc:creator>
              <dc:date>2023-11-02T18:47:15</dc:date>
            </office:change-info>
          </text:UnknownChange>
        </text:changed-region>
        <text:changed-region xml:id="ct41698144" text:id="ct41698144">
          <text:UnknownChange>
            <office:change-info>
              <dc:creator>Ádám Morva</dc:creator>
              <dc:date>2023-11-02T18:47:15</dc:date>
            </office:change-info>
          </text:UnknownChange>
        </text:changed-region>
        <text:changed-region xml:id="ct41710624" text:id="ct41710624">
          <text:UnknownChange>
            <office:change-info>
              <dc:creator>Ádám Morva</dc:creator>
              <dc:date>2023-11-02T18:47:15</dc:date>
            </office:change-info>
          </text:UnknownChange>
        </text:changed-region>
        <text:changed-region xml:id="ct41712272" text:id="ct41712272">
          <text:UnknownChange>
            <office:change-info>
              <dc:creator>Ádám Morva</dc:creator>
              <dc:date>2023-11-02T18:47:15</dc:date>
            </office:change-info>
          </text:UnknownChange>
        </text:changed-region>
        <text:changed-region xml:id="ct41715024" text:id="ct41715024">
          <text:UnknownChange>
            <office:change-info>
              <dc:creator>Ádám Morva</dc:creator>
              <dc:date>2023-11-02T18:47:15</dc:date>
            </office:change-info>
          </text:UnknownChange>
        </text:changed-region>
        <text:changed-region xml:id="ct41655440" text:id="ct41655440">
          <text:UnknownChange>
            <office:change-info>
              <dc:creator>Ádám Morva</dc:creator>
              <dc:date>2023-11-02T18:47:15</dc:date>
            </office:change-info>
          </text:UnknownChange>
        </text:changed-region>
        <text:changed-region xml:id="ct41716352" text:id="ct41716352">
          <text:UnknownChange>
            <office:change-info>
              <dc:creator>Ádám Morva</dc:creator>
              <dc:date>2023-11-02T18:47:15</dc:date>
            </office:change-info>
          </text:UnknownChange>
        </text:changed-region>
        <text:changed-region xml:id="ct40359040" text:id="ct40359040">
          <text:UnknownChange>
            <office:change-info>
              <dc:creator>Ádám Morva</dc:creator>
              <dc:date>2023-11-02T18:47:15</dc:date>
            </office:change-info>
          </text:UnknownChange>
        </text:changed-region>
        <text:changed-region xml:id="ct41729968" text:id="ct41729968">
          <text:UnknownChange>
            <office:change-info>
              <dc:creator>Ádám Morva</dc:creator>
              <dc:date>2023-11-02T18:47:15</dc:date>
            </office:change-info>
          </text:UnknownChange>
        </text:changed-region>
        <text:changed-region xml:id="ct41745632" text:id="ct41745632">
          <text:UnknownChange>
            <office:change-info>
              <dc:creator>Ádám Morva</dc:creator>
              <dc:date>2023-11-02T18:47:15</dc:date>
            </office:change-info>
          </text:UnknownChange>
        </text:changed-region>
        <text:changed-region xml:id="ct41751760" text:id="ct41751760">
          <text:UnknownChange>
            <office:change-info>
              <dc:creator>Ádám Morva</dc:creator>
              <dc:date>2023-11-02T18:47:15</dc:date>
            </office:change-info>
          </text:UnknownChange>
        </text:changed-region>
        <text:changed-region xml:id="ct41749776" text:id="ct41749776">
          <text:UnknownChange>
            <office:change-info>
              <dc:creator>Ádám Morva</dc:creator>
              <dc:date>2023-11-02T18:47:15</dc:date>
            </office:change-info>
          </text:UnknownChange>
        </text:changed-region>
        <text:changed-region xml:id="ct41753216" text:id="ct41753216">
          <text:UnknownChange>
            <office:change-info>
              <dc:creator>Ádám Morva</dc:creator>
              <dc:date>2023-11-02T18:47:15</dc:date>
            </office:change-info>
          </text:UnknownChange>
        </text:changed-region>
        <text:changed-region xml:id="ct41744368" text:id="ct41744368">
          <text:UnknownChange>
            <office:change-info>
              <dc:creator>Ádám Morva</dc:creator>
              <dc:date>2023-11-02T18:47:15</dc:date>
            </office:change-info>
          </text:UnknownChange>
        </text:changed-region>
        <text:changed-region xml:id="ct41758880" text:id="ct41758880">
          <text:UnknownChange>
            <office:change-info>
              <dc:creator>Ádám Morva</dc:creator>
              <dc:date>2023-11-02T18:47:15</dc:date>
            </office:change-info>
          </text:UnknownChange>
        </text:changed-region>
        <text:changed-region xml:id="ct41715600" text:id="ct41715600">
          <text:UnknownChange>
            <office:change-info>
              <dc:creator>Ádám Morva</dc:creator>
              <dc:date>2023-11-02T18:47:15</dc:date>
            </office:change-info>
          </text:UnknownChange>
        </text:changed-region>
        <text:changed-region xml:id="ct41757216" text:id="ct41757216">
          <text:UnknownChange>
            <office:change-info>
              <dc:creator>Ádám Morva</dc:creator>
              <dc:date>2023-11-02T18:47:15</dc:date>
            </office:change-info>
          </text:UnknownChange>
        </text:changed-region>
        <text:changed-region xml:id="ct41782592" text:id="ct41782592">
          <text:UnknownChange>
            <office:change-info>
              <dc:creator>Ádám Morva</dc:creator>
              <dc:date>2023-11-02T18:47:15</dc:date>
            </office:change-info>
          </text:UnknownChange>
        </text:changed-region>
        <text:changed-region xml:id="ct41797008" text:id="ct41797008">
          <text:UnknownChange>
            <office:change-info>
              <dc:creator>Ádám Morva</dc:creator>
              <dc:date>2023-11-02T18:47:15</dc:date>
            </office:change-info>
          </text:UnknownChange>
        </text:changed-region>
        <text:changed-region xml:id="ct41799040" text:id="ct41799040">
          <text:UnknownChange>
            <office:change-info>
              <dc:creator>Ádám Morva</dc:creator>
              <dc:date>2023-11-02T18:47:15</dc:date>
            </office:change-info>
          </text:UnknownChange>
        </text:changed-region>
        <text:changed-region xml:id="ct41801328" text:id="ct41801328">
          <text:UnknownChange>
            <office:change-info>
              <dc:creator>Ádám Morva</dc:creator>
              <dc:date>2023-11-02T18:47:15</dc:date>
            </office:change-info>
          </text:UnknownChange>
        </text:changed-region>
        <text:changed-region xml:id="ct41817168" text:id="ct41817168">
          <text:UnknownChange>
            <office:change-info>
              <dc:creator>Ádám Morva</dc:creator>
              <dc:date>2023-11-02T18:47:15</dc:date>
            </office:change-info>
          </text:UnknownChange>
        </text:changed-region>
        <text:changed-region xml:id="ct41820464" text:id="ct41820464">
          <text:UnknownChange>
            <office:change-info>
              <dc:creator>Ádám Morva</dc:creator>
              <dc:date>2023-11-02T18:47:15</dc:date>
            </office:change-info>
          </text:UnknownChange>
        </text:changed-region>
        <text:changed-region xml:id="ct41835152" text:id="ct41835152">
          <text:UnknownChange>
            <office:change-info>
              <dc:creator>Ádám Morva</dc:creator>
              <dc:date>2023-11-02T18:47:15</dc:date>
            </office:change-info>
          </text:UnknownChange>
        </text:changed-region>
        <text:changed-region xml:id="ct41837744" text:id="ct41837744">
          <text:UnknownChange>
            <office:change-info>
              <dc:creator>Ádám Morva</dc:creator>
              <dc:date>2023-11-02T18:47:15</dc:date>
            </office:change-info>
          </text:UnknownChange>
        </text:changed-region>
        <text:changed-region xml:id="ct41840064" text:id="ct41840064">
          <text:UnknownChange>
            <office:change-info>
              <dc:creator>Ádám Morva</dc:creator>
              <dc:date>2023-11-02T18:47:15</dc:date>
            </office:change-info>
          </text:UnknownChange>
        </text:changed-region>
        <text:changed-region xml:id="ct41838912" text:id="ct41838912">
          <text:UnknownChange>
            <office:change-info>
              <dc:creator>Ádám Morva</dc:creator>
              <dc:date>2023-11-02T18:47:15</dc:date>
            </office:change-info>
          </text:UnknownChange>
        </text:changed-region>
        <text:changed-region xml:id="ct41838192" text:id="ct41838192">
          <text:UnknownChange>
            <office:change-info>
              <dc:creator>Ádám Morva</dc:creator>
              <dc:date>2023-11-02T18:47:15</dc:date>
            </office:change-info>
          </text:UnknownChange>
        </text:changed-region>
        <text:changed-region xml:id="ct41837968" text:id="ct41837968">
          <text:UnknownChange>
            <office:change-info>
              <dc:creator>Ádám Morva</dc:creator>
              <dc:date>2023-11-02T18:47:15</dc:date>
            </office:change-info>
          </text:UnknownChange>
        </text:changed-region>
        <text:changed-region xml:id="ct41791728" text:id="ct41791728">
          <text:UnknownChange>
            <office:change-info>
              <dc:creator>Ádám Morva</dc:creator>
              <dc:date>2023-11-02T18:47:15</dc:date>
            </office:change-info>
          </text:UnknownChange>
        </text:changed-region>
        <text:changed-region xml:id="ct41838416" text:id="ct41838416">
          <text:UnknownChange>
            <office:change-info>
              <dc:creator>Ádám Morva</dc:creator>
              <dc:date>2023-11-02T18:47:15</dc:date>
            </office:change-info>
          </text:UnknownChange>
        </text:changed-region>
        <text:changed-region xml:id="ct41862208" text:id="ct41862208">
          <text:UnknownChange>
            <office:change-info>
              <dc:creator>Ádám Morva</dc:creator>
              <dc:date>2023-11-02T18:47:15</dc:date>
            </office:change-info>
          </text:UnknownChange>
        </text:changed-region>
        <text:changed-region xml:id="ct41866352" text:id="ct41866352">
          <text:UnknownChange>
            <office:change-info>
              <dc:creator>Ádám Morva</dc:creator>
              <dc:date>2023-11-02T18:47:15</dc:date>
            </office:change-info>
          </text:UnknownChange>
        </text:changed-region>
        <text:changed-region xml:id="ct41865824" text:id="ct41865824">
          <text:UnknownChange>
            <office:change-info>
              <dc:creator>Ádám Morva</dc:creator>
              <dc:date>2023-11-02T18:47:15</dc:date>
            </office:change-info>
          </text:UnknownChange>
        </text:changed-region>
        <text:changed-region xml:id="ct41881600" text:id="ct41881600">
          <text:UnknownChange>
            <office:change-info>
              <dc:creator>Ádám Morva</dc:creator>
              <dc:date>2023-11-02T18:47:15</dc:date>
            </office:change-info>
          </text:UnknownChange>
        </text:changed-region>
        <text:changed-region xml:id="ct41886272" text:id="ct41886272">
          <text:UnknownChange>
            <office:change-info>
              <dc:creator>Ádám Morva</dc:creator>
              <dc:date>2023-11-02T18:47:15</dc:date>
            </office:change-info>
          </text:UnknownChange>
        </text:changed-region>
        <text:changed-region xml:id="ct41887248" text:id="ct41887248">
          <text:UnknownChange>
            <office:change-info>
              <dc:creator>Ádám Morva</dc:creator>
              <dc:date>2023-11-02T18:47:15</dc:date>
            </office:change-info>
          </text:UnknownChange>
        </text:changed-region>
        <text:changed-region xml:id="ct41890736" text:id="ct41890736">
          <text:UnknownChange>
            <office:change-info>
              <dc:creator>Ádám Morva</dc:creator>
              <dc:date>2023-11-02T18:47:15</dc:date>
            </office:change-info>
          </text:UnknownChange>
        </text:changed-region>
        <text:changed-region xml:id="ct41832672" text:id="ct41832672">
          <text:UnknownChange>
            <office:change-info>
              <dc:creator>Ádám Morva</dc:creator>
              <dc:date>2023-11-02T18:47:15</dc:date>
            </office:change-info>
          </text:UnknownChange>
        </text:changed-region>
        <text:changed-region xml:id="ct41892448" text:id="ct41892448">
          <text:UnknownChange>
            <office:change-info>
              <dc:creator>Ádám Morva</dc:creator>
              <dc:date>2023-11-02T18:47:15</dc:date>
            </office:change-info>
          </text:UnknownChange>
        </text:changed-region>
        <text:changed-region xml:id="ct41895072" text:id="ct41895072">
          <text:UnknownChange>
            <office:change-info>
              <dc:creator>Ádám Morva</dc:creator>
              <dc:date>2023-11-02T18:47:15</dc:date>
            </office:change-info>
          </text:UnknownChange>
        </text:changed-region>
        <text:changed-region xml:id="ct41881824" text:id="ct41881824">
          <text:UnknownChange>
            <office:change-info>
              <dc:creator>Ádám Morva</dc:creator>
              <dc:date>2023-11-02T18:47:15</dc:date>
            </office:change-info>
          </text:UnknownChange>
        </text:changed-region>
        <text:changed-region xml:id="ct41901440" text:id="ct41901440">
          <text:UnknownChange>
            <office:change-info>
              <dc:creator>Ádám Morva</dc:creator>
              <dc:date>2023-11-02T18:47:15</dc:date>
            </office:change-info>
          </text:UnknownChange>
        </text:changed-region>
        <text:changed-region xml:id="ct41907760" text:id="ct41907760">
          <text:UnknownChange>
            <office:change-info>
              <dc:creator>Ádám Morva</dc:creator>
              <dc:date>2023-11-02T18:47:15</dc:date>
            </office:change-info>
          </text:UnknownChange>
        </text:changed-region>
        <text:changed-region xml:id="ct41915856" text:id="ct41915856">
          <text:UnknownChange>
            <office:change-info>
              <dc:creator>Ádám Morva</dc:creator>
              <dc:date>2023-11-02T18:47:15</dc:date>
            </office:change-info>
          </text:UnknownChange>
        </text:changed-region>
        <text:changed-region xml:id="ct41918480" text:id="ct41918480">
          <text:UnknownChange>
            <office:change-info>
              <dc:creator>Ádám Morva</dc:creator>
              <dc:date>2023-11-02T18:47:15</dc:date>
            </office:change-info>
          </text:UnknownChange>
        </text:changed-region>
        <text:changed-region xml:id="ct41920640" text:id="ct41920640">
          <text:UnknownChange>
            <office:change-info>
              <dc:creator>Ádám Morva</dc:creator>
              <dc:date>2023-11-02T18:47:15</dc:date>
            </office:change-info>
          </text:UnknownChange>
        </text:changed-region>
        <text:changed-region xml:id="ct41923264" text:id="ct41923264">
          <text:UnknownChange>
            <office:change-info>
              <dc:creator>Ádám Morva</dc:creator>
              <dc:date>2023-11-02T18:47:15</dc:date>
            </office:change-info>
          </text:UnknownChange>
        </text:changed-region>
        <text:changed-region xml:id="ct41921504" text:id="ct41921504">
          <text:UnknownChange>
            <office:change-info>
              <dc:creator>Ádám Morva</dc:creator>
              <dc:date>2023-11-02T18:47:15</dc:date>
            </office:change-info>
          </text:UnknownChange>
        </text:changed-region>
        <text:changed-region xml:id="ct41941920" text:id="ct41941920">
          <text:UnknownChange>
            <office:change-info>
              <dc:creator>Ádám Morva</dc:creator>
              <dc:date>2023-11-02T18:47:15</dc:date>
            </office:change-info>
          </text:UnknownChange>
        </text:changed-region>
        <text:changed-region xml:id="ct41945536" text:id="ct41945536">
          <text:UnknownChange>
            <office:change-info>
              <dc:creator>Ádám Morva</dc:creator>
              <dc:date>2023-11-02T18:47:15</dc:date>
            </office:change-info>
          </text:UnknownChange>
        </text:changed-region>
        <text:changed-region xml:id="ct41949376" text:id="ct41949376">
          <text:UnknownChange>
            <office:change-info>
              <dc:creator>Ádám Morva</dc:creator>
              <dc:date>2023-11-02T18:47:15</dc:date>
            </office:change-info>
          </text:UnknownChange>
        </text:changed-region>
        <text:changed-region xml:id="ct41944576" text:id="ct41944576">
          <text:UnknownChange>
            <office:change-info>
              <dc:creator>Ádám Morva</dc:creator>
              <dc:date>2023-11-02T18:47:15</dc:date>
            </office:change-info>
          </text:UnknownChange>
        </text:changed-region>
        <text:changed-region xml:id="ct41953456" text:id="ct41953456">
          <text:UnknownChange>
            <office:change-info>
              <dc:creator>Ádám Morva</dc:creator>
              <dc:date>2023-11-02T18:47:15</dc:date>
            </office:change-info>
          </text:UnknownChange>
        </text:changed-region>
        <text:changed-region xml:id="ct41952384" text:id="ct41952384">
          <text:UnknownChange>
            <office:change-info>
              <dc:creator>Ádám Morva</dc:creator>
              <dc:date>2023-11-02T18:47:15</dc:date>
            </office:change-info>
          </text:UnknownChange>
        </text:changed-region>
        <text:changed-region xml:id="ct41958000" text:id="ct41958000">
          <text:UnknownChange>
            <office:change-info>
              <dc:creator>Ádám Morva</dc:creator>
              <dc:date>2023-11-02T18:47:15</dc:date>
            </office:change-info>
          </text:UnknownChange>
        </text:changed-region>
        <text:changed-region xml:id="ct41971568" text:id="ct41971568">
          <text:UnknownChange>
            <office:change-info>
              <dc:creator>Ádám Morva</dc:creator>
              <dc:date>2023-11-02T18:47:15</dc:date>
            </office:change-info>
          </text:UnknownChange>
        </text:changed-region>
        <text:changed-region xml:id="ct41983824" text:id="ct41983824">
          <text:UnknownChange>
            <office:change-info>
              <dc:creator>Ádám Morva</dc:creator>
              <dc:date>2023-11-02T18:47:15</dc:date>
            </office:change-info>
          </text:UnknownChange>
        </text:changed-region>
        <text:changed-region xml:id="ct41992432" text:id="ct41992432">
          <text:UnknownChange>
            <office:change-info>
              <dc:creator>Ádám Morva</dc:creator>
              <dc:date>2023-11-02T18:47:15</dc:date>
            </office:change-info>
          </text:UnknownChange>
        </text:changed-region>
        <text:changed-region xml:id="ct41976112" text:id="ct41976112">
          <text:UnknownChange>
            <office:change-info>
              <dc:creator>Ádám Morva</dc:creator>
              <dc:date>2023-11-02T18:47:15</dc:date>
            </office:change-info>
          </text:UnknownChange>
        </text:changed-region>
        <text:changed-region xml:id="ct41982224" text:id="ct41982224">
          <text:UnknownChange>
            <office:change-info>
              <dc:creator>Ádám Morva</dc:creator>
              <dc:date>2023-11-02T18:47:15</dc:date>
            </office:change-info>
          </text:UnknownChange>
        </text:changed-region>
        <text:changed-region xml:id="ct41965040" text:id="ct41965040">
          <text:UnknownChange>
            <office:change-info>
              <dc:creator>Ádám Morva</dc:creator>
              <dc:date>2023-11-02T18:47:15</dc:date>
            </office:change-info>
          </text:UnknownChange>
        </text:changed-region>
        <text:changed-region xml:id="ct41991568" text:id="ct41991568">
          <text:UnknownChange>
            <office:change-info>
              <dc:creator>Ádám Morva</dc:creator>
              <dc:date>2023-11-02T18:47:15</dc:date>
            </office:change-info>
          </text:UnknownChange>
        </text:changed-region>
        <text:changed-region xml:id="ct41996416" text:id="ct41996416">
          <text:deletion>
            <office:change-info>
              <dc:creator>Ádám Morva</dc:creator>
              <dc:date>2023-11-02T19:11:46</dc:date>
            </office:change-info>
            <text:p text:style-name="P8">does </text:p>
          </text:deletion>
        </text:changed-region>
        <text:changed-region xml:id="ct41999296" text:id="ct41999296">
          <text:UnknownChange>
            <office:change-info>
              <dc:creator>Ádám Morva</dc:creator>
              <dc:date>2023-11-02T18:47:15</dc:date>
            </office:change-info>
          </text:UnknownChange>
        </text:changed-region>
        <text:changed-region xml:id="ct42004384" text:id="ct42004384">
          <text:UnknownChange>
            <office:change-info>
              <dc:creator>Ádám Morva</dc:creator>
              <dc:date>2023-11-02T18:47:15</dc:date>
            </office:change-info>
          </text:UnknownChange>
        </text:changed-region>
        <text:changed-region xml:id="ct42003712" text:id="ct42003712">
          <text:UnknownChange>
            <office:change-info>
              <dc:creator>Ádám Morva</dc:creator>
              <dc:date>2023-11-02T18:47:15</dc:date>
            </office:change-info>
          </text:UnknownChange>
        </text:changed-region>
        <text:changed-region xml:id="ct42013168" text:id="ct42013168">
          <text:UnknownChange>
            <office:change-info>
              <dc:creator>Ádám Morva</dc:creator>
              <dc:date>2023-11-02T18:47:15</dc:date>
            </office:change-info>
          </text:UnknownChange>
        </text:changed-region>
        <text:changed-region xml:id="ct42037008" text:id="ct42037008">
          <text:UnknownChange>
            <office:change-info>
              <dc:creator>Ádám Morva</dc:creator>
              <dc:date>2023-11-02T18:47:15</dc:date>
            </office:change-info>
          </text:UnknownChange>
        </text:changed-region>
        <text:changed-region xml:id="ct42038976" text:id="ct42038976">
          <text:UnknownChange>
            <office:change-info>
              <dc:creator>Ádám Morva</dc:creator>
              <dc:date>2023-11-02T18:47:15</dc:date>
            </office:change-info>
          </text:UnknownChange>
        </text:changed-region>
        <text:changed-region xml:id="ct42036400" text:id="ct42036400">
          <text:UnknownChange>
            <office:change-info>
              <dc:creator>Ádám Morva</dc:creator>
              <dc:date>2023-11-02T18:47:15</dc:date>
            </office:change-info>
          </text:UnknownChange>
        </text:changed-region>
        <text:changed-region xml:id="ct42051424" text:id="ct42051424">
          <text:UnknownChange>
            <office:change-info>
              <dc:creator>Ádám Morva</dc:creator>
              <dc:date>2023-11-02T18:47:15</dc:date>
            </office:change-info>
          </text:UnknownChange>
        </text:changed-region>
        <text:changed-region xml:id="ct42054048" text:id="ct42054048">
          <text:UnknownChange>
            <office:change-info>
              <dc:creator>Ádám Morva</dc:creator>
              <dc:date>2023-11-02T18:47:15</dc:date>
            </office:change-info>
          </text:UnknownChange>
        </text:changed-region>
        <text:changed-region xml:id="ct42055936" text:id="ct42055936">
          <text:UnknownChange>
            <office:change-info>
              <dc:creator>Ádám Morva</dc:creator>
              <dc:date>2023-11-02T18:47:15</dc:date>
            </office:change-info>
          </text:UnknownChange>
        </text:changed-region>
        <text:changed-region xml:id="ct42058784" text:id="ct42058784">
          <text:UnknownChange>
            <office:change-info>
              <dc:creator>Ádám Morva</dc:creator>
              <dc:date>2023-11-02T18:47:15</dc:date>
            </office:change-info>
          </text:UnknownChange>
        </text:changed-region>
        <text:changed-region xml:id="ct42081488" text:id="ct42081488">
          <text:UnknownChange>
            <office:change-info>
              <dc:creator>Ádám Morva</dc:creator>
              <dc:date>2023-11-02T18:47:15</dc:date>
            </office:change-info>
          </text:UnknownChange>
        </text:changed-region>
        <text:changed-region xml:id="ct42085392" text:id="ct42085392">
          <text:UnknownChange>
            <office:change-info>
              <dc:creator>Ádám Morva</dc:creator>
              <dc:date>2023-11-02T18:47:15</dc:date>
            </office:change-info>
          </text:UnknownChange>
        </text:changed-region>
        <text:changed-region xml:id="ct42088336" text:id="ct42088336">
          <text:UnknownChange>
            <office:change-info>
              <dc:creator>Ádám Morva</dc:creator>
              <dc:date>2023-11-02T18:47:15</dc:date>
            </office:change-info>
          </text:UnknownChange>
        </text:changed-region>
        <text:changed-region xml:id="ct42088832" text:id="ct42088832">
          <text:UnknownChange>
            <office:change-info>
              <dc:creator>Ádám Morva</dc:creator>
              <dc:date>2023-11-02T18:47:15</dc:date>
            </office:change-info>
          </text:UnknownChange>
        </text:changed-region>
        <text:changed-region xml:id="ct42094272" text:id="ct42094272">
          <text:UnknownChange>
            <office:change-info>
              <dc:creator>Ádám Morva</dc:creator>
              <dc:date>2023-11-02T18:47:15</dc:date>
            </office:change-info>
          </text:UnknownChange>
        </text:changed-region>
        <text:changed-region xml:id="ct42094496" text:id="ct42094496">
          <text:UnknownChange>
            <office:change-info>
              <dc:creator>Ádám Morva</dc:creator>
              <dc:date>2023-11-02T18:47:15</dc:date>
            </office:change-info>
          </text:UnknownChange>
        </text:changed-region>
        <text:changed-region xml:id="ct42097712" text:id="ct42097712">
          <text:UnknownChange>
            <office:change-info>
              <dc:creator>Ádám Morva</dc:creator>
              <dc:date>2023-11-02T18:47:15</dc:date>
            </office:change-info>
          </text:UnknownChange>
        </text:changed-region>
        <text:changed-region xml:id="ct42100688" text:id="ct42100688">
          <text:UnknownChange>
            <office:change-info>
              <dc:creator>Ádám Morva</dc:creator>
              <dc:date>2023-11-02T18:47:15</dc:date>
            </office:change-info>
          </text:UnknownChange>
        </text:changed-region>
        <text:changed-region xml:id="ct42103136" text:id="ct42103136">
          <text:UnknownChange>
            <office:change-info>
              <dc:creator>Ádám Morva</dc:creator>
              <dc:date>2023-11-02T18:47:15</dc:date>
            </office:change-info>
          </text:UnknownChange>
        </text:changed-region>
        <text:changed-region xml:id="ct42108032" text:id="ct42108032">
          <text:UnknownChange>
            <office:change-info>
              <dc:creator>Ádám Morva</dc:creator>
              <dc:date>2023-11-02T18:47:15</dc:date>
            </office:change-info>
          </text:UnknownChange>
        </text:changed-region>
        <text:changed-region xml:id="ct42090736" text:id="ct42090736">
          <text:UnknownChange>
            <office:change-info>
              <dc:creator>Ádám Morva</dc:creator>
              <dc:date>2023-11-02T18:47:15</dc:date>
            </office:change-info>
          </text:UnknownChange>
        </text:changed-region>
        <text:changed-region xml:id="ct42107088" text:id="ct42107088">
          <text:UnknownChange>
            <office:change-info>
              <dc:creator>Ádám Morva</dc:creator>
              <dc:date>2023-11-02T18:47:15</dc:date>
            </office:change-info>
          </text:UnknownChange>
        </text:changed-region>
        <text:changed-region xml:id="ct42103360" text:id="ct42103360">
          <text:UnknownChange>
            <office:change-info>
              <dc:creator>Ádám Morva</dc:creator>
              <dc:date>2023-11-02T18:47:15</dc:date>
            </office:change-info>
          </text:UnknownChange>
        </text:changed-region>
        <text:changed-region xml:id="ct42115744" text:id="ct42115744">
          <text:UnknownChange>
            <office:change-info>
              <dc:creator>Ádám Morva</dc:creator>
              <dc:date>2023-11-02T18:47:15</dc:date>
            </office:change-info>
          </text:UnknownChange>
        </text:changed-region>
        <text:changed-region xml:id="ct42107808" text:id="ct42107808">
          <text:UnknownChange>
            <office:change-info>
              <dc:creator>Ádám Morva</dc:creator>
              <dc:date>2023-11-02T18:47:15</dc:date>
            </office:change-info>
          </text:UnknownChange>
        </text:changed-region>
        <text:changed-region xml:id="ct42124608" text:id="ct42124608">
          <text:UnknownChange>
            <office:change-info>
              <dc:creator>Ádám Morva</dc:creator>
              <dc:date>2023-11-02T18:47:15</dc:date>
            </office:change-info>
          </text:UnknownChange>
        </text:changed-region>
        <text:changed-region xml:id="ct42127616" text:id="ct42127616">
          <text:UnknownChange>
            <office:change-info>
              <dc:creator>Ádám Morva</dc:creator>
              <dc:date>2023-11-02T18:47:15</dc:date>
            </office:change-info>
          </text:UnknownChange>
        </text:changed-region>
        <text:changed-region xml:id="ct42129392" text:id="ct42129392">
          <text:UnknownChange>
            <office:change-info>
              <dc:creator>Ádám Morva</dc:creator>
              <dc:date>2023-11-02T18:47:15</dc:date>
            </office:change-info>
          </text:UnknownChange>
        </text:changed-region>
        <text:changed-region xml:id="ct42123712" text:id="ct42123712">
          <text:UnknownChange>
            <office:change-info>
              <dc:creator>Ádám Morva</dc:creator>
              <dc:date>2023-11-02T18:47:15</dc:date>
            </office:change-info>
          </text:UnknownChange>
        </text:changed-region>
        <text:changed-region xml:id="ct42124288" text:id="ct42124288">
          <text:UnknownChange>
            <office:change-info>
              <dc:creator>Ádám Morva</dc:creator>
              <dc:date>2023-11-02T18:47:15</dc:date>
            </office:change-info>
          </text:UnknownChange>
        </text:changed-region>
        <text:changed-region xml:id="ct42139216" text:id="ct42139216">
          <text:UnknownChange>
            <office:change-info>
              <dc:creator>Ádám Morva</dc:creator>
              <dc:date>2023-11-02T18:47:15</dc:date>
            </office:change-info>
          </text:UnknownChange>
        </text:changed-region>
        <text:changed-region xml:id="ct42112176" text:id="ct42112176">
          <text:UnknownChange>
            <office:change-info>
              <dc:creator>Ádám Morva</dc:creator>
              <dc:date>2023-11-02T18:47:15</dc:date>
            </office:change-info>
          </text:UnknownChange>
        </text:changed-region>
        <text:changed-region xml:id="ct42167744" text:id="ct42167744">
          <text:UnknownChange>
            <office:change-info>
              <dc:creator>Ádám Morva</dc:creator>
              <dc:date>2023-11-02T18:47:15</dc:date>
            </office:change-info>
          </text:UnknownChange>
        </text:changed-region>
        <text:changed-region xml:id="ct42206320" text:id="ct42206320">
          <text:UnknownChange>
            <office:change-info>
              <dc:creator>Ádám Morva</dc:creator>
              <dc:date>2023-11-02T18:47:15</dc:date>
            </office:change-info>
          </text:UnknownChange>
        </text:changed-region>
        <text:changed-region xml:id="ct42206016" text:id="ct42206016">
          <text:UnknownChange>
            <office:change-info>
              <dc:creator>Ádám Morva</dc:creator>
              <dc:date>2023-11-02T18:47:15</dc:date>
            </office:change-info>
          </text:UnknownChange>
        </text:changed-region>
        <text:changed-region xml:id="ct42220960" text:id="ct42220960">
          <text:UnknownChange>
            <office:change-info>
              <dc:creator>Ádám Morva</dc:creator>
              <dc:date>2023-11-02T18:47:15</dc:date>
            </office:change-info>
          </text:UnknownChange>
        </text:changed-region>
        <text:changed-region xml:id="ct42225024" text:id="ct42225024">
          <text:UnknownChange>
            <office:change-info>
              <dc:creator>Ádám Morva</dc:creator>
              <dc:date>2023-11-02T18:47:15</dc:date>
            </office:change-info>
          </text:UnknownChange>
        </text:changed-region>
        <text:changed-region xml:id="ct41134864" text:id="ct41134864">
          <text:UnknownChange>
            <office:change-info>
              <dc:creator>Ádám Morva</dc:creator>
              <dc:date>2023-11-02T18:47:15</dc:date>
            </office:change-info>
          </text:UnknownChange>
        </text:changed-region>
        <text:changed-region xml:id="ct42181696" text:id="ct42181696">
          <text:UnknownChange>
            <office:change-info>
              <dc:creator>Ádám Morva</dc:creator>
              <dc:date>2023-11-02T18:47:15</dc:date>
            </office:change-info>
          </text:UnknownChange>
        </text:changed-region>
        <text:changed-region xml:id="ct42255664" text:id="ct42255664">
          <text:UnknownChange>
            <office:change-info>
              <dc:creator>Ádám Morva</dc:creator>
              <dc:date>2023-11-02T18:47:15</dc:date>
            </office:change-info>
          </text:UnknownChange>
        </text:changed-region>
        <text:changed-region xml:id="ct42257888" text:id="ct42257888">
          <text:UnknownChange>
            <office:change-info>
              <dc:creator>Ádám Morva</dc:creator>
              <dc:date>2023-11-02T18:47:15</dc:date>
            </office:change-info>
          </text:UnknownChange>
        </text:changed-region>
        <text:changed-region xml:id="ct42260048" text:id="ct42260048">
          <text:UnknownChange>
            <office:change-info>
              <dc:creator>Ádám Morva</dc:creator>
              <dc:date>2023-11-02T18:47:15</dc:date>
            </office:change-info>
          </text:UnknownChange>
        </text:changed-region>
        <text:changed-region xml:id="ct42232848" text:id="ct42232848">
          <text:UnknownChange>
            <office:change-info>
              <dc:creator>Ádám Morva</dc:creator>
              <dc:date>2023-11-02T18:47:15</dc:date>
            </office:change-info>
          </text:UnknownChange>
        </text:changed-region>
        <text:changed-region xml:id="ct42235232" text:id="ct42235232">
          <text:UnknownChange>
            <office:change-info>
              <dc:creator>Ádám Morva</dc:creator>
              <dc:date>2023-11-02T18:47:15</dc:date>
            </office:change-info>
          </text:UnknownChange>
        </text:changed-region>
        <text:changed-region xml:id="ct42235840" text:id="ct42235840">
          <text:UnknownChange>
            <office:change-info>
              <dc:creator>Ádám Morva</dc:creator>
              <dc:date>2023-11-02T18:47:15</dc:date>
            </office:change-info>
          </text:UnknownChange>
        </text:changed-region>
        <text:changed-region xml:id="ct42250576" text:id="ct42250576">
          <text:UnknownChange>
            <office:change-info>
              <dc:creator>Ádám Morva</dc:creator>
              <dc:date>2023-11-02T18:47:15</dc:date>
            </office:change-info>
          </text:UnknownChange>
        </text:changed-region>
        <text:changed-region xml:id="ct42186576" text:id="ct42186576">
          <text:UnknownChange>
            <office:change-info>
              <dc:creator>Ádám Morva</dc:creator>
              <dc:date>2023-11-02T18:47:15</dc:date>
            </office:change-info>
          </text:UnknownChange>
        </text:changed-region>
        <text:changed-region xml:id="ct42194112" text:id="ct42194112">
          <text:UnknownChange>
            <office:change-info>
              <dc:creator>Ádám Morva</dc:creator>
              <dc:date>2023-11-02T18:47:15</dc:date>
            </office:change-info>
          </text:UnknownChange>
        </text:changed-region>
        <text:changed-region xml:id="ct42200336" text:id="ct42200336">
          <text:UnknownChange>
            <office:change-info>
              <dc:creator>Ádám Morva</dc:creator>
              <dc:date>2023-11-02T18:47:15</dc:date>
            </office:change-info>
          </text:UnknownChange>
        </text:changed-region>
        <text:changed-region xml:id="ct42193504" text:id="ct42193504">
          <text:UnknownChange>
            <office:change-info>
              <dc:creator>Ádám Morva</dc:creator>
              <dc:date>2023-11-02T18:47:15</dc:date>
            </office:change-info>
          </text:UnknownChange>
        </text:changed-region>
        <text:changed-region xml:id="ct42196384" text:id="ct42196384">
          <text:UnknownChange>
            <office:change-info>
              <dc:creator>Ádám Morva</dc:creator>
              <dc:date>2023-11-02T18:47:15</dc:date>
            </office:change-info>
          </text:UnknownChange>
        </text:changed-region>
        <text:changed-region xml:id="ct42232624" text:id="ct42232624">
          <text:UnknownChange>
            <office:change-info>
              <dc:creator>Ádám Morva</dc:creator>
              <dc:date>2023-11-02T18:47:15</dc:date>
            </office:change-info>
          </text:UnknownChange>
        </text:changed-region>
        <text:changed-region xml:id="ct42304144" text:id="ct42304144">
          <text:UnknownChange>
            <office:change-info>
              <dc:creator>Ádám Morva</dc:creator>
              <dc:date>2023-11-02T18:47:15</dc:date>
            </office:change-info>
          </text:UnknownChange>
        </text:changed-region>
        <text:changed-region xml:id="ct42302272" text:id="ct42302272">
          <text:UnknownChange>
            <office:change-info>
              <dc:creator>Ádám Morva</dc:creator>
              <dc:date>2023-11-02T18:47:15</dc:date>
            </office:change-info>
          </text:UnknownChange>
        </text:changed-region>
        <text:changed-region xml:id="ct42311040" text:id="ct42311040">
          <text:deletion>
            <office:change-info>
              <dc:creator>Ádám Morva</dc:creator>
              <dc:date>2023-11-02T19:11:25</dc:date>
            </office:change-info>
            <text:p text:style-name="P8">s</text:p>
          </text:deletion>
        </text:changed-region>
        <text:changed-region xml:id="ct42306896" text:id="ct42306896">
          <text:UnknownChange>
            <office:change-info>
              <dc:creator>Ádám Morva</dc:creator>
              <dc:date>2023-11-02T18:47:15</dc:date>
            </office:change-info>
          </text:UnknownChange>
        </text:changed-region>
        <text:changed-region xml:id="ct42321088" text:id="ct42321088">
          <text:UnknownChange>
            <office:change-info>
              <dc:creator>Ádám Morva</dc:creator>
              <dc:date>2023-11-02T18:47:15</dc:date>
            </office:change-info>
          </text:UnknownChange>
        </text:changed-region>
        <text:changed-region xml:id="ct42322288" text:id="ct42322288">
          <text:UnknownChange>
            <office:change-info>
              <dc:creator>Ádám Morva</dc:creator>
              <dc:date>2023-11-02T18:47:15</dc:date>
            </office:change-info>
          </text:UnknownChange>
        </text:changed-region>
        <text:changed-region xml:id="ct42336928" text:id="ct42336928">
          <text:UnknownChange>
            <office:change-info>
              <dc:creator>Ádám Morva</dc:creator>
              <dc:date>2023-11-02T18:47:15</dc:date>
            </office:change-info>
          </text:UnknownChange>
        </text:changed-region>
        <text:changed-region xml:id="ct42340160" text:id="ct42340160">
          <text:UnknownChange>
            <office:change-info>
              <dc:creator>Ádám Morva</dc:creator>
              <dc:date>2023-11-02T18:47:15</dc:date>
            </office:change-info>
          </text:UnknownChange>
        </text:changed-region>
        <text:changed-region xml:id="ct42342784" text:id="ct42342784">
          <text:UnknownChange>
            <office:change-info>
              <dc:creator>Ádám Morva</dc:creator>
              <dc:date>2023-11-02T18:47:15</dc:date>
            </office:change-info>
          </text:UnknownChange>
        </text:changed-region>
        <text:changed-region xml:id="ct42360096" text:id="ct42360096">
          <text:UnknownChange>
            <office:change-info>
              <dc:creator>Ádám Morva</dc:creator>
              <dc:date>2023-11-02T18:47:15</dc:date>
            </office:change-info>
          </text:UnknownChange>
        </text:changed-region>
        <text:changed-region xml:id="ct42363488" text:id="ct42363488">
          <text:UnknownChange>
            <office:change-info>
              <dc:creator>Ádám Morva</dc:creator>
              <dc:date>2023-11-02T18:47:15</dc:date>
            </office:change-info>
          </text:UnknownChange>
        </text:changed-region>
        <text:changed-region xml:id="ct42365584" text:id="ct42365584">
          <text:UnknownChange>
            <office:change-info>
              <dc:creator>Ádám Morva</dc:creator>
              <dc:date>2023-11-02T18:47:15</dc:date>
            </office:change-info>
          </text:UnknownChange>
        </text:changed-region>
        <text:changed-region xml:id="ct42379776" text:id="ct42379776">
          <text:UnknownChange>
            <office:change-info>
              <dc:creator>Ádám Morva</dc:creator>
              <dc:date>2023-11-02T18:47:15</dc:date>
            </office:change-info>
          </text:UnknownChange>
        </text:changed-region>
        <text:changed-region xml:id="ct42379232" text:id="ct42379232">
          <text:UnknownChange>
            <office:change-info>
              <dc:creator>Ádám Morva</dc:creator>
              <dc:date>2023-11-02T18:47:15</dc:date>
            </office:change-info>
          </text:UnknownChange>
        </text:changed-region>
        <text:changed-region xml:id="ct42378480" text:id="ct42378480">
          <text:UnknownChange>
            <office:change-info>
              <dc:creator>Ádám Morva</dc:creator>
              <dc:date>2023-11-02T18:47:15</dc:date>
            </office:change-info>
          </text:UnknownChange>
        </text:changed-region>
        <text:changed-region xml:id="ct42402256" text:id="ct42402256">
          <text:UnknownChange>
            <office:change-info>
              <dc:creator>Ádám Morva</dc:creator>
              <dc:date>2023-11-02T18:47:15</dc:date>
            </office:change-info>
          </text:UnknownChange>
        </text:changed-region>
        <text:changed-region xml:id="ct42408720" text:id="ct42408720">
          <text:UnknownChange>
            <office:change-info>
              <dc:creator>Ádám Morva</dc:creator>
              <dc:date>2023-11-02T18:47:15</dc:date>
            </office:change-info>
          </text:UnknownChange>
        </text:changed-region>
        <text:changed-region xml:id="ct42337824" text:id="ct42337824">
          <text:UnknownChange>
            <office:change-info>
              <dc:creator>Ádám Morva</dc:creator>
              <dc:date>2023-11-02T18:47:15</dc:date>
            </office:change-info>
          </text:UnknownChange>
        </text:changed-region>
        <text:changed-region xml:id="ct42421648" text:id="ct42421648">
          <text:UnknownChange>
            <office:change-info>
              <dc:creator>Ádám Morva</dc:creator>
              <dc:date>2023-11-02T18:47:15</dc:date>
            </office:change-info>
          </text:UnknownChange>
        </text:changed-region>
        <text:changed-region xml:id="ct42418480" text:id="ct42418480">
          <text:UnknownChange>
            <office:change-info>
              <dc:creator>Ádám Morva</dc:creator>
              <dc:date>2023-11-02T18:47:15</dc:date>
            </office:change-info>
          </text:UnknownChange>
        </text:changed-region>
        <text:changed-region xml:id="ct42431056" text:id="ct42431056">
          <text:UnknownChange>
            <office:change-info>
              <dc:creator>Ádám Morva</dc:creator>
              <dc:date>2023-11-02T18:47:15</dc:date>
            </office:change-info>
          </text:UnknownChange>
        </text:changed-region>
        <text:changed-region xml:id="ct42415776" text:id="ct42415776">
          <text:UnknownChange>
            <office:change-info>
              <dc:creator>Ádám Morva</dc:creator>
              <dc:date>2023-11-02T18:47:15</dc:date>
            </office:change-info>
          </text:UnknownChange>
        </text:changed-region>
        <text:changed-region xml:id="ct42450416" text:id="ct42450416">
          <text:UnknownChange>
            <office:change-info>
              <dc:creator>Ádám Morva</dc:creator>
              <dc:date>2023-11-02T18:47:15</dc:date>
            </office:change-info>
          </text:UnknownChange>
        </text:changed-region>
        <text:changed-region xml:id="ct42467872" text:id="ct42467872">
          <text:UnknownChange>
            <office:change-info>
              <dc:creator>Ádám Morva</dc:creator>
              <dc:date>2023-11-02T18:47:15</dc:date>
            </office:change-info>
          </text:UnknownChange>
        </text:changed-region>
        <text:changed-region xml:id="ct42469584" text:id="ct42469584">
          <text:UnknownChange>
            <office:change-info>
              <dc:creator>Ádám Morva</dc:creator>
              <dc:date>2023-11-02T18:47:15</dc:date>
            </office:change-info>
          </text:UnknownChange>
        </text:changed-region>
        <text:changed-region xml:id="ct42484288" text:id="ct42484288">
          <text:UnknownChange>
            <office:change-info>
              <dc:creator>Ádám Morva</dc:creator>
              <dc:date>2023-11-02T18:47:15</dc:date>
            </office:change-info>
          </text:UnknownChange>
        </text:changed-region>
        <text:changed-region xml:id="ct42487408" text:id="ct42487408">
          <text:UnknownChange>
            <office:change-info>
              <dc:creator>Ádám Morva</dc:creator>
              <dc:date>2023-11-02T18:47:15</dc:date>
            </office:change-info>
          </text:UnknownChange>
        </text:changed-region>
        <text:changed-region xml:id="ct42490304" text:id="ct42490304">
          <text:UnknownChange>
            <office:change-info>
              <dc:creator>Ádám Morva</dc:creator>
              <dc:date>2023-11-02T18:47:15</dc:date>
            </office:change-info>
          </text:UnknownChange>
        </text:changed-region>
        <text:changed-region xml:id="ct42496704" text:id="ct42496704">
          <text:UnknownChange>
            <office:change-info>
              <dc:creator>Ádám Morva</dc:creator>
              <dc:date>2023-11-02T18:47:15</dc:date>
            </office:change-info>
          </text:UnknownChange>
        </text:changed-region>
        <text:changed-region xml:id="ct42500400" text:id="ct42500400">
          <text:UnknownChange>
            <office:change-info>
              <dc:creator>Ádám Morva</dc:creator>
              <dc:date>2023-11-02T18:47:15</dc:date>
            </office:change-info>
          </text:UnknownChange>
        </text:changed-region>
        <text:changed-region xml:id="ct42503632" text:id="ct42503632">
          <text:UnknownChange>
            <office:change-info>
              <dc:creator>Ádám Morva</dc:creator>
              <dc:date>2023-11-02T18:47:15</dc:date>
            </office:change-info>
          </text:UnknownChange>
        </text:changed-region>
        <text:changed-region xml:id="ct42497280" text:id="ct42497280">
          <text:UnknownChange>
            <office:change-info>
              <dc:creator>Ádám Morva</dc:creator>
              <dc:date>2023-11-02T18:47:15</dc:date>
            </office:change-info>
          </text:UnknownChange>
        </text:changed-region>
        <text:changed-region xml:id="ct42510064" text:id="ct42510064">
          <text:UnknownChange>
            <office:change-info>
              <dc:creator>Ádám Morva</dc:creator>
              <dc:date>2023-11-02T18:47:15</dc:date>
            </office:change-info>
          </text:UnknownChange>
        </text:changed-region>
        <text:changed-region xml:id="ct42512656" text:id="ct42512656">
          <text:UnknownChange>
            <office:change-info>
              <dc:creator>Ádám Morva</dc:creator>
              <dc:date>2023-11-02T18:47:15</dc:date>
            </office:change-info>
          </text:UnknownChange>
        </text:changed-region>
        <text:changed-region xml:id="ct42515504" text:id="ct42515504">
          <text:UnknownChange>
            <office:change-info>
              <dc:creator>Ádám Morva</dc:creator>
              <dc:date>2023-11-02T18:47:15</dc:date>
            </office:change-info>
          </text:UnknownChange>
        </text:changed-region>
        <text:changed-region xml:id="ct42510416" text:id="ct42510416">
          <text:UnknownChange>
            <office:change-info>
              <dc:creator>Ádám Morva</dc:creator>
              <dc:date>2023-11-02T18:47:15</dc:date>
            </office:change-info>
          </text:UnknownChange>
        </text:changed-region>
        <text:changed-region xml:id="ct42516112" text:id="ct42516112">
          <text:UnknownChange>
            <office:change-info>
              <dc:creator>Ádám Morva</dc:creator>
              <dc:date>2023-11-02T18:47:15</dc:date>
            </office:change-info>
          </text:UnknownChange>
        </text:changed-region>
        <text:changed-region xml:id="ct42488464" text:id="ct42488464">
          <text:UnknownChange>
            <office:change-info>
              <dc:creator>Ádám Morva</dc:creator>
              <dc:date>2023-11-02T18:47:15</dc:date>
            </office:change-info>
          </text:UnknownChange>
        </text:changed-region>
        <text:changed-region xml:id="ct42547856" text:id="ct42547856">
          <text:UnknownChange>
            <office:change-info>
              <dc:creator>Ádám Morva</dc:creator>
              <dc:date>2023-11-02T18:47:15</dc:date>
            </office:change-info>
          </text:UnknownChange>
        </text:changed-region>
        <text:changed-region xml:id="ct42554320" text:id="ct42554320">
          <text:UnknownChange>
            <office:change-info>
              <dc:creator>Ádám Morva</dc:creator>
              <dc:date>2023-11-02T18:47:15</dc:date>
            </office:change-info>
          </text:UnknownChange>
        </text:changed-region>
        <text:changed-region xml:id="ct42555616" text:id="ct42555616">
          <text:UnknownChange>
            <office:change-info>
              <dc:creator>Ádám Morva</dc:creator>
              <dc:date>2023-11-02T18:47:15</dc:date>
            </office:change-info>
          </text:UnknownChange>
        </text:changed-region>
        <text:changed-region xml:id="ct42571424" text:id="ct42571424">
          <text:UnknownChange>
            <office:change-info>
              <dc:creator>Ádám Morva</dc:creator>
              <dc:date>2023-11-02T18:47:15</dc:date>
            </office:change-info>
          </text:UnknownChange>
        </text:changed-region>
        <text:changed-region xml:id="ct42589968" text:id="ct42589968">
          <text:UnknownChange>
            <office:change-info>
              <dc:creator>Ádám Morva</dc:creator>
              <dc:date>2023-11-02T18:47:15</dc:date>
            </office:change-info>
          </text:UnknownChange>
        </text:changed-region>
        <text:changed-region xml:id="ct42604576" text:id="ct42604576">
          <text:UnknownChange>
            <office:change-info>
              <dc:creator>Ádám Morva</dc:creator>
              <dc:date>2023-11-02T18:47:15</dc:date>
            </office:change-info>
          </text:UnknownChange>
        </text:changed-region>
        <text:changed-region xml:id="ct42608016" text:id="ct42608016">
          <text:UnknownChange>
            <office:change-info>
              <dc:creator>Ádám Morva</dc:creator>
              <dc:date>2023-11-02T18:47:15</dc:date>
            </office:change-info>
          </text:UnknownChange>
        </text:changed-region>
        <text:changed-region xml:id="ct42610464" text:id="ct42610464">
          <text:UnknownChange>
            <office:change-info>
              <dc:creator>Ádám Morva</dc:creator>
              <dc:date>2023-11-02T18:47:15</dc:date>
            </office:change-info>
          </text:UnknownChange>
        </text:changed-region>
        <text:changed-region xml:id="ct42612816" text:id="ct42612816">
          <text:UnknownChange>
            <office:change-info>
              <dc:creator>Ádám Morva</dc:creator>
              <dc:date>2023-11-02T18:47:15</dc:date>
            </office:change-info>
          </text:UnknownChange>
        </text:changed-region>
        <text:changed-region xml:id="ct42615312" text:id="ct42615312">
          <text:UnknownChange>
            <office:change-info>
              <dc:creator>Ádám Morva</dc:creator>
              <dc:date>2023-11-02T18:47:15</dc:date>
            </office:change-info>
          </text:UnknownChange>
        </text:changed-region>
        <text:changed-region xml:id="ct42617408" text:id="ct42617408">
          <text:UnknownChange>
            <office:change-info>
              <dc:creator>Ádám Morva</dc:creator>
              <dc:date>2023-11-02T18:47:15</dc:date>
            </office:change-info>
          </text:UnknownChange>
        </text:changed-region>
        <text:changed-region xml:id="ct42620400" text:id="ct42620400">
          <text:UnknownChange>
            <office:change-info>
              <dc:creator>Ádám Morva</dc:creator>
              <dc:date>2023-11-02T18:47:15</dc:date>
            </office:change-info>
          </text:UnknownChange>
        </text:changed-region>
        <text:changed-region xml:id="ct42625856" text:id="ct42625856">
          <text:UnknownChange>
            <office:change-info>
              <dc:creator>Ádám Morva</dc:creator>
              <dc:date>2023-11-02T18:47:15</dc:date>
            </office:change-info>
          </text:UnknownChange>
        </text:changed-region>
        <text:changed-region xml:id="ct42627888" text:id="ct42627888">
          <text:UnknownChange>
            <office:change-info>
              <dc:creator>Ádám Morva</dc:creator>
              <dc:date>2023-11-02T18:47:15</dc:date>
            </office:change-info>
          </text:UnknownChange>
        </text:changed-region>
        <text:changed-region xml:id="ct42629888" text:id="ct42629888">
          <text:UnknownChange>
            <office:change-info>
              <dc:creator>Ádám Morva</dc:creator>
              <dc:date>2023-11-02T18:47:15</dc:date>
            </office:change-info>
          </text:UnknownChange>
        </text:changed-region>
        <text:changed-region xml:id="ct42631904" text:id="ct42631904">
          <text:UnknownChange>
            <office:change-info>
              <dc:creator>Ádám Morva</dc:creator>
              <dc:date>2023-11-02T18:47:15</dc:date>
            </office:change-info>
          </text:UnknownChange>
        </text:changed-region>
        <text:changed-region xml:id="ct42634592" text:id="ct42634592">
          <text:UnknownChange>
            <office:change-info>
              <dc:creator>Ádám Morva</dc:creator>
              <dc:date>2023-11-02T18:47:15</dc:date>
            </office:change-info>
          </text:UnknownChange>
        </text:changed-region>
        <text:changed-region xml:id="ct42648160" text:id="ct42648160">
          <text:UnknownChange>
            <office:change-info>
              <dc:creator>Ádám Morva</dc:creator>
              <dc:date>2023-11-02T18:47:15</dc:date>
            </office:change-info>
          </text:UnknownChange>
        </text:changed-region>
        <text:changed-region xml:id="ct42651440" text:id="ct42651440">
          <text:UnknownChange>
            <office:change-info>
              <dc:creator>Ádám Morva</dc:creator>
              <dc:date>2023-11-02T18:47:15</dc:date>
            </office:change-info>
          </text:UnknownChange>
        </text:changed-region>
        <text:changed-region xml:id="ct42651184" text:id="ct42651184">
          <text:UnknownChange>
            <office:change-info>
              <dc:creator>Ádám Morva</dc:creator>
              <dc:date>2023-11-02T18:47:15</dc:date>
            </office:change-info>
          </text:UnknownChange>
        </text:changed-region>
        <text:changed-region xml:id="ct42662896" text:id="ct42662896">
          <text:UnknownChange>
            <office:change-info>
              <dc:creator>Ádám Morva</dc:creator>
              <dc:date>2023-11-02T18:47:15</dc:date>
            </office:change-info>
          </text:UnknownChange>
        </text:changed-region>
        <text:changed-region xml:id="ct42664368" text:id="ct42664368">
          <text:UnknownChange>
            <office:change-info>
              <dc:creator>Ádám Morva</dc:creator>
              <dc:date>2023-11-02T18:47:15</dc:date>
            </office:change-info>
          </text:UnknownChange>
        </text:changed-region>
        <text:changed-region xml:id="ct42642896" text:id="ct42642896">
          <text:UnknownChange>
            <office:change-info>
              <dc:creator>Ádám Morva</dc:creator>
              <dc:date>2023-11-02T18:47:15</dc:date>
            </office:change-info>
          </text:UnknownChange>
        </text:changed-region>
        <text:changed-region xml:id="ct42671136" text:id="ct42671136">
          <text:UnknownChange>
            <office:change-info>
              <dc:creator>Ádám Morva</dc:creator>
              <dc:date>2023-11-02T18:47:15</dc:date>
            </office:change-info>
          </text:UnknownChange>
        </text:changed-region>
        <text:changed-region xml:id="ct42675200" text:id="ct42675200">
          <text:UnknownChange>
            <office:change-info>
              <dc:creator>Ádám Morva</dc:creator>
              <dc:date>2023-11-02T18:47:15</dc:date>
            </office:change-info>
          </text:UnknownChange>
        </text:changed-region>
        <text:changed-region xml:id="ct42678048" text:id="ct42678048">
          <text:UnknownChange>
            <office:change-info>
              <dc:creator>Ádám Morva</dc:creator>
              <dc:date>2023-11-02T18:47:15</dc:date>
            </office:change-info>
          </text:UnknownChange>
        </text:changed-region>
        <text:changed-region xml:id="ct42672272" text:id="ct42672272">
          <text:UnknownChange>
            <office:change-info>
              <dc:creator>Ádám Morva</dc:creator>
              <dc:date>2023-11-02T18:47:15</dc:date>
            </office:change-info>
          </text:UnknownChange>
        </text:changed-region>
        <text:changed-region xml:id="ct42685856" text:id="ct42685856">
          <text:UnknownChange>
            <office:change-info>
              <dc:creator>Ádám Morva</dc:creator>
              <dc:date>2023-11-02T18:47:15</dc:date>
            </office:change-info>
          </text:UnknownChange>
        </text:changed-region>
        <text:changed-region xml:id="ct42700944" text:id="ct42700944">
          <text:UnknownChange>
            <office:change-info>
              <dc:creator>Ádám Morva</dc:creator>
              <dc:date>2023-11-02T18:47:15</dc:date>
            </office:change-info>
          </text:UnknownChange>
        </text:changed-region>
        <text:changed-region xml:id="ct42692768" text:id="ct42692768">
          <text:UnknownChange>
            <office:change-info>
              <dc:creator>Ádám Morva</dc:creator>
              <dc:date>2023-11-02T18:47:15</dc:date>
            </office:change-info>
          </text:UnknownChange>
        </text:changed-region>
        <text:changed-region xml:id="ct42706064" text:id="ct42706064">
          <text:UnknownChange>
            <office:change-info>
              <dc:creator>Ádám Morva</dc:creator>
              <dc:date>2023-11-02T18:47:15</dc:date>
            </office:change-info>
          </text:UnknownChange>
        </text:changed-region>
        <text:changed-region xml:id="ct42673520" text:id="ct42673520">
          <text:UnknownChange>
            <office:change-info>
              <dc:creator>Ádám Morva</dc:creator>
              <dc:date>2023-11-02T18:47:15</dc:date>
            </office:change-info>
          </text:UnknownChange>
        </text:changed-region>
        <text:changed-region xml:id="ct42705248" text:id="ct42705248">
          <text:UnknownChange>
            <office:change-info>
              <dc:creator>Ádám Morva</dc:creator>
              <dc:date>2023-11-02T18:47:15</dc:date>
            </office:change-info>
          </text:UnknownChange>
        </text:changed-region>
        <text:changed-region xml:id="ct42706336" text:id="ct42706336">
          <text:UnknownChange>
            <office:change-info>
              <dc:creator>Ádám Morva</dc:creator>
              <dc:date>2023-11-02T18:47:15</dc:date>
            </office:change-info>
          </text:UnknownChange>
        </text:changed-region>
        <text:changed-region xml:id="ct42732288" text:id="ct42732288">
          <text:UnknownChange>
            <office:change-info>
              <dc:creator>Ádám Morva</dc:creator>
              <dc:date>2023-11-02T18:47:15</dc:date>
            </office:change-info>
          </text:UnknownChange>
        </text:changed-region>
        <text:changed-region xml:id="ct42735792" text:id="ct42735792">
          <text:UnknownChange>
            <office:change-info>
              <dc:creator>Ádám Morva</dc:creator>
              <dc:date>2023-11-02T18:47:15</dc:date>
            </office:change-info>
          </text:UnknownChange>
        </text:changed-region>
        <text:changed-region xml:id="ct42737488" text:id="ct42737488">
          <text:UnknownChange>
            <office:change-info>
              <dc:creator>Ádám Morva</dc:creator>
              <dc:date>2023-11-02T18:47:15</dc:date>
            </office:change-info>
          </text:UnknownChange>
        </text:changed-region>
        <text:changed-region xml:id="ct42751424" text:id="ct42751424">
          <text:UnknownChange>
            <office:change-info>
              <dc:creator>Ádám Morva</dc:creator>
              <dc:date>2023-11-02T18:47:15</dc:date>
            </office:change-info>
          </text:UnknownChange>
        </text:changed-region>
        <text:changed-region xml:id="ct42765440" text:id="ct42765440">
          <text:UnknownChange>
            <office:change-info>
              <dc:creator>Ádám Morva</dc:creator>
              <dc:date>2023-11-02T18:47:15</dc:date>
            </office:change-info>
          </text:UnknownChange>
        </text:changed-region>
        <text:changed-region xml:id="ct42783424" text:id="ct42783424">
          <text:UnknownChange>
            <office:change-info>
              <dc:creator>Ádám Morva</dc:creator>
              <dc:date>2023-11-02T18:47:15</dc:date>
            </office:change-info>
          </text:UnknownChange>
        </text:changed-region>
        <text:changed-region xml:id="ct42797840" text:id="ct42797840">
          <text:UnknownChange>
            <office:change-info>
              <dc:creator>Ádám Morva</dc:creator>
              <dc:date>2023-11-02T18:47:15</dc:date>
            </office:change-info>
          </text:UnknownChange>
        </text:changed-region>
        <text:changed-region xml:id="ct42802656" text:id="ct42802656">
          <text:UnknownChange>
            <office:change-info>
              <dc:creator>Ádám Morva</dc:creator>
              <dc:date>2023-11-02T18:47:15</dc:date>
            </office:change-info>
          </text:UnknownChange>
        </text:changed-region>
        <text:changed-region xml:id="ct42817120" text:id="ct42817120">
          <text:UnknownChange>
            <office:change-info>
              <dc:creator>Ádám Morva</dc:creator>
              <dc:date>2023-11-02T18:47:15</dc:date>
            </office:change-info>
          </text:UnknownChange>
        </text:changed-region>
        <text:changed-region xml:id="ct42813760" text:id="ct42813760">
          <text:UnknownChange>
            <office:change-info>
              <dc:creator>Ádám Morva</dc:creator>
              <dc:date>2023-11-02T18:47:15</dc:date>
            </office:change-info>
          </text:UnknownChange>
        </text:changed-region>
        <text:changed-region xml:id="ct42824896" text:id="ct42824896">
          <text:UnknownChange>
            <office:change-info>
              <dc:creator>Ádám Morva</dc:creator>
              <dc:date>2023-11-02T18:47:15</dc:date>
            </office:change-info>
          </text:UnknownChange>
        </text:changed-region>
        <text:changed-region xml:id="ct42819712" text:id="ct42819712">
          <text:UnknownChange>
            <office:change-info>
              <dc:creator>Ádám Morva</dc:creator>
              <dc:date>2023-11-02T18:47:15</dc:date>
            </office:change-info>
          </text:UnknownChange>
        </text:changed-region>
        <text:changed-region xml:id="ct42820944" text:id="ct42820944">
          <text:UnknownChange>
            <office:change-info>
              <dc:creator>Ádám Morva</dc:creator>
              <dc:date>2023-11-02T18:47:15</dc:date>
            </office:change-info>
          </text:UnknownChange>
        </text:changed-region>
        <text:changed-region xml:id="ct42822496" text:id="ct42822496">
          <text:UnknownChange>
            <office:change-info>
              <dc:creator>Ádám Morva</dc:creator>
              <dc:date>2023-11-02T18:47:15</dc:date>
            </office:change-info>
          </text:UnknownChange>
        </text:changed-region>
        <text:changed-region xml:id="ct42833632" text:id="ct42833632">
          <text:UnknownChange>
            <office:change-info>
              <dc:creator>Ádám Morva</dc:creator>
              <dc:date>2023-11-02T18:47:15</dc:date>
            </office:change-info>
          </text:UnknownChange>
        </text:changed-region>
        <text:changed-region xml:id="ct42839904" text:id="ct42839904">
          <text:UnknownChange>
            <office:change-info>
              <dc:creator>Ádám Morva</dc:creator>
              <dc:date>2023-11-02T18:47:15</dc:date>
            </office:change-info>
          </text:UnknownChange>
        </text:changed-region>
        <text:changed-region xml:id="ct42851072" text:id="ct42851072">
          <text:UnknownChange>
            <office:change-info>
              <dc:creator>Ádám Morva</dc:creator>
              <dc:date>2023-11-02T18:47:15</dc:date>
            </office:change-info>
          </text:UnknownChange>
        </text:changed-region>
        <text:changed-region xml:id="ct42868112" text:id="ct42868112">
          <text:UnknownChange>
            <office:change-info>
              <dc:creator>Ádám Morva</dc:creator>
              <dc:date>2023-11-02T18:47:15</dc:date>
            </office:change-info>
          </text:UnknownChange>
        </text:changed-region>
        <text:changed-region xml:id="ct42870016" text:id="ct42870016">
          <text:UnknownChange>
            <office:change-info>
              <dc:creator>Ádám Morva</dc:creator>
              <dc:date>2023-11-02T18:47:15</dc:date>
            </office:change-info>
          </text:UnknownChange>
        </text:changed-region>
        <text:changed-region xml:id="ct42884688" text:id="ct42884688">
          <text:UnknownChange>
            <office:change-info>
              <dc:creator>Ádám Morva</dc:creator>
              <dc:date>2023-11-02T18:47:15</dc:date>
            </office:change-info>
          </text:UnknownChange>
        </text:changed-region>
        <text:changed-region xml:id="ct42888016" text:id="ct42888016">
          <text:UnknownChange>
            <office:change-info>
              <dc:creator>Ádám Morva</dc:creator>
              <dc:date>2023-11-02T18:47:15</dc:date>
            </office:change-info>
          </text:UnknownChange>
        </text:changed-region>
        <text:changed-region xml:id="ct42888960" text:id="ct42888960">
          <text:UnknownChange>
            <office:change-info>
              <dc:creator>Ádám Morva</dc:creator>
              <dc:date>2023-11-02T18:47:15</dc:date>
            </office:change-info>
          </text:UnknownChange>
        </text:changed-region>
        <text:changed-region xml:id="ct42893408" text:id="ct42893408">
          <text:UnknownChange>
            <office:change-info>
              <dc:creator>Ádám Morva</dc:creator>
              <dc:date>2023-11-02T18:47:15</dc:date>
            </office:change-info>
          </text:UnknownChange>
        </text:changed-region>
        <text:changed-region xml:id="ct42896128" text:id="ct42896128">
          <text:UnknownChange>
            <office:change-info>
              <dc:creator>Ádám Morva</dc:creator>
              <dc:date>2023-11-02T18:47:15</dc:date>
            </office:change-info>
          </text:UnknownChange>
        </text:changed-region>
        <text:changed-region xml:id="ct42909488" text:id="ct42909488">
          <text:UnknownChange>
            <office:change-info>
              <dc:creator>Ádám Morva</dc:creator>
              <dc:date>2023-11-02T18:47:15</dc:date>
            </office:change-info>
          </text:UnknownChange>
        </text:changed-region>
        <text:changed-region xml:id="ct42910960" text:id="ct42910960">
          <text:UnknownChange>
            <office:change-info>
              <dc:creator>Ádám Morva</dc:creator>
              <dc:date>2023-11-02T18:47:15</dc:date>
            </office:change-info>
          </text:UnknownChange>
        </text:changed-region>
        <text:changed-region xml:id="ct42915936" text:id="ct42915936">
          <text:UnknownChange>
            <office:change-info>
              <dc:creator>Ádám Morva</dc:creator>
              <dc:date>2023-11-02T18:47:15</dc:date>
            </office:change-info>
          </text:UnknownChange>
        </text:changed-region>
        <text:changed-region xml:id="ct42921152" text:id="ct42921152">
          <text:UnknownChange>
            <office:change-info>
              <dc:creator>Ádám Morva</dc:creator>
              <dc:date>2023-11-02T18:47:15</dc:date>
            </office:change-info>
          </text:UnknownChange>
        </text:changed-region>
        <text:changed-region xml:id="ct42914352" text:id="ct42914352">
          <text:UnknownChange>
            <office:change-info>
              <dc:creator>Ádám Morva</dc:creator>
              <dc:date>2023-11-02T18:47:15</dc:date>
            </office:change-info>
          </text:UnknownChange>
        </text:changed-region>
        <text:changed-region xml:id="ct42917824" text:id="ct42917824">
          <text:UnknownChange>
            <office:change-info>
              <dc:creator>Ádám Morva</dc:creator>
              <dc:date>2023-11-02T18:47:15</dc:date>
            </office:change-info>
          </text:UnknownChange>
        </text:changed-region>
        <text:changed-region xml:id="ct42920896" text:id="ct42920896">
          <text:UnknownChange>
            <office:change-info>
              <dc:creator>Ádám Morva</dc:creator>
              <dc:date>2023-11-02T18:47:15</dc:date>
            </office:change-info>
          </text:UnknownChange>
        </text:changed-region>
        <text:changed-region xml:id="ct42918624" text:id="ct42918624">
          <text:UnknownChange>
            <office:change-info>
              <dc:creator>Ádám Morva</dc:creator>
              <dc:date>2023-11-02T18:47:15</dc:date>
            </office:change-info>
          </text:UnknownChange>
        </text:changed-region>
        <text:changed-region xml:id="ct42929200" text:id="ct42929200">
          <text:UnknownChange>
            <office:change-info>
              <dc:creator>Ádám Morva</dc:creator>
              <dc:date>2023-11-02T18:47:15</dc:date>
            </office:change-info>
          </text:UnknownChange>
        </text:changed-region>
        <text:changed-region xml:id="ct42928256" text:id="ct42928256">
          <text:UnknownChange>
            <office:change-info>
              <dc:creator>Ádám Morva</dc:creator>
              <dc:date>2023-11-02T18:47:15</dc:date>
            </office:change-info>
          </text:UnknownChange>
        </text:changed-region>
        <text:changed-region xml:id="ct42935792" text:id="ct42935792">
          <text:UnknownChange>
            <office:change-info>
              <dc:creator>Ádám Morva</dc:creator>
              <dc:date>2023-11-02T18:47:15</dc:date>
            </office:change-info>
          </text:UnknownChange>
        </text:changed-region>
        <text:changed-region xml:id="ct42931856" text:id="ct42931856">
          <text:UnknownChange>
            <office:change-info>
              <dc:creator>Ádám Morva</dc:creator>
              <dc:date>2023-11-02T18:47:15</dc:date>
            </office:change-info>
          </text:UnknownChange>
        </text:changed-region>
        <text:changed-region xml:id="ct42956608" text:id="ct42956608">
          <text:UnknownChange>
            <office:change-info>
              <dc:creator>Ádám Morva</dc:creator>
              <dc:date>2023-11-02T18:47:15</dc:date>
            </office:change-info>
          </text:UnknownChange>
        </text:changed-region>
        <text:changed-region xml:id="ct42960032" text:id="ct42960032">
          <text:UnknownChange>
            <office:change-info>
              <dc:creator>Ádám Morva</dc:creator>
              <dc:date>2023-11-02T18:47:15</dc:date>
            </office:change-info>
          </text:UnknownChange>
        </text:changed-region>
        <text:changed-region xml:id="ct42953504" text:id="ct42953504">
          <text:UnknownChange>
            <office:change-info>
              <dc:creator>Ádám Morva</dc:creator>
              <dc:date>2023-11-02T18:47:15</dc:date>
            </office:change-info>
          </text:UnknownChange>
        </text:changed-region>
        <text:changed-region xml:id="ct42964320" text:id="ct42964320">
          <text:UnknownChange>
            <office:change-info>
              <dc:creator>Ádám Morva</dc:creator>
              <dc:date>2023-11-02T18:47:15</dc:date>
            </office:change-info>
          </text:UnknownChange>
        </text:changed-region>
        <text:changed-region xml:id="ct42961008" text:id="ct42961008">
          <text:UnknownChange>
            <office:change-info>
              <dc:creator>Ádám Morva</dc:creator>
              <dc:date>2023-11-02T18:47:15</dc:date>
            </office:change-info>
          </text:UnknownChange>
        </text:changed-region>
        <text:changed-region xml:id="ct42965408" text:id="ct42965408">
          <text:UnknownChange>
            <office:change-info>
              <dc:creator>Ádám Morva</dc:creator>
              <dc:date>2023-11-02T18:47:15</dc:date>
            </office:change-info>
          </text:UnknownChange>
        </text:changed-region>
        <text:changed-region xml:id="ct42986944" text:id="ct42986944">
          <text:UnknownChange>
            <office:change-info>
              <dc:creator>Ádám Morva</dc:creator>
              <dc:date>2023-11-02T18:47:15</dc:date>
            </office:change-info>
          </text:UnknownChange>
        </text:changed-region>
        <text:changed-region xml:id="ct42991712" text:id="ct42991712">
          <text:UnknownChange>
            <office:change-info>
              <dc:creator>Ádám Morva</dc:creator>
              <dc:date>2023-11-02T18:47:15</dc:date>
            </office:change-info>
          </text:UnknownChange>
        </text:changed-region>
        <text:changed-region xml:id="ct42999088" text:id="ct42999088">
          <text:UnknownChange>
            <office:change-info>
              <dc:creator>Ádám Morva</dc:creator>
              <dc:date>2023-11-02T18:47:15</dc:date>
            </office:change-info>
          </text:UnknownChange>
        </text:changed-region>
        <text:changed-region xml:id="ct43001728" text:id="ct43001728">
          <text:UnknownChange>
            <office:change-info>
              <dc:creator>Ádám Morva</dc:creator>
              <dc:date>2023-11-02T18:47:15</dc:date>
            </office:change-info>
          </text:UnknownChange>
        </text:changed-region>
        <text:changed-region xml:id="ct43004352" text:id="ct43004352">
          <text:UnknownChange>
            <office:change-info>
              <dc:creator>Ádám Morva</dc:creator>
              <dc:date>2023-11-02T18:47:15</dc:date>
            </office:change-info>
          </text:UnknownChange>
        </text:changed-region>
        <text:changed-region xml:id="ct43018432" text:id="ct43018432">
          <text:UnknownChange>
            <office:change-info>
              <dc:creator>Ádám Morva</dc:creator>
              <dc:date>2023-11-02T18:47:15</dc:date>
            </office:change-info>
          </text:UnknownChange>
        </text:changed-region>
        <text:changed-region xml:id="ct43021872" text:id="ct43021872">
          <text:UnknownChange>
            <office:change-info>
              <dc:creator>Ádám Morva</dc:creator>
              <dc:date>2023-11-02T18:47:15</dc:date>
            </office:change-info>
          </text:UnknownChange>
        </text:changed-region>
        <text:changed-region xml:id="ct43024256" text:id="ct43024256">
          <text:UnknownChange>
            <office:change-info>
              <dc:creator>Ádám Morva</dc:creator>
              <dc:date>2023-11-02T18:47:15</dc:date>
            </office:change-info>
          </text:UnknownChange>
        </text:changed-region>
        <text:changed-region xml:id="ct43038992" text:id="ct43038992">
          <text:UnknownChange>
            <office:change-info>
              <dc:creator>Ádám Morva</dc:creator>
              <dc:date>2023-11-02T18:47:15</dc:date>
            </office:change-info>
          </text:UnknownChange>
        </text:changed-region>
        <text:changed-region xml:id="ct43042272" text:id="ct43042272">
          <text:UnknownChange>
            <office:change-info>
              <dc:creator>Ádám Morva</dc:creator>
              <dc:date>2023-11-02T18:47:15</dc:date>
            </office:change-info>
          </text:UnknownChange>
        </text:changed-region>
        <text:changed-region xml:id="ct43044464" text:id="ct43044464">
          <text:UnknownChange>
            <office:change-info>
              <dc:creator>Ádám Morva</dc:creator>
              <dc:date>2023-11-02T18:47:15</dc:date>
            </office:change-info>
          </text:UnknownChange>
        </text:changed-region>
        <text:changed-region xml:id="ct43047184" text:id="ct43047184">
          <text:UnknownChange>
            <office:change-info>
              <dc:creator>Ádám Morva</dc:creator>
              <dc:date>2023-11-02T18:47:15</dc:date>
            </office:change-info>
          </text:UnknownChange>
        </text:changed-region>
        <text:changed-region xml:id="ct43048736" text:id="ct43048736">
          <text:UnknownChange>
            <office:change-info>
              <dc:creator>Ádám Morva</dc:creator>
              <dc:date>2023-11-02T18:47:15</dc:date>
            </office:change-info>
          </text:UnknownChange>
        </text:changed-region>
        <text:changed-region xml:id="ct43061040" text:id="ct43061040">
          <text:UnknownChange>
            <office:change-info>
              <dc:creator>Ádám Morva</dc:creator>
              <dc:date>2023-11-02T18:47:15</dc:date>
            </office:change-info>
          </text:UnknownChange>
        </text:changed-region>
        <text:changed-region xml:id="ct43053392" text:id="ct43053392">
          <text:UnknownChange>
            <office:change-info>
              <dc:creator>Ádám Morva</dc:creator>
              <dc:date>2023-11-02T18:47:15</dc:date>
            </office:change-info>
          </text:UnknownChange>
        </text:changed-region>
        <text:changed-region xml:id="ct43065360" text:id="ct43065360">
          <text:UnknownChange>
            <office:change-info>
              <dc:creator>Ádám Morva</dc:creator>
              <dc:date>2023-11-02T18:47:15</dc:date>
            </office:change-info>
          </text:UnknownChange>
        </text:changed-region>
        <text:changed-region xml:id="ct43059008" text:id="ct43059008">
          <text:UnknownChange>
            <office:change-info>
              <dc:creator>Ádám Morva</dc:creator>
              <dc:date>2023-11-02T18:47:15</dc:date>
            </office:change-info>
          </text:UnknownChange>
        </text:changed-region>
        <text:changed-region xml:id="ct43064224" text:id="ct43064224">
          <text:UnknownChange>
            <office:change-info>
              <dc:creator>Ádám Morva</dc:creator>
              <dc:date>2023-11-02T18:47:15</dc:date>
            </office:change-info>
          </text:UnknownChange>
        </text:changed-region>
        <text:changed-region xml:id="ct43083424" text:id="ct43083424">
          <text:UnknownChange>
            <office:change-info>
              <dc:creator>Ádám Morva</dc:creator>
              <dc:date>2023-11-02T18:47:15</dc:date>
            </office:change-info>
          </text:UnknownChange>
        </text:changed-region>
        <text:changed-region xml:id="ct43087472" text:id="ct43087472">
          <text:UnknownChange>
            <office:change-info>
              <dc:creator>Ádám Morva</dc:creator>
              <dc:date>2023-11-02T18:47:15</dc:date>
            </office:change-info>
          </text:UnknownChange>
        </text:changed-region>
        <text:changed-region xml:id="ct43086160" text:id="ct43086160">
          <text:UnknownChange>
            <office:change-info>
              <dc:creator>Ádám Morva</dc:creator>
              <dc:date>2023-11-02T18:47:15</dc:date>
            </office:change-info>
          </text:UnknownChange>
        </text:changed-region>
        <text:changed-region xml:id="ct43082480" text:id="ct43082480">
          <text:UnknownChange>
            <office:change-info>
              <dc:creator>Ádám Morva</dc:creator>
              <dc:date>2023-11-02T18:47:15</dc:date>
            </office:change-info>
          </text:UnknownChange>
        </text:changed-region>
        <text:changed-region xml:id="ct43105408" text:id="ct43105408">
          <text:UnknownChange>
            <office:change-info>
              <dc:creator>Ádám Morva</dc:creator>
              <dc:date>2023-11-02T18:47:15</dc:date>
            </office:change-info>
          </text:UnknownChange>
        </text:changed-region>
        <text:changed-region xml:id="ct43105632" text:id="ct43105632">
          <text:UnknownChange>
            <office:change-info>
              <dc:creator>Ádám Morva</dc:creator>
              <dc:date>2023-11-02T18:47:15</dc:date>
            </office:change-info>
          </text:UnknownChange>
        </text:changed-region>
        <text:changed-region xml:id="ct43109568" text:id="ct43109568">
          <text:UnknownChange>
            <office:change-info>
              <dc:creator>Ádám Morva</dc:creator>
              <dc:date>2023-11-02T18:47:15</dc:date>
            </office:change-info>
          </text:UnknownChange>
        </text:changed-region>
        <text:changed-region xml:id="ct43137776" text:id="ct43137776">
          <text:UnknownChange>
            <office:change-info>
              <dc:creator>Ádám Morva</dc:creator>
              <dc:date>2023-11-02T18:47:15</dc:date>
            </office:change-info>
          </text:UnknownChange>
        </text:changed-region>
        <text:changed-region xml:id="ct43154032" text:id="ct43154032">
          <text:UnknownChange>
            <office:change-info>
              <dc:creator>Ádám Morva</dc:creator>
              <dc:date>2023-11-02T18:47:15</dc:date>
            </office:change-info>
          </text:UnknownChange>
        </text:changed-region>
        <text:changed-region xml:id="ct43157440" text:id="ct43157440">
          <text:UnknownChange>
            <office:change-info>
              <dc:creator>Ádám Morva</dc:creator>
              <dc:date>2023-11-02T18:47:15</dc:date>
            </office:change-info>
          </text:UnknownChange>
        </text:changed-region>
        <text:changed-region xml:id="ct43159776" text:id="ct43159776">
          <text:UnknownChange>
            <office:change-info>
              <dc:creator>Ádám Morva</dc:creator>
              <dc:date>2023-11-02T18:47:15</dc:date>
            </office:change-info>
          </text:UnknownChange>
        </text:changed-region>
        <text:changed-region xml:id="ct43162224" text:id="ct43162224">
          <text:UnknownChange>
            <office:change-info>
              <dc:creator>Ádám Morva</dc:creator>
              <dc:date>2023-11-02T18:47:15</dc:date>
            </office:change-info>
          </text:UnknownChange>
        </text:changed-region>
        <text:changed-region xml:id="ct43167344" text:id="ct43167344">
          <text:UnknownChange>
            <office:change-info>
              <dc:creator>Ádám Morva</dc:creator>
              <dc:date>2023-11-02T18:47:15</dc:date>
            </office:change-info>
          </text:UnknownChange>
        </text:changed-region>
        <text:changed-region xml:id="ct43180208" text:id="ct43180208">
          <text:UnknownChange>
            <office:change-info>
              <dc:creator>Ádám Morva</dc:creator>
              <dc:date>2023-11-02T18:47:15</dc:date>
            </office:change-info>
          </text:UnknownChange>
        </text:changed-region>
        <text:changed-region xml:id="ct43183152" text:id="ct43183152">
          <text:UnknownChange>
            <office:change-info>
              <dc:creator>Ádám Morva</dc:creator>
              <dc:date>2023-11-02T18:47:15</dc:date>
            </office:change-info>
          </text:UnknownChange>
        </text:changed-region>
        <text:changed-region xml:id="ct43182928" text:id="ct43182928">
          <text:UnknownChange>
            <office:change-info>
              <dc:creator>Ádám Morva</dc:creator>
              <dc:date>2023-11-02T18:47:15</dc:date>
            </office:change-info>
          </text:UnknownChange>
        </text:changed-region>
        <text:changed-region xml:id="ct43188016" text:id="ct43188016">
          <text:UnknownChange>
            <office:change-info>
              <dc:creator>Ádám Morva</dc:creator>
              <dc:date>2023-11-02T18:47:15</dc:date>
            </office:change-info>
          </text:UnknownChange>
        </text:changed-region>
        <text:changed-region xml:id="ct43190192" text:id="ct43190192">
          <text:UnknownChange>
            <office:change-info>
              <dc:creator>Ádám Morva</dc:creator>
              <dc:date>2023-11-02T18:47:15</dc:date>
            </office:change-info>
          </text:UnknownChange>
        </text:changed-region>
        <text:changed-region xml:id="ct43197248" text:id="ct43197248">
          <text:UnknownChange>
            <office:change-info>
              <dc:creator>Ádám Morva</dc:creator>
              <dc:date>2023-11-02T18:47:15</dc:date>
            </office:change-info>
          </text:UnknownChange>
        </text:changed-region>
        <text:changed-region xml:id="ct43204560" text:id="ct43204560">
          <text:UnknownChange>
            <office:change-info>
              <dc:creator>Ádám Morva</dc:creator>
              <dc:date>2023-11-02T18:47:15</dc:date>
            </office:change-info>
          </text:UnknownChange>
        </text:changed-region>
        <text:changed-region xml:id="ct43209184" text:id="ct43209184">
          <text:UnknownChange>
            <office:change-info>
              <dc:creator>Ádám Morva</dc:creator>
              <dc:date>2023-11-02T18:47:15</dc:date>
            </office:change-info>
          </text:UnknownChange>
        </text:changed-region>
        <text:changed-region xml:id="ct43218160" text:id="ct43218160">
          <text:UnknownChange>
            <office:change-info>
              <dc:creator>Ádám Morva</dc:creator>
              <dc:date>2023-11-02T18:47:15</dc:date>
            </office:change-info>
          </text:UnknownChange>
        </text:changed-region>
        <text:changed-region xml:id="ct43216016" text:id="ct43216016">
          <text:UnknownChange>
            <office:change-info>
              <dc:creator>Ádám Morva</dc:creator>
              <dc:date>2023-11-02T18:47:15</dc:date>
            </office:change-info>
          </text:UnknownChange>
        </text:changed-region>
        <text:changed-region xml:id="ct43220656" text:id="ct43220656">
          <text:UnknownChange>
            <office:change-info>
              <dc:creator>Ádám Morva</dc:creator>
              <dc:date>2023-11-02T18:47:15</dc:date>
            </office:change-info>
          </text:UnknownChange>
        </text:changed-region>
        <text:changed-region xml:id="ct43216704" text:id="ct43216704">
          <text:UnknownChange>
            <office:change-info>
              <dc:creator>Ádám Morva</dc:creator>
              <dc:date>2023-11-02T18:47:15</dc:date>
            </office:change-info>
          </text:UnknownChange>
        </text:changed-region>
        <text:changed-region xml:id="ct43227424" text:id="ct43227424">
          <text:UnknownChange>
            <office:change-info>
              <dc:creator>Ádám Morva</dc:creator>
              <dc:date>2023-11-02T18:47:15</dc:date>
            </office:change-info>
          </text:UnknownChange>
        </text:changed-region>
        <text:changed-region xml:id="ct43219696" text:id="ct43219696">
          <text:UnknownChange>
            <office:change-info>
              <dc:creator>Ádám Morva</dc:creator>
              <dc:date>2023-11-02T18:47:15</dc:date>
            </office:change-info>
          </text:UnknownChange>
        </text:changed-region>
        <text:changed-region xml:id="ct43229296" text:id="ct43229296">
          <text:UnknownChange>
            <office:change-info>
              <dc:creator>Ádám Morva</dc:creator>
              <dc:date>2023-11-02T18:47:15</dc:date>
            </office:change-info>
          </text:UnknownChange>
        </text:changed-region>
        <text:changed-region xml:id="ct43234992" text:id="ct43234992">
          <text:UnknownChange>
            <office:change-info>
              <dc:creator>Ádám Morva</dc:creator>
              <dc:date>2023-11-02T18:47:15</dc:date>
            </office:change-info>
          </text:UnknownChange>
        </text:changed-region>
        <text:changed-region xml:id="ct43237104" text:id="ct43237104">
          <text:UnknownChange>
            <office:change-info>
              <dc:creator>Ádám Morva</dc:creator>
              <dc:date>2023-11-02T18:47:15</dc:date>
            </office:change-info>
          </text:UnknownChange>
        </text:changed-region>
        <text:changed-region xml:id="ct43216480" text:id="ct43216480">
          <text:UnknownChange>
            <office:change-info>
              <dc:creator>Ádám Morva</dc:creator>
              <dc:date>2023-11-02T18:47:15</dc:date>
            </office:change-info>
          </text:UnknownChange>
        </text:changed-region>
        <text:changed-region xml:id="ct43241024" text:id="ct43241024">
          <text:UnknownChange>
            <office:change-info>
              <dc:creator>Ádám Morva</dc:creator>
              <dc:date>2023-11-02T18:47:15</dc:date>
            </office:change-info>
          </text:UnknownChange>
        </text:changed-region>
        <text:changed-region xml:id="ct43246416" text:id="ct43246416">
          <text:UnknownChange>
            <office:change-info>
              <dc:creator>Ádám Morva</dc:creator>
              <dc:date>2023-11-02T18:47:15</dc:date>
            </office:change-info>
          </text:UnknownChange>
        </text:changed-region>
        <text:changed-region xml:id="ct43240048" text:id="ct43240048">
          <text:UnknownChange>
            <office:change-info>
              <dc:creator>Ádám Morva</dc:creator>
              <dc:date>2023-11-02T18:47:15</dc:date>
            </office:change-info>
          </text:UnknownChange>
        </text:changed-region>
        <text:changed-region xml:id="ct43267872" text:id="ct43267872">
          <text:UnknownChange>
            <office:change-info>
              <dc:creator>Ádám Morva</dc:creator>
              <dc:date>2023-11-02T18:47:15</dc:date>
            </office:change-info>
          </text:UnknownChange>
        </text:changed-region>
        <text:changed-region xml:id="ct43266896" text:id="ct43266896">
          <text:UnknownChange>
            <office:change-info>
              <dc:creator>Ádám Morva</dc:creator>
              <dc:date>2023-11-02T18:47:15</dc:date>
            </office:change-info>
          </text:UnknownChange>
        </text:changed-region>
        <text:changed-region xml:id="ct43272576" text:id="ct43272576">
          <text:UnknownChange>
            <office:change-info>
              <dc:creator>Ádám Morva</dc:creator>
              <dc:date>2023-11-02T18:47:15</dc:date>
            </office:change-info>
          </text:UnknownChange>
        </text:changed-region>
        <text:changed-region xml:id="ct43275552" text:id="ct43275552">
          <text:UnknownChange>
            <office:change-info>
              <dc:creator>Ádám Morva</dc:creator>
              <dc:date>2023-11-02T18:47:15</dc:date>
            </office:change-info>
          </text:UnknownChange>
        </text:changed-region>
        <text:changed-region xml:id="ct43277424" text:id="ct43277424">
          <text:UnknownChange>
            <office:change-info>
              <dc:creator>Ádám Morva</dc:creator>
              <dc:date>2023-11-02T18:47:15</dc:date>
            </office:change-info>
          </text:UnknownChange>
        </text:changed-region>
        <text:changed-region xml:id="ct43279984" text:id="ct43279984">
          <text:UnknownChange>
            <office:change-info>
              <dc:creator>Ádám Morva</dc:creator>
              <dc:date>2023-11-02T18:47:15</dc:date>
            </office:change-info>
          </text:UnknownChange>
        </text:changed-region>
        <text:changed-region xml:id="ct43282624" text:id="ct43282624">
          <text:UnknownChange>
            <office:change-info>
              <dc:creator>Ádám Morva</dc:creator>
              <dc:date>2023-11-02T18:47:15</dc:date>
            </office:change-info>
          </text:UnknownChange>
        </text:changed-region>
        <text:changed-region xml:id="ct43284624" text:id="ct43284624">
          <text:UnknownChange>
            <office:change-info>
              <dc:creator>Ádám Morva</dc:creator>
              <dc:date>2023-11-02T18:47:15</dc:date>
            </office:change-info>
          </text:UnknownChange>
        </text:changed-region>
        <text:changed-region xml:id="ct43286736" text:id="ct43286736">
          <text:UnknownChange>
            <office:change-info>
              <dc:creator>Ádám Morva</dc:creator>
              <dc:date>2023-11-02T18:47:15</dc:date>
            </office:change-info>
          </text:UnknownChange>
        </text:changed-region>
        <text:changed-region xml:id="ct43289360" text:id="ct43289360">
          <text:UnknownChange>
            <office:change-info>
              <dc:creator>Ádám Morva</dc:creator>
              <dc:date>2023-11-02T18:47:15</dc:date>
            </office:change-info>
          </text:UnknownChange>
        </text:changed-region>
        <text:changed-region xml:id="ct43292016" text:id="ct43292016">
          <text:UnknownChange>
            <office:change-info>
              <dc:creator>Ádám Morva</dc:creator>
              <dc:date>2023-11-02T18:47:15</dc:date>
            </office:change-info>
          </text:UnknownChange>
        </text:changed-region>
        <text:changed-region xml:id="ct43305536" text:id="ct43305536">
          <text:UnknownChange>
            <office:change-info>
              <dc:creator>Ádám Morva</dc:creator>
              <dc:date>2023-11-02T18:47:15</dc:date>
            </office:change-info>
          </text:UnknownChange>
        </text:changed-region>
        <text:changed-region xml:id="ct43311312" text:id="ct43311312">
          <text:UnknownChange>
            <office:change-info>
              <dc:creator>Ádám Morva</dc:creator>
              <dc:date>2023-11-02T18:47:15</dc:date>
            </office:change-info>
          </text:UnknownChange>
        </text:changed-region>
        <text:changed-region xml:id="ct43314784" text:id="ct43314784">
          <text:UnknownChange>
            <office:change-info>
              <dc:creator>Ádám Morva</dc:creator>
              <dc:date>2023-11-02T18:47:15</dc:date>
            </office:change-info>
          </text:UnknownChange>
        </text:changed-region>
        <text:changed-region xml:id="ct43316032" text:id="ct43316032">
          <text:UnknownChange>
            <office:change-info>
              <dc:creator>Ádám Morva</dc:creator>
              <dc:date>2023-11-02T18:47:15</dc:date>
            </office:change-info>
          </text:UnknownChange>
        </text:changed-region>
        <text:changed-region xml:id="ct43319392" text:id="ct43319392">
          <text:UnknownChange>
            <office:change-info>
              <dc:creator>Ádám Morva</dc:creator>
              <dc:date>2023-11-02T18:47:15</dc:date>
            </office:change-info>
          </text:UnknownChange>
        </text:changed-region>
        <text:changed-region xml:id="ct43321696" text:id="ct43321696">
          <text:UnknownChange>
            <office:change-info>
              <dc:creator>Ádám Morva</dc:creator>
              <dc:date>2023-11-02T18:47:15</dc:date>
            </office:change-info>
          </text:UnknownChange>
        </text:changed-region>
        <text:changed-region xml:id="ct43323856" text:id="ct43323856">
          <text:UnknownChange>
            <office:change-info>
              <dc:creator>Ádám Morva</dc:creator>
              <dc:date>2023-11-02T18:47:15</dc:date>
            </office:change-info>
          </text:UnknownChange>
        </text:changed-region>
        <text:changed-region xml:id="ct43326384" text:id="ct43326384">
          <text:UnknownChange>
            <office:change-info>
              <dc:creator>Ádám Morva</dc:creator>
              <dc:date>2023-11-02T18:47:15</dc:date>
            </office:change-info>
          </text:UnknownChange>
        </text:changed-region>
        <text:changed-region xml:id="ct43309968" text:id="ct43309968">
          <text:UnknownChange>
            <office:change-info>
              <dc:creator>Ádám Morva</dc:creator>
              <dc:date>2023-11-02T18:47:15</dc:date>
            </office:change-info>
          </text:UnknownChange>
        </text:changed-region>
        <text:changed-region xml:id="ct43327056" text:id="ct43327056">
          <text:UnknownChange>
            <office:change-info>
              <dc:creator>Ádám Morva</dc:creator>
              <dc:date>2023-11-02T18:47:15</dc:date>
            </office:change-info>
          </text:UnknownChange>
        </text:changed-region>
        <text:changed-region xml:id="ct43327920" text:id="ct43327920">
          <text:UnknownChange>
            <office:change-info>
              <dc:creator>Ádám Morva</dc:creator>
              <dc:date>2023-11-02T18:47:15</dc:date>
            </office:change-info>
          </text:UnknownChange>
        </text:changed-region>
        <text:changed-region xml:id="ct43328560" text:id="ct43328560">
          <text:UnknownChange>
            <office:change-info>
              <dc:creator>Ádám Morva</dc:creator>
              <dc:date>2023-11-02T18:47:15</dc:date>
            </office:change-info>
          </text:UnknownChange>
        </text:changed-region>
        <text:changed-region xml:id="ct43308880" text:id="ct43308880">
          <text:UnknownChange>
            <office:change-info>
              <dc:creator>Ádám Morva</dc:creator>
              <dc:date>2023-11-02T18:47:15</dc:date>
            </office:change-info>
          </text:UnknownChange>
        </text:changed-region>
        <text:changed-region xml:id="ct43320512" text:id="ct43320512">
          <text:UnknownChange>
            <office:change-info>
              <dc:creator>Ádám Morva</dc:creator>
              <dc:date>2023-11-02T18:47:15</dc:date>
            </office:change-info>
          </text:UnknownChange>
        </text:changed-region>
        <text:changed-region xml:id="ct43331856" text:id="ct43331856">
          <text:UnknownChange>
            <office:change-info>
              <dc:creator>Ádám Morva</dc:creator>
              <dc:date>2023-11-02T18:47:15</dc:date>
            </office:change-info>
          </text:UnknownChange>
        </text:changed-region>
        <text:changed-region xml:id="ct43354896" text:id="ct43354896">
          <text:UnknownChange>
            <office:change-info>
              <dc:creator>Ádám Morva</dc:creator>
              <dc:date>2023-11-02T18:47:15</dc:date>
            </office:change-info>
          </text:UnknownChange>
        </text:changed-region>
        <text:changed-region xml:id="ct43340432" text:id="ct43340432">
          <text:UnknownChange>
            <office:change-info>
              <dc:creator>Ádám Morva</dc:creator>
              <dc:date>2023-11-02T18:47:15</dc:date>
            </office:change-info>
          </text:UnknownChange>
        </text:changed-region>
        <text:changed-region xml:id="ct43358944" text:id="ct43358944">
          <text:UnknownChange>
            <office:change-info>
              <dc:creator>Ádám Morva</dc:creator>
              <dc:date>2023-11-02T18:47:15</dc:date>
            </office:change-info>
          </text:UnknownChange>
        </text:changed-region>
        <text:changed-region xml:id="ct43379088" text:id="ct43379088">
          <text:insertion>
            <office:change-info>
              <dc:creator>Ádám Morva</dc:creator>
              <dc:date>2023-11-04T18:54:54</dc:date>
            </office:change-info>
          </text:insertion>
        </text:changed-region>
        <text:changed-region xml:id="ct43380816" text:id="ct43380816">
          <text:deletion>
            <office:change-info>
              <dc:creator>Ádám Morva</dc:creator>
              <dc:date>2023-11-04T18:54:54</dc:date>
            </office:change-info>
            <text:p text:style-name="P7"><text:span text:style-name="T1">1.1.12164</text:span></text:p>
          </text:deletion>
        </text:changed-region>
        <text:changed-region xml:id="ct43436896" text:id="ct43436896">
          <text:insertion>
            <office:change-info>
              <dc:creator>Ádám Morva</dc:creator>
              <dc:date>2023-11-04T18:55:35</dc:date>
            </office:change-info>
          </text:insertion>
        </text:changed-region>
        <text:changed-region xml:id="ct43431536" text:id="ct43431536">
          <text:deletion>
            <office:change-info>
              <dc:creator>Ádám Morva</dc:creator>
              <dc:date>2023-11-04T18:55:35</dc:date>
            </office:change-info>
            <text:p text:style-name="P7"><text:span text:style-name="T1">28.5.7680</text:span></text:p>
          </text:deletion>
        </text:changed-region>
        <text:changed-region xml:id="ct43442288" text:id="ct43442288">
          <text:UnknownChange>
            <office:change-info>
              <dc:creator>Ádám Morva</dc:creator>
              <dc:date>2023-11-02T18:47:15</dc:date>
            </office:change-info>
          </text:UnknownChange>
        </text:changed-region>
        <text:changed-region xml:id="ct43445600" text:id="ct43445600">
          <text:UnknownChange>
            <office:change-info>
              <dc:creator>Ádám Morva</dc:creator>
              <dc:date>2023-11-02T18:47:15</dc:date>
            </office:change-info>
          </text:UnknownChange>
        </text:changed-region>
        <text:changed-region xml:id="ct43448032" text:id="ct43448032">
          <text:UnknownChange>
            <office:change-info>
              <dc:creator>Ádám Morva</dc:creator>
              <dc:date>2023-11-02T18:47:15</dc:date>
            </office:change-info>
          </text:UnknownChange>
        </text:changed-region>
        <text:changed-region xml:id="ct43449968" text:id="ct43449968">
          <text:UnknownChange>
            <office:change-info>
              <dc:creator>Ádám Morva</dc:creator>
              <dc:date>2023-11-02T18:47:15</dc:date>
            </office:change-info>
          </text:UnknownChange>
        </text:changed-region>
        <text:changed-region xml:id="ct43452944" text:id="ct43452944">
          <text:UnknownChange>
            <office:change-info>
              <dc:creator>Ádám Morva</dc:creator>
              <dc:date>2023-11-02T18:47:15</dc:date>
            </office:change-info>
          </text:UnknownChange>
        </text:changed-region>
        <text:changed-region xml:id="ct43452688" text:id="ct43452688">
          <text:insertion>
            <office:change-info>
              <dc:creator>Ádám Morva</dc:creator>
              <dc:date>2023-11-02T19:08:32</dc:date>
            </office:change-info>
          </text:insertion>
        </text:changed-region>
        <text:changed-region xml:id="ct43455520" text:id="ct43455520">
          <text:UnknownChange>
            <office:change-info>
              <dc:creator>Ádám Morva</dc:creator>
              <dc:date>2023-11-02T18:47:15</dc:date>
            </office:change-info>
          </text:UnknownChange>
        </text:changed-region>
        <text:changed-region xml:id="ct43444224" text:id="ct43444224">
          <text:insertion>
            <office:change-info>
              <dc:creator>Ádám Morva</dc:creator>
              <dc:date>2023-11-02T19:08:32</dc:date>
            </office:change-info>
          </text:insertion>
        </text:changed-region>
        <text:changed-region xml:id="ct43458800" text:id="ct43458800">
          <text:UnknownChange>
            <office:change-info>
              <dc:creator>Ádám Morva</dc:creator>
              <dc:date>2023-11-02T18:47:15</dc:date>
            </office:change-info>
          </text:UnknownChange>
        </text:changed-region>
        <text:changed-region xml:id="ct43459696" text:id="ct43459696">
          <text:insertion>
            <office:change-info>
              <dc:creator>Ádám Morva</dc:creator>
              <dc:date>2023-11-02T19:08:32</dc:date>
            </office:change-info>
          </text:insertion>
        </text:changed-region>
        <text:changed-region xml:id="ct43454368" text:id="ct43454368">
          <text:UnknownChange>
            <office:change-info>
              <dc:creator>Ádám Morva</dc:creator>
              <dc:date>2023-11-02T18:47:15</dc:date>
            </office:change-info>
          </text:UnknownChange>
        </text:changed-region>
        <text:changed-region xml:id="ct43457824" text:id="ct43457824">
          <text:insertion>
            <office:change-info>
              <dc:creator>Ádám Morva</dc:creator>
              <dc:date>2023-11-02T19:08:32</dc:date>
            </office:change-info>
          </text:insertion>
        </text:changed-region>
        <text:changed-region xml:id="ct43461328" text:id="ct43461328">
          <text:UnknownChange>
            <office:change-info>
              <dc:creator>Ádám Morva</dc:creator>
              <dc:date>2023-11-02T18:47:15</dc:date>
            </office:change-info>
          </text:UnknownChange>
        </text:changed-region>
        <text:changed-region xml:id="ct43470752" text:id="ct43470752">
          <text:UnknownChange>
            <office:change-info>
              <dc:creator>Ádám Morva</dc:creator>
              <dc:date>2023-11-02T18:47:15</dc:date>
            </office:change-info>
          </text:UnknownChange>
        </text:changed-region>
        <text:changed-region xml:id="ct43458048" text:id="ct43458048">
          <text:UnknownChange>
            <office:change-info>
              <dc:creator>Ádám Morva</dc:creator>
              <dc:date>2023-11-02T18:47:15</dc:date>
            </office:change-info>
          </text:UnknownChange>
        </text:changed-region>
        <text:changed-region xml:id="ct43446640" text:id="ct43446640">
          <text:UnknownChange>
            <office:change-info>
              <dc:creator>Ádám Morva</dc:creator>
              <dc:date>2023-11-02T18:47:15</dc:date>
            </office:change-info>
          </text:UnknownChange>
        </text:changed-region>
        <text:changed-region xml:id="ct43490368" text:id="ct43490368">
          <text:UnknownChange>
            <office:change-info>
              <dc:creator>Ádám Morva</dc:creator>
              <dc:date>2023-11-02T18:47:15</dc:date>
            </office:change-info>
          </text:UnknownChange>
        </text:changed-region>
        <text:changed-region xml:id="ct43494576" text:id="ct43494576">
          <text:UnknownChange>
            <office:change-info>
              <dc:creator>Ádám Morva</dc:creator>
              <dc:date>2023-11-02T18:47:15</dc:date>
            </office:change-info>
          </text:UnknownChange>
        </text:changed-region>
        <text:changed-region xml:id="ct43486224" text:id="ct43486224">
          <text:UnknownChange>
            <office:change-info>
              <dc:creator>Ádám Morva</dc:creator>
              <dc:date>2023-11-02T18:47:15</dc:date>
            </office:change-info>
          </text:UnknownChange>
        </text:changed-region>
        <text:changed-region xml:id="ct43491456" text:id="ct43491456">
          <text:UnknownChange>
            <office:change-info>
              <dc:creator>Ádám Morva</dc:creator>
              <dc:date>2023-11-02T18:47:15</dc:date>
            </office:change-info>
          </text:UnknownChange>
        </text:changed-region>
        <text:changed-region xml:id="ct43509936" text:id="ct43509936">
          <text:UnknownChange>
            <office:change-info>
              <dc:creator>Ádám Morva</dc:creator>
              <dc:date>2023-11-02T18:47:15</dc:date>
            </office:change-info>
          </text:UnknownChange>
        </text:changed-region>
        <text:changed-region xml:id="ct43519936" text:id="ct43519936">
          <text:UnknownChange>
            <office:change-info>
              <dc:creator>Ádám Morva</dc:creator>
              <dc:date>2023-11-02T18:47:15</dc:date>
            </office:change-info>
          </text:UnknownChange>
        </text:changed-region>
        <text:changed-region xml:id="ct43525312" text:id="ct43525312">
          <text:UnknownChange>
            <office:change-info>
              <dc:creator>Ádám Morva</dc:creator>
              <dc:date>2023-11-02T18:47:15</dc:date>
            </office:change-info>
          </text:UnknownChange>
        </text:changed-region>
        <text:changed-region xml:id="ct43528688" text:id="ct43528688">
          <text:insertion>
            <office:change-info>
              <dc:creator>Illbean</dc:creator>
              <dc:date>2023-10-14T00:33:48</dc:date>
            </office:change-info>
          </text:insertion>
        </text:changed-region>
        <text:changed-region xml:id="ct43539056" text:id="ct43539056">
          <text:UnknownChange>
            <office:change-info>
              <dc:creator>Ádám Morva</dc:creator>
              <dc:date>2023-11-02T18:47:15</dc:date>
            </office:change-info>
          </text:UnknownChange>
        </text:changed-region>
        <text:changed-region xml:id="ct43529664" text:id="ct43529664">
          <text:insertion>
            <office:change-info>
              <dc:creator>Illbean</dc:creator>
              <dc:date>2023-10-14T00:33:48</dc:date>
            </office:change-info>
          </text:insertion>
        </text:changed-region>
        <text:changed-region xml:id="ct43540704" text:id="ct43540704">
          <text:UnknownChange>
            <office:change-info>
              <dc:creator>Ádám Morva</dc:creator>
              <dc:date>2023-11-02T18:47:15</dc:date>
            </office:change-info>
          </text:UnknownChange>
        </text:changed-region>
        <text:changed-region xml:id="ct43535424" text:id="ct43535424">
          <text:insertion>
            <office:change-info>
              <dc:creator>Illbean</dc:creator>
              <dc:date>2023-10-14T00:33:48</dc:date>
            </office:change-info>
          </text:insertion>
        </text:changed-region>
        <text:changed-region xml:id="ct43537088" text:id="ct43537088">
          <text:UnknownChange>
            <office:change-info>
              <dc:creator>Ádám Morva</dc:creator>
              <dc:date>2023-11-02T18:47:15</dc:date>
            </office:change-info>
          </text:UnknownChange>
        </text:changed-region>
        <text:changed-region xml:id="ct43540448" text:id="ct43540448">
          <text:insertion>
            <office:change-info>
              <dc:creator>Illbean</dc:creator>
              <dc:date>2023-10-14T00:33:48</dc:date>
            </office:change-info>
          </text:insertion>
        </text:changed-region>
        <text:changed-region xml:id="ct43541904" text:id="ct43541904">
          <text:UnknownChange>
            <office:change-info>
              <dc:creator>Ádám Morva</dc:creator>
              <dc:date>2023-11-02T18:47:15</dc:date>
            </office:change-info>
          </text:UnknownChange>
        </text:changed-region>
        <text:changed-region xml:id="ct43544032" text:id="ct43544032">
          <text:insertion>
            <office:change-info>
              <dc:creator>Illbean</dc:creator>
              <dc:date>2023-10-14T00:33:48</dc:date>
            </office:change-info>
          </text:insertion>
        </text:changed-region>
        <text:changed-region xml:id="ct43545280" text:id="ct43545280">
          <text:UnknownChange>
            <office:change-info>
              <dc:creator>Ádám Morva</dc:creator>
              <dc:date>2023-11-02T18:47:15</dc:date>
            </office:change-info>
          </text:UnknownChange>
        </text:changed-region>
        <text:changed-region xml:id="ct43545728" text:id="ct43545728">
          <text:insertion>
            <office:change-info>
              <dc:creator>Illbean</dc:creator>
              <dc:date>2023-10-14T00:33:48</dc:date>
            </office:change-info>
          </text:insertion>
        </text:changed-region>
        <text:changed-region xml:id="ct43545504" text:id="ct43545504">
          <text:UnknownChange>
            <office:change-info>
              <dc:creator>Ádám Morva</dc:creator>
              <dc:date>2023-11-02T18:47:15</dc:date>
            </office:change-info>
          </text:UnknownChange>
        </text:changed-region>
        <text:changed-region xml:id="ct43546256" text:id="ct43546256">
          <text:insertion>
            <office:change-info>
              <dc:creator>Illbean</dc:creator>
              <dc:date>2023-10-14T00:33:48</dc:date>
            </office:change-info>
          </text:insertion>
        </text:changed-region>
        <text:changed-region xml:id="ct43548080" text:id="ct43548080">
          <text:UnknownChange>
            <office:change-info>
              <dc:creator>Ádám Morva</dc:creator>
              <dc:date>2023-11-02T18:47:15</dc:date>
            </office:change-info>
          </text:UnknownChange>
        </text:changed-region>
        <text:changed-region xml:id="ct41422848" text:id="ct41422848">
          <text:UnknownChange>
            <office:change-info>
              <dc:creator>Ádám Morva</dc:creator>
              <dc:date>2023-11-02T18:47:15</dc:date>
            </office:change-info>
          </text:UnknownChange>
        </text:changed-region>
        <text:changed-region xml:id="ct42111632" text:id="ct42111632">
          <text:UnknownChange>
            <office:change-info>
              <dc:creator>Ádám Morva</dc:creator>
              <dc:date>2023-11-02T18:47:15</dc:date>
            </office:change-info>
          </text:UnknownChange>
        </text:changed-region>
        <text:changed-region xml:id="ct42967552" text:id="ct42967552">
          <text:UnknownChange>
            <office:change-info>
              <dc:creator>Ádám Morva</dc:creator>
              <dc:date>2023-11-02T18:47:15</dc:date>
            </office:change-info>
          </text:UnknownChange>
        </text:changed-region>
        <text:changed-region xml:id="ct42138144" text:id="ct42138144">
          <text:UnknownChange>
            <office:change-info>
              <dc:creator>Ádám Morva</dc:creator>
              <dc:date>2023-11-02T18:47:15</dc:date>
            </office:change-info>
          </text:UnknownChange>
        </text:changed-region>
        <text:changed-region xml:id="ct42913200" text:id="ct42913200">
          <text:UnknownChange>
            <office:change-info>
              <dc:creator>Ádám Morva</dc:creator>
              <dc:date>2023-11-02T18:47:15</dc:date>
            </office:change-info>
          </text:UnknownChange>
        </text:changed-region>
        <text:changed-region xml:id="ct41175248" text:id="ct41175248">
          <text:UnknownChange>
            <office:change-info>
              <dc:creator>Ádám Morva</dc:creator>
              <dc:date>2023-11-02T18:47:15</dc:date>
            </office:change-info>
          </text:UnknownChange>
        </text:changed-region>
        <text:changed-region xml:id="ct42624112" text:id="ct42624112">
          <text:UnknownChange>
            <office:change-info>
              <dc:creator>Ádám Morva</dc:creator>
              <dc:date>2023-11-02T18:47:15</dc:date>
            </office:change-info>
          </text:UnknownChange>
        </text:changed-region>
        <text:changed-region xml:id="ct39260496" text:id="ct39260496">
          <text:UnknownChange>
            <office:change-info>
              <dc:creator>Ádám Morva</dc:creator>
              <dc:date>2023-11-02T18:47:15</dc:date>
            </office:change-info>
          </text:UnknownChange>
        </text:changed-region>
        <text:changed-region xml:id="ct42708160" text:id="ct42708160">
          <text:UnknownChange>
            <office:change-info>
              <dc:creator>Ádám Morva</dc:creator>
              <dc:date>2023-11-02T18:47:15</dc:date>
            </office:change-info>
          </text:UnknownChange>
        </text:changed-region>
        <text:changed-region xml:id="ct41616096" text:id="ct41616096">
          <text:UnknownChange>
            <office:change-info>
              <dc:creator>Ádám Morva</dc:creator>
              <dc:date>2023-11-02T18:47:15</dc:date>
            </office:change-info>
          </text:UnknownChange>
        </text:changed-region>
        <text:changed-region xml:id="ct41602080" text:id="ct41602080">
          <text:UnknownChange>
            <office:change-info>
              <dc:creator>Ádám Morva</dc:creator>
              <dc:date>2023-11-02T18:47:15</dc:date>
            </office:change-info>
          </text:UnknownChange>
        </text:changed-region>
        <text:changed-region xml:id="ct42693760" text:id="ct42693760">
          <text:UnknownChange>
            <office:change-info>
              <dc:creator>Ádám Morva</dc:creator>
              <dc:date>2023-11-02T18:47:15</dc:date>
            </office:change-info>
          </text:UnknownChange>
        </text:changed-region>
        <text:changed-region xml:id="ct42959104" text:id="ct42959104">
          <text:UnknownChange>
            <office:change-info>
              <dc:creator>Ádám Morva</dc:creator>
              <dc:date>2023-11-02T18:47:15</dc:date>
            </office:change-info>
          </text:UnknownChange>
        </text:changed-region>
        <text:changed-region xml:id="ct41435840" text:id="ct41435840">
          <text:UnknownChange>
            <office:change-info>
              <dc:creator>Ádám Morva</dc:creator>
              <dc:date>2023-11-02T18:47:15</dc:date>
            </office:change-info>
          </text:UnknownChange>
        </text:changed-region>
        <text:changed-region xml:id="ct43109104" text:id="ct43109104">
          <text:UnknownChange>
            <office:change-info>
              <dc:creator>Ádám Morva</dc:creator>
              <dc:date>2023-11-02T18:47:15</dc:date>
            </office:change-info>
          </text:UnknownChange>
        </text:changed-region>
        <text:changed-region xml:id="ct43192512" text:id="ct43192512">
          <text:UnknownChange>
            <office:change-info>
              <dc:creator>Ádám Morva</dc:creator>
              <dc:date>2023-11-02T18:47:15</dc:date>
            </office:change-info>
          </text:UnknownChange>
        </text:changed-region>
        <text:changed-region xml:id="ct39264816" text:id="ct39264816">
          <text:UnknownChange>
            <office:change-info>
              <dc:creator>Ádám Morva</dc:creator>
              <dc:date>2023-11-02T18:47:15</dc:date>
            </office:change-info>
          </text:UnknownChange>
        </text:changed-region>
        <text:changed-region xml:id="ct39351600" text:id="ct39351600">
          <text:UnknownChange>
            <office:change-info>
              <dc:creator>Ádám Morva</dc:creator>
              <dc:date>2023-11-02T18:47:15</dc:date>
            </office:change-info>
          </text:UnknownChange>
        </text:changed-region>
        <text:changed-region xml:id="ct39415952" text:id="ct39415952">
          <text:UnknownChange>
            <office:change-info>
              <dc:creator>Ádám Morva</dc:creator>
              <dc:date>2023-11-02T18:47:15</dc:date>
            </office:change-info>
          </text:UnknownChange>
        </text:changed-region>
        <text:changed-region xml:id="ct39498432" text:id="ct39498432">
          <text:UnknownChange>
            <office:change-info>
              <dc:creator>Ádám Morva</dc:creator>
              <dc:date>2023-11-02T18:47:15</dc:date>
            </office:change-info>
          </text:UnknownChange>
        </text:changed-region>
        <text:changed-region xml:id="ct39590480" text:id="ct39590480">
          <text:UnknownChange>
            <office:change-info>
              <dc:creator>Ádám Morva</dc:creator>
              <dc:date>2023-11-02T18:47:15</dc:date>
            </office:change-info>
          </text:UnknownChange>
        </text:changed-region>
        <text:changed-region xml:id="ct39328128" text:id="ct39328128">
          <text:UnknownChange>
            <office:change-info>
              <dc:creator>Ádám Morva</dc:creator>
              <dc:date>2023-11-02T18:47:15</dc:date>
            </office:change-info>
          </text:UnknownChange>
        </text:changed-region>
        <text:changed-region xml:id="ct39701200" text:id="ct39701200">
          <text:UnknownChange>
            <office:change-info>
              <dc:creator>Ádám Morva</dc:creator>
              <dc:date>2023-11-02T18:47:15</dc:date>
            </office:change-info>
          </text:UnknownChange>
        </text:changed-region>
        <text:changed-region xml:id="ct39746480" text:id="ct39746480">
          <text:UnknownChange>
            <office:change-info>
              <dc:creator>Ádám Morva</dc:creator>
              <dc:date>2023-11-02T18:47:15</dc:date>
            </office:change-info>
          </text:UnknownChange>
        </text:changed-region>
        <text:changed-region xml:id="ct39829168" text:id="ct39829168">
          <text:UnknownChange>
            <office:change-info>
              <dc:creator>Ádám Morva</dc:creator>
              <dc:date>2023-11-02T18:47:15</dc:date>
            </office:change-info>
          </text:UnknownChange>
        </text:changed-region>
        <text:changed-region xml:id="ct40071472" text:id="ct40071472">
          <text:insertion>
            <office:change-info>
              <dc:creator>Ádám Morva</dc:creator>
              <dc:date>2023-11-02T18:36:15</dc:date>
            </office:change-info>
          </text:insertion>
        </text:changed-region>
        <text:changed-region xml:id="ct40088768" text:id="ct40088768">
          <text:deletion>
            <office:change-info>
              <dc:creator>Ádám Morva</dc:creator>
              <dc:date>2023-11-02T18:36:15</dc:date>
            </office:change-info>
            <text:p text:style-name="P7"><text:span text:style-name="T1">28.5.7680</text:span></text:p>
          </text:deletion>
        </text:changed-region>
        <text:changed-region xml:id="ct40133856" text:id="ct40133856">
          <text:UnknownChange>
            <office:change-info>
              <dc:creator>Ádám Morva</dc:creator>
              <dc:date>2023-11-02T18:47:15</dc:date>
            </office:change-info>
          </text:UnknownChange>
        </text:changed-region>
        <text:changed-region xml:id="ct40184688" text:id="ct40184688">
          <text:UnknownChange>
            <office:change-info>
              <dc:creator>Ádám Morva</dc:creator>
              <dc:date>2023-11-02T18:47:15</dc:date>
            </office:change-info>
          </text:UnknownChange>
        </text:changed-region>
        <text:changed-region xml:id="ct40256560" text:id="ct40256560">
          <text:UnknownChange>
            <office:change-info>
              <dc:creator>Ádám Morva</dc:creator>
              <dc:date>2023-11-02T18:47:15</dc:date>
            </office:change-info>
          </text:UnknownChange>
        </text:changed-region>
        <text:changed-region xml:id="ct40333056" text:id="ct40333056">
          <text:UnknownChange>
            <office:change-info>
              <dc:creator>Ádám Morva</dc:creator>
              <dc:date>2023-11-02T18:47:15</dc:date>
            </office:change-info>
          </text:UnknownChange>
        </text:changed-region>
        <text:changed-region xml:id="ct40407648" text:id="ct40407648">
          <text:UnknownChange>
            <office:change-info>
              <dc:creator>Ádám Morva</dc:creator>
              <dc:date>2023-11-02T18:47:15</dc:date>
            </office:change-info>
          </text:UnknownChange>
        </text:changed-region>
        <text:changed-region xml:id="ct40481056" text:id="ct40481056">
          <text:UnknownChange>
            <office:change-info>
              <dc:creator>Ádám Morva</dc:creator>
              <dc:date>2023-11-02T18:47:15</dc:date>
            </office:change-info>
          </text:UnknownChange>
        </text:changed-region>
        <text:changed-region xml:id="ct40548464" text:id="ct40548464">
          <text:UnknownChange>
            <office:change-info>
              <dc:creator>Ádám Morva</dc:creator>
              <dc:date>2023-11-02T18:47:15</dc:date>
            </office:change-info>
          </text:UnknownChange>
        </text:changed-region>
        <text:changed-region xml:id="ct40603584" text:id="ct40603584">
          <text:UnknownChange>
            <office:change-info>
              <dc:creator>Ádám Morva</dc:creator>
              <dc:date>2023-11-02T18:47:15</dc:date>
            </office:change-info>
          </text:UnknownChange>
        </text:changed-region>
        <text:changed-region xml:id="ct40571072" text:id="ct40571072">
          <text:UnknownChange>
            <office:change-info>
              <dc:creator>Ádám Morva</dc:creator>
              <dc:date>2023-11-02T18:47:15</dc:date>
            </office:change-info>
          </text:UnknownChange>
        </text:changed-region>
        <text:changed-region xml:id="ct40745216" text:id="ct40745216">
          <text:UnknownChange>
            <office:change-info>
              <dc:creator>Ádám Morva</dc:creator>
              <dc:date>2023-11-02T18:47:15</dc:date>
            </office:change-info>
          </text:UnknownChange>
        </text:changed-region>
        <text:changed-region xml:id="ct40839120" text:id="ct40839120">
          <text:UnknownChange>
            <office:change-info>
              <dc:creator>Ádám Morva</dc:creator>
              <dc:date>2023-11-02T18:47:15</dc:date>
            </office:change-info>
          </text:UnknownChange>
        </text:changed-region>
        <text:changed-region xml:id="ct40901360" text:id="ct40901360">
          <text:UnknownChange>
            <office:change-info>
              <dc:creator>Ádám Morva</dc:creator>
              <dc:date>2023-11-02T18:47:15</dc:date>
            </office:change-info>
          </text:UnknownChange>
        </text:changed-region>
        <text:changed-region xml:id="ct40958160" text:id="ct40958160">
          <text:UnknownChange>
            <office:change-info>
              <dc:creator>Ádám Morva</dc:creator>
              <dc:date>2023-11-02T18:47:15</dc:date>
            </office:change-info>
          </text:UnknownChange>
        </text:changed-region>
        <text:changed-region xml:id="ct40995904" text:id="ct40995904">
          <text:UnknownChange>
            <office:change-info>
              <dc:creator>Ádám Morva</dc:creator>
              <dc:date>2023-11-02T18:47:15</dc:date>
            </office:change-info>
          </text:UnknownChange>
        </text:changed-region>
        <text:changed-region xml:id="ct40015872" text:id="ct40015872">
          <text:UnknownChange>
            <office:change-info>
              <dc:creator>Ádám Morva</dc:creator>
              <dc:date>2023-11-02T18:47:15</dc:date>
            </office:change-info>
          </text:UnknownChange>
        </text:changed-region>
        <text:changed-region xml:id="ct41061488" text:id="ct41061488">
          <text:UnknownChange>
            <office:change-info>
              <dc:creator>Ádám Morva</dc:creator>
              <dc:date>2023-11-02T18:47:15</dc:date>
            </office:change-info>
          </text:UnknownChange>
        </text:changed-region>
        <text:changed-region xml:id="ct41167040" text:id="ct41167040">
          <text:UnknownChange>
            <office:change-info>
              <dc:creator>Ádám Morva</dc:creator>
              <dc:date>2023-11-02T18:47:15</dc:date>
            </office:change-info>
          </text:UnknownChange>
        </text:changed-region>
        <text:changed-region xml:id="ct41222688" text:id="ct41222688">
          <text:UnknownChange>
            <office:change-info>
              <dc:creator>Ádám Morva</dc:creator>
              <dc:date>2023-11-02T18:47:15</dc:date>
            </office:change-info>
          </text:UnknownChange>
        </text:changed-region>
        <text:changed-region xml:id="ct41271952" text:id="ct41271952">
          <text:UnknownChange>
            <office:change-info>
              <dc:creator>Ádám Morva</dc:creator>
              <dc:date>2023-11-02T18:47:15</dc:date>
            </office:change-info>
          </text:UnknownChange>
        </text:changed-region>
        <text:changed-region xml:id="ct41314704" text:id="ct41314704">
          <text:UnknownChange>
            <office:change-info>
              <dc:creator>Ádám Morva</dc:creator>
              <dc:date>2023-11-02T18:47:15</dc:date>
            </office:change-info>
          </text:UnknownChange>
        </text:changed-region>
        <text:changed-region xml:id="ct41355888" text:id="ct41355888">
          <text:UnknownChange>
            <office:change-info>
              <dc:creator>Ádám Morva</dc:creator>
              <dc:date>2023-11-02T18:47:15</dc:date>
            </office:change-info>
          </text:UnknownChange>
        </text:changed-region>
        <text:changed-region xml:id="ct41388560" text:id="ct41388560">
          <text:UnknownChange>
            <office:change-info>
              <dc:creator>Ádám Morva</dc:creator>
              <dc:date>2023-11-02T18:47:15</dc:date>
            </office:change-info>
          </text:UnknownChange>
        </text:changed-region>
        <text:changed-region xml:id="ct40299312" text:id="ct40299312">
          <text:UnknownChange>
            <office:change-info>
              <dc:creator>Ádám Morva</dc:creator>
              <dc:date>2023-11-02T18:47:15</dc:date>
            </office:change-info>
          </text:UnknownChange>
        </text:changed-region>
        <text:changed-region xml:id="ct41626704" text:id="ct41626704">
          <text:UnknownChange>
            <office:change-info>
              <dc:creator>Ádám Morva</dc:creator>
              <dc:date>2023-11-02T18:47:15</dc:date>
            </office:change-info>
          </text:UnknownChange>
        </text:changed-region>
        <text:changed-region xml:id="ct41057040" text:id="ct41057040">
          <text:insertion>
            <office:change-info>
              <dc:creator>Ádám Morva</dc:creator>
              <dc:date>2023-11-02T18:34:35</dc:date>
            </office:change-info>
          </text:insertion>
        </text:changed-region>
        <text:changed-region xml:id="ct41711392" text:id="ct41711392">
          <text:UnknownChange>
            <office:change-info>
              <dc:creator>Ádám Morva</dc:creator>
              <dc:date>2023-11-02T18:47:15</dc:date>
            </office:change-info>
          </text:UnknownChange>
        </text:changed-region>
        <text:changed-region xml:id="ct41708928" text:id="ct41708928">
          <text:insertion>
            <office:change-info>
              <dc:creator>Ádám Morva</dc:creator>
              <dc:date>2023-11-02T18:34:35</dc:date>
            </office:change-info>
          </text:insertion>
        </text:changed-region>
        <text:changed-region xml:id="ct41727712" text:id="ct41727712">
          <text:UnknownChange>
            <office:change-info>
              <dc:creator>Ádám Morva</dc:creator>
              <dc:date>2023-11-02T18:47:15</dc:date>
            </office:change-info>
          </text:UnknownChange>
        </text:changed-region>
        <text:changed-region xml:id="ct41745360" text:id="ct41745360">
          <text:insertion>
            <office:change-info>
              <dc:creator>Ádám Morva</dc:creator>
              <dc:date>2023-11-02T18:34:35</dc:date>
            </office:change-info>
          </text:insertion>
        </text:changed-region>
        <text:changed-region xml:id="ct41677584" text:id="ct41677584">
          <text:UnknownChange>
            <office:change-info>
              <dc:creator>Ádám Morva</dc:creator>
              <dc:date>2023-11-02T18:47:15</dc:date>
            </office:change-info>
          </text:UnknownChange>
        </text:changed-region>
        <text:changed-region xml:id="ct41802496" text:id="ct41802496">
          <text:UnknownChange>
            <office:change-info>
              <dc:creator>Ádám Morva</dc:creator>
              <dc:date>2023-11-02T18:47:15</dc:date>
            </office:change-info>
          </text:UnknownChange>
        </text:changed-region>
        <text:changed-region xml:id="ct41870800" text:id="ct41870800">
          <text:UnknownChange>
            <office:change-info>
              <dc:creator>Ádám Morva</dc:creator>
              <dc:date>2023-11-02T18:47:15</dc:date>
            </office:change-info>
          </text:UnknownChange>
        </text:changed-region>
        <text:changed-region xml:id="ct41916432" text:id="ct41916432">
          <text:UnknownChange>
            <office:change-info>
              <dc:creator>Ádám Morva</dc:creator>
              <dc:date>2023-11-02T18:47:15</dc:date>
            </office:change-info>
          </text:UnknownChange>
        </text:changed-region>
        <text:changed-region xml:id="ct41954704" text:id="ct41954704">
          <text:insertion>
            <office:change-info>
              <dc:creator>Ádám Morva</dc:creator>
              <dc:date>2023-11-02T19:14:12</dc:date>
            </office:change-info>
          </text:insertion>
        </text:changed-region>
        <text:changed-region xml:id="ct42003952" text:id="ct42003952">
          <text:UnknownChange>
            <office:change-info>
              <dc:creator>Ádám Morva</dc:creator>
              <dc:date>2023-11-02T18:47:15</dc:date>
            </office:change-info>
          </text:UnknownChange>
        </text:changed-region>
        <text:changed-region xml:id="ct42021856" text:id="ct42021856">
          <text:insertion>
            <office:change-info>
              <dc:creator>Ádám Morva</dc:creator>
              <dc:date>2023-11-02T19:14:12</dc:date>
            </office:change-info>
          </text:insertion>
        </text:changed-region>
        <text:changed-region xml:id="ct42019696" text:id="ct42019696">
          <text:UnknownChange>
            <office:change-info>
              <dc:creator>Ádám Morva</dc:creator>
              <dc:date>2023-11-02T18:47:15</dc:date>
            </office:change-info>
          </text:UnknownChange>
        </text:changed-region>
        <text:changed-region xml:id="ct42034752" text:id="ct42034752">
          <text:insertion>
            <office:change-info>
              <dc:creator>Ádám Morva</dc:creator>
              <dc:date>2023-11-02T19:14:12</dc:date>
            </office:change-info>
          </text:insertion>
        </text:changed-region>
        <text:changed-region xml:id="ct41966336" text:id="ct41966336">
          <text:UnknownChange>
            <office:change-info>
              <dc:creator>Ádám Morva</dc:creator>
              <dc:date>2023-11-02T18:47:15</dc:date>
            </office:change-info>
          </text:UnknownChange>
        </text:changed-region>
        <text:changed-region xml:id="ct42048560" text:id="ct42048560">
          <text:UnknownChange>
            <office:change-info>
              <dc:creator>Ádám Morva</dc:creator>
              <dc:date>2023-11-02T18:47:15</dc:date>
            </office:change-info>
          </text:UnknownChange>
        </text:changed-region>
        <text:changed-region xml:id="ct42100064" text:id="ct42100064">
          <text:UnknownChange>
            <office:change-info>
              <dc:creator>Ádám Morva</dc:creator>
              <dc:date>2023-11-02T18:47:15</dc:date>
            </office:change-info>
          </text:UnknownChange>
        </text:changed-region>
        <text:changed-region xml:id="ct42120560" text:id="ct42120560">
          <text:insertion>
            <office:change-info>
              <dc:creator>Ádám Morva</dc:creator>
              <dc:date>2023-11-02T18:32:42</dc:date>
            </office:change-info>
          </text:insertion>
        </text:changed-region>
        <text:changed-region xml:id="ct42111904" text:id="ct42111904">
          <text:UnknownChange>
            <office:change-info>
              <dc:creator>Ádám Morva</dc:creator>
              <dc:date>2023-11-02T18:47:15</dc:date>
            </office:change-info>
          </text:UnknownChange>
        </text:changed-region>
        <text:changed-region xml:id="ct42133904" text:id="ct42133904">
          <text:deletion>
            <office:change-info>
              <dc:creator>Ádám Morva</dc:creator>
              <dc:date>2023-11-02T18:32:42</dc:date>
            </office:change-info>
            <text:p text:style-name="P8">no damage to be taken</text:p>
          </text:deletion>
        </text:changed-region>
        <text:changed-region xml:id="ct42134448" text:id="ct42134448">
          <text:UnknownChange>
            <office:change-info>
              <dc:creator>Ádám Morva</dc:creator>
              <dc:date>2023-11-02T18:47:15</dc:date>
            </office:change-info>
          </text:UnknownChange>
        </text:changed-region>
        <text:changed-region xml:id="ct42155680" text:id="ct42155680">
          <text:insertion>
            <office:change-info>
              <dc:creator>Ádám Morva</dc:creator>
              <dc:date>2023-11-02T18:32:34</dc:date>
            </office:change-info>
          </text:insertion>
        </text:changed-region>
        <text:changed-region xml:id="ct42156464" text:id="ct42156464">
          <text:UnknownChange>
            <office:change-info>
              <dc:creator>Ádám Morva</dc:creator>
              <dc:date>2023-11-02T18:47:15</dc:date>
            </office:change-info>
          </text:UnknownChange>
        </text:changed-region>
        <text:changed-region xml:id="ct42205440" text:id="ct42205440">
          <text:deletion>
            <office:change-info>
              <dc:creator>Ádám Morva</dc:creator>
              <dc:date>2023-11-02T18:32:34</dc:date>
            </office:change-info>
            <text:p text:style-name="P8"><text:span text:style-name="T4">Prometheus3375</text:span></text:p>
          </text:deletion>
        </text:changed-region>
        <text:changed-region xml:id="ct42169792" text:id="ct42169792">
          <text:UnknownChange>
            <office:change-info>
              <dc:creator>Ádám Morva</dc:creator>
              <dc:date>2023-11-02T18:47:15</dc:date>
            </office:change-info>
          </text:UnknownChange>
        </text:changed-region>
        <text:changed-region xml:id="ct42255136" text:id="ct42255136">
          <text:UnknownChange>
            <office:change-info>
              <dc:creator>Ádám Morva</dc:creator>
              <dc:date>2023-11-02T18:47:15</dc:date>
            </office:change-info>
          </text:UnknownChange>
        </text:changed-region>
        <text:changed-region xml:id="ct41959920" text:id="ct41959920">
          <text:insertion>
            <office:change-info>
              <dc:creator>Ádám Morva</dc:creator>
              <dc:date>2023-11-02T18:33:00</dc:date>
            </office:change-info>
          </text:insertion>
        </text:changed-region>
        <text:changed-region xml:id="ct42192880" text:id="ct42192880">
          <text:UnknownChange>
            <office:change-info>
              <dc:creator>Ádám Morva</dc:creator>
              <dc:date>2023-11-02T18:47:15</dc:date>
            </office:change-info>
          </text:UnknownChange>
        </text:changed-region>
        <text:changed-region xml:id="ct42281232" text:id="ct42281232">
          <text:insertion>
            <office:change-info>
              <dc:creator>Ádám Morva</dc:creator>
              <dc:date>2023-11-02T18:33:00</dc:date>
            </office:change-info>
          </text:insertion>
        </text:changed-region>
        <text:changed-region xml:id="ct42199152" text:id="ct42199152">
          <text:UnknownChange>
            <office:change-info>
              <dc:creator>Ádám Morva</dc:creator>
              <dc:date>2023-11-02T18:47:15</dc:date>
            </office:change-info>
          </text:UnknownChange>
        </text:changed-region>
        <text:changed-region xml:id="ct42313376" text:id="ct42313376">
          <text:insertion>
            <office:change-info>
              <dc:creator>Ádám Morva</dc:creator>
              <dc:date>2023-11-02T18:33:00</dc:date>
            </office:change-info>
          </text:insertion>
        </text:changed-region>
        <text:changed-region xml:id="ct42309712" text:id="ct42309712">
          <text:UnknownChange>
            <office:change-info>
              <dc:creator>Ádám Morva</dc:creator>
              <dc:date>2023-11-02T18:47:15</dc:date>
            </office:change-info>
          </text:UnknownChange>
        </text:changed-region>
        <text:changed-region xml:id="ct42322512" text:id="ct42322512">
          <text:insertion>
            <office:change-info>
              <dc:creator>Ádám Morva</dc:creator>
              <dc:date>2023-11-02T18:33:00</dc:date>
            </office:change-info>
          </text:insertion>
        </text:changed-region>
        <text:changed-region xml:id="ct42248112" text:id="ct42248112">
          <text:UnknownChange>
            <office:change-info>
              <dc:creator>Ádám Morva</dc:creator>
              <dc:date>2023-11-02T18:47:15</dc:date>
            </office:change-info>
          </text:UnknownChange>
        </text:changed-region>
        <text:changed-region xml:id="ct42376832" text:id="ct42376832">
          <text:UnknownChange>
            <office:change-info>
              <dc:creator>Ádám Morva</dc:creator>
              <dc:date>2023-11-02T18:47:15</dc:date>
            </office:change-info>
          </text:UnknownChange>
        </text:changed-region>
        <text:changed-region xml:id="ct42436848" text:id="ct42436848">
          <text:insertion>
            <office:change-info>
              <dc:creator>Ádám Morva</dc:creator>
              <dc:date>2023-11-02T18:33:20</dc:date>
            </office:change-info>
          </text:insertion>
        </text:changed-region>
        <text:changed-region xml:id="ct42433840" text:id="ct42433840">
          <text:UnknownChange>
            <office:change-info>
              <dc:creator>Ádám Morva</dc:creator>
              <dc:date>2023-11-02T18:47:15</dc:date>
            </office:change-info>
          </text:UnknownChange>
        </text:changed-region>
        <text:changed-region xml:id="ct42444016" text:id="ct42444016">
          <text:deletion>
            <office:change-info>
              <dc:creator>Ádám Morva</dc:creator>
              <dc:date>2023-11-02T18:33:20</dc:date>
            </office:change-info>
            <text:p text:style-name="P3"><text:span text:style-name="T4">26.0.6401</text:span></text:p>
          </text:deletion>
        </text:changed-region>
        <text:changed-region xml:id="ct42344352" text:id="ct42344352">
          <text:UnknownChange>
            <office:change-info>
              <dc:creator>Ádám Morva</dc:creator>
              <dc:date>2023-11-02T18:47:15</dc:date>
            </office:change-info>
          </text:UnknownChange>
        </text:changed-region>
        <text:changed-region xml:id="ct42604048" text:id="ct42604048">
          <text:UnknownChange>
            <office:change-info>
              <dc:creator>Ádám Morva</dc:creator>
              <dc:date>2023-11-02T18:47:15</dc:date>
            </office:change-info>
          </text:UnknownChange>
        </text:changed-region>
        <text:changed-region xml:id="ct42878608" text:id="ct42878608">
          <text:UnknownChange>
            <office:change-info>
              <dc:creator>Ádám Morva</dc:creator>
              <dc:date>2023-11-02T18:47:15</dc:date>
            </office:change-info>
          </text:UnknownChange>
        </text:changed-region>
        <text:changed-region xml:id="ct43046576" text:id="ct43046576">
          <text:UnknownChange>
            <office:change-info>
              <dc:creator>Ádám Morva</dc:creator>
              <dc:date>2023-11-02T18:47:15</dc:date>
            </office:change-info>
          </text:UnknownChange>
        </text:changed-region>
        <text:changed-region xml:id="ct43151600" text:id="ct43151600">
          <text:UnknownChange>
            <office:change-info>
              <dc:creator>Ádám Morva</dc:creator>
              <dc:date>2023-11-02T18:47:15</dc:date>
            </office:change-info>
          </text:UnknownChange>
        </text:changed-region>
        <text:changed-region xml:id="ct43227952" text:id="ct43227952">
          <text:UnknownChange>
            <office:change-info>
              <dc:creator>Ádám Morva</dc:creator>
              <dc:date>2023-11-02T18:47:15</dc:date>
            </office:change-info>
          </text:UnknownChange>
        </text:changed-region>
        <text:changed-region xml:id="ct43399872" text:id="ct43399872">
          <text:UnknownChange>
            <office:change-info>
              <dc:creator>Ádám Morva</dc:creator>
              <dc:date>2023-11-02T18:47:15</dc:date>
            </office:change-info>
          </text:UnknownChange>
        </text:changed-region>
        <text:changed-region xml:id="ct43461056" text:id="ct43461056">
          <text:UnknownChange>
            <office:change-info>
              <dc:creator>Ádám Morva</dc:creator>
              <dc:date>2023-11-02T18:47:15</dc:date>
            </office:change-info>
          </text:UnknownChange>
        </text:changed-region>
        <text:changed-region xml:id="ct43499472" text:id="ct43499472">
          <text:UnknownChange>
            <office:change-info>
              <dc:creator>Ádám Morva</dc:creator>
              <dc:date>2023-11-02T18:47:15</dc:date>
            </office:change-info>
          </text:UnknownChange>
        </text:changed-region>
        <text:changed-region xml:id="ct38613008" text:id="ct38613008">
          <text:UnknownChange>
            <office:change-info>
              <dc:creator>Ádám Morva</dc:creator>
              <dc:date>2023-11-02T18:47:15</dc:date>
            </office:change-info>
          </text:UnknownChange>
        </text:changed-region>
        <text:changed-region xml:id="ct39249680" text:id="ct39249680">
          <text:UnknownChange>
            <office:change-info>
              <dc:creator>Ádám Morva</dc:creator>
              <dc:date>2023-11-02T18:47:15</dc:date>
            </office:change-info>
          </text:UnknownChange>
        </text:changed-region>
        <text:changed-region xml:id="ct39257520" text:id="ct39257520">
          <text:UnknownChange>
            <office:change-info>
              <dc:creator>Ádám Morva</dc:creator>
              <dc:date>2023-11-02T18:47:15</dc:date>
            </office:change-info>
          </text:UnknownChange>
        </text:changed-region>
        <text:changed-region xml:id="ct39374720" text:id="ct39374720">
          <text:UnknownChange>
            <office:change-info>
              <dc:creator>Ádám Morva</dc:creator>
              <dc:date>2023-11-02T18:47:15</dc:date>
            </office:change-info>
          </text:UnknownChange>
        </text:changed-region>
        <text:changed-region xml:id="ct39535072" text:id="ct39535072">
          <text:UnknownChange>
            <office:change-info>
              <dc:creator>Ádám Morva</dc:creator>
              <dc:date>2023-11-02T18:47:15</dc:date>
            </office:change-info>
          </text:UnknownChange>
        </text:changed-region>
        <text:changed-region xml:id="ct39604160" text:id="ct39604160">
          <text:UnknownChange>
            <office:change-info>
              <dc:creator>Ádám Morva</dc:creator>
              <dc:date>2023-11-02T18:47:15</dc:date>
            </office:change-info>
          </text:UnknownChange>
        </text:changed-region>
        <text:changed-region xml:id="ct39642304" text:id="ct39642304">
          <text:UnknownChange>
            <office:change-info>
              <dc:creator>Ádám Morva</dc:creator>
              <dc:date>2023-11-02T18:47:15</dc:date>
            </office:change-info>
          </text:UnknownChange>
        </text:changed-region>
        <text:changed-region xml:id="ct39811328" text:id="ct39811328">
          <text:UnknownChange>
            <office:change-info>
              <dc:creator>Ádám Morva</dc:creator>
              <dc:date>2023-11-02T18:47:15</dc:date>
            </office:change-info>
          </text:UnknownChange>
        </text:changed-region>
        <text:changed-region xml:id="ct39816544" text:id="ct39816544">
          <text:UnknownChange>
            <office:change-info>
              <dc:creator>Ádám Morva</dc:creator>
              <dc:date>2023-11-02T18:47:15</dc:date>
            </office:change-info>
          </text:UnknownChange>
        </text:changed-region>
        <text:changed-region xml:id="ct40043600" text:id="ct40043600">
          <text:UnknownChange>
            <office:change-info>
              <dc:creator>Ádám Morva</dc:creator>
              <dc:date>2023-11-02T18:47:15</dc:date>
            </office:change-info>
          </text:UnknownChange>
        </text:changed-region>
        <text:changed-region xml:id="ct40132816" text:id="ct40132816">
          <text:UnknownChange>
            <office:change-info>
              <dc:creator>Ádám Morva</dc:creator>
              <dc:date>2023-11-02T18:47:15</dc:date>
            </office:change-info>
          </text:UnknownChange>
        </text:changed-region>
        <text:changed-region xml:id="ct40217904" text:id="ct40217904">
          <text:UnknownChange>
            <office:change-info>
              <dc:creator>Ádám Morva</dc:creator>
              <dc:date>2023-11-02T18:47:15</dc:date>
            </office:change-info>
          </text:UnknownChange>
        </text:changed-region>
        <text:changed-region xml:id="ct39160832" text:id="ct39160832">
          <text:UnknownChange>
            <office:change-info>
              <dc:creator>Ádám Morva</dc:creator>
              <dc:date>2023-11-02T18:47:15</dc:date>
            </office:change-info>
          </text:UnknownChange>
        </text:changed-region>
        <text:changed-region xml:id="ct40552128" text:id="ct40552128">
          <text:UnknownChange>
            <office:change-info>
              <dc:creator>Ádám Morva</dc:creator>
              <dc:date>2023-11-02T18:47:15</dc:date>
            </office:change-info>
          </text:UnknownChange>
        </text:changed-region>
        <text:changed-region xml:id="ct40691824" text:id="ct40691824">
          <text:UnknownChange>
            <office:change-info>
              <dc:creator>Ádám Morva</dc:creator>
              <dc:date>2023-11-02T18:47:15</dc:date>
            </office:change-info>
          </text:UnknownChange>
        </text:changed-region>
        <text:changed-region xml:id="ct40846592" text:id="ct40846592">
          <text:UnknownChange>
            <office:change-info>
              <dc:creator>Ádám Morva</dc:creator>
              <dc:date>2023-11-02T18:47:15</dc:date>
            </office:change-info>
          </text:UnknownChange>
        </text:changed-region>
        <text:changed-region xml:id="ct40700096" text:id="ct40700096">
          <text:UnknownChange>
            <office:change-info>
              <dc:creator>Ádám Morva</dc:creator>
              <dc:date>2023-11-02T18:47:15</dc:date>
            </office:change-info>
          </text:UnknownChange>
        </text:changed-region>
        <text:changed-region xml:id="ct41177712" text:id="ct41177712">
          <text:UnknownChange>
            <office:change-info>
              <dc:creator>Ádám Morva</dc:creator>
              <dc:date>2023-11-02T18:47:15</dc:date>
            </office:change-info>
          </text:UnknownChange>
        </text:changed-region>
        <text:changed-region xml:id="ct41238976" text:id="ct41238976">
          <text:UnknownChange>
            <office:change-info>
              <dc:creator>Ádám Morva</dc:creator>
              <dc:date>2023-11-02T18:47:15</dc:date>
            </office:change-info>
          </text:UnknownChange>
        </text:changed-region>
        <text:changed-region xml:id="ct41294080" text:id="ct41294080">
          <text:UnknownChange>
            <office:change-info>
              <dc:creator>Ádám Morva</dc:creator>
              <dc:date>2023-11-02T18:47:15</dc:date>
            </office:change-info>
          </text:UnknownChange>
        </text:changed-region>
        <text:changed-region xml:id="ct41954080" text:id="ct41954080">
          <text:UnknownChange>
            <office:change-info>
              <dc:creator>Ádám Morva</dc:creator>
              <dc:date>2023-11-02T18:47:15</dc:date>
            </office:change-info>
          </text:UnknownChange>
        </text:changed-region>
        <text:changed-region xml:id="ct42231136" text:id="ct42231136">
          <text:UnknownChange>
            <office:change-info>
              <dc:creator>Ádám Morva</dc:creator>
              <dc:date>2023-11-02T18:47:15</dc:date>
            </office:change-info>
          </text:UnknownChange>
        </text:changed-region>
        <text:changed-region xml:id="ct42379504" text:id="ct42379504">
          <text:UnknownChange>
            <office:change-info>
              <dc:creator>Ádám Morva</dc:creator>
              <dc:date>2023-11-02T18:47:15</dc:date>
            </office:change-info>
          </text:UnknownChange>
        </text:changed-region>
        <text:changed-region xml:id="ct42609936" text:id="ct42609936">
          <text:UnknownChange>
            <office:change-info>
              <dc:creator>Ádám Morva</dc:creator>
              <dc:date>2023-11-02T18:47:15</dc:date>
            </office:change-info>
          </text:UnknownChange>
        </text:changed-region>
        <text:changed-region xml:id="ct42696240" text:id="ct42696240">
          <text:UnknownChange>
            <office:change-info>
              <dc:creator>Ádám Morva</dc:creator>
              <dc:date>2023-11-02T18:47:15</dc:date>
            </office:change-info>
          </text:UnknownChange>
        </text:changed-region>
        <text:changed-region xml:id="ct42887392" text:id="ct42887392">
          <text:UnknownChange>
            <office:change-info>
              <dc:creator>Ádám Morva</dc:creator>
              <dc:date>2023-11-02T18:47:15</dc:date>
            </office:change-info>
          </text:UnknownChange>
        </text:changed-region>
        <text:changed-region xml:id="ct43271952" text:id="ct43271952">
          <text:UnknownChange>
            <office:change-info>
              <dc:creator>Ádám Morva</dc:creator>
              <dc:date>2023-11-02T18:47:15</dc:date>
            </office:change-info>
          </text:UnknownChange>
        </text:changed-region>
        <text:changed-region xml:id="ct39162800" text:id="ct39162800">
          <text:UnknownChange>
            <office:change-info>
              <dc:creator>Ádám Morva</dc:creator>
              <dc:date>2023-11-02T18:47:15</dc:date>
            </office:change-info>
          </text:UnknownChange>
        </text:changed-region>
        <text:changed-region xml:id="ct39471408" text:id="ct39471408">
          <text:UnknownChange>
            <office:change-info>
              <dc:creator>Ádám Morva</dc:creator>
              <dc:date>2023-11-02T18:47:15</dc:date>
            </office:change-info>
          </text:UnknownChange>
        </text:changed-region>
        <text:changed-region xml:id="ct39597968" text:id="ct39597968">
          <text:UnknownChange>
            <office:change-info>
              <dc:creator>Ádám Morva</dc:creator>
              <dc:date>2023-11-02T18:47:15</dc:date>
            </office:change-info>
          </text:UnknownChange>
        </text:changed-region>
        <text:changed-region xml:id="ct39831936" text:id="ct39831936">
          <text:UnknownChange>
            <office:change-info>
              <dc:creator>Ádám Morva</dc:creator>
              <dc:date>2023-11-02T18:47:15</dc:date>
            </office:change-info>
          </text:UnknownChange>
        </text:changed-region>
        <text:changed-region xml:id="ct40042864" text:id="ct40042864">
          <text:UnknownChange>
            <office:change-info>
              <dc:creator>Ádám Morva</dc:creator>
              <dc:date>2023-11-02T18:47:15</dc:date>
            </office:change-info>
          </text:UnknownChange>
        </text:changed-region>
        <text:changed-region xml:id="ct40237216" text:id="ct40237216">
          <text:UnknownChange>
            <office:change-info>
              <dc:creator>Ádám Morva</dc:creator>
              <dc:date>2023-11-02T18:47:15</dc:date>
            </office:change-info>
          </text:UnknownChange>
        </text:changed-region>
        <text:changed-region xml:id="ct40570176" text:id="ct40570176">
          <text:UnknownChange>
            <office:change-info>
              <dc:creator>Ádám Morva</dc:creator>
              <dc:date>2023-11-02T18:47:15</dc:date>
            </office:change-info>
          </text:UnknownChange>
        </text:changed-region>
        <text:changed-region xml:id="ct40688576" text:id="ct40688576">
          <text:UnknownChange>
            <office:change-info>
              <dc:creator>Ádám Morva</dc:creator>
              <dc:date>2023-11-02T18:47:15</dc:date>
            </office:change-info>
          </text:UnknownChange>
        </text:changed-region>
        <text:changed-region xml:id="ct41028096" text:id="ct41028096">
          <text:UnknownChange>
            <office:change-info>
              <dc:creator>Ádám Morva</dc:creator>
              <dc:date>2023-11-02T18:47:15</dc:date>
            </office:change-info>
          </text:UnknownChange>
        </text:changed-region>
        <text:changed-region xml:id="ct41432352" text:id="ct41432352">
          <text:UnknownChange>
            <office:change-info>
              <dc:creator>Ádám Morva</dc:creator>
              <dc:date>2023-11-02T18:47:15</dc:date>
            </office:change-info>
          </text:UnknownChange>
        </text:changed-region>
        <text:changed-region xml:id="ct41645312" text:id="ct41645312">
          <text:UnknownChange>
            <office:change-info>
              <dc:creator>Ádám Morva</dc:creator>
              <dc:date>2023-11-02T18:47:15</dc:date>
            </office:change-info>
          </text:UnknownChange>
        </text:changed-region>
        <text:changed-region xml:id="ct41781648" text:id="ct41781648">
          <text:UnknownChange>
            <office:change-info>
              <dc:creator>Ádám Morva</dc:creator>
              <dc:date>2023-11-02T18:47:15</dc:date>
            </office:change-info>
          </text:UnknownChange>
        </text:changed-region>
        <text:changed-region xml:id="ct42883536" text:id="ct42883536">
          <text:UnknownChange>
            <office:change-info>
              <dc:creator>Ádám Morva</dc:creator>
              <dc:date>2023-11-02T18:47:15</dc:date>
            </office:change-info>
          </text:UnknownChange>
        </text:changed-region>
        <text:changed-region xml:id="ct43220384" text:id="ct43220384">
          <text:UnknownChange>
            <office:change-info>
              <dc:creator>Ádám Morva</dc:creator>
              <dc:date>2023-11-02T18:47:15</dc:date>
            </office:change-info>
          </text:UnknownChange>
        </text:changed-region>
        <text:changed-region xml:id="ct43360512" text:id="ct43360512">
          <text:UnknownChange>
            <office:change-info>
              <dc:creator>Ádám Morva</dc:creator>
              <dc:date>2023-11-02T18:47:15</dc:date>
            </office:change-info>
          </text:UnknownChange>
        </text:changed-region>
        <text:changed-region xml:id="ct43435792" text:id="ct43435792">
          <text:UnknownChange>
            <office:change-info>
              <dc:creator>Ádám Morva</dc:creator>
              <dc:date>2023-11-02T18:47:15</dc:date>
            </office:change-info>
          </text:UnknownChange>
        </text:changed-region>
        <text:changed-region xml:id="ct39189920" text:id="ct39189920">
          <text:UnknownChange>
            <office:change-info>
              <dc:creator>Ádám Morva</dc:creator>
              <dc:date>2023-11-02T18:47:15</dc:date>
            </office:change-info>
          </text:UnknownChange>
        </text:changed-region>
        <text:changed-region xml:id="ct39536640" text:id="ct39536640">
          <text:UnknownChange>
            <office:change-info>
              <dc:creator>Ádám Morva</dc:creator>
              <dc:date>2023-11-02T18:47:15</dc:date>
            </office:change-info>
          </text:UnknownChange>
        </text:changed-region>
        <text:changed-region xml:id="ct40219872" text:id="ct40219872">
          <text:UnknownChange>
            <office:change-info>
              <dc:creator>Ádám Morva</dc:creator>
              <dc:date>2023-11-02T18:47:15</dc:date>
            </office:change-info>
          </text:UnknownChange>
        </text:changed-region>
        <text:changed-region xml:id="ct40633216" text:id="ct40633216">
          <text:UnknownChange>
            <office:change-info>
              <dc:creator>Ádám Morva</dc:creator>
              <dc:date>2023-11-02T18:47:15</dc:date>
            </office:change-info>
          </text:UnknownChange>
        </text:changed-region>
        <text:changed-region xml:id="ct41041712" text:id="ct41041712">
          <text:UnknownChange>
            <office:change-info>
              <dc:creator>Ádám Morva</dc:creator>
              <dc:date>2023-11-02T18:47:15</dc:date>
            </office:change-info>
          </text:UnknownChange>
        </text:changed-region>
        <text:changed-region xml:id="ct41623328" text:id="ct41623328">
          <text:UnknownChange>
            <office:change-info>
              <dc:creator>Ádám Morva</dc:creator>
              <dc:date>2023-11-02T18:47:15</dc:date>
            </office:change-info>
          </text:UnknownChange>
        </text:changed-region>
        <text:changed-region xml:id="ct42607168" text:id="ct42607168">
          <text:UnknownChange>
            <office:change-info>
              <dc:creator>Ádám Morva</dc:creator>
              <dc:date>2023-11-02T18:47:15</dc:date>
            </office:change-info>
          </text:UnknownChange>
        </text:changed-region>
        <text:changed-region xml:id="ct42852144" text:id="ct42852144">
          <text:UnknownChange>
            <office:change-info>
              <dc:creator>Ádám Morva</dc:creator>
              <dc:date>2023-11-02T18:47:15</dc:date>
            </office:change-info>
          </text:UnknownChange>
        </text:changed-region>
        <text:changed-region xml:id="ct43012304" text:id="ct43012304">
          <text:UnknownChange>
            <office:change-info>
              <dc:creator>Ádám Morva</dc:creator>
              <dc:date>2023-11-02T18:47:15</dc:date>
            </office:change-info>
          </text:UnknownChange>
        </text:changed-region>
        <text:changed-region xml:id="ct39595488" text:id="ct39595488">
          <text:UnknownChange>
            <office:change-info>
              <dc:creator>Ádám Morva</dc:creator>
              <dc:date>2023-11-02T18:47:15</dc:date>
            </office:change-info>
          </text:UnknownChange>
        </text:changed-region>
        <text:changed-region xml:id="ct40097024" text:id="ct40097024">
          <text:UnknownChange>
            <office:change-info>
              <dc:creator>Ádám Morva</dc:creator>
              <dc:date>2023-11-02T18:47:15</dc:date>
            </office:change-info>
          </text:UnknownChange>
        </text:changed-region>
        <text:changed-region xml:id="ct40864272" text:id="ct40864272">
          <text:UnknownChange>
            <office:change-info>
              <dc:creator>Ádám Morva</dc:creator>
              <dc:date>2023-11-02T18:47:15</dc:date>
            </office:change-info>
          </text:UnknownChange>
        </text:changed-region>
        <text:changed-region xml:id="ct42076496" text:id="ct42076496">
          <text:UnknownChange>
            <office:change-info>
              <dc:creator>Ádám Morva</dc:creator>
              <dc:date>2023-11-02T18:47:15</dc:date>
            </office:change-info>
          </text:UnknownChange>
        </text:changed-region>
        <text:changed-region xml:id="ct42821584" text:id="ct42821584">
          <text:UnknownChange>
            <office:change-info>
              <dc:creator>Ádám Morva</dc:creator>
              <dc:date>2023-11-02T18:47:15</dc:date>
            </office:change-info>
          </text:UnknownChange>
        </text:changed-region>
        <text:changed-region xml:id="ct43377280" text:id="ct43377280">
          <text:UnknownChange>
            <office:change-info>
              <dc:creator>Ádám Morva</dc:creator>
              <dc:date>2023-11-02T18:47:15</dc:date>
            </office:change-info>
          </text:UnknownChange>
        </text:changed-region>
        <text:changed-region xml:id="ct39229568" text:id="ct39229568">
          <text:UnknownChange>
            <office:change-info>
              <dc:creator>Ádám Morva</dc:creator>
              <dc:date>2023-11-02T18:47:15</dc:date>
            </office:change-info>
          </text:UnknownChange>
        </text:changed-region>
        <text:changed-region xml:id="ct39900896" text:id="ct39900896">
          <text:UnknownChange>
            <office:change-info>
              <dc:creator>Ádám Morva</dc:creator>
              <dc:date>2023-11-02T18:47:15</dc:date>
            </office:change-info>
          </text:UnknownChange>
        </text:changed-region>
        <text:changed-region xml:id="ct42851840" text:id="ct42851840">
          <text:UnknownChange>
            <office:change-info>
              <dc:creator>Ádám Morva</dc:creator>
              <dc:date>2023-11-02T18:47:15</dc:date>
            </office:change-info>
          </text:UnknownChange>
        </text:changed-region>
        <text:changed-region xml:id="ct42890192" text:id="ct42890192">
          <text:UnknownChange>
            <office:change-info>
              <dc:creator>Ádám Morva</dc:creator>
              <dc:date>2023-11-02T18:47:15</dc:date>
            </office:change-info>
          </text:UnknownChange>
        </text:changed-region>
        <text:changed-region xml:id="ct41753744" text:id="ct41753744">
          <text:UnknownChange>
            <office:change-info>
              <dc:creator>Ádám Morva</dc:creator>
              <dc:date>2023-11-02T18:47:15</dc:date>
            </office:change-info>
          </text:UnknownChange>
        </text:changed-region>
        <text:changed-region xml:id="ct40978000" text:id="ct40978000">
          <text:UnknownChange>
            <office:change-info>
              <dc:creator>Ádám Morva</dc:creator>
              <dc:date>2023-11-02T18:47:15</dc:date>
            </office:change-info>
          </text:UnknownChange>
        </text:changed-region>
        <text:changed-region xml:id="ct39526768" text:id="ct39526768">
          <text:UnknownChange>
            <office:change-info>
              <dc:creator>Ádám Morva</dc:creator>
              <dc:date>2023-11-02T18:47:15</dc:date>
            </office:change-info>
          </text:UnknownChange>
        </text:changed-region>
        <text:changed-region xml:id="ct41910464" text:id="ct41910464">
          <text:UnknownChange>
            <office:change-info>
              <dc:creator>Ádám Morva</dc:creator>
              <dc:date>2023-11-02T18:47:15</dc:date>
            </office:change-info>
          </text:UnknownChange>
        </text:changed-region>
        <text:changed-region xml:id="ct41015680" text:id="ct41015680">
          <text:UnknownChange>
            <office:change-info>
              <dc:creator>Ádám Morva</dc:creator>
              <dc:date>2023-11-02T18:47:15</dc:date>
            </office:change-info>
          </text:UnknownChange>
        </text:changed-region>
        <text:changed-region xml:id="ct39464496" text:id="ct39464496">
          <text:UnknownChange>
            <office:change-info>
              <dc:creator>Ádám Morva</dc:creator>
              <dc:date>2023-11-02T18:47:15</dc:date>
            </office:change-info>
          </text:UnknownChange>
        </text:changed-region>
        <text:changed-region xml:id="ct41373184" text:id="ct41373184">
          <text:UnknownChange>
            <office:change-info>
              <dc:creator>Ádám Morva</dc:creator>
              <dc:date>2023-11-02T18:47:15</dc:date>
            </office:change-info>
          </text:UnknownChange>
        </text:changed-region>
        <text:changed-region xml:id="ct42667648" text:id="ct42667648">
          <text:UnknownChange>
            <office:change-info>
              <dc:creator>Ádám Morva</dc:creator>
              <dc:date>2023-11-02T18:47:15</dc:date>
            </office:change-info>
          </text:UnknownChange>
        </text:changed-region>
        <text:changed-region xml:id="ct42763664" text:id="ct42763664">
          <text:UnknownChange>
            <office:change-info>
              <dc:creator>Ádám Morva</dc:creator>
              <dc:date>2023-11-02T18:47:15</dc:date>
            </office:change-info>
          </text:UnknownChange>
        </text:changed-region>
        <text:changed-region xml:id="ct43434592" text:id="ct43434592">
          <text:UnknownChange>
            <office:change-info>
              <dc:creator>Ádám Morva</dc:creator>
              <dc:date>2023-11-02T18:47:15</dc:date>
            </office:change-info>
          </text:UnknownChange>
        </text:changed-region>
        <text:changed-region xml:id="ct39936080" text:id="ct39936080">
          <text:UnknownChange>
            <office:change-info>
              <dc:creator>Ádám Morva</dc:creator>
              <dc:date>2023-11-02T18:47:15</dc:date>
            </office:change-info>
          </text:UnknownChange>
        </text:changed-region>
        <text:changed-region xml:id="ct40405072" text:id="ct40405072">
          <text:UnknownChange>
            <office:change-info>
              <dc:creator>Ádám Morva</dc:creator>
              <dc:date>2023-11-02T18:47:15</dc:date>
            </office:change-info>
          </text:UnknownChange>
        </text:changed-region>
        <text:changed-region xml:id="ct40808000" text:id="ct40808000">
          <text:UnknownChange>
            <office:change-info>
              <dc:creator>Ádám Morva</dc:creator>
              <dc:date>2023-11-02T18:47:15</dc:date>
            </office:change-info>
          </text:UnknownChange>
        </text:changed-region>
        <text:changed-region xml:id="ct43541168" text:id="ct43541168">
          <text:UnknownChange>
            <office:change-info>
              <dc:creator>Ádám Morva</dc:creator>
              <dc:date>2023-11-02T18:47:15</dc:date>
            </office:change-info>
          </text:UnknownChange>
        </text:changed-region>
        <text:changed-region xml:id="ct42491600" text:id="ct42491600">
          <text:UnknownChange>
            <office:change-info>
              <dc:creator>Ádám Morva</dc:creator>
              <dc:date>2023-11-02T18:47:15</dc:date>
            </office:change-info>
          </text:UnknownChange>
        </text:changed-region>
        <text:changed-region xml:id="ct42088080" text:id="ct42088080">
          <text:UnknownChange>
            <office:change-info>
              <dc:creator>Ádám Morva</dc:creator>
              <dc:date>2023-11-02T18:47:15</dc:date>
            </office:change-info>
          </text:UnknownChange>
        </text:changed-region>
        <text:changed-region xml:id="ct39576112" text:id="ct39576112">
          <text:UnknownChange>
            <office:change-info>
              <dc:creator>Ádám Morva</dc:creator>
              <dc:date>2023-11-02T18:47:15</dc:date>
            </office:change-info>
          </text:UnknownChange>
        </text:changed-region>
        <text:changed-region xml:id="ct40035568" text:id="ct40035568">
          <text:UnknownChange>
            <office:change-info>
              <dc:creator>Ádám Morva</dc:creator>
              <dc:date>2023-11-02T18:47:15</dc:date>
            </office:change-info>
          </text:UnknownChange>
        </text:changed-region>
        <text:changed-region xml:id="ct40104176" text:id="ct40104176">
          <text:UnknownChange>
            <office:change-info>
              <dc:creator>Ádám Morva</dc:creator>
              <dc:date>2023-11-02T18:47:15</dc:date>
            </office:change-info>
          </text:UnknownChange>
        </text:changed-region>
        <text:changed-region xml:id="ct40162896" text:id="ct40162896">
          <text:UnknownChange>
            <office:change-info>
              <dc:creator>Ádám Morva</dc:creator>
              <dc:date>2023-11-02T18:47:15</dc:date>
            </office:change-info>
          </text:UnknownChange>
        </text:changed-region>
        <text:changed-region xml:id="ct39559568" text:id="ct39559568">
          <text:UnknownChange>
            <office:change-info>
              <dc:creator>Ádám Morva</dc:creator>
              <dc:date>2023-11-02T18:47:15</dc:date>
            </office:change-info>
          </text:UnknownChange>
        </text:changed-region>
        <text:changed-region xml:id="ct40731296" text:id="ct40731296">
          <text:UnknownChange>
            <office:change-info>
              <dc:creator>Ádám Morva</dc:creator>
              <dc:date>2023-11-02T18:47:15</dc:date>
            </office:change-info>
          </text:UnknownChange>
        </text:changed-region>
        <text:changed-region xml:id="ct40882320" text:id="ct40882320">
          <text:UnknownChange>
            <office:change-info>
              <dc:creator>Ádám Morva</dc:creator>
              <dc:date>2023-11-02T18:47:15</dc:date>
            </office:change-info>
          </text:UnknownChange>
        </text:changed-region>
        <text:changed-region xml:id="ct40942992" text:id="ct40942992">
          <text:UnknownChange>
            <office:change-info>
              <dc:creator>Ádám Morva</dc:creator>
              <dc:date>2023-11-02T18:47:15</dc:date>
            </office:change-info>
          </text:UnknownChange>
        </text:changed-region>
        <text:changed-region xml:id="ct41426192" text:id="ct41426192">
          <text:UnknownChange>
            <office:change-info>
              <dc:creator>Ádám Morva</dc:creator>
              <dc:date>2023-11-02T18:47:15</dc:date>
            </office:change-info>
          </text:UnknownChange>
        </text:changed-region>
        <text:changed-region xml:id="ct41579664" text:id="ct41579664">
          <text:UnknownChange>
            <office:change-info>
              <dc:creator>Ádám Morva</dc:creator>
              <dc:date>2023-11-02T18:47:15</dc:date>
            </office:change-info>
          </text:UnknownChange>
        </text:changed-region>
        <text:changed-region xml:id="ct41689856" text:id="ct41689856">
          <text:UnknownChange>
            <office:change-info>
              <dc:creator>Ádám Morva</dc:creator>
              <dc:date>2023-11-02T18:47:15</dc:date>
            </office:change-info>
          </text:UnknownChange>
        </text:changed-region>
        <text:changed-region xml:id="ct41772368" text:id="ct41772368">
          <text:UnknownChange>
            <office:change-info>
              <dc:creator>Ádám Morva</dc:creator>
              <dc:date>2023-11-02T18:47:15</dc:date>
            </office:change-info>
          </text:UnknownChange>
        </text:changed-region>
        <text:changed-region xml:id="ct41777216" text:id="ct41777216">
          <text:UnknownChange>
            <office:change-info>
              <dc:creator>Ádám Morva</dc:creator>
              <dc:date>2023-11-02T18:47:15</dc:date>
            </office:change-info>
          </text:UnknownChange>
        </text:changed-region>
        <text:changed-region xml:id="ct42344880" text:id="ct42344880">
          <text:UnknownChange>
            <office:change-info>
              <dc:creator>Ádám Morva</dc:creator>
              <dc:date>2023-11-02T18:47:15</dc:date>
            </office:change-info>
          </text:UnknownChange>
        </text:changed-region>
        <text:changed-region xml:id="ct42381872" text:id="ct42381872">
          <text:UnknownChange>
            <office:change-info>
              <dc:creator>Ádám Morva</dc:creator>
              <dc:date>2023-11-02T18:47:15</dc:date>
            </office:change-info>
          </text:UnknownChange>
        </text:changed-region>
        <text:changed-region xml:id="ct42442368" text:id="ct42442368">
          <text:UnknownChange>
            <office:change-info>
              <dc:creator>Ádám Morva</dc:creator>
              <dc:date>2023-11-02T18:47:15</dc:date>
            </office:change-info>
          </text:UnknownChange>
        </text:changed-region>
        <text:changed-region xml:id="ct42538752" text:id="ct42538752">
          <text:UnknownChange>
            <office:change-info>
              <dc:creator>Ádám Morva</dc:creator>
              <dc:date>2023-11-02T18:47:15</dc:date>
            </office:change-info>
          </text:UnknownChange>
        </text:changed-region>
        <text:changed-region xml:id="ct42871344" text:id="ct42871344">
          <text:UnknownChange>
            <office:change-info>
              <dc:creator>Ádám Morva</dc:creator>
              <dc:date>2023-11-02T18:47:15</dc:date>
            </office:change-info>
          </text:UnknownChange>
        </text:changed-region>
        <text:changed-region xml:id="ct43353184" text:id="ct43353184">
          <text:UnknownChange>
            <office:change-info>
              <dc:creator>Ádám Morva</dc:creator>
              <dc:date>2023-11-02T18:47:15</dc:date>
            </office:change-info>
          </text:UnknownChange>
        </text:changed-region>
        <text:changed-region xml:id="ct43478864" text:id="ct43478864">
          <text:UnknownChange>
            <office:change-info>
              <dc:creator>Ádám Morva</dc:creator>
              <dc:date>2023-11-02T18:47:15</dc:date>
            </office:change-info>
          </text:UnknownChange>
        </text:changed-region>
        <text:changed-region xml:id="ct38447872" text:id="ct38447872">
          <text:UnknownChange>
            <office:change-info>
              <dc:creator>Ádám Morva</dc:creator>
              <dc:date>2023-11-02T18:47:15</dc:date>
            </office:change-info>
          </text:UnknownChange>
        </text:changed-region>
        <text:changed-region xml:id="ct39036224" text:id="ct39036224">
          <text:UnknownChange>
            <office:change-info>
              <dc:creator>Ádám Morva</dc:creator>
              <dc:date>2023-11-02T18:47:15</dc:date>
            </office:change-info>
          </text:UnknownChange>
        </text:changed-region>
        <text:changed-region xml:id="ct39189280" text:id="ct39189280">
          <text:UnknownChange>
            <office:change-info>
              <dc:creator>Ádám Morva</dc:creator>
              <dc:date>2023-11-02T18:47:15</dc:date>
            </office:change-info>
          </text:UnknownChange>
        </text:changed-region>
        <text:changed-region xml:id="ct39452304" text:id="ct39452304">
          <text:UnknownChange>
            <office:change-info>
              <dc:creator>Ádám Morva</dc:creator>
              <dc:date>2023-11-02T18:47:15</dc:date>
            </office:change-info>
          </text:UnknownChange>
        </text:changed-region>
        <text:changed-region xml:id="ct39579104" text:id="ct39579104">
          <text:UnknownChange>
            <office:change-info>
              <dc:creator>Ádám Morva</dc:creator>
              <dc:date>2023-11-02T18:47:15</dc:date>
            </office:change-info>
          </text:UnknownChange>
        </text:changed-region>
        <text:changed-region xml:id="ct40230896" text:id="ct40230896">
          <text:UnknownChange>
            <office:change-info>
              <dc:creator>Ádám Morva</dc:creator>
              <dc:date>2023-11-02T18:47:15</dc:date>
            </office:change-info>
          </text:UnknownChange>
        </text:changed-region>
        <text:changed-region xml:id="ct39566704" text:id="ct39566704">
          <text:UnknownChange>
            <office:change-info>
              <dc:creator>Ádám Morva</dc:creator>
              <dc:date>2023-11-02T18:47:15</dc:date>
            </office:change-info>
          </text:UnknownChange>
        </text:changed-region>
        <text:changed-region xml:id="ct41011872" text:id="ct41011872">
          <text:UnknownChange>
            <office:change-info>
              <dc:creator>Ádám Morva</dc:creator>
              <dc:date>2023-11-02T18:47:15</dc:date>
            </office:change-info>
          </text:UnknownChange>
        </text:changed-region>
        <text:changed-region xml:id="ct40703744" text:id="ct40703744">
          <text:UnknownChange>
            <office:change-info>
              <dc:creator>Ádám Morva</dc:creator>
              <dc:date>2023-11-02T18:47:15</dc:date>
            </office:change-info>
          </text:UnknownChange>
        </text:changed-region>
        <text:changed-region xml:id="ct41117072" text:id="ct41117072">
          <text:UnknownChange>
            <office:change-info>
              <dc:creator>Ádám Morva</dc:creator>
              <dc:date>2023-11-02T18:47:15</dc:date>
            </office:change-info>
          </text:UnknownChange>
        </text:changed-region>
        <text:changed-region xml:id="ct41362384" text:id="ct41362384">
          <text:UnknownChange>
            <office:change-info>
              <dc:creator>Ádám Morva</dc:creator>
              <dc:date>2023-11-02T18:47:15</dc:date>
            </office:change-info>
          </text:UnknownChange>
        </text:changed-region>
        <text:changed-region xml:id="ct41874784" text:id="ct41874784">
          <text:UnknownChange>
            <office:change-info>
              <dc:creator>Ádám Morva</dc:creator>
              <dc:date>2023-11-02T18:47:15</dc:date>
            </office:change-info>
          </text:UnknownChange>
        </text:changed-region>
        <text:changed-region xml:id="ct41976336" text:id="ct41976336">
          <text:UnknownChange>
            <office:change-info>
              <dc:creator>Ádám Morva</dc:creator>
              <dc:date>2023-11-02T18:47:15</dc:date>
            </office:change-info>
          </text:UnknownChange>
        </text:changed-region>
        <text:changed-region xml:id="ct42619456" text:id="ct42619456">
          <text:UnknownChange>
            <office:change-info>
              <dc:creator>Ádám Morva</dc:creator>
              <dc:date>2023-11-02T18:47:15</dc:date>
            </office:change-info>
          </text:UnknownChange>
        </text:changed-region>
        <text:changed-region xml:id="ct42682912" text:id="ct42682912">
          <text:UnknownChange>
            <office:change-info>
              <dc:creator>Ádám Morva</dc:creator>
              <dc:date>2023-11-02T18:47:15</dc:date>
            </office:change-info>
          </text:UnknownChange>
        </text:changed-region>
        <text:changed-region xml:id="ct42778960" text:id="ct42778960">
          <text:UnknownChange>
            <office:change-info>
              <dc:creator>Ádám Morva</dc:creator>
              <dc:date>2023-11-02T18:47:15</dc:date>
            </office:change-info>
          </text:UnknownChange>
        </text:changed-region>
        <text:changed-region xml:id="ct42895504" text:id="ct42895504">
          <text:UnknownChange>
            <office:change-info>
              <dc:creator>Ádám Morva</dc:creator>
              <dc:date>2023-11-02T18:47:15</dc:date>
            </office:change-info>
          </text:UnknownChange>
        </text:changed-region>
        <text:changed-region xml:id="ct43008576" text:id="ct43008576">
          <text:UnknownChange>
            <office:change-info>
              <dc:creator>Ádám Morva</dc:creator>
              <dc:date>2023-11-02T18:47:15</dc:date>
            </office:change-info>
          </text:UnknownChange>
        </text:changed-region>
        <text:changed-region xml:id="ct39350288" text:id="ct39350288">
          <text:UnknownChange>
            <office:change-info>
              <dc:creator>Ádám Morva</dc:creator>
              <dc:date>2023-11-02T18:47:15</dc:date>
            </office:change-info>
          </text:UnknownChange>
        </text:changed-region>
        <text:changed-region xml:id="ct39217072" text:id="ct39217072">
          <text:UnknownChange>
            <office:change-info>
              <dc:creator>Ádám Morva</dc:creator>
              <dc:date>2023-11-02T18:47:15</dc:date>
            </office:change-info>
          </text:UnknownChange>
        </text:changed-region>
        <text:changed-region xml:id="ct39690784" text:id="ct39690784">
          <text:UnknownChange>
            <office:change-info>
              <dc:creator>Ádám Morva</dc:creator>
              <dc:date>2023-11-02T18:47:15</dc:date>
            </office:change-info>
          </text:UnknownChange>
        </text:changed-region>
        <text:changed-region xml:id="ct39671232" text:id="ct39671232">
          <text:UnknownChange>
            <office:change-info>
              <dc:creator>Ádám Morva</dc:creator>
              <dc:date>2023-11-02T18:47:15</dc:date>
            </office:change-info>
          </text:UnknownChange>
        </text:changed-region>
        <text:changed-region xml:id="ct40083136" text:id="ct40083136">
          <text:UnknownChange>
            <office:change-info>
              <dc:creator>Ádám Morva</dc:creator>
              <dc:date>2023-11-02T18:47:15</dc:date>
            </office:change-info>
          </text:UnknownChange>
        </text:changed-region>
        <text:changed-region xml:id="ct39659344" text:id="ct39659344">
          <text:UnknownChange>
            <office:change-info>
              <dc:creator>Ádám Morva</dc:creator>
              <dc:date>2023-11-02T18:47:15</dc:date>
            </office:change-info>
          </text:UnknownChange>
        </text:changed-region>
        <text:changed-region xml:id="ct39569680" text:id="ct39569680">
          <text:UnknownChange>
            <office:change-info>
              <dc:creator>Ádám Morva</dc:creator>
              <dc:date>2023-11-02T18:47:15</dc:date>
            </office:change-info>
          </text:UnknownChange>
        </text:changed-region>
        <text:changed-region xml:id="ct40411584" text:id="ct40411584">
          <text:UnknownChange>
            <office:change-info>
              <dc:creator>Ádám Morva</dc:creator>
              <dc:date>2023-11-02T18:47:15</dc:date>
            </office:change-info>
          </text:UnknownChange>
        </text:changed-region>
        <text:changed-region xml:id="ct40641568" text:id="ct40641568">
          <text:UnknownChange>
            <office:change-info>
              <dc:creator>Ádám Morva</dc:creator>
              <dc:date>2023-11-02T18:47:15</dc:date>
            </office:change-info>
          </text:UnknownChange>
        </text:changed-region>
        <text:changed-region xml:id="ct40836704" text:id="ct40836704">
          <text:UnknownChange>
            <office:change-info>
              <dc:creator>Ádám Morva</dc:creator>
              <dc:date>2023-11-02T18:47:15</dc:date>
            </office:change-info>
          </text:UnknownChange>
        </text:changed-region>
        <text:changed-region xml:id="ct41682640" text:id="ct41682640">
          <text:UnknownChange>
            <office:change-info>
              <dc:creator>Ádám Morva</dc:creator>
              <dc:date>2023-11-02T18:47:15</dc:date>
            </office:change-info>
          </text:UnknownChange>
        </text:changed-region>
        <text:changed-region xml:id="ct41826032" text:id="ct41826032">
          <text:UnknownChange>
            <office:change-info>
              <dc:creator>Ádám Morva</dc:creator>
              <dc:date>2023-11-02T18:47:15</dc:date>
            </office:change-info>
          </text:UnknownChange>
        </text:changed-region>
        <text:changed-region xml:id="ct41682384" text:id="ct41682384">
          <text:insertion>
            <office:change-info>
              <dc:creator>Ádám Morva</dc:creator>
              <dc:date>2023-11-04T22:25:50</dc:date>
            </office:change-info>
          </text:insertion>
        </text:changed-region>
        <text:changed-region xml:id="ct42365808" text:id="ct42365808">
          <text:deletion>
            <office:change-info>
              <dc:creator>Ádám Morva</dc:creator>
              <dc:date>2023-11-04T22:25:50</dc:date>
            </office:change-info>
            <text:p text:style-name="P7"><text:span text:style-name="T1">28.5.7680</text:span></text:p>
          </text:deletion>
        </text:changed-region>
        <text:changed-region xml:id="ct42458000" text:id="ct42458000">
          <text:insertion>
            <office:change-info>
              <dc:creator>Ádám Morva</dc:creator>
              <dc:date>2023-11-04T22:25:54</dc:date>
            </office:change-info>
          </text:insertion>
        </text:changed-region>
        <text:changed-region xml:id="ct42478752" text:id="ct42478752">
          <text:UnknownChange>
            <office:change-info>
              <dc:creator>Ádám Morva</dc:creator>
              <dc:date>2023-11-02T18:47:15</dc:date>
            </office:change-info>
          </text:UnknownChange>
        </text:changed-region>
        <text:changed-region xml:id="ct40265008" text:id="ct40265008">
          <text:insertion>
            <office:change-info>
              <dc:creator>Ádám Morva</dc:creator>
              <dc:date>2023-11-04T22:25:54</dc:date>
            </office:change-info>
          </text:insertion>
        </text:changed-region>
        <text:changed-region xml:id="ct42608560" text:id="ct42608560">
          <text:UnknownChange>
            <office:change-info>
              <dc:creator>Ádám Morva</dc:creator>
              <dc:date>2023-11-02T18:47:15</dc:date>
            </office:change-info>
          </text:UnknownChange>
        </text:changed-region>
        <text:changed-region xml:id="ct42638608" text:id="ct42638608">
          <text:insertion>
            <office:change-info>
              <dc:creator>Ádám Morva</dc:creator>
              <dc:date>2023-11-04T22:25:54</dc:date>
            </office:change-info>
          </text:insertion>
        </text:changed-region>
        <text:changed-region xml:id="ct42635088" text:id="ct42635088">
          <text:UnknownChange>
            <office:change-info>
              <dc:creator>Ádám Morva</dc:creator>
              <dc:date>2023-11-02T18:47:15</dc:date>
            </office:change-info>
          </text:UnknownChange>
        </text:changed-region>
        <text:changed-region xml:id="ct42577280" text:id="ct42577280">
          <text:insertion>
            <office:change-info>
              <dc:creator>Ádám Morva</dc:creator>
              <dc:date>2023-11-04T22:25:54</dc:date>
            </office:change-info>
          </text:insertion>
        </text:changed-region>
        <text:changed-region xml:id="ct42755376" text:id="ct42755376">
          <text:UnknownChange>
            <office:change-info>
              <dc:creator>Ádám Morva</dc:creator>
              <dc:date>2023-11-02T18:47:15</dc:date>
            </office:change-info>
          </text:UnknownChange>
        </text:changed-region>
        <text:changed-region xml:id="ct42799168" text:id="ct42799168">
          <text:insertion>
            <office:change-info>
              <dc:creator>Ádám Morva</dc:creator>
              <dc:date>2023-11-04T22:25:54</dc:date>
            </office:change-info>
          </text:insertion>
        </text:changed-region>
        <text:changed-region xml:id="ct42643952" text:id="ct42643952">
          <text:UnknownChange>
            <office:change-info>
              <dc:creator>Ádám Morva</dc:creator>
              <dc:date>2023-11-02T18:47:15</dc:date>
            </office:change-info>
          </text:UnknownChange>
        </text:changed-region>
        <text:changed-region xml:id="ct42565552" text:id="ct42565552">
          <text:insertion>
            <office:change-info>
              <dc:creator>Ádám Morva</dc:creator>
              <dc:date>2023-11-04T22:25:54</dc:date>
            </office:change-info>
          </text:insertion>
        </text:changed-region>
        <text:changed-region xml:id="ct42873264" text:id="ct42873264">
          <text:UnknownChange>
            <office:change-info>
              <dc:creator>Ádám Morva</dc:creator>
              <dc:date>2023-11-02T18:47:15</dc:date>
            </office:change-info>
          </text:UnknownChange>
        </text:changed-region>
        <text:changed-region xml:id="ct42914864" text:id="ct42914864">
          <text:insertion>
            <office:change-info>
              <dc:creator>Ádám Morva</dc:creator>
              <dc:date>2023-11-04T22:25:54</dc:date>
            </office:change-info>
          </text:insertion>
        </text:changed-region>
        <text:changed-region xml:id="ct42904368" text:id="ct42904368">
          <text:UnknownChange>
            <office:change-info>
              <dc:creator>Ádám Morva</dc:creator>
              <dc:date>2023-11-02T18:47:15</dc:date>
            </office:change-info>
          </text:UnknownChange>
        </text:changed-region>
        <text:changed-region xml:id="ct42380976" text:id="ct42380976">
          <text:insertion>
            <office:change-info>
              <dc:creator>Ádám Morva</dc:creator>
              <dc:date>2023-11-04T22:25:54</dc:date>
            </office:change-info>
          </text:insertion>
        </text:changed-region>
        <text:changed-region xml:id="ct42858656" text:id="ct42858656">
          <text:UnknownChange>
            <office:change-info>
              <dc:creator>Ádám Morva</dc:creator>
              <dc:date>2023-11-02T18:47:15</dc:date>
            </office:change-info>
          </text:UnknownChange>
        </text:changed-region>
        <text:changed-region xml:id="ct43052304" text:id="ct43052304">
          <text:UnknownChange>
            <office:change-info>
              <dc:creator>Ádám Morva</dc:creator>
              <dc:date>2023-11-02T18:47:15</dc:date>
            </office:change-info>
          </text:UnknownChange>
        </text:changed-region>
        <text:changed-region xml:id="ct43052048" text:id="ct43052048">
          <text:insertion>
            <office:change-info>
              <dc:creator>Ádám Morva</dc:creator>
              <dc:date>2023-11-04T22:25:01</dc:date>
            </office:change-info>
          </text:insertion>
        </text:changed-region>
        <text:changed-region xml:id="ct43346128" text:id="ct43346128">
          <text:UnknownChange>
            <office:change-info>
              <dc:creator>Ádám Morva</dc:creator>
              <dc:date>2023-11-02T18:47:15</dc:date>
            </office:change-info>
          </text:UnknownChange>
        </text:changed-region>
        <text:changed-region xml:id="ct41179760" text:id="ct41179760">
          <text:insertion>
            <office:change-info>
              <dc:creator>Ádám Morva</dc:creator>
              <dc:date>2023-11-04T22:25:01</dc:date>
            </office:change-info>
          </text:insertion>
        </text:changed-region>
        <text:changed-region xml:id="ct41180016" text:id="ct41180016">
          <text:UnknownChange>
            <office:change-info>
              <dc:creator>Ádám Morva</dc:creator>
              <dc:date>2023-11-02T18:47:15</dc:date>
            </office:change-info>
          </text:UnknownChange>
        </text:changed-region>
        <text:changed-region xml:id="ct43472880" text:id="ct43472880">
          <text:insertion>
            <office:change-info>
              <dc:creator>Ádám Morva</dc:creator>
              <dc:date>2023-11-04T22:25:01</dc:date>
            </office:change-info>
          </text:insertion>
        </text:changed-region>
        <text:changed-region xml:id="ct43473136" text:id="ct43473136">
          <text:UnknownChange>
            <office:change-info>
              <dc:creator>Ádám Morva</dc:creator>
              <dc:date>2023-11-02T18:47:15</dc:date>
            </office:change-info>
          </text:UnknownChange>
        </text:changed-region>
        <text:changed-region xml:id="ct39977440" text:id="ct39977440">
          <text:UnknownChange>
            <office:change-info>
              <dc:creator>Ádám Morva</dc:creator>
              <dc:date>2023-11-02T18:47:15</dc:date>
            </office:change-info>
          </text:UnknownChange>
        </text:changed-region>
        <text:changed-region xml:id="ct40130352" text:id="ct40130352">
          <text:UnknownChange>
            <office:change-info>
              <dc:creator>Ádám Morva</dc:creator>
              <dc:date>2023-11-02T18:47:15</dc:date>
            </office:change-info>
          </text:UnknownChange>
        </text:changed-region>
        <text:changed-region xml:id="ct40239776" text:id="ct40239776">
          <text:UnknownChange>
            <office:change-info>
              <dc:creator>Ádám Morva</dc:creator>
              <dc:date>2023-11-02T18:47:15</dc:date>
            </office:change-info>
          </text:UnknownChange>
        </text:changed-region>
        <text:changed-region xml:id="ct40503632" text:id="ct40503632">
          <text:UnknownChange>
            <office:change-info>
              <dc:creator>Ádám Morva</dc:creator>
              <dc:date>2023-11-02T18:47:15</dc:date>
            </office:change-info>
          </text:UnknownChange>
        </text:changed-region>
        <text:changed-region xml:id="ct42567696" text:id="ct42567696">
          <text:UnknownChange>
            <office:change-info>
              <dc:creator>Ádám Morva</dc:creator>
              <dc:date>2023-11-02T18:47:15</dc:date>
            </office:change-info>
          </text:UnknownChange>
        </text:changed-region>
        <text:changed-region xml:id="ct41664032" text:id="ct41664032">
          <text:UnknownChange>
            <office:change-info>
              <dc:creator>Ádám Morva</dc:creator>
              <dc:date>2023-11-02T18:47:15</dc:date>
            </office:change-info>
          </text:UnknownChange>
        </text:changed-region>
        <text:changed-region xml:id="ct41817648" text:id="ct41817648">
          <text:UnknownChange>
            <office:change-info>
              <dc:creator>Ádám Morva</dc:creator>
              <dc:date>2023-11-02T18:47:15</dc:date>
            </office:change-info>
          </text:UnknownChange>
        </text:changed-region>
        <text:changed-region xml:id="ct41952096" text:id="ct41952096">
          <text:UnknownChange>
            <office:change-info>
              <dc:creator>Ádám Morva</dc:creator>
              <dc:date>2023-11-02T18:47:15</dc:date>
            </office:change-info>
          </text:UnknownChange>
        </text:changed-region>
        <text:changed-region xml:id="ct42706864" text:id="ct42706864">
          <text:UnknownChange>
            <office:change-info>
              <dc:creator>Ádám Morva</dc:creator>
              <dc:date>2023-11-02T18:47:15</dc:date>
            </office:change-info>
          </text:UnknownChange>
        </text:changed-region>
        <text:changed-region xml:id="ct39333776" text:id="ct39333776">
          <text:UnknownChange>
            <office:change-info>
              <dc:creator>Ádám Morva</dc:creator>
              <dc:date>2023-11-02T18:47:15</dc:date>
            </office:change-info>
          </text:UnknownChange>
        </text:changed-region>
        <text:changed-region xml:id="ct39451376" text:id="ct39451376">
          <text:UnknownChange>
            <office:change-info>
              <dc:creator>Ádám Morva</dc:creator>
              <dc:date>2023-11-02T18:47:15</dc:date>
            </office:change-info>
          </text:UnknownChange>
        </text:changed-region>
        <text:changed-region xml:id="ct40396624" text:id="ct40396624">
          <text:UnknownChange>
            <office:change-info>
              <dc:creator>Ádám Morva</dc:creator>
              <dc:date>2023-11-02T18:47:15</dc:date>
            </office:change-info>
          </text:UnknownChange>
        </text:changed-region>
        <text:changed-region xml:id="ct40889728" text:id="ct40889728">
          <text:UnknownChange>
            <office:change-info>
              <dc:creator>Ádám Morva</dc:creator>
              <dc:date>2023-11-02T18:47:15</dc:date>
            </office:change-info>
          </text:UnknownChange>
        </text:changed-region>
        <text:changed-region xml:id="ct41076480" text:id="ct41076480">
          <text:UnknownChange>
            <office:change-info>
              <dc:creator>Ádám Morva</dc:creator>
              <dc:date>2023-11-02T18:47:15</dc:date>
            </office:change-info>
          </text:UnknownChange>
        </text:changed-region>
        <text:changed-region xml:id="ct42388176" text:id="ct42388176">
          <text:UnknownChange>
            <office:change-info>
              <dc:creator>Ádám Morva</dc:creator>
              <dc:date>2023-11-02T18:47:15</dc:date>
            </office:change-info>
          </text:UnknownChange>
        </text:changed-region>
        <text:changed-region xml:id="ct42535024" text:id="ct42535024">
          <text:UnknownChange>
            <office:change-info>
              <dc:creator>Ádám Morva</dc:creator>
              <dc:date>2023-11-02T18:47:15</dc:date>
            </office:change-info>
          </text:UnknownChange>
        </text:changed-region>
        <text:changed-region xml:id="ct42738784" text:id="ct42738784">
          <text:UnknownChange>
            <office:change-info>
              <dc:creator>Ádám Morva</dc:creator>
              <dc:date>2023-11-02T18:47:15</dc:date>
            </office:change-info>
          </text:UnknownChange>
        </text:changed-region>
        <text:changed-region xml:id="ct43055776" text:id="ct43055776">
          <text:UnknownChange>
            <office:change-info>
              <dc:creator>Ádám Morva</dc:creator>
              <dc:date>2023-11-02T18:47:15</dc:date>
            </office:change-info>
          </text:UnknownChange>
        </text:changed-region>
        <text:changed-region xml:id="ct43305168" text:id="ct43305168">
          <text:UnknownChange>
            <office:change-info>
              <dc:creator>Ádám Morva</dc:creator>
              <dc:date>2023-11-02T18:47:15</dc:date>
            </office:change-info>
          </text:UnknownChange>
        </text:changed-region>
        <text:changed-region xml:id="ct43368720" text:id="ct43368720">
          <text:UnknownChange>
            <office:change-info>
              <dc:creator>Ádám Morva</dc:creator>
              <dc:date>2023-11-02T18:47:15</dc:date>
            </office:change-info>
          </text:UnknownChange>
        </text:changed-region>
        <text:changed-region xml:id="ct38394336" text:id="ct38394336">
          <text:UnknownChange>
            <office:change-info>
              <dc:creator>Ádám Morva</dc:creator>
              <dc:date>2023-11-02T18:47:15</dc:date>
            </office:change-info>
          </text:UnknownChange>
        </text:changed-region>
        <text:changed-region xml:id="ct39646080" text:id="ct39646080">
          <text:UnknownChange>
            <office:change-info>
              <dc:creator>Ádám Morva</dc:creator>
              <dc:date>2023-11-02T18:47:15</dc:date>
            </office:change-info>
          </text:UnknownChange>
        </text:changed-region>
        <text:changed-region xml:id="ct39710064" text:id="ct39710064">
          <text:UnknownChange>
            <office:change-info>
              <dc:creator>Ádám Morva</dc:creator>
              <dc:date>2023-11-02T18:47:15</dc:date>
            </office:change-info>
          </text:UnknownChange>
        </text:changed-region>
        <text:changed-region xml:id="ct40247712" text:id="ct40247712">
          <text:UnknownChange>
            <office:change-info>
              <dc:creator>Ádám Morva</dc:creator>
              <dc:date>2023-11-02T18:47:15</dc:date>
            </office:change-info>
          </text:UnknownChange>
        </text:changed-region>
        <text:changed-region xml:id="ct40484624" text:id="ct40484624">
          <text:UnknownChange>
            <office:change-info>
              <dc:creator>Ádám Morva</dc:creator>
              <dc:date>2023-11-02T18:47:15</dc:date>
            </office:change-info>
          </text:UnknownChange>
        </text:changed-region>
        <text:changed-region xml:id="ct40558464" text:id="ct40558464">
          <text:UnknownChange>
            <office:change-info>
              <dc:creator>Ádám Morva</dc:creator>
              <dc:date>2023-11-02T18:47:15</dc:date>
            </office:change-info>
          </text:UnknownChange>
        </text:changed-region>
        <text:changed-region xml:id="ct41192192" text:id="ct41192192">
          <text:UnknownChange>
            <office:change-info>
              <dc:creator>Ádám Morva</dc:creator>
              <dc:date>2023-11-02T18:47:15</dc:date>
            </office:change-info>
          </text:UnknownChange>
        </text:changed-region>
        <text:changed-region xml:id="ct42683616" text:id="ct42683616">
          <text:UnknownChange>
            <office:change-info>
              <dc:creator>Ádám Morva</dc:creator>
              <dc:date>2023-11-02T18:47:15</dc:date>
            </office:change-info>
          </text:UnknownChange>
        </text:changed-region>
        <text:changed-region xml:id="ct42957424" text:id="ct42957424">
          <text:UnknownChange>
            <office:change-info>
              <dc:creator>Ádám Morva</dc:creator>
              <dc:date>2023-11-02T18:47:15</dc:date>
            </office:change-info>
          </text:UnknownChange>
        </text:changed-region>
        <text:changed-region xml:id="ct43187216" text:id="ct43187216">
          <text:UnknownChange>
            <office:change-info>
              <dc:creator>Ádám Morva</dc:creator>
              <dc:date>2023-11-02T18:47:15</dc:date>
            </office:change-info>
          </text:UnknownChange>
        </text:changed-region>
        <text:changed-region xml:id="ct39669904" text:id="ct39669904">
          <text:UnknownChange>
            <office:change-info>
              <dc:creator>Ádám Morva</dc:creator>
              <dc:date>2023-11-02T18:47:15</dc:date>
            </office:change-info>
          </text:UnknownChange>
        </text:changed-region>
        <text:changed-region xml:id="ct40913616" text:id="ct40913616">
          <text:UnknownChange>
            <office:change-info>
              <dc:creator>Ádám Morva</dc:creator>
              <dc:date>2023-11-02T18:47:15</dc:date>
            </office:change-info>
          </text:UnknownChange>
        </text:changed-region>
        <text:changed-region xml:id="ct42771680" text:id="ct42771680">
          <text:UnknownChange>
            <office:change-info>
              <dc:creator>Ádám Morva</dc:creator>
              <dc:date>2023-11-02T18:47:15</dc:date>
            </office:change-info>
          </text:UnknownChange>
        </text:changed-region>
        <text:changed-region xml:id="ct43049216" text:id="ct43049216">
          <text:UnknownChange>
            <office:change-info>
              <dc:creator>Ádám Morva</dc:creator>
              <dc:date>2023-11-02T18:47:15</dc:date>
            </office:change-info>
          </text:UnknownChange>
        </text:changed-region>
        <text:changed-region xml:id="ct43421440" text:id="ct43421440">
          <text:UnknownChange>
            <office:change-info>
              <dc:creator>Ádám Morva</dc:creator>
              <dc:date>2023-11-02T18:47:15</dc:date>
            </office:change-info>
          </text:UnknownChange>
        </text:changed-region>
        <text:changed-region xml:id="ct41106368" text:id="ct41106368">
          <text:UnknownChange>
            <office:change-info>
              <dc:creator>Ádám Morva</dc:creator>
              <dc:date>2023-11-02T18:47:15</dc:date>
            </office:change-info>
          </text:UnknownChange>
        </text:changed-region>
        <text:changed-region xml:id="ct41366080" text:id="ct41366080">
          <text:UnknownChange>
            <office:change-info>
              <dc:creator>Ádám Morva</dc:creator>
              <dc:date>2023-11-02T18:47:15</dc:date>
            </office:change-info>
          </text:UnknownChange>
        </text:changed-region>
        <text:changed-region xml:id="ct39713616" text:id="ct39713616">
          <text:UnknownChange>
            <office:change-info>
              <dc:creator>Ádám Morva</dc:creator>
              <dc:date>2023-11-02T18:47:15</dc:date>
            </office:change-info>
          </text:UnknownChange>
        </text:changed-region>
        <text:changed-region xml:id="ct42233712" text:id="ct42233712">
          <text:UnknownChange>
            <office:change-info>
              <dc:creator>Ádám Morva</dc:creator>
              <dc:date>2023-11-02T18:47:15</dc:date>
            </office:change-info>
          </text:UnknownChange>
        </text:changed-region>
        <text:changed-region xml:id="ct39658544" text:id="ct39658544">
          <text:UnknownChange>
            <office:change-info>
              <dc:creator>Ádám Morva</dc:creator>
              <dc:date>2023-11-02T18:47:15</dc:date>
            </office:change-info>
          </text:UnknownChange>
        </text:changed-region>
        <text:changed-region xml:id="ct40939952" text:id="ct40939952">
          <text:UnknownChange>
            <office:change-info>
              <dc:creator>Ádám Morva</dc:creator>
              <dc:date>2023-11-02T18:47:15</dc:date>
            </office:change-info>
          </text:UnknownChange>
        </text:changed-region>
        <text:changed-region xml:id="ct42221808" text:id="ct42221808">
          <text:UnknownChange>
            <office:change-info>
              <dc:creator>Ádám Morva</dc:creator>
              <dc:date>2023-11-02T18:47:15</dc:date>
            </office:change-info>
          </text:UnknownChange>
        </text:changed-region>
        <text:changed-region xml:id="ct41699680" text:id="ct41699680">
          <text:UnknownChange>
            <office:change-info>
              <dc:creator>Ádám Morva</dc:creator>
              <dc:date>2023-11-02T18:47:15</dc:date>
            </office:change-info>
          </text:UnknownChange>
        </text:changed-region>
        <text:changed-region xml:id="ct43463744" text:id="ct43463744">
          <text:UnknownChange>
            <office:change-info>
              <dc:creator>Ádám Morva</dc:creator>
              <dc:date>2023-11-02T18:47:15</dc:date>
            </office:change-info>
          </text:UnknownChange>
        </text:changed-region>
        <text:changed-region xml:id="ct39738080" text:id="ct39738080">
          <text:UnknownChange>
            <office:change-info>
              <dc:creator>Ádám Morva</dc:creator>
              <dc:date>2023-11-02T18:47:15</dc:date>
            </office:change-info>
          </text:UnknownChange>
        </text:changed-region>
        <text:changed-region xml:id="ct42380256" text:id="ct42380256">
          <text:UnknownChange>
            <office:change-info>
              <dc:creator>Ádám Morva</dc:creator>
              <dc:date>2023-11-02T18:47:15</dc:date>
            </office:change-info>
          </text:UnknownChange>
        </text:changed-region>
        <text:changed-region xml:id="ct41588816" text:id="ct41588816">
          <text:insertion>
            <office:change-info>
              <dc:creator>Ádám Morva</dc:creator>
              <dc:date>2023-11-02T18:52:05</dc:date>
            </office:change-info>
          </text:insertion>
        </text:changed-region>
        <text:changed-region xml:id="ct42211344" text:id="ct42211344">
          <text:deletion>
            <office:change-info>
              <dc:creator>Ádám Morva</dc:creator>
              <dc:date>2023-11-02T18:52:05</dc:date>
            </office:change-info>
            <text:p text:style-name="P7"><text:span text:style-name="T1">28.5.7680</text:span></text:p>
          </text:deletion>
        </text:changed-region>
        <text:changed-region xml:id="ct39030176" text:id="ct39030176">
          <text:insertion>
            <office:change-info>
              <dc:creator>Ádám Morva</dc:creator>
              <dc:date>2023-11-02T18:47:25</dc:date>
            </office:change-info>
          </text:insertion>
        </text:changed-region>
        <text:changed-region xml:id="ct38618400" text:id="ct38618400">
          <text:UnknownChange>
            <office:change-info>
              <dc:creator>Ádám Morva</dc:creator>
              <dc:date>2023-11-02T18:47:15</dc:date>
            </office:change-info>
          </text:UnknownChange>
        </text:changed-region>
        <text:changed-region xml:id="ct38605936" text:id="ct38605936">
          <text:insertion>
            <office:change-info>
              <dc:creator>Ádám Morva</dc:creator>
              <dc:date>2023-11-02T18:47:25</dc:date>
            </office:change-info>
          </text:insertion>
        </text:changed-region>
        <text:changed-region xml:id="ct42211568" text:id="ct42211568">
          <text:UnknownChange>
            <office:change-info>
              <dc:creator>Ádám Morva</dc:creator>
              <dc:date>2023-11-02T18:47:15</dc:date>
            </office:change-info>
          </text:UnknownChange>
        </text:changed-region>
        <text:changed-region xml:id="ct40463264" text:id="ct40463264">
          <text:insertion>
            <office:change-info>
              <dc:creator>Ádám Morva</dc:creator>
              <dc:date>2023-11-02T18:47:25</dc:date>
            </office:change-info>
          </text:insertion>
        </text:changed-region>
        <text:changed-region xml:id="ct40463520" text:id="ct40463520">
          <text:UnknownChange>
            <office:change-info>
              <dc:creator>Ádám Morva</dc:creator>
              <dc:date>2023-11-02T18:47:15</dc:date>
            </office:change-info>
          </text:UnknownChange>
        </text:changed-region>
        <text:changed-region xml:id="ct42839584" text:id="ct42839584">
          <text:insertion>
            <office:change-info>
              <dc:creator>Ádám Morva</dc:creator>
              <dc:date>2023-11-02T18:47:25</dc:date>
            </office:change-info>
          </text:insertion>
        </text:changed-region>
        <text:changed-region xml:id="ct42839360" text:id="ct42839360">
          <text:UnknownChange>
            <office:change-info>
              <dc:creator>Ádám Morva</dc:creator>
              <dc:date>2023-11-02T18:47:15</dc:date>
            </office:change-info>
          </text:UnknownChange>
        </text:changed-region>
        <text:changed-region xml:id="ct39845072" text:id="ct39845072">
          <text:insertion>
            <office:change-info>
              <dc:creator>Ádám Morva</dc:creator>
              <dc:date>2023-11-02T18:47:25</dc:date>
            </office:change-info>
          </text:insertion>
        </text:changed-region>
        <text:changed-region xml:id="ct40456736" text:id="ct40456736">
          <text:UnknownChange>
            <office:change-info>
              <dc:creator>Ádám Morva</dc:creator>
              <dc:date>2023-11-02T18:47:15</dc:date>
            </office:change-info>
          </text:UnknownChange>
        </text:changed-region>
        <text:changed-region xml:id="ct42299056" text:id="ct42299056">
          <text:insertion>
            <office:change-info>
              <dc:creator>Ádám Morva</dc:creator>
              <dc:date>2023-11-02T18:47:25</dc:date>
            </office:change-info>
          </text:insertion>
        </text:changed-region>
        <text:changed-region xml:id="ct40356880" text:id="ct40356880">
          <text:UnknownChange>
            <office:change-info>
              <dc:creator>Ádám Morva</dc:creator>
              <dc:date>2023-11-02T18:47:15</dc:date>
            </office:change-info>
          </text:UnknownChange>
        </text:changed-region>
        <text:changed-region xml:id="ct42720400" text:id="ct42720400">
          <text:insertion>
            <office:change-info>
              <dc:creator>Ádám Morva</dc:creator>
              <dc:date>2023-11-02T18:47:25</dc:date>
            </office:change-info>
          </text:insertion>
        </text:changed-region>
        <text:changed-region xml:id="ct43117456" text:id="ct43117456">
          <text:UnknownChange>
            <office:change-info>
              <dc:creator>Ádám Morva</dc:creator>
              <dc:date>2023-11-02T18:47:15</dc:date>
            </office:change-info>
          </text:UnknownChange>
        </text:changed-region>
        <text:changed-region xml:id="ct41681680" text:id="ct41681680">
          <text:insertion>
            <office:change-info>
              <dc:creator>Ádám Morva</dc:creator>
              <dc:date>2023-11-02T18:47:25</dc:date>
            </office:change-info>
          </text:insertion>
        </text:changed-region>
        <text:changed-region xml:id="ct42651664" text:id="ct42651664">
          <text:UnknownChange>
            <office:change-info>
              <dc:creator>Ádám Morva</dc:creator>
              <dc:date>2023-11-02T18:47:15</dc:date>
            </office:change-info>
          </text:UnknownChange>
        </text:changed-region>
        <text:changed-region xml:id="ct41728832" text:id="ct41728832">
          <text:insertion>
            <office:change-info>
              <dc:creator>Ádám Morva</dc:creator>
              <dc:date>2023-11-02T18:47:25</dc:date>
            </office:change-info>
          </text:insertion>
        </text:changed-region>
        <text:changed-region xml:id="ct41681392" text:id="ct41681392">
          <text:UnknownChange>
            <office:change-info>
              <dc:creator>Ádám Morva</dc:creator>
              <dc:date>2023-11-02T18:47:15</dc:date>
            </office:change-info>
          </text:UnknownChange>
        </text:changed-region>
        <text:changed-region xml:id="ct42875168" text:id="ct42875168">
          <text:insertion>
            <office:change-info>
              <dc:creator>Ádám Morva</dc:creator>
              <dc:date>2023-11-02T18:47:25</dc:date>
            </office:change-info>
          </text:insertion>
        </text:changed-region>
        <text:changed-region xml:id="ct40364928" text:id="ct40364928">
          <text:UnknownChange>
            <office:change-info>
              <dc:creator>Ádám Morva</dc:creator>
              <dc:date>2023-11-02T18:47:15</dc:date>
            </office:change-info>
          </text:UnknownChange>
        </text:changed-region>
        <text:changed-region xml:id="ct40364672" text:id="ct40364672">
          <text:UnknownChange>
            <office:change-info>
              <dc:creator>Ádám Morva</dc:creator>
              <dc:date>2023-11-02T18:47:15</dc:date>
            </office:change-info>
          </text:UnknownChange>
        </text:changed-region>
        <text:changed-region xml:id="ct43194432" text:id="ct43194432">
          <text:UnknownChange>
            <office:change-info>
              <dc:creator>Ádám Morva</dc:creator>
              <dc:date>2023-11-02T18:47:15</dc:date>
            </office:change-info>
          </text:UnknownChange>
        </text:changed-region>
        <text:changed-region xml:id="ct39951136" text:id="ct39951136">
          <text:insertion>
            <office:change-info>
              <dc:creator>Ádám Morva</dc:creator>
              <dc:date>2023-11-04T18:57:03</dc:date>
            </office:change-info>
          </text:insertion>
        </text:changed-region>
        <text:changed-region xml:id="ct41105312" text:id="ct41105312">
          <text:deletion>
            <office:change-info>
              <dc:creator>Ádám Morva</dc:creator>
              <dc:date>2023-11-04T18:57:03</dc:date>
            </office:change-info>
            <text:p text:style-name="P7"><text:span text:style-name="T1">28.5.7680</text:span></text:p>
          </text:deletion>
        </text:changed-region>
        <text:changed-region xml:id="ct40562640" text:id="ct40562640">
          <text:UnknownChange>
            <office:change-info>
              <dc:creator>Ádám Morva</dc:creator>
              <dc:date>2023-11-02T18:47:15</dc:date>
            </office:change-info>
          </text:UnknownChange>
        </text:changed-region>
        <text:changed-region xml:id="ct40248032" text:id="ct40248032">
          <text:UnknownChange>
            <office:change-info>
              <dc:creator>Ádám Morva</dc:creator>
              <dc:date>2023-11-02T18:47:15</dc:date>
            </office:change-info>
          </text:UnknownChange>
        </text:changed-region>
        <text:changed-region xml:id="ct42466448" text:id="ct42466448">
          <text:UnknownChange>
            <office:change-info>
              <dc:creator>Ádám Morva</dc:creator>
              <dc:date>2023-11-02T18:47:15</dc:date>
            </office:change-info>
          </text:UnknownChange>
        </text:changed-region>
        <text:changed-region xml:id="ct40018480" text:id="ct40018480">
          <text:UnknownChange>
            <office:change-info>
              <dc:creator>Ádám Morva</dc:creator>
              <dc:date>2023-11-02T18:47:15</dc:date>
            </office:change-info>
          </text:UnknownChange>
        </text:changed-region>
        <text:changed-region xml:id="ct42363968" text:id="ct42363968">
          <text:UnknownChange>
            <office:change-info>
              <dc:creator>Ádám Morva</dc:creator>
              <dc:date>2023-11-02T18:47:15</dc:date>
            </office:change-info>
          </text:UnknownChange>
        </text:changed-region>
        <text:changed-region xml:id="ct39414288" text:id="ct39414288">
          <text:insertion>
            <office:change-info>
              <dc:creator>Ádám Morva</dc:creator>
              <dc:date>2023-11-02T18:51:52</dc:date>
            </office:change-info>
          </text:insertion>
        </text:changed-region>
        <text:changed-region xml:id="ct42214672" text:id="ct42214672">
          <text:UnknownChange>
            <office:change-info>
              <dc:creator>Ádám Morva</dc:creator>
              <dc:date>2023-11-02T18:47:15</dc:date>
            </office:change-info>
          </text:UnknownChange>
        </text:changed-region>
        <text:changed-region xml:id="ct43093024" text:id="ct43093024">
          <text:insertion>
            <office:change-info>
              <dc:creator>Ádám Morva</dc:creator>
              <dc:date>2023-11-02T18:51:49</dc:date>
            </office:change-info>
          </text:insertion>
        </text:changed-region>
        <text:changed-region xml:id="ct40178320" text:id="ct40178320">
          <text:UnknownChange>
            <office:change-info>
              <dc:creator>Ádám Morva</dc:creator>
              <dc:date>2023-11-02T18:47:15</dc:date>
            </office:change-info>
          </text:UnknownChange>
        </text:changed-region>
        <text:changed-region xml:id="ct40686736" text:id="ct40686736">
          <text:insertion>
            <office:change-info>
              <dc:creator>Ádám Morva</dc:creator>
              <dc:date>2023-11-02T18:51:49</dc:date>
            </office:change-info>
          </text:insertion>
        </text:changed-region>
        <text:changed-region xml:id="ct42620128" text:id="ct42620128">
          <text:UnknownChange>
            <office:change-info>
              <dc:creator>Ádám Morva</dc:creator>
              <dc:date>2023-11-02T18:47:15</dc:date>
            </office:change-info>
          </text:UnknownChange>
        </text:changed-region>
        <text:changed-region xml:id="ct41073392" text:id="ct41073392">
          <text:insertion>
            <office:change-info>
              <dc:creator>Ádám Morva</dc:creator>
              <dc:date>2023-11-02T18:51:49</dc:date>
            </office:change-info>
          </text:insertion>
        </text:changed-region>
        <text:changed-region xml:id="ct41949600" text:id="ct41949600">
          <text:UnknownChange>
            <office:change-info>
              <dc:creator>Ádám Morva</dc:creator>
              <dc:date>2023-11-02T18:47:15</dc:date>
            </office:change-info>
          </text:UnknownChange>
        </text:changed-region>
        <text:changed-region xml:id="ct41187232" text:id="ct41187232">
          <text:insertion>
            <office:change-info>
              <dc:creator>Ádám Morva</dc:creator>
              <dc:date>2023-11-02T18:51:49</dc:date>
            </office:change-info>
          </text:insertion>
        </text:changed-region>
        <text:changed-region xml:id="ct39025808" text:id="ct39025808">
          <text:UnknownChange>
            <office:change-info>
              <dc:creator>Ádám Morva</dc:creator>
              <dc:date>2023-11-02T18:47:15</dc:date>
            </office:change-info>
          </text:UnknownChange>
        </text:changed-region>
        <text:changed-region xml:id="ct40308960" text:id="ct40308960">
          <text:insertion>
            <office:change-info>
              <dc:creator>Ádám Morva</dc:creator>
              <dc:date>2023-11-02T18:51:49</dc:date>
            </office:change-info>
          </text:insertion>
        </text:changed-region>
        <text:changed-region xml:id="ct43118592" text:id="ct43118592">
          <text:UnknownChange>
            <office:change-info>
              <dc:creator>Ádám Morva</dc:creator>
              <dc:date>2023-11-02T18:47:15</dc:date>
            </office:change-info>
          </text:UnknownChange>
        </text:changed-region>
        <text:changed-region xml:id="ct42481776" text:id="ct42481776">
          <text:UnknownChange>
            <office:change-info>
              <dc:creator>Ádám Morva</dc:creator>
              <dc:date>2023-11-02T18:47:15</dc:date>
            </office:change-info>
          </text:UnknownChange>
        </text:changed-region>
        <text:changed-region xml:id="ct40558688" text:id="ct40558688">
          <text:UnknownChange>
            <office:change-info>
              <dc:creator>Ádám Morva</dc:creator>
              <dc:date>2023-11-02T18:47:15</dc:date>
            </office:change-info>
          </text:UnknownChange>
        </text:changed-region>
        <text:changed-region xml:id="ct41264864" text:id="ct41264864">
          <text:UnknownChange>
            <office:change-info>
              <dc:creator>Ádám Morva</dc:creator>
              <dc:date>2023-11-02T18:47:15</dc:date>
            </office:change-info>
          </text:UnknownChange>
        </text:changed-region>
        <text:changed-region xml:id="ct39310832" text:id="ct39310832">
          <text:UnknownChange>
            <office:change-info>
              <dc:creator>Ádám Morva</dc:creator>
              <dc:date>2023-11-02T18:47:15</dc:date>
            </office:change-info>
          </text:UnknownChange>
        </text:changed-region>
        <text:changed-region xml:id="ct42007328" text:id="ct42007328">
          <text:UnknownChange>
            <office:change-info>
              <dc:creator>Ádám Morva</dc:creator>
              <dc:date>2023-11-02T18:47:15</dc:date>
            </office:change-info>
          </text:UnknownChange>
        </text:changed-region>
        <text:changed-region xml:id="ct42916960" text:id="ct42916960">
          <text:UnknownChange>
            <office:change-info>
              <dc:creator>Ádám Morva</dc:creator>
              <dc:date>2023-11-02T18:47:15</dc:date>
            </office:change-info>
          </text:UnknownChange>
        </text:changed-region>
        <text:changed-region xml:id="ct40377872" text:id="ct40377872">
          <text:UnknownChange>
            <office:change-info>
              <dc:creator>Ádám Morva</dc:creator>
              <dc:date>2023-11-02T18:47:15</dc:date>
            </office:change-info>
          </text:UnknownChange>
        </text:changed-region>
        <text:changed-region xml:id="ct39587424" text:id="ct39587424">
          <text:UnknownChange>
            <office:change-info>
              <dc:creator>Ádám Morva</dc:creator>
              <dc:date>2023-11-02T18:47:15</dc:date>
            </office:change-info>
          </text:UnknownChange>
        </text:changed-region>
        <text:changed-region xml:id="ct42755120" text:id="ct42755120">
          <text:UnknownChange>
            <office:change-info>
              <dc:creator>Ádám Morva</dc:creator>
              <dc:date>2023-11-02T18:47:15</dc:date>
            </office:change-info>
          </text:UnknownChange>
        </text:changed-region>
        <text:changed-region xml:id="ct42683840" text:id="ct42683840">
          <text:UnknownChange>
            <office:change-info>
              <dc:creator>Ádám Morva</dc:creator>
              <dc:date>2023-11-02T18:47:15</dc:date>
            </office:change-info>
          </text:UnknownChange>
        </text:changed-region>
        <text:changed-region xml:id="ct40857232" text:id="ct40857232">
          <text:UnknownChange>
            <office:change-info>
              <dc:creator>Ádám Morva</dc:creator>
              <dc:date>2023-11-02T18:47:15</dc:date>
            </office:change-info>
          </text:UnknownChange>
        </text:changed-region>
        <text:changed-region xml:id="ct42913696" text:id="ct42913696">
          <text:UnknownChange>
            <office:change-info>
              <dc:creator>Ádám Morva</dc:creator>
              <dc:date>2023-11-02T18:47:15</dc:date>
            </office:change-info>
          </text:UnknownChange>
        </text:changed-region>
        <text:changed-region xml:id="ct43079760" text:id="ct43079760">
          <text:deletion>
            <office:change-info>
              <dc:creator>Ádám Morva</dc:creator>
              <dc:date>2023-11-02T19:17:05</dc:date>
            </office:change-info>
            <text:p text:style-name="P12"/>
            <text:p text:style-name="P2"/>
          </text:deletion>
        </text:changed-region>
        <text:changed-region xml:id="ct40357104" text:id="ct40357104">
          <text:UnknownChange>
            <office:change-info>
              <dc:creator>Ádám Morva</dc:creator>
              <dc:date>2023-11-02T18:47:15</dc:date>
            </office:change-info>
          </text:UnknownChange>
        </text:changed-region>
        <text:changed-region xml:id="ct38380272" text:id="ct38380272">
          <text:UnknownChange>
            <office:change-info>
              <dc:creator>Ádám Morva</dc:creator>
              <dc:date>2023-11-02T18:47:15</dc:date>
            </office:change-info>
          </text:UnknownChange>
        </text:changed-region>
        <text:changed-region xml:id="ct41594432" text:id="ct41594432">
          <text:UnknownChange>
            <office:change-info>
              <dc:creator>Ádám Morva</dc:creator>
              <dc:date>2023-11-02T18:47:15</dc:date>
            </office:change-info>
          </text:UnknownChange>
        </text:changed-region>
        <text:changed-region xml:id="ct40628496" text:id="ct40628496">
          <text:UnknownChange>
            <office:change-info>
              <dc:creator>Ádám Morva</dc:creator>
              <dc:date>2023-11-02T18:47:15</dc:date>
            </office:change-info>
          </text:UnknownChange>
        </text:changed-region>
        <text:changed-region xml:id="ct43519136" text:id="ct43519136">
          <text:UnknownChange>
            <office:change-info>
              <dc:creator>Ádám Morva</dc:creator>
              <dc:date>2023-11-02T18:47:15</dc:date>
            </office:change-info>
          </text:UnknownChange>
        </text:changed-region>
        <text:changed-region xml:id="ct42168192" text:id="ct42168192">
          <text:UnknownChange>
            <office:change-info>
              <dc:creator>Ádám Morva</dc:creator>
              <dc:date>2023-11-02T18:47:15</dc:date>
            </office:change-info>
          </text:UnknownChange>
        </text:changed-region>
        <text:changed-region xml:id="ct40602544" text:id="ct40602544">
          <text:UnknownChange>
            <office:change-info>
              <dc:creator>Ádám Morva</dc:creator>
              <dc:date>2023-11-02T18:47:15</dc:date>
            </office:change-info>
          </text:UnknownChange>
        </text:changed-region>
        <text:changed-region xml:id="ct41259776" text:id="ct41259776">
          <text:UnknownChange>
            <office:change-info>
              <dc:creator>Ádám Morva</dc:creator>
              <dc:date>2023-11-02T18:47:15</dc:date>
            </office:change-info>
          </text:UnknownChange>
        </text:changed-region>
        <text:changed-region xml:id="ct41907360" text:id="ct41907360">
          <text:UnknownChange>
            <office:change-info>
              <dc:creator>Ádám Morva</dc:creator>
              <dc:date>2023-11-02T18:47:15</dc:date>
            </office:change-info>
          </text:UnknownChange>
        </text:changed-region>
        <text:changed-region xml:id="ct40523088" text:id="ct40523088">
          <text:UnknownChange>
            <office:change-info>
              <dc:creator>Ádám Morva</dc:creator>
              <dc:date>2023-11-02T18:47:15</dc:date>
            </office:change-info>
          </text:UnknownChange>
        </text:changed-region>
        <text:changed-region xml:id="ct42941680" text:id="ct42941680">
          <text:UnknownChange>
            <office:change-info>
              <dc:creator>Ádám Morva</dc:creator>
              <dc:date>2023-11-02T18:47:15</dc:date>
            </office:change-info>
          </text:UnknownChange>
        </text:changed-region>
        <text:changed-region xml:id="ct43203136" text:id="ct43203136">
          <text:UnknownChange>
            <office:change-info>
              <dc:creator>Ádám Morva</dc:creator>
              <dc:date>2023-11-02T18:47:15</dc:date>
            </office:change-info>
          </text:UnknownChange>
        </text:changed-region>
        <text:changed-region xml:id="ct40552864" text:id="ct40552864">
          <text:UnknownChange>
            <office:change-info>
              <dc:creator>Ádám Morva</dc:creator>
              <dc:date>2023-11-02T18:47:15</dc:date>
            </office:change-info>
          </text:UnknownChange>
        </text:changed-region>
        <text:changed-region xml:id="ct43243904" text:id="ct43243904">
          <text:UnknownChange>
            <office:change-info>
              <dc:creator>Ádám Morva</dc:creator>
              <dc:date>2023-11-02T18:47:15</dc:date>
            </office:change-info>
          </text:UnknownChange>
        </text:changed-region>
        <text:changed-region xml:id="ct41130912" text:id="ct41130912">
          <text:UnknownChange>
            <office:change-info>
              <dc:creator>Ádám Morva</dc:creator>
              <dc:date>2023-11-02T18:47:15</dc:date>
            </office:change-info>
          </text:UnknownChange>
        </text:changed-region>
        <text:changed-region xml:id="ct43268096" text:id="ct43268096">
          <text:UnknownChange>
            <office:change-info>
              <dc:creator>Ádám Morva</dc:creator>
              <dc:date>2023-11-02T18:47:15</dc:date>
            </office:change-info>
          </text:UnknownChange>
        </text:changed-region>
        <text:changed-region xml:id="ct39032160" text:id="ct39032160">
          <text:UnknownChange>
            <office:change-info>
              <dc:creator>Ádám Morva</dc:creator>
              <dc:date>2023-11-02T18:47:15</dc:date>
            </office:change-info>
          </text:UnknownChange>
        </text:changed-region>
        <text:changed-region xml:id="ct39371152" text:id="ct39371152">
          <text:UnknownChange>
            <office:change-info>
              <dc:creator>Ádám Morva</dc:creator>
              <dc:date>2023-11-02T18:47:15</dc:date>
            </office:change-info>
          </text:UnknownChange>
        </text:changed-region>
        <text:changed-region xml:id="ct41704512" text:id="ct41704512">
          <text:UnknownChange>
            <office:change-info>
              <dc:creator>Ádám Morva</dc:creator>
              <dc:date>2023-11-02T18:47:15</dc:date>
            </office:change-info>
          </text:UnknownChange>
        </text:changed-region>
        <text:changed-region xml:id="ct40852016" text:id="ct40852016">
          <text:UnknownChange>
            <office:change-info>
              <dc:creator>Ádám Morva</dc:creator>
              <dc:date>2023-11-02T18:47:15</dc:date>
            </office:change-info>
          </text:UnknownChange>
        </text:changed-region>
        <text:changed-region xml:id="ct41217024" text:id="ct41217024">
          <text:UnknownChange>
            <office:change-info>
              <dc:creator>Ádám Morva</dc:creator>
              <dc:date>2023-11-02T18:47:15</dc:date>
            </office:change-info>
          </text:UnknownChange>
        </text:changed-region>
        <text:changed-region xml:id="ct40665392" text:id="ct40665392">
          <text:UnknownChange>
            <office:change-info>
              <dc:creator>Ádám Morva</dc:creator>
              <dc:date>2023-11-02T18:47:15</dc:date>
            </office:change-info>
          </text:UnknownChange>
        </text:changed-region>
        <text:changed-region xml:id="ct40721456" text:id="ct40721456">
          <text:UnknownChange>
            <office:change-info>
              <dc:creator>Ádám Morva</dc:creator>
              <dc:date>2023-11-02T18:47:15</dc:date>
            </office:change-info>
          </text:UnknownChange>
        </text:changed-region>
        <text:changed-region xml:id="ct42873488" text:id="ct42873488">
          <text:UnknownChange>
            <office:change-info>
              <dc:creator>Ádám Morva</dc:creator>
              <dc:date>2023-11-02T18:47:15</dc:date>
            </office:change-info>
          </text:UnknownChange>
        </text:changed-region>
        <text:changed-region xml:id="ct42763264" text:id="ct42763264">
          <text:UnknownChange>
            <office:change-info>
              <dc:creator>Ádám Morva</dc:creator>
              <dc:date>2023-11-02T18:47:15</dc:date>
            </office:change-info>
          </text:UnknownChange>
        </text:changed-region>
        <text:changed-region xml:id="ct40363056" text:id="ct40363056">
          <text:UnknownChange>
            <office:change-info>
              <dc:creator>Ádám Morva</dc:creator>
              <dc:date>2023-11-02T18:47:15</dc:date>
            </office:change-info>
          </text:UnknownChange>
        </text:changed-region>
        <text:changed-region xml:id="ct43254784" text:id="ct43254784">
          <text:UnknownChange>
            <office:change-info>
              <dc:creator>Ádám Morva</dc:creator>
              <dc:date>2023-11-02T18:47:15</dc:date>
            </office:change-info>
          </text:UnknownChange>
        </text:changed-region>
        <text:changed-region xml:id="ct43197504" text:id="ct43197504">
          <text:UnknownChange>
            <office:change-info>
              <dc:creator>Ádám Morva</dc:creator>
              <dc:date>2023-11-02T18:47:15</dc:date>
            </office:change-info>
          </text:UnknownChange>
        </text:changed-region>
        <text:changed-region xml:id="ct42304400" text:id="ct42304400">
          <text:UnknownChange>
            <office:change-info>
              <dc:creator>Ádám Morva</dc:creator>
              <dc:date>2023-11-02T18:47:15</dc:date>
            </office:change-info>
          </text:UnknownChange>
        </text:changed-region>
        <text:changed-region xml:id="ct41847728" text:id="ct41847728">
          <text:UnknownChange>
            <office:change-info>
              <dc:creator>Ádám Morva</dc:creator>
              <dc:date>2023-11-02T18:47:15</dc:date>
            </office:change-info>
          </text:UnknownChange>
        </text:changed-region>
        <text:changed-region xml:id="ct42473952" text:id="ct42473952">
          <text:UnknownChange>
            <office:change-info>
              <dc:creator>Ádám Morva</dc:creator>
              <dc:date>2023-11-02T18:47:15</dc:date>
            </office:change-info>
          </text:UnknownChange>
        </text:changed-region>
        <text:changed-region xml:id="ct41075920" text:id="ct41075920">
          <text:UnknownChange>
            <office:change-info>
              <dc:creator>Ádám Morva</dc:creator>
              <dc:date>2023-11-02T18:47:15</dc:date>
            </office:change-info>
          </text:UnknownChange>
        </text:changed-region>
        <text:changed-region xml:id="ct41159424" text:id="ct41159424">
          <text:UnknownChange>
            <office:change-info>
              <dc:creator>Ádám Morva</dc:creator>
              <dc:date>2023-11-02T18:47:15</dc:date>
            </office:change-info>
          </text:UnknownChange>
        </text:changed-region>
        <text:changed-region xml:id="ct41774368" text:id="ct41774368">
          <text:UnknownChange>
            <office:change-info>
              <dc:creator>Ádám Morva</dc:creator>
              <dc:date>2023-11-02T18:47:15</dc:date>
            </office:change-info>
          </text:UnknownChange>
        </text:changed-region>
        <text:changed-region xml:id="ct39653168" text:id="ct39653168">
          <text:UnknownChange>
            <office:change-info>
              <dc:creator>Ádám Morva</dc:creator>
              <dc:date>2023-11-02T18:47:15</dc:date>
            </office:change-info>
          </text:UnknownChange>
        </text:changed-region>
        <text:changed-region xml:id="ct39986208" text:id="ct39986208">
          <text:UnknownChange>
            <office:change-info>
              <dc:creator>Ádám Morva</dc:creator>
              <dc:date>2023-11-02T18:47:15</dc:date>
            </office:change-info>
          </text:UnknownChange>
        </text:changed-region>
        <text:changed-region xml:id="ct39610896" text:id="ct39610896">
          <text:UnknownChange>
            <office:change-info>
              <dc:creator>Ádám Morva</dc:creator>
              <dc:date>2023-11-02T18:47:15</dc:date>
            </office:change-info>
          </text:UnknownChange>
        </text:changed-region>
        <text:changed-region xml:id="ct40374336" text:id="ct40374336">
          <text:UnknownChange>
            <office:change-info>
              <dc:creator>Ádám Morva</dc:creator>
              <dc:date>2023-11-02T18:47:15</dc:date>
            </office:change-info>
          </text:UnknownChange>
        </text:changed-region>
        <text:changed-region xml:id="ct40577632" text:id="ct40577632">
          <text:UnknownChange>
            <office:change-info>
              <dc:creator>Ádám Morva</dc:creator>
              <dc:date>2023-11-02T18:47:15</dc:date>
            </office:change-info>
          </text:UnknownChange>
        </text:changed-region>
        <text:changed-region xml:id="ct39565712" text:id="ct39565712">
          <text:UnknownChange>
            <office:change-info>
              <dc:creator>Ádám Morva</dc:creator>
              <dc:date>2023-11-02T18:47:15</dc:date>
            </office:change-info>
          </text:UnknownChange>
        </text:changed-region>
        <text:changed-region xml:id="ct41101424" text:id="ct41101424">
          <text:UnknownChange>
            <office:change-info>
              <dc:creator>Ádám Morva</dc:creator>
              <dc:date>2023-11-02T18:47:15</dc:date>
            </office:change-info>
          </text:UnknownChange>
        </text:changed-region>
        <text:changed-region xml:id="ct40139232" text:id="ct40139232">
          <text:UnknownChange>
            <office:change-info>
              <dc:creator>Ádám Morva</dc:creator>
              <dc:date>2023-11-02T18:47:15</dc:date>
            </office:change-info>
          </text:UnknownChange>
        </text:changed-region>
        <text:changed-region xml:id="ct39398400" text:id="ct39398400">
          <text:UnknownChange>
            <office:change-info>
              <dc:creator>Ádám Morva</dc:creator>
              <dc:date>2023-11-02T18:47:15</dc:date>
            </office:change-info>
          </text:UnknownChange>
        </text:changed-region>
        <text:changed-region xml:id="ct40432848" text:id="ct40432848">
          <text:UnknownChange>
            <office:change-info>
              <dc:creator>Ádám Morva</dc:creator>
              <dc:date>2023-11-02T18:47:15</dc:date>
            </office:change-info>
          </text:UnknownChange>
        </text:changed-region>
        <text:changed-region xml:id="ct39675344" text:id="ct39675344">
          <text:UnknownChange>
            <office:change-info>
              <dc:creator>Ádám Morva</dc:creator>
              <dc:date>2023-11-02T18:47:15</dc:date>
            </office:change-info>
          </text:UnknownChange>
        </text:changed-region>
        <text:changed-region xml:id="ct41809168" text:id="ct41809168">
          <text:UnknownChange>
            <office:change-info>
              <dc:creator>Ádám Morva</dc:creator>
              <dc:date>2023-11-02T18:47:15</dc:date>
            </office:change-info>
          </text:UnknownChange>
        </text:changed-region>
        <text:changed-region xml:id="ct41811040" text:id="ct41811040">
          <text:UnknownChange>
            <office:change-info>
              <dc:creator>Ádám Morva</dc:creator>
              <dc:date>2023-11-02T18:47:15</dc:date>
            </office:change-info>
          </text:UnknownChange>
        </text:changed-region>
        <text:changed-region xml:id="ct41743296" text:id="ct41743296">
          <text:UnknownChange>
            <office:change-info>
              <dc:creator>Ádám Morva</dc:creator>
              <dc:date>2023-11-02T18:47:15</dc:date>
            </office:change-info>
          </text:UnknownChange>
        </text:changed-region>
        <text:changed-region xml:id="ct39288688" text:id="ct39288688">
          <text:UnknownChange>
            <office:change-info>
              <dc:creator>Ádám Morva</dc:creator>
              <dc:date>2023-11-02T18:47:15</dc:date>
            </office:change-info>
          </text:UnknownChange>
        </text:changed-region>
        <text:changed-region xml:id="ct40257360" text:id="ct40257360">
          <text:UnknownChange>
            <office:change-info>
              <dc:creator>Ádám Morva</dc:creator>
              <dc:date>2023-11-02T18:47:15</dc:date>
            </office:change-info>
          </text:UnknownChange>
        </text:changed-region>
        <text:changed-region xml:id="ct41251328" text:id="ct41251328">
          <text:UnknownChange>
            <office:change-info>
              <dc:creator>Ádám Morva</dc:creator>
              <dc:date>2023-11-02T18:47:15</dc:date>
            </office:change-info>
          </text:UnknownChange>
        </text:changed-region>
        <text:changed-region xml:id="ct40331472" text:id="ct40331472">
          <text:UnknownChange>
            <office:change-info>
              <dc:creator>Ádám Morva</dc:creator>
              <dc:date>2023-11-02T18:47:15</dc:date>
            </office:change-info>
          </text:UnknownChange>
        </text:changed-region>
        <text:changed-region xml:id="ct43089472" text:id="ct43089472">
          <text:UnknownChange>
            <office:change-info>
              <dc:creator>Ádám Morva</dc:creator>
              <dc:date>2023-11-02T18:47:15</dc:date>
            </office:change-info>
          </text:UnknownChange>
        </text:changed-region>
        <text:changed-region xml:id="ct42141072" text:id="ct42141072">
          <text:UnknownChange>
            <office:change-info>
              <dc:creator>Ádám Morva</dc:creator>
              <dc:date>2023-11-02T18:47:15</dc:date>
            </office:change-info>
          </text:UnknownChange>
        </text:changed-region>
        <text:changed-region xml:id="ct40958816" text:id="ct40958816">
          <text:UnknownChange>
            <office:change-info>
              <dc:creator>Ádám Morva</dc:creator>
              <dc:date>2023-11-02T18:47:15</dc:date>
            </office:change-info>
          </text:UnknownChange>
        </text:changed-region>
        <text:changed-region xml:id="ct41262992" text:id="ct41262992">
          <text:UnknownChange>
            <office:change-info>
              <dc:creator>Ádám Morva</dc:creator>
              <dc:date>2023-11-02T18:47:15</dc:date>
            </office:change-info>
          </text:UnknownChange>
        </text:changed-region>
        <text:changed-region xml:id="ct40331216" text:id="ct40331216">
          <text:UnknownChange>
            <office:change-info>
              <dc:creator>Ádám Morva</dc:creator>
              <dc:date>2023-11-02T18:47:15</dc:date>
            </office:change-info>
          </text:UnknownChange>
        </text:changed-region>
        <text:changed-region xml:id="ct41705840" text:id="ct41705840">
          <text:UnknownChange>
            <office:change-info>
              <dc:creator>Ádám Morva</dc:creator>
              <dc:date>2023-11-02T18:47:15</dc:date>
            </office:change-info>
          </text:UnknownChange>
        </text:changed-region>
        <text:changed-region xml:id="ct42504064" text:id="ct42504064">
          <text:UnknownChange>
            <office:change-info>
              <dc:creator>Ádám Morva</dc:creator>
              <dc:date>2023-11-02T18:47:15</dc:date>
            </office:change-info>
          </text:UnknownChange>
        </text:changed-region>
        <text:changed-region xml:id="ct42902752" text:id="ct42902752">
          <text:UnknownChange>
            <office:change-info>
              <dc:creator>Ádám Morva</dc:creator>
              <dc:date>2023-11-02T18:47:15</dc:date>
            </office:change-info>
          </text:UnknownChange>
        </text:changed-region>
        <text:changed-region xml:id="ct40074000" text:id="ct40074000">
          <text:UnknownChange>
            <office:change-info>
              <dc:creator>Ádám Morva</dc:creator>
              <dc:date>2023-11-02T18:47:15</dc:date>
            </office:change-info>
          </text:UnknownChange>
        </text:changed-region>
        <text:changed-region xml:id="ct41993360" text:id="ct41993360">
          <text:UnknownChange>
            <office:change-info>
              <dc:creator>Ádám Morva</dc:creator>
              <dc:date>2023-11-02T18:47:15</dc:date>
            </office:change-info>
          </text:UnknownChange>
        </text:changed-region>
        <text:changed-region xml:id="ct40793072" text:id="ct40793072">
          <text:UnknownChange>
            <office:change-info>
              <dc:creator>Ádám Morva</dc:creator>
              <dc:date>2023-11-02T18:47:15</dc:date>
            </office:change-info>
          </text:UnknownChange>
        </text:changed-region>
        <text:changed-region xml:id="ct41641568" text:id="ct41641568">
          <text:UnknownChange>
            <office:change-info>
              <dc:creator>Ádám Morva</dc:creator>
              <dc:date>2023-11-02T18:47:15</dc:date>
            </office:change-info>
          </text:UnknownChange>
        </text:changed-region>
        <text:changed-region xml:id="ct42059872" text:id="ct42059872">
          <text:UnknownChange>
            <office:change-info>
              <dc:creator>Ádám Morva</dc:creator>
              <dc:date>2023-11-02T18:47:15</dc:date>
            </office:change-info>
          </text:UnknownChange>
        </text:changed-region>
        <text:changed-region xml:id="ct43355488" text:id="ct43355488">
          <text:UnknownChange>
            <office:change-info>
              <dc:creator>Ádám Morva</dc:creator>
              <dc:date>2023-11-02T18:47:15</dc:date>
            </office:change-info>
          </text:UnknownChange>
        </text:changed-region>
        <text:changed-region xml:id="ct43466144" text:id="ct43466144">
          <text:UnknownChange>
            <office:change-info>
              <dc:creator>Ádám Morva</dc:creator>
              <dc:date>2023-11-02T18:47:15</dc:date>
            </office:change-info>
          </text:UnknownChange>
        </text:changed-region>
        <text:changed-region xml:id="ct41821808" text:id="ct41821808">
          <text:UnknownChange>
            <office:change-info>
              <dc:creator>Ádám Morva</dc:creator>
              <dc:date>2023-11-02T18:47:15</dc:date>
            </office:change-info>
          </text:UnknownChange>
        </text:changed-region>
        <text:changed-region xml:id="ct41858032" text:id="ct41858032">
          <text:UnknownChange>
            <office:change-info>
              <dc:creator>Ádám Morva</dc:creator>
              <dc:date>2023-11-02T18:47:15</dc:date>
            </office:change-info>
          </text:UnknownChange>
        </text:changed-region>
        <text:changed-region xml:id="ct42974848" text:id="ct42974848">
          <text:UnknownChange>
            <office:change-info>
              <dc:creator>Ádám Morva</dc:creator>
              <dc:date>2023-11-02T18:47:15</dc:date>
            </office:change-info>
          </text:UnknownChange>
        </text:changed-region>
        <text:changed-region xml:id="ct41973392" text:id="ct41973392">
          <text:UnknownChange>
            <office:change-info>
              <dc:creator>Ádám Morva</dc:creator>
              <dc:date>2023-11-02T18:47:15</dc:date>
            </office:change-info>
          </text:UnknownChange>
        </text:changed-region>
        <text:changed-region xml:id="ct39741392" text:id="ct39741392">
          <text:deletion>
            <office:change-info>
              <dc:creator>Ádám Morva</dc:creator>
              <dc:date>2023-11-04T22:40:32</dc:date>
            </office:change-info>
            <text:list xml:id="list150561211820400" text:continue-numbering="true" text:style-name="WWNum1">
              <text:list-item>
                <text:list>
                  <text:list-item>
                    <text:p text:style-name="P9"><text:span text:style-name="T2"/></text:p>
                  </text:list-item>
                </text:list>
              </text:list-item>
            </text:list>
            <text:list xml:id="list150559772859969" text:continue-list="list150560640954384" text:style-name="WWNum2">
              <text:list-item>
                <text:list>
                  <text:list-item>
                    <text:p text:style-name="P13"/>
                  </text:list-item>
                </text:list>
              </text:list-item>
            </text:list>
          </text:deletion>
        </text:changed-region>
        <text:changed-region xml:id="ct42174256" text:id="ct42174256">
          <text:UnknownChange>
            <office:change-info>
              <dc:creator>Ádám Morva</dc:creator>
              <dc:date>2023-11-02T18:47:15</dc:date>
            </office:change-info>
          </text:UnknownChange>
        </text:changed-region>
        <text:changed-region xml:id="ct40667136" text:id="ct40667136">
          <text:UnknownChange>
            <office:change-info>
              <dc:creator>Ádám Morva</dc:creator>
              <dc:date>2023-11-02T18:47:15</dc:date>
            </office:change-info>
          </text:UnknownChange>
        </text:changed-region>
        <text:changed-region xml:id="ct39966688" text:id="ct39966688">
          <text:UnknownChange>
            <office:change-info>
              <dc:creator>Ádám Morva</dc:creator>
              <dc:date>2023-11-02T18:47:15</dc:date>
            </office:change-info>
          </text:UnknownChange>
        </text:changed-region>
        <text:changed-region xml:id="ct42877872" text:id="ct42877872">
          <text:UnknownChange>
            <office:change-info>
              <dc:creator>Ádám Morva</dc:creator>
              <dc:date>2023-11-02T18:47:15</dc:date>
            </office:change-info>
          </text:UnknownChange>
        </text:changed-region>
        <text:changed-region xml:id="ct42690256" text:id="ct42690256">
          <text:UnknownChange>
            <office:change-info>
              <dc:creator>Ádám Morva</dc:creator>
              <dc:date>2023-11-02T18:47:15</dc:date>
            </office:change-info>
          </text:UnknownChange>
        </text:changed-region>
        <text:changed-region xml:id="ct42526656" text:id="ct42526656">
          <text:UnknownChange>
            <office:change-info>
              <dc:creator>Ádám Morva</dc:creator>
              <dc:date>2023-11-02T18:47:15</dc:date>
            </office:change-info>
          </text:UnknownChange>
        </text:changed-region>
        <text:changed-region xml:id="ct41695440" text:id="ct41695440">
          <text:UnknownChange>
            <office:change-info>
              <dc:creator>Ádám Morva</dc:creator>
              <dc:date>2023-11-02T18:47:15</dc:date>
            </office:change-info>
          </text:UnknownChange>
        </text:changed-region>
        <text:changed-region xml:id="ct43142624" text:id="ct43142624">
          <text:UnknownChange>
            <office:change-info>
              <dc:creator>Ádám Morva</dc:creator>
              <dc:date>2023-11-02T18:47:15</dc:date>
            </office:change-info>
          </text:UnknownChange>
        </text:changed-region>
        <text:changed-region xml:id="ct40494096" text:id="ct40494096">
          <text:UnknownChange>
            <office:change-info>
              <dc:creator>Ádám Morva</dc:creator>
              <dc:date>2023-11-02T18:47:15</dc:date>
            </office:change-info>
          </text:UnknownChange>
        </text:changed-region>
        <text:changed-region xml:id="ct42392288" text:id="ct42392288">
          <text:UnknownChange>
            <office:change-info>
              <dc:creator>Ádám Morva</dc:creator>
              <dc:date>2023-11-02T18:47:15</dc:date>
            </office:change-info>
          </text:UnknownChange>
        </text:changed-region>
        <text:changed-region xml:id="ct42869456" text:id="ct42869456">
          <text:UnknownChange>
            <office:change-info>
              <dc:creator>Ádám Morva</dc:creator>
              <dc:date>2023-11-02T18:47:15</dc:date>
            </office:change-info>
          </text:UnknownChange>
        </text:changed-region>
        <text:changed-region xml:id="ct42012608" text:id="ct42012608">
          <text:UnknownChange>
            <office:change-info>
              <dc:creator>Ádám Morva</dc:creator>
              <dc:date>2023-11-02T18:47:15</dc:date>
            </office:change-info>
          </text:UnknownChange>
        </text:changed-region>
        <text:changed-region xml:id="ct43549120" text:id="ct43549120">
          <text:UnknownChange>
            <office:change-info>
              <dc:creator>Ádám Morva</dc:creator>
              <dc:date>2023-11-02T18:47:15</dc:date>
            </office:change-info>
          </text:UnknownChange>
        </text:changed-region>
        <text:changed-region xml:id="ct41767168" text:id="ct41767168">
          <text:UnknownChange>
            <office:change-info>
              <dc:creator>Ádám Morva</dc:creator>
              <dc:date>2023-11-02T18:47:15</dc:date>
            </office:change-info>
          </text:UnknownChange>
        </text:changed-region>
        <text:changed-region xml:id="ct41722592" text:id="ct41722592">
          <text:UnknownChange>
            <office:change-info>
              <dc:creator>Ádám Morva</dc:creator>
              <dc:date>2023-11-02T18:47:15</dc:date>
            </office:change-info>
          </text:UnknownChange>
        </text:changed-region>
        <text:changed-region xml:id="ct41724720" text:id="ct41724720">
          <text:UnknownChange>
            <office:change-info>
              <dc:creator>Ádám Morva</dc:creator>
              <dc:date>2023-11-02T18:47:15</dc:date>
            </office:change-info>
          </text:UnknownChange>
        </text:changed-region>
        <text:changed-region xml:id="ct43590944" text:id="ct43590944">
          <text:UnknownChange>
            <office:change-info>
              <dc:creator>Ádám Morva</dc:creator>
              <dc:date>2023-11-02T18:47:15</dc:date>
            </office:change-info>
          </text:UnknownChange>
        </text:changed-region>
        <text:changed-region xml:id="ct43598464" text:id="ct43598464">
          <text:UnknownChange>
            <office:change-info>
              <dc:creator>Ádám Morva</dc:creator>
              <dc:date>2023-11-02T18:47:15</dc:date>
            </office:change-info>
          </text:UnknownChange>
        </text:changed-region>
        <text:changed-region xml:id="ct43599680" text:id="ct43599680">
          <text:UnknownChange>
            <office:change-info>
              <dc:creator>Ádám Morva</dc:creator>
              <dc:date>2023-11-02T18:47:15</dc:date>
            </office:change-info>
          </text:UnknownChange>
        </text:changed-region>
        <text:changed-region xml:id="ct43597360" text:id="ct43597360">
          <text:insertion>
            <office:change-info>
              <dc:creator>Ádám Morva</dc:creator>
              <dc:date>2023-11-02T19:18:50</dc:date>
            </office:change-info>
          </text:insertion>
        </text:changed-region>
        <text:changed-region xml:id="ct43616336" text:id="ct43616336">
          <text:UnknownChange>
            <office:change-info>
              <dc:creator>Ádám Morva</dc:creator>
              <dc:date>2023-11-02T18:47:15</dc:date>
            </office:change-info>
          </text:UnknownChange>
        </text:changed-region>
        <text:changed-region xml:id="ct43634496" text:id="ct43634496">
          <text:UnknownChange>
            <office:change-info>
              <dc:creator>Ádám Morva</dc:creator>
              <dc:date>2023-11-02T18:47:15</dc:date>
            </office:change-info>
          </text:UnknownChange>
        </text:changed-region>
        <text:changed-region xml:id="ct43642224" text:id="ct43642224">
          <text:UnknownChange>
            <office:change-info>
              <dc:creator>Ádám Morva</dc:creator>
              <dc:date>2023-11-02T18:47:15</dc:date>
            </office:change-info>
          </text:UnknownChange>
        </text:changed-region>
        <text:changed-region xml:id="ct43654272" text:id="ct43654272">
          <text:UnknownChange>
            <office:change-info>
              <dc:creator>Ádám Morva</dc:creator>
              <dc:date>2023-11-02T18:47:15</dc:date>
            </office:change-info>
          </text:UnknownChange>
        </text:changed-region>
        <text:changed-region xml:id="ct43654816" text:id="ct43654816">
          <text:UnknownChange>
            <office:change-info>
              <dc:creator>Ádám Morva</dc:creator>
              <dc:date>2023-11-02T18:47:15</dc:date>
            </office:change-info>
          </text:UnknownChange>
        </text:changed-region>
        <text:changed-region xml:id="ct43653120" text:id="ct43653120">
          <text:UnknownChange>
            <office:change-info>
              <dc:creator>Ádám Morva</dc:creator>
              <dc:date>2023-11-02T18:47:15</dc:date>
            </office:change-info>
          </text:UnknownChange>
        </text:changed-region>
        <text:changed-region xml:id="ct43657616" text:id="ct43657616">
          <text:UnknownChange>
            <office:change-info>
              <dc:creator>Ádám Morva</dc:creator>
              <dc:date>2023-11-02T18:47:15</dc:date>
            </office:change-info>
          </text:UnknownChange>
        </text:changed-region>
        <text:changed-region xml:id="ct43652704" text:id="ct43652704">
          <text:UnknownChange>
            <office:change-info>
              <dc:creator>Ádám Morva</dc:creator>
              <dc:date>2023-11-02T18:47:15</dc:date>
            </office:change-info>
          </text:UnknownChange>
        </text:changed-region>
        <text:changed-region xml:id="ct43673680" text:id="ct43673680">
          <text:UnknownChange>
            <office:change-info>
              <dc:creator>Ádám Morva</dc:creator>
              <dc:date>2023-11-02T18:47:15</dc:date>
            </office:change-info>
          </text:UnknownChange>
        </text:changed-region>
        <text:changed-region xml:id="ct43686176" text:id="ct43686176">
          <text:UnknownChange>
            <office:change-info>
              <dc:creator>Ádám Morva</dc:creator>
              <dc:date>2023-11-02T18:47:15</dc:date>
            </office:change-info>
          </text:UnknownChange>
        </text:changed-region>
        <text:changed-region xml:id="ct43689632" text:id="ct43689632">
          <text:UnknownChange>
            <office:change-info>
              <dc:creator>Ádám Morva</dc:creator>
              <dc:date>2023-11-02T18:47:15</dc:date>
            </office:change-info>
          </text:UnknownChange>
        </text:changed-region>
        <text:changed-region xml:id="ct43692064" text:id="ct43692064">
          <text:UnknownChange>
            <office:change-info>
              <dc:creator>Ádám Morva</dc:creator>
              <dc:date>2023-11-02T18:47:15</dc:date>
            </office:change-info>
          </text:UnknownChange>
        </text:changed-region>
        <text:changed-region xml:id="ct43694368" text:id="ct43694368">
          <text:UnknownChange>
            <office:change-info>
              <dc:creator>Ádám Morva</dc:creator>
              <dc:date>2023-11-02T18:47:15</dc:date>
            </office:change-info>
          </text:UnknownChange>
        </text:changed-region>
        <text:changed-region xml:id="ct43697824" text:id="ct43697824">
          <text:UnknownChange>
            <office:change-info>
              <dc:creator>Ádám Morva</dc:creator>
              <dc:date>2023-11-02T18:47:15</dc:date>
            </office:change-info>
          </text:UnknownChange>
        </text:changed-region>
        <text:changed-region xml:id="ct43713488" text:id="ct43713488">
          <text:UnknownChange>
            <office:change-info>
              <dc:creator>Ádám Morva</dc:creator>
              <dc:date>2023-11-02T18:47:15</dc:date>
            </office:change-info>
          </text:UnknownChange>
        </text:changed-region>
        <text:changed-region xml:id="ct43718000" text:id="ct43718000">
          <text:UnknownChange>
            <office:change-info>
              <dc:creator>Ádám Morva</dc:creator>
              <dc:date>2023-11-02T18:47:15</dc:date>
            </office:change-info>
          </text:UnknownChange>
        </text:changed-region>
        <text:changed-region xml:id="ct43720912" text:id="ct43720912">
          <text:UnknownChange>
            <office:change-info>
              <dc:creator>Ádám Morva</dc:creator>
              <dc:date>2023-11-02T18:47:15</dc:date>
            </office:change-info>
          </text:UnknownChange>
        </text:changed-region>
        <text:changed-region xml:id="ct43723712" text:id="ct43723712">
          <text:UnknownChange>
            <office:change-info>
              <dc:creator>Ádám Morva</dc:creator>
              <dc:date>2023-11-02T18:47:15</dc:date>
            </office:change-info>
          </text:UnknownChange>
        </text:changed-region>
        <text:changed-region xml:id="ct43716064" text:id="ct43716064">
          <text:insertion>
            <office:change-info>
              <dc:creator>Setokaiva (Setokaiva)</dc:creator>
              <dc:date>2023-09-27T19:18:10</dc:date>
            </office:change-info>
          </text:insertion>
        </text:changed-region>
        <text:changed-region xml:id="ct43728000" text:id="ct43728000">
          <text:UnknownChange>
            <office:change-info>
              <dc:creator>Ádám Morva</dc:creator>
              <dc:date>2023-11-02T18:47:15</dc:date>
            </office:change-info>
          </text:UnknownChange>
        </text:changed-region>
        <text:changed-region xml:id="ct43729424" text:id="ct43729424">
          <text:insertion>
            <office:change-info>
              <dc:creator>Setokaiva (Setokaiva)</dc:creator>
              <dc:date>2023-09-27T19:18:10</dc:date>
            </office:change-info>
          </text:insertion>
        </text:changed-region>
        <text:changed-region xml:id="ct43728624" text:id="ct43728624">
          <text:UnknownChange>
            <office:change-info>
              <dc:creator>Ádám Morva</dc:creator>
              <dc:date>2023-11-02T18:47:15</dc:date>
            </office:change-info>
          </text:UnknownChange>
        </text:changed-region>
        <text:changed-region xml:id="ct43714768" text:id="ct43714768">
          <text:deletion>
            <office:change-info>
              <dc:creator>Ádám Morva</dc:creator>
              <dc:date>2023-11-02T19:18:57</dc:date>
            </office:change-info>
            <text:list xml:id="list150560225015343" text:continue-numbering="true" text:style-name="WWNum2">
              <text:list-item>
                <text:p text:style-name="P14"><text:span text:style-name="T2"/></text:p>
              </text:list-item>
              <text:list-item>
                <text:p text:style-name="P5"/>
              </text:list-item>
            </text:list>
          </text:deletion>
        </text:changed-region>
        <text:changed-region xml:id="ct43740560" text:id="ct43740560">
          <text:UnknownChange>
            <office:change-info>
              <dc:creator>Ádám Morva</dc:creator>
              <dc:date>2023-11-02T18:47:15</dc:date>
            </office:change-info>
          </text:UnknownChange>
        </text:changed-region>
        <text:changed-region xml:id="ct43742240" text:id="ct43742240">
          <text:UnknownChange>
            <office:change-info>
              <dc:creator>Ádám Morva</dc:creator>
              <dc:date>2023-11-02T18:47:15</dc:date>
            </office:change-info>
          </text:UnknownChange>
        </text:changed-region>
        <text:changed-region xml:id="ct43741296" text:id="ct43741296">
          <text:UnknownChange>
            <office:change-info>
              <dc:creator>Ádám Morva</dc:creator>
              <dc:date>2023-11-02T18:47:15</dc:date>
            </office:change-info>
          </text:UnknownChange>
        </text:changed-region>
        <text:changed-region xml:id="ct43746784" text:id="ct43746784">
          <text:UnknownChange>
            <office:change-info>
              <dc:creator>Ádám Morva</dc:creator>
              <dc:date>2023-11-02T18:47:15</dc:date>
            </office:change-info>
          </text:UnknownChange>
        </text:changed-region>
        <text:changed-region xml:id="ct43745392" text:id="ct43745392">
          <text:UnknownChange>
            <office:change-info>
              <dc:creator>Ádám Morva</dc:creator>
              <dc:date>2023-11-02T18:47:15</dc:date>
            </office:change-info>
          </text:UnknownChange>
        </text:changed-region>
        <text:changed-region xml:id="ct43745888" text:id="ct43745888">
          <text:UnknownChange>
            <office:change-info>
              <dc:creator>Ádám Morva</dc:creator>
              <dc:date>2023-11-02T18:47:15</dc:date>
            </office:change-info>
          </text:UnknownChange>
        </text:changed-region>
        <text:changed-region xml:id="ct43751536" text:id="ct43751536">
          <text:deletion>
            <office:change-info>
              <dc:creator>Ádám Morva</dc:creator>
              <dc:date>2023-11-02T19:18:59</dc:date>
            </office:change-info>
            <text:list xml:id="list150559723009616" text:continue-numbering="true" text:style-name="WWNum2">
              <text:list-item>
                <text:p text:style-name="P14"><text:span text:style-name="T2"/></text:p>
              </text:list-item>
              <text:list-item>
                <text:p text:style-name="P15"/>
              </text:list-item>
            </text:list>
          </text:deletion>
        </text:changed-region>
        <text:changed-region xml:id="ct43767584" text:id="ct43767584">
          <text:UnknownChange>
            <office:change-info>
              <dc:creator>Ádám Morva</dc:creator>
              <dc:date>2023-11-02T18:47:15</dc:date>
            </office:change-info>
          </text:UnknownChange>
        </text:changed-region>
        <text:changed-region xml:id="ct43781328" text:id="ct43781328">
          <text:UnknownChange>
            <office:change-info>
              <dc:creator>Ádám Morva</dc:creator>
              <dc:date>2023-11-02T18:47:15</dc:date>
            </office:change-info>
          </text:UnknownChange>
        </text:changed-region>
        <text:changed-region xml:id="ct43753648" text:id="ct43753648">
          <text:UnknownChange>
            <office:change-info>
              <dc:creator>Ádám Morva</dc:creator>
              <dc:date>2023-11-02T18:47:15</dc:date>
            </office:change-info>
          </text:UnknownChange>
        </text:changed-region>
        <text:changed-region xml:id="ct43786128" text:id="ct43786128">
          <text:UnknownChange>
            <office:change-info>
              <dc:creator>Ádám Morva</dc:creator>
              <dc:date>2023-11-02T18:47:15</dc:date>
            </office:change-info>
          </text:UnknownChange>
        </text:changed-region>
        <text:changed-region xml:id="ct43810896" text:id="ct43810896">
          <text:UnknownChange>
            <office:change-info>
              <dc:creator>Ádám Morva</dc:creator>
              <dc:date>2023-11-02T18:47:15</dc:date>
            </office:change-info>
          </text:UnknownChange>
        </text:changed-region>
        <text:changed-region xml:id="ct43814032" text:id="ct43814032">
          <text:UnknownChange>
            <office:change-info>
              <dc:creator>Ádám Morva</dc:creator>
              <dc:date>2023-11-02T18:47:15</dc:date>
            </office:change-info>
          </text:UnknownChange>
        </text:changed-region>
        <text:changed-region xml:id="ct43825824" text:id="ct43825824">
          <text:UnknownChange>
            <office:change-info>
              <dc:creator>Ádám Morva</dc:creator>
              <dc:date>2023-11-02T18:47:15</dc:date>
            </office:change-info>
          </text:UnknownChange>
        </text:changed-region>
        <text:changed-region xml:id="ct43830416" text:id="ct43830416">
          <text:UnknownChange>
            <office:change-info>
              <dc:creator>Ádám Morva</dc:creator>
              <dc:date>2023-11-02T18:47:15</dc:date>
            </office:change-info>
          </text:UnknownChange>
        </text:changed-region>
        <text:changed-region xml:id="ct43832704" text:id="ct43832704">
          <text:UnknownChange>
            <office:change-info>
              <dc:creator>Ádám Morva</dc:creator>
              <dc:date>2023-11-02T18:47:15</dc:date>
            </office:change-info>
          </text:UnknownChange>
        </text:changed-region>
        <text:changed-region xml:id="ct43832448" text:id="ct43832448">
          <text:deletion>
            <office:change-info>
              <dc:creator>Ádám Morva</dc:creator>
              <dc:date>2023-11-04T22:38:51</dc:date>
            </office:change-info>
            <text:p text:style-name="P8">s</text:p>
          </text:deletion>
        </text:changed-region>
        <text:changed-region xml:id="ct43833328" text:id="ct43833328">
          <text:UnknownChange>
            <office:change-info>
              <dc:creator>Ádám Morva</dc:creator>
              <dc:date>2023-11-02T18:47:15</dc:date>
            </office:change-info>
          </text:UnknownChange>
        </text:changed-region>
        <text:changed-region xml:id="ct43850272" text:id="ct43850272">
          <text:UnknownChange>
            <office:change-info>
              <dc:creator>Ádám Morva</dc:creator>
              <dc:date>2023-11-02T18:47:15</dc:date>
            </office:change-info>
          </text:UnknownChange>
        </text:changed-region>
        <text:changed-region xml:id="ct43853408" text:id="ct43853408">
          <text:UnknownChange>
            <office:change-info>
              <dc:creator>Ádám Morva</dc:creator>
              <dc:date>2023-11-02T18:47:15</dc:date>
            </office:change-info>
          </text:UnknownChange>
        </text:changed-region>
        <text:changed-region xml:id="ct43868416" text:id="ct43868416">
          <text:UnknownChange>
            <office:change-info>
              <dc:creator>Ádám Morva</dc:creator>
              <dc:date>2023-11-02T18:47:15</dc:date>
            </office:change-info>
          </text:UnknownChange>
        </text:changed-region>
        <text:changed-region xml:id="ct43778544" text:id="ct43778544">
          <text:UnknownChange>
            <office:change-info>
              <dc:creator>Ádám Morva</dc:creator>
              <dc:date>2023-11-02T18:47:15</dc:date>
            </office:change-info>
          </text:UnknownChange>
        </text:changed-region>
        <text:changed-region xml:id="ct43859248" text:id="ct43859248">
          <text:UnknownChange>
            <office:change-info>
              <dc:creator>Ádám Morva</dc:creator>
              <dc:date>2023-11-02T18:47:15</dc:date>
            </office:change-info>
          </text:UnknownChange>
        </text:changed-region>
        <text:changed-region xml:id="ct43869408" text:id="ct43869408">
          <text:UnknownChange>
            <office:change-info>
              <dc:creator>Ádám Morva</dc:creator>
              <dc:date>2023-11-02T18:47:15</dc:date>
            </office:change-info>
          </text:UnknownChange>
        </text:changed-region>
        <text:changed-region xml:id="ct43887744" text:id="ct43887744">
          <text:UnknownChange>
            <office:change-info>
              <dc:creator>Ádám Morva</dc:creator>
              <dc:date>2023-11-02T18:47:15</dc:date>
            </office:change-info>
          </text:UnknownChange>
        </text:changed-region>
        <text:changed-region xml:id="ct43888400" text:id="ct43888400">
          <text:UnknownChange>
            <office:change-info>
              <dc:creator>Ádám Morva</dc:creator>
              <dc:date>2023-11-02T18:47:15</dc:date>
            </office:change-info>
          </text:UnknownChange>
        </text:changed-region>
        <text:changed-region xml:id="ct43894016" text:id="ct43894016">
          <text:UnknownChange>
            <office:change-info>
              <dc:creator>Ádám Morva</dc:creator>
              <dc:date>2023-11-02T18:47:15</dc:date>
            </office:change-info>
          </text:UnknownChange>
        </text:changed-region>
        <text:changed-region xml:id="ct43904656" text:id="ct43904656">
          <text:UnknownChange>
            <office:change-info>
              <dc:creator>Ádám Morva</dc:creator>
              <dc:date>2023-11-02T18:47:15</dc:date>
            </office:change-info>
          </text:UnknownChange>
        </text:changed-region>
        <text:changed-region xml:id="ct43890080" text:id="ct43890080">
          <text:UnknownChange>
            <office:change-info>
              <dc:creator>Ádám Morva</dc:creator>
              <dc:date>2023-11-02T18:47:15</dc:date>
            </office:change-info>
          </text:UnknownChange>
        </text:changed-region>
        <text:changed-region xml:id="ct43924720" text:id="ct43924720">
          <text:UnknownChange>
            <office:change-info>
              <dc:creator>Ádám Morva</dc:creator>
              <dc:date>2023-11-02T18:47:15</dc:date>
            </office:change-info>
          </text:UnknownChange>
        </text:changed-region>
        <text:changed-region xml:id="ct43941728" text:id="ct43941728">
          <text:UnknownChange>
            <office:change-info>
              <dc:creator>Ádám Morva</dc:creator>
              <dc:date>2023-11-02T18:47:15</dc:date>
            </office:change-info>
          </text:UnknownChange>
        </text:changed-region>
        <text:changed-region xml:id="ct43945808" text:id="ct43945808">
          <text:UnknownChange>
            <office:change-info>
              <dc:creator>Ádám Morva</dc:creator>
              <dc:date>2023-11-02T18:47:15</dc:date>
            </office:change-info>
          </text:UnknownChange>
        </text:changed-region>
        <text:changed-region xml:id="ct43948672" text:id="ct43948672">
          <text:UnknownChange>
            <office:change-info>
              <dc:creator>Ádám Morva</dc:creator>
              <dc:date>2023-11-02T18:47:15</dc:date>
            </office:change-info>
          </text:UnknownChange>
        </text:changed-region>
        <text:changed-region xml:id="ct43963712" text:id="ct43963712">
          <text:UnknownChange>
            <office:change-info>
              <dc:creator>Ádám Morva</dc:creator>
              <dc:date>2023-11-02T18:47:15</dc:date>
            </office:change-info>
          </text:UnknownChange>
        </text:changed-region>
        <text:changed-region xml:id="ct43968864" text:id="ct43968864">
          <text:UnknownChange>
            <office:change-info>
              <dc:creator>Ádám Morva</dc:creator>
              <dc:date>2023-11-02T18:47:15</dc:date>
            </office:change-info>
          </text:UnknownChange>
        </text:changed-region>
        <text:changed-region xml:id="ct43971088" text:id="ct43971088">
          <text:UnknownChange>
            <office:change-info>
              <dc:creator>Ádám Morva</dc:creator>
              <dc:date>2023-11-02T18:47:15</dc:date>
            </office:change-info>
          </text:UnknownChange>
        </text:changed-region>
        <text:changed-region xml:id="ct43973536" text:id="ct43973536">
          <text:UnknownChange>
            <office:change-info>
              <dc:creator>Ádám Morva</dc:creator>
              <dc:date>2023-11-02T18:47:15</dc:date>
            </office:change-info>
          </text:UnknownChange>
        </text:changed-region>
        <text:changed-region xml:id="ct43976176" text:id="ct43976176">
          <text:UnknownChange>
            <office:change-info>
              <dc:creator>Ádám Morva</dc:creator>
              <dc:date>2023-11-02T18:47:15</dc:date>
            </office:change-info>
          </text:UnknownChange>
        </text:changed-region>
        <text:changed-region xml:id="ct43978704" text:id="ct43978704">
          <text:UnknownChange>
            <office:change-info>
              <dc:creator>Ádám Morva</dc:creator>
              <dc:date>2023-11-02T18:47:15</dc:date>
            </office:change-info>
          </text:UnknownChange>
        </text:changed-region>
        <text:changed-region xml:id="ct43980800" text:id="ct43980800">
          <text:UnknownChange>
            <office:change-info>
              <dc:creator>Ádám Morva</dc:creator>
              <dc:date>2023-11-02T18:47:15</dc:date>
            </office:change-info>
          </text:UnknownChange>
        </text:changed-region>
        <text:changed-region xml:id="ct43984944" text:id="ct43984944">
          <text:UnknownChange>
            <office:change-info>
              <dc:creator>Ádám Morva</dc:creator>
              <dc:date>2023-11-02T18:47:15</dc:date>
            </office:change-info>
          </text:UnknownChange>
        </text:changed-region>
        <text:changed-region xml:id="ct43987136" text:id="ct43987136">
          <text:UnknownChange>
            <office:change-info>
              <dc:creator>Ádám Morva</dc:creator>
              <dc:date>2023-11-02T18:47:15</dc:date>
            </office:change-info>
          </text:UnknownChange>
        </text:changed-region>
        <text:changed-region xml:id="ct43989312" text:id="ct43989312">
          <text:UnknownChange>
            <office:change-info>
              <dc:creator>Ádám Morva</dc:creator>
              <dc:date>2023-11-02T18:47:15</dc:date>
            </office:change-info>
          </text:UnknownChange>
        </text:changed-region>
        <text:changed-region xml:id="ct43991952" text:id="ct43991952">
          <text:UnknownChange>
            <office:change-info>
              <dc:creator>Ádám Morva</dc:creator>
              <dc:date>2023-11-02T18:47:15</dc:date>
            </office:change-info>
          </text:UnknownChange>
        </text:changed-region>
        <text:changed-region xml:id="ct44003120" text:id="ct44003120">
          <text:UnknownChange>
            <office:change-info>
              <dc:creator>Ádám Morva</dc:creator>
              <dc:date>2023-11-02T18:47:15</dc:date>
            </office:change-info>
          </text:UnknownChange>
        </text:changed-region>
        <text:changed-region xml:id="ct44004688" text:id="ct44004688">
          <text:UnknownChange>
            <office:change-info>
              <dc:creator>Ádám Morva</dc:creator>
              <dc:date>2023-11-02T18:47:15</dc:date>
            </office:change-info>
          </text:UnknownChange>
        </text:changed-region>
        <text:changed-region xml:id="ct44006000" text:id="ct44006000">
          <text:UnknownChange>
            <office:change-info>
              <dc:creator>Ádám Morva</dc:creator>
              <dc:date>2023-11-02T18:47:15</dc:date>
            </office:change-info>
          </text:UnknownChange>
        </text:changed-region>
        <text:changed-region xml:id="ct44010576" text:id="ct44010576">
          <text:deletion>
            <office:change-info>
              <dc:creator>Ádám Morva</dc:creator>
              <dc:date>2023-11-02T19:19:08</dc:date>
            </office:change-info>
            <text:list xml:id="list150561470300920" text:continue-list="list150561211820400" text:style-name="WWNum1">
              <text:list-item>
                <text:p text:style-name="P4"/>
              </text:list-item>
            </text:list>
            <text:list xml:id="list150561508640113" text:continue-list="list150559723009616" text:style-name="WWNum2">
              <text:list-item>
                <text:p text:style-name="P5"/>
              </text:list-item>
            </text:list>
            <text:p text:style-name="P2"/>
          </text:deletion>
        </text:changed-region>
        <text:changed-region xml:id="ct44020400" text:id="ct44020400">
          <text:UnknownChange>
            <office:change-info>
              <dc:creator>Ádám Morva</dc:creator>
              <dc:date>2023-11-02T18:47:15</dc:date>
            </office:change-info>
          </text:UnknownChange>
        </text:changed-region>
        <text:changed-region xml:id="ct44029888" text:id="ct44029888">
          <text:UnknownChange>
            <office:change-info>
              <dc:creator>Ádám Morva</dc:creator>
              <dc:date>2023-11-02T18:47:15</dc:date>
            </office:change-info>
          </text:UnknownChange>
        </text:changed-region>
        <text:changed-region xml:id="ct44036976" text:id="ct44036976">
          <text:UnknownChange>
            <office:change-info>
              <dc:creator>Ádám Morva</dc:creator>
              <dc:date>2023-11-02T18:47:15</dc:date>
            </office:change-info>
          </text:UnknownChange>
        </text:changed-region>
        <text:changed-region xml:id="ct44020176" text:id="ct44020176">
          <text:UnknownChange>
            <office:change-info>
              <dc:creator>Ádám Morva</dc:creator>
              <dc:date>2023-11-02T18:47:15</dc:date>
            </office:change-info>
          </text:UnknownChange>
        </text:changed-region>
        <text:changed-region xml:id="ct44039152" text:id="ct44039152">
          <text:UnknownChange>
            <office:change-info>
              <dc:creator>Ádám Morva</dc:creator>
              <dc:date>2023-11-02T18:47:15</dc:date>
            </office:change-info>
          </text:UnknownChange>
        </text:changed-region>
        <text:changed-region xml:id="ct44047376" text:id="ct44047376">
          <text:UnknownChange>
            <office:change-info>
              <dc:creator>Ádám Morva</dc:creator>
              <dc:date>2023-11-02T18:47:15</dc:date>
            </office:change-info>
          </text:UnknownChange>
        </text:changed-region>
        <text:changed-region xml:id="ct44053248" text:id="ct44053248">
          <text:UnknownChange>
            <office:change-info>
              <dc:creator>Ádám Morva</dc:creator>
              <dc:date>2023-11-02T18:47:15</dc:date>
            </office:change-info>
          </text:UnknownChange>
        </text:changed-region>
        <text:changed-region xml:id="ct44048448" text:id="ct44048448">
          <text:UnknownChange>
            <office:change-info>
              <dc:creator>Ádám Morva</dc:creator>
              <dc:date>2023-11-02T18:47:15</dc:date>
            </office:change-info>
          </text:UnknownChange>
        </text:changed-region>
        <text:changed-region xml:id="ct44057312" text:id="ct44057312">
          <text:UnknownChange>
            <office:change-info>
              <dc:creator>Ádám Morva</dc:creator>
              <dc:date>2023-11-02T18:47:15</dc:date>
            </office:change-info>
          </text:UnknownChange>
        </text:changed-region>
        <text:changed-region xml:id="ct44061840" text:id="ct44061840">
          <text:UnknownChange>
            <office:change-info>
              <dc:creator>Ádám Morva</dc:creator>
              <dc:date>2023-11-02T18:47:15</dc:date>
            </office:change-info>
          </text:UnknownChange>
        </text:changed-region>
        <text:changed-region xml:id="ct44062704" text:id="ct44062704">
          <text:UnknownChange>
            <office:change-info>
              <dc:creator>Ádám Morva</dc:creator>
              <dc:date>2023-11-02T18:47:15</dc:date>
            </office:change-info>
          </text:UnknownChange>
        </text:changed-region>
        <text:changed-region xml:id="ct44068992" text:id="ct44068992">
          <text:UnknownChange>
            <office:change-info>
              <dc:creator>Ádám Morva</dc:creator>
              <dc:date>2023-11-02T18:47:15</dc:date>
            </office:change-info>
          </text:UnknownChange>
        </text:changed-region>
        <text:changed-region xml:id="ct44060448" text:id="ct44060448">
          <text:UnknownChange>
            <office:change-info>
              <dc:creator>Ádám Morva</dc:creator>
              <dc:date>2023-11-02T18:47:15</dc:date>
            </office:change-info>
          </text:UnknownChange>
        </text:changed-region>
        <text:changed-region xml:id="ct44075536" text:id="ct44075536">
          <text:UnknownChange>
            <office:change-info>
              <dc:creator>Ádám Morva</dc:creator>
              <dc:date>2023-11-02T18:47:15</dc:date>
            </office:change-info>
          </text:UnknownChange>
        </text:changed-region>
        <text:changed-region xml:id="ct44080176" text:id="ct44080176">
          <text:UnknownChange>
            <office:change-info>
              <dc:creator>Ádám Morva</dc:creator>
              <dc:date>2023-11-02T18:47:15</dc:date>
            </office:change-info>
          </text:UnknownChange>
        </text:changed-region>
        <text:changed-region xml:id="ct44083888" text:id="ct44083888">
          <text:UnknownChange>
            <office:change-info>
              <dc:creator>Ádám Morva</dc:creator>
              <dc:date>2023-11-02T18:47:15</dc:date>
            </office:change-info>
          </text:UnknownChange>
        </text:changed-region>
        <text:changed-region xml:id="ct44096000" text:id="ct44096000">
          <text:UnknownChange>
            <office:change-info>
              <dc:creator>Ádám Morva</dc:creator>
              <dc:date>2023-11-02T18:47:15</dc:date>
            </office:change-info>
          </text:UnknownChange>
        </text:changed-region>
        <text:changed-region xml:id="ct44099488" text:id="ct44099488">
          <text:UnknownChange>
            <office:change-info>
              <dc:creator>Ádám Morva</dc:creator>
              <dc:date>2023-11-02T18:47:15</dc:date>
            </office:change-info>
          </text:UnknownChange>
        </text:changed-region>
        <text:changed-region xml:id="ct44102064" text:id="ct44102064">
          <text:UnknownChange>
            <office:change-info>
              <dc:creator>Ádám Morva</dc:creator>
              <dc:date>2023-11-02T18:47:15</dc:date>
            </office:change-info>
          </text:UnknownChange>
        </text:changed-region>
        <text:changed-region xml:id="ct44104912" text:id="ct44104912">
          <text:UnknownChange>
            <office:change-info>
              <dc:creator>Ádám Morva</dc:creator>
              <dc:date>2023-11-02T18:47:15</dc:date>
            </office:change-info>
          </text:UnknownChange>
        </text:changed-region>
        <text:changed-region xml:id="ct44110224" text:id="ct44110224">
          <text:UnknownChange>
            <office:change-info>
              <dc:creator>Ádám Morva</dc:creator>
              <dc:date>2023-11-02T18:47:15</dc:date>
            </office:change-info>
          </text:UnknownChange>
        </text:changed-region>
        <text:changed-region xml:id="ct44107424" text:id="ct44107424">
          <text:UnknownChange>
            <office:change-info>
              <dc:creator>Ádám Morva</dc:creator>
              <dc:date>2023-11-02T18:47:15</dc:date>
            </office:change-info>
          </text:UnknownChange>
        </text:changed-region>
        <text:changed-region xml:id="ct44124496" text:id="ct44124496">
          <text:UnknownChange>
            <office:change-info>
              <dc:creator>Ádám Morva</dc:creator>
              <dc:date>2023-11-02T18:47:15</dc:date>
            </office:change-info>
          </text:UnknownChange>
        </text:changed-region>
        <text:changed-region xml:id="ct44127504" text:id="ct44127504">
          <text:UnknownChange>
            <office:change-info>
              <dc:creator>Ádám Morva</dc:creator>
              <dc:date>2023-11-02T18:47:15</dc:date>
            </office:change-info>
          </text:UnknownChange>
        </text:changed-region>
        <text:changed-region xml:id="ct44130736" text:id="ct44130736">
          <text:UnknownChange>
            <office:change-info>
              <dc:creator>Ádám Morva</dc:creator>
              <dc:date>2023-11-02T18:47:15</dc:date>
            </office:change-info>
          </text:UnknownChange>
        </text:changed-region>
        <text:changed-region xml:id="ct44130960" text:id="ct44130960">
          <text:UnknownChange>
            <office:change-info>
              <dc:creator>Ádám Morva</dc:creator>
              <dc:date>2023-11-02T18:47:15</dc:date>
            </office:change-info>
          </text:UnknownChange>
        </text:changed-region>
        <text:changed-region xml:id="ct44144048" text:id="ct44144048">
          <text:deletion>
            <office:change-info>
              <dc:creator>Ádám Morva</dc:creator>
              <dc:date>2023-11-04T22:38:29</dc:date>
            </office:change-info>
            <text:list xml:id="list150561279671779" text:continue-numbering="true" text:style-name="WWNum2">
              <text:list-item>
                <text:p text:style-name="P14"/>
              </text:list-item>
              <text:list-item text:style-override="WWNum1">
                <text:p text:style-name="P4"/>
              </text:list-item>
            </text:list>
          </text:deletion>
        </text:changed-region>
        <text:changed-region xml:id="ct44076032" text:id="ct44076032">
          <text:UnknownChange>
            <office:change-info>
              <dc:creator>Ádám Morva</dc:creator>
              <dc:date>2023-11-02T18:47:15</dc:date>
            </office:change-info>
          </text:UnknownChange>
        </text:changed-region>
        <text:changed-region xml:id="ct44180944" text:id="ct44180944">
          <text:UnknownChange>
            <office:change-info>
              <dc:creator>Ádám Morva</dc:creator>
              <dc:date>2023-11-02T18:47:15</dc:date>
            </office:change-info>
          </text:UnknownChange>
        </text:changed-region>
        <text:changed-region xml:id="ct44183024" text:id="ct44183024">
          <text:UnknownChange>
            <office:change-info>
              <dc:creator>Ádám Morva</dc:creator>
              <dc:date>2023-11-02T18:47:15</dc:date>
            </office:change-info>
          </text:UnknownChange>
        </text:changed-region>
        <text:changed-region xml:id="ct44164800" text:id="ct44164800">
          <text:UnknownChange>
            <office:change-info>
              <dc:creator>Ádám Morva</dc:creator>
              <dc:date>2023-11-02T18:47:15</dc:date>
            </office:change-info>
          </text:UnknownChange>
        </text:changed-region>
        <text:changed-region xml:id="ct44200672" text:id="ct44200672">
          <text:UnknownChange>
            <office:change-info>
              <dc:creator>Ádám Morva</dc:creator>
              <dc:date>2023-11-02T18:47:15</dc:date>
            </office:change-info>
          </text:UnknownChange>
        </text:changed-region>
        <text:changed-region xml:id="ct44201744" text:id="ct44201744">
          <text:UnknownChange>
            <office:change-info>
              <dc:creator>Ádám Morva</dc:creator>
              <dc:date>2023-11-02T18:47:15</dc:date>
            </office:change-info>
          </text:UnknownChange>
        </text:changed-region>
        <text:changed-region xml:id="ct44212160" text:id="ct44212160">
          <text:UnknownChange>
            <office:change-info>
              <dc:creator>Ádám Morva</dc:creator>
              <dc:date>2023-11-02T18:47:15</dc:date>
            </office:change-info>
          </text:UnknownChange>
        </text:changed-region>
        <text:changed-region xml:id="ct44215664" text:id="ct44215664">
          <text:UnknownChange>
            <office:change-info>
              <dc:creator>Ádám Morva</dc:creator>
              <dc:date>2023-11-02T18:47:15</dc:date>
            </office:change-info>
          </text:UnknownChange>
        </text:changed-region>
        <text:changed-region xml:id="ct44229776" text:id="ct44229776">
          <text:UnknownChange>
            <office:change-info>
              <dc:creator>Ádám Morva</dc:creator>
              <dc:date>2023-11-02T18:47:15</dc:date>
            </office:change-info>
          </text:UnknownChange>
        </text:changed-region>
        <text:changed-region xml:id="ct44243456" text:id="ct44243456">
          <text:UnknownChange>
            <office:change-info>
              <dc:creator>Ádám Morva</dc:creator>
              <dc:date>2023-11-02T18:47:15</dc:date>
            </office:change-info>
          </text:UnknownChange>
        </text:changed-region>
        <text:changed-region xml:id="ct44246096" text:id="ct44246096">
          <text:UnknownChange>
            <office:change-info>
              <dc:creator>Ádám Morva</dc:creator>
              <dc:date>2023-11-02T18:47:15</dc:date>
            </office:change-info>
          </text:UnknownChange>
        </text:changed-region>
        <text:changed-region xml:id="ct44250912" text:id="ct44250912">
          <text:UnknownChange>
            <office:change-info>
              <dc:creator>Ádám Morva</dc:creator>
              <dc:date>2023-11-02T18:47:15</dc:date>
            </office:change-info>
          </text:UnknownChange>
        </text:changed-region>
        <text:changed-region xml:id="ct44253104" text:id="ct44253104">
          <text:UnknownChange>
            <office:change-info>
              <dc:creator>Ádám Morva</dc:creator>
              <dc:date>2023-11-02T18:47:15</dc:date>
            </office:change-info>
          </text:UnknownChange>
        </text:changed-region>
        <text:changed-region xml:id="ct44265328" text:id="ct44265328">
          <text:UnknownChange>
            <office:change-info>
              <dc:creator>Ádám Morva</dc:creator>
              <dc:date>2023-11-02T18:47:15</dc:date>
            </office:change-info>
          </text:UnknownChange>
        </text:changed-region>
        <text:changed-region xml:id="ct44273680" text:id="ct44273680">
          <text:UnknownChange>
            <office:change-info>
              <dc:creator>Ádám Morva</dc:creator>
              <dc:date>2023-11-02T18:47:15</dc:date>
            </office:change-info>
          </text:UnknownChange>
        </text:changed-region>
        <text:changed-region xml:id="ct44283008" text:id="ct44283008">
          <text:UnknownChange>
            <office:change-info>
              <dc:creator>Ádám Morva</dc:creator>
              <dc:date>2023-11-02T18:47:15</dc:date>
            </office:change-info>
          </text:UnknownChange>
        </text:changed-region>
        <text:changed-region xml:id="ct44240736" text:id="ct44240736">
          <text:UnknownChange>
            <office:change-info>
              <dc:creator>Ádám Morva</dc:creator>
              <dc:date>2023-11-02T18:47:15</dc:date>
            </office:change-info>
          </text:UnknownChange>
        </text:changed-region>
        <text:changed-region xml:id="ct44315616" text:id="ct44315616">
          <text:UnknownChange>
            <office:change-info>
              <dc:creator>Ádám Morva</dc:creator>
              <dc:date>2023-11-02T18:47:15</dc:date>
            </office:change-info>
          </text:UnknownChange>
        </text:changed-region>
        <text:changed-region xml:id="ct44355184" text:id="ct44355184">
          <text:UnknownChange>
            <office:change-info>
              <dc:creator>Ádám Morva</dc:creator>
              <dc:date>2023-11-02T18:47:15</dc:date>
            </office:change-info>
          </text:UnknownChange>
        </text:changed-region>
        <text:changed-region xml:id="ct44343104" text:id="ct44343104">
          <text:UnknownChange>
            <office:change-info>
              <dc:creator>Ádám Morva</dc:creator>
              <dc:date>2023-11-02T18:47:15</dc:date>
            </office:change-info>
          </text:UnknownChange>
        </text:changed-region>
        <text:changed-region xml:id="ct44437024" text:id="ct44437024">
          <text:UnknownChange>
            <office:change-info>
              <dc:creator>Ádám Morva</dc:creator>
              <dc:date>2023-11-02T18:47:15</dc:date>
            </office:change-info>
          </text:UnknownChange>
        </text:changed-region>
        <text:changed-region xml:id="ct44444080" text:id="ct44444080">
          <text:UnknownChange>
            <office:change-info>
              <dc:creator>Ádám Morva</dc:creator>
              <dc:date>2023-11-02T18:47:15</dc:date>
            </office:change-info>
          </text:UnknownChange>
        </text:changed-region>
        <text:changed-region xml:id="ct44461376" text:id="ct44461376">
          <text:UnknownChange>
            <office:change-info>
              <dc:creator>Ádám Morva</dc:creator>
              <dc:date>2023-11-02T18:47:15</dc:date>
            </office:change-info>
          </text:UnknownChange>
        </text:changed-region>
        <text:changed-region xml:id="ct44456752" text:id="ct44456752">
          <text:UnknownChange>
            <office:change-info>
              <dc:creator>Ádám Morva</dc:creator>
              <dc:date>2023-11-02T18:47:15</dc:date>
            </office:change-info>
          </text:UnknownChange>
        </text:changed-region>
        <text:changed-region xml:id="ct44462592" text:id="ct44462592">
          <text:UnknownChange>
            <office:change-info>
              <dc:creator>Ádám Morva</dc:creator>
              <dc:date>2023-11-02T18:47:15</dc:date>
            </office:change-info>
          </text:UnknownChange>
        </text:changed-region>
        <text:changed-region xml:id="ct44467408" text:id="ct44467408">
          <text:UnknownChange>
            <office:change-info>
              <dc:creator>Ádám Morva</dc:creator>
              <dc:date>2023-11-02T18:47:15</dc:date>
            </office:change-info>
          </text:UnknownChange>
        </text:changed-region>
        <text:changed-region xml:id="ct44465008" text:id="ct44465008">
          <text:UnknownChange>
            <office:change-info>
              <dc:creator>Ádám Morva</dc:creator>
              <dc:date>2023-11-02T18:47:15</dc:date>
            </office:change-info>
          </text:UnknownChange>
        </text:changed-region>
        <text:changed-region xml:id="ct44467760" text:id="ct44467760">
          <text:UnknownChange>
            <office:change-info>
              <dc:creator>Ádám Morva</dc:creator>
              <dc:date>2023-11-02T18:47:15</dc:date>
            </office:change-info>
          </text:UnknownChange>
        </text:changed-region>
        <text:changed-region xml:id="ct44474896" text:id="ct44474896">
          <text:UnknownChange>
            <office:change-info>
              <dc:creator>Ádám Morva</dc:creator>
              <dc:date>2023-11-02T18:47:15</dc:date>
            </office:change-info>
          </text:UnknownChange>
        </text:changed-region>
        <text:changed-region xml:id="ct44468944" text:id="ct44468944">
          <text:UnknownChange>
            <office:change-info>
              <dc:creator>Ádám Morva</dc:creator>
              <dc:date>2023-11-02T18:47:15</dc:date>
            </office:change-info>
          </text:UnknownChange>
        </text:changed-region>
        <text:changed-region xml:id="ct44494528" text:id="ct44494528">
          <text:UnknownChange>
            <office:change-info>
              <dc:creator>Ádám Morva</dc:creator>
              <dc:date>2023-11-02T18:47:15</dc:date>
            </office:change-info>
          </text:UnknownChange>
        </text:changed-region>
        <text:changed-region xml:id="ct44498064" text:id="ct44498064">
          <text:UnknownChange>
            <office:change-info>
              <dc:creator>Ádám Morva</dc:creator>
              <dc:date>2023-11-02T18:47:15</dc:date>
            </office:change-info>
          </text:UnknownChange>
        </text:changed-region>
        <text:changed-region xml:id="ct44500496" text:id="ct44500496">
          <text:UnknownChange>
            <office:change-info>
              <dc:creator>Ádám Morva</dc:creator>
              <dc:date>2023-11-02T18:47:15</dc:date>
            </office:change-info>
          </text:UnknownChange>
        </text:changed-region>
        <text:changed-region xml:id="ct44503136" text:id="ct44503136">
          <text:UnknownChange>
            <office:change-info>
              <dc:creator>Ádám Morva</dc:creator>
              <dc:date>2023-11-02T18:47:15</dc:date>
            </office:change-info>
          </text:UnknownChange>
        </text:changed-region>
        <text:changed-region xml:id="ct44505760" text:id="ct44505760">
          <text:UnknownChange>
            <office:change-info>
              <dc:creator>Ádám Morva</dc:creator>
              <dc:date>2023-11-02T18:47:15</dc:date>
            </office:change-info>
          </text:UnknownChange>
        </text:changed-region>
        <text:changed-region xml:id="ct44507760" text:id="ct44507760">
          <text:UnknownChange>
            <office:change-info>
              <dc:creator>Ádám Morva</dc:creator>
              <dc:date>2023-11-02T18:47:15</dc:date>
            </office:change-info>
          </text:UnknownChange>
        </text:changed-region>
        <text:changed-region xml:id="ct44510128" text:id="ct44510128">
          <text:UnknownChange>
            <office:change-info>
              <dc:creator>Ádám Morva</dc:creator>
              <dc:date>2023-11-02T18:47:15</dc:date>
            </office:change-info>
          </text:UnknownChange>
        </text:changed-region>
        <text:changed-region xml:id="ct44513472" text:id="ct44513472">
          <text:UnknownChange>
            <office:change-info>
              <dc:creator>Ádám Morva</dc:creator>
              <dc:date>2023-11-02T18:47:15</dc:date>
            </office:change-info>
          </text:UnknownChange>
        </text:changed-region>
        <text:changed-region xml:id="ct44515360" text:id="ct44515360">
          <text:UnknownChange>
            <office:change-info>
              <dc:creator>Ádám Morva</dc:creator>
              <dc:date>2023-11-02T18:47:15</dc:date>
            </office:change-info>
          </text:UnknownChange>
        </text:changed-region>
        <text:changed-region xml:id="ct44517440" text:id="ct44517440">
          <text:UnknownChange>
            <office:change-info>
              <dc:creator>Ádám Morva</dc:creator>
              <dc:date>2023-11-02T18:47:15</dc:date>
            </office:change-info>
          </text:UnknownChange>
        </text:changed-region>
        <text:changed-region xml:id="ct44520336" text:id="ct44520336">
          <text:UnknownChange>
            <office:change-info>
              <dc:creator>Ádám Morva</dc:creator>
              <dc:date>2023-11-02T18:47:15</dc:date>
            </office:change-info>
          </text:UnknownChange>
        </text:changed-region>
        <text:changed-region xml:id="ct44533056" text:id="ct44533056">
          <text:UnknownChange>
            <office:change-info>
              <dc:creator>Ádám Morva</dc:creator>
              <dc:date>2023-11-02T18:47:15</dc:date>
            </office:change-info>
          </text:UnknownChange>
        </text:changed-region>
        <text:changed-region xml:id="ct44531504" text:id="ct44531504">
          <text:UnknownChange>
            <office:change-info>
              <dc:creator>Ádám Morva</dc:creator>
              <dc:date>2023-11-02T18:47:15</dc:date>
            </office:change-info>
          </text:UnknownChange>
        </text:changed-region>
        <text:changed-region xml:id="ct44546752" text:id="ct44546752">
          <text:UnknownChange>
            <office:change-info>
              <dc:creator>Ádám Morva</dc:creator>
              <dc:date>2023-11-02T18:47:15</dc:date>
            </office:change-info>
          </text:UnknownChange>
        </text:changed-region>
        <text:changed-region xml:id="ct44550352" text:id="ct44550352">
          <text:UnknownChange>
            <office:change-info>
              <dc:creator>Ádám Morva</dc:creator>
              <dc:date>2023-11-02T18:47:15</dc:date>
            </office:change-info>
          </text:UnknownChange>
        </text:changed-region>
        <text:changed-region xml:id="ct44526176" text:id="ct44526176">
          <text:UnknownChange>
            <office:change-info>
              <dc:creator>Ádám Morva</dc:creator>
              <dc:date>2023-11-02T18:47:15</dc:date>
            </office:change-info>
          </text:UnknownChange>
        </text:changed-region>
        <text:changed-region xml:id="ct44548944" text:id="ct44548944">
          <text:UnknownChange>
            <office:change-info>
              <dc:creator>Ádám Morva</dc:creator>
              <dc:date>2023-11-02T18:47:15</dc:date>
            </office:change-info>
          </text:UnknownChange>
        </text:changed-region>
        <text:changed-region xml:id="ct44556496" text:id="ct44556496">
          <text:UnknownChange>
            <office:change-info>
              <dc:creator>Ádám Morva</dc:creator>
              <dc:date>2023-11-02T18:47:15</dc:date>
            </office:change-info>
          </text:UnknownChange>
        </text:changed-region>
        <text:changed-region xml:id="ct44563024" text:id="ct44563024">
          <text:UnknownChange>
            <office:change-info>
              <dc:creator>Ádám Morva</dc:creator>
              <dc:date>2023-11-02T18:47:15</dc:date>
            </office:change-info>
          </text:UnknownChange>
        </text:changed-region>
        <text:changed-region xml:id="ct44569040" text:id="ct44569040">
          <text:UnknownChange>
            <office:change-info>
              <dc:creator>Ádám Morva</dc:creator>
              <dc:date>2023-11-02T18:47:15</dc:date>
            </office:change-info>
          </text:UnknownChange>
        </text:changed-region>
        <text:changed-region xml:id="ct44573984" text:id="ct44573984">
          <text:UnknownChange>
            <office:change-info>
              <dc:creator>Ádám Morva</dc:creator>
              <dc:date>2023-11-02T18:47:15</dc:date>
            </office:change-info>
          </text:UnknownChange>
        </text:changed-region>
        <text:changed-region xml:id="ct44573648" text:id="ct44573648">
          <text:UnknownChange>
            <office:change-info>
              <dc:creator>Ádám Morva</dc:creator>
              <dc:date>2023-11-02T18:47:15</dc:date>
            </office:change-info>
          </text:UnknownChange>
        </text:changed-region>
        <text:changed-region xml:id="ct44591312" text:id="ct44591312">
          <text:UnknownChange>
            <office:change-info>
              <dc:creator>Ádám Morva</dc:creator>
              <dc:date>2023-11-02T18:47:15</dc:date>
            </office:change-info>
          </text:UnknownChange>
        </text:changed-region>
        <text:changed-region xml:id="ct44590688" text:id="ct44590688">
          <text:UnknownChange>
            <office:change-info>
              <dc:creator>Ádám Morva</dc:creator>
              <dc:date>2023-11-02T18:47:15</dc:date>
            </office:change-info>
          </text:UnknownChange>
        </text:changed-region>
        <text:changed-region xml:id="ct44544016" text:id="ct44544016">
          <text:UnknownChange>
            <office:change-info>
              <dc:creator>Ádám Morva</dc:creator>
              <dc:date>2023-11-02T18:47:15</dc:date>
            </office:change-info>
          </text:UnknownChange>
        </text:changed-region>
        <text:changed-region xml:id="ct44596960" text:id="ct44596960">
          <text:UnknownChange>
            <office:change-info>
              <dc:creator>Ádám Morva</dc:creator>
              <dc:date>2023-11-02T18:47:15</dc:date>
            </office:change-info>
          </text:UnknownChange>
        </text:changed-region>
        <text:changed-region xml:id="ct44622848" text:id="ct44622848">
          <text:UnknownChange>
            <office:change-info>
              <dc:creator>Ádám Morva</dc:creator>
              <dc:date>2023-11-02T18:47:15</dc:date>
            </office:change-info>
          </text:UnknownChange>
        </text:changed-region>
        <text:changed-region xml:id="ct44628336" text:id="ct44628336">
          <text:UnknownChange>
            <office:change-info>
              <dc:creator>Ádám Morva</dc:creator>
              <dc:date>2023-11-02T18:47:15</dc:date>
            </office:change-info>
          </text:UnknownChange>
        </text:changed-region>
        <text:changed-region xml:id="ct44592016" text:id="ct44592016">
          <text:deletion>
            <office:change-info>
              <dc:creator>Ádám Morva</dc:creator>
              <dc:date>2023-11-02T19:19:38</dc:date>
            </office:change-info>
            <text:list xml:id="list150560460790084" text:continue-list="list150561279671779" text:style-name="WWNum1">
              <text:list-item>
                <text:p text:style-name="P16"><text:span text:style-name="T2"/></text:p>
              </text:list-item>
              <text:list-item text:style-override="WWNum2">
                <text:p text:style-name="P15"/>
              </text:list-item>
            </text:list>
          </text:deletion>
        </text:changed-region>
        <text:changed-region xml:id="ct44642352" text:id="ct44642352">
          <text:UnknownChange>
            <office:change-info>
              <dc:creator>Ádám Morva</dc:creator>
              <dc:date>2023-11-02T18:47:15</dc:date>
            </office:change-info>
          </text:UnknownChange>
        </text:changed-region>
        <text:changed-region xml:id="ct44644640" text:id="ct44644640">
          <text:UnknownChange>
            <office:change-info>
              <dc:creator>Ádám Morva</dc:creator>
              <dc:date>2023-11-02T18:47:15</dc:date>
            </office:change-info>
          </text:UnknownChange>
        </text:changed-region>
        <text:changed-region xml:id="ct44648192" text:id="ct44648192">
          <text:UnknownChange>
            <office:change-info>
              <dc:creator>Ádám Morva</dc:creator>
              <dc:date>2023-11-02T18:47:15</dc:date>
            </office:change-info>
          </text:UnknownChange>
        </text:changed-region>
        <text:changed-region xml:id="ct44650320" text:id="ct44650320">
          <text:UnknownChange>
            <office:change-info>
              <dc:creator>Ádám Morva</dc:creator>
              <dc:date>2023-11-02T18:47:15</dc:date>
            </office:change-info>
          </text:UnknownChange>
        </text:changed-region>
        <text:changed-region xml:id="ct44652768" text:id="ct44652768">
          <text:UnknownChange>
            <office:change-info>
              <dc:creator>Ádám Morva</dc:creator>
              <dc:date>2023-11-02T18:47:15</dc:date>
            </office:change-info>
          </text:UnknownChange>
        </text:changed-region>
        <text:changed-region xml:id="ct44655168" text:id="ct44655168">
          <text:UnknownChange>
            <office:change-info>
              <dc:creator>Ádám Morva</dc:creator>
              <dc:date>2023-11-02T18:47:15</dc:date>
            </office:change-info>
          </text:UnknownChange>
        </text:changed-region>
        <text:changed-region xml:id="ct44656512" text:id="ct44656512">
          <text:UnknownChange>
            <office:change-info>
              <dc:creator>Ádám Morva</dc:creator>
              <dc:date>2023-11-02T18:47:15</dc:date>
            </office:change-info>
          </text:UnknownChange>
        </text:changed-region>
        <text:changed-region xml:id="ct44658784" text:id="ct44658784">
          <text:UnknownChange>
            <office:change-info>
              <dc:creator>Ádám Morva</dc:creator>
              <dc:date>2023-11-02T18:47:15</dc:date>
            </office:change-info>
          </text:UnknownChange>
        </text:changed-region>
        <text:changed-region xml:id="ct44672560" text:id="ct44672560">
          <text:UnknownChange>
            <office:change-info>
              <dc:creator>Ádám Morva</dc:creator>
              <dc:date>2023-11-02T18:47:15</dc:date>
            </office:change-info>
          </text:UnknownChange>
        </text:changed-region>
        <text:changed-region xml:id="ct44684448" text:id="ct44684448">
          <text:UnknownChange>
            <office:change-info>
              <dc:creator>Ádám Morva</dc:creator>
              <dc:date>2023-11-02T18:47:15</dc:date>
            </office:change-info>
          </text:UnknownChange>
        </text:changed-region>
        <text:changed-region xml:id="ct44655888" text:id="ct44655888">
          <text:UnknownChange>
            <office:change-info>
              <dc:creator>Ádám Morva</dc:creator>
              <dc:date>2023-11-02T18:47:15</dc:date>
            </office:change-info>
          </text:UnknownChange>
        </text:changed-region>
        <text:changed-region xml:id="ct44696080" text:id="ct44696080">
          <text:UnknownChange>
            <office:change-info>
              <dc:creator>Ádám Morva</dc:creator>
              <dc:date>2023-11-02T18:47:15</dc:date>
            </office:change-info>
          </text:UnknownChange>
        </text:changed-region>
        <text:changed-region xml:id="ct44695280" text:id="ct44695280">
          <text:UnknownChange>
            <office:change-info>
              <dc:creator>Ádám Morva</dc:creator>
              <dc:date>2023-11-02T18:47:15</dc:date>
            </office:change-info>
          </text:UnknownChange>
        </text:changed-region>
        <text:changed-region xml:id="ct44717872" text:id="ct44717872">
          <text:UnknownChange>
            <office:change-info>
              <dc:creator>Ádám Morva</dc:creator>
              <dc:date>2023-11-02T18:47:15</dc:date>
            </office:change-info>
          </text:UnknownChange>
        </text:changed-region>
        <text:changed-region xml:id="ct44671088" text:id="ct44671088">
          <text:UnknownChange>
            <office:change-info>
              <dc:creator>Ádám Morva</dc:creator>
              <dc:date>2023-11-02T18:47:15</dc:date>
            </office:change-info>
          </text:UnknownChange>
        </text:changed-region>
        <text:changed-region xml:id="ct44746720" text:id="ct44746720">
          <text:UnknownChange>
            <office:change-info>
              <dc:creator>Ádám Morva</dc:creator>
              <dc:date>2023-11-02T18:47:15</dc:date>
            </office:change-info>
          </text:UnknownChange>
        </text:changed-region>
        <text:changed-region xml:id="ct44753264" text:id="ct44753264">
          <text:UnknownChange>
            <office:change-info>
              <dc:creator>Ádám Morva</dc:creator>
              <dc:date>2023-11-02T18:47:15</dc:date>
            </office:change-info>
          </text:UnknownChange>
        </text:changed-region>
        <text:changed-region xml:id="ct44766944" text:id="ct44766944">
          <text:UnknownChange>
            <office:change-info>
              <dc:creator>Ádám Morva</dc:creator>
              <dc:date>2023-11-02T18:47:15</dc:date>
            </office:change-info>
          </text:UnknownChange>
        </text:changed-region>
        <text:changed-region xml:id="ct44770704" text:id="ct44770704">
          <text:UnknownChange>
            <office:change-info>
              <dc:creator>Ádám Morva</dc:creator>
              <dc:date>2023-11-02T18:47:15</dc:date>
            </office:change-info>
          </text:UnknownChange>
        </text:changed-region>
        <text:changed-region xml:id="ct44780704" text:id="ct44780704">
          <text:UnknownChange>
            <office:change-info>
              <dc:creator>Ádám Morva</dc:creator>
              <dc:date>2023-11-02T18:47:15</dc:date>
            </office:change-info>
          </text:UnknownChange>
        </text:changed-region>
        <text:changed-region xml:id="ct44785472" text:id="ct44785472">
          <text:UnknownChange>
            <office:change-info>
              <dc:creator>Ádám Morva</dc:creator>
              <dc:date>2023-11-02T18:47:15</dc:date>
            </office:change-info>
          </text:UnknownChange>
        </text:changed-region>
        <text:changed-region xml:id="ct44797008" text:id="ct44797008">
          <text:UnknownChange>
            <office:change-info>
              <dc:creator>Ádám Morva</dc:creator>
              <dc:date>2023-11-02T18:47:15</dc:date>
            </office:change-info>
          </text:UnknownChange>
        </text:changed-region>
        <text:changed-region xml:id="ct44801616" text:id="ct44801616">
          <text:UnknownChange>
            <office:change-info>
              <dc:creator>Ádám Morva</dc:creator>
              <dc:date>2023-11-02T18:47:15</dc:date>
            </office:change-info>
          </text:UnknownChange>
        </text:changed-region>
        <text:changed-region xml:id="ct44815264" text:id="ct44815264">
          <text:UnknownChange>
            <office:change-info>
              <dc:creator>Ádám Morva</dc:creator>
              <dc:date>2023-11-02T18:47:15</dc:date>
            </office:change-info>
          </text:UnknownChange>
        </text:changed-region>
        <text:changed-region xml:id="ct44797232" text:id="ct44797232">
          <text:UnknownChange>
            <office:change-info>
              <dc:creator>Ádám Morva</dc:creator>
              <dc:date>2023-11-02T18:47:15</dc:date>
            </office:change-info>
          </text:UnknownChange>
        </text:changed-region>
        <text:changed-region xml:id="ct44817344" text:id="ct44817344">
          <text:UnknownChange>
            <office:change-info>
              <dc:creator>Ádám Morva</dc:creator>
              <dc:date>2023-11-02T18:47:15</dc:date>
            </office:change-info>
          </text:UnknownChange>
        </text:changed-region>
        <text:changed-region xml:id="ct44816672" text:id="ct44816672">
          <text:UnknownChange>
            <office:change-info>
              <dc:creator>Ádám Morva</dc:creator>
              <dc:date>2023-11-02T18:47:15</dc:date>
            </office:change-info>
          </text:UnknownChange>
        </text:changed-region>
        <text:changed-region xml:id="ct44828464" text:id="ct44828464">
          <text:UnknownChange>
            <office:change-info>
              <dc:creator>Ádám Morva</dc:creator>
              <dc:date>2023-11-02T18:47:15</dc:date>
            </office:change-info>
          </text:UnknownChange>
        </text:changed-region>
        <text:changed-region xml:id="ct44831136" text:id="ct44831136">
          <text:UnknownChange>
            <office:change-info>
              <dc:creator>Ádám Morva</dc:creator>
              <dc:date>2023-11-02T18:47:15</dc:date>
            </office:change-info>
          </text:UnknownChange>
        </text:changed-region>
        <text:changed-region xml:id="ct44837488" text:id="ct44837488">
          <text:UnknownChange>
            <office:change-info>
              <dc:creator>Ádám Morva</dc:creator>
              <dc:date>2023-11-02T18:47:15</dc:date>
            </office:change-info>
          </text:UnknownChange>
        </text:changed-region>
        <text:changed-region xml:id="ct44853904" text:id="ct44853904">
          <text:UnknownChange>
            <office:change-info>
              <dc:creator>Ádám Morva</dc:creator>
              <dc:date>2023-11-02T18:47:15</dc:date>
            </office:change-info>
          </text:UnknownChange>
        </text:changed-region>
        <text:changed-region xml:id="ct44799824" text:id="ct44799824">
          <text:UnknownChange>
            <office:change-info>
              <dc:creator>Ádám Morva</dc:creator>
              <dc:date>2023-11-02T18:47:15</dc:date>
            </office:change-info>
          </text:UnknownChange>
        </text:changed-region>
        <text:changed-region xml:id="ct44869456" text:id="ct44869456">
          <text:UnknownChange>
            <office:change-info>
              <dc:creator>Ádám Morva</dc:creator>
              <dc:date>2023-11-02T18:47:15</dc:date>
            </office:change-info>
          </text:UnknownChange>
        </text:changed-region>
        <text:changed-region xml:id="ct44874304" text:id="ct44874304">
          <text:UnknownChange>
            <office:change-info>
              <dc:creator>Ádám Morva</dc:creator>
              <dc:date>2023-11-02T18:47:15</dc:date>
            </office:change-info>
          </text:UnknownChange>
        </text:changed-region>
        <text:changed-region xml:id="ct44871632" text:id="ct44871632">
          <text:UnknownChange>
            <office:change-info>
              <dc:creator>Ádám Morva</dc:creator>
              <dc:date>2023-11-02T18:47:15</dc:date>
            </office:change-info>
          </text:UnknownChange>
        </text:changed-region>
        <text:changed-region xml:id="ct44918336" text:id="ct44918336">
          <text:UnknownChange>
            <office:change-info>
              <dc:creator>Ádám Morva</dc:creator>
              <dc:date>2023-11-02T18:47:15</dc:date>
            </office:change-info>
          </text:UnknownChange>
        </text:changed-region>
        <text:changed-region xml:id="ct44923136" text:id="ct44923136">
          <text:UnknownChange>
            <office:change-info>
              <dc:creator>Ádám Morva</dc:creator>
              <dc:date>2023-11-02T18:47:15</dc:date>
            </office:change-info>
          </text:UnknownChange>
        </text:changed-region>
        <text:changed-region xml:id="ct44935984" text:id="ct44935984">
          <text:UnknownChange>
            <office:change-info>
              <dc:creator>Ádám Morva</dc:creator>
              <dc:date>2023-11-02T18:47:15</dc:date>
            </office:change-info>
          </text:UnknownChange>
        </text:changed-region>
        <text:changed-region xml:id="ct44937808" text:id="ct44937808">
          <text:UnknownChange>
            <office:change-info>
              <dc:creator>Ádám Morva</dc:creator>
              <dc:date>2023-11-02T18:47:15</dc:date>
            </office:change-info>
          </text:UnknownChange>
        </text:changed-region>
        <text:changed-region xml:id="ct44941760" text:id="ct44941760">
          <text:UnknownChange>
            <office:change-info>
              <dc:creator>Ádám Morva</dc:creator>
              <dc:date>2023-11-02T18:47:15</dc:date>
            </office:change-info>
          </text:UnknownChange>
        </text:changed-region>
        <text:changed-region xml:id="ct44943936" text:id="ct44943936">
          <text:UnknownChange>
            <office:change-info>
              <dc:creator>Ádám Morva</dc:creator>
              <dc:date>2023-11-02T18:47:15</dc:date>
            </office:change-info>
          </text:UnknownChange>
        </text:changed-region>
        <text:changed-region xml:id="ct44946384" text:id="ct44946384">
          <text:UnknownChange>
            <office:change-info>
              <dc:creator>Ádám Morva</dc:creator>
              <dc:date>2023-11-02T18:47:15</dc:date>
            </office:change-info>
          </text:UnknownChange>
        </text:changed-region>
        <text:changed-region xml:id="ct44929488" text:id="ct44929488">
          <text:UnknownChange>
            <office:change-info>
              <dc:creator>Ádám Morva</dc:creator>
              <dc:date>2023-11-02T18:47:15</dc:date>
            </office:change-info>
          </text:UnknownChange>
        </text:changed-region>
        <text:changed-region xml:id="ct44954672" text:id="ct44954672">
          <text:UnknownChange>
            <office:change-info>
              <dc:creator>Ádám Morva</dc:creator>
              <dc:date>2023-11-02T18:47:15</dc:date>
            </office:change-info>
          </text:UnknownChange>
        </text:changed-region>
        <text:changed-region xml:id="ct44956080" text:id="ct44956080">
          <text:UnknownChange>
            <office:change-info>
              <dc:creator>Ádám Morva</dc:creator>
              <dc:date>2023-11-02T18:47:15</dc:date>
            </office:change-info>
          </text:UnknownChange>
        </text:changed-region>
        <text:changed-region xml:id="ct44971664" text:id="ct44971664">
          <text:UnknownChange>
            <office:change-info>
              <dc:creator>Ádám Morva</dc:creator>
              <dc:date>2023-11-02T18:47:15</dc:date>
            </office:change-info>
          </text:UnknownChange>
        </text:changed-region>
        <text:changed-region xml:id="ct44976880" text:id="ct44976880">
          <text:UnknownChange>
            <office:change-info>
              <dc:creator>Ádám Morva</dc:creator>
              <dc:date>2023-11-02T18:47:15</dc:date>
            </office:change-info>
          </text:UnknownChange>
        </text:changed-region>
        <text:changed-region xml:id="ct44994208" text:id="ct44994208">
          <text:UnknownChange>
            <office:change-info>
              <dc:creator>Ádám Morva</dc:creator>
              <dc:date>2023-11-02T18:47:15</dc:date>
            </office:change-info>
          </text:UnknownChange>
        </text:changed-region>
        <text:changed-region xml:id="ct44996704" text:id="ct44996704">
          <text:UnknownChange>
            <office:change-info>
              <dc:creator>Ádám Morva</dc:creator>
              <dc:date>2023-11-02T18:47:15</dc:date>
            </office:change-info>
          </text:UnknownChange>
        </text:changed-region>
        <text:changed-region xml:id="ct45009104" text:id="ct45009104">
          <text:UnknownChange>
            <office:change-info>
              <dc:creator>Ádám Morva</dc:creator>
              <dc:date>2023-11-02T18:47:15</dc:date>
            </office:change-info>
          </text:UnknownChange>
        </text:changed-region>
        <text:changed-region xml:id="ct44947744" text:id="ct44947744">
          <text:UnknownChange>
            <office:change-info>
              <dc:creator>Ádám Morva</dc:creator>
              <dc:date>2023-11-02T18:47:15</dc:date>
            </office:change-info>
          </text:UnknownChange>
        </text:changed-region>
        <text:changed-region xml:id="ct45009408" text:id="ct45009408">
          <text:UnknownChange>
            <office:change-info>
              <dc:creator>Ádám Morva</dc:creator>
              <dc:date>2023-11-02T18:47:15</dc:date>
            </office:change-info>
          </text:UnknownChange>
        </text:changed-region>
        <text:changed-region xml:id="ct45031440" text:id="ct45031440">
          <text:UnknownChange>
            <office:change-info>
              <dc:creator>Ádám Morva</dc:creator>
              <dc:date>2023-11-02T18:47:15</dc:date>
            </office:change-info>
          </text:UnknownChange>
        </text:changed-region>
        <text:changed-region xml:id="ct45035200" text:id="ct45035200">
          <text:UnknownChange>
            <office:change-info>
              <dc:creator>Ádám Morva</dc:creator>
              <dc:date>2023-11-02T18:47:15</dc:date>
            </office:change-info>
          </text:UnknownChange>
        </text:changed-region>
        <text:changed-region xml:id="ct45037472" text:id="ct45037472">
          <text:UnknownChange>
            <office:change-info>
              <dc:creator>Ádám Morva</dc:creator>
              <dc:date>2023-11-02T18:47:15</dc:date>
            </office:change-info>
          </text:UnknownChange>
        </text:changed-region>
        <text:changed-region xml:id="ct45050640" text:id="ct45050640">
          <text:UnknownChange>
            <office:change-info>
              <dc:creator>Ádám Morva</dc:creator>
              <dc:date>2023-11-02T18:47:15</dc:date>
            </office:change-info>
          </text:UnknownChange>
        </text:changed-region>
        <text:changed-region xml:id="ct45064384" text:id="ct45064384">
          <text:UnknownChange>
            <office:change-info>
              <dc:creator>Ádám Morva</dc:creator>
              <dc:date>2023-11-02T18:47:15</dc:date>
            </office:change-info>
          </text:UnknownChange>
        </text:changed-region>
        <text:changed-region xml:id="ct45065344" text:id="ct45065344">
          <text:UnknownChange>
            <office:change-info>
              <dc:creator>Ádám Morva</dc:creator>
              <dc:date>2023-11-02T18:47:15</dc:date>
            </office:change-info>
          </text:UnknownChange>
        </text:changed-region>
        <text:changed-region xml:id="ct45070304" text:id="ct45070304">
          <text:UnknownChange>
            <office:change-info>
              <dc:creator>Ádám Morva</dc:creator>
              <dc:date>2023-11-02T18:47:15</dc:date>
            </office:change-info>
          </text:UnknownChange>
        </text:changed-region>
        <text:changed-region xml:id="ct45073296" text:id="ct45073296">
          <text:UnknownChange>
            <office:change-info>
              <dc:creator>Ádám Morva</dc:creator>
              <dc:date>2023-11-02T18:47:15</dc:date>
            </office:change-info>
          </text:UnknownChange>
        </text:changed-region>
        <text:changed-region xml:id="ct45077728" text:id="ct45077728">
          <text:UnknownChange>
            <office:change-info>
              <dc:creator>Ádám Morva</dc:creator>
              <dc:date>2023-11-02T18:47:15</dc:date>
            </office:change-info>
          </text:UnknownChange>
        </text:changed-region>
        <text:changed-region xml:id="ct45068464" text:id="ct45068464">
          <text:UnknownChange>
            <office:change-info>
              <dc:creator>Ádám Morva</dc:creator>
              <dc:date>2023-11-02T18:47:15</dc:date>
            </office:change-info>
          </text:UnknownChange>
        </text:changed-region>
        <text:changed-region xml:id="ct45089392" text:id="ct45089392">
          <text:UnknownChange>
            <office:change-info>
              <dc:creator>Ádám Morva</dc:creator>
              <dc:date>2023-11-02T18:47:15</dc:date>
            </office:change-info>
          </text:UnknownChange>
        </text:changed-region>
        <text:changed-region xml:id="ct45090464" text:id="ct45090464">
          <text:UnknownChange>
            <office:change-info>
              <dc:creator>Ádám Morva</dc:creator>
              <dc:date>2023-11-02T18:47:15</dc:date>
            </office:change-info>
          </text:UnknownChange>
        </text:changed-region>
        <text:changed-region xml:id="ct45119472" text:id="ct45119472">
          <text:UnknownChange>
            <office:change-info>
              <dc:creator>Ádám Morva</dc:creator>
              <dc:date>2023-11-02T18:47:15</dc:date>
            </office:change-info>
          </text:UnknownChange>
        </text:changed-region>
        <text:changed-region xml:id="ct45135408" text:id="ct45135408">
          <text:UnknownChange>
            <office:change-info>
              <dc:creator>Ádám Morva</dc:creator>
              <dc:date>2023-11-02T18:47:15</dc:date>
            </office:change-info>
          </text:UnknownChange>
        </text:changed-region>
        <text:changed-region xml:id="ct45149280" text:id="ct45149280">
          <text:UnknownChange>
            <office:change-info>
              <dc:creator>Ádám Morva</dc:creator>
              <dc:date>2023-11-02T18:47:15</dc:date>
            </office:change-info>
          </text:UnknownChange>
        </text:changed-region>
        <text:changed-region xml:id="ct45126752" text:id="ct45126752">
          <text:UnknownChange>
            <office:change-info>
              <dc:creator>Ádám Morva</dc:creator>
              <dc:date>2023-11-02T18:47:15</dc:date>
            </office:change-info>
          </text:UnknownChange>
        </text:changed-region>
        <text:changed-region xml:id="ct45143088" text:id="ct45143088">
          <text:UnknownChange>
            <office:change-info>
              <dc:creator>Ádám Morva</dc:creator>
              <dc:date>2023-11-02T18:47:15</dc:date>
            </office:change-info>
          </text:UnknownChange>
        </text:changed-region>
        <text:changed-region xml:id="ct45158624" text:id="ct45158624">
          <text:UnknownChange>
            <office:change-info>
              <dc:creator>Ádám Morva</dc:creator>
              <dc:date>2023-11-02T18:47:15</dc:date>
            </office:change-info>
          </text:UnknownChange>
        </text:changed-region>
        <text:changed-region xml:id="ct45173472" text:id="ct45173472">
          <text:UnknownChange>
            <office:change-info>
              <dc:creator>Ádám Morva</dc:creator>
              <dc:date>2023-11-02T18:47:15</dc:date>
            </office:change-info>
          </text:UnknownChange>
        </text:changed-region>
        <text:changed-region xml:id="ct45175824" text:id="ct45175824">
          <text:UnknownChange>
            <office:change-info>
              <dc:creator>Ádám Morva</dc:creator>
              <dc:date>2023-11-02T18:47:15</dc:date>
            </office:change-info>
          </text:UnknownChange>
        </text:changed-region>
        <text:changed-region xml:id="ct45178048" text:id="ct45178048">
          <text:UnknownChange>
            <office:change-info>
              <dc:creator>Ádám Morva</dc:creator>
              <dc:date>2023-11-02T18:47:15</dc:date>
            </office:change-info>
          </text:UnknownChange>
        </text:changed-region>
        <text:changed-region xml:id="ct45180000" text:id="ct45180000">
          <text:UnknownChange>
            <office:change-info>
              <dc:creator>Ádám Morva</dc:creator>
              <dc:date>2023-11-02T18:47:15</dc:date>
            </office:change-info>
          </text:UnknownChange>
        </text:changed-region>
        <text:changed-region xml:id="ct45193824" text:id="ct45193824">
          <text:UnknownChange>
            <office:change-info>
              <dc:creator>Ádám Morva</dc:creator>
              <dc:date>2023-11-02T18:47:15</dc:date>
            </office:change-info>
          </text:UnknownChange>
        </text:changed-region>
        <text:changed-region xml:id="ct45196112" text:id="ct45196112">
          <text:UnknownChange>
            <office:change-info>
              <dc:creator>Ádám Morva</dc:creator>
              <dc:date>2023-11-02T18:47:15</dc:date>
            </office:change-info>
          </text:UnknownChange>
        </text:changed-region>
        <text:changed-region xml:id="ct45198336" text:id="ct45198336">
          <text:UnknownChange>
            <office:change-info>
              <dc:creator>Ádám Morva</dc:creator>
              <dc:date>2023-11-02T18:47:15</dc:date>
            </office:change-info>
          </text:UnknownChange>
        </text:changed-region>
        <text:changed-region xml:id="ct45200560" text:id="ct45200560">
          <text:UnknownChange>
            <office:change-info>
              <dc:creator>Ádám Morva</dc:creator>
              <dc:date>2023-11-02T18:47:15</dc:date>
            </office:change-info>
          </text:UnknownChange>
        </text:changed-region>
        <text:changed-region xml:id="ct45214016" text:id="ct45214016">
          <text:UnknownChange>
            <office:change-info>
              <dc:creator>Ádám Morva</dc:creator>
              <dc:date>2023-11-02T18:47:15</dc:date>
            </office:change-info>
          </text:UnknownChange>
        </text:changed-region>
        <text:changed-region xml:id="ct45216624" text:id="ct45216624">
          <text:UnknownChange>
            <office:change-info>
              <dc:creator>Ádám Morva</dc:creator>
              <dc:date>2023-11-02T18:47:15</dc:date>
            </office:change-info>
          </text:UnknownChange>
        </text:changed-region>
        <text:changed-region xml:id="ct45218848" text:id="ct45218848">
          <text:UnknownChange>
            <office:change-info>
              <dc:creator>Ádám Morva</dc:creator>
              <dc:date>2023-11-02T18:47:15</dc:date>
            </office:change-info>
          </text:UnknownChange>
        </text:changed-region>
        <text:changed-region xml:id="ct45219184" text:id="ct45219184">
          <text:UnknownChange>
            <office:change-info>
              <dc:creator>Ádám Morva</dc:creator>
              <dc:date>2023-11-02T18:47:15</dc:date>
            </office:change-info>
          </text:UnknownChange>
        </text:changed-region>
        <text:changed-region xml:id="ct45171584" text:id="ct45171584">
          <text:UnknownChange>
            <office:change-info>
              <dc:creator>Ádám Morva</dc:creator>
              <dc:date>2023-11-02T18:47:15</dc:date>
            </office:change-info>
          </text:UnknownChange>
        </text:changed-region>
        <text:changed-region xml:id="ct45216368" text:id="ct45216368">
          <text:UnknownChange>
            <office:change-info>
              <dc:creator>Ádám Morva</dc:creator>
              <dc:date>2023-11-02T18:47:15</dc:date>
            </office:change-info>
          </text:UnknownChange>
        </text:changed-region>
        <text:changed-region xml:id="ct45193600" text:id="ct45193600">
          <text:UnknownChange>
            <office:change-info>
              <dc:creator>Ádám Morva</dc:creator>
              <dc:date>2023-11-02T18:47:15</dc:date>
            </office:change-info>
          </text:UnknownChange>
        </text:changed-region>
        <text:changed-region xml:id="ct45236832" text:id="ct45236832">
          <text:UnknownChange>
            <office:change-info>
              <dc:creator>Ádám Morva</dc:creator>
              <dc:date>2023-11-02T18:47:15</dc:date>
            </office:change-info>
          </text:UnknownChange>
        </text:changed-region>
        <text:changed-region xml:id="ct45231328" text:id="ct45231328">
          <text:UnknownChange>
            <office:change-info>
              <dc:creator>Ádám Morva</dc:creator>
              <dc:date>2023-11-02T18:47:15</dc:date>
            </office:change-info>
          </text:UnknownChange>
        </text:changed-region>
        <text:changed-region xml:id="ct45251584" text:id="ct45251584">
          <text:UnknownChange>
            <office:change-info>
              <dc:creator>Ádám Morva</dc:creator>
              <dc:date>2023-11-02T18:47:15</dc:date>
            </office:change-info>
          </text:UnknownChange>
        </text:changed-region>
        <text:changed-region xml:id="ct45256480" text:id="ct45256480">
          <text:UnknownChange>
            <office:change-info>
              <dc:creator>Ádám Morva</dc:creator>
              <dc:date>2023-11-02T18:47:15</dc:date>
            </office:change-info>
          </text:UnknownChange>
        </text:changed-region>
        <text:changed-region xml:id="ct45254912" text:id="ct45254912">
          <text:UnknownChange>
            <office:change-info>
              <dc:creator>Ádám Morva</dc:creator>
              <dc:date>2023-11-02T18:47:15</dc:date>
            </office:change-info>
          </text:UnknownChange>
        </text:changed-region>
        <text:changed-region xml:id="ct45249760" text:id="ct45249760">
          <text:UnknownChange>
            <office:change-info>
              <dc:creator>Ádám Morva</dc:creator>
              <dc:date>2023-11-02T18:47:15</dc:date>
            </office:change-info>
          </text:UnknownChange>
        </text:changed-region>
        <text:changed-region xml:id="ct45272112" text:id="ct45272112">
          <text:UnknownChange>
            <office:change-info>
              <dc:creator>Ádám Morva</dc:creator>
              <dc:date>2023-11-02T18:47:15</dc:date>
            </office:change-info>
          </text:UnknownChange>
        </text:changed-region>
        <text:changed-region xml:id="ct45272608" text:id="ct45272608">
          <text:UnknownChange>
            <office:change-info>
              <dc:creator>Ádám Morva</dc:creator>
              <dc:date>2023-11-02T18:47:15</dc:date>
            </office:change-info>
          </text:UnknownChange>
        </text:changed-region>
        <text:changed-region xml:id="ct45275904" text:id="ct45275904">
          <text:UnknownChange>
            <office:change-info>
              <dc:creator>Ádám Morva</dc:creator>
              <dc:date>2023-11-02T18:47:15</dc:date>
            </office:change-info>
          </text:UnknownChange>
        </text:changed-region>
        <text:changed-region xml:id="ct45278480" text:id="ct45278480">
          <text:UnknownChange>
            <office:change-info>
              <dc:creator>Ádám Morva</dc:creator>
              <dc:date>2023-11-02T18:47:15</dc:date>
            </office:change-info>
          </text:UnknownChange>
        </text:changed-region>
        <text:changed-region xml:id="ct45285808" text:id="ct45285808">
          <text:deletion>
            <office:change-info>
              <dc:creator>Ádám Morva</dc:creator>
              <dc:date>2023-11-02T19:07:21</dc:date>
            </office:change-info>
            <text:p text:style-name="P2"><text:tab/><text:tab/><text:tab/></text:p>
            <text:p text:style-name="P17"><text:tab/><text:tab/><text:tab/></text:p>
          </text:deletion>
        </text:changed-region>
        <text:changed-region xml:id="ct45306928" text:id="ct45306928">
          <text:UnknownChange>
            <office:change-info>
              <dc:creator>Ádám Morva</dc:creator>
              <dc:date>2023-11-02T18:47:15</dc:date>
            </office:change-info>
          </text:UnknownChange>
        </text:changed-region>
        <text:changed-region xml:id="ct45310304" text:id="ct45310304">
          <text:UnknownChange>
            <office:change-info>
              <dc:creator>Ádám Morva</dc:creator>
              <dc:date>2023-11-02T18:47:15</dc:date>
            </office:change-info>
          </text:UnknownChange>
        </text:changed-region>
        <text:changed-region xml:id="ct45310048" text:id="ct45310048">
          <text:deletion>
            <office:change-info>
              <dc:creator>Ádám Morva</dc:creator>
              <dc:date>2023-11-02T19:07:35</dc:date>
            </office:change-info>
            <text:p text:style-name="P8">s</text:p>
          </text:deletion>
        </text:changed-region>
        <text:changed-region xml:id="ct45310928" text:id="ct45310928">
          <text:UnknownChange>
            <office:change-info>
              <dc:creator>Ádám Morva</dc:creator>
              <dc:date>2023-11-02T18:47:15</dc:date>
            </office:change-info>
          </text:UnknownChange>
        </text:changed-region>
        <text:changed-region xml:id="ct45326000" text:id="ct45326000">
          <text:UnknownChange>
            <office:change-info>
              <dc:creator>Ádám Morva</dc:creator>
              <dc:date>2023-11-02T18:47:15</dc:date>
            </office:change-info>
          </text:UnknownChange>
        </text:changed-region>
        <text:changed-region xml:id="ct45340048" text:id="ct45340048">
          <text:UnknownChange>
            <office:change-info>
              <dc:creator>Ádám Morva</dc:creator>
              <dc:date>2023-11-02T18:47:15</dc:date>
            </office:change-info>
          </text:UnknownChange>
        </text:changed-region>
        <text:changed-region xml:id="ct45342368" text:id="ct45342368">
          <text:UnknownChange>
            <office:change-info>
              <dc:creator>Ádám Morva</dc:creator>
              <dc:date>2023-11-02T18:47:15</dc:date>
            </office:change-info>
          </text:UnknownChange>
        </text:changed-region>
        <text:changed-region xml:id="ct45344400" text:id="ct45344400">
          <text:UnknownChange>
            <office:change-info>
              <dc:creator>Ádám Morva</dc:creator>
              <dc:date>2023-11-02T18:47:15</dc:date>
            </office:change-info>
          </text:UnknownChange>
        </text:changed-region>
        <text:changed-region xml:id="ct45354592" text:id="ct45354592">
          <text:UnknownChange>
            <office:change-info>
              <dc:creator>Ádám Morva</dc:creator>
              <dc:date>2023-11-02T18:47:15</dc:date>
            </office:change-info>
          </text:UnknownChange>
        </text:changed-region>
        <text:changed-region xml:id="ct45361008" text:id="ct45361008">
          <text:UnknownChange>
            <office:change-info>
              <dc:creator>Ádám Morva</dc:creator>
              <dc:date>2023-11-02T18:47:15</dc:date>
            </office:change-info>
          </text:UnknownChange>
        </text:changed-region>
        <text:changed-region xml:id="ct45369312" text:id="ct45369312">
          <text:UnknownChange>
            <office:change-info>
              <dc:creator>Ádám Morva</dc:creator>
              <dc:date>2023-11-02T18:47:15</dc:date>
            </office:change-info>
          </text:UnknownChange>
        </text:changed-region>
        <text:changed-region xml:id="ct45346912" text:id="ct45346912">
          <text:deletion>
            <office:change-info>
              <dc:creator>Ádám Morva</dc:creator>
              <dc:date>2023-11-02T19:07:43</dc:date>
            </office:change-info>
            <text:p text:style-name="P8">s</text:p>
          </text:deletion>
        </text:changed-region>
        <text:changed-region xml:id="ct45365280" text:id="ct45365280">
          <text:UnknownChange>
            <office:change-info>
              <dc:creator>Ádám Morva</dc:creator>
              <dc:date>2023-11-02T18:47:15</dc:date>
            </office:change-info>
          </text:UnknownChange>
        </text:changed-region>
        <text:changed-region xml:id="ct45296032" text:id="ct45296032">
          <text:UnknownChange>
            <office:change-info>
              <dc:creator>Ádám Morva</dc:creator>
              <dc:date>2023-11-02T18:47:15</dc:date>
            </office:change-info>
          </text:UnknownChange>
        </text:changed-region>
        <text:changed-region xml:id="ct45390976" text:id="ct45390976">
          <text:UnknownChange>
            <office:change-info>
              <dc:creator>Ádám Morva</dc:creator>
              <dc:date>2023-11-02T18:47:15</dc:date>
            </office:change-info>
          </text:UnknownChange>
        </text:changed-region>
        <text:changed-region xml:id="ct45406000" text:id="ct45406000">
          <text:UnknownChange>
            <office:change-info>
              <dc:creator>Ádám Morva</dc:creator>
              <dc:date>2023-11-02T18:47:15</dc:date>
            </office:change-info>
          </text:UnknownChange>
        </text:changed-region>
        <text:changed-region xml:id="ct45422256" text:id="ct45422256">
          <text:UnknownChange>
            <office:change-info>
              <dc:creator>Ádám Morva</dc:creator>
              <dc:date>2023-11-02T18:47:15</dc:date>
            </office:change-info>
          </text:UnknownChange>
        </text:changed-region>
        <text:changed-region xml:id="ct45428880" text:id="ct45428880">
          <text:UnknownChange>
            <office:change-info>
              <dc:creator>Ádám Morva</dc:creator>
              <dc:date>2023-11-02T18:47:15</dc:date>
            </office:change-info>
          </text:UnknownChange>
        </text:changed-region>
        <text:changed-region xml:id="ct45431616" text:id="ct45431616">
          <text:UnknownChange>
            <office:change-info>
              <dc:creator>Ádám Morva</dc:creator>
              <dc:date>2023-11-02T18:47:15</dc:date>
            </office:change-info>
          </text:UnknownChange>
        </text:changed-region>
        <text:changed-region xml:id="ct45444448" text:id="ct45444448">
          <text:UnknownChange>
            <office:change-info>
              <dc:creator>Ádám Morva</dc:creator>
              <dc:date>2023-11-02T18:47:15</dc:date>
            </office:change-info>
          </text:UnknownChange>
        </text:changed-region>
        <text:changed-region xml:id="ct45458752" text:id="ct45458752">
          <text:UnknownChange>
            <office:change-info>
              <dc:creator>Ádám Morva</dc:creator>
              <dc:date>2023-11-02T18:47:15</dc:date>
            </office:change-info>
          </text:UnknownChange>
        </text:changed-region>
        <text:changed-region xml:id="ct45472576" text:id="ct45472576">
          <text:UnknownChange>
            <office:change-info>
              <dc:creator>Ádám Morva</dc:creator>
              <dc:date>2023-11-02T18:47:15</dc:date>
            </office:change-info>
          </text:UnknownChange>
        </text:changed-region>
        <text:changed-region xml:id="ct45476160" text:id="ct45476160">
          <text:UnknownChange>
            <office:change-info>
              <dc:creator>Ádám Morva</dc:creator>
              <dc:date>2023-11-02T18:47:15</dc:date>
            </office:change-info>
          </text:UnknownChange>
        </text:changed-region>
        <text:changed-region xml:id="ct45481072" text:id="ct45481072">
          <text:UnknownChange>
            <office:change-info>
              <dc:creator>Ádám Morva</dc:creator>
              <dc:date>2023-11-02T18:47:15</dc:date>
            </office:change-info>
          </text:UnknownChange>
        </text:changed-region>
        <text:changed-region xml:id="ct45483280" text:id="ct45483280">
          <text:UnknownChange>
            <office:change-info>
              <dc:creator>Ádám Morva</dc:creator>
              <dc:date>2023-11-02T18:47:15</dc:date>
            </office:change-info>
          </text:UnknownChange>
        </text:changed-region>
        <text:changed-region xml:id="ct45488032" text:id="ct45488032">
          <text:UnknownChange>
            <office:change-info>
              <dc:creator>Ádám Morva</dc:creator>
              <dc:date>2023-11-02T18:47:15</dc:date>
            </office:change-info>
          </text:UnknownChange>
        </text:changed-region>
        <text:changed-region xml:id="ct45442784" text:id="ct45442784">
          <text:UnknownChange>
            <office:change-info>
              <dc:creator>Ádám Morva</dc:creator>
              <dc:date>2023-11-02T18:47:15</dc:date>
            </office:change-info>
          </text:UnknownChange>
        </text:changed-region>
        <text:changed-region xml:id="ct45474592" text:id="ct45474592">
          <text:UnknownChange>
            <office:change-info>
              <dc:creator>Ádám Morva</dc:creator>
              <dc:date>2023-11-02T18:47:15</dc:date>
            </office:change-info>
          </text:UnknownChange>
        </text:changed-region>
        <text:changed-region xml:id="ct45484080" text:id="ct45484080">
          <text:UnknownChange>
            <office:change-info>
              <dc:creator>Ádám Morva</dc:creator>
              <dc:date>2023-11-02T18:47:15</dc:date>
            </office:change-info>
          </text:UnknownChange>
        </text:changed-region>
        <text:changed-region xml:id="ct45485168" text:id="ct45485168">
          <text:UnknownChange>
            <office:change-info>
              <dc:creator>Ádám Morva</dc:creator>
              <dc:date>2023-11-02T18:47:15</dc:date>
            </office:change-info>
          </text:UnknownChange>
        </text:changed-region>
        <text:changed-region xml:id="ct45543920" text:id="ct45543920">
          <text:UnknownChange>
            <office:change-info>
              <dc:creator>Ádám Morva</dc:creator>
              <dc:date>2023-11-02T18:47:15</dc:date>
            </office:change-info>
          </text:UnknownChange>
        </text:changed-region>
        <text:changed-region xml:id="ct45542960" text:id="ct45542960">
          <text:UnknownChange>
            <office:change-info>
              <dc:creator>Ádám Morva</dc:creator>
              <dc:date>2023-11-02T18:47:15</dc:date>
            </office:change-info>
          </text:UnknownChange>
        </text:changed-region>
        <text:changed-region xml:id="ct45540720" text:id="ct45540720">
          <text:UnknownChange>
            <office:change-info>
              <dc:creator>Ádám Morva</dc:creator>
              <dc:date>2023-11-02T18:47:15</dc:date>
            </office:change-info>
          </text:UnknownChange>
        </text:changed-region>
        <text:changed-region xml:id="ct45542720" text:id="ct45542720">
          <text:UnknownChange>
            <office:change-info>
              <dc:creator>Ádám Morva</dc:creator>
              <dc:date>2023-11-02T18:47:15</dc:date>
            </office:change-info>
          </text:UnknownChange>
        </text:changed-region>
        <text:changed-region xml:id="ct45422032" text:id="ct45422032">
          <text:UnknownChange>
            <office:change-info>
              <dc:creator>Ádám Morva</dc:creator>
              <dc:date>2023-11-02T18:47:15</dc:date>
            </office:change-info>
          </text:UnknownChange>
        </text:changed-region>
        <text:changed-region xml:id="ct41458528" text:id="ct41458528">
          <text:UnknownChange>
            <office:change-info>
              <dc:creator>Ádám Morva</dc:creator>
              <dc:date>2023-11-02T18:47:15</dc:date>
            </office:change-info>
          </text:UnknownChange>
        </text:changed-region>
        <text:changed-region xml:id="ct41473312" text:id="ct41473312">
          <text:UnknownChange>
            <office:change-info>
              <dc:creator>Ádám Morva</dc:creator>
              <dc:date>2023-11-02T18:47:15</dc:date>
            </office:change-info>
          </text:UnknownChange>
        </text:changed-region>
        <text:changed-region xml:id="ct41477232" text:id="ct41477232">
          <text:UnknownChange>
            <office:change-info>
              <dc:creator>Ádám Morva</dc:creator>
              <dc:date>2023-11-02T18:47:15</dc:date>
            </office:change-info>
          </text:UnknownChange>
        </text:changed-region>
        <text:changed-region xml:id="ct41477008" text:id="ct41477008">
          <text:UnknownChange>
            <office:change-info>
              <dc:creator>Ádám Morva</dc:creator>
              <dc:date>2023-11-02T18:47:15</dc:date>
            </office:change-info>
          </text:UnknownChange>
        </text:changed-region>
        <text:changed-region xml:id="ct41474800" text:id="ct41474800">
          <text:UnknownChange>
            <office:change-info>
              <dc:creator>Ádám Morva</dc:creator>
              <dc:date>2023-11-02T18:47:15</dc:date>
            </office:change-info>
          </text:UnknownChange>
        </text:changed-region>
        <text:changed-region xml:id="ct41489408" text:id="ct41489408">
          <text:UnknownChange>
            <office:change-info>
              <dc:creator>Ádám Morva</dc:creator>
              <dc:date>2023-11-02T18:47:15</dc:date>
            </office:change-info>
          </text:UnknownChange>
        </text:changed-region>
        <text:changed-region xml:id="ct41497472" text:id="ct41497472">
          <text:UnknownChange>
            <office:change-info>
              <dc:creator>Ádám Morva</dc:creator>
              <dc:date>2023-11-02T18:47:15</dc:date>
            </office:change-info>
          </text:UnknownChange>
        </text:changed-region>
        <text:changed-region xml:id="ct41490480" text:id="ct41490480">
          <text:UnknownChange>
            <office:change-info>
              <dc:creator>Ádám Morva</dc:creator>
              <dc:date>2023-11-02T18:47:15</dc:date>
            </office:change-info>
          </text:UnknownChange>
        </text:changed-region>
        <text:changed-region xml:id="ct41500080" text:id="ct41500080">
          <text:UnknownChange>
            <office:change-info>
              <dc:creator>Ádám Morva</dc:creator>
              <dc:date>2023-11-02T18:47:15</dc:date>
            </office:change-info>
          </text:UnknownChange>
        </text:changed-region>
        <text:changed-region xml:id="ct41498880" text:id="ct41498880">
          <text:UnknownChange>
            <office:change-info>
              <dc:creator>Ádám Morva</dc:creator>
              <dc:date>2023-11-02T18:47:15</dc:date>
            </office:change-info>
          </text:UnknownChange>
        </text:changed-region>
        <text:changed-region xml:id="ct41522576" text:id="ct41522576">
          <text:UnknownChange>
            <office:change-info>
              <dc:creator>Ádám Morva</dc:creator>
              <dc:date>2023-11-02T18:47:15</dc:date>
            </office:change-info>
          </text:UnknownChange>
        </text:changed-region>
        <text:changed-region xml:id="ct41537536" text:id="ct41537536">
          <text:UnknownChange>
            <office:change-info>
              <dc:creator>Ádám Morva</dc:creator>
              <dc:date>2023-11-02T18:47:15</dc:date>
            </office:change-info>
          </text:UnknownChange>
        </text:changed-region>
        <text:changed-region xml:id="ct41539616" text:id="ct41539616">
          <text:UnknownChange>
            <office:change-info>
              <dc:creator>Ádám Morva</dc:creator>
              <dc:date>2023-11-02T18:47:15</dc:date>
            </office:change-info>
          </text:UnknownChange>
        </text:changed-region>
        <text:changed-region xml:id="ct41539360" text:id="ct41539360">
          <text:deletion>
            <office:change-info>
              <dc:creator>Ádám Morva</dc:creator>
              <dc:date>2023-11-02T18:54:18</dc:date>
            </office:change-info>
            <text:p text:style-name="P8">s</text:p>
          </text:deletion>
        </text:changed-region>
        <text:changed-region xml:id="ct41539840" text:id="ct41539840">
          <text:UnknownChange>
            <office:change-info>
              <dc:creator>Ádám Morva</dc:creator>
              <dc:date>2023-11-02T18:47:15</dc:date>
            </office:change-info>
          </text:UnknownChange>
        </text:changed-region>
        <text:changed-region xml:id="ct41556608" text:id="ct41556608">
          <text:UnknownChange>
            <office:change-info>
              <dc:creator>Ádám Morva</dc:creator>
              <dc:date>2023-11-02T18:47:15</dc:date>
            </office:change-info>
          </text:UnknownChange>
        </text:changed-region>
        <text:changed-region xml:id="ct41559776" text:id="ct41559776">
          <text:UnknownChange>
            <office:change-info>
              <dc:creator>Ádám Morva</dc:creator>
              <dc:date>2023-11-02T18:47:15</dc:date>
            </office:change-info>
          </text:UnknownChange>
        </text:changed-region>
        <text:changed-region xml:id="ct41574208" text:id="ct41574208">
          <text:UnknownChange>
            <office:change-info>
              <dc:creator>Ádám Morva</dc:creator>
              <dc:date>2023-11-02T18:47:15</dc:date>
            </office:change-info>
          </text:UnknownChange>
        </text:changed-region>
        <text:changed-region xml:id="ct41576144" text:id="ct41576144">
          <text:UnknownChange>
            <office:change-info>
              <dc:creator>Ádám Morva</dc:creator>
              <dc:date>2023-11-02T18:47:15</dc:date>
            </office:change-info>
          </text:UnknownChange>
        </text:changed-region>
        <text:changed-region xml:id="ct45816768" text:id="ct45816768">
          <text:UnknownChange>
            <office:change-info>
              <dc:creator>Ádám Morva</dc:creator>
              <dc:date>2023-11-02T18:47:15</dc:date>
            </office:change-info>
          </text:UnknownChange>
        </text:changed-region>
        <text:changed-region xml:id="ct45826080" text:id="ct45826080">
          <text:UnknownChange>
            <office:change-info>
              <dc:creator>Ádám Morva</dc:creator>
              <dc:date>2023-11-02T18:47:15</dc:date>
            </office:change-info>
          </text:UnknownChange>
        </text:changed-region>
        <text:changed-region xml:id="ct45828896" text:id="ct45828896">
          <text:UnknownChange>
            <office:change-info>
              <dc:creator>Ádám Morva</dc:creator>
              <dc:date>2023-11-02T18:47:15</dc:date>
            </office:change-info>
          </text:UnknownChange>
        </text:changed-region>
        <text:changed-region xml:id="ct45828368" text:id="ct45828368">
          <text:UnknownChange>
            <office:change-info>
              <dc:creator>Ádám Morva</dc:creator>
              <dc:date>2023-11-02T18:47:15</dc:date>
            </office:change-info>
          </text:UnknownChange>
        </text:changed-region>
        <text:changed-region xml:id="ct45829856" text:id="ct45829856">
          <text:UnknownChange>
            <office:change-info>
              <dc:creator>Ádám Morva</dc:creator>
              <dc:date>2023-11-02T18:47:15</dc:date>
            </office:change-info>
          </text:UnknownChange>
        </text:changed-region>
        <text:changed-region xml:id="ct45835408" text:id="ct45835408">
          <text:UnknownChange>
            <office:change-info>
              <dc:creator>Ádám Morva</dc:creator>
              <dc:date>2023-11-02T18:47:15</dc:date>
            </office:change-info>
          </text:UnknownChange>
        </text:changed-region>
        <text:changed-region xml:id="ct45851952" text:id="ct45851952">
          <text:UnknownChange>
            <office:change-info>
              <dc:creator>Ádám Morva</dc:creator>
              <dc:date>2023-11-02T18:47:15</dc:date>
            </office:change-info>
          </text:UnknownChange>
        </text:changed-region>
        <text:changed-region xml:id="ct45863824" text:id="ct45863824">
          <text:UnknownChange>
            <office:change-info>
              <dc:creator>Ádám Morva</dc:creator>
              <dc:date>2023-11-02T18:47:15</dc:date>
            </office:change-info>
          </text:UnknownChange>
        </text:changed-region>
        <text:changed-region xml:id="ct45883472" text:id="ct45883472">
          <text:UnknownChange>
            <office:change-info>
              <dc:creator>Ádám Morva</dc:creator>
              <dc:date>2023-11-02T18:47:15</dc:date>
            </office:change-info>
          </text:UnknownChange>
        </text:changed-region>
        <text:changed-region xml:id="ct45897248" text:id="ct45897248">
          <text:UnknownChange>
            <office:change-info>
              <dc:creator>Ádám Morva</dc:creator>
              <dc:date>2023-11-02T18:47:15</dc:date>
            </office:change-info>
          </text:UnknownChange>
        </text:changed-region>
        <text:changed-region xml:id="ct45900528" text:id="ct45900528">
          <text:UnknownChange>
            <office:change-info>
              <dc:creator>Ádám Morva</dc:creator>
              <dc:date>2023-11-02T18:47:15</dc:date>
            </office:change-info>
          </text:UnknownChange>
        </text:changed-region>
        <text:changed-region xml:id="ct45899920" text:id="ct45899920">
          <text:deletion>
            <office:change-info>
              <dc:creator>Ádám Morva</dc:creator>
              <dc:date>2023-11-02T18:54:28</dc:date>
            </office:change-info>
            <text:p text:style-name="P8">s</text:p>
          </text:deletion>
        </text:changed-region>
        <text:changed-region xml:id="ct45900272" text:id="ct45900272">
          <text:UnknownChange>
            <office:change-info>
              <dc:creator>Ádám Morva</dc:creator>
              <dc:date>2023-11-02T18:47:15</dc:date>
            </office:change-info>
          </text:UnknownChange>
        </text:changed-region>
        <text:changed-region xml:id="ct45918032" text:id="ct45918032">
          <text:UnknownChange>
            <office:change-info>
              <dc:creator>Ádám Morva</dc:creator>
              <dc:date>2023-11-02T18:47:15</dc:date>
            </office:change-info>
          </text:UnknownChange>
        </text:changed-region>
        <text:changed-region xml:id="ct45921472" text:id="ct45921472">
          <text:UnknownChange>
            <office:change-info>
              <dc:creator>Ádám Morva</dc:creator>
              <dc:date>2023-11-02T18:47:15</dc:date>
            </office:change-info>
          </text:UnknownChange>
        </text:changed-region>
        <text:changed-region xml:id="ct45924128" text:id="ct45924128">
          <text:UnknownChange>
            <office:change-info>
              <dc:creator>Ádám Morva</dc:creator>
              <dc:date>2023-11-02T18:47:15</dc:date>
            </office:change-info>
          </text:UnknownChange>
        </text:changed-region>
        <text:changed-region xml:id="ct45926592" text:id="ct45926592">
          <text:UnknownChange>
            <office:change-info>
              <dc:creator>Ádám Morva</dc:creator>
              <dc:date>2023-11-02T18:47:15</dc:date>
            </office:change-info>
          </text:UnknownChange>
        </text:changed-region>
        <text:changed-region xml:id="ct45928976" text:id="ct45928976">
          <text:UnknownChange>
            <office:change-info>
              <dc:creator>Ádám Morva</dc:creator>
              <dc:date>2023-11-02T18:47:15</dc:date>
            </office:change-info>
          </text:UnknownChange>
        </text:changed-region>
        <text:changed-region xml:id="ct45932384" text:id="ct45932384">
          <text:UnknownChange>
            <office:change-info>
              <dc:creator>Ádám Morva</dc:creator>
              <dc:date>2023-11-02T18:47:15</dc:date>
            </office:change-info>
          </text:UnknownChange>
        </text:changed-region>
        <text:changed-region xml:id="ct45929936" text:id="ct45929936">
          <text:UnknownChange>
            <office:change-info>
              <dc:creator>Ádám Morva</dc:creator>
              <dc:date>2023-11-02T18:47:15</dc:date>
            </office:change-info>
          </text:UnknownChange>
        </text:changed-region>
        <text:changed-region xml:id="ct45932976" text:id="ct45932976">
          <text:UnknownChange>
            <office:change-info>
              <dc:creator>Ádám Morva</dc:creator>
              <dc:date>2023-11-02T18:47:15</dc:date>
            </office:change-info>
          </text:UnknownChange>
        </text:changed-region>
        <text:changed-region xml:id="ct45939312" text:id="ct45939312">
          <text:UnknownChange>
            <office:change-info>
              <dc:creator>Ádám Morva</dc:creator>
              <dc:date>2023-11-02T18:47:15</dc:date>
            </office:change-info>
          </text:UnknownChange>
        </text:changed-region>
        <text:changed-region xml:id="ct45938256" text:id="ct45938256">
          <text:UnknownChange>
            <office:change-info>
              <dc:creator>Ádám Morva</dc:creator>
              <dc:date>2023-11-02T18:47:15</dc:date>
            </office:change-info>
          </text:UnknownChange>
        </text:changed-region>
        <text:changed-region xml:id="ct45931296" text:id="ct45931296">
          <text:UnknownChange>
            <office:change-info>
              <dc:creator>Ádám Morva</dc:creator>
              <dc:date>2023-11-02T18:47:15</dc:date>
            </office:change-info>
          </text:UnknownChange>
        </text:changed-region>
        <text:changed-region xml:id="ct45942384" text:id="ct45942384">
          <text:UnknownChange>
            <office:change-info>
              <dc:creator>Ádám Morva</dc:creator>
              <dc:date>2023-11-02T18:47:15</dc:date>
            </office:change-info>
          </text:UnknownChange>
        </text:changed-region>
        <text:changed-region xml:id="ct45944192" text:id="ct45944192">
          <text:UnknownChange>
            <office:change-info>
              <dc:creator>Ádám Morva</dc:creator>
              <dc:date>2023-11-02T18:47:15</dc:date>
            </office:change-info>
          </text:UnknownChange>
        </text:changed-region>
        <text:changed-region xml:id="ct45942080" text:id="ct45942080">
          <text:UnknownChange>
            <office:change-info>
              <dc:creator>Ádám Morva</dc:creator>
              <dc:date>2023-11-02T18:47:15</dc:date>
            </office:change-info>
          </text:UnknownChange>
        </text:changed-region>
        <text:changed-region xml:id="ct45945776" text:id="ct45945776">
          <text:UnknownChange>
            <office:change-info>
              <dc:creator>Ádám Morva</dc:creator>
              <dc:date>2023-11-02T18:47:15</dc:date>
            </office:change-info>
          </text:UnknownChange>
        </text:changed-region>
        <text:changed-region xml:id="ct45872432" text:id="ct45872432">
          <text:UnknownChange>
            <office:change-info>
              <dc:creator>Ádám Morva</dc:creator>
              <dc:date>2023-11-02T18:47:15</dc:date>
            </office:change-info>
          </text:UnknownChange>
        </text:changed-region>
        <text:changed-region xml:id="ct45957344" text:id="ct45957344">
          <text:UnknownChange>
            <office:change-info>
              <dc:creator>Ádám Morva</dc:creator>
              <dc:date>2023-11-02T18:47:15</dc:date>
            </office:change-info>
          </text:UnknownChange>
        </text:changed-region>
        <text:changed-region xml:id="ct45959472" text:id="ct45959472">
          <text:UnknownChange>
            <office:change-info>
              <dc:creator>Ádám Morva</dc:creator>
              <dc:date>2023-11-02T18:47:15</dc:date>
            </office:change-info>
          </text:UnknownChange>
        </text:changed-region>
        <text:changed-region xml:id="ct45958400" text:id="ct45958400">
          <text:UnknownChange>
            <office:change-info>
              <dc:creator>Ádám Morva</dc:creator>
              <dc:date>2023-11-02T18:47:15</dc:date>
            </office:change-info>
          </text:UnknownChange>
        </text:changed-region>
        <text:changed-region xml:id="ct45964576" text:id="ct45964576">
          <text:UnknownChange>
            <office:change-info>
              <dc:creator>Ádám Morva</dc:creator>
              <dc:date>2023-11-02T18:47:15</dc:date>
            </office:change-info>
          </text:UnknownChange>
        </text:changed-region>
        <text:changed-region xml:id="ct45963760" text:id="ct45963760">
          <text:UnknownChange>
            <office:change-info>
              <dc:creator>Ádám Morva</dc:creator>
              <dc:date>2023-11-02T18:47:15</dc:date>
            </office:change-info>
          </text:UnknownChange>
        </text:changed-region>
        <text:changed-region xml:id="ct45968032" text:id="ct45968032">
          <text:UnknownChange>
            <office:change-info>
              <dc:creator>Ádám Morva</dc:creator>
              <dc:date>2023-11-02T18:47:15</dc:date>
            </office:change-info>
          </text:UnknownChange>
        </text:changed-region>
        <text:changed-region xml:id="ct45971040" text:id="ct45971040">
          <text:UnknownChange>
            <office:change-info>
              <dc:creator>Ádám Morva</dc:creator>
              <dc:date>2023-11-02T18:47:15</dc:date>
            </office:change-info>
          </text:UnknownChange>
        </text:changed-region>
        <text:changed-region xml:id="ct45965088" text:id="ct45965088">
          <text:UnknownChange>
            <office:change-info>
              <dc:creator>Ádám Morva</dc:creator>
              <dc:date>2023-11-02T18:47:15</dc:date>
            </office:change-info>
          </text:UnknownChange>
        </text:changed-region>
        <text:changed-region xml:id="ct45967360" text:id="ct45967360">
          <text:UnknownChange>
            <office:change-info>
              <dc:creator>Ádám Morva</dc:creator>
              <dc:date>2023-11-02T18:47:15</dc:date>
            </office:change-info>
          </text:UnknownChange>
        </text:changed-region>
        <text:changed-region xml:id="ct45976368" text:id="ct45976368">
          <text:UnknownChange>
            <office:change-info>
              <dc:creator>Ádám Morva</dc:creator>
              <dc:date>2023-11-02T18:47:15</dc:date>
            </office:change-info>
          </text:UnknownChange>
        </text:changed-region>
        <text:changed-region xml:id="ct45979520" text:id="ct45979520">
          <text:UnknownChange>
            <office:change-info>
              <dc:creator>Ádám Morva</dc:creator>
              <dc:date>2023-11-02T18:47:15</dc:date>
            </office:change-info>
          </text:UnknownChange>
        </text:changed-region>
        <text:changed-region xml:id="ct45990928" text:id="ct45990928">
          <text:UnknownChange>
            <office:change-info>
              <dc:creator>Ádám Morva</dc:creator>
              <dc:date>2023-11-02T18:47:15</dc:date>
            </office:change-info>
          </text:UnknownChange>
        </text:changed-region>
        <text:changed-region xml:id="ct45983808" text:id="ct45983808">
          <text:UnknownChange>
            <office:change-info>
              <dc:creator>Ádám Morva</dc:creator>
              <dc:date>2023-11-02T18:47:15</dc:date>
            </office:change-info>
          </text:UnknownChange>
        </text:changed-region>
        <text:changed-region xml:id="ct45993952" text:id="ct45993952">
          <text:UnknownChange>
            <office:change-info>
              <dc:creator>Ádám Morva</dc:creator>
              <dc:date>2023-11-02T18:47:15</dc:date>
            </office:change-info>
          </text:UnknownChange>
        </text:changed-region>
        <text:changed-region xml:id="ct46018320" text:id="ct46018320">
          <text:UnknownChange>
            <office:change-info>
              <dc:creator>Ádám Morva</dc:creator>
              <dc:date>2023-11-02T18:47:15</dc:date>
            </office:change-info>
          </text:UnknownChange>
        </text:changed-region>
        <text:changed-region xml:id="ct46021440" text:id="ct46021440">
          <text:UnknownChange>
            <office:change-info>
              <dc:creator>Ádám Morva</dc:creator>
              <dc:date>2023-11-02T18:47:15</dc:date>
            </office:change-info>
          </text:UnknownChange>
        </text:changed-region>
        <text:changed-region xml:id="ct46021184" text:id="ct46021184">
          <text:insertion>
            <office:change-info>
              <dc:creator>Ádám Morva</dc:creator>
              <dc:date>2023-11-02T18:54:56</dc:date>
            </office:change-info>
          </text:insertion>
        </text:changed-region>
        <text:changed-region xml:id="ct46022064" text:id="ct46022064">
          <text:UnknownChange>
            <office:change-info>
              <dc:creator>Ádám Morva</dc:creator>
              <dc:date>2023-11-02T18:47:15</dc:date>
            </office:change-info>
          </text:UnknownChange>
        </text:changed-region>
        <text:changed-region xml:id="ct46022560" text:id="ct46022560">
          <text:deletion>
            <office:change-info>
              <dc:creator>Ádám Morva</dc:creator>
              <dc:date>2023-11-02T18:54:56</dc:date>
            </office:change-info>
            <text:p text:style-name="P8">s</text:p>
          </text:deletion>
        </text:changed-region>
        <text:changed-region xml:id="ct46022816" text:id="ct46022816">
          <text:UnknownChange>
            <office:change-info>
              <dc:creator>Ádám Morva</dc:creator>
              <dc:date>2023-11-02T18:47:15</dc:date>
            </office:change-info>
          </text:UnknownChange>
        </text:changed-region>
        <text:changed-region xml:id="ct46023824" text:id="ct46023824">
          <text:deletion>
            <office:change-info>
              <dc:creator>Ádám Morva</dc:creator>
              <dc:date>2023-11-02T18:55:02</dc:date>
            </office:change-info>
            <text:p text:style-name="P8">s</text:p>
          </text:deletion>
        </text:changed-region>
        <text:changed-region xml:id="ct46025152" text:id="ct46025152">
          <text:UnknownChange>
            <office:change-info>
              <dc:creator>Ádám Morva</dc:creator>
              <dc:date>2023-11-02T18:47:15</dc:date>
            </office:change-info>
          </text:UnknownChange>
        </text:changed-region>
        <text:changed-region xml:id="ct46041584" text:id="ct46041584">
          <text:UnknownChange>
            <office:change-info>
              <dc:creator>Ádám Morva</dc:creator>
              <dc:date>2023-11-02T18:47:15</dc:date>
            </office:change-info>
          </text:UnknownChange>
        </text:changed-region>
        <text:changed-region xml:id="ct46055520" text:id="ct46055520">
          <text:UnknownChange>
            <office:change-info>
              <dc:creator>Ádám Morva</dc:creator>
              <dc:date>2023-11-02T18:47:15</dc:date>
            </office:change-info>
          </text:UnknownChange>
        </text:changed-region>
        <text:changed-region xml:id="ct46059152" text:id="ct46059152">
          <text:UnknownChange>
            <office:change-info>
              <dc:creator>Ádám Morva</dc:creator>
              <dc:date>2023-11-02T18:47:15</dc:date>
            </office:change-info>
          </text:UnknownChange>
        </text:changed-region>
        <text:changed-region xml:id="ct46072384" text:id="ct46072384">
          <text:UnknownChange>
            <office:change-info>
              <dc:creator>Ádám Morva</dc:creator>
              <dc:date>2023-11-02T18:47:15</dc:date>
            </office:change-info>
          </text:UnknownChange>
        </text:changed-region>
        <text:changed-region xml:id="ct46075776" text:id="ct46075776">
          <text:UnknownChange>
            <office:change-info>
              <dc:creator>Ádám Morva</dc:creator>
              <dc:date>2023-11-02T18:47:15</dc:date>
            </office:change-info>
          </text:UnknownChange>
        </text:changed-region>
        <text:changed-region xml:id="ct46080016" text:id="ct46080016">
          <text:UnknownChange>
            <office:change-info>
              <dc:creator>Ádám Morva</dc:creator>
              <dc:date>2023-11-02T18:47:15</dc:date>
            </office:change-info>
          </text:UnknownChange>
        </text:changed-region>
        <text:changed-region xml:id="ct46088704" text:id="ct46088704">
          <text:UnknownChange>
            <office:change-info>
              <dc:creator>Ádám Morva</dc:creator>
              <dc:date>2023-11-02T18:47:15</dc:date>
            </office:change-info>
          </text:UnknownChange>
        </text:changed-region>
        <text:changed-region xml:id="ct46035600" text:id="ct46035600">
          <text:UnknownChange>
            <office:change-info>
              <dc:creator>Ádám Morva</dc:creator>
              <dc:date>2023-11-02T18:47:15</dc:date>
            </office:change-info>
          </text:UnknownChange>
        </text:changed-region>
        <text:changed-region xml:id="ct46095584" text:id="ct46095584">
          <text:UnknownChange>
            <office:change-info>
              <dc:creator>Ádám Morva</dc:creator>
              <dc:date>2023-11-02T18:47:15</dc:date>
            </office:change-info>
          </text:UnknownChange>
        </text:changed-region>
        <text:changed-region xml:id="ct46107360" text:id="ct46107360">
          <text:UnknownChange>
            <office:change-info>
              <dc:creator>Ádám Morva</dc:creator>
              <dc:date>2023-11-02T18:47:15</dc:date>
            </office:change-info>
          </text:UnknownChange>
        </text:changed-region>
        <text:changed-region xml:id="ct46112800" text:id="ct46112800">
          <text:UnknownChange>
            <office:change-info>
              <dc:creator>Ádám Morva</dc:creator>
              <dc:date>2023-11-02T18:47:15</dc:date>
            </office:change-info>
          </text:UnknownChange>
        </text:changed-region>
        <text:changed-region xml:id="ct46085744" text:id="ct46085744">
          <text:UnknownChange>
            <office:change-info>
              <dc:creator>Ádám Morva</dc:creator>
              <dc:date>2023-11-02T18:47:15</dc:date>
            </office:change-info>
          </text:UnknownChange>
        </text:changed-region>
        <text:changed-region xml:id="ct46135568" text:id="ct46135568">
          <text:UnknownChange>
            <office:change-info>
              <dc:creator>Ádám Morva</dc:creator>
              <dc:date>2023-11-02T18:47:15</dc:date>
            </office:change-info>
          </text:UnknownChange>
        </text:changed-region>
        <text:changed-region xml:id="ct46154048" text:id="ct46154048">
          <text:UnknownChange>
            <office:change-info>
              <dc:creator>Ádám Morva</dc:creator>
              <dc:date>2023-11-02T18:47:15</dc:date>
            </office:change-info>
          </text:UnknownChange>
        </text:changed-region>
        <text:changed-region xml:id="ct46168448" text:id="ct46168448">
          <text:UnknownChange>
            <office:change-info>
              <dc:creator>Ádám Morva</dc:creator>
              <dc:date>2023-11-02T18:47:15</dc:date>
            </office:change-info>
          </text:UnknownChange>
        </text:changed-region>
        <text:changed-region xml:id="ct46170624" text:id="ct46170624">
          <text:UnknownChange>
            <office:change-info>
              <dc:creator>Ádám Morva</dc:creator>
              <dc:date>2023-11-02T18:47:15</dc:date>
            </office:change-info>
          </text:UnknownChange>
        </text:changed-region>
        <text:changed-region xml:id="ct46184576" text:id="ct46184576">
          <text:UnknownChange>
            <office:change-info>
              <dc:creator>Ádám Morva</dc:creator>
              <dc:date>2023-11-02T18:47:15</dc:date>
            </office:change-info>
          </text:UnknownChange>
        </text:changed-region>
        <text:changed-region xml:id="ct46197008" text:id="ct46197008">
          <text:UnknownChange>
            <office:change-info>
              <dc:creator>Ádám Morva</dc:creator>
              <dc:date>2023-11-02T18:47:15</dc:date>
            </office:change-info>
          </text:UnknownChange>
        </text:changed-region>
        <text:changed-region xml:id="ct46210688" text:id="ct46210688">
          <text:UnknownChange>
            <office:change-info>
              <dc:creator>Ádám Morva</dc:creator>
              <dc:date>2023-11-02T18:47:15</dc:date>
            </office:change-info>
          </text:UnknownChange>
        </text:changed-region>
        <text:changed-region xml:id="ct46208592" text:id="ct46208592">
          <text:UnknownChange>
            <office:change-info>
              <dc:creator>Ádám Morva</dc:creator>
              <dc:date>2023-11-02T18:47:15</dc:date>
            </office:change-info>
          </text:UnknownChange>
        </text:changed-region>
        <text:changed-region xml:id="ct46205264" text:id="ct46205264">
          <text:deletion>
            <office:change-info>
              <dc:creator>Ádám Morva</dc:creator>
              <dc:date>2023-11-02T18:55:42</dc:date>
            </office:change-info>
            <text:p text:style-name="P8">s</text:p>
          </text:deletion>
        </text:changed-region>
        <text:changed-region xml:id="ct46208864" text:id="ct46208864">
          <text:UnknownChange>
            <office:change-info>
              <dc:creator>Ádám Morva</dc:creator>
              <dc:date>2023-11-02T18:47:15</dc:date>
            </office:change-info>
          </text:UnknownChange>
        </text:changed-region>
        <text:changed-region xml:id="ct46212384" text:id="ct46212384">
          <text:UnknownChange>
            <office:change-info>
              <dc:creator>Ádám Morva</dc:creator>
              <dc:date>2023-11-02T18:47:15</dc:date>
            </office:change-info>
          </text:UnknownChange>
        </text:changed-region>
        <text:changed-region xml:id="ct46226752" text:id="ct46226752">
          <text:insertion>
            <office:change-info>
              <dc:creator>Anonymous</dc:creator>
              <dc:date>2023-05-06T09:24:18</dc:date>
            </office:change-info>
          </text:insertion>
        </text:changed-region>
        <text:changed-region xml:id="ct46215968" text:id="ct46215968">
          <text:insertion>
            <office:change-info>
              <dc:creator>Anonymous</dc:creator>
              <dc:date>2023-05-06T09:25:14</dc:date>
            </office:change-info>
          </text:insertion>
        </text:changed-region>
        <text:changed-region xml:id="ct46230480" text:id="ct46230480">
          <text:UnknownChange>
            <office:change-info>
              <dc:creator>Ádám Morva</dc:creator>
              <dc:date>2023-11-02T18:47:15</dc:date>
            </office:change-info>
          </text:UnknownChange>
        </text:changed-region>
        <text:changed-region xml:id="ct46231424" text:id="ct46231424">
          <text:insertion>
            <office:change-info>
              <dc:creator>Anonymous</dc:creator>
              <dc:date>2023-05-06T09:25:31</dc:date>
            </office:change-info>
          </text:insertion>
        </text:changed-region>
        <text:changed-region xml:id="ct46241760" text:id="ct46241760">
          <text:UnknownChange>
            <office:change-info>
              <dc:creator>Ádám Morva</dc:creator>
              <dc:date>2023-11-02T18:47:15</dc:date>
            </office:change-info>
          </text:UnknownChange>
        </text:changed-region>
        <text:changed-region xml:id="ct46251584" text:id="ct46251584">
          <text:UnknownChange>
            <office:change-info>
              <dc:creator>Ádám Morva</dc:creator>
              <dc:date>2023-11-02T18:47:15</dc:date>
            </office:change-info>
          </text:UnknownChange>
        </text:changed-region>
        <text:changed-region xml:id="ct46248912" text:id="ct46248912">
          <text:UnknownChange>
            <office:change-info>
              <dc:creator>Ádám Morva</dc:creator>
              <dc:date>2023-11-02T18:47:15</dc:date>
            </office:change-info>
          </text:UnknownChange>
        </text:changed-region>
        <text:changed-region xml:id="ct46195392" text:id="ct46195392">
          <text:UnknownChange>
            <office:change-info>
              <dc:creator>Ádám Morva</dc:creator>
              <dc:date>2023-11-02T18:47:15</dc:date>
            </office:change-info>
          </text:UnknownChange>
        </text:changed-region>
        <text:changed-region xml:id="ct46273200" text:id="ct46273200">
          <text:UnknownChange>
            <office:change-info>
              <dc:creator>Ádám Morva</dc:creator>
              <dc:date>2023-11-02T18:47:15</dc:date>
            </office:change-info>
          </text:UnknownChange>
        </text:changed-region>
        <text:changed-region xml:id="ct46277120" text:id="ct46277120">
          <text:UnknownChange>
            <office:change-info>
              <dc:creator>Ádám Morva</dc:creator>
              <dc:date>2023-11-02T18:47:15</dc:date>
            </office:change-info>
          </text:UnknownChange>
        </text:changed-region>
        <text:changed-region xml:id="ct46275536" text:id="ct46275536">
          <text:deletion>
            <office:change-info>
              <dc:creator>Ádám Morva</dc:creator>
              <dc:date>2023-11-02T18:55:47</dc:date>
            </office:change-info>
            <text:p text:style-name="P8">s</text:p>
          </text:deletion>
        </text:changed-region>
        <text:changed-region xml:id="ct46274224" text:id="ct46274224">
          <text:UnknownChange>
            <office:change-info>
              <dc:creator>Ádám Morva</dc:creator>
              <dc:date>2023-11-02T18:47:15</dc:date>
            </office:change-info>
          </text:UnknownChange>
        </text:changed-region>
        <text:changed-region xml:id="ct46298336" text:id="ct46298336">
          <text:UnknownChange>
            <office:change-info>
              <dc:creator>Ádám Morva</dc:creator>
              <dc:date>2023-11-02T18:47:15</dc:date>
            </office:change-info>
          </text:UnknownChange>
        </text:changed-region>
        <text:changed-region xml:id="ct46297728" text:id="ct46297728">
          <text:insertion>
            <office:change-info>
              <dc:creator>Ádám Morva</dc:creator>
              <dc:date>2023-11-02T18:55:58</dc:date>
            </office:change-info>
          </text:insertion>
        </text:changed-region>
        <text:changed-region xml:id="ct46298080" text:id="ct46298080">
          <text:UnknownChange>
            <office:change-info>
              <dc:creator>Ádám Morva</dc:creator>
              <dc:date>2023-11-02T18:47:15</dc:date>
            </office:change-info>
          </text:UnknownChange>
        </text:changed-region>
        <text:changed-region xml:id="ct46299232" text:id="ct46299232">
          <text:deletion>
            <office:change-info>
              <dc:creator>Ádám Morva</dc:creator>
              <dc:date>2023-11-02T18:55:58</dc:date>
            </office:change-info>
            <text:p text:style-name="P3">for </text:p>
          </text:deletion>
        </text:changed-region>
        <text:changed-region xml:id="ct46299888" text:id="ct46299888">
          <text:UnknownChange>
            <office:change-info>
              <dc:creator>Ádám Morva</dc:creator>
              <dc:date>2023-11-02T18:47:15</dc:date>
            </office:change-info>
          </text:UnknownChange>
        </text:changed-region>
        <text:changed-region xml:id="ct46306048" text:id="ct46306048">
          <text:UnknownChange>
            <office:change-info>
              <dc:creator>Ádám Morva</dc:creator>
              <dc:date>2023-11-02T18:47:15</dc:date>
            </office:change-info>
          </text:UnknownChange>
        </text:changed-region>
        <text:changed-region xml:id="ct46307152" text:id="ct46307152">
          <text:UnknownChange>
            <office:change-info>
              <dc:creator>Ádám Morva</dc:creator>
              <dc:date>2023-11-02T18:47:15</dc:date>
            </office:change-info>
          </text:UnknownChange>
        </text:changed-region>
        <text:changed-region xml:id="ct46311232" text:id="ct46311232">
          <text:UnknownChange>
            <office:change-info>
              <dc:creator>Ádám Morva</dc:creator>
              <dc:date>2023-11-02T18:47:15</dc:date>
            </office:change-info>
          </text:UnknownChange>
        </text:changed-region>
        <text:changed-region xml:id="ct46313584" text:id="ct46313584">
          <text:UnknownChange>
            <office:change-info>
              <dc:creator>Ádám Morva</dc:creator>
              <dc:date>2023-11-02T18:47:15</dc:date>
            </office:change-info>
          </text:UnknownChange>
        </text:changed-region>
        <text:changed-region xml:id="ct46315968" text:id="ct46315968">
          <text:UnknownChange>
            <office:change-info>
              <dc:creator>Ádám Morva</dc:creator>
              <dc:date>2023-11-02T18:47:15</dc:date>
            </office:change-info>
          </text:UnknownChange>
        </text:changed-region>
        <text:changed-region xml:id="ct46318592" text:id="ct46318592">
          <text:UnknownChange>
            <office:change-info>
              <dc:creator>Ádám Morva</dc:creator>
              <dc:date>2023-11-02T18:47:15</dc:date>
            </office:change-info>
          </text:UnknownChange>
        </text:changed-region>
        <text:changed-region xml:id="ct46320464" text:id="ct46320464">
          <text:UnknownChange>
            <office:change-info>
              <dc:creator>Ádám Morva</dc:creator>
              <dc:date>2023-11-02T18:47:15</dc:date>
            </office:change-info>
          </text:UnknownChange>
        </text:changed-region>
        <text:changed-region xml:id="ct46325936" text:id="ct46325936">
          <text:UnknownChange>
            <office:change-info>
              <dc:creator>Ádám Morva</dc:creator>
              <dc:date>2023-11-02T18:47:15</dc:date>
            </office:change-info>
          </text:UnknownChange>
        </text:changed-region>
        <text:changed-region xml:id="ct46328160" text:id="ct46328160">
          <text:UnknownChange>
            <office:change-info>
              <dc:creator>Ádám Morva</dc:creator>
              <dc:date>2023-11-02T18:47:15</dc:date>
            </office:change-info>
          </text:UnknownChange>
        </text:changed-region>
        <text:changed-region xml:id="ct46329120" text:id="ct46329120">
          <text:UnknownChange>
            <office:change-info>
              <dc:creator>Ádám Morva</dc:creator>
              <dc:date>2023-11-02T18:47:15</dc:date>
            </office:change-info>
          </text:UnknownChange>
        </text:changed-region>
        <text:changed-region xml:id="ct46343184" text:id="ct46343184">
          <text:UnknownChange>
            <office:change-info>
              <dc:creator>Ádám Morva</dc:creator>
              <dc:date>2023-11-02T18:47:15</dc:date>
            </office:change-info>
          </text:UnknownChange>
        </text:changed-region>
        <text:changed-region xml:id="ct46344896" text:id="ct46344896">
          <text:UnknownChange>
            <office:change-info>
              <dc:creator>Ádám Morva</dc:creator>
              <dc:date>2023-11-02T18:47:15</dc:date>
            </office:change-info>
          </text:UnknownChange>
        </text:changed-region>
        <text:changed-region xml:id="ct46342928" text:id="ct46342928">
          <text:UnknownChange>
            <office:change-info>
              <dc:creator>Ádám Morva</dc:creator>
              <dc:date>2023-11-02T18:47:15</dc:date>
            </office:change-info>
          </text:UnknownChange>
        </text:changed-region>
        <text:changed-region xml:id="ct46358016" text:id="ct46358016">
          <text:UnknownChange>
            <office:change-info>
              <dc:creator>Ádám Morva</dc:creator>
              <dc:date>2023-11-02T18:47:15</dc:date>
            </office:change-info>
          </text:UnknownChange>
        </text:changed-region>
        <text:changed-region xml:id="ct46358576" text:id="ct46358576">
          <text:UnknownChange>
            <office:change-info>
              <dc:creator>Ádám Morva</dc:creator>
              <dc:date>2023-11-02T18:47:15</dc:date>
            </office:change-info>
          </text:UnknownChange>
        </text:changed-region>
        <text:changed-region xml:id="ct46356368" text:id="ct46356368">
          <text:UnknownChange>
            <office:change-info>
              <dc:creator>Ádám Morva</dc:creator>
              <dc:date>2023-11-02T18:47:15</dc:date>
            </office:change-info>
          </text:UnknownChange>
        </text:changed-region>
        <text:changed-region xml:id="ct46354496" text:id="ct46354496">
          <text:UnknownChange>
            <office:change-info>
              <dc:creator>Ádám Morva</dc:creator>
              <dc:date>2023-11-02T18:47:15</dc:date>
            </office:change-info>
          </text:UnknownChange>
        </text:changed-region>
        <text:changed-region xml:id="ct46372288" text:id="ct46372288">
          <text:UnknownChange>
            <office:change-info>
              <dc:creator>Ádám Morva</dc:creator>
              <dc:date>2023-11-02T18:47:15</dc:date>
            </office:change-info>
          </text:UnknownChange>
        </text:changed-region>
        <text:changed-region xml:id="ct46377856" text:id="ct46377856">
          <text:UnknownChange>
            <office:change-info>
              <dc:creator>Ádám Morva</dc:creator>
              <dc:date>2023-11-02T18:47:15</dc:date>
            </office:change-info>
          </text:UnknownChange>
        </text:changed-region>
        <text:changed-region xml:id="ct46396544" text:id="ct46396544">
          <text:UnknownChange>
            <office:change-info>
              <dc:creator>Ádám Morva</dc:creator>
              <dc:date>2023-11-02T18:47:15</dc:date>
            </office:change-info>
          </text:UnknownChange>
        </text:changed-region>
        <text:changed-region xml:id="ct46405440" text:id="ct46405440">
          <text:UnknownChange>
            <office:change-info>
              <dc:creator>Ádám Morva</dc:creator>
              <dc:date>2023-11-02T18:47:15</dc:date>
            </office:change-info>
          </text:UnknownChange>
        </text:changed-region>
        <text:changed-region xml:id="ct46421888" text:id="ct46421888">
          <text:UnknownChange>
            <office:change-info>
              <dc:creator>Ádám Morva</dc:creator>
              <dc:date>2023-11-02T18:47:15</dc:date>
            </office:change-info>
          </text:UnknownChange>
        </text:changed-region>
        <text:changed-region xml:id="ct46424336" text:id="ct46424336">
          <text:UnknownChange>
            <office:change-info>
              <dc:creator>Ádám Morva</dc:creator>
              <dc:date>2023-11-02T18:47:15</dc:date>
            </office:change-info>
          </text:UnknownChange>
        </text:changed-region>
        <text:changed-region xml:id="ct46426752" text:id="ct46426752">
          <text:UnknownChange>
            <office:change-info>
              <dc:creator>Ádám Morva</dc:creator>
              <dc:date>2023-11-02T18:47:15</dc:date>
            </office:change-info>
          </text:UnknownChange>
        </text:changed-region>
        <text:changed-region xml:id="ct46429040" text:id="ct46429040">
          <text:UnknownChange>
            <office:change-info>
              <dc:creator>Ádám Morva</dc:creator>
              <dc:date>2023-11-02T18:47:15</dc:date>
            </office:change-info>
          </text:UnknownChange>
        </text:changed-region>
        <text:changed-region xml:id="ct46431440" text:id="ct46431440">
          <text:UnknownChange>
            <office:change-info>
              <dc:creator>Ádám Morva</dc:creator>
              <dc:date>2023-11-02T18:47:15</dc:date>
            </office:change-info>
          </text:UnknownChange>
        </text:changed-region>
        <text:changed-region xml:id="ct46444768" text:id="ct46444768">
          <text:UnknownChange>
            <office:change-info>
              <dc:creator>Ádám Morva</dc:creator>
              <dc:date>2023-11-02T18:47:15</dc:date>
            </office:change-info>
          </text:UnknownChange>
        </text:changed-region>
        <text:changed-region xml:id="ct46457232" text:id="ct46457232">
          <text:UnknownChange>
            <office:change-info>
              <dc:creator>Ádám Morva</dc:creator>
              <dc:date>2023-11-02T18:47:15</dc:date>
            </office:change-info>
          </text:UnknownChange>
        </text:changed-region>
        <text:changed-region xml:id="ct46461312" text:id="ct46461312">
          <text:UnknownChange>
            <office:change-info>
              <dc:creator>Ádám Morva</dc:creator>
              <dc:date>2023-11-02T18:47:15</dc:date>
            </office:change-info>
          </text:UnknownChange>
        </text:changed-region>
        <text:changed-region xml:id="ct46474960" text:id="ct46474960">
          <text:UnknownChange>
            <office:change-info>
              <dc:creator>Ádám Morva</dc:creator>
              <dc:date>2023-11-02T18:47:15</dc:date>
            </office:change-info>
          </text:UnknownChange>
        </text:changed-region>
        <text:changed-region xml:id="ct46483200" text:id="ct46483200">
          <text:UnknownChange>
            <office:change-info>
              <dc:creator>Ádám Morva</dc:creator>
              <dc:date>2023-11-02T18:47:15</dc:date>
            </office:change-info>
          </text:UnknownChange>
        </text:changed-region>
        <text:changed-region xml:id="ct46486368" text:id="ct46486368">
          <text:UnknownChange>
            <office:change-info>
              <dc:creator>Ádám Morva</dc:creator>
              <dc:date>2023-11-02T18:47:15</dc:date>
            </office:change-info>
          </text:UnknownChange>
        </text:changed-region>
        <text:changed-region xml:id="ct46490288" text:id="ct46490288">
          <text:UnknownChange>
            <office:change-info>
              <dc:creator>Ádám Morva</dc:creator>
              <dc:date>2023-11-02T18:47:15</dc:date>
            </office:change-info>
          </text:UnknownChange>
        </text:changed-region>
        <text:changed-region xml:id="ct46488752" text:id="ct46488752">
          <text:UnknownChange>
            <office:change-info>
              <dc:creator>Ádám Morva</dc:creator>
              <dc:date>2023-11-02T18:47:15</dc:date>
            </office:change-info>
          </text:UnknownChange>
        </text:changed-region>
        <text:changed-region xml:id="ct46492352" text:id="ct46492352">
          <text:UnknownChange>
            <office:change-info>
              <dc:creator>Ádám Morva</dc:creator>
              <dc:date>2023-11-02T18:47:15</dc:date>
            </office:change-info>
          </text:UnknownChange>
        </text:changed-region>
        <text:changed-region xml:id="ct46513504" text:id="ct46513504">
          <text:UnknownChange>
            <office:change-info>
              <dc:creator>Ádám Morva</dc:creator>
              <dc:date>2023-11-02T18:47:15</dc:date>
            </office:change-info>
          </text:UnknownChange>
        </text:changed-region>
        <text:changed-region xml:id="ct46513088" text:id="ct46513088">
          <text:UnknownChange>
            <office:change-info>
              <dc:creator>Ádám Morva</dc:creator>
              <dc:date>2023-11-02T18:47:15</dc:date>
            </office:change-info>
          </text:UnknownChange>
        </text:changed-region>
        <text:changed-region xml:id="ct46518176" text:id="ct46518176">
          <text:UnknownChange>
            <office:change-info>
              <dc:creator>Ádám Morva</dc:creator>
              <dc:date>2023-11-02T18:47:15</dc:date>
            </office:change-info>
          </text:UnknownChange>
        </text:changed-region>
        <text:changed-region xml:id="ct46541648" text:id="ct46541648">
          <text:UnknownChange>
            <office:change-info>
              <dc:creator>Ádám Morva</dc:creator>
              <dc:date>2023-11-02T18:47:15</dc:date>
            </office:change-info>
          </text:UnknownChange>
        </text:changed-region>
        <text:changed-region xml:id="ct46549840" text:id="ct46549840">
          <text:UnknownChange>
            <office:change-info>
              <dc:creator>Ádám Morva</dc:creator>
              <dc:date>2023-11-02T18:47:15</dc:date>
            </office:change-info>
          </text:UnknownChange>
        </text:changed-region>
        <text:changed-region xml:id="ct46551184" text:id="ct46551184">
          <text:UnknownChange>
            <office:change-info>
              <dc:creator>Ádám Morva</dc:creator>
              <dc:date>2023-11-02T18:47:15</dc:date>
            </office:change-info>
          </text:UnknownChange>
        </text:changed-region>
        <text:changed-region xml:id="ct46558112" text:id="ct46558112">
          <text:UnknownChange>
            <office:change-info>
              <dc:creator>Ádám Morva</dc:creator>
              <dc:date>2023-11-02T18:47:15</dc:date>
            </office:change-info>
          </text:UnknownChange>
        </text:changed-region>
        <text:changed-region xml:id="ct46556608" text:id="ct46556608">
          <text:UnknownChange>
            <office:change-info>
              <dc:creator>Ádám Morva</dc:creator>
              <dc:date>2023-11-02T18:47:15</dc:date>
            </office:change-info>
          </text:UnknownChange>
        </text:changed-region>
        <text:changed-region xml:id="ct46563360" text:id="ct46563360">
          <text:UnknownChange>
            <office:change-info>
              <dc:creator>Ádám Morva</dc:creator>
              <dc:date>2023-11-02T18:47:15</dc:date>
            </office:change-info>
          </text:UnknownChange>
        </text:changed-region>
        <text:changed-region xml:id="ct46565552" text:id="ct46565552">
          <text:UnknownChange>
            <office:change-info>
              <dc:creator>Ádám Morva</dc:creator>
              <dc:date>2023-11-02T18:47:15</dc:date>
            </office:change-info>
          </text:UnknownChange>
        </text:changed-region>
        <text:changed-region xml:id="ct46568480" text:id="ct46568480">
          <text:UnknownChange>
            <office:change-info>
              <dc:creator>Ádám Morva</dc:creator>
              <dc:date>2023-11-02T18:47:15</dc:date>
            </office:change-info>
          </text:UnknownChange>
        </text:changed-region>
        <text:changed-region xml:id="ct46571280" text:id="ct46571280">
          <text:UnknownChange>
            <office:change-info>
              <dc:creator>Ádám Morva</dc:creator>
              <dc:date>2023-11-02T18:47:15</dc:date>
            </office:change-info>
          </text:UnknownChange>
        </text:changed-region>
        <text:changed-region xml:id="ct46615856" text:id="ct46615856">
          <text:UnknownChange>
            <office:change-info>
              <dc:creator>Ádám Morva</dc:creator>
              <dc:date>2023-11-02T18:47:15</dc:date>
            </office:change-info>
          </text:UnknownChange>
        </text:changed-region>
        <text:changed-region xml:id="ct46613904" text:id="ct46613904">
          <text:insertion>
            <office:change-info>
              <dc:creator>Anonymous</dc:creator>
              <dc:date>2023-04-08T13:13:41</dc:date>
            </office:change-info>
          </text:insertion>
        </text:changed-region>
        <text:changed-region xml:id="ct46605152" text:id="ct46605152">
          <text:UnknownChange>
            <office:change-info>
              <dc:creator>Ádám Morva</dc:creator>
              <dc:date>2023-11-02T18:47:15</dc:date>
            </office:change-info>
          </text:UnknownChange>
        </text:changed-region>
        <text:changed-region xml:id="ct46620512" text:id="ct46620512">
          <text:insertion>
            <office:change-info>
              <dc:creator>Anonymous</dc:creator>
              <dc:date>2023-04-08T13:13:59</dc:date>
            </office:change-info>
          </text:insertion>
        </text:changed-region>
        <text:changed-region xml:id="ct46622688" text:id="ct46622688">
          <text:UnknownChange>
            <office:change-info>
              <dc:creator>Ádám Morva</dc:creator>
              <dc:date>2023-11-02T18:47:15</dc:date>
            </office:change-info>
          </text:UnknownChange>
        </text:changed-region>
        <text:changed-region xml:id="ct46623536" text:id="ct46623536">
          <text:insertion>
            <office:change-info>
              <dc:creator>Anonymous</dc:creator>
              <dc:date>2023-04-08T13:13:59</dc:date>
            </office:change-info>
          </text:insertion>
        </text:changed-region>
        <text:changed-region xml:id="ct46624720" text:id="ct46624720">
          <text:UnknownChange>
            <office:change-info>
              <dc:creator>Ádám Morva</dc:creator>
              <dc:date>2023-11-02T18:47:15</dc:date>
            </office:change-info>
          </text:UnknownChange>
        </text:changed-region>
        <text:changed-region xml:id="ct46598896" text:id="ct46598896">
          <text:insertion>
            <office:change-info>
              <dc:creator>Anonymous</dc:creator>
              <dc:date>2023-04-08T13:13:59</dc:date>
            </office:change-info>
          </text:insertion>
        </text:changed-region>
        <text:changed-region xml:id="ct46608096" text:id="ct46608096">
          <text:deletion>
            <office:change-info>
              <dc:creator>Anonymous</dc:creator>
              <dc:date>2023-04-08T13:13:59</dc:date>
            </office:change-info>
            <text:list xml:id="list150560260780730" text:continue-list="list150561470300920" text:style-name="WWNum1">
              <text:list-item>
                <text:p text:style-name="P18">Until reshown</text:p>
              </text:list-item>
            </text:list>
          </text:deletion>
        </text:changed-region>
        <text:changed-region xml:id="ct46627888" text:id="ct46627888">
          <text:UnknownChange>
            <office:change-info>
              <dc:creator>Ádám Morva</dc:creator>
              <dc:date>2023-11-02T18:47:15</dc:date>
            </office:change-info>
          </text:UnknownChange>
        </text:changed-region>
        <text:changed-region xml:id="ct46646512" text:id="ct46646512">
          <text:UnknownChange>
            <office:change-info>
              <dc:creator>Ádám Morva</dc:creator>
              <dc:date>2023-11-02T18:47:15</dc:date>
            </office:change-info>
          </text:UnknownChange>
        </text:changed-region>
        <text:changed-region xml:id="ct46646736" text:id="ct46646736">
          <text:UnknownChange>
            <office:change-info>
              <dc:creator>Ádám Morva</dc:creator>
              <dc:date>2023-11-02T18:47:15</dc:date>
            </office:change-info>
          </text:UnknownChange>
        </text:changed-region>
        <text:changed-region xml:id="ct46646192" text:id="ct46646192">
          <text:UnknownChange>
            <office:change-info>
              <dc:creator>Ádám Morva</dc:creator>
              <dc:date>2023-11-02T18:47:15</dc:date>
            </office:change-info>
          </text:UnknownChange>
        </text:changed-region>
        <text:changed-region xml:id="ct46650464" text:id="ct46650464">
          <text:UnknownChange>
            <office:change-info>
              <dc:creator>Ádám Morva</dc:creator>
              <dc:date>2023-11-02T18:47:15</dc:date>
            </office:change-info>
          </text:UnknownChange>
        </text:changed-region>
        <text:changed-region xml:id="ct46656512" text:id="ct46656512">
          <text:UnknownChange>
            <office:change-info>
              <dc:creator>Ádám Morva</dc:creator>
              <dc:date>2023-11-02T18:47:15</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 text:c="2"/></text:p>
      <text:p text:style-name="P21"><text:span text:style-name="T5">Welcome</text:span><text:span text:style-name="T7"> to the </text:span></text:p>
      <text:p text:style-name="P22"/>
      <text:p text:style-name="P21"><text:span text:style-name="T8">Warcraft 3</text:span></text:p>
      <text:p text:style-name="P21"><text:span text:style-name="T8">Editor </text:span></text:p>
      <text:p text:style-name="P21"><text:span text:style-name="T8">Ability Insight</text:span></text:p>
      <text:p text:style-name="P21"><text:span text:style-name="T6">document</text:span></text:p>
      <text:p text:style-name="P22"/>
      <text:p text:style-name="P21"><text:span text:style-name="T9">Created by: <text:s text:c="2"/>ScrewTheTrees <text:s text:c="2"/>aka <text:s text:c="3"/>Fredrik Grimmenhag</text:span></text:p>
      <text:p text:style-name="P23"/>
      <text:p text:style-name="P21"><text:span text:style-name="T9">Current Document Maintainers: ScrewTheTrees</text:span></text:p>
      <text:p text:style-name="P23"/>
      <text:p text:style-name="P21"><text:span text:style-name="T10">You are not allowed to distribute a copy of this document on another website or as your own work.</text:span></text:p>
      <text:p text:style-name="P21"><text:span text:style-name="T10">You are however allowed to link to this document anywhere and download/edit copies for personal use.</text:span></text:p>
      <text:p text:style-name="P20"/>
      <text:p text:style-name="P2"/>
      <text:p text:style-name="P2"><text:span text:style-name="T14">Contribution</text:span></text:p>
      <text:p text:style-name="P2">You are totally free (and also encouraged to) add more information and content to this document. As well as updating information and content.</text:p>
      <text:p text:style-name="P2">Useful contributions from people are labeled in purple parenthesis such as: <text:span text:style-name="T4">(_username_) </text:span>(You have to add this yourself when you type your contributions.)</text:p>
      <text:p text:style-name="P2">This does not relate if you are just fixing spelling mistakes or changing the phrasing, only if you actually update the information.</text:p>
      <text:p text:style-name="P2">You don't have to add username to your contributions if you don’t want to. But people who contribute deserve recognition.</text:p>
      <text:p text:style-name="P2">See the <text:span text:style-name="T3">Cargo Hold</text:span> skill for an example on how to implement your contributions.</text:p>
      <text:p text:style-name="P2"/>
      <text:p text:style-name="P2">If you want the template for adding an ability you can Search(Ctrl+F) <text:span text:style-name="T18">Template </text:span>with a <text:span text:style-name="T18">@ </text:span>in front of it.</text:p>
      <text:p text:style-name="P2"/>
      <text:p text:style-name="P2"><text:span text:style-name="T14">Protips</text:span></text:p>
      <text:p text:style-name="P2">As of Patch 1.28.2, Blizzard has provided us with an excellent &amp; consistent method of giving units ‘hidden’ abilities (i.e. abilities that do not show up on the command card), that avoids the tricky usage of the Spellbook exploit. Simply set your ‘hidden’ ability Button Position values to [X = 0] and [Y = -11] <text:span text:style-name="T19">(shift-click to enter a negative value)</text:span>. </text:p>
      <text:p text:style-name="P2">This feature works regardless of how many ‘hidden’ abilities are used, and allows both Passive &amp; Active abilities to work. </text:p>
      <text:p text:style-name="P2"><text:span text:style-name="T3">Abilities left here might or might not have their keyboard shortcuts disabled, it varies from ability to ability. (Assume that the ability is gonna have it deactivated)</text:span></text:p>
      <text:p text:style-name="P2"/>
      <text:p text:style-name="P2">As of Patch 1.30 Blizzard has improved compatibility of “buff stacking” allowing the same abilities with different buffs to stack with each other. Previously only a few abilities (mostly auras) allowed buff stacking but now a wide array of abilities are supposed to allow it.</text:p>
      <text:p text:style-name="P2"><text:span text:style-name="T3">Not all abilities allow buff stacking, viewer discretion advised.</text:span></text:p>
      <text:p text:style-name="P2"><text:soft-page-break/></text:p>
      <text:p text:style-name="P2">This document does not currently distinguish well between negative damage / healing and healing / negative healing. There are technical reasons why those differ from each other like negative healing not rewarding kill credit. And negative damage losing healing power based on targets armor/magic resist and similar.</text:p>
      <text:p text:style-name="P2"><text:change-start text:change-id="ct38308688"/></text:p>
      <text:p text:style-name="P2">Field natives</text:p>
      <text:p text:style-name="P2">Some ability values may be modified by the Ability Field natives. Such as:</text:p>
      <text:p text:style-name="P35">native BlzSetAbilityRealField takes ability whichAbility, abilityrealfield whichField, real value returns boolean</text:p>
      <text:p text:style-name="P35">native BlzSetAbilityRealLevelField takes ability whichAbility, abilityreallevelfield whichField, integer level, real value returns boolean</text:p>
      <text:p text:style-name="P2">This is a very powerful tool to adjust how much bonus an ability provides or how it behaves on a per unit basis.</text:p>
      <text:p text:style-name="P2">However, there are weird quirks around these fields. In some cases you can directly set values, in other cases you have to increase then decrease the ability, or in the case of auras temporarily remove the buff they give, so the newly set value can be refreshed when the aura buff reapplies.</text:p>
      <text:p text:style-name="P2">For all these fields and their quirks look at Tasyen’s data <text:a xlink:type="simple" xlink:href="https://www.hiveworkshop.com/pastebin/b2769ab71109c3634b3115937deaa34a.24187" text:style-name="ListLabel_20_118" text:visited-style-name="ListLabel_20_118">here</text:a>. (emperor_d3st)</text:p>
      <text:p text:style-name="P2"><text:change-end text:change-id="ct38308688"/></text:p>
      <text:p text:style-name="P26"><text:span text:style-name="T14">Document information / Formatting</text:span></text:p>
      <text:p text:style-name="P26">This document have certain tags such as: </text:p>
      <text:p text:style-name="P40"><text:span text:style-name="T20">Dummy Ability<text:tab/><text:tab/>Damage Over Time<text:tab/><text:tab/>Stackable<text:tab/><text:tab/>Healing Over Time</text:span></text:p>
      <text:p text:style-name="P35">And etc.<text:span text:style-name="T20"><text:tab/></text:span></text:p>
      <text:p text:style-name="P2">These tags allow for you to technically “Search” for abilities that might be related to what you are searching for.</text:p>
      <text:p text:style-name="P2">Want a damage over time ability? Search(Ctrl+F) <text:span text:style-name="T20">Damage Over Time </text:span>with <text:span text:style-name="T20">[ ] </text:span>around it and all abilities with this tag should be found.</text:p>
      <text:p text:style-name="P2">All of these tags are contained in the Index at the bottom of the document. Search(Ctrl+F) <text:span text:style-name="T18">Index </text:span>with a <text:span text:style-name="T18">@ </text:span>in front of it.</text:p>
      <text:p text:style-name="P2">Or just scroll down, I am not your mother.</text:p>
      <text:p text:style-name="P2"/>
      <text:p text:style-name="P2">s/e mean Self Explanatory</text:p>
      <text:p text:style-name="P2"/>
      <text:p text:style-name="P2">All the ability names have a <text:span text:style-name="T12">-</text:span> dash at the front of them, so that you can Ctrl+F find them. Example: <text:span text:style-name="T12">- Cargo Hold </text:span>(Remove the space in front of Cargo.)</text:p>
      <text:p text:style-name="P27"/>
      <text:list xml:id="list699108581" text:style-name="WWNum13">
        <text:list-item>
          <text:p text:style-name="P42"><text:span text:style-name="T12">Please note that everything might not be up to date with the latest version, please check (Latest tested version)</text:span></text:p>
        </text:list-item>
        <text:list-item>
          <text:p text:style-name="P42"><text:span text:style-name="T12">Please mind that there is a lot of data missing. A lot of missing things have the TODO <text:s/>tag.</text:span></text:p>
        </text:list-item>
        <text:list-item>
          <text:p text:style-name="P42"><text:span text:style-name="T12">If an ability is missing you can use the template at the bottom of the document.</text:span></text:p>
        </text:list-item>
      </text:list>
      <text:p text:style-name="P28"/>
      <text:p text:style-name="P91"><text:bookmark text:name="_tq7ip5q5yxty"/>@Table of Contents:</text:p>
      <text:p text:style-name="P35"><text:span text:style-name="T18">Put @ in front of the tag to go to its section when searching for it (Ctrl + F)</text:span></text:p>
      <text:list xml:id="list2015743211" text:style-name="WWNum10">
        <text:list-item>
          <text:p text:style-name="P43">Table of Contents</text:p>
        </text:list-item>
        <text:list-item>
          <text:p text:style-name="P43">Human</text:p>
        </text:list-item>
        <text:list-item>
          <text:p text:style-name="P43">Orc</text:p>
        </text:list-item>
        <text:list-item>
          <text:p text:style-name="P43"><text:soft-page-break/>Undead</text:p>
        </text:list-item>
        <text:list-item>
          <text:p text:style-name="P43">Night Elf</text:p>
        </text:list-item>
        <text:list-item>
          <text:p text:style-name="P43">Neutral Hostile</text:p>
        </text:list-item>
        <text:list-item>
          <text:p text:style-name="P43">Neutral Passive</text:p>
        </text:list-item>
        <text:list-item>
          <text:p text:style-name="P43">SpecialC</text:p>
        </text:list-item>
        <text:list-item>
          <text:p text:style-name="P43">Template</text:p>
        </text:list-item>
        <text:list-item>
          <text:p text:style-name="P43">Index</text:p>
        </text:list-item>
        <text:list-item>
          <text:p text:style-name="P43">Trivia</text:p>
        </text:list-item>
      </text:list>
      <text:p text:style-name="P2"/>
      <text:p text:style-name="P2"/>
      <text:p text:style-name="P91"><text:bookmark text:name="_hfy54cpt4bv7"/>@Human:</text:p>
      <text:p text:style-name="P2"/>
      <text:p text:style-name="P92"><text:bookmark text:name="_emhwpkap7z0c"/>-Aerial Shackles:</text:p>
      <text:p text:style-name="P2"><text:tab/><text:tab/>Tags: <text:span text:style-name="T20">[Damage Over Time] [Suppressed]</text:span></text:p>
      <text:p text:style-name="P2"><text:tab/><text:tab/>Notes: <text:span text:style-name="T23">Null</text:span></text:p>
      <text:p text:style-name="P7">Casting by AI: Triggered immediately if allies are nearby. Casts if the caster is under attack.</text:p>
      <text:p text:style-name="P45">RawCode: Amls</text:p>
      <text:p text:style-name="P7">Latest tested version: <text:span text:style-name="T1">1.28.5.7680</text:span></text:p>
      <text:list xml:id="list150560752799041" text:continue-list="list150560260780730" text:style-name="WWNum1">
        <text:list-item>
          <text:p text:style-name="P4"><text:change-start text:change-id="ct38400752"/>“Damage per second”<text:change-end text:change-id="ct38400752"/></text:p>
          <text:list>
            <text:list-item>
              <text:p text:style-name="P9"><text:change-start text:change-id="ct38319024"/>At values below 0.0 the number appears to be converted to a positive number and deal damage regardless.<text:change-end text:change-id="ct38319024"/></text:p>
            </text:list-item>
          </text:list>
        </text:list-item>
        <text:list-item>
          <text:p text:style-name="P4"><text:change-start text:change-id="ct38576832"/>The enemy gets suppressed and cannot do anything for the duration (basically stun effect).<text:change-end text:change-id="ct38576832"/></text:p>
        </text:list-item>
        <text:list-item>
          <text:p text:style-name="P4"><text:change-start text:change-id="ct38430352"/>Stackable: No, one unit can be affected by one shackles only<text:change-end text:change-id="ct38430352"/></text:p>
        </text:list-item>
        <text:list-item>
          <text:p text:style-name="P4"><text:change-start text:change-id="ct38372368"/>Bugs: Whenever caster dies at the same moment as Shackles are being applied (let's say, the target has channeled some damage ability towards the caster, and interrupting him instantly caused ability to deal damage), the link won't be ever removed and leave visual glitchy lightning for whole game until both units are removed.(<text:span text:style-name="T4">DracoL1ch</text:span>)<text:change-end text:change-id="ct38372368"/></text:p>
        </text:list-item>
      </text:list>
      <text:p text:style-name="P1"><text:change text:change-id="ct38576576"/></text:p>
      <text:p text:style-name="P92"><text:bookmark text:name="_dvaqlh1chakd"/>-Barrage:</text:p>
      <text:p text:style-name="P2"><text:tab/><text:tab/>Tags: <text:span text:style-name="T20">[Multi Attack Target]</text:span></text:p>
      <text:p text:style-name="P7">Notes: <text:span text:style-name="T23">Can be repurposed as a multi attack ability, Just make sure to change “Targets Allowed”</text:span></text:p>
      <text:p text:style-name="P7">RawCode: Aroc</text:p>
      <text:p text:style-name="P7">Latest tested version: <text:span text:style-name="T1">1.28.5.7680</text:span></text:p>
      <text:list xml:id="list150560342230453" text:continue-numbering="true" text:style-name="WWNum1">
        <text:list-item>
          <text:p text:style-name="P4"><text:change-start text:change-id="ct38477760"/>“Damage Per Target” and “Maximum Total Damage” don't do anything. Probably deprecated in favor of using the attacks actual damage.<text:change-end text:change-id="ct38477760"/></text:p>
        </text:list-item>
        <text:list-item>
          <text:p text:style-name="P4"><text:change-start text:change-id="ct38418544"/>Maximum Number of Targets below 0 means no extra missiles.<text:change-end text:change-id="ct38418544"/></text:p>
        </text:list-item>
        <text:list-item>
          <text:p text:style-name="P4"><text:change-start text:change-id="ct38389760"/>By default it always causes the unit to shoot 3 projectiles, but if you put Max Targets to 1 and Max Damage to 2, Barrage will only affect 2 units (including primary target). (<text:span text:style-name="T4">DracoL1ch</text:span>)<text:change-end text:change-id="ct38389760"/></text:p>
        </text:list-item>
        <text:list-item>
          <text:p text:style-name="P4"><text:change-start text:change-id="ct38360592"/><text:soft-page-break/>If you set values of “Damage Per Target” and “Maximum Number of Targets” to 0, and “Maximum Total Damage” to X, then at most X <text:span text:style-name="T26">additional</text:span> projectiles will be launched. (<text:span text:style-name="T4">Prometheus3375</text:span>)<text:change-end text:change-id="ct38360592"/></text:p>
          <text:list>
            <text:list-item>
              <text:p text:style-name="P9"><text:change-start text:change-id="ct38320976"/>If X = 0, then the ability will target all enemies in its range. (<text:span text:style-name="T4">Prometheus3375</text:span>)<text:change-end text:change-id="ct38320976"/></text:p>
            </text:list-item>
            <text:list-item>
              <text:p text:style-name="P9"><text:change-start text:change-id="ct38622000"/>If X = 1, then the ability will target 1 enemy in its range but two projectiles appear due to the normal attack flying against the primary target. (<text:span text:style-name="T4">Prometheus3375</text:span>)<text:change-end text:change-id="ct38622000"/></text:p>
            </text:list-item>
          </text:list>
        </text:list-item>
        <text:list-item>
          <text:p text:style-name="P4"><text:change-start text:change-id="ct38465040"/><text:change-start text:change-id="ct38465296"/><text:s/><text:change-end text:change-id="ct38465040"/><text:change-end text:change-id="ct38465296"/><text:change text:change-id="ct38491936"/><text:change-start text:change-id="ct38492192"/><text:change-end text:change-id="ct38492192"/></text:p>
          <text:list>
            <text:list-item>
              <text:p text:style-name="P9"><text:change-start text:change-id="ct38433808"/>No missiles if negative or 0.<text:change-end text:change-id="ct38433808"/></text:p>
            </text:list-item>
          </text:list>
        </text:list-item>
        <text:list-item>
          <text:p text:style-name="P4"><text:change-start text:change-id="ct38493728"/>Critical Strike Proc prevents barrage usage<text:change-end text:change-id="ct38493728"/></text:p>
        </text:list-item>
      </text:list>
      <text:p text:style-name="P2"/>
      <text:p text:style-name="P92"><text:bookmark text:name="_ienkmmpe7sfu"/>-Call to arms (both):</text:p>
      <text:p text:style-name="P2"><text:tab/><text:tab/>Tags: <text:span text:style-name="T20">[Morph]</text:span></text:p>
      <text:p text:style-name="P7">Notes: <text:span text:style-name="T23">Null</text:span></text:p>
      <text:p text:style-name="P7">RawCode: Amil Amic</text:p>
      <text:p text:style-name="P7">Latest tested version: <text:span text:style-name="T1">1.28.5.7680</text:span></text:p>
      <text:list xml:id="list150560425157074" text:continue-numbering="true" text:style-name="WWNum1">
        <text:list-item>
          <text:p text:style-name="P4"><text:change-start text:change-id="ct38405520"/>The TownHall version only dictates the range from which to search peasants.<text:change-end text:change-id="ct38405520"/></text:p>
          <text:list>
            <text:list-item>
              <text:p text:style-name="P9"><text:change-start text:change-id="ct38520416"/>It’s defined in “Area of Effect”.<text:change-end text:change-id="ct38520416"/></text:p>
            </text:list-item>
            <text:list-item>
              <text:p text:style-name="P9"><text:change-start text:change-id="ct38641376"/>Effectively it just causes all nearby peasants in range to cast “Call to arms”.<text:change-end text:change-id="ct38641376"/></text:p>
            </text:list-item>
          </text:list>
        </text:list-item>
        <text:list-item>
          <text:p text:style-name="P4"><text:change-start text:change-id="ct38642592"/>Setting the duration to 0 on the peasant version causes the militia to last forever.<text:change-end text:change-id="ct38642592"/></text:p>
          <text:list>
            <text:list-item>
              <text:p text:style-name="P9"><text:change-start text:change-id="ct39034656"/>Setting the duration below 0 causes all the militia to last forever, except the “militia” bar is empty instead. only a visual difference.<text:change-end text:change-id="ct39034656"/></text:p>
            </text:list-item>
            <text:list-item>
              <text:p text:style-name="P9"><text:change-start text:change-id="ct39036848"/>Setting the duration to 0.01 causes the unit to switch between militia and peasant faster than the rendered can actually detect (so it’s instant pretty much).<text:change-end text:change-id="ct39036848"/></text:p>
            </text:list-item>
            <text:list-item>
              <text:p text:style-name="P9"><text:change-start text:change-id="ct39039280"/>Anything above 0.10 would work as you expect.<text:change-end text:change-id="ct39039280"/></text:p>
            </text:list-item>
          </text:list>
        </text:list-item>
        <text:list-item>
          <text:p text:style-name="P4"><text:change-start text:change-id="ct39041792"/>Changing the changed unit type of militia to peasant effectively just makes them change into themselves.<text:change-end text:change-id="ct39041792"/></text:p>
          <text:list>
            <text:list-item>
              <text:p text:style-name="P9"><text:change-start text:change-id="ct39043920"/>The peasant cannot use Repair/Build/Gather while in militia form regardless though.<text:change-end text:change-id="ct39043920"/></text:p>
            </text:list-item>
            <text:list-item>
              <text:p text:style-name="P9"><text:change-start text:change-id="ct39048752"/>Other workers cannot use them either.<text:change-end text:change-id="ct39048752"/></text:p>
            </text:list-item>
            <text:list-item>
              <text:p text:style-name="P9"><text:change-start text:change-id="ct39051328"/>If the other unit does not have the same Call To Arms ability as the peasant, the game crashes when the duration runs out.<text:change-end text:change-id="ct39051328"/></text:p>
            </text:list-item>
            <text:list-item>
              <text:p text:style-name="P9"><text:change-start text:change-id="ct39053824"/>“Normal Form Unit” Does not appear to actually matter, but keep it proper anyway.<text:change-end text:change-id="ct39053824"/></text:p>
            </text:list-item>
          </text:list>
        </text:list-item>
      </text:list>
      <text:p text:style-name="P2"/>
      <text:p text:style-name="P92"><text:bookmark text:name="_xki06ekugb7k"/>-Cargo Hold:</text:p>
      <text:p text:style-name="P2"><text:tab/><text:tab/>Tags: <text:span text:style-name="T20">[Unique]</text:span></text:p>
      <text:p text:style-name="P7">Notes: <text:span text:style-name="T23">Null</text:span></text:p>
      <text:p text:style-name="P7">Latest tested version: <text:span text:style-name="T1">1.28.5.7680</text:span></text:p>
      <text:list xml:id="list150559752665589" text:continue-numbering="true" text:style-name="WWNum1">
        <text:list-item>
          <text:p text:style-name="P4"><text:change-start text:change-id="ct39065472"/>Setting ability's cooldown to 0 will NOT disable attack (<text:span text:style-name="T4">DracoL1ch</text:span>)<text:change-end text:change-id="ct39065472"/></text:p>
        </text:list-item>
        <text:list-item>
          <text:p text:style-name="P4"><text:change-start text:change-id="ct39152496"/>Setting the Cargo Capacity over 11 and having units entering causes the game to crash. <text:span text:style-name="T4">(Tal0n)</text:span><text:change-end text:change-id="ct39152496"/></text:p>
          <text:list>
            <text:list-item>
              <text:p text:style-name="P9"><text:change-start text:change-id="ct39157472"/>Setting it below 0 and having units entering causes the game to crash.<text:change-end text:change-id="ct39157472"/></text:p>
            </text:list-item>
            <text:list-item>
              <text:p text:style-name="P9"><text:change-start text:change-id="ct39157952"/>Setting it to 0 makes it so that the ability, when given to a unit, disables its attack(s). Handy to disable Auto attacking. <text:s/><text:span text:style-name="T4">(Khyrberos)</text:span><text:change-end text:change-id="ct39157952"/></text:p>
              <text:list>
                <text:list-item>
                  <text:p text:style-name="P10"><text:change-start text:change-id="ct39170256"/><text:soft-page-break/>Only works with Cargo Hold (Orc Burrow).<text:change-end text:change-id="ct39170256"/></text:p>
                </text:list-item>
              </text:list>
            </text:list-item>
            <text:list-item>
              <text:p text:style-name="P9"><text:change-start text:change-id="ct39175728"/>The 11th unit won’t display in the list of units. <text:span text:style-name="T4">(Tal0n)</text:span><text:change-end text:change-id="ct39175728"/></text:p>
            </text:list-item>
          </text:list>
        </text:list-item>
      </text:list>
      <text:p text:style-name="P27"/>
      <text:p text:style-name="P92"><text:bookmark text:name="_eeeztercxdus"/>-Devour Cargo:</text:p>
      <text:p text:style-name="P2"><text:tab/><text:tab/>Tags: <text:span text:style-name="T20">[Unique]</text:span></text:p>
      <text:p text:style-name="P7">Notes: <text:span text:style-name="T23">Null</text:span></text:p>
      <text:p text:style-name="P7">Latest tested version: <text:span text:style-name="T1">1.28.5.7680</text:span></text:p>
      <text:list xml:id="list150561608518475" text:continue-numbering="true" text:style-name="WWNum1">
        <text:list-item>
          <text:p text:style-name="P4"><text:change-start text:change-id="ct39181120"/>Similar to Cargo Hold except it deals damage per second.<text:change-end text:change-id="ct39181120"/></text:p>
        </text:list-item>
        <text:list-item>
          <text:p text:style-name="P4"><text:change-start text:change-id="ct39180320"/>Cargo Capacity is fixed to 1 if set to a number over 0. Setting it below 0 and having units entering causes the game to crash.<text:change-end text:change-id="ct39180320"/></text:p>
        </text:list-item>
        <text:list-item>
          <text:p text:style-name="P4"><text:change-start text:change-id="ct39192592"/>Damage per Second, even if set to a number below 0, can still deal damage to any unit inside. (To be specific, it gives them negative life regeneration, thus no one is given credit for the kill if they die.)<text:change-end text:change-id="ct39192592"/></text:p>
        </text:list-item>
        <text:list-item>
          <text:p text:style-name="P4"><text:change-start text:change-id="ct39147824"/>Can contain both enemies and allies. <text:span text:style-name="T4">(Doomshep)</text:span> <text:s/><text:change-end text:change-id="ct39147824"/></text:p>
        </text:list-item>
        <text:list-item>
          <text:p text:style-name="P4"><text:change-start text:change-id="ct39199440"/>Units can be unloaded if given the proper ability. <text:span text:style-name="T4">(Doomshep)</text:span><text:change-end text:change-id="ct39199440"/></text:p>
        </text:list-item>
        <text:list-item>
          <text:p text:style-name="P4"><text:change-start text:change-id="ct39190720"/>Only friendly units inside the cargo are affected by triggers that change life or deal damage. <text:span text:style-name="T4">(Nudl)</text:span><text:tab/><text:tab/><text:tab/><text:change-end text:change-id="ct39190720"/></text:p>
        </text:list-item>
      </text:list>
      <text:p text:style-name="P2"/>
      <text:p text:style-name="P92"><text:bookmark text:name="_mbwekveksq2a"/>-Cloud:</text:p>
      <text:p text:style-name="P2"><text:tab/><text:tab/>Tags: <text:span text:style-name="T20">[AOE Supportive] [AOE Disabling] [Buff Stackable]</text:span></text:p>
      <text:p text:style-name="P7">Notes: <text:span text:style-name="T23">By setting Targets Allowed to either Friend or Enemy it can be used as either an AOE enemy debuff, or AOE friendly buff. Or vice versa :^)</text:span></text:p>
      <text:p text:style-name="P7">Casting by AI: Spams any defensive building (ranged and/or melee), usually when attacking towns</text:p>
      <text:p text:style-name="P7">RawCode: Aclf</text:p>
      <text:p text:style-name="P7">Latest tested version: <text:span text:style-name="T1">1.28.5.7680</text:span></text:p>
      <text:list xml:id="list150561445802202" text:continue-numbering="true" text:style-name="WWNum1">
        <text:list-item>
          <text:p text:style-name="P4"><text:change-start text:change-id="ct39029696"/>Cloud is probably the most versatile AOE channel ability<text:change-end text:change-id="ct39029696"/></text:p>
        </text:list-item>
        <text:list-item>
          <text:p text:style-name="P4"><text:change-start text:change-id="ct39233168"/>Targets - Allowed <text:s/>“Not Self” does not function properly on this ability.<text:change-end text:change-id="ct39233168"/></text:p>
        </text:list-item>
        <text:list-item>
          <text:p text:style-name="P4"><text:change-start text:change-id="ct39245056"/>“Attack Speed Modifier” and “Movement Speed Modifier”<text:change-end text:change-id="ct39245056"/></text:p>
          <text:list>
            <text:list-item>
              <text:p text:style-name="P9"><text:change-start text:change-id="ct39247664"/>At any value over 0.0 the speed increases by that amount (i.e. at 1.0 the attacks are twice as fast), this includes the animation.<text:change-end text:change-id="ct39247664"/></text:p>
            </text:list-item>
            <text:list-item>
              <text:p text:style-name="P9"><text:change-start text:change-id="ct39250304"/>At any value below 0.0 the speed decreases by that amount (i.e. at -.5 the attacks should be twice as slow) includes the animation.<text:change-end text:change-id="ct39250304"/></text:p>
            </text:list-item>
          </text:list>
        </text:list-item>
        <text:list-item>
          <text:p text:style-name="P4"><text:change-start text:change-id="ct39253328"/>Attacks Prevented turns off all kinds of the defined attack types, i.e. “Melee” would be melee attacks from footmen and ”Ranged” would be ranged attacks from archers and "Special" disables attacks that only have "Tree", "Debris" or "Wall" in the "Combat - Attack x - Targets Allowed" field; e.g. most workers have an invisible second attack that can only target trees (It’s based on the AttackType of the unit). <text:span text:style-name="T4">(Selaya)</text:span><text:change-end text:change-id="ct39253328"/></text:p>
          <text:list>
            <text:list-item>
              <text:p text:style-name="P9"><text:change-start text:change-id="ct39257040"/>Spells refer to the casting of spells, effectively it’s an AOE channeled “silence”.<text:change-end text:change-id="ct39257040"/></text:p>
              <text:list>
                <text:list-item>
                  <text:p text:style-name="P10"><text:change-start text:change-id="ct39259184"/><text:span text:style-name="T12">WARNING!</text:span> if this AOE silence hits the caster and the caster is a valid target, the effect will disappear but the caster will have the “Cloud” Buff forever while being silenced. <text:span text:style-name="T3">(Removal of buff through triggers needs further testing)</text:span><text:change-end text:change-id="ct39259184"/></text:p>
                </text:list-item>
                <text:list-item>
                  <text:p text:style-name="P10"><text:change-start text:change-id="ct39265440"/>Not even another unit throwing the same buff on that unit will remove the effect, they are effectively soft locked to the effects of the ability.<text:change-end text:change-id="ct39265440"/></text:p>
                </text:list-item>
                <text:list-item>
                  <text:p text:style-name="P10"><text:change-start text:change-id="ct39267888"/>This does not occur if another dragon rider throws the cloud ability on the channeling dragon rider, only if they hit themselves.<text:change-end text:change-id="ct39267888"/></text:p>
                </text:list-item>
              </text:list>
            </text:list-item>
          </text:list>
        </text:list-item>
        <text:list-item>
          <text:p text:style-name="P4"><text:change-start text:change-id="ct39269968"/>Chance To Miss is essentially just a value between 0.0 and 1.0 where it all units affected by the cloud (not units outside) gets a chance to miss on their attacks.<text:change-end text:change-id="ct39269968"/></text:p>
          <text:list>
            <text:list-item>
              <text:p text:style-name="P9"><text:change-start text:change-id="ct39272304"/>A 0.40 chance to miss would be a 40% chance to miss.<text:change-end text:change-id="ct39272304"/></text:p>
            </text:list-item>
            <text:list-item>
              <text:p text:style-name="P9"><text:change-start text:change-id="ct39274512"/>Values below 0 does not appear to do anything.<text:change-end text:change-id="ct39274512"/></text:p>
            </text:list-item>
            <text:list-item>
              <text:p text:style-name="P9"><text:change-start text:change-id="ct39276848"/><text:soft-page-break/>Values above 1 works as if they were 1.0.<text:change-end text:change-id="ct39276848"/></text:p>
            </text:list-item>
            <text:list-item>
              <text:p text:style-name="P9"><text:change-start text:change-id="ct39279392"/>The effect appears to stack with evasion (with slight diminishing returns) .<text:change-end text:change-id="ct39279392"/></text:p>
            </text:list-item>
          </text:list>
        </text:list-item>
        <text:list-item>
          <text:p text:style-name="P4"><text:change-start text:change-id="ct39282800"/><text:span text:style-name="T20">Buff Stackable </text:span>Clouds can stack on top of each other, all they need to do is reference different “Stats - buff” for it to work. An easy way to do this is to simply make a copy of the “Cloud” buff and set your new Cloud Abilities “Stats - Buffs” to that new Cloud Buff which will effectively display both the buffs on the target character and also stacking the values.<text:span text:style-name="T3"> (The stacking of the same modifiers might need further testing.)</text:span><text:change-end text:change-id="ct39282800"/></text:p>
        </text:list-item>
      </text:list>
      <text:p text:style-name="P28"/>
      <text:p text:style-name="P6"><text:bookmark text:name="_q5vvey58dq2a"/><text:tab/><text:span text:style-name="T18">-Control magic:</text:span></text:p>
      <text:p text:style-name="P2"><text:tab/><text:tab/>Tags:<text:span text:style-name="T20"> [TODO]</text:span></text:p>
      <text:p text:style-name="P7">Notes: <text:span text:style-name="T23">A different version of Charm</text:span></text:p>
      <text:p text:style-name="P7">RawCode: Acmg</text:p>
      <text:p text:style-name="P7">Latest tested version: <text:span text:style-name="T1">1.28.5.7680</text:span></text:p>
      <text:p text:style-name="P1"><text:span text:style-name="T4">(Notes below by RoyGBV)</text:span></text:p>
      <text:list xml:id="list150559730319783" text:continue-numbering="true" text:style-name="WWNum1">
        <text:list-item>
          <text:p text:style-name="P4"><text:change-start text:change-id="ct39303760"/>“Data - Charge for Current Life” doesn’t do anything.<text:change-end text:change-id="ct39303760"/></text:p>
        </text:list-item>
        <text:list-item>
          <text:p text:style-name="P4"><text:change-start text:change-id="ct39303504"/>“Data - Mana per Summoned Hitpoint” controls the mana spent by the caster upon casting this ability.<text:change-end text:change-id="ct39303504"/></text:p>
          <text:list>
            <text:list-item>
              <text:p text:style-name="P9"><text:change-start text:change-id="ct39304672"/>This ability calculates the total manacost by the following:<text:change-end text:change-id="ct39304672"/></text:p>
              <text:list>
                <text:list-item>
                  <text:p text:style-name="P10"><text:change-start text:change-id="ct39276000"/><text:span text:style-name="T26">(current HP of the target summoned unit) * “Data - Mana per Summoned Hitpoint”</text:span><text:change-end text:change-id="ct39276000"/></text:p>
                </text:list-item>
              </text:list>
            </text:list-item>
            <text:list-item>
              <text:p text:style-name="P9"><text:change-start text:change-id="ct39299536"/>The ability cannot be cast when the above formula returns a real value that is greater than your current mana.<text:change-end text:change-id="ct39299536"/></text:p>
              <text:list>
                <text:list-item>
                  <text:p text:style-name="P10"><text:change-start text:change-id="ct39308432"/>Despite this, the ability still allows you to select targets when you have enough mana to actually click on the ability icon itself (specified in “Stats - Mana Cost”), even if you can’t actually target anything since the “Not Enough Mana” message pops up (by default in War3, its 25).<text:change-end text:change-id="ct39308432"/></text:p>
                </text:list-item>
              </text:list>
            </text:list-item>
          </text:list>
        </text:list-item>
        <text:list-item>
          <text:p text:style-name="P4"><text:change-start text:change-id="ct39300736"/>“Data - Maximum Creep Level” works similarly to that of Charm, it controls what levels of units can be cast by this ability.<text:change-end text:change-id="ct39300736"/></text:p>
        </text:list-item>
        <text:list-item>
          <text:p text:style-name="P4"><text:change-start text:change-id="ct39311280"/>The two duration fields, “Hero” and “Normal” don’t do anything.<text:change-end text:change-id="ct39311280"/></text:p>
          <text:list>
            <text:list-item>
              <text:p text:style-name="P9"><text:change-start text:change-id="ct39315536"/>Upon cast, this ability resets the expiration timers of summoned units, if they had one.<text:change-end text:change-id="ct39315536"/></text:p>
            </text:list-item>
          </text:list>
        </text:list-item>
        <text:list-item>
          <text:p text:style-name="P4"><text:change-start text:change-id="ct39316368"/>This ability is hard-coded to be only cast on enemy summons, the “Stats - Targets Allowed” field only concerns what kinds of summons these are, be it units, wards, or even buildings.<text:change-end text:change-id="ct39316368"/></text:p>
        </text:list-item>
        <text:list-item>
          <text:p text:style-name="P4"><text:change-start text:change-id="ct39318048"/>Just like Charm, this ability removes all debuffs, including Doom, on the target upon cast. <text:change-end text:change-id="ct39318048"/></text:p>
        </text:list-item>
      </text:list>
      <text:p text:style-name="P2"/>
      <text:p text:style-name="P92"><text:bookmark text:name="_k1is74cw3876"/>-Defend / -Magic Defense:</text:p>
      <text:p text:style-name="P2"><text:tab/><text:tab/>Tags: <text:span text:style-name="T20">[Percent Damage Taken Decrease] [Percent Damage Taken Increase] [Percent Damage Increase] [Percent Damage Decrease]</text:span></text:p>
      <text:p text:style-name="P79"><text:span text:style-name="T20">[Percent Magic Taken Decrease] [Percent Magic Taken Increase] [Movespeed Increase] [Magic Immunity]</text:span></text:p>
      <text:p text:style-name="P7">Notes: <text:span text:style-name="T23">Ironically it’s very flexible for defend, but that’s because it was also made for spell breakers to have a magic defense. But instead they just got immunity.</text:span></text:p>
      <text:p text:style-name="P7">Casting by AI: Activated in the same manner as Divine Shield, but only if the caster is being attacked by a unit with Piercing damage or Magic damage (If ability is set to shield against Magic damage as well).</text:p>
      <text:p text:style-name="P7">RawCode: Adef Amdf</text:p>
      <text:p text:style-name="P7">Latest tested version: <text:span text:style-name="T1">1.28.5.7680</text:span></text:p>
      <text:list xml:id="list150561282042502" text:continue-numbering="true" text:style-name="WWNum1">
        <text:list-item>
          <text:p text:style-name="P4"><text:change-start text:change-id="ct39344240"/>“Data - Attack Speed Factor”<text:change-end text:change-id="ct39344240"/></text:p>
          <text:list>
            <text:list-item>
              <text:p text:style-name="P9"><text:change-start text:change-id="ct39345696"/>Values above 0 decrease attack speed by specified percent(1=100%). (<text:span text:style-name="T4">Prometheus3375</text:span>)<text:change-end text:change-id="ct39345696"/></text:p>
            </text:list-item>
            <text:list-item>
              <text:p text:style-name="P9"><text:change-start text:change-id="ct39348784"/>Values below 0 increase attack speed by specified percent(1=100%). (<text:span text:style-name="T4">Prometheus3375</text:span>)<text:change-end text:change-id="ct39348784"/></text:p>
            </text:list-item>
          </text:list>
        </text:list-item>
        <text:list-item>
          <text:p text:style-name="P4"><text:change-start text:change-id="ct39351936"/>“Data - Movement speed factor”<text:change-end text:change-id="ct39351936"/></text:p>
          <text:list>
            <text:list-item>
              <text:p text:style-name="P9"><text:change-start text:change-id="ct39357536"/><text:soft-page-break/>Values above 0 decrease movement speed by specified percent(1=100%). (<text:span text:style-name="T4">Prometheus3375</text:span>)<text:change-end text:change-id="ct39357536"/></text:p>
            </text:list-item>
            <text:list-item>
              <text:p text:style-name="P9"><text:change-start text:change-id="ct39362080"/>Values below 0 increase movement speed by specified percent(1=100%). (<text:span text:style-name="T4">Prometheus3375</text:span>)<text:change-end text:change-id="ct39362080"/></text:p>
            </text:list-item>
          </text:list>
        </text:list-item>
        <text:list-item>
          <text:p text:style-name="P4"><text:change-start text:change-id="ct39355584"/>Chance to Deflect is the percentage chance to deflect either Magic or Piercing entirely.<text:change-end text:change-id="ct39355584"/></text:p>
          <text:list>
            <text:list-item>
              <text:p text:style-name="P9"><text:change-start text:change-id="ct39370224"/>Clamped between 0.0 and 1.0.<text:change-end text:change-id="ct39370224"/></text:p>
            </text:list-item>
          </text:list>
        </text:list-item>
        <text:list-item>
          <text:p text:style-name="P4"><text:change-start text:change-id="ct39369280"/>Damage Dealt is the percentage that dictates the damage given to the unit.<text:change-end text:change-id="ct39369280"/></text:p>
          <text:list>
            <text:list-item>
              <text:p text:style-name="P9"><text:change-start text:change-id="ct39380928"/>i.e. 2.0 would give the footman double damage.<text:change-end text:change-id="ct39380928"/></text:p>
            </text:list-item>
            <text:list-item>
              <text:p text:style-name="P9"><text:change-start text:change-id="ct39383552"/>Negative values are rounded back to 0, no heal.<text:change-end text:change-id="ct39383552"/></text:p>
            </text:list-item>
          </text:list>
        </text:list-item>
        <text:list-item>
          <text:p text:style-name="P4"><text:change-start text:change-id="ct39385840"/>Damage Taken is the percentage damage Taken.<text:change-end text:change-id="ct39385840"/></text:p>
          <text:list>
            <text:list-item>
              <text:p text:style-name="P9"><text:change-start text:change-id="ct39388336"/>Negative values are rounded back to 0, no heal.<text:change-end text:change-id="ct39388336"/></text:p>
            </text:list-item>
            <text:list-item>
              <text:p text:style-name="P9"><text:change-start text:change-id="ct39389216"/>2.0 is double damage taken.<text:change-end text:change-id="ct39389216"/></text:p>
            </text:list-item>
          </text:list>
        </text:list-item>
        <text:list-item>
          <text:p text:style-name="P4"><text:change-start text:change-id="ct39393104"/>Deflect damage taken (Piercing)(Spells) is the damage taken if the deflect goes through<text:change-end text:change-id="ct39393104"/></text:p>
          <text:list>
            <text:list-item>
              <text:p text:style-name="P9"><text:change-start text:change-id="ct39393328"/>Negative values are rounded back to 0, no heal.<text:change-end text:change-id="ct39393328"/></text:p>
            </text:list-item>
            <text:list-item>
              <text:p text:style-name="P9"><text:change-start text:change-id="ct39397408"/>2.0 would be double damage.<text:change-end text:change-id="ct39397408"/></text:p>
            </text:list-item>
          </text:list>
        </text:list-item>
        <text:list-item>
          <text:p text:style-name="P4"><text:change-start text:change-id="ct39400048"/>Magic damage reduction is identical to “Damage Taken” but for magic.<text:change-end text:change-id="ct39400048"/></text:p>
        </text:list-item>
      </text:list>
      <text:p text:style-name="P93"><text:bookmark text:name="_lqk3vt479jue"/></text:p>
      <text:p text:style-name="P93"><text:bookmark text:name="_v9i094c9m8df"/>-Dispel Magic:</text:p>
      <text:p text:style-name="Standard"><text:tab/><text:tab/>Tags: <text:span text:style-name="T20">[TODO]</text:span></text:p>
      <text:p text:style-name="P45">Notes: <text:span text:style-name="T23">Text</text:span></text:p>
      <text:p text:style-name="P45">RawCode: Adis</text:p>
      <text:p text:style-name="P45">Latest tested version: <text:span text:style-name="T1">1.28.5.7680</text:span></text:p>
      <text:list xml:id="list150561636531247" text:continue-numbering="true" text:style-name="WWNum1">
        <text:list-item>
          <text:p text:style-name="P18"><text:change-start text:change-id="ct39415312"/>Summoned Unit Damage<text:change-end text:change-id="ct39415312"/></text:p>
        </text:list-item>
      </text:list>
      <text:p text:style-name="P2"/>
      <text:p text:style-name="P92"><text:bookmark text:name="_5p0u2jk6kw6k"/>-Feedback:</text:p>
      <text:p text:style-name="P2"><text:tab/><text:tab/>Tags: <text:span text:style-name="T20">[TODO]</text:span></text:p>
      <text:p text:style-name="P7">Notes: <text:span text:style-name="T23">It appears that the Damage ratio only dictates how the mana drained is converted to damage. But any total damage less than 0 gets rounded up to 0.</text:span></text:p>
      <text:p text:style-name="P7">RawCode: Afbk</text:p>
      <text:p text:style-name="P7">Latest tested version: <text:span text:style-name="T1">1.28.5.7680</text:span></text:p>
      <text:list xml:id="list150561430282883" text:continue-numbering="true" text:style-name="WWNum1">
        <text:list-item>
          <text:p text:style-name="P4"><text:change-start text:change-id="ct39431472"/>“Max mana drained”<text:change-end text:change-id="ct39431472"/></text:p>
          <text:list>
            <text:list-item>
              <text:p text:style-name="P9"><text:change-start text:change-id="ct39436064"/>Positive values drain target’s mana<text:change-end text:change-id="ct39436064"/></text:p>
              <text:list>
                <text:list-item>
                  <text:p text:style-name="P10"><text:change-start text:change-id="ct39438560"/>If the damage ratio is below 0.0 the target will not heal.<text:change-end text:change-id="ct39438560"/></text:p>
                </text:list-item>
              </text:list>
            </text:list-item>
            <text:list-item>
              <text:p text:style-name="P9"><text:change-start text:change-id="ct39428672"/>Negative values restore target’s mana<text:change-end text:change-id="ct39428672"/></text:p>
              <text:list>
                <text:list-item>
                  <text:p text:style-name="P10"><text:change-start text:change-id="ct39433088"/>If the damage ratio is above 0.0 it will not heal the target.<text:change-end text:change-id="ct39433088"/></text:p>
                </text:list-item>
                <text:list-item>
                  <text:p text:style-name="P10"><text:change-start text:change-id="ct39438784"/>If the damage ratio is below 0.0 the target will take damage while restoring mana.<text:change-end text:change-id="ct39438784"/></text:p>
                </text:list-item>
              </text:list>
            </text:list-item>
          </text:list>
        </text:list-item>
        <text:list-item>
          <text:p text:style-name="P4"><text:change-start text:change-id="ct39429664"/><text:soft-page-break/>“Summoned Damage” <text:change-end text:change-id="ct39429664"/></text:p>
          <text:list>
            <text:list-item>
              <text:p text:style-name="P9"><text:change-start text:change-id="ct39441280"/>Negative values will not heal the summoned unit.<text:change-end text:change-id="ct39441280"/></text:p>
            </text:list-item>
          </text:list>
        </text:list-item>
      </text:list>
      <text:p text:style-name="P2"/>
      <text:p text:style-name="P6"><text:bookmark text:name="_amf08ty1t5uq"/><text:tab/><text:span text:style-name="T18">-Flak Cannons:</text:span></text:p>
      <text:p text:style-name="P2"><text:tab/><text:tab/>Tags:<text:span text:style-name="T20"> [TODO]</text:span></text:p>
      <text:p text:style-name="P7">Notes: <text:span text:style-name="T23">Null</text:span></text:p>
      <text:p text:style-name="P7">RawCode: Aflk</text:p>
      <text:p text:style-name="P7">Latest tested version: <text:span text:style-name="T1">1.28.5.7680</text:span></text:p>
      <text:list xml:id="list150560182211593" text:continue-numbering="true" text:style-name="WWNum1">
        <text:list-item>
          <text:p text:style-name="P4"><text:change-start text:change-id="ct39459696"/><text:s/>It's a passive ability that works kind of like a mix of Pulverize and the Splash Attack on the “Combat 1(or 2)” section of a unit, in that it uses flat values to deal damage, but its fields are reminiscent of the one found in Combat.<text:change-end text:change-id="ct39459696"/></text:p>
        </text:list-item>
        <text:list-item>
          <text:p text:style-name="P4"><text:change-start text:change-id="ct39455664"/>Deals physical damage and uses your attack type for the splash effect.<text:change-end text:change-id="ct39455664"/></text:p>
        </text:list-item>
      </text:list>
      <text:p text:style-name="P2"/>
      <text:p text:style-name="P92"><text:bookmark text:name="_i0mlnp83aq8h"/>-Flare:</text:p>
      <text:p text:style-name="P2"><text:tab/><text:tab/>Tags: <text:span text:style-name="T20">[Vision] [Dummy Ability]</text:span></text:p>
      <text:p text:style-name="P7">Notes: <text:span text:style-name="T23">Text</text:span></text:p>
      <text:p text:style-name="P7">RawCode: Afla</text:p>
      <text:p text:style-name="P7">Latest tested version: <text:span text:style-name="T1">1.28.5.7680</text:span></text:p>
      <text:list xml:id="list150559782444213" text:continue-numbering="true" text:style-name="WWNum1">
        <text:list-item>
          <text:p text:style-name="P4"><text:change-start text:change-id="ct39479760"/>Flare count dictates how many times the skill can be used.<text:change-end text:change-id="ct39479760"/></text:p>
          <text:list>
            <text:list-item>
              <text:p text:style-name="P9"><text:change-start text:change-id="ct39431856"/>The default setting at 0 is unlimited<text:change-end text:change-id="ct39431856"/></text:p>
            </text:list-item>
            <text:list-item>
              <text:p text:style-name="P9"><text:change-start text:change-id="ct39457568"/>Setting negative will instead do so that every time the skill is used, it will keep decreasing (i.e. -1 =&gt; -2) and etc. every time it’s cast. Effectively making a “Times ability has been cast” counter.<text:change-end text:change-id="ct39457568"/></text:p>
              <text:list>
                <text:list-item>
                  <text:p text:style-name="P10"><text:change-start text:change-id="ct39486000"/>Should be noted that i don’t know what happens after the -13 point.<text:change-end text:change-id="ct39486000"/></text:p>
                </text:list-item>
              </text:list>
            </text:list-item>
          </text:list>
        </text:list-item>
        <text:list-item>
          <text:p text:style-name="P4"><text:change-start text:change-id="ct39483136"/>Setting the Area of Effect to 0 causes it to give no vision. Effectively making it a <text:span text:style-name="T20">dummy</text:span> ability.<text:change-end text:change-id="ct39483136"/></text:p>
          <text:list>
            <text:list-item>
              <text:p text:style-name="P9"><text:change-start text:change-id="ct39491760"/>Negative values causes it to be treated as 0.<text:change-end text:change-id="ct39491760"/></text:p>
            </text:list-item>
          </text:list>
        </text:list-item>
        <text:list-item>
          <text:p text:style-name="P4"><text:change-start text:change-id="ct39496704"/>Effect delay is the time it takes until the flare vision actually starts.<text:change-end text:change-id="ct39496704"/></text:p>
          <text:list>
            <text:list-item>
              <text:p text:style-name="P9"><text:change-start text:change-id="ct39489856"/>Setting to a negative value treats it as 0.<text:change-end text:change-id="ct39489856"/></text:p>
            </text:list-item>
            <text:list-item>
              <text:p text:style-name="P9"><text:change-start text:change-id="ct39499552"/>The unit cannot move while this Delay is active, so setting it high will cause the unit to just stand around looking dumb until the flare comes down. That effect cannot be canceled by moving/attacking/etc.. only if a silence/stun comes in.<text:change-end text:change-id="ct39499552"/></text:p>
            </text:list-item>
            <text:list-item>
              <text:p text:style-name="P9"><text:change-start text:change-id="ct39493920"/>Unlike “Casting time” however, the “shooting” animation plays when you start casting the ability. Playing the animation before the wait duration.<text:change-end text:change-id="ct39493920"/></text:p>
            </text:list-item>
            <text:list-item>
              <text:p text:style-name="P9"><text:change-start text:change-id="ct39497664"/>The ability won’t go on cooldown until the flare is actually “fired”.<text:change-end text:change-id="ct39497664"/></text:p>
            </text:list-item>
          </text:list>
        </text:list-item>
        <text:list-item>
          <text:p text:style-name="P4"><text:change-start text:change-id="ct39490768"/>If your unit has a string under Required Animation Names, using flare as a dummy ability will remove the string.<text:change-end text:change-id="ct39490768"/><text:change text:change-id="ct39493248"/><text:change-start text:change-id="ct39510880"/><text:change-end text:change-id="ct39510880"/><text:change text:change-id="ct39513360"/><text:change-start text:change-id="ct39513040"/><text:change-end text:change-id="ct39513040"/><text:change text:change-id="ct39514592"/><text:change-start text:change-id="ct39514304"/><text:change-end text:change-id="ct39514304"/></text:p>
        </text:list-item>
      </text:list>
      <text:p text:style-name="P2"/>
      <text:p text:style-name="P6"><text:bookmark text:name="_lcjyz7ouzfyg"/><text:tab/><text:span text:style-name="T18">-Flying Machine Bombs:</text:span></text:p>
      <text:p text:style-name="P2"><text:tab/><text:tab/>Tags:<text:span text:style-name="T20"> [TODO]</text:span></text:p>
      <text:p text:style-name="P7">Notes: <text:span text:style-name="T23">Doesn't do anything, it’s all handled by the Upgrade.</text:span></text:p>
      <text:p text:style-name="P7"><text:soft-page-break/>RawCode: Agyb</text:p>
      <text:p text:style-name="P7">Latest tested version: <text:span text:style-name="T1">1.28.5.7680</text:span></text:p>
      <text:list xml:id="list150560225173645" text:continue-numbering="true" text:style-name="WWNum1">
        <text:list-item>
          <text:p text:style-name="P4"><text:change-start text:change-id="ct39538032"/>Null<text:change-end text:change-id="ct39538032"/><text:change text:change-id="ct39507824"/></text:p>
        </text:list-item>
      </text:list>
      <text:p text:style-name="P2"/>
      <text:p text:style-name="P6"><text:bookmark text:name="_gbkweb79z7vo"/><text:tab/><text:span text:style-name="T18">-Fragmentation Shards:</text:span></text:p>
      <text:p text:style-name="P2"><text:tab/><text:tab/>Tags:<text:span text:style-name="T20"> [TODO]</text:span></text:p>
      <text:p text:style-name="P7">Notes: <text:span text:style-name="T23">Similar to Flak Cannons, but only works on units with Unarmored and Medium armor types.</text:span></text:p>
      <text:p text:style-name="P7">RawCode: Afsh</text:p>
      <text:p text:style-name="P7">Latest tested version: <text:span text:style-name="T1">1.28.5.7680</text:span></text:p>
      <text:list xml:id="list150561790943240" text:continue-numbering="true" text:style-name="WWNum1">
        <text:list-item>
          <text:p text:style-name="P4"><text:change-start text:change-id="ct39229840"/>Ranged splash attack that’s an ability.<text:change-end text:change-id="ct39229840"/></text:p>
        </text:list-item>
        <text:list-item>
          <text:p text:style-name="P4"><text:change-start text:change-id="ct39230592"/>Negative AOE is considered as zero.<text:change-end text:change-id="ct39230592"/></text:p>
        </text:list-item>
      </text:list>
      <text:p text:style-name="P2"/>
      <text:p text:style-name="P2"><text:change-start text:change-id="ct39231888"/>Heal<text:change-end text:change-id="ct39231888"/></text:p>
      <text:p text:style-name="P92"><text:bookmark text:name="_ssmrnpoczgry"/>-Heal:</text:p>
      <text:p text:style-name="P2"><text:tab/><text:tab/>Tags: <text:span text:style-name="T20">[Healing]</text:span></text:p>
      <text:p text:style-name="P7">Notes: <text:span text:style-name="T23">Text</text:span></text:p>
      <text:p text:style-name="P7">Casting by AI: Used when caster or any nearby allies take significant/any/moderate damage.</text:p>
      <text:p text:style-name="P7">RawCode: Ahea Anhe</text:p>
      <text:p text:style-name="P7">Latest tested version: <text:span text:style-name="T1">1.28.5.7680</text:span></text:p>
      <text:list xml:id="list150560101026886" text:continue-numbering="true" text:style-name="WWNum1">
        <text:list-item>
          <text:p text:style-name="P4"><text:change-start text:change-id="ct39580400"/>Cannot be cast on units with full life.<text:change-end text:change-id="ct39580400"/></text:p>
        </text:list-item>
        <text:list-item>
          <text:p text:style-name="P4"><text:change-start text:change-id="ct39585488"/>Setting Hit Points Gained to negative causes negative healing.<text:change-end text:change-id="ct39585488"/></text:p>
          <text:list>
            <text:list-item>
              <text:p text:style-name="P9"><text:change-start text:change-id="ct39585216"/>The "Healer" won't get kill credit for units killed with negative healing.<text:change-end text:change-id="ct39585216"/></text:p>
            </text:list-item>
            <text:list-item>
              <text:p text:style-name="P9"><text:change-start text:change-id="ct39587136"/>Ignores spell resistance/immunity.<text:change-end text:change-id="ct39587136"/></text:p>
            </text:list-item>
          </text:list>
        </text:list-item>
        <text:list-item>
          <text:p text:style-name="P4"><text:change-start text:change-id="ct39590016"/>Disables auto attacking while autocast is enabled and target is in range.<text:change-end text:change-id="ct39590016"/></text:p>
        </text:list-item>
        <text:list-item>
          <text:p text:style-name="P4"><text:change-start text:change-id="ct39596048"/>When toggling on autocasting, the unit will attempt the unit with the lowest % health in range and will keep healing until full.<text:change-end text:change-id="ct39596048"/></text:p>
          <text:list>
            <text:list-item>
              <text:p text:style-name="P9"><text:change-start text:change-id="ct39586320"/>Stopping the unit or giving another order will cause the unit to reset this behavior.<text:change-end text:change-id="ct39586320"/></text:p>
            </text:list-item>
            <text:list-item>
              <text:p text:style-name="P9"><text:change-start text:change-id="ct39602592"/>If the priest is idle it will also toggle between targets occasionally.<text:change-end text:change-id="ct39602592"/></text:p>
            </text:list-item>
          </text:list>
        </text:list-item>
      </text:list>
      <text:p text:style-name="P2"/>
      <text:p text:style-name="P92"><text:bookmark text:name="_azcq1ghsb79d"/>-Inner Fire:</text:p>
      <text:p text:style-name="P2"><text:tab/><text:tab/>Tags: <text:span text:style-name="T20">[Healing Over Time] [Flat Armor Decrease] [Flat Armor Increase] [Percent Damage Increase] [Percent Damage Decrease]</text:span></text:p>
      <text:p text:style-name="P7">Notes: <text:span text:style-name="T23">Text</text:span></text:p>
      <text:p text:style-name="P7">Casting by AI: Spammed randomly? May be a preference for high level units (e.g. Frost Wyrm or Tauren).</text:p>
      <text:p text:style-name="P7"><text:soft-page-break/>RawCode: Ainf ACif </text:p>
      <text:p text:style-name="P7">Latest tested version: <text:span text:style-name="T1">1.28.5.7680</text:span></text:p>
      <text:list xml:id="list150560517574377" text:continue-numbering="true" text:style-name="WWNum1">
        <text:list-item>
          <text:p text:style-name="P4"><text:change-start text:change-id="ct39617488"/>Damage increase dictates the damage percentage<text:change-end text:change-id="ct39617488"/></text:p>
          <text:list>
            <text:list-item>
              <text:p text:style-name="P9"><text:change-start text:change-id="ct39618816"/>Only affects base damage, damage bonuses from items or other abilities/auras are not included.<text:change-end text:change-id="ct39618816"/></text:p>
            </text:list-item>
            <text:list-item>
              <text:p text:style-name="P9"><text:change-start text:change-id="ct39617024"/>Anything above 0 gives more damage<text:change-end text:change-id="ct39617024"/></text:p>
            </text:list-item>
            <text:list-item>
              <text:p text:style-name="P9"><text:change-start text:change-id="ct39618416"/>Anything below 0 removes damage<text:change-end text:change-id="ct39618416"/></text:p>
              <text:list>
                <text:list-item>
                  <text:p text:style-name="P10"><text:change-start text:change-id="ct39620592"/>-1.0 is the lowest it can normally go. <text:span text:style-name="T3">(Not tested with items such as “Claws of attack +12”, might stack with that).</text:span><text:change-end text:change-id="ct39620592"/></text:p>
                </text:list-item>
                <text:list-item>
                  <text:p text:style-name="P10"><text:change-start text:change-id="ct39630416"/>It cannot go below the units base damage, so the unit is still dealing randomized “Dice” damage.<text:change-end text:change-id="ct39630416"/></text:p>
                </text:list-item>
                <text:list-item>
                  <text:p text:style-name="P10"><text:change-start text:change-id="ct39633904"/>Example: a unit with 30-59 damage is gonna get a -30 damage debuff at maximum.<text:change-end text:change-id="ct39633904"/></text:p>
                </text:list-item>
              </text:list>
            </text:list-item>
          </text:list>
        </text:list-item>
        <text:list-item>
          <text:p text:style-name="P4"><text:change-start text:change-id="ct39631744"/>Defense increase changes armor<text:change-end text:change-id="ct39631744"/></text:p>
          <text:list>
            <text:list-item>
              <text:p text:style-name="P9"><text:change-start text:change-id="ct39630768"/>Works as you expect both positively and negatively.<text:change-end text:change-id="ct39630768"/></text:p>
            </text:list-item>
          </text:list>
        </text:list-item>
        <text:list-item>
          <text:p text:style-name="P4"><text:change-start text:change-id="ct39635824"/>Life Regen Rate.<text:change-end text:change-id="ct39635824"/></text:p>
          <text:list>
            <text:list-item>
              <text:p text:style-name="P9"><text:change-start text:change-id="ct39642576"/>Causes the unit to receive a healing over time of the specified amount per second. Does not modify unit life regeneration, for example standard undead units will still receive this healing over time when not on blight. Values less than 0 are not damage but instead are negative healing over time. Does not reward any kill credit for deaths it causes.<text:change-end text:change-id="ct39642576"/></text:p>
              <text:list>
                <text:list-item>
                  <text:p text:style-name="P10"><text:change-start text:change-id="ct39650000"/>Basically Life regen rate works like Unholy Aura, in that it only adds a percentage value to your health regeneration. <text:span text:style-name="T4">(RoyGBV)</text:span><text:change-end text:change-id="ct39650000"/></text:p>
                </text:list-item>
              </text:list>
            </text:list-item>
          </text:list>
        </text:list-item>
      </text:list>
      <text:p text:style-name="P2"/>
      <text:p text:style-name="P6"><text:bookmark text:name="_s9qbtvhfd3gq"/><text:tab/><text:span text:style-name="T18">-Invisibility:</text:span></text:p>
      <text:p text:style-name="P2"><text:tab/><text:tab/>Tags:<text:span text:style-name="T20"> [TODO]</text:span></text:p>
      <text:p text:style-name="P7">Notes: <text:span text:style-name="T23">Null</text:span></text:p>
      <text:p text:style-name="P7">Casting by AI: Occasionally casts on retreating friendly heroes with moderate to low health</text:p>
      <text:p text:style-name="P7">RawCode: Aivs</text:p>
      <text:p text:style-name="P7">Latest tested version: <text:span text:style-name="T1">1.28.5.7680</text:span></text:p>
      <text:list xml:id="list150561496113861" text:continue-numbering="true" text:style-name="WWNum1">
        <text:list-item>
          <text:p text:style-name="P4"><text:change-start text:change-id="ct39669152"/>Transition Time dictates fade time, how long the hero will start visually becoming transparent before being invisible.<text:change-end text:change-id="ct39669152"/></text:p>
        </text:list-item>
      </text:list>
      <text:p text:style-name="P2"/>
      <text:p text:style-name="P6"><text:bookmark text:name="_481klvsxb8wk"/><text:tab/><text:span text:style-name="T18">-Magic Sentry:</text:span></text:p>
      <text:p text:style-name="P2"><text:tab/><text:tab/>Tags:<text:span text:style-name="T20"> [TODO]</text:span></text:p>
      <text:p text:style-name="P7">Notes: <text:span text:style-name="T23">Building (Unit) version of True Sight</text:span></text:p>
      <text:p text:style-name="P7">RawCode: Adts</text:p>
      <text:p text:style-name="P7">Latest tested version: <text:span text:style-name="T1">1.28.5.7680</text:span></text:p>
      <text:list xml:id="list150560964699282" text:continue-numbering="true" text:style-name="WWNum1">
        <text:list-item>
          <text:p text:style-name="P4"><text:change-start text:change-id="ct39683776"/>^ look at Notes<text:change-end text:change-id="ct39683776"/></text:p>
        </text:list-item>
      </text:list>
      <text:p text:style-name="P17"/>
      <text:p text:style-name="P2"/>
      <text:p text:style-name="P92"><text:bookmark text:name="_4cgs25m6fmnn"/>-Phoenix Fire:</text:p>
      <text:p text:style-name="P2"><text:tab/><text:tab/>Tags: <text:span text:style-name="T20">[Damage Over Time] [Healing]</text:span></text:p>
      <text:p text:style-name="P7"><text:soft-page-break/>Notes:<text:tab/><text:span text:style-name="T23">Null</text:span></text:p>
      <text:p text:style-name="P7">RawCode: Apxf</text:p>
      <text:p text:style-name="P7">Latest tested version: <text:span text:style-name="T1">1.28.5.7680</text:span></text:p>
      <text:list xml:id="list150561755044491" text:continue-numbering="true" text:style-name="WWNum1">
        <text:list-item>
          <text:p text:style-name="P4"><text:change-start text:change-id="ct39700976"/>Damage Per Second is the amount of damage that unit takes per second.<text:change-end text:change-id="ct39700976"/></text:p>
          <text:list>
            <text:list-item>
              <text:p text:style-name="P9"><text:change-start text:change-id="ct39703904"/>Applied every second.<text:change-end text:change-id="ct39703904"/></text:p>
            </text:list-item>
            <text:list-item>
              <text:p text:style-name="P9"><text:change-start text:change-id="ct39705728"/>Values greater than or equal to 0 will deal damage.<text:change-end text:change-id="ct39705728"/></text:p>
            </text:list-item>
            <text:list-item>
              <text:p text:style-name="P9"><text:change-start text:change-id="ct39708192"/>Values below 0 will be healed. As the value is negative the amount will be removed from current life and no kill credit given. Possibly a missing negation bug in Warcraft III.<text:change-end text:change-id="ct39708192"/></text:p>
            </text:list-item>
          </text:list>
        </text:list-item>
        <text:list-item>
          <text:p text:style-name="P4"><text:change-start text:change-id="ct39710384"/>Initial Damage is the damage the unit takes when the projectile hits.<text:change-end text:change-id="ct39710384"/></text:p>
          <text:list>
            <text:list-item>
              <text:p text:style-name="P9"><text:change-start text:change-id="ct39706944"/>All values, even negative, will cause damage as normal.<text:change-end text:change-id="ct39706944"/></text:p>
            </text:list-item>
          </text:list>
        </text:list-item>
        <text:list-item>
          <text:p text:style-name="P4"><text:change-start text:change-id="ct39645184"/>The time between taking damage is dictated by the buff applied. Which is dictated by how long it lasts by “Stats - Duration”.<text:change-end text:change-id="ct39645184"/></text:p>
        </text:list-item>
        <text:list-item>
          <text:p text:style-name="P4"><text:change-start text:change-id="ct39712384"/>Impact Damage might trigger several times against the same target if your “Art - Missile speed” or “Stats - Cooldown” is too low.<text:change-end text:change-id="ct39712384"/></text:p>
          <text:list>
            <text:list-item>
              <text:p text:style-name="P9"><text:change-start text:change-id="ct39717392"/>You can get around this by increasing either or both of those.<text:change-end text:change-id="ct39717392"/></text:p>
            </text:list-item>
            <text:list-item>
              <text:p text:style-name="P9"><text:change-start text:change-id="ct39717840"/>It appears to be because the buff is not applied until the missile actually “hits”.<text:change-end text:change-id="ct39717840"/></text:p>
            </text:list-item>
          </text:list>
        </text:list-item>
        <text:list-item>
          <text:p text:style-name="P4"><text:change-start text:change-id="ct39707344"/>The buff icon might not show up, <text:span text:style-name="T3">(Needs more data for verification!)</text:span>. <text:span text:style-name="T4">(Krotos)</text:span><text:change-end text:change-id="ct39707344"/></text:p>
        </text:list-item>
        <text:list-item>
          <text:p text:style-name="P4"><text:change-start text:change-id="ct39721344"/>Can't affect the Source itself.<text:tab/><text:span text:style-name="T4">(Krotos)</text:span><text:change-end text:change-id="ct39721344"/></text:p>
        </text:list-item>
        <text:list-item>
          <text:p text:style-name="P4"><text:change-start text:change-id="ct39732032"/>"Stats - Cooldown" uses only 1. Level.<text:change-end text:change-id="ct39732032"/></text:p>
        </text:list-item>
      </text:list>
      <text:p text:style-name="P2"/>
      <text:p text:style-name="P6"><text:bookmark text:name="_8lts73j3nfdl"/><text:tab/><text:span text:style-name="T18">-Phoenix Morphing:</text:span></text:p>
      <text:p text:style-name="P2"><text:tab/><text:tab/>Tags:<text:span text:style-name="T20"> [TODO]</text:span></text:p>
      <text:p text:style-name="P7">Notes: <text:span text:style-name="T23">Null</text:span></text:p>
      <text:p text:style-name="P7">RawCode: Aphx</text:p>
      <text:p text:style-name="P7">Latest tested version: <text:span text:style-name="T1">1.28.5.7680</text:span></text:p>
      <text:list xml:id="list150560284101921" text:continue-numbering="true" text:style-name="WWNum1">
        <text:list-item>
          <text:p text:style-name="P4"><text:change-start text:change-id="ct39740224"/>If used to convert a hero temporarily to a normal unit upon death, reverts the hero to level 1 <office:annotation office:name="__Annotation__615_3714008389"><dc:creator>Fredrik Grimmenhag (ScrewTheTrees)</dc:creator><dc:date>2021-03-08T18:40:34</dc:date><text:p><text:span text:style-name="T39">Yeah, probably removes the internal CAbilityHero, resetting hero level, XP and etc..</text:span></text:p></office:annotation><text:s/><text:span text:style-name="T3">(Needs more data for verification!)</text:span>.<text:change-end text:change-id="ct39740224"/><office:annotation-end office:name="__Annotation__615_3714008389"/></text:p>
        </text:list-item>
        <text:list-item>
          <text:p text:style-name="P4"><text:change-start text:change-id="ct39718944"/>Can be used to change units from one unit to another if the alternative unit has a different phoenix morphing ability. <text:span text:style-name="T4">(Yeti)</text:span><text:change-end text:change-id="ct39718944"/></text:p>
        </text:list-item>
      </text:list>
      <text:p text:style-name="P2"/>
      <text:p text:style-name="P6"><text:bookmark text:name="_e13299ghv5nk"/><text:tab/><text:span text:style-name="T18">-Polymorph:</text:span></text:p>
      <text:p text:style-name="P2"><text:tab/><text:tab/>Tags:<text:span text:style-name="T20"> [Morph]</text:span></text:p>
      <text:p text:style-name="P7">Notes: <text:span text:style-name="T23">Null</text:span></text:p>
      <text:p text:style-name="P7">RawCode: Aply</text:p>
      <text:p text:style-name="P7">Latest tested version: <text:span text:style-name="T1">1.28.5.7680</text:span></text:p>
      <text:list xml:id="list150560819421540" text:continue-numbering="true" text:style-name="WWNum1">
        <text:list-item>
          <text:p text:style-name="P4"><text:change-start text:change-id="ct39832208"/>Disables most of default passive abilities (f.i. Evasion, Damage block, Critical Strike (despite the critter being unable to attack...))<text:change-end text:change-id="ct39832208"/></text:p>
        </text:list-item>
        <text:list-item>
          <text:p text:style-name="P4"><text:change-start text:change-id="ct39839408"/>Unit Levels are ignored, if the Maximum Creep Level is set to 0 or below.<text:change-end text:change-id="ct39839408"/></text:p>
        </text:list-item>
        <text:list-item>
          <text:p text:style-name="P4"><text:change-start text:change-id="ct39754480"/>Can't Target Summoned Units.<text:change-end text:change-id="ct39754480"/></text:p>
        </text:list-item>
        <text:list-item>
          <text:p text:style-name="P4"><text:change-start text:change-id="ct39879328"/><text:soft-page-break/>Kills Illusions on cast.<text:change-end text:change-id="ct39879328"/></text:p>
        </text:list-item>
        <text:list-item>
          <text:p text:style-name="P4"><text:change-start text:change-id="ct39845696"/>Negative duration leads to an empty expiration Time in the UI.<text:change-end text:change-id="ct39845696"/></text:p>
        </text:list-item>
      </text:list>
      <text:p text:style-name="P2"/>
      <text:p text:style-name="P6"><text:bookmark text:name="_4d8xgoqbk3vv"/><text:tab/><text:span text:style-name="T18">-Reveal:</text:span></text:p>
      <text:p text:style-name="P2"><text:tab/><text:tab/>Tags:<text:span text:style-name="T20"> [TODO]</text:span></text:p>
      <text:p text:style-name="P7">Notes: <text:span text:style-name="T23">Null</text:span></text:p>
      <text:p text:style-name="P7">RawCode: AHta AIta</text:p>
      <text:p text:style-name="P7">Latest tested version: <text:span text:style-name="T1">1.28.5.7680</text:span></text:p>
      <text:list xml:id="list150561828828038" text:continue-numbering="true" text:style-name="WWNum1">
        <text:list-item>
          <text:p text:style-name="P18"><text:change-start text:change-id="ct39909360"/><text:span text:style-name="T27">Works similarly to Goblin Lab’s Reveal, except no gold cost, on a longer cooldown and only used by Arcane Towers.</text:span><text:change-end text:change-id="ct39909360"/></text:p>
        </text:list-item>
      </text:list>
      <text:p text:style-name="P2"/>
      <text:p text:style-name="P92"><text:bookmark text:name="_zharhdebbqhk"/>-Slow:</text:p>
      <text:p text:style-name="P2"><text:tab/><text:tab/>Tags: <text:span text:style-name="T20">[Movespeed Increase] [Movespeed Decrease] [Attackspeed Increase] [Attackspeed Decrease]</text:span></text:p>
      <text:p text:style-name="P7">Notes: <text:span text:style-name="T23">Easy and versatile, can easily be a buff spell.</text:span></text:p>
      <text:p text:style-name="P7">Casting by AI: Spammed randomly? May be a preference for high level units (e.g. Frost Wyrm or Tauren) Casted when a friendly unit takes damage(source: Azure tower defense hawkriders slow spell)</text:p>
      <text:p text:style-name="P7">RawCode: Aslo ACsw</text:p>
      <text:p text:style-name="P7">Latest tested version: <text:span text:style-name="T1">1.28.5.7680</text:span></text:p>
      <text:list xml:id="list150561210383786" text:continue-numbering="true" text:style-name="WWNum1">
        <text:list-item>
          <text:p text:style-name="P4"><text:change-start text:change-id="ct39824480"/>“Attack Speed Factor” and “Movement Speed Factor”<text:change-end text:change-id="ct39824480"/></text:p>
          <text:list>
            <text:list-item>
              <text:p text:style-name="P9"><text:change-start text:change-id="ct39826608"/>Anything above 0 slows the attack speed.<text:change-end text:change-id="ct39826608"/></text:p>
            </text:list-item>
            <text:list-item>
              <text:p text:style-name="P9"><text:change-start text:change-id="ct39891232"/>Anything below 0 increases the attack speed.<text:change-end text:change-id="ct39891232"/></text:p>
            </text:list-item>
          </text:list>
        </text:list-item>
      </text:list>
      <text:p text:style-name="P2"/>
      <text:p text:style-name="P6"><text:bookmark text:name="_mqo3pnjbkjok"/><text:tab/><text:span text:style-name="T18">-Spell Steal:</text:span></text:p>
      <text:p text:style-name="P2"><text:tab/><text:tab/>Tags:<text:span text:style-name="T20"> [TODO]</text:span></text:p>
      <text:p text:style-name="P7">Notes: <text:span text:style-name="T23">Below notes aside, this works just like Abolish Magic</text:span></text:p>
      <text:p text:style-name="P7">RawCode: Asps</text:p>
      <text:p text:style-name="P7">Latest tested version: <text:span text:style-name="T1">1.28.5.7680</text:span></text:p>
      <text:list xml:id="list150560776284210" text:continue-numbering="true" text:style-name="WWNum1">
        <text:list-item>
          <text:p text:style-name="P4"><text:change-start text:change-id="ct39953824"/><text:s/>Targeting an <text:s/>enemy unit causes all of its positive buffs to fling as a projectile to your nearest ally (prioritizes allies who don't have a stolen positive buff).<text:change-end text:change-id="ct39953824"/></text:p>
          <text:list>
            <text:list-item>
              <text:p text:style-name="P9"><text:change-start text:change-id="ct39956512"/>If there are no allied units in the area or if everyone has a stolen positive buff, it will transfer to you instead (dispels the enemy if you also have a stolen buff).<text:change-end text:change-id="ct39956512"/></text:p>
            </text:list-item>
          </text:list>
        </text:list-item>
        <text:list-item>
          <text:p text:style-name="P4"><text:change-start text:change-id="ct39959824"/>Targeting an allied unit does the opposite thing listed above, gathering all negative debuffs and flinging it as a projectile to the nearest enemy, prioritizing those who don't have a stolen negative debuff.<text:change-end text:change-id="ct39959824"/></text:p>
        </text:list-item>
      </text:list>
      <text:p text:style-name="P1">If there are no enemy units in the area or if every enemy has a stolen positive buff, it will simply dispel the ally instead.</text:p>
      <text:list xml:id="list150560232121440" text:continue-numbering="true" text:style-name="WWNum1">
        <text:list-item>
          <text:p text:style-name="P4"><text:change-start text:change-id="ct39963424"/>Uses the “Area of Effect” field for the range of buff transfers. <text:span text:style-name="T4">(RoyGBV)</text:span><text:change-end text:change-id="ct39963424"/></text:p>
        </text:list-item>
      </text:list>
      <text:p text:style-name="P2"/>
      <text:p text:style-name="P6"><text:bookmark text:name="_y3mh23l0eexe"/><text:tab/><text:span text:style-name="T18">-Sphere</text:span></text:p>
      <text:p text:style-name="P2"><text:tab/><text:tab/>Tags:<text:span text:style-name="T20"> [TODO]</text:span></text:p>
      <text:p text:style-name="P7"><text:soft-page-break/>Notes: <text:span text:style-name="T23">The balls circling around the Bloodmage</text:span></text:p>
      <text:p text:style-name="P7">RawCode: Asph</text:p>
      <text:p text:style-name="P7">Latest tested version: <text:span text:style-name="T1">1.28.5.7680</text:span></text:p>
      <text:list xml:id="list150560995952360" text:continue-numbering="true" text:style-name="WWNum1">
        <text:list-item>
          <text:p text:style-name="P4"><text:change-start text:change-id="ct39979072"/>Each time an attack is made or a spell is cast, one of the caster’s attachments will vanish. By default, these use the Blood Mage’s “ball” art. The attachments don’t have to all have the same art. <text:span text:style-name="T28">(</text:span><text:span text:style-name="T4">EternalOne</text:span><text:span text:style-name="T28">)</text:span><text:change-end text:change-id="ct39979072"/></text:p>
        </text:list-item>
        <text:list-item>
          <text:p text:style-name="P4"><text:change-start text:change-id="ct39981520"/>Each time an attack is made or a spell is cast, a missile will be fired at the target (or target point.) This happens even if there isn’t normally a projectile art involved. This is why only the Blood Mage has a ball fly towards the target of his Flame Strike. As a side note, this doesn’t have to be the same art as the attachments. <text:span text:style-name="T28">(</text:span><text:span text:style-name="T4">EternalOne</text:span><text:span text:style-name="T28">)</text:span><text:change-end text:change-id="ct39981520"/></text:p>
        </text:list-item>
        <text:list-item>
          <text:p text:style-name="P4"><text:change-start text:change-id="ct39987072"/>The cooldown dictates how long it takes for the lost attachments to reappear. <text:span text:style-name="T28">(</text:span><text:span text:style-name="T4">EternalOne</text:span><text:span text:style-name="T28">)</text:span><text:change-end text:change-id="ct39987072"/></text:p>
        </text:list-item>
        <text:list-item>
          <text:p text:style-name="P4"><text:change-start text:change-id="ct39999296"/><text:span text:style-name="T28">Can be used simply to add art to any figure, although requiring the model to have whatever attachment points are used. (</text:span><text:span text:style-name="T4">Yeti</text:span><text:span text:style-name="T28">)</text:span><text:change-end text:change-id="ct39999296"/></text:p>
        </text:list-item>
      </text:list>
      <text:p text:style-name="P2"/>
      <text:p text:style-name="P6"><text:bookmark text:name="_huzob5rhatzq"/><text:tab/><text:span text:style-name="T18">-Storm Hammers:</text:span></text:p>
      <text:p text:style-name="P2"><text:tab/><text:tab/>Tags:<text:span text:style-name="T20"> [Dummy Ability]</text:span></text:p>
      <text:p text:style-name="P7">Notes: <text:span text:style-name="T23">Doesn't do anything, it’s all handled by the Upgrade.</text:span></text:p>
      <text:p text:style-name="P7">RawCode: Asth</text:p>
      <text:p text:style-name="P7">Latest tested version: <text:span text:style-name="T1">1.28.5.7680</text:span></text:p>
      <text:p text:style-name="P2"/>
      <text:p text:style-name="P93"><text:bookmark text:name="_2g53iuq2q7j8"/>-Sundering Blades:</text:p>
      <text:p text:style-name="Standard"><text:tab/><text:tab/>Tags: [TODO][Percent Damage Increase][Flat Damage Increase][Flat Damage Decrease][Percent Damage Decrease][Stackable]</text:p>
      <text:p text:style-name="P45">Notes:<text:change-start text:change-id="ct40019600"/> <text:span text:style-name="T23">An ability that makes the unit do more damage to armor types.</text:span><text:change-end text:change-id="ct40019600"/><text:change-start text:change-id="ct40022288"/><text:span text:style-name="T23"> Warcraft3 V1.31+</text:span><text:change-end text:change-id="ct40022288"/></text:p>
      <text:p text:style-name="P45">RawCode: Ahsb</text:p>
      <text:p text:style-name="P45">Latest tested version: 1.31.1.12164</text:p>
      <text:list xml:id="list150561558066286" text:continue-numbering="true" text:style-name="WWNum1">
        <text:list-item>
          <text:p text:style-name="P18"><text:change-start text:change-id="ct40029440"/>Bonus Damage (Percent) is computed before Bonus Damage (Flat)<text:change-end text:change-id="ct40029440"/></text:p>
        </text:list-item>
        <text:list-item>
          <text:p text:style-name="P18"><text:change-start text:change-id="ct40035072"/>Bonus Damage (Flat)<text:change-end text:change-id="ct40035072"/></text:p>
          <text:list>
            <text:list-item>
              <text:p text:style-name="P69"><text:change-start text:change-id="ct40021424"/>Values above 0 cause more damage.<text:change-end text:change-id="ct40021424"/></text:p>
            </text:list-item>
            <text:list-item>
              <text:p text:style-name="P69"><text:change-start text:change-id="ct40042192"/>Values below 0 cause less damage<text:change-end text:change-id="ct40042192"/></text:p>
            </text:list-item>
          </text:list>
        </text:list-item>
        <text:list-item>
          <text:p text:style-name="P18"><text:change-start text:change-id="ct40038144"/>Bonus Damage (Percent)<text:change-end text:change-id="ct40038144"/></text:p>
          <text:list>
            <text:list-item>
              <text:p text:style-name="P69"><text:change-start text:change-id="ct40037136"/>Values above 0 cause more damage<text:change-end text:change-id="ct40037136"/></text:p>
            </text:list-item>
            <text:list-item>
              <text:p text:style-name="P69"><text:change-start text:change-id="ct40028000"/>Values below 0 cause less damage<text:change-end text:change-id="ct40028000"/></text:p>
            </text:list-item>
          </text:list>
        </text:list-item>
        <text:list-item>
          <text:p text:style-name="P18"><text:change-start text:change-id="ct40037792"/>Defense Type Affected<text:change-end text:change-id="ct40037792"/></text:p>
        </text:list-item>
        <text:list-item>
          <text:p text:style-name="P18"><text:change-start text:change-id="ct40056448"/>Stacking Sundering Blades:<text:change-end text:change-id="ct40056448"/></text:p>
          <text:list>
            <text:list-item>
              <text:p text:style-name="P69"><text:change-start text:change-id="ct40059184"/>Starts with the Last Added and iterates all the way up to the first.<text:change-end text:change-id="ct40059184"/></text:p>
            </text:list-item>
          </text:list>
        </text:list-item>
        <text:list-item>
          <text:p text:style-name="P18"><text:change-start text:change-id="ct40061984"/>Computes Bonus Damage (Percent) &amp; Bonus Damage (Flat) of one Sundering Blade then swaps to the next. The result of the previous is the base for the new<text:change-end text:change-id="ct40061984"/></text:p>
        </text:list-item>
        <text:list-item>
          <text:p text:style-name="P18"><text:change-start text:change-id="ct40063968"/>Ignores allowed Targets of the ability<text:change-end text:change-id="ct40063968"/></text:p>
        </text:list-item>
        <text:list-item>
          <text:p text:style-name="P18"><text:change-start text:change-id="ct40066688"/>Red floating text from Critical Strike doesn’t show bonuses from this ability, but the actual damage dealt does stack if a unit has both this ability and critical strike (<text:span text:style-name="T4">Somen00b</text:span>). <text:change-end text:change-id="ct40066688"/></text:p>
        </text:list-item>
      </text:list>
      <text:p text:style-name="P72"><text:bookmark text:name="_42nttfmv61u5"/><text:change text:change-id="ct40053088"/></text:p>
      <text:p text:style-name="P6"><text:bookmark text:name="_c70v15nk51ey"/><text:soft-page-break/><text:tab/><text:span text:style-name="T18">-True Sight:</text:span></text:p>
      <text:p text:style-name="P2"><text:tab/><text:tab/>Tags:<text:span text:style-name="T20"> [Vision]</text:span></text:p>
      <text:p text:style-name="P7">Notes: <text:span text:style-name="T23">Null</text:span></text:p>
      <text:p text:style-name="P7">Latest tested version: <text:span text:style-name="T1">1.28.5.7680</text:span></text:p>
      <text:list xml:id="list150561629708060" text:continue-numbering="true" text:style-name="WWNum1">
        <text:list-item>
          <text:p text:style-name="P4"><text:change-start text:change-id="ct40085808"/>Shows invisible or burrowed enemies.<text:change-end text:change-id="ct40085808"/></text:p>
        </text:list-item>
        <text:list-item>
          <text:p text:style-name="P4"><text:change-start text:change-id="ct40089296"/>Doesn't care about unit's vision range or vision type (flying/ground). (<text:span text:style-name="T4">DracoL1ch</text:span>)<text:change-end text:change-id="ct40089296"/></text:p>
        </text:list-item>
        <text:list-item>
          <text:p text:style-name="P4"><text:change-start text:change-id="ct40094656"/>All truesight sources are working on the same ingame timer of 0.5 s, means it reveals invisible units on each tick and not constantly, allowing them to pass undetected if they are moving fast enough. (<text:span text:style-name="T4">DracoL1ch</text:span>)<text:change-end text:change-id="ct40094656"/></text:p>
        </text:list-item>
        <text:list-item>
          <text:p text:style-name="P4"><text:change-start text:change-id="ct40099392"/>Detection type setting has no real impact at game process as it reveals both types anyway. <text:span text:style-name="T4">(DracoL1ch)</text:span><text:change-end text:change-id="ct40099392"/></text:p>
        </text:list-item>
      </text:list>
      <text:p text:style-name="P2"/>
      <text:p text:style-name="P92"><text:bookmark text:name="_eb95wnlansjm"/>-Avatar:</text:p>
      <text:p text:style-name="P2"><text:tab/><text:tab/>Tags: <text:span text:style-name="T20">[Flat Armor Decrease] [Flat Armor Increase] [Flat Damage Decrease] [Flat Damage Increase] [Flat Health Decrease] [Flat Health Increase]</text:span></text:p>
      <text:p text:style-name="P7">Notes: <text:span text:style-name="T23">The only negative part seems to be that you can’t disable the magic immunity.</text:span></text:p>
      <text:p text:style-name="P7">RawCode: AHav ANav</text:p>
      <text:p text:style-name="P7">Latest tested version: <text:span text:style-name="T1">1.28.5.7680</text:span></text:p>
      <text:list xml:id="list150560783809411" text:continue-numbering="true" text:style-name="WWNum1">
        <text:list-item>
          <text:p text:style-name="P4"><text:change-start text:change-id="ct40114768"/>Damage, Defense and Health bonuses operate the same way.<text:change-end text:change-id="ct40114768"/></text:p>
          <text:list>
            <text:list-item>
              <text:p text:style-name="P9"><text:change-start text:change-id="ct40113024"/>Anything above 0 increases the stat.<text:change-end text:change-id="ct40113024"/></text:p>
            </text:list-item>
            <text:list-item>
              <text:p text:style-name="P9"><text:change-start text:change-id="ct40116048"/>Anything below 0 decreases the stat.<text:change-end text:change-id="ct40116048"/></text:p>
            </text:list-item>
          </text:list>
        </text:list-item>
        <text:list-item>
          <text:p text:style-name="P4"><text:change-start text:change-id="ct40118944"/>Setting the health to a negative value causes the MK to die.<text:change-end text:change-id="ct40118944"/></text:p>
          <text:list>
            <text:list-item>
              <text:p text:style-name="P9"><text:change-start text:change-id="ct40121968"/>Upon reviving the MK’s life value will be in underflow, essentially making him invulnerable for the rest of avatars duration.<text:change-end text:change-id="ct40121968"/></text:p>
            </text:list-item>
            <text:list-item>
              <text:p text:style-name="P9"><text:change-start text:change-id="ct40120560"/>Once the Avatar duration runs out his health gets turned back to normal.<text:change-end text:change-id="ct40120560"/></text:p>
              <text:list>
                <text:list-item>
                  <text:p text:style-name="P10"><text:change-start text:change-id="ct40126096"/>This includes if the duration runs out while he is dead.<text:change-end text:change-id="ct40126096"/></text:p>
                </text:list-item>
              </text:list>
            </text:list-item>
            <text:list-item>
              <text:p text:style-name="P9"><text:change-start text:change-id="ct40129552"/>Check “item permanent life gain” for more info.<text:change-end text:change-id="ct40129552"/></text:p>
            </text:list-item>
          </text:list>
        </text:list-item>
        <text:list-item>
          <text:p text:style-name="P4"><text:change-start text:change-id="ct40129856"/>Magic Damage Reduction does nothing as he gets magic immunity regardless.<text:change-end text:change-id="ct40129856"/></text:p>
        </text:list-item>
        <text:list-item>
          <text:p text:style-name="P4"><text:change-start text:change-id="ct40116800"/>If you cast Avatar just as Metamorphsis’s duration runs out so that the hero is still increasing in size, and only the alternate form has the Avatar Ability, the hero’s model will become invisible. (Didn’t test what if anything reverts this) . <text:span text:style-name="T4">(KitsuneTailsPrower)</text:span><text:change-end text:change-id="ct40116800"/></text:p>
        </text:list-item>
      </text:list>
      <text:p text:style-name="P2"/>
      <text:p text:style-name="P92"><text:bookmark text:name="_6tzya33g9yjo"/>-Banish:</text:p>
      <text:p text:style-name="P2"><text:tab/><text:tab/>Tags: <text:span text:style-name="T20">[Unique]</text:span></text:p>
      <text:p text:style-name="P7">Notes: <text:span text:style-name="T23">A very “in engine” ability, hard to manipulate because of it.</text:span></text:p>
      <text:p text:style-name="P7">Casting by AI: Trigger when in cast range, has a preference for summoned units.</text:p>
      <text:p text:style-name="P7">RawCode: AHbn ACbn</text:p>
      <text:p text:style-name="P7">Latest tested version: <text:span text:style-name="T1">1.28.5.7680</text:span></text:p>
      <text:list xml:id="list150559804721298" text:continue-numbering="true" text:style-name="WWNum1">
        <text:list-item>
          <text:p text:style-name="P4"><text:change-start text:change-id="ct40126928"/>Removing “Banish” as a buff from the ability does not prevent the unit from going Ethereal.<text:change-end text:change-id="ct40126928"/></text:p>
        </text:list-item>
        <text:list-item>
          <text:p text:style-name="P4"><text:change-start text:change-id="ct40149152"/><text:soft-page-break/>Both enemy and friendly units take more damage when ethereal.<text:change-end text:change-id="ct40149152"/></text:p>
        </text:list-item>
        <text:list-item>
          <text:p text:style-name="P4"><text:change-start text:change-id="ct40155024"/>The amount of extra damage taken is based on a Gameplay Constant.<text:change-end text:change-id="ct40155024"/></text:p>
        </text:list-item>
      </text:list>
      <text:p text:style-name="P2"/>
      <text:p text:style-name="P6"><text:bookmark text:name="_rxgn2iqgh1gi"/><text:tab/><text:span text:style-name="T12">-Bash / -Critical Strike:</text:span></text:p>
      <text:p text:style-name="P2"><text:tab/><text:tab/>Tags: <text:span text:style-name="T20">[Flat Damage Increase] [Percent Damage Increase] [Percent Damage Decrease]</text:span></text:p>
      <text:p text:style-name="P7">Notes: <text:span text:style-name="T23">While very very similar they do have some weird interactions with each other.</text:span></text:p>
      <text:p text:style-name="P7">RawCode: AHbh AOcr</text:p>
      <text:p text:style-name="P7">Latest tested version: <text:span text:style-name="T1">1.</text:span><text:change-start text:change-id="ct40170064"/><text:span text:style-name="T1">36</text:span><text:change-end text:change-id="ct40170064"/><text:change text:change-id="ct40171808"/></text:p>
      <text:list xml:id="list150560408206561" text:continue-numbering="true" text:style-name="WWNum1">
        <text:list-item>
          <text:p text:style-name="P18"><text:change-start text:change-id="ct40173936"/><text:change-start text:change-id="ct40173712"/><text:span text:style-name="T23">Warcraft 3 is very funny about Critical Strike and by default it will handle a 4.99% chance Critical Strike as 0%. A few years ago this bug was fixed, but you have to enable the fix. In your map go to </text:span><text:change-end text:change-id="ct40173936"/><text:change-end text:change-id="ct40173712"/><text:change-start text:change-id="ct40172576"/><text:change-start text:change-id="ct40175584"/><text:span text:style-name="T23">Scenario / Map Options and enable Use Accurate Probability for calculations</text:span><text:change-end text:change-id="ct40172576"/><text:change-end text:change-id="ct40175584"/><text:change-start text:change-id="ct40172960"/><text:change-start text:change-id="ct40176080"/><text:span text:style-name="T23">! (</text:span><text:change-end text:change-id="ct40172960"/><text:change-end text:change-id="ct40176080"/><text:change-start text:change-id="ct40179264"/><text:change-start text:change-id="ct40179040"/><text:span text:style-name="T23">emperor_d3st</text:span><text:change-end text:change-id="ct40179264"/><text:change-end text:change-id="ct40179040"/><text:change-start text:change-id="ct40180624"/><text:change-start text:change-id="ct40180400"/><text:span text:style-name="T23">)</text:span><text:change-end text:change-id="ct40180624"/><text:change-end text:change-id="ct40180400"/><text:change-start text:change-id="ct40179488"/></text:p>
        </text:list-item>
        <text:list-item>
          <text:p text:style-name="P4"><text:change-end text:change-id="ct40179488"/><text:change-start text:change-id="ct40182096"/>Damage Multiplier dictates how much the damage is amplified.<text:change-end text:change-id="ct40182096"/></text:p>
          <text:list>
            <text:list-item>
              <text:p text:style-name="P9"><text:change-start text:change-id="ct40183200"/>At -1.00 no damage is dealt.<text:change-end text:change-id="ct40183200"/></text:p>
              <text:list>
                <text:list-item>
                  <text:p text:style-name="P10"><text:change-start text:change-id="ct40191328"/>Damage value is not displayed.<text:change-end text:change-id="ct40191328"/></text:p>
                </text:list-item>
              </text:list>
            </text:list-item>
            <text:list-item>
              <text:p text:style-name="P9"><text:change-start text:change-id="ct40193520"/>Below 0 no damage is dealt.<text:change-end text:change-id="ct40193520"/></text:p>
              <text:list>
                <text:list-item>
                  <text:p text:style-name="P10"><text:change-start text:change-id="ct40196160"/>Damage value is displayed as 0.<text:change-end text:change-id="ct40196160"/></text:p>
                </text:list-item>
              </text:list>
            </text:list-item>
            <text:list-item>
              <text:p text:style-name="P9"><text:change-start text:change-id="ct39463504"/>At 0 full damage is dealt.<text:change-end text:change-id="ct39463504"/></text:p>
              <text:list>
                <text:list-item>
                  <text:p text:style-name="P10"><text:change-start text:change-id="ct40202800"/>No damage value text is displayed (on melee units only, shown for ranged attacks tho).<text:change-end text:change-id="ct40202800"/></text:p>
                </text:list-item>
              </text:list>
            </text:list-item>
            <text:list-item>
              <text:p text:style-name="P9"><text:change-start text:change-id="ct40205520"/>At 0.01-0.99 only 1%-99% of the total damage is dealt<text:change-end text:change-id="ct40205520"/></text:p>
              <text:list>
                <text:list-item>
                  <text:p text:style-name="P10"><text:change-start text:change-id="ct40207456"/>Damage value is displayed.<text:change-end text:change-id="ct40207456"/></text:p>
                </text:list-item>
              </text:list>
            </text:list-item>
            <text:list-item>
              <text:p text:style-name="P9"><text:change-start text:change-id="ct40209792"/>At 1.00 full damage is dealt<text:change-end text:change-id="ct40209792"/></text:p>
              <text:list>
                <text:list-item>
                  <text:p text:style-name="P10"><text:change-start text:change-id="ct40212432"/>Damage value is simply displayed as the damage being dealt.<text:change-end text:change-id="ct40212432"/></text:p>
                </text:list-item>
              </text:list>
            </text:list-item>
            <text:list-item>
              <text:p text:style-name="P9"><text:change-start text:change-id="ct40214720"/>Anything above 1 increase the damage<text:change-end text:change-id="ct40214720"/></text:p>
              <text:list>
                <text:list-item>
                  <text:p text:style-name="P10"><text:change-start text:change-id="ct40216816"/>Damage value is displayed.<text:change-end text:change-id="ct40216816"/></text:p>
                </text:list-item>
              </text:list>
            </text:list-item>
          </text:list>
        </text:list-item>
        <text:list-item>
          <text:p text:style-name="P4"><text:change-start text:change-id="ct40219424"/>Damage bonus dictates how much flat damage is added.<text:change-end text:change-id="ct40219424"/></text:p>
          <text:list>
            <text:list-item>
              <text:p text:style-name="P9"><text:change-start text:change-id="ct40222064"/>This damage is independent of Damage Multiplier, the damage multiplier damage is only based o<text:change-end text:change-id="ct40222064"/><text:change-start text:change-id="ct40219648"/><text:change-start text:change-id="ct40222560"/>n<text:change-end text:change-id="ct40219648"/><text:change-end text:change-id="ct40222560"/><text:change text:change-id="ct40224160"/><text:change-start text:change-id="ct40223856"/> the units normal damage.<text:change-end text:change-id="ct40223856"/></text:p>
            </text:list-item>
            <text:list-item>
              <text:p text:style-name="P9"><text:change-start text:change-id="ct40228496"/>Setting it to a value so that Damage bonus is less than the unit<text:change-end text:change-id="ct40228496"/><text:change-start text:change-id="ct40227648"/><text:change-start text:change-id="ct40227424"/>’<text:change-end text:change-id="ct40227648"/>s maximum damage causes either the unit to be slightly healed… or slightly damaged. <text:span text:style-name="T3">(Needs more testing!)</text:span>.<text:change-end text:change-id="ct40227424"/></text:p>
            </text:list-item>
            <text:list-item>
              <text:p text:style-name="P9"><text:change-start text:change-id="ct40236576"/>Flat bonus-damage is magical spell-damage -&gt; is blocked/modified by spell immunity/resistance.<text:change-end text:change-id="ct40236576"/></text:p>
            </text:list-item>
          </text:list>
        </text:list-item>
        <text:list-item>
          <text:p text:style-name="P4"><text:change-start text:change-id="ct40238736"/>The “Stats - Buffs” value is actually applied to the enemy unit on successful Critical/Bash.<text:change-end text:change-id="ct40238736"/></text:p>
          <text:list>
            <text:list-item>
              <text:p text:style-name="P9"><text:change-start text:change-id="ct40241168"/>The amount of time the buff is applied is dictated by “Stats - Duration”.<text:change-end text:change-id="ct40241168"/></text:p>
            </text:list-item>
          </text:list>
        </text:list-item>
        <text:list-item>
          <text:p text:style-name="P4"><text:change-start text:change-id="ct40243680"/>If a unit has both Bash and Critical Strike and they trigger together on the same attack.<text:change-end text:change-id="ct40243680"/></text:p>
          <text:list>
            <text:list-item>
              <text:p text:style-name="P9"><text:change-start text:change-id="ct40245504"/>Both the damage values show<text:change-end text:change-id="ct40245504"/><text:change text:change-id="ct40245248"/><text:change-start text:change-id="ct40246128"/> up as text (if applicable).<text:change-end text:change-id="ct40246128"/></text:p>
            </text:list-item>
            <text:list-item>
              <text:p text:style-name="P9"><text:change-start text:change-id="ct40250864"/>Both the buffs are applied (if you add a buff to Critical strike).<text:change-end text:change-id="ct40250864"/></text:p>
            </text:list-item>
            <text:list-item>
              <text:p text:style-name="P9"><text:change-start text:change-id="ct40245776"/>Only the highest damage from Damage Multiplier value is actually applied to the enemy unit.(Only the highest critical actually counts).<text:change-end text:change-id="ct40245776"/></text:p>
            </text:list-item>
            <text:list-item>
              <text:p text:style-name="P9"><text:change-start text:change-id="ct40237632"/>Damage Bonus appears to stack somehow, at 100/100 the damage ended up at 250 damage instead. <text:span text:style-name="T3">(Needs more testing!)</text:span>.<text:change-end text:change-id="ct40237632"/><text:change text:change-id="ct40256832"/><text:change text:change-id="ct39545632"/><text:change-start text:change-id="ct39545888"/><text:change-end text:change-id="ct39545888"/><text:change-start text:change-id="ct38464576"/></text:p>
            </text:list-item>
          </text:list>
        </text:list-item>
        <text:list-item>
          <text:p text:style-name="P4"><text:change-end text:change-id="ct38464576"/><text:change-start text:change-id="ct39251072"/><text:soft-page-break/>Chance to miss and Chance to Evade dictates evade chance for attacks. <text:span text:style-name="T3">(Needs testing!)</text:span>.<text:change-end text:change-id="ct39251072"/></text:p>
        </text:list-item>
        <text:list-item>
          <text:p text:style-name="P18"><text:change-start text:change-id="ct39811824"/>Chance to miss/chance to evade Values range from 0.0 to 1.0 with 1.0 being 100% evasion chance. (<text:span text:style-name="T4">KitsuneTailsPrower</text:span>)<text:change-end text:change-id="ct39811824"/></text:p>
        </text:list-item>
        <text:list-item>
          <text:p text:style-name="P18"><text:change-start text:change-id="ct38487680"/>Plays "Caster art" effect whenever evasion happens (You must set the chance to miss / chance to evade above 0.0) (<text:span text:style-name="T4">KitsuneTailsPrower</text:span>)<text:change-end text:change-id="ct38487680"/></text:p>
        </text:list-item>
      </text:list>
      <text:p text:style-name="P2"/>
      <text:p text:style-name="P6"><text:bookmark text:name="_frwdft8axjzj"/><text:tab/><text:span text:style-name="T18">-Blizzard:</text:span></text:p>
      <text:p text:style-name="P2"><text:tab/><text:tab/>Tags:<text:span text:style-name="T20"> [Healing] [Damage Over Time][Stackable]</text:span></text:p>
      <text:p text:style-name="P7">Notes: <text:span text:style-name="T23">Null</text:span></text:p>
      <text:p text:style-name="P7">Casting by AI: Will cast if there are at least 2 to 3 units in a group.</text:p>
      <text:p text:style-name="P7">RawCode: AHbz</text:p>
      <text:p text:style-name="P7">Latest tested version: <text:span text:style-name="T1">1.28.5.7680</text:span></text:p>
      <text:list xml:id="list150561463144140" text:continue-numbering="true" text:style-name="WWNum1">
        <text:list-item>
          <text:p text:style-name="P4"><text:change-start text:change-id="ct39363728"/>"Value - Cast Time" is the interval between waves.<text:change-end text:change-id="ct39363728"/></text:p>
          <text:list>
            <text:list-item>
              <text:p text:style-name="P9"><text:change-start text:change-id="ct39723136"/>Setting this value to 0.01 or below triggers only 1 Wave and an Unit can only be affect one time by Blizzard Waves using this specific "Blizzard (Caster)" Buff until lost again, which won't happen under normal circumstances, DpS buff will still be applied..<text:change-end text:change-id="ct39723136"/></text:p>
            </text:list-item>
            <text:list-item>
              <text:p text:style-name="P9"><text:change-start text:change-id="ct40096800"/>Setting this value to 0.02 or above causes it to trigger correctly.<text:change-end text:change-id="ct40096800"/></text:p>
            </text:list-item>
            <text:list-item>
              <text:p text:style-name="P9"><text:change-start text:change-id="ct40094368"/>Has a Hardcoded damage delay (ca. 0.9 seconds) to fit the default Blizzard Shard falling.<text:change-end text:change-id="ct40094368"/></text:p>
            </text:list-item>
          </text:list>
        </text:list-item>
        <text:list-item>
          <text:p text:style-name="P4"><text:change-start text:change-id="ct39357952"/>"Value - Buff" Defines Dps Buff and Stackability<text:change-end text:change-id="ct39357952"/></text:p>
          <text:list>
            <text:list-item>
              <text:p text:style-name="P9"><text:change-start text:change-id="ct39366320"/>DpS Buff and Wave-damage Buff are Independent.<text:change-end text:change-id="ct39366320"/></text:p>
            </text:list-item>
            <text:list-item>
              <text:p text:style-name="P9"><text:change-start text:change-id="ct38563008"/>Blizzard's DpS Buff does stack with Unique "Blizzard" Buffs<text:change-end text:change-id="ct38563008"/></text:p>
            </text:list-item>
            <text:list-item>
              <text:p text:style-name="P9"><text:change-start text:change-id="ct40253088"/>DPS Buff is not applied, if the Wave-Damage is exactly 0.<text:change-end text:change-id="ct40253088"/></text:p>
            </text:list-item>
            <text:list-item>
              <text:p text:style-name="P9"><text:change-start text:change-id="ct39979968"/>Blizzard's Wave-damage does stack with Unique "Blizzard (Caster)" Buffs.<text:change-end text:change-id="ct39979968"/></text:p>
            </text:list-item>
            <text:list-item>
              <text:p text:style-name="P9"><text:change-start text:change-id="ct38376416"/>Without any "Blizzard (Caster)" Buff, Wave-damage stacks always.<text:change-end text:change-id="ct38376416"/></text:p>
            </text:list-item>
            <text:list-item>
              <text:p text:style-name="P9"><text:change-start text:change-id="ct39511232"/>"Blizzard (Caster)" Buff is not shown in the UI.<text:change-end text:change-id="ct39511232"/></text:p>
            </text:list-item>
          </text:list>
        </text:list-item>
        <text:list-item>
          <text:p text:style-name="P4"><text:change-start text:change-id="ct39720576"/>"Value - Duration Hero/Unit" Defines the duration of the DpS Buff on Hero/Unit<text:change-end text:change-id="ct39720576"/></text:p>
          <text:list>
            <text:list-item>
              <text:p text:style-name="P9"><text:change-start text:change-id="ct39159664"/>Buff Duration of 0 will apply no DpS buff and no DpS damage.<text:change-end text:change-id="ct39159664"/></text:p>
            </text:list-item>
          </text:list>
        </text:list-item>
        <text:list-item>
          <text:p text:style-name="P4"><text:change-start text:change-id="ct40084192"/>If multiple Blizzards with the same Buff affect one target, the one with the <text:s/>highest damage wins.<text:change-end text:change-id="ct40084192"/></text:p>
        </text:list-item>
        <text:list-item>
          <text:p text:style-name="P4"><text:change-start text:change-id="ct40023152"/>"Data - Damage" Defines Wave-Damage<text:change-end text:change-id="ct40023152"/></text:p>
          <text:list>
            <text:list-item>
              <text:p text:style-name="P9"><text:change-start text:change-id="ct38417792"/>Heals with Damage equal to 0 or below and does not trigger Damage-Events in that Case.<text:change-end text:change-id="ct38417792"/></text:p>
            </text:list-item>
            <text:list-item>
              <text:p text:style-name="P9"><text:change-start text:change-id="ct39159920"/>spell immunity blocks the healing; Even making the spell ultimate does not change this.<text:change-end text:change-id="ct39159920"/></text:p>
            </text:list-item>
            <text:list-item>
              <text:p text:style-name="P9"><text:change-start text:change-id="ct39272960"/>Deals magical spell-damage with Damage above 0.<text:change-end text:change-id="ct39272960"/></text:p>
            </text:list-item>
          </text:list>
        </text:list-item>
        <text:list-item>
          <text:p text:style-name="P4"><text:change-start text:change-id="ct39987808"/>"Value - Max Damage" Defines the maximum Damage of one Wave<text:change-end text:change-id="ct39987808"/></text:p>
          <text:list>
            <text:list-item>
              <text:p text:style-name="P9"><text:change-start text:change-id="ct40248592"/>At 0 a Wave can deal Unlimited Damage.<text:change-end text:change-id="ct40248592"/></text:p>
            </text:list-item>
            <text:list-item>
              <text:p text:style-name="P9"><text:change-start text:change-id="ct39983024"/>Above 0 Damage will be split equally to all affected targets, if a Wave would deal to much damage.<text:change-end text:change-id="ct39983024"/></text:p>
            </text:list-item>
            <text:list-item>
              <text:p text:style-name="P9"><text:change-start text:change-id="ct39200960"/>Below 0, Changes it into an AoE Healing Spell, regardless of the default damage.<text:change-end text:change-id="ct39200960"/></text:p>
            </text:list-item>
            <text:list-item>
              <text:p text:style-name="P9"><text:change-start text:change-id="ct39723392"/><text:soft-page-break/>Positive Wave-damage allows to split the Healing equal, if healing exceeds max damage (Healing).<text:change-end text:change-id="ct39723392"/></text:p>
            </text:list-item>
            <text:list-item>
              <text:p text:style-name="P9"><text:change-start text:change-id="ct39488512"/>Negative Wave-damage ignores the max damage cap.<text:change-end text:change-id="ct39488512"/></text:p>
            </text:list-item>
          </text:list>
        </text:list-item>
        <text:list-item>
          <text:p text:style-name="P4"><text:change-start text:change-id="ct38643088"/>"Data - Building Reduction":<text:change-end text:change-id="ct38643088"/></text:p>
          <text:list>
            <text:list-item>
              <text:p text:style-name="P9"><text:change-start text:change-id="ct40332832"/>Blizzard gave it a wrong Name. It's a simple Multiplier.<text:change-end text:change-id="ct40332832"/></text:p>
            </text:list-item>
            <text:list-item>
              <text:p text:style-name="P9"><text:change-start text:change-id="ct40336928"/>Setting it to 0 -&gt; No damage/Healing to buildings.<text:change-end text:change-id="ct40336928"/></text:p>
            </text:list-item>
            <text:list-item>
              <text:p text:style-name="P9"><text:change-start text:change-id="ct40339616"/>Setting it between 0 and 1 -&gt; buildings take reduced damage/Healing.<text:change-end text:change-id="ct40339616"/></text:p>
            </text:list-item>
            <text:list-item>
              <text:p text:style-name="P9"><text:change-start text:change-id="ct40341824"/>Setting it above 1 -&gt; buildings take additional Damage/Healing.<text:change-end text:change-id="ct40341824"/></text:p>
            </text:list-item>
            <text:list-item>
              <text:p text:style-name="P9"><text:change-start text:change-id="ct40343936"/>Setting it to a negative Number reverts healing to damage for buildings and reversed.<text:change-end text:change-id="ct40343936"/></text:p>
            </text:list-item>
            <text:list-item>
              <text:p text:style-name="P9"><text:change-start text:change-id="ct40340752"/>Does only work on the Wave-Damage.<text:change-end text:change-id="ct40340752"/></text:p>
            </text:list-item>
          </text:list>
        </text:list-item>
        <text:list-item>
          <text:p text:style-name="P4"><text:change-start text:change-id="ct40348976"/>"Data - Damage a second" Defines Buff DpS<text:change-end text:change-id="ct40348976"/></text:p>
          <text:list>
            <text:list-item>
              <text:p text:style-name="P9"><text:change-start text:change-id="ct40349200"/>Deals magical Spelldamage.<text:change-end text:change-id="ct40349200"/></text:p>
            </text:list-item>
            <text:list-item>
              <text:p text:style-name="P9"><text:change-start text:change-id="ct40352688"/>First hit is instantly applied at Wave Impact.<text:change-end text:change-id="ct40352688"/></text:p>
            </text:list-item>
            <text:list-item>
              <text:p text:style-name="P9"><text:change-start text:change-id="ct40355280"/>With DpS below 0 it reduces HP with additional ca. 66% bonus-damage, without Triggering Damage-Events. Ignores Spell Resistance, but Spell Immunity blocks it.<text:change-end text:change-id="ct40355280"/></text:p>
            </text:list-item>
          </text:list>
        </text:list-item>
      </text:list>
      <text:p text:style-name="P2"><text:change text:change-id="ct40115392"/></text:p>
      <text:p text:style-name="P92"><text:bookmark text:name="_kjdsu6hget3k"/>-Brilliance Aura:</text:p>
      <text:p text:style-name="P2"><text:tab/><text:tab/>Tags: <text:span text:style-name="T20">[Mana Drain] [Mana Regen] <text:s/>[AOE Supportive] [AOE Disabling]</text:span></text:p>
      <text:p text:style-name="P7">Notes: <text:span text:style-name="T23">Can use “Targets Allowed” to redirect the buff.</text:span></text:p>
      <text:p text:style-name="P7">RawCode: AHab</text:p>
      <text:p text:style-name="P7">Latest tested version: <text:span text:style-name="T1">1.28.5.7680</text:span></text:p>
      <text:list xml:id="list150561326074392" text:continue-numbering="true" text:style-name="WWNum1">
        <text:list-item>
          <text:p text:style-name="P4"><text:change-start text:change-id="ct40371616"/>“Data - Mana Regeneration”<text:change-end text:change-id="ct40371616"/></text:p>
          <text:list>
            <text:list-item>
              <text:p text:style-name="P9"><text:change-start text:change-id="ct40375472"/>“Percent bonus” can be applied to add/drain from max mana instead, and functions correctly.<text:change-end text:change-id="ct40375472"/></text:p>
              <text:list>
                <text:list-item>
                  <text:p text:style-name="P10"><text:change-start text:change-id="ct40378400"/>If a hero learns/levels Brilliance Aura with a percent bonus while carrying an item that gives bonus mana the new regeneration rate will be based on its current total mana, if the item is removed the regeneration rate does not decrease. <text:change-end text:change-id="ct40378400"/></text:p>
                </text:list-item>
                <text:list-item>
                  <text:p text:style-name="P10"><text:change-start text:change-id="ct40380864"/>Vice-versa too, if it learns/levels Brilliance Aura and afterwards picks up an item that gives bonus mana it’s regeneration rate will stay the same.<text:change-end text:change-id="ct40380864"/></text:p>
                </text:list-item>
              </text:list>
            </text:list-item>
            <text:list-item>
              <text:p text:style-name="P9"><text:change-start text:change-id="ct40383360"/>Remember that 1.00 equals to 100%, and 0.01 equals to 1%, if you're going to use percentage-based values.<text:change-end text:change-id="ct40383360"/></text:p>
            </text:list-item>
            <text:list-item>
              <text:p text:style-name="P9"><text:change-start text:change-id="ct40385520"/>Anything above 0 causes the unit to regenerate mana.<text:change-end text:change-id="ct40385520"/></text:p>
            </text:list-item>
            <text:list-item>
              <text:p text:style-name="P9"><text:change-start text:change-id="ct40372416"/>Anything below 0 causes the unit to lose mana.<text:change-end text:change-id="ct40372416"/></text:p>
            </text:list-item>
          </text:list>
        </text:list-item>
      </text:list>
      <text:p text:style-name="P2"/>
      <text:p text:style-name="P92"><text:bookmark text:name="_m3z4nnr5hza0"/>-Devotion Aura:</text:p>
      <text:p text:style-name="P2"><text:tab/><text:tab/>Tags: <text:s/><text:span text:style-name="T20">[Flat Armor Decrease] [Flat Armor Increase] [AOE Supportive] [AOE Disabling]</text:span></text:p>
      <text:p text:style-name="P7">Notes: <text:span text:style-name="T23">Can use “Targets Allowed” to redirect the buff.</text:span></text:p>
      <text:p text:style-name="P7">RawCode: AHad</text:p>
      <text:p text:style-name="P7">Latest tested version: <text:span text:style-name="T1">1.</text:span><text:change-start text:change-id="ct40395472"/><text:span text:style-name="T1">36</text:span><text:change-end text:change-id="ct40395472"/><text:change text:change-id="ct40396272"/></text:p>
      <text:list xml:id="list150561838107010" text:continue-numbering="true" text:style-name="WWNum1">
        <text:list-item>
          <text:p text:style-name="P4"><text:change-start text:change-id="ct40399456"/><text:soft-page-break/>“Data - Armor bonus”<text:change-end text:change-id="ct40399456"/></text:p>
          <text:list>
            <text:list-item>
              <text:p text:style-name="P9"><text:change-start text:change-id="ct40377344"/>If using Flat values (Non Percent)<text:change-end text:change-id="ct40377344"/></text:p>
              <text:list>
                <text:list-item>
                  <text:p text:style-name="P10"><text:change-start text:change-id="ct40403696"/>Anything above 0 adds armor.<text:change-end text:change-id="ct40403696"/></text:p>
                </text:list-item>
                <text:list-item>
                  <text:p text:style-name="P10"><text:change-start text:change-id="ct40405728"/>Anything below 0 removes armor. <text:change-end text:change-id="ct40405728"/></text:p>
                </text:list-item>
              </text:list>
            </text:list-item>
            <text:list-item>
              <text:p text:style-name="P9"><text:change-start text:change-id="ct40402848"/>If using percent instead.<text:change-end text:change-id="ct40402848"/></text:p>
              <text:list>
                <text:list-item>
                  <text:p text:style-name="P10"><text:change-start text:change-id="ct40402496"/>Anything above 0 adds armor? The amount added is not what you expect.<text:change-end text:change-id="ct40402496"/></text:p>
                </text:list-item>
                <text:list-item>
                  <text:p text:style-name="P10"><text:change-start text:change-id="ct40400608"/>Anything below 0 removes armor? The amount removed is not what you expect.<text:change-end text:change-id="ct40400608"/><text:change text:change-id="ct40413856"/><text:change-start text:change-id="ct40412544"/><text:change-end text:change-id="ct40412544"/><text:change text:change-id="ct40417728"/><text:change-start text:change-id="ct40418592"/><text:change-end text:change-id="ct40418592"/><text:change text:change-id="ct40419664"/><text:change-start text:change-id="ct40420464"/><text:change-end text:change-id="ct40420464"/></text:p>
                </text:list-item>
                <text:list-item>
                  <text:p text:style-name="P10"><text:change-start text:change-id="ct40346512"/>The reason why this is the case is because using percentage values only uses the amount from “Combat - Defense Base”, meaning that armor given by items and from agility points are NOT taken into account (0.0 is 0%, 1.0 is 100%). <text:span text:style-name="T4">(RoyGBV)</text:span><text:change-end text:change-id="ct40346512"/></text:p>
                </text:list-item>
              </text:list>
            </text:list-item>
          </text:list>
        </text:list-item>
      </text:list>
      <text:p text:style-name="P2"/>
      <text:p text:style-name="P6"><text:bookmark text:name="_vyff2opzuerf"/><text:tab/><text:span text:style-name="T18">-Divine Shield:</text:span></text:p>
      <text:p text:style-name="P2"><text:tab/><text:tab/>Tags:<text:span text:style-name="T20"> [TODO]</text:span></text:p>
      <text:p text:style-name="P7">Notes: <text:span text:style-name="T23">Null</text:span></text:p>
      <text:p text:style-name="P7">Casting by AI: Casts when attacked, often just before the caster is dealt damage or hit by a non-friendly spell to avoid taking any damage. The health of the unit isn't a factor for it's casting.</text:p>
      <text:p text:style-name="P7">RawCode: AHds</text:p>
      <text:p text:style-name="P7">Latest tested version: <text:span text:style-name="T1">1.28.5.7680</text:span></text:p>
      <text:list xml:id="list150561195363178" text:continue-numbering="true" text:style-name="WWNum1">
        <text:list-item>
          <text:p text:style-name="P4"><text:change-start text:change-id="ct40428640"/>Becomes invulnerable and Immune to Magic.<text:change-end text:change-id="ct40428640"/></text:p>
        </text:list-item>
        <text:list-item>
          <text:p text:style-name="P4"><text:change-start text:change-id="ct40441968"/>Does not break currently Actions.<text:change-end text:change-id="ct40441968"/></text:p>
        </text:list-item>
        <text:list-item>
          <text:p text:style-name="P4"><text:change-start text:change-id="ct40438128"/>Has unlimited Duration with "Value - Duration" <text:s/>= 0 or below.<text:change-end text:change-id="ct40438128"/></text:p>
        </text:list-item>
        <text:list-item>
          <text:p text:style-name="P4"><text:change-start text:change-id="ct40445632"/>On Cast:<text:change-end text:change-id="ct40445632"/></text:p>
          <text:list>
            <text:list-item>
              <text:p text:style-name="P9"><text:change-start text:change-id="ct40437760"/>Dispels magical based Buffs, even if they are marked as Ultimate.<text:change-end text:change-id="ct40437760"/></text:p>
            </text:list-item>
            <text:list-item>
              <text:p text:style-name="P9"><text:change-start text:change-id="ct40446032"/>Dispels Buffs which can't target invulnerable Units.<text:change-end text:change-id="ct40446032"/></text:p>
            </text:list-item>
          </text:list>
        </text:list-item>
        <text:list-item>
          <text:p text:style-name="P4"><text:change-start text:change-id="ct40440608"/>Ultimative/Physically Spells containing invulnerable in targets can place buffs on Units protected by Divine Shield, Except Stuns (Stormbolt, Firebolt etc).<text:change-end text:change-id="ct40440608"/></text:p>
        </text:list-item>
        <text:list-item>
          <text:p text:style-name="P4"><text:change-start text:change-id="ct40450240"/>Is cancelled by “Monsoon” and “Starfall” <text:span text:style-name="T3">(Probably others as well. Needs more testing.)</text:span><text:change-end text:change-id="ct40450240"/></text:p>
          <text:list>
            <text:list-item>
              <text:p text:style-name="P9"><text:change-start text:change-id="ct40463040"/>All invulnerability abilities are canceled by channeling abilities, except the Scroll of Town Portal item<text:change-end text:change-id="ct40463040"/></text:p>
            </text:list-item>
          </text:list>
        </text:list-item>
      </text:list>
      <text:p text:style-name="P2"/>
      <text:p text:style-name="P92"><text:bookmark text:name="_qgrmogw2klye"/>-Flame Strike:</text:p>
      <text:p text:style-name="P2"><text:tab/><text:tab/>Tags: <text:span text:style-name="T20">[Healing] [Damage Over Time] [Healing Over Time] [Stackable]</text:span></text:p>
      <text:p text:style-name="P7">Notes: <text:span text:style-name="T23">Text</text:span></text:p>
      <text:p text:style-name="P7">Casting by AI: Triggered by having 2 clustered enemy units in area of effect. <text:span text:style-name="T4">(Nudl)</text:span></text:p>
      <text:p text:style-name="P7">RawCode: AHfs</text:p>
      <text:p text:style-name="P7">Latest tested version: <text:span text:style-name="T1">1.28.5.7680</text:span></text:p>
      <text:list xml:id="list150560237007851" text:continue-numbering="true" text:style-name="WWNum1">
        <text:list-item>
          <text:p text:style-name="P4"><text:change-start text:change-id="ct40478160"/>“Data - Damage Dealt”<text:change-end text:change-id="ct40478160"/></text:p>
          <text:list>
            <text:list-item>
              <text:p text:style-name="P9"><text:change-start text:change-id="ct40480400"/><text:soft-page-break/>Damage values below 0 heals the target.<text:change-end text:change-id="ct40480400"/></text:p>
            </text:list-item>
            <text:list-item>
              <text:p text:style-name="P9"><text:change-start text:change-id="ct40483952"/>The building reduction is applied to both healing and damage.<text:change-end text:change-id="ct40483952"/></text:p>
            </text:list-item>
          </text:list>
        </text:list-item>
        <text:list-item>
          <text:p text:style-name="P4"><text:change-start text:change-id="ct40486112"/>Damage Interval is the tickrate between damage.<text:change-end text:change-id="ct40486112"/></text:p>
          <text:list>
            <text:list-item>
              <text:p text:style-name="P9"><text:change-start text:change-id="ct40488848"/>Setting this value to 0.01 or below causes it to only trigger once.<text:change-end text:change-id="ct40488848"/></text:p>
            </text:list-item>
            <text:list-item>
              <text:p text:style-name="P9"><text:change-start text:change-id="ct40489328"/>Setting this value to 0.02 or above causes it to trigger correctly.<text:change-end text:change-id="ct40489328"/></text:p>
            </text:list-item>
            <text:list-item>
              <text:p text:style-name="P9"><text:change-start text:change-id="ct40492128"/>Setting this value to 0.02 causes manslaughter.<text:change-end text:change-id="ct40492128"/></text:p>
            </text:list-item>
          </text:list>
        </text:list-item>
        <text:list-item>
          <text:p text:style-name="P4"><text:change-start text:change-id="ct40495552"/>The “Stats - Effects” Actually dictates flames that are left on the ground.<text:change-end text:change-id="ct40495552"/></text:p>
          <text:list>
            <text:list-item>
              <text:p text:style-name="P9"><text:change-start text:change-id="ct40498064"/>Even without an Effect, the damage will still be Dealt. The source is just invisible.<text:change-end text:change-id="ct40498064"/></text:p>
            </text:list-item>
          </text:list>
        </text:list-item>
        <text:list-item>
          <text:p text:style-name="P4"><text:change-start text:change-id="ct40500256"/>“Stats - Duration - Hero” Dictates how long the “Full” damage will be dealt.<text:change-end text:change-id="ct40500256"/></text:p>
        </text:list-item>
        <text:list-item>
          <text:p text:style-name="P4"><text:change-start text:change-id="ct40500480"/>“Stats - Duration - Normal” Dictates how long the “Half” damage will be dealt.<text:change-end text:change-id="ct40500480"/></text:p>
        </text:list-item>
        <text:list-item>
          <text:p text:style-name="P4"><text:change-start text:change-id="ct40504992"/>Removing the “Flame Strike” from “Stats - Buffs” causes a cute little “Tool Tip Missing”.<text:change-end text:change-id="ct40504992"/></text:p>
        </text:list-item>
        <text:list-item>
          <text:p text:style-name="P4"><text:change-start text:change-id="ct40507392"/>A Unit can be affected by multiple Flamestrikes with different "Flamestrike" Buffs at the same time.<text:change-end text:change-id="ct40507392"/></text:p>
        </text:list-item>
        <text:list-item>
          <text:p text:style-name="P4"><text:change-start text:change-id="ct40510272"/>Even though this ability applies damage over time, it only damages trees once. If trees are regrown while the spell is still active, it will not apply damage to them again.<text:change-end text:change-id="ct40510272"/></text:p>
        </text:list-item>
      </text:list>
      <text:p text:style-name="P2"/>
      <text:p text:style-name="P92"><text:bookmark text:name="_nqkhtc49qj0"/>-Holy Light:</text:p>
      <text:p text:style-name="P2"><text:tab/><text:tab/>Tags: <text:span text:style-name="T20">[Healing]</text:span></text:p>
      <text:p text:style-name="P7">Notes: <text:span text:style-name="T23">Text</text:span></text:p>
      <text:p text:style-name="P7">Casting by AI: Spam on any nearby Undead units or friendly non-Undead units, prefers heroes. /Death Coil is same function as Holy Light but with opposite targets. It's been noticed while doing some Tank/Spank boss fights that if the hero is taken a LOT more damage then the heal, the healer or himself(if he has this spell) he STOPS casting it</text:p>
      <text:p text:style-name="P7">RawCode: AHhb</text:p>
      <text:p text:style-name="P7">Latest tested version: <text:span text:style-name="T1">1.28.5.7680</text:span></text:p>
      <text:list xml:id="list150561188397256" text:continue-numbering="true" text:style-name="WWNum1">
        <text:list-item>
          <text:p text:style-name="P4"><text:change-start text:change-id="ct40520336"/>“Amount Healed/Damaged"<text:change-end text:change-id="ct40520336"/></text:p>
          <text:list>
            <text:list-item>
              <text:p text:style-name="P9"><text:change-start text:change-id="ct40525296"/>Setting this to below 0 reverses the effect (Deal full damage to allies and heal enemies for half damage).<text:change-end text:change-id="ct40525296"/></text:p>
            </text:list-item>
          </text:list>
        </text:list-item>
        <text:list-item>
          <text:p text:style-name="P4"><text:change-start text:change-id="ct40523904"/>Damage Targets are: Units with the Class “Undead” or Units of the Race “Demon”.<text:change-end text:change-id="ct40523904"/></text:p>
          <text:list>
            <text:list-item>
              <text:p text:style-name="P9"><text:change-start text:change-id="ct40531200"/>This behavior is hard-coded<text:change-end text:change-id="ct40531200"/></text:p>
            </text:list-item>
          </text:list>
        </text:list-item>
      </text:list>
      <text:p text:style-name="P2"/>
      <text:p text:style-name="P92"><text:bookmark text:name="_j4inyfzg78uf"/>-Mass Teleport:</text:p>
      <text:p text:style-name="P2"><text:tab/><text:tab/>Tags: </text:p>
      <text:p text:style-name="P7">Notes: <text:span text:style-name="T23">You could technically use this to “Copy paste” unit templates… should you use “false”</text:span></text:p>
      <text:p text:style-name="P7">RawCode: AHmt</text:p>
      <text:p text:style-name="P7">Latest tested version: <text:span text:style-name="T1">1.28.5.7680</text:span></text:p>
      <text:list xml:id="list150560047802925" text:continue-numbering="true" text:style-name="WWNum1">
        <text:list-item>
          <text:p text:style-name="P4"><text:change-start text:change-id="ct40525040"/>Setting “Data - Number of Units Teleported” to -1 turns it into unlimited units teleport.<text:change-end text:change-id="ct40525040"/></text:p>
          <text:list>
            <text:list-item>
              <text:p text:style-name="P9"><text:change-start text:change-id="ct40541504"/>Other negative values are treated as positive values.<text:change-end text:change-id="ct40541504"/></text:p>
            </text:list-item>
            <text:list-item>
              <text:p text:style-name="P9"><text:change-start text:change-id="ct40546192"/>Setting it to zero causes only the Archmage to be teleported.<text:change-end text:change-id="ct40546192"/></text:p>
            </text:list-item>
          </text:list>
        </text:list-item>
        <text:list-item>
          <text:p text:style-name="P4"><text:change-start text:change-id="ct40541984"/><text:soft-page-break/>Use teleport clustering defines how the units are teleported.<text:change-end text:change-id="ct40541984"/></text:p>
          <text:list>
            <text:list-item>
              <text:p text:style-name="P9"><text:change-start text:change-id="ct40528896"/>At true all the units will be “clustered” around the point of arrival.<text:change-end text:change-id="ct40528896"/></text:p>
            </text:list-item>
            <text:list-item>
              <text:p text:style-name="P9"><text:change-start text:change-id="ct40541008"/>At false all units will be in the same spread as they were before the teleport, relative to the archmage.<text:change-end text:change-id="ct40541008"/></text:p>
            </text:list-item>
          </text:list>
        </text:list-item>
      </text:list>
      <text:p text:style-name="P2"/>
      <text:p text:style-name="P6"><text:bookmark text:name="_81wgn3k5kpf4"/><text:tab/><text:span text:style-name="T18">-Phoenix:</text:span></text:p>
      <text:p text:style-name="P2"><text:tab/><text:tab/>Tags:<text:span text:style-name="T20"> [TODO]</text:span></text:p>
      <text:p text:style-name="P7">Notes: <text:span text:style-name="T23">Null</text:span></text:p>
      <text:p text:style-name="P7">RawCode: AHpx</text:p>
      <text:p text:style-name="P7">Latest tested version: <text:span text:style-name="T1">1.28.5.7680</text:span></text:p>
      <text:list xml:id="list150560526532624" text:continue-numbering="true" text:style-name="WWNum1">
        <text:list-item>
          <text:p text:style-name="P4"><text:change-start text:change-id="ct40561312"/>Area below 0 summons behind the summoner<text:change-end text:change-id="ct40561312"/></text:p>
        </text:list-item>
      </text:list>
      <text:p text:style-name="P2"/>
      <text:p text:style-name="P6"><text:bookmark text:name="_t3zkislyi5fa"/><text:tab/><text:span text:style-name="T18">-Resurrection:</text:span></text:p>
      <text:p text:style-name="P2"><text:tab/><text:tab/>Tags:<text:span text:style-name="T20"> [TODO]</text:span></text:p>
      <text:p text:style-name="P7">Notes: <text:span text:style-name="T23">Null</text:span></text:p>
      <text:p text:style-name="P7">Casting by AI: Cast if there are friendly dead units nearby.</text:p>
      <text:p text:style-name="P7">RawCode: AHre</text:p>
      <text:p text:style-name="P7">Latest tested version: <text:span text:style-name="T1">1.28.5.7680</text:span></text:p>
      <text:list xml:id="list150559842120180" text:continue-numbering="true" text:style-name="WWNum1">
        <text:list-item>
          <text:p text:style-name="P4"><text:change-start text:change-id="ct40582688"/>Is "Amount of Revived Units" below 1 no Unit is Revived, but the Spell is only used if there are corpses around.<text:change-end text:change-id="ct40582688"/></text:p>
        </text:list-item>
        <text:list-item>
          <text:p text:style-name="P4"><text:change-start text:change-id="ct40581152"/>Can't Revive Heroes.<text:change-end text:change-id="ct40581152"/></text:p>
          <text:list>
            <text:list-item>
              <text:p text:style-name="P9"><text:change-start text:change-id="ct40586592"/>Still true even when the Hero has “Combat - Death Type” set to “Can raise, Doesn’t decay”.<text:change-end text:change-id="ct40586592"/></text:p>
            </text:list-item>
          </text:list>
        </text:list-item>
        <text:list-item>
          <text:p text:style-name="P4"><text:change-start text:change-id="ct40595760"/>Can Revive Units from any Player if wanted, they won't change their owner.<text:change-end text:change-id="ct40595760"/></text:p>
        </text:list-item>
        <text:list-item>
          <text:p text:style-name="P4"><text:change-start text:change-id="ct40598448"/>Triggers the "Summons an Unit"-Event for each Unit revived.<text:change-end text:change-id="ct40598448"/></text:p>
        </text:list-item>
        <text:list-item>
          <text:p text:style-name="P4"><text:change-start text:change-id="ct40600944"/>The Units keep their HandleId and trigger added Abilities, but triggerly added Inventory (and maybe some other abilities) will disappear. (<text:span text:style-name="T4">Prometheus3375</text:span>)<text:change-end text:change-id="ct40600944"/></text:p>
        </text:list-item>
        <text:list-item>
          <text:p text:style-name="P4"><text:change-start text:change-id="ct40607856"/>Resurrection does prefer units with higher Levels.<text:change-end text:change-id="ct40607856"/></text:p>
        </text:list-item>
        <text:list-item>
          <text:p text:style-name="P4"><text:change-start text:change-id="ct40610928"/><text:s/>After sorting by the highest level, the units closest to the caster are revived. <text:span text:style-name="T4">(Somen00b)</text:span><text:change-end text:change-id="ct40610928"/></text:p>
        </text:list-item>
      </text:list>
      <text:p text:style-name="P2"/>
      <text:p text:style-name="P92"><text:bookmark text:name="_fkvcv3xdghz5"/>-Siphon Mana:</text:p>
      <text:p text:style-name="P2"><text:tab/><text:tab/>Tags: <text:span text:style-name="T20">[Mana Drain] [Mana Regen]</text:span> <text:span text:style-name="T20">[Healing] [Healing Over Time]</text:span></text:p>
      <text:p text:style-name="P7">Notes: <text:span text:style-name="T23">Succ! Slurp, and other non sexual and sexual slurping noises.</text:span></text:p>
      <text:p text:style-name="P7">RawCode: AHdr</text:p>
      <text:p text:style-name="P7">Latest tested version: <text:span text:style-name="T1">1.28.5.7680</text:span></text:p>
      <text:list xml:id="list150560464451315" text:continue-numbering="true" text:style-name="WWNum1">
        <text:list-item>
          <text:p text:style-name="P4"><text:change-start text:change-id="ct40626336"/>“Mana/Hit Points Drained” <text:s/>defines how many points are transferred every “Draw Interval(seconds)”.<text:change-end text:change-id="ct40626336"/></text:p>
          <text:list>
            <text:list-item>
              <text:p text:style-name="P9"><text:change-start text:change-id="ct40629648"/>Anything above 0 causes the caster to gain mana/health and the target to lose mana/health.<text:change-end text:change-id="ct40629648"/></text:p>
            </text:list-item>
            <text:list-item>
              <text:p text:style-name="P9"><text:change-start text:change-id="ct40630128"/><text:soft-page-break/>Anything below 0 causes the caster to lose mana/health and the target to gain mana/health<text:change-end text:change-id="ct40630128"/></text:p>
            </text:list-item>
          </text:list>
        </text:list-item>
        <text:list-item>
          <text:p text:style-name="P4"><text:change-start text:change-id="ct40634448"/>Requires a gameplay constant to be changed to allow mana transfer, otherwise it can only steal/give the mana.<text:change-end text:change-id="ct40634448"/></text:p>
          <text:list>
            <text:list-item>
              <text:p text:style-name="P9"><text:change-start text:change-id="ct40637344"/>When set to True with appropriate Targets Allowed field settings, allows you to transfer mana to allies, and still drains mana from enemies. (You can’t give mana to enemies this way). This behavior appears to be hard-coded.<text:change-end text:change-id="ct40637344"/></text:p>
            </text:list-item>
          </text:list>
        </text:list-item>
      </text:list>
      <text:p text:style-name="P2"/>
      <text:p text:style-name="P6"><text:bookmark text:name="_eihzvd9r20yk"/><text:tab/><text:span text:style-name="T18">-Storm Bolt:</text:span></text:p>
      <text:p text:style-name="P2"><text:tab/><text:tab/>Tags:<text:span text:style-name="T20"> [TODO]</text:span></text:p>
      <text:p text:style-name="P7">Notes: <text:span text:style-name="T23">Literally just a simple point-and-click stun that uses a projectile.</text:span></text:p>
      <text:p text:style-name="P7">Casting by AI: Spammed at every cool down, has preference to target heroes.</text:p>
      <text:p text:style-name="P7">RawCode: AHtb</text:p>
      <text:p text:style-name="P7">Latest tested version: <text:span text:style-name="T1">1.28.5.7680</text:span></text:p>
      <text:list xml:id="list150559839653397" text:continue-numbering="true" text:style-name="WWNum1">
        <text:list-item>
          <text:p text:style-name="P4"><text:change-start text:change-id="ct40652272"/>Can target allied units if modified.<text:change-end text:change-id="ct40652272"/></text:p>
        </text:list-item>
        <text:list-item>
          <text:p text:style-name="P4"><text:change-start text:change-id="ct40654544"/>Setting damage to negative values heals the target upon projectile impact.<text:change-end text:change-id="ct40654544"/></text:p>
        </text:list-item>
      </text:list>
      <text:p text:style-name="P2"/>
      <text:p text:style-name="P6"><text:bookmark text:name="_pf29wje9atsw"/><text:tab/><text:span text:style-name="T18">-Summon Water Elemental:</text:span></text:p>
      <text:p text:style-name="P2"><text:tab/><text:tab/>Tags:<text:span text:style-name="T20"> [Summon]</text:span></text:p>
      <text:p text:style-name="P7">Notes: <text:span text:style-name="T23">Its free real estate!</text:span></text:p>
      <text:p text:style-name="P7">Casting by AI: Casts when caster or nearby allies are engaging enemies.</text:p>
      <text:p text:style-name="P7">RawCode: AHwe</text:p>
      <text:p text:style-name="P7">Latest tested version: <text:span text:style-name="T1">1.28.5.7680</text:span></text:p>
      <text:list xml:id="list150559872374929" text:continue-numbering="true" text:style-name="WWNum1">
        <text:list-item>
          <text:p text:style-name="P4"><text:change-start text:change-id="ct40667856"/><office:annotation office:name="__Annotation__1188_3714008389"><dc:creator>Setokaiva (Setokaiva)</dc:creator><dc:date>2023-09-25T00:41:43</dc:date><text:p><text:span text:style-name="T39">Tip #1: Try summoning a dummy unit in this way, then ordering that dummy to cast a spell!</text:span></text:p></office:annotation>Area is the distance between the summoned and summoner in the facing direction.<text:change-end text:change-id="ct40667856"/></text:p>
          <text:list>
            <text:list-item>
              <text:p text:style-name="P9"><text:change-start text:change-id="ct40663472"/><text:s/>One can use a value below 0 to summon behind the caster<text:change-end text:change-id="ct40663472"/><office:annotation-end office:name="__Annotation__1188_3714008389"/></text:p>
            </text:list-item>
          </text:list>
        </text:list-item>
        <text:list-item>
          <text:p text:style-name="P4"><text:change-start text:change-id="ct40703216"/>When an unit has multiple versions of this ability, it uses all of them at the same time.<text:change-end text:change-id="ct40703216"/></text:p>
          <text:list>
            <text:list-item>
              <text:p text:style-name="P9"><text:change-start text:change-id="ct40706016"/>This also respects cast times, Manacosts, cooldowns of each.<text:change-end text:change-id="ct40706016"/></text:p>
            </text:list-item>
            <text:list-item>
              <text:p text:style-name="P9"><text:change-start text:change-id="ct40713552"/>The unit will start channel all the abilities. When the cast time of one finished it will use it and trigger the Effect-Event<text:change-end text:change-id="ct40713552"/></text:p>
            </text:list-item>
          </text:list>
        </text:list-item>
        <text:list-item>
          <text:p text:style-name="P4"><text:change-start text:change-id="ct40715776"/>Only works correctly when cast time of the first triggering summon + unit backwing time contains all cast times<text:change-end text:change-id="ct40715776"/></text:p>
        </text:list-item>
        <text:list-item>
          <text:p text:style-name="P4"><text:change-start text:change-id="ct40714560"/>This is a “stackable” summon, meaning that successive casts will not destroy/kill previous summoned units.<text:change-end text:change-id="ct40714560"/></text:p>
        </text:list-item>
      </text:list>
      <text:p text:style-name="P2"/>
      <text:p text:style-name="P92"><text:bookmark text:name="_kk6t7uafw5tz"/>-Thunder Clap:</text:p>
      <text:p text:style-name="P2"><text:tab/><text:tab/>Tags: <text:span text:style-name="T20">[Movespeed Increase] [Movespeed Decrease] [Attackspeed Increase] [Attackspeed Decrease] <text:s/></text:span></text:p>
      <text:p text:style-name="P7">Notes: <text:span text:style-name="T23">Sadly you cannot apply any of the above tags to allies. It’s hardcoded to only hit enemies</text:span></text:p>
      <text:p text:style-name="P7">Casting by AI: Will cast if there are 2 to 3 units around the caster. May not be used if air units are present (despite being allowed to hit them to).</text:p>
      <text:p text:style-name="P7">RawCode: AHtc</text:p>
      <text:p text:style-name="P7">Latest tested version: <text:span text:style-name="T1">1.28.5.7680</text:span><text:span text:style-name="T23">.</text:span></text:p>
      <text:list xml:id="list150560881605387" text:continue-numbering="true" text:style-name="WWNum1">
        <text:list-item>
          <text:p text:style-name="P4"><text:change-start text:change-id="ct40699456"/><text:soft-page-break/>This debuff cannot be dispelled by Purges.<text:change-end text:change-id="ct40699456"/></text:p>
        </text:list-item>
        <text:list-item>
          <text:p text:style-name="P4"><text:change-start text:change-id="ct39937200"/>“Attack/Movement Speed Reduction” defines how much those are reduced.<text:change-end text:change-id="ct39937200"/></text:p>
          <text:list>
            <text:list-item>
              <text:p text:style-name="P9"><text:change-start text:change-id="ct40694608"/>Setting this to any value above 0 causes the unit to attack/move slower.<text:change-end text:change-id="ct40694608"/></text:p>
            </text:list-item>
            <text:list-item>
              <text:p text:style-name="P9"><text:change-start text:change-id="ct40696688"/>Setting this to any value below 0 causes the unit to attack/move faster.<text:change-end text:change-id="ct40696688"/></text:p>
            </text:list-item>
          </text:list>
        </text:list-item>
      </text:list>
      <text:p text:style-name="P2"/>
      <text:p text:style-name="P91"><text:bookmark text:name="_3u4j4o12pl9a"/>@Orc:</text:p>
      <text:p text:style-name="P2"/>
      <text:p text:style-name="P6"><text:bookmark text:name="_xnuqxqrarpiy"/><text:tab/><text:span text:style-name="T18">-Ancestral Spirit:</text:span></text:p>
      <text:p text:style-name="P2"><text:tab/><text:tab/>Tags:<text:span text:style-name="T20"> [TODO]</text:span></text:p>
      <text:p text:style-name="P7">Notes: <text:span text:style-name="T23"><text:s/>Only works on Taurens</text:span></text:p>
      <text:p text:style-name="P7">RawCode: Aast</text:p>
      <text:p text:style-name="P7">Latest tested version: <text:span text:style-name="T1">1.28.5.7680</text:span></text:p>
      <text:list xml:id="list150560511207810" text:continue-numbering="true" text:style-name="WWNum1">
        <text:list-item>
          <text:p text:style-name="P4"><text:change-start text:change-id="ct40727440"/>Seems to be hardcoded to only work on units with the “Tauren” tag under the ”Stats - Unit Classification” checklist. <text:span text:style-name="T4">(RoyGBV)</text:span><text:change-end text:change-id="ct40727440"/></text:p>
        </text:list-item>
        <text:list-item>
          <text:p text:style-name="P4"><text:change-start text:change-id="ct40730544"/>“Stats - Cast Range” determines the seek range (more like AOE) of the Spiritwalker to cast this ability. If there are no Tauren corpses nearby, the ability is not cast. Setting the value to 0 requires the caster to literally be on top of the corpse, while setting it to higher values allows the caster to revive Tauren corpses from a distance. <text:span text:style-name="T4">(RoyGBV)</text:span><text:change-end text:change-id="ct40730544"/></text:p>
        </text:list-item>
      </text:list>
      <text:p text:style-name="P2"/>
      <text:p text:style-name="P92"><text:bookmark text:name="_i4b39mkddyju"/>-Battle Stations:</text:p>
      <text:p text:style-name="P2"><text:tab/><text:tab/>Tags: <text:span text:style-name="T20">[Unique]</text:span></text:p>
      <text:p text:style-name="P7">Notes: <text:span text:style-name="T23">Disable shortcut key, hide the ability. Transports that can only transport certain units. Profit?</text:span></text:p>
      <text:p text:style-name="P7">RawCode: Abtl</text:p>
      <text:p text:style-name="P7">Latest tested version: <text:span text:style-name="T1">1.28.5.7680</text:span></text:p>
      <text:list xml:id="list150560073597290" text:continue-numbering="true" text:style-name="WWNum1">
        <text:list-item>
          <text:p text:style-name="P4"><text:change-start text:change-id="ct40692448"/>“Data - Allowed Unit Type” Defines what unit is allowed inside the transport.<text:change-end text:change-id="ct40692448"/></text:p>
          <text:list>
            <text:list-item>
              <text:p text:style-name="P9"><text:change-start text:change-id="ct40737936"/>No other units can be picked up other than the defined unit.<text:change-end text:change-id="ct40737936"/></text:p>
            </text:list-item>
          </text:list>
        </text:list-item>
        <text:list-item>
          <text:p text:style-name="P4"><text:change-start text:change-id="ct40740064"/>Causes the Nth [Transport Size] closest units of <text:s/>[Allowed Unit Type] within the [Area of Effect] radius to try and enter the transport.<text:change-end text:change-id="ct40740064"/></text:p>
        </text:list-item>
        <text:list-item>
          <text:p text:style-name="P4"><text:change-start text:change-id="ct40743008"/>Increases the attack speed of the Transporting Unit (i.e. Orc Burrow) by 100% for each unit in cargo.<text:change-end text:change-id="ct40743008"/></text:p>
        </text:list-item>
        <text:list-item>
          <text:p text:style-name="P4"><text:change-start text:change-id="ct40744752"/>Enabling enemy targeting in combination with the ‘Devour - Cargo’ ability allows you to draw in enemy workers (Kino)<text:change-end text:change-id="ct40744752"/></text:p>
          <text:list>
            <text:list-item>
              <text:p text:style-name="P9"><text:change-start text:change-id="ct40745984"/>Changing the targets allowed to include enemies on the standard Cargo Hold ability does nothing<text:change-end text:change-id="ct40745984"/></text:p>
            </text:list-item>
          </text:list>
        </text:list-item>
        <text:list-item>
          <text:p text:style-name="P4"><text:change-start text:change-id="ct40745600"/>Having multiple levels with different ‘Data - Allowed Unit Type’ allows the loading of different unit types.<text:change-end text:change-id="ct40745600"/></text:p>
        </text:list-item>
        <text:list-item>
          <text:p text:style-name="P4"><text:change-start text:change-id="ct40778384"/>Setting ‘Data - Allowed Unit Type’ field to empty does not work <text:span text:style-name="T31">(Kino)</text:span><text:change-end text:change-id="ct40778384"/></text:p>
        </text:list-item>
      </text:list>
      <text:p text:style-name="P2"/>
      <text:p text:style-name="P92"><text:bookmark text:name="_ijaqal3yn4je"/>-Berserk:</text:p>
      <text:p text:style-name="P2"><text:tab/><text:tab/>Tags: <text:span text:style-name="T20">[Attackspeed Increase] [Attackspeed Decrease][Movespeed Increase] [Movespeed Decrease] [Percent Damage Taken Increase]</text:span></text:p>
      <text:p text:style-name="P7">Notes: <text:span text:style-name="T23">Null</text:span></text:p>
      <text:p text:style-name="P7">Casting by AI: Used in combat, will not cast if outnumbered.</text:p>
      <text:p text:style-name="P7"><text:soft-page-break/>RawCode: Absk</text:p>
      <text:p text:style-name="P7">Latest tested version: <text:span text:style-name="T1">1.28.5.7680</text:span></text:p>
      <text:list xml:id="list150560451308661" text:continue-numbering="true" text:style-name="WWNum1">
        <text:list-item>
          <text:p text:style-name="P4"><text:change-start text:change-id="ct40785408"/>Doesn't interrupt unit's orders on activation, allowed to use even while channeling.<text:change-end text:change-id="ct40785408"/></text:p>
        </text:list-item>
        <text:list-item>
          <text:p text:style-name="P4"><text:change-start text:change-id="ct40791728"/>“Attack Speed Increase” s/e<text:change-end text:change-id="ct40791728"/></text:p>
          <text:list>
            <text:list-item>
              <text:p text:style-name="P9"><text:change-start text:change-id="ct40793648"/>Anything above 0 increases attack speed.<text:change-end text:change-id="ct40793648"/></text:p>
            </text:list-item>
            <text:list-item>
              <text:p text:style-name="P9"><text:change-start text:change-id="ct40798800"/>Anything below 0 decreases attack speed.<text:change-end text:change-id="ct40798800"/></text:p>
            </text:list-item>
          </text:list>
        </text:list-item>
        <text:list-item>
          <text:p text:style-name="P4"><text:change-start text:change-id="ct40799296"/>“Movement Speed Increase” s/e<text:change-end text:change-id="ct40799296"/></text:p>
          <text:list>
            <text:list-item>
              <text:p text:style-name="P9"><text:change-start text:change-id="ct40788080"/>Anything above 0 increases movement speed<text:change-end text:change-id="ct40788080"/></text:p>
            </text:list-item>
            <text:list-item>
              <text:p text:style-name="P9"><text:change-start text:change-id="ct40809888"/>Anything below 0 decreases movement speed.<text:change-end text:change-id="ct40809888"/></text:p>
            </text:list-item>
          </text:list>
        </text:list-item>
        <text:list-item>
          <text:p text:style-name="P4"><text:change-start text:change-id="ct40812912"/>“Damage Taken Increase” s/e.<text:change-end text:change-id="ct40812912"/></text:p>
          <text:list>
            <text:list-item>
              <text:p text:style-name="P9"><text:change-start text:change-id="ct40816160"/>Anything above 0 increases damage taken (percentage)<text:change-end text:change-id="ct40816160"/></text:p>
            </text:list-item>
            <text:list-item>
              <text:p text:style-name="P9"><text:change-start text:change-id="ct40820208"/>0 has no effect<text:change-end text:change-id="ct40820208"/></text:p>
            </text:list-item>
            <text:list-item>
              <text:p text:style-name="P9"><text:change-start text:change-id="ct40823056"/>Anything below 0 <text:change-end text:change-id="ct40823056"/></text:p>
              <text:list>
                <text:list-item>
                  <text:p text:style-name="P10"><text:change-start text:change-id="ct40825104"/>Becomes immune to Attacks<text:change-end text:change-id="ct40825104"/></text:p>
                </text:list-item>
                <text:list-item>
                  <text:p text:style-name="P10"><text:change-start text:change-id="ct40808944"/>Converts taken spelldamage to healing.<text:change-end text:change-id="ct40808944"/></text:p>
                </text:list-item>
                <text:list-item>
                  <text:p text:style-name="P10"><text:change-start text:change-id="ct40741568"/>heal by damage * (1 + taken multiplier); -1 -&gt; 2 x healing. -2 -&gt; 3 x healing<text:change-end text:change-id="ct40741568"/></text:p>
                </text:list-item>
                <text:list-item>
                  <text:p text:style-name="P10"><text:change-start text:change-id="ct40826624"/>Other Sources of Spell resistance reduces the healing..<text:change-end text:change-id="ct40826624"/></text:p>
                </text:list-item>
              </text:list>
            </text:list-item>
          </text:list>
        </text:list-item>
      </text:list>
      <text:p text:style-name="P2"/>
      <text:p text:style-name="P92"><text:bookmark text:name="_ugrlhbmoqpie"/>-Bloodlust:</text:p>
      <text:p text:style-name="P2"><text:tab/><text:tab/>Tags: <text:span text:style-name="T20">[Attackspeed Increase] [Attackspeed Decrease][Movespeed Increase] [Movespeed Decrease]</text:span></text:p>
      <text:p text:style-name="P7">Notes: <text:span text:style-name="T23">Null</text:span></text:p>
      <text:p text:style-name="P7">RawCode: Ablo</text:p>
      <text:p text:style-name="P7">Latest tested version: <text:span text:style-name="T1">1.28.5.7680</text:span></text:p>
      <text:list xml:id="list150560078170367" text:continue-numbering="true" text:style-name="WWNum1">
        <text:list-item>
          <text:p text:style-name="P4"><text:change-start text:change-id="ct40846368"/>Doesn't stack with itself, regardless of buff id. Causes permanent visual model's size bugs when 2+ Bloodlusts with different model scale are mixed.<text:change-end text:change-id="ct40846368"/></text:p>
        </text:list-item>
        <text:list-item>
          <text:p text:style-name="P4"><text:change-start text:change-id="ct40847536"/>“Attack Speed increase” increases attack speed<text:change-end text:change-id="ct40847536"/></text:p>
          <text:list>
            <text:list-item>
              <text:p text:style-name="P9"><text:change-start text:change-id="ct40852928"/>Anything above 0 increases attack speed.<text:change-end text:change-id="ct40852928"/></text:p>
            </text:list-item>
            <text:list-item>
              <text:p text:style-name="P9"><text:change-start text:change-id="ct40845552"/>Anything below 0 decreases attack speed.<text:change-end text:change-id="ct40845552"/></text:p>
            </text:list-item>
          </text:list>
        </text:list-item>
        <text:list-item>
          <text:p text:style-name="P4"><text:change-start text:change-id="ct40852288"/>“Movement speed increase” Increases movement speed.<text:change-end text:change-id="ct40852288"/></text:p>
          <text:list>
            <text:list-item>
              <text:p text:style-name="P9"><text:change-start text:change-id="ct40858752"/>Anything above 0 increases movement speed<text:change-end text:change-id="ct40858752"/></text:p>
            </text:list-item>
            <text:list-item>
              <text:p text:style-name="P9"><text:change-start text:change-id="ct40861424"/>Anything below 0 decreases movement speed.<text:change-end text:change-id="ct40861424"/></text:p>
            </text:list-item>
          </text:list>
        </text:list-item>
        <text:list-item>
          <text:p text:style-name="P4"><text:change-start text:change-id="ct40869168"/>“Scaling Factor” Is the size increase of the unit.<text:change-end text:change-id="ct40869168"/></text:p>
          <text:list>
            <text:list-item>
              <text:p text:style-name="P9"><text:change-start text:change-id="ct40871344"/>Setting it to 0 cause no size change.<text:change-end text:change-id="ct40871344"/></text:p>
            </text:list-item>
            <text:list-item>
              <text:p text:style-name="P9"><text:change-start text:change-id="ct40873792"/>Anything above 0 causes the unit to “grow”.<text:change-end text:change-id="ct40873792"/></text:p>
            </text:list-item>
            <text:list-item>
              <text:p text:style-name="P9"><text:change-start text:change-id="ct40876208"/><text:soft-page-break/>Anything between -0.01 and -0.99 causes the unit to shrink<text:change-end text:change-id="ct40876208"/></text:p>
            </text:list-item>
            <text:list-item>
              <text:p text:style-name="P9"><text:change-start text:change-id="ct40878496"/>At -1.00 the unit is technically not visible anymore.<text:change-end text:change-id="ct40878496"/></text:p>
            </text:list-item>
            <text:list-item>
              <text:p text:style-name="P9"><text:change-start text:change-id="ct40881312"/>Anything below -1.00 causes the unit to “Invert” upon itself, effectively turning it inside out.<text:change-end text:change-id="ct40881312"/></text:p>
              <text:list>
                <text:list-item>
                  <text:p text:style-name="P10"><text:change-start text:change-id="ct40883680"/>Ground units will be put “underground” with their feet occasionally sticking out.<text:change-end text:change-id="ct40883680"/></text:p>
                </text:list-item>
                <text:list-item>
                  <text:p text:style-name="P10"><text:change-start text:change-id="ct40885808"/>Air units will just turn inside out.<text:change-end text:change-id="ct40885808"/></text:p>
                </text:list-item>
              </text:list>
            </text:list-item>
            <text:list-item>
              <text:p text:style-name="P9"><text:change-start text:change-id="ct40888160"/>Any value below 0 causes the units selection circle to mess up.<text:change-end text:change-id="ct40888160"/></text:p>
              <text:list>
                <text:list-item>
                  <text:p text:style-name="P10"><text:change-start text:change-id="ct40890992"/>Any unit who has the “Bloodlust” ability will also experience this, even when they are not buffed.<text:change-end text:change-id="ct40890992"/></text:p>
                </text:list-item>
              </text:list>
            </text:list-item>
          </text:list>
        </text:list-item>
      </text:list>
      <text:p text:style-name="P2"/>
      <text:p text:style-name="P92"><text:bookmark text:name="_hi3svxaa7vdq"/>-Burning Oil:</text:p>
      <text:p text:style-name="P2"><text:tab/><text:tab/>Tags: <text:span text:style-name="T20"><text:s/>[Damage Over Time]</text:span></text:p>
      <text:p text:style-name="P7">Notes: <text:span text:style-name="T23">Effectively it’s just a flamestrike that occurs “on attack” instead… and also does not heal.</text:span></text:p>
      <text:p text:style-name="P7">RawCode: Abof</text:p>
      <text:p text:style-name="P7">Latest tested version: <text:span text:style-name="T1">1.28.5.7680</text:span></text:p>
      <text:list xml:id="list150560985726841" text:continue-numbering="true" text:style-name="WWNum1">
        <text:list-item>
          <text:p text:style-name="P4"><text:change-start text:change-id="ct40903744"/>Damage Dealt is the values that define the damage<text:change-end text:change-id="ct40903744"/></text:p>
          <text:list>
            <text:list-item>
              <text:p text:style-name="P9"><text:change-start text:change-id="ct40905968"/>Any damage above 0 deals damage.<text:change-end text:change-id="ct40905968"/></text:p>
            </text:list-item>
            <text:list-item>
              <text:p text:style-name="P9"><text:change-start text:change-id="ct40908240"/>Any damage below 0 gets converted back into a positive number, still dealing damage.<text:change-end text:change-id="ct40908240"/></text:p>
            </text:list-item>
            <text:list-item>
              <text:p text:style-name="P9"><text:change-start text:change-id="ct40910112"/>The building reduction only works above 0, below 0 it gets rounded back up to 0.<text:change-end text:change-id="ct40910112"/></text:p>
            </text:list-item>
          </text:list>
        </text:list-item>
        <text:list-item>
          <text:p text:style-name="P4"><text:change-start text:change-id="ct40912320"/>Damage Interval is the tickrate between damage.<text:change-end text:change-id="ct40912320"/></text:p>
          <text:list>
            <text:list-item>
              <text:p text:style-name="P9"><text:change-start text:change-id="ct40915104"/>Setting this value below or at 0 causes it to devastatingly kill anything it hits. by triggering several times every 0.01 seconds.<text:change-end text:change-id="ct40915104"/></text:p>
            </text:list-item>
            <text:list-item>
              <text:p text:style-name="P9"><text:change-start text:change-id="ct40916912"/>Setting this value above 0 functions correctly<text:change-end text:change-id="ct40916912"/></text:p>
            </text:list-item>
          </text:list>
        </text:list-item>
        <text:list-item>
          <text:p text:style-name="P4"><text:change-start text:change-id="ct40919520"/>The “Stats - Effects” Actually dictates flames that are left on the ground.<text:change-end text:change-id="ct40919520"/></text:p>
          <text:list>
            <text:list-item>
              <text:p text:style-name="P9"><text:change-start text:change-id="ct40921920"/>Even without an Effect, the damage will still be Dealt. The source is just invisible.<text:change-end text:change-id="ct40921920"/></text:p>
            </text:list-item>
          </text:list>
        </text:list-item>
        <text:list-item>
          <text:p text:style-name="P4"><text:change-start text:change-id="ct40924000"/>“Stats - Duration - Hero” Dictates how long the “Full” damage will be dealt. (how long the full-damage fire lasts on the ground)<text:change-end text:change-id="ct40924000"/></text:p>
        </text:list-item>
        <text:list-item>
          <text:p text:style-name="P4"><text:change-start text:change-id="ct40926192"/>“Stats - Duration - Normal” Dictates how long the “Half” damage will be dealt. (how long the half-damage fire lasts on the ground)<text:change-end text:change-id="ct40926192"/></text:p>
        </text:list-item>
        <text:list-item>
          <text:p text:style-name="P4"><text:change-start text:change-id="ct40921664"/>Doesn’t work if the unit weapon type is “Normal”, “Instant” or “NONE”. <text:span text:style-name="T4">(Uyarrr)</text:span><text:change-end text:change-id="ct40921664"/></text:p>
        </text:list-item>
      </text:list>
      <text:p text:style-name="P2"/>
      <text:p text:style-name="P6"><text:bookmark text:name="_9nwhda8yvaa7"/><text:tab/><text:span text:style-name="T18">-Corporeal Form:</text:span></text:p>
      <text:p text:style-name="P2"><text:tab/><text:tab/>Tags:<text:span text:style-name="T20"> [TODO]</text:span></text:p>
      <text:p text:style-name="P7">Notes: <text:span text:style-name="T23">Null</text:span></text:p>
      <text:p text:style-name="P7">RawCode: Acpf</text:p>
      <text:p text:style-name="P7">Latest tested version: <text:span text:style-name="T1">1.28.5.7680</text:span></text:p>
      <text:list xml:id="list150561503503221" text:continue-numbering="true" text:style-name="WWNum1">
        <text:list-item>
          <text:p text:style-name="P4"><text:change-start text:change-id="ct40932352"/>Null<text:change-end text:change-id="ct40932352"/></text:p>
        </text:list-item>
      </text:list>
      <text:p text:style-name="P2"/>
      <text:p text:style-name="P92"><text:bookmark text:name="_rlxa9blr2j8c"/><text:soft-page-break/>-Detector:</text:p>
      <text:p text:style-name="P2"><text:tab/><text:tab/>Tags: <text:span text:style-name="T20"><text:s/>[Vision]</text:span></text:p>
      <text:p text:style-name="P7">Notes: <text:span text:style-name="T23">Null</text:span></text:p>
      <text:p text:style-name="P7">Latest tested version: <text:span text:style-name="T1">1.28.5.7680</text:span></text:p>
      <text:list xml:id="list150561017635108" text:continue-numbering="true" text:style-name="WWNum1">
        <text:list-item>
          <text:p text:style-name="P4"><text:change-start text:change-id="ct40951200"/>Provides vision over either burrowed or invisible units in an area around it.<text:change-end text:change-id="ct40951200"/></text:p>
          <text:list>
            <text:list-item>
              <text:p text:style-name="P9"><text:change-start text:change-id="ct40946752"/>Area of effect appears to be defined by “Stats - Cast Range”<text:change-end text:change-id="ct40946752"/></text:p>
            </text:list-item>
          </text:list>
        </text:list-item>
      </text:list>
      <text:p text:style-name="P2"/>
      <text:p text:style-name="P92"><text:bookmark text:name="_4kxu9sj5zyre"/>-Devour:</text:p>
      <text:p text:style-name="P2"><text:tab/><text:tab/>Tags: <text:span text:style-name="T20"><text:s/>[Unique]</text:span></text:p>
      <text:p text:style-name="P7">Notes: <text:span text:style-name="T23">Null</text:span></text:p>
      <text:p text:style-name="P7">Casting by AI: Spammed on anything that can be targeted, may prefer units with higher levels.</text:p>
      <text:p text:style-name="P7">RawCode: Adev</text:p>
      <text:p text:style-name="P7">Latest tested version: <text:span text:style-name="T1">1.28.5.7680</text:span></text:p>
      <text:list xml:id="list150561412107229" text:continue-numbering="true" text:style-name="WWNum1">
        <text:list-item>
          <text:p text:style-name="P84"><text:change-start text:change-id="ct40967520"/>Noms down a unit, placing it in cargo space.<text:change-end text:change-id="ct40967520"/></text:p>
          <text:list>
            <text:list-item>
              <text:p text:style-name="P85"><text:change-start text:change-id="ct40988400"/>The ability cannot be cast if the amount of units inside the cargo space is above 0.<text:change-end text:change-id="ct40988400"/></text:p>
            </text:list-item>
          </text:list>
        </text:list-item>
        <text:list-item>
          <text:p text:style-name="P84"><text:change-start text:change-id="ct41002448"/>Grants a 400 AOE flying vision over the devouring unit until its devoured unit dies. <text:span text:style-name="T3">(obtained by estimates, needs more testing)</text:span><text:change-end text:change-id="ct41002448"/></text:p>
          <text:list>
            <text:list-item>
              <text:p text:style-name="P85"><text:change-start text:change-id="ct40973984"/>“Duration - Hero” and “Duration - Normal” don’t appear to do anything.<text:change-end text:change-id="ct40973984"/></text:p>
            </text:list-item>
          </text:list>
        </text:list-item>
        <text:list-item>
          <text:p text:style-name="P84"><text:change-start text:change-id="ct41003664"/>Setting a unit’s race to Demon grants them immunity to being devoured<text:change-end text:change-id="ct41003664"/></text:p>
        </text:list-item>
      </text:list>
      <text:p text:style-name="P2"/>
      <text:p text:style-name="P6"><text:bookmark text:name="_9dhc1bvd9bki"/><text:tab/><text:span text:style-name="T18">-Disenchant:</text:span></text:p>
      <text:p text:style-name="P2"><text:tab/><text:tab/>Tags:<text:span text:style-name="T20"> [TODO]</text:span></text:p>
      <text:p text:style-name="P7">Notes: <text:span text:style-name="T23"><text:s/>Basically just re-skinned Dispel Magic</text:span></text:p>
      <text:p text:style-name="P7">RawCode: Adcn Adch</text:p>
      <text:p text:style-name="P7">Latest tested version: <text:span text:style-name="T1">1.28.5.7680</text:span></text:p>
      <text:list xml:id="list150560032388615" text:continue-numbering="true" text:style-name="WWNum1">
        <text:list-item>
          <text:p text:style-name="P4"><text:change-start text:change-id="ct41018944"/>Not much to see here<text:change-end text:change-id="ct41018944"/></text:p>
        </text:list-item>
      </text:list>
      <text:p text:style-name="P2"/>
      <text:p text:style-name="P6"><text:bookmark text:name="_c663d2vcikv4"/><text:tab/><text:span text:style-name="T18">-Ensnare:</text:span></text:p>
      <text:p text:style-name="P2"><text:tab/><text:tab/>Tags:<text:span text:style-name="T20"> []</text:span></text:p>
      <text:p text:style-name="P7">Notes: <text:span text:style-name="T23">Null</text:span></text:p>
      <text:p text:style-name="P7">RawCode: Aens</text:p>
      <text:p text:style-name="P7">Latest tested version: <text:span text:style-name="T1">1.28.5.7680</text:span></text:p>
      <text:list xml:id="list150561689054456" text:continue-numbering="true" text:style-name="WWNum1">
        <text:list-item>
          <text:p text:style-name="P4"><text:change-start text:change-id="ct41034080"/>Brings an air unit to the ground, snaring it in the process.<text:change-end text:change-id="ct41034080"/></text:p>
        </text:list-item>
        <text:list-item>
          <text:p text:style-name="P4"><text:change-start text:change-id="ct41037776"/>Will ignore magic immunity depending on the “Gameplay - Ensnare Checks Magic Immunity” Gameplay constant.<text:change-end text:change-id="ct41037776"/></text:p>
        </text:list-item>
        <text:list-item>
          <text:p text:style-name="P4"><text:change-start text:change-id="ct41038528"/><text:soft-page-break/>“Data - Melee attack range”<text:change-end text:change-id="ct41038528"/></text:p>
          <text:list>
            <text:list-item>
              <text:p text:style-name="P9"><text:change-start text:change-id="ct41040848"/>Setting this allows for you to change the attack range of units. <text:span text:style-name="T4">(Tal0n)</text:span><text:change-end text:change-id="ct41040848"/></text:p>
            </text:list-item>
            <text:list-item>
              <text:p text:style-name="P9"><text:change-start text:change-id="ct41045296"/><office:annotation office:name="__Annotation__1441_3714008389"><dc:creator>spiraling spiral</dc:creator><dc:date>2022-10-28T23:25:10</dc:date><text:p><text:span text:style-name="T39">what do you mean certain units? (RoyGBV)</text:span></text:p></office:annotation>Only works with certain units, reasons why currently unknown. <text:span text:style-name="T4">(Tal0n)</text:span><text:change-end text:change-id="ct41045296"/><office:annotation-end office:name="__Annotation__1441_3714008389"/></text:p>
            </text:list-item>
          </text:list>
        </text:list-item>
      </text:list>
      <text:p text:style-name="P2"/>
      <text:p text:style-name="P92"><text:bookmark text:name="_b0tfgxofm7zq"/>-Envenomed Spears:</text:p>
      <text:p text:style-name="P2"><text:tab/><text:tab/>Tags: <text:span text:style-name="T20"><text:s/>[Damage Over Time] [Attackspeed Decrease] [Attackspeed Increase] [Movespeed Decrease] [Movespeed Increase] [Stackable]</text:span></text:p>
      <text:p text:style-name="P7">Notes: <text:span text:style-name="T23">Null</text:span></text:p>
      <text:p text:style-name="P7">RawCode: Aven</text:p>
      <text:p text:style-name="P7">Latest tested version: <text:span text:style-name="T1">1.28.5.7680</text:span></text:p>
      <text:list xml:id="list150560823531598" text:continue-numbering="true" text:style-name="WWNum1">
        <text:list-item>
          <text:p text:style-name="P4"><text:change-start text:change-id="ct41040592"/>The “Damage Per Second” defines the damage taken per second.<text:change-end text:change-id="ct41040592"/></text:p>
          <text:list>
            <text:list-item>
              <text:p text:style-name="P9"><text:change-start text:change-id="ct41052144"/>Negative values get converted to positive ones, still doing damage.<text:change-end text:change-id="ct41052144"/></text:p>
            </text:list-item>
          </text:list>
        </text:list-item>
        <text:list-item>
          <text:p text:style-name="P4"><text:change-start text:change-id="ct41140528"/>“Attack Speed Factor” and “Move Speed Factor” reduce the AS or MS of the target unit.<text:change-end text:change-id="ct41140528"/></text:p>
          <text:list>
            <text:list-item>
              <text:p text:style-name="P9"><text:change-start text:change-id="ct40768592"/>Values above 0 decreases speed.<text:change-end text:change-id="ct40768592"/></text:p>
            </text:list-item>
            <text:list-item>
              <text:p text:style-name="P9"><text:change-start text:change-id="ct41072528"/>Values below 0 increases speed.<text:change-end text:change-id="ct41072528"/></text:p>
            </text:list-item>
          </text:list>
        </text:list-item>
        <text:list-item>
          <text:p text:style-name="P4"><text:change-start text:change-id="ct41083392"/>Stacking Type Defines what values stack with each other.<text:change-end text:change-id="ct41083392"/></text:p>
          <text:list>
            <text:list-item>
              <text:p text:style-name="P9"><text:change-start text:change-id="ct41090240"/>The values are Damage, Movement, Attack Rate and Kill Unit.<text:change-end text:change-id="ct41090240"/></text:p>
            </text:list-item>
            <text:list-item>
              <text:p text:style-name="P9"><text:change-start text:change-id="ct41077104"/>The same units attack does not stack against the same target, you must have several units to apply more than 1 stack.<text:change-end text:change-id="ct41077104"/></text:p>
            </text:list-item>
            <text:list-item>
              <text:p text:style-name="P9"><text:change-start text:change-id="ct40770800"/>Different versions of Envenomed Spears stack against the same unit with their own values? <text:span text:style-name="T3">(Need testing).</text:span><text:change-end text:change-id="ct40770800"/></text:p>
            </text:list-item>
            <text:list-item>
              <text:p text:style-name="P9"><text:change-start text:change-id="ct41054448"/>Without "Kill Unit"-Flag, Hit points don't get reduced below 1.0..<text:change-end text:change-id="ct41054448"/></text:p>
            </text:list-item>
            <text:list-item>
              <text:p text:style-name="P9"><text:change-start text:change-id="ct41055632"/>This Ability applies 2 independent Buffs. If any Flag except "Kill Unit" is set the second is used.<text:change-end text:change-id="ct41055632"/></text:p>
            </text:list-item>
            <text:list-item>
              <text:p text:style-name="P9"><text:change-start text:change-id="ct41058560"/>A unit can suffer both Buffs at the same time, each buff deals its own damage-Instance.<text:change-end text:change-id="ct41058560"/></text:p>
            </text:list-item>
            <text:list-item>
              <text:p text:style-name="P9"><text:change-start text:change-id="ct41124016"/>The damage source is overwritten each time the Buff is applied again.<text:change-end text:change-id="ct41124016"/></text:p>
            </text:list-item>
          </text:list>
        </text:list-item>
        <text:list-item>
          <text:p text:style-name="P4"><text:change-start text:change-id="ct41126400"/>Ethereal Units are unaffected by this Ability.<text:change-end text:change-id="ct41126400"/></text:p>
        </text:list-item>
        <text:list-item>
          <text:p text:style-name="P4"><text:change-start text:change-id="ct41128592"/>AI:<text:change-end text:change-id="ct41128592"/></text:p>
          <text:list>
            <text:list-item>
              <text:p text:style-name="P9"><text:change-start text:change-id="ct41061264"/>Causes autoattack to prioritize units who are not affected by poison yet.<text:change-end text:change-id="ct41061264"/></text:p>
            </text:list-item>
          </text:list>
        </text:list-item>
      </text:list>
      <text:p text:style-name="P2"/>
      <text:p text:style-name="P6"><text:bookmark text:name="_zdabj8xxkh9e"/><text:tab/><text:span text:style-name="T18">-Ethereal Form:</text:span></text:p>
      <text:p text:style-name="P2"><text:tab/><text:tab/>Tags:<text:span text:style-name="T20"> [TODO]</text:span></text:p>
      <text:p text:style-name="P7">Notes: <text:span text:style-name="T23">Null</text:span></text:p>
      <text:p text:style-name="P7">RawCode: Aetf</text:p>
      <text:p text:style-name="P7">Latest tested version: <text:span text:style-name="T1">1.28.5.7680</text:span></text:p>
      <text:list xml:id="list150560418733049" text:continue-numbering="true" text:style-name="WWNum1">
        <text:list-item>
          <text:p text:style-name="P4"><text:change-start text:change-id="ct41102496"/>Null<text:change-end text:change-id="ct41102496"/></text:p>
        </text:list-item>
      </text:list>
      <text:p text:style-name="P2"/>
      <text:p text:style-name="P92"><text:bookmark text:name="_odb529zgucaf"/><text:soft-page-break/>-Healing Ward / -Sentry Ward:</text:p>
      <text:p text:style-name="P2"><text:tab/><text:tab/>Tags: <text:span text:style-name="T20">[Summon]</text:span></text:p>
      <text:p text:style-name="P7">Notes: <text:span text:style-name="T23">Text</text:span></text:p>
      <text:p text:style-name="P7">RawCode: Ahwd Aeye</text:p>
      <text:p text:style-name="P7">Latest tested version: <text:span text:style-name="T1">1.28.5.7680</text:span></text:p>
      <text:list xml:id="list150561143047824" text:continue-numbering="true" text:style-name="WWNum1">
        <text:list-item>
          <text:p text:style-name="P4"><text:change-start text:change-id="ct41116592"/>Making the healing ward ability summon no unit will crash the game. <text:span text:style-name="T4">( Abovegame )</text:span><text:change-end text:change-id="ct41116592"/></text:p>
        </text:list-item>
        <text:list-item>
          <text:p text:style-name="P4"><text:change-start text:change-id="ct41120784"/>The above is probably the same as most other Summon abilities. For obvious reasons.<text:change-end text:change-id="ct41120784"/></text:p>
        </text:list-item>
        <text:list-item>
          <text:p text:style-name="P4"><text:change-start text:change-id="ct41148912"/>Healing Ward doesn’t technically have an AOE, but it will always show a 500 AOE circle when you’re casting it. The same is true for abilities based on it. <text:span text:style-name="T28">(</text:span><text:span text:style-name="T4">EternalOne</text:span><text:span text:style-name="T28">)</text:span> <text:change-end text:change-id="ct41148912"/></text:p>
        </text:list-item>
      </text:list>
      <text:p text:style-name="P17"/>
      <text:p text:style-name="P92"><text:bookmark text:name="_fz3lcy6z61qs"/>-Healing Ward Aura:</text:p>
      <text:p text:style-name="P2"><text:tab/><text:tab/>Tags: <text:span text:style-name="T20">[Healing] [Healing Over Time] [Damage Over Time] [AOE Supportive] [AOE Disabling]</text:span></text:p>
      <text:p text:style-name="P7">Notes: <text:span text:style-name="T23">Text</text:span></text:p>
      <text:p text:style-name="P7">RawCode: Aoar</text:p>
      <text:p text:style-name="P7">Latest tested version: <text:span text:style-name="T1">1.28.5.7680</text:span></text:p>
      <text:list xml:id="list150560062181602" text:continue-numbering="true" text:style-name="WWNum1">
        <text:list-item>
          <text:p text:style-name="P4"><text:change-start text:change-id="ct41167568"/>Hit Points Regenerated refers to the Flat or Percentage based healing.<text:change-end text:change-id="ct41167568"/></text:p>
          <text:list>
            <text:list-item>
              <text:p text:style-name="P9"><text:change-start text:change-id="ct41170816"/>Have a value below 0.0 causes the unit to start taking damage.<text:change-end text:change-id="ct41170816"/></text:p>
              <text:list>
                <text:list-item>
                  <text:p text:style-name="P10"><text:change-start text:change-id="ct41173424"/>The unit will only start taking damage if it’s health is NOT full.<text:change-end text:change-id="ct41173424"/></text:p>
                </text:list-item>
              </text:list>
            </text:list-item>
            <text:list-item>
              <text:p text:style-name="P9"><text:change-start text:change-id="ct41175600"/>Anything above 0.0 cause healing.<text:change-end text:change-id="ct41175600"/></text:p>
            </text:list-item>
            <text:list-item>
              <text:p text:style-name="P9"><text:change-start text:change-id="ct41178240"/>The visual only shows on units that are missing health <text:span text:style-name="T4">(Doomshep)</text:span><text:change-end text:change-id="ct41178240"/></text:p>
            </text:list-item>
          </text:list>
        </text:list-item>
      </text:list>
      <text:p text:style-name="P2"/>
      <text:p text:style-name="P92"><text:bookmark text:name="_2lag8qlc99su"/>-Lightning Shield:</text:p>
      <text:p text:style-name="P2"><text:tab/><text:tab/>Tags: <text:span text:style-name="T20">[Healing] [Healing Over Time] [Damage Over Time]</text:span></text:p>
      <text:p text:style-name="P7">Notes: <text:span text:style-name="T23">No, this does not work as a temporary “Immolation” buff</text:span></text:p>
      <text:p text:style-name="P7">RawCode: Alsh</text:p>
      <text:p text:style-name="P7">Latest tested version: <text:span text:style-name="T1">1.28.5.7680</text:span></text:p>
      <text:list xml:id="list150561528553889" text:continue-numbering="true" text:style-name="WWNum1">
        <text:list-item>
          <text:p text:style-name="P4"><text:change-start text:change-id="ct41196416"/>Deals damage per second to everyone around target.<text:change-end text:change-id="ct41196416"/></text:p>
          <text:list>
            <text:list-item>
              <text:p text:style-name="P9"><text:change-start text:change-id="ct41166000"/>Setting to a value below 0.0 causes healing.<text:change-end text:change-id="ct41166000"/></text:p>
            </text:list-item>
            <text:list-item>
              <text:p text:style-name="P9"><text:change-start text:change-id="ct41188192"/>Any value above 0.0 causes damage.<text:change-end text:change-id="ct41188192"/></text:p>
            </text:list-item>
          </text:list>
        </text:list-item>
        <text:list-item>
          <text:p text:style-name="P4"><text:change-start text:change-id="ct41207040"/>The ability “Stats - Targets Allowed” defines which targets you can cast lightning Shield on. One can not change the targets taking damage.<text:change-end text:change-id="ct41207040"/></text:p>
        </text:list-item>
        <text:list-item>
          <text:p text:style-name="P4"><text:change-start text:change-id="ct41206704"/>The damage source of Lightning Shield is the buffed unit.<text:change-end text:change-id="ct41206704"/></text:p>
          <text:list>
            <text:list-item>
              <text:p text:style-name="P9"><text:change-start text:change-id="ct41195568"/>Except when it comes to experience, then it's the casting unit.<text:change-end text:change-id="ct41195568"/></text:p>
            </text:list-item>
          </text:list>
        </text:list-item>
        <text:list-item>
          <text:p text:style-name="P4"><text:change-start text:change-id="ct40200272"/>Killing neutral Hostile units with this ability doesn’t appear to grant the kill gold bounty and experience bounty. <text:span text:style-name="T4">(RoyGBV)</text:span><text:change-end text:change-id="ct40200272"/></text:p>
        </text:list-item>
      </text:list>
      <text:p text:style-name="P2"/>
      <text:p text:style-name="P92"><text:bookmark text:name="_aoa96dphrs9w"/><text:soft-page-break/>-Liquid Fire:</text:p>
      <text:p text:style-name="P2"><text:tab/><text:tab/>Tags: <text:span text:style-name="T20">[Damage Over Time] [Attackspeed Decrease][Attackspeed Increase] [Movespeed Decrease] [Movespeed Increase]</text:span></text:p>
      <text:p text:style-name="P7">Notes: <text:span text:style-name="T23">Text</text:span></text:p>
      <text:p text:style-name="P7">RawCode: Aliq</text:p>
      <text:p text:style-name="P7">Latest tested version: <text:span text:style-name="T1">1.28.5.7680</text:span></text:p>
      <text:list xml:id="list150559960299102" text:continue-numbering="true" text:style-name="WWNum1">
        <text:list-item>
          <text:p text:style-name="P4"><text:change-start text:change-id="ct41162416"/>“Attack Speed Reduction” and “Move Speed Reduction” <text:change-end text:change-id="ct41162416"/></text:p>
          <text:list>
            <text:list-item>
              <text:p text:style-name="P9"><text:change-start text:change-id="ct41222176"/>Values above 0 decreases speed.<text:change-end text:change-id="ct41222176"/></text:p>
            </text:list-item>
            <text:list-item>
              <text:p text:style-name="P9"><text:change-start text:change-id="ct41228864"/>Values below 0 increases speed.<text:change-end text:change-id="ct41228864"/></text:p>
            </text:list-item>
          </text:list>
        </text:list-item>
        <text:list-item>
          <text:p text:style-name="P4"><text:change-start text:change-id="ct41234288"/>“Extra Damage Per Second”<text:change-end text:change-id="ct41234288"/></text:p>
          <text:list>
            <text:list-item>
              <text:p text:style-name="P9"><text:change-start text:change-id="ct41239680"/>Setting the value negative causes it to get converted to a positive number instead.<text:change-end text:change-id="ct41239680"/></text:p>
            </text:list-item>
          </text:list>
        </text:list-item>
        <text:list-item>
          <text:p text:style-name="P4"><text:change-start text:change-id="ct41235168"/>Spell makes proper use of “Targets Allowed” removing “Structure” causes it to be applied to anything attacked.<text:change-end text:change-id="ct41235168"/></text:p>
        </text:list-item>
        <text:list-item>
          <text:p text:style-name="P4"><text:change-start text:change-id="ct40102352"/>As of 1.35.0, units with the liquid fire buff can now be repaired, but their repair rate is slowed by 75%.<text:change-end text:change-id="ct40102352"/></text:p>
        </text:list-item>
      </text:list>
      <text:p text:style-name="P2"/>
      <text:p text:style-name="P6"><text:bookmark text:name="_ailwsr6x9nam"/><text:tab/><text:span text:style-name="T18">-Pack Mule:</text:span></text:p>
      <text:p text:style-name="P2"><text:tab/><text:tab/>Tags:<text:span text:style-name="T20"> [TODO]</text:span></text:p>
      <text:p text:style-name="P7">Notes: <text:span text:style-name="T23">Null</text:span></text:p>
      <text:p text:style-name="P7">RawCode: Apak</text:p>
      <text:p text:style-name="P7">Latest tested version: <text:span text:style-name="T1">1.28.5.7680</text:span></text:p>
      <text:list xml:id="list150561678856850" text:continue-numbering="true" text:style-name="WWNum1">
        <text:list-item>
          <text:p text:style-name="P4"><text:change-start text:change-id="ct41256624"/>A copy of unit inventory with 4 slots and no upgrades required. Kodo Beast have it. <text:span text:style-name="T28">(</text:span><text:span text:style-name="T4">EternalOne</text:span><text:span text:style-name="T28">)</text:span><text:change-end text:change-id="ct41256624"/></text:p>
        </text:list-item>
      </text:list>
      <text:p text:style-name="P2"/>
      <text:p text:style-name="P92"><text:bookmark text:name="_ma56g0wdkn4w"/>-Pillage:</text:p>
      <text:p text:style-name="P2"><text:tab/><text:tab/>Tags: </text:p>
      <text:p text:style-name="P7">Notes: <text:span text:style-name="T23">Text</text:span></text:p>
      <text:p text:style-name="P7">RawCode: Asal</text:p>
      <text:p text:style-name="P7">Latest tested version: <text:span text:style-name="T1">1.28.5.7680, 1.27</text:span></text:p>
      <text:list xml:id="list150561082786257" text:continue-numbering="true" text:style-name="WWNum1">
        <text:list-item>
          <text:p text:style-name="P4"><text:change-start text:change-id="ct41280080"/>Accumulation Step dictates how many hits needed to get the Resources from the target.<text:change-end text:change-id="ct41280080"/></text:p>
          <text:list>
            <text:list-item>
              <text:p text:style-name="P9"><text:change-start text:change-id="ct41283040"/>Anything above 0 acts normal.<text:change-end text:change-id="ct41283040"/></text:p>
            </text:list-item>
            <text:list-item>
              <text:p text:style-name="P9"><text:change-start text:change-id="ct41285856"/>Setting to 0 or below causes warcraft 3 to enter an infinite loop, effectively freezing the game.<text:change-end text:change-id="ct41285856"/></text:p>
            </text:list-item>
          </text:list>
        </text:list-item>
        <text:list-item>
          <text:p text:style-name="P4"><text:change-start text:change-id="ct41283264"/>Salvage Cost Ratio seems to control the ratio of damage to resources using the building's resource costs.<text:change-end text:change-id="ct41283264"/></text:p>
          <text:list>
            <text:list-item>
              <text:p text:style-name="P9"><text:change-start text:change-id="ct41290864"/><text:span text:style-name="T3">More information on how this is calculated would be appreciated.</text:span><text:span text:style-name="T4">(notes below are by RoyGBV)</text:span><text:change-end text:change-id="ct41290864"/></text:p>
            </text:list-item>
            <text:list-item>
              <text:p text:style-name="P9"><text:change-start text:change-id="ct41295792"/><text:span text:style-name="T33">This shares the same data fields as Unsummon Building (which I wrote a ton of details about), but is instead appended to the attacking unit, and still allows the building being attacked to be interacted with and repaired.</text:span><text:change-end text:change-id="ct41295792"/></text:p>
            </text:list-item>
            <text:list-item>
              <text:p text:style-name="P9"><text:change-start text:change-id="ct41300848"/><text:span text:style-name="T33">Just like Unsummon Building, “Data - Salvage Cost Ratio” refers to the total percentage of the building’s gold and lumber cost to be returned upon its destruction, and not per attack.</text:span><text:change-end text:change-id="ct41300848"/></text:p>
            </text:list-item>
            <text:list-item>
              <text:p text:style-name="P9"><text:change-start text:change-id="ct41304576"/><text:span text:style-name="T33">“Data - Accumulation Step” has some differences from its equivalent in Unsummon Building</text:span><text:change-end text:change-id="ct41304576"/></text:p>
              <text:list>
                <text:list-item>
                  <text:p text:style-name="P10"><text:change-start text:change-id="ct41306880"/><text:soft-page-break/><text:span text:style-name="T33">Instead of ticking resources every 1 second, it instead ticks when the HP lost by the building is equal to the value set.</text:span><text:change-end text:change-id="ct41306880"/></text:p>
                  <text:list>
                    <text:list-item>
                      <text:p text:style-name="P86"><text:change-start text:change-id="ct41309392"/><text:span text:style-name="T33">HP lost refers to the damage dealt by attacking units with the Pillage ability, after reductions and amplifications by armor type.</text:span><text:change-end text:change-id="ct41309392"/></text:p>
                    </text:list-item>
                  </text:list>
                </text:list-item>
                <text:list-item>
                  <text:p text:style-name="P10"><text:change-start text:change-id="ct41315328"/><text:span text:style-name="T33">Setting this value to be greater than 1 also causes the resources gained to become divisible by the value you set, causing resources gained to be sometimes less than the percentage set in “Salvage Cost Ratio”, which is why it's best to leave it at 1, as all numbers are divisible by 1.</text:span><text:change-end text:change-id="ct41315328"/></text:p>
                  <text:list>
                    <text:list-item>
                      <text:p text:style-name="P86"><text:change-start text:change-id="ct41318784"/><text:span text:style-name="T33">Setting it to zero causes the game to freeze, you’re dividing by zero</text:span><text:change-end text:change-id="ct41318784"/></text:p>
                    </text:list-item>
                  </text:list>
                </text:list-item>
                <text:list-item>
                  <text:p text:style-name="P10"><text:change-start text:change-id="ct41321360"/><text:span text:style-name="T33">The amount of resources gained per tick uses this formula: [(Building’s max HP) / (Accumulation Step)] set upon building construction completion and does not adapt, (all remainders are ignored).</text:span><text:change-end text:change-id="ct41321360"/></text:p>
                  <text:list>
                    <text:list-item>
                      <text:p text:style-name="P86"><text:change-start text:change-id="ct41323696"/><text:span text:style-name="T33">This means that if the building takes damage (or gets repaired) from other units without Pillage, you lose (or gain) some of the resources.</text:span><text:change-end text:change-id="ct41323696"/></text:p>
                    </text:list-item>
                  </text:list>
                </text:list-item>
                <text:list-item>
                  <text:p text:style-name="P10"><text:change-start text:change-id="ct41326672"/><text:span text:style-name="T33">For example, a unit’ attack deals 100 Chaos Damage on a Building with 1000HP that cost 500G and 300L to build, assuming that you set Accumulation Step to 1, and Salvage Cost Ratio to 0.50, you should gain 25G and 15L per attack.</text:span><text:change-end text:change-id="ct41326672"/></text:p>
                  <text:list>
                    <text:list-item>
                      <text:p text:style-name="P86"><text:change-start text:change-id="ct41329408"/><text:span text:style-name="T33">Sometimes though, due to decimal rounding calculations, resources gained will be a point more or less than the supposed percentage amount, it becomes more prevalent when many units are attacking (eg: instead of 250G, it becomes 249G).</text:span><text:change-end text:change-id="ct41329408"/></text:p>
                    </text:list-item>
                  </text:list>
                </text:list-item>
              </text:list>
            </text:list-item>
            <text:list-item>
              <text:p text:style-name="P9"><text:change-start text:change-id="ct41332176"/><text:span text:style-name="T33">Calculation of resources is the same for as long as units with Pillage are the ones attacking, regardless of unit count, unit type, unit damage, and even damage type. (assuming you set Accumulation Value to 1, otherwise it's not smooth sailing)</text:span><text:change-end text:change-id="ct41332176"/></text:p>
              <text:list>
                <text:list-item>
                  <text:p text:style-name="P10"><text:change-start text:change-id="ct41332944"/><text:span text:style-name="T33">This means that Pillage DOES NOT stack, and that you should not put multiple units with Pillage to attack a single building, instead try to spread them out to attack other buildings to maximize resources gained.</text:span><text:change-end text:change-id="ct41332944"/></text:p>
                </text:list-item>
              </text:list>
            </text:list-item>
            <text:list-item>
              <text:p text:style-name="P69"><text:change-start text:change-id="ct41327088"/><text:span text:style-name="T33">This ability doesn’t seem to work on buildings (or units) with exactly or more than 10,000 HP for some reason.(needs more testing) EDIT: It actually works, it’s just that the resource calculation is so small that the resources gained often ends up getting rounded down.</text:span><text:change-end text:change-id="ct41327088"/></text:p>
            </text:list-item>
            <text:list-item>
              <text:p text:style-name="P69"><text:change-start text:change-id="ct41335744"/><text:span text:style-name="T33">Pillage does not gain resources from buildings under construction, or have not yet finished building.</text:span><text:change-end text:change-id="ct41335744"/></text:p>
              <text:list>
                <text:list-item>
                  <text:p text:style-name="P78"><text:change-start text:change-id="ct41333936"/><text:span text:style-name="T33">When a building is upgrading itself (eg: Town Halls), it uses the gold and lumber cost of the building of the base Town Hall, as the upgrade has not yet finished. If Town Hall upgrades have finished, it uses the gold and lumber cost of that instead.</text:span><text:change-end text:change-id="ct41333936"/></text:p>
                </text:list-item>
              </text:list>
            </text:list-item>
            <text:list-item>
              <text:p text:style-name="P69"><text:change-start text:change-id="ct41343504"/><text:span text:style-name="T33">Works with ranged units, with the resource gained upon projectile impact provided that it doesn’t miss.</text:span><text:change-end text:change-id="ct41343504"/></text:p>
              <text:list>
                <text:list-item>
                  <text:p text:style-name="P78"><text:change-start text:change-id="ct41340960"/><text:span text:style-name="T33">Similarly, resources are gained after successful projectile impact, and after all damage reductions and amplifications have been calculated.</text:span><text:change-end text:change-id="ct41340960"/></text:p>
                </text:list-item>
                <text:list-item>
                  <text:p text:style-name="P78"><text:change-start text:change-id="ct41348128"/><text:span text:style-name="T33">Attack modifier abilities such as Searing Arrows or even Critical Strike do not count in resource calculations.</text:span><text:change-end text:change-id="ct41348128"/></text:p>
                </text:list-item>
                <text:list-item>
                  <text:p text:style-name="P78"><text:change-start text:change-id="ct41344688"/><text:span text:style-name="T33">Siege units that deal splash damage do not gain resources when using the Attack Ground command to deal damage. It must be a unit targeted Attack order.</text:span><text:change-end text:change-id="ct41344688"/></text:p>
                </text:list-item>
                <text:list-item>
                  <text:p text:style-name="P78"><text:change-start text:change-id="ct41344960"/><text:span text:style-name="T33">Ranged units that deal splash damage do not gain resources on the units hit by the splash damage, only the primary target grants resources.</text:span><text:change-end text:change-id="ct41344960"/></text:p>
                </text:list-item>
                <text:list-item>
                  <text:p text:style-name="P78"><text:change-start text:change-id="ct41353264"/><text:span text:style-name="T33">Same thing applies for Missile (Bounce) and Artillery (Line) attack type units, as well as units with Cleaving Attack ability, only the primary target gains resources.</text:span><text:change-end text:change-id="ct41353264"/></text:p>
                </text:list-item>
              </text:list>
            </text:list-item>
            <text:list-item>
              <text:p text:style-name="P69"><text:change-start text:change-id="ct41357216"/><text:span text:style-name="T33">Adheres to Targets Allowed, allowing you to gain resources when attacking enemy units. Does not work on allied/friendly units and buildings.</text:span><text:change-end text:change-id="ct41357216"/></text:p>
              <text:list>
                <text:list-item>
                  <text:p text:style-name="P78"><text:change-start text:change-id="ct41360224"/><text:span text:style-name="T33">When attacking units, and even buildings, their researchable upgrades and abilities (some of them) are also taken into account in cost calculation. However, they only seem to take the first tier of weapon/armor upgrades on units that have any tier of them. <text:line-break/></text:span><text:span text:style-name="T3">(needs more testing)</text:span><text:change-end text:change-id="ct41360224"/></text:p>
                </text:list-item>
              </text:list>
            </text:list-item>
          </text:list>
        </text:list-item>
      </text:list>
      <text:p text:style-name="P2"/>
      <text:p text:style-name="P6"><text:bookmark text:name="_5u0ioq2uu9m2"/><text:tab/><text:span text:style-name="T18">-Pulverize:</text:span></text:p>
      <text:p text:style-name="P2"><text:tab/><text:tab/>Tags:<text:span text:style-name="T20"> [TODO]</text:span></text:p>
      <text:p text:style-name="P7">Notes: <text:span text:style-name="T23">Null</text:span></text:p>
      <text:p text:style-name="P7">RawCode: Awar</text:p>
      <text:p text:style-name="P7">Latest tested version: <text:span text:style-name="T1">1.28.5.7680</text:span></text:p>
      <text:list xml:id="list150561549333835" text:continue-numbering="true" text:style-name="WWNum1">
        <text:list-item>
          <text:p text:style-name="P4"><text:change-start text:change-id="ct41376000"/>This passive can play a sound! Sound - Effect Sound will play on procced attack.<text:change-end text:change-id="ct41376000"/></text:p>
        </text:list-item>
      </text:list>
      <text:p text:style-name="P2"/>
      <text:p text:style-name="P92"><text:bookmark text:name="_wx6hexiv81ol"/>-Purge:</text:p>
      <text:p text:style-name="P2"><text:tab/><text:tab/>Tags: <text:span text:style-name="T20">[Suppressed] [Movespeed Decrease]</text:span></text:p>
      <text:p text:style-name="P7">Notes: <text:span text:style-name="T23">Text</text:span></text:p>
      <text:p text:style-name="P7">RawCode: Aprg Apg2 ACpu</text:p>
      <text:p text:style-name="P7"><text:soft-page-break/>Latest tested version: <text:span text:style-name="T1">1.28.5.7680</text:span></text:p>
      <text:list xml:id="list150560760872369" text:continue-numbering="true" text:style-name="WWNum1">
        <text:list-item>
          <text:p text:style-name="P4"><text:change-start text:change-id="ct41389952"/>“Data - xxxx Pause Duration” dictates how long the unit is suppressed, or rather “paused” from taking any action.<text:change-end text:change-id="ct41389952"/></text:p>
          <text:list>
            <text:list-item>
              <text:p text:style-name="P9"><text:change-start text:change-id="ct41391216"/>Negative value does nothing.<text:change-end text:change-id="ct41391216"/></text:p>
            </text:list-item>
          </text:list>
        </text:list-item>
        <text:list-item>
          <text:p text:style-name="P4"><text:change-start text:change-id="ct41390592"/>Movement Update Frequency supposedly changes the factor of which the unit is slowed.<text:change-end text:change-id="ct41390592"/></text:p>
          <text:list>
            <text:list-item>
              <text:p text:style-name="P9"><text:change-start text:change-id="ct41391456"/>A value below 0 appears to do nothing.<text:change-end text:change-id="ct41391456"/></text:p>
            </text:list-item>
          </text:list>
        </text:list-item>
        <text:list-item>
          <text:p text:style-name="P4"><text:change-start text:change-id="ct41396064"/>Can be cast on trees with Sentinels (owls) on them.<text:change-end text:change-id="ct41396064"/></text:p>
        </text:list-item>
      </text:list>
      <text:p text:style-name="P2"/>
      <text:p text:style-name="P6"><text:bookmark text:name="_j72br3dfgxgr"/><text:tab/><text:span text:style-name="T18">-Reinforced Burrows Upgrade:</text:span></text:p>
      <text:p text:style-name="P2"><text:tab/><text:tab/>Tags: <text:span text:style-name="T20">[Dummy Ability]</text:span></text:p>
      <text:p text:style-name="P7">Notes: <text:span text:style-name="T23">Doesn't do anything, it’s all handled by the Upgrade</text:span></text:p>
      <text:p text:style-name="P7">RawCode: Arbr</text:p>
      <text:p text:style-name="P7">Latest tested version: <text:span text:style-name="T1">1.28.5.7680</text:span></text:p>
      <text:list xml:id="list150561731927354" text:continue-numbering="true" text:style-name="WWNum1">
        <text:list-item>
          <text:p text:style-name="P4"><text:change-start text:change-id="ct41419648"/><text:span text:style-name="T27">The one thing that this ability does is add the metal blocks to the four sides of Burrows and Watch Towers once the upgrade is in effect. Upgrades can’t add attached effects, after all.</text:span><text:span text:style-name="T20"> (</text:span><text:span text:style-name="T4">EternalOne</text:span><text:span text:style-name="T20">)</text:span><text:change-end text:change-id="ct41419648"/></text:p>
        </text:list-item>
      </text:list>
      <text:p text:style-name="P2"/>
      <text:p text:style-name="P6"><text:bookmark text:name="_js8ccltqiqf4"/><text:tab/><text:span text:style-name="T18">-Sentry Ward:</text:span></text:p>
      <text:p text:style-name="P2"><text:tab/><text:tab/>Tags:<text:span text:style-name="T20"> [Summon]</text:span></text:p>
      <text:p text:style-name="P7">Notes: <text:span text:style-name="T23">Null</text:span></text:p>
      <text:p text:style-name="P7">RawCode: Aeye</text:p>
      <text:p text:style-name="P7">Latest tested version: <text:span text:style-name="T1">1.28.5.7680</text:span></text:p>
      <text:list xml:id="list150561781565220" text:continue-numbering="true" text:style-name="WWNum1">
        <text:list-item>
          <text:p text:style-name="P4"><text:change-start text:change-id="ct41437520"/>Targeted Summon Skill.<text:change-end text:change-id="ct41437520"/></text:p>
        </text:list-item>
        <text:list-item>
          <text:p text:style-name="P4"><text:change-start text:change-id="ct41440112"/><text:s/>Sentry Ward always turns the unit it summons invisible for the spell’s duration. <text:span text:style-name="T28">(</text:span><text:span text:style-name="T4">EternalOne</text:span><text:span text:style-name="T28">)</text:span> <text:change-end text:change-id="ct41440112"/></text:p>
        </text:list-item>
      </text:list>
      <text:p text:style-name="P2"/>
      <text:p text:style-name="P6"><text:bookmark text:name="_40udfke31ly9"/><text:tab/><text:span text:style-name="T18">-Spiked Barricades:</text:span></text:p>
      <text:p text:style-name="P2"><text:tab/><text:tab/>Tags:<text:span text:style-name="T20"> [TODO]</text:span></text:p>
      <text:p text:style-name="P7">Notes: <text:span text:style-name="T23">Spiked Carapace for buildings, but deals flat damage instead</text:span></text:p>
      <text:p text:style-name="P7">RawCode: Aspi</text:p>
      <text:p text:style-name="P7">Latest tested version: <text:span text:style-name="T1">1.28.5.7680</text:span></text:p>
      <text:list xml:id="list150560893938525" text:continue-numbering="true" text:style-name="WWNum1">
        <text:list-item>
          <text:p text:style-name="P4"><text:change-start text:change-id="ct40269936"/>Null<text:change-end text:change-id="ct40269936"/></text:p>
        </text:list-item>
      </text:list>
      <text:p text:style-name="P2"/>
      <text:p text:style-name="P92"><text:bookmark text:name="_4dfvrwcnmy1x"/>-Spirit Link: </text:p>
      <text:p text:style-name="P2"><text:tab/><text:tab/>Tags: <text:span text:style-name="T20">[Percent Damage Taken Increase] [Percent Damage Taken Decrease]</text:span></text:p>
      <text:p text:style-name="P7">Notes: <text:span text:style-name="T23">Next generation trolling, no pun intended.</text:span></text:p>
      <text:p text:style-name="P7">Casting by AI: Casts on friendly units that are engaged</text:p>
      <text:p text:style-name="P7"><text:soft-page-break/>RawCode: Aspl</text:p>
      <text:p text:style-name="P7">Latest tested version: <text:span text:style-name="T1">1.28.5.7680</text:span></text:p>
      <text:list xml:id="list150560126926572" text:continue-numbering="true" text:style-name="WWNum1">
        <text:list-item>
          <text:p text:style-name="P4"><text:change-start text:change-id="ct40294176"/>“Distributed Damage Factor” is the % of the damage redirected to other units.<text:change-end text:change-id="ct40294176"/></text:p>
          <text:list>
            <text:list-item>
              <text:p text:style-name="P9"><text:change-start text:change-id="ct40296720"/>At 1 and above no damage is distributed.<text:change-end text:change-id="ct40296720"/></text:p>
            </text:list-item>
            <text:list-item>
              <text:p text:style-name="P9"><text:change-start text:change-id="ct40299936"/>At 0 approx 100% is distributed to other targets.(including self)<text:change-end text:change-id="ct40299936"/></text:p>
            </text:list-item>
            <text:list-item>
              <text:p text:style-name="P9"><text:change-start text:change-id="ct40302416"/>At any value below 0, all units linked are gonna start taking more damage.<text:change-end text:change-id="ct40302416"/></text:p>
            </text:list-item>
          </text:list>
        </text:list-item>
        <text:list-item>
          <text:p text:style-name="P4"><text:change-start text:change-id="ct40303360"/>The damage sharing ignores distance and whenever they are actually “linked” from the same skill cast.<text:change-end text:change-id="ct40303360"/></text:p>
          <text:list>
            <text:list-item>
              <text:p text:style-name="P9"><text:change-start text:change-id="ct40305344"/>In reality you can have 2 Spirit walkers on the opposite sides of the map casting the buff, and the damage will still be distributed between all units whom are “Spirit Linked”.<text:change-end text:change-id="ct40305344"/></text:p>
            </text:list-item>
            <text:list-item>
              <text:p text:style-name="P9"><text:change-start text:change-id="ct40295408"/>The link also works towards allied units with the buff.<text:change-end text:change-id="ct40295408"/></text:p>
              <text:list>
                <text:list-item>
                  <text:p text:style-name="P10"><text:change-start text:change-id="ct40309488"/>So technically in a melee game you can apply the buff to your allies peasants and then run a few tanky suicidal units into the enemy base.<text:change-end text:change-id="ct40309488"/></text:p>
                </text:list-item>
              </text:list>
            </text:list-item>
            <text:list-item>
              <text:p text:style-name="P9"><text:change-start text:change-id="ct40311776"/>Does not share the “unit takes damage” with enemies. But if you throw the buff at an enemy they will get their own sided buff.<text:change-end text:change-id="ct40311776"/></text:p>
            </text:list-item>
          </text:list>
        </text:list-item>
      </text:list>
      <text:p text:style-name="P2"/>
      <text:list xml:id="list150561630593608" text:continue-numbering="true" text:style-name="WWNum1">
        <text:list-item>
          <text:p text:style-name="P4"><text:change-start text:change-id="ct40317504"/>You can reverse the spell to deal more damage to linked enemy units by having a dummy (owned by target enemy unit) cast the spell. However this change for whatever reason is known to desync as of 1.31.1 <text:span text:style-name="T28">(</text:span><text:span text:style-name="T4">Nudl</text:span><text:span text:style-name="T28">)</text:span><text:change-end text:change-id="ct40317504"/></text:p>
        </text:list-item>
      </text:list>
      <text:p text:style-name="P2"/>
      <text:p text:style-name="P6"><text:bookmark text:name="_klswl2nspvtl"/><text:tab/><text:span text:style-name="T18">-Stand Down:</text:span></text:p>
      <text:p text:style-name="P2"><text:tab/><text:tab/>Tags:<text:span text:style-name="T20"> [TODO]</text:span></text:p>
      <text:p text:style-name="P7">Notes: <text:span text:style-name="T23">Null</text:span></text:p>
      <text:p text:style-name="P7">Latest tested version: <text:span text:style-name="T1">1.28.5.7680</text:span></text:p>
      <text:list xml:id="list150561982241313" text:continue-numbering="true" text:style-name="WWNum1">
        <text:list-item>
          <text:p text:style-name="P4"><text:change-start text:change-id="ct41581824"/>Null<text:change-end text:change-id="ct41581824"/></text:p>
        </text:list-item>
      </text:list>
      <text:p text:style-name="P2"/>
      <text:p text:style-name="P6"><text:bookmark text:name="_2n7mtxb64us1"/><text:tab/><text:span text:style-name="T18">-Stasis Trap:</text:span></text:p>
      <text:p text:style-name="P2"><text:tab/><text:tab/>Tags:<text:span text:style-name="T20"> [Summon]</text:span></text:p>
      <text:p text:style-name="P7">Notes: <text:span text:style-name="T23">Null</text:span></text:p>
      <text:p text:style-name="P7">RawCode: Asta</text:p>
      <text:p text:style-name="P7">Latest tested version: <text:span text:style-name="T1">1.28.5.7680</text:span></text:p>
      <text:list xml:id="list150561624285548" text:continue-numbering="true" text:style-name="WWNum1">
        <text:list-item>
          <text:p text:style-name="P4"><text:change-start text:change-id="ct41584496"/>Targeted Summon Skill.<text:change-end text:change-id="ct41584496"/></text:p>
        </text:list-item>
        <text:list-item>
          <text:p text:style-name="P4"><text:change-start text:change-id="ct41601248"/>Summon will turn invisible at the end of Data - Activation Delay <text:span text:style-name="T4">(Khyrberos, 1.26.0.6401) </text:span><text:change-end text:change-id="ct41601248"/></text:p>
        </text:list-item>
        <text:list-item>
          <text:p text:style-name="P18"><text:change-start text:change-id="ct41603104"/>Data - Stun Duration: Unit stun duration.<text:change-end text:change-id="ct41603104"/></text:p>
        </text:list-item>
        <text:list-item>
          <text:p text:style-name="P18"><text:change-start text:change-id="ct41606784"/>Stats - Duration - Hero: Hero stun duration. <text:s/><text:span text:style-name="T4">(TGleds)</text:span><text:change-end text:change-id="ct41606784"/></text:p>
        </text:list-item>
        <text:list-item>
          <text:p text:style-name="P4"><text:change-start text:change-id="ct41611520"/>Data - Detonation Radius: Determines the AoE range of the Stun… <text:s/>But also the size of the AoE targeting image for the Casting Unit <text:span text:style-name="T4">(Khyrberos, 1.26.0.6401) </text:span><text:change-end text:change-id="ct41611520"/></text:p>
        </text:list-item>
        <text:list-item>
          <text:p text:style-name="P4"><text:change-start text:change-id="ct41610736"/>Data - Detection Radius: <text:s/>Determines how close a target needs to get to the summoned unit before it will ‘detonate’ (IF it has already been ‘primed’) <text:span text:style-name="T4">(Khyrberos, 1.26.0.6401) </text:span><text:change-end text:change-id="ct41610736"/></text:p>
        </text:list-item>
        <text:list-item>
          <text:p text:style-name="P4"><text:change-start text:change-id="ct41615216"/>Data - Activation Delay: <text:s/>Determines the amount of time before the summoned unit A) turns invisible &amp; B) becomes ‘primed’ (able to ‘trigger’ on a target in its Detonation Radius, turning visible momentarily, dying, and creating the AoE stun). <text:span text:style-name="T4">(Khyrberos, 1.26.0.6401) </text:span><text:change-end text:change-id="ct41615216"/></text:p>
          <text:list>
            <text:list-item>
              <text:p text:style-name="P9"><text:change-start text:change-id="ct41623632"/>At X &gt; 1, it takes X seconds to do this.<text:change-end text:change-id="ct41623632"/></text:p>
            </text:list-item>
            <text:list-item>
              <text:p text:style-name="P9"><text:change-start text:change-id="ct41625824"/><text:soft-page-break/>At X =&lt; 0, it is summoned immediately ‘primed’ (invisible &amp; able to ‘trigger’)<text:change-end text:change-id="ct41625824"/></text:p>
            </text:list-item>
          </text:list>
        </text:list-item>
        <text:list-item>
          <text:p text:style-name="P4"><text:change-start text:change-id="ct41628128"/>Stats - Duration - Normal: Timed life of the summoned ward.<text:change-end text:change-id="ct41628128"/></text:p>
          <text:list>
            <text:list-item>
              <text:p text:style-name="P9"><text:change-start text:change-id="ct41627872"/>Modifying the normal duration through BlzSetAbilityRealLevelField will prevent Stasis Trap from stunning.<text:change-end text:change-id="ct41627872"/></text:p>
            </text:list-item>
          </text:list>
        </text:list-item>
      </text:list>
      <text:p text:style-name="P1"/>
      <text:p text:style-name="P2"/>
      <text:p text:style-name="P6"><text:bookmark text:name="_fxr2zogjauv2"/><text:tab/><text:span text:style-name="T18">-Unstable Concoction:</text:span></text:p>
      <text:p text:style-name="P2"><text:tab/><text:tab/>Tags:<text:span text:style-name="T20"> [TODO]</text:span></text:p>
      <text:p text:style-name="P7">Notes: <text:span text:style-name="T23">Null</text:span></text:p>
      <text:p text:style-name="P7">RawCode: Auco</text:p>
      <text:p text:style-name="P7">Latest tested version: <text:span text:style-name="T1">1.28.5.7680</text:span></text:p>
      <text:list xml:id="list150561659103910" text:continue-numbering="true" text:style-name="WWNum1">
        <text:list-item>
          <text:p text:style-name="P4"><text:change-start text:change-id="ct41651824"/>If you change the Targets Allowed to include friendlies, you can still cast this ability on them, but the caster won’t die when you do. They’ll just go flying at the target and then stop. <text:span text:style-name="T28">(</text:span><text:span text:style-name="T4">EternalOne</text:span><text:span text:style-name="T28">) </text:span><text:change-end text:change-id="ct41651824"/></text:p>
        </text:list-item>
        <text:list-item>
          <text:p text:style-name="P4"><text:change-start text:change-id="ct41658784"/><text:span text:style-name="T33">I did some tests on 1.32.10, changing targets allowed to Allied, Friend, Ground makes the unit explode an ally and itself. Tested on ground units. </text:span><text:span text:style-name="T3">Requires more testing.</text:span><text:change-end text:change-id="ct41658784"/></text:p>
        </text:list-item>
      </text:list>
      <text:p text:style-name="P2"/>
      <text:p text:style-name="P92"><text:bookmark text:name="_aqbjgackjdi4"/>-War Drums: </text:p>
      <text:p text:style-name="P2"><text:tab/><text:tab/>Tags: <text:span text:style-name="T20">[Percent Damage Increase] [Percent Damage Decrease] [Flat Damage Decrease]</text:span> <text:span text:style-name="T20">[Flat Damage Increase] [AOE Supportive] [AOE Disabling]</text:span></text:p>
      <text:p text:style-name="P7">Notes: <text:span text:style-name="T23">I wonder if you can buff stack it?</text:span></text:p>
      <text:p text:style-name="P7">RawCode: Aakb</text:p>
      <text:p text:style-name="P7">Latest tested version: <text:span text:style-name="T1">1.28.5.7680</text:span></text:p>
      <text:list xml:id="list150561711598916" text:continue-numbering="true" text:style-name="WWNum1">
        <text:list-item>
          <text:p text:style-name="P4"><text:change-start text:change-id="ct41674800"/>“Attack Damage Increase changes damage values.<text:change-end text:change-id="ct41674800"/></text:p>
          <text:list>
            <text:list-item>
              <text:p text:style-name="P9"><text:change-start text:change-id="ct41678112"/>Negative values decrease damage aura.<text:change-end text:change-id="ct41678112"/></text:p>
            </text:list-item>
            <text:list-item>
              <text:p text:style-name="P9"><text:change-start text:change-id="ct41680480"/>Positive values increase damage aura.<text:change-end text:change-id="ct41680480"/></text:p>
            </text:list-item>
          </text:list>
        </text:list-item>
        <text:list-item>
          <text:p text:style-name="P4"><text:change-start text:change-id="ct41683008"/>Adheres to “Stats - Targets Allowed” so it’s possible to direct the aura at (for example) Enemies only.<text:change-end text:change-id="ct41683008"/></text:p>
        </text:list-item>
        <text:list-item>
          <text:p text:style-name="P4"><text:change-start text:change-id="ct41683488"/>It stacks with Command Aura.<text:change-end text:change-id="ct41683488"/></text:p>
        </text:list-item>
      </text:list>
      <text:p text:style-name="P2"/>
      <text:p text:style-name="P92"><text:bookmark text:name="_nfj5gycksbxf"/>-Big Bad Voodoo: </text:p>
      <text:p text:style-name="P2"><text:tab/><text:tab/>Tags: <text:span text:style-name="T20">[Unique]</text:span></text:p>
      <text:p text:style-name="P7">Notes: <text:span text:style-name="T23">Mostly hardcoded.</text:span></text:p>
      <text:p text:style-name="P7">RawCode: AOvd</text:p>
      <text:p text:style-name="P7">Latest tested version: <text:span text:style-name="T1">1.28.5.7680</text:span></text:p>
      <text:list xml:id="list150561399308855" text:continue-numbering="true" text:style-name="WWNum1">
        <text:list-item>
          <text:p text:style-name="P4"><text:change-start text:change-id="ct41698144"/>Adheres to “Stats - Targets Allowed” so it’s possible to direct the aura at (for example) Enemies only.<text:change-end text:change-id="ct41698144"/></text:p>
        </text:list-item>
      </text:list>
      <text:p text:style-name="P2"/>
      <text:p text:style-name="P92"><text:bookmark text:name="_n0akysji56xz"/>-Bladestorm: </text:p>
      <text:p text:style-name="P2"><text:tab/><text:tab/>Tags: <text:span text:style-name="T20">[Healing] [Healing Over Time] [Damage Over Time] [Magic Immunity]</text:span></text:p>
      <text:p text:style-name="P7"><text:soft-page-break/>Notes: <text:span text:style-name="T23">Mostly hardcoded.</text:span></text:p>
      <text:p text:style-name="P7">Casting by AI: Used at random, appears to use immediately if many enemies nearby.</text:p>
      <text:p text:style-name="P7">RawCode: AOww</text:p>
      <text:p text:style-name="P7">Latest tested version: <text:span text:style-name="T1">1.28.5.7680</text:span></text:p>
      <text:list xml:id="list150561662091877" text:continue-numbering="true" text:style-name="WWNum1">
        <text:list-item>
          <text:p text:style-name="P4"><text:change-start text:change-id="ct41710624"/>Adheres to “Stats - Targets Allowed” so it’s possible to direct the damage at (for example) Allies only.<text:change-end text:change-id="ct41710624"/></text:p>
        </text:list-item>
        <text:list-item>
          <text:p text:style-name="P4"><text:change-start text:change-id="ct41712272"/>Negative damage values Heal instead.<text:change-end text:change-id="ct41712272"/></text:p>
        </text:list-item>
        <text:list-item>
          <text:p text:style-name="P4"><text:change-start text:change-id="ct41715024"/>Can't disable magic immunity.<text:change-end text:change-id="ct41715024"/></text:p>
        </text:list-item>
        <text:list-item>
          <text:p text:style-name="P4"><text:change-start text:change-id="ct41655440"/>AI units seem to use it randomly, will use it immediately if enemies close enough<text:change-end text:change-id="ct41655440"/></text:p>
        </text:list-item>
        <text:list-item>
          <text:p text:style-name="P4"><text:change-start text:change-id="ct41716352"/>The buff prevents multiple Bladestorm affecting the same target.<text:change-end text:change-id="ct41716352"/></text:p>
        </text:list-item>
        <text:list-item>
          <text:p text:style-name="P4"><text:change-start text:change-id="ct40359040"/>Even when there’s no buff or effect, Bladestorm still prevents you from casting other abilities for its duration.<text:change-end text:change-id="ct40359040"/></text:p>
        </text:list-item>
        <text:list-item>
          <text:p text:style-name="P4"><text:change-start text:change-id="ct41729968"/>Disables the caster’s autoattack, except against magic immune units. The caster will attack magic immune units as usual, except with no animation. <text:span text:style-name="T3">Untested with ranged units.</text:span><text:span text:style-name="T4"> (Strikest)</text:span><text:change-end text:change-id="ct41729968"/></text:p>
        </text:list-item>
      </text:list>
      <text:p text:style-name="P2"/>
      <text:p text:style-name="P92"><text:bookmark text:name="_d6jdsk2ux4aj"/>-Chain Lightning / -Healing Wave: </text:p>
      <text:p text:style-name="P2"><text:tab/><text:tab/>Tags: <text:span text:style-name="T20">[Healing] [Multi Attack Target]</text:span></text:p>
      <text:p text:style-name="P7">Notes: <text:span text:style-name="T23">They are pretty much the same.</text:span></text:p>
      <text:p text:style-name="P7">Casting by AI: Triggered by having 3 clustered enemy units in cast range (CL). Cast whenever cooldown is off. Ignores disabled units.</text:p>
      <text:p text:style-name="P7">RawCode: AOcl AOhw</text:p>
      <text:p text:style-name="P7">Latest tested version: <text:span text:style-name="T1">1.28.5.7680</text:span></text:p>
      <text:list xml:id="list150560426792712" text:continue-numbering="true" text:style-name="WWNum1">
        <text:list-item>
          <text:p text:style-name="P4"><text:change-start text:change-id="ct41745632"/>Damage Reduction per target. defines how much damage/healing is lost per bounce<text:change-end text:change-id="ct41745632"/></text:p>
          <text:list>
            <text:list-item>
              <text:p text:style-name="P9"><text:change-start text:change-id="ct41751760"/>Negative values increase Damage/Healing instead.<text:change-end text:change-id="ct41751760"/></text:p>
            </text:list-item>
          </text:list>
        </text:list-item>
        <text:list-item>
          <text:p text:style-name="P4"><text:change-start text:change-id="ct41749776"/>The only difference between the abilities is that Chain Lightning WILL NOT bounce to allies.<text:change-end text:change-id="ct41749776"/></text:p>
          <text:list>
            <text:list-item>
              <text:p text:style-name="P9"><text:change-start text:change-id="ct41753216"/>And vice versa for Healing Wave<text:change-end text:change-id="ct41753216"/></text:p>
            </text:list-item>
          </text:list>
        </text:list-item>
        <text:list-item>
          <text:p text:style-name="P4"><text:change-start text:change-id="ct41744368"/>Jumps every 0.25 seconds.<text:change-end text:change-id="ct41744368"/></text:p>
        </text:list-item>
        <text:list-item>
          <text:p text:style-name="P4"><text:change-start text:change-id="ct41758880"/>Chain Lightning jumps to the nearest visible enemy not affected yet.<text:change-end text:change-id="ct41758880"/></text:p>
        </text:list-item>
        <text:list-item>
          <text:p text:style-name="P4"><text:change-start text:change-id="ct41715600"/>Healing wave prefers allies with the least hit points.<text:change-end text:change-id="ct41715600"/></text:p>
        </text:list-item>
        <text:list-item>
          <text:p text:style-name="P4"><text:change-start text:change-id="ct41757216"/>While the lightning is bouncing, the caster can not cast the same chain-ability.<text:change-end text:change-id="ct41757216"/></text:p>
        </text:list-item>
      </text:list>
      <text:p text:style-name="P2"><text:span text:style-name="T3"><text:tab/></text:span></text:p>
      <text:p text:style-name="P92"><text:bookmark text:name="_liklqkf9lnza"/>-Earthquake:</text:p>
      <text:p text:style-name="P2"><text:tab/><text:tab/>Tags:<text:span text:style-name="T20"> [TODO]</text:span></text:p>
      <text:p text:style-name="P7">Notes: <text:span text:style-name="T23"><text:s/>AOE channeled slow, the ground wobbling effect seems to be hardcoded</text:span></text:p>
      <text:p text:style-name="P7">RawCode: AOeq</text:p>
      <text:p text:style-name="P7">Latest tested version: <text:span text:style-name="T1">1.28.5.7680</text:span></text:p>
      <text:list xml:id="list150560961204995" text:continue-numbering="true" text:style-name="WWNum1">
        <text:list-item>
          <text:p text:style-name="P4"><text:change-start text:change-id="ct41782592"/>Null<text:change-end text:change-id="ct41782592"/></text:p>
        </text:list-item>
      </text:list>
      <text:p text:style-name="P2"><text:soft-page-break/></text:p>
      <text:p text:style-name="P92"><text:bookmark text:name="_dyxwxb26fc2p"/>-Endurance Aura: </text:p>
      <text:p text:style-name="P2"><text:tab/><text:tab/>Tags: <text:span text:style-name="T20">[Attackspeed Decrease] [Attackspeed Increase] [Movespeed Decrease] [Movespeed Increase] [AOE Supportive] [AOE Disabling]</text:span></text:p>
      <text:p text:style-name="P7">Notes: <text:span text:style-name="T23">I called my test version “Fat Aura”</text:span></text:p>
      <text:p text:style-name="P7">RawCode: AOae</text:p>
      <text:p text:style-name="P7">Latest tested version: <text:span text:style-name="T1">1.28.5.7680</text:span></text:p>
      <text:list xml:id="list150561199780032" text:continue-numbering="true" text:style-name="WWNum1">
        <text:list-item>
          <text:p text:style-name="P4"><text:change-start text:change-id="ct41797008"/>“Attack Speed Increase” and “Movement Speed Increase”<text:change-end text:change-id="ct41797008"/></text:p>
          <text:list>
            <text:list-item>
              <text:p text:style-name="P9"><text:change-start text:change-id="ct41799040"/>Values above 0 increases speed.<text:change-end text:change-id="ct41799040"/></text:p>
            </text:list-item>
            <text:list-item>
              <text:p text:style-name="P9"><text:change-start text:change-id="ct41801328"/>Values below 0 decreases speed.<text:change-end text:change-id="ct41801328"/></text:p>
            </text:list-item>
          </text:list>
        </text:list-item>
      </text:list>
      <text:p text:style-name="P2"/>
      <text:p text:style-name="P6"><text:bookmark text:name="_931epfqze35c"/><text:tab/><text:span text:style-name="T18">-Far Sight:</text:span></text:p>
      <text:p text:style-name="P2"><text:tab/><text:tab/>Tags:<text:span text:style-name="T20"> [Vision] [Dummy Ability]</text:span></text:p>
      <text:p text:style-name="P7">Notes: <text:span text:style-name="T23">Null</text:span></text:p>
      <text:p text:style-name="P7">Casting by AI: N/A</text:p>
      <text:p text:style-name="P7">RawCode: AOfs</text:p>
      <text:p text:style-name="P7">Latest tested version: <text:span text:style-name="T1">1.28.5.7680</text:span></text:p>
      <text:list xml:id="list150562110023450" text:continue-numbering="true" text:style-name="WWNum1">
        <text:list-item>
          <text:p text:style-name="P4"><text:change-start text:change-id="ct41817168"/>Provides vision in an area, or no vision if area set to 0.<text:change-end text:change-id="ct41817168"/></text:p>
        </text:list-item>
        <text:list-item>
          <text:p text:style-name="P4"><text:change-start text:change-id="ct41820464"/>Enemies cannot see that you cast this ability on them. <text:span text:style-name="T4">(RoyGBV)</text:span><text:change-end text:change-id="ct41820464"/></text:p>
        </text:list-item>
      </text:list>
      <text:p text:style-name="P2"/>
      <text:p text:style-name="P6"><text:bookmark text:name="_c9os2qbyxtu8"/><text:tab/><text:span text:style-name="T18">-Feral Spirit:</text:span></text:p>
      <text:p text:style-name="P2"><text:tab/><text:tab/>Tags:<text:span text:style-name="T20"> [Summon]</text:span></text:p>
      <text:p text:style-name="P7">Notes: <text:span text:style-name="T23">Null</text:span></text:p>
      <text:p text:style-name="P7">RawCode: AOsf</text:p>
      <text:p text:style-name="P7">Latest tested version: <text:span text:style-name="T1">1.34.0.19632</text:span></text:p>
      <text:list xml:id="list150561567685988" text:continue-numbering="true" text:style-name="WWNum1">
        <text:list-item>
          <text:p text:style-name="P4"><text:change-start text:change-id="ct41835152"/>Standard Summon Skill<text:change-end text:change-id="ct41835152"/></text:p>
        </text:list-item>
        <text:list-item>
          <text:p text:style-name="P4"><text:change-start text:change-id="ct41837744"/>Recasting Feral Spirit with still living summons of that spell, will unsummon them.<text:change-end text:change-id="ct41837744"/></text:p>
        </text:list-item>
        <text:list-item>
          <text:p text:style-name="P4"><text:change-start text:change-id="ct41840064"/>When an unit has multiple versions of this ability, it uses all of them at the same time.<text:change-end text:change-id="ct41840064"/></text:p>
        </text:list-item>
        <text:list-item>
          <text:p text:style-name="P4"><text:change-start text:change-id="ct41838912"/>Feral Spirit summons will despawn if their summoner is removed from the game, even if their expiration timer is not finished<text:change-end text:change-id="ct41838912"/></text:p>
        </text:list-item>
        <text:list-item>
          <text:p text:style-name="P4"><text:change-start text:change-id="ct41838192"/>Unsummons when the Ability is lost.<text:change-end text:change-id="ct41838192"/></text:p>
        </text:list-item>
        <text:list-item>
          <text:p text:style-name="P4"><text:change-start text:change-id="ct41837968"/>“Stats - Area of Effect” (Kino)<text:change-end text:change-id="ct41837968"/></text:p>
          <text:list>
            <text:list-item>
              <text:p text:style-name="P9"><text:change-start text:change-id="ct41791728"/>The distance at which the summons are created ahead of the caster<text:change-end text:change-id="ct41791728"/></text:p>
            </text:list-item>
            <text:list-item>
              <text:p text:style-name="P9"><text:change-start text:change-id="ct41838416"/>Negative numbers cause the summons to be created behind the caster<text:change-end text:change-id="ct41838416"/></text:p>
            </text:list-item>
          </text:list>
        </text:list-item>
      </text:list>
      <text:p text:style-name="P2"/>
      <text:p text:style-name="P6"><text:bookmark text:name="_vuq7a2z2bnxx"/><text:soft-page-break/><text:tab/><text:span text:style-name="T18">-Hex:</text:span></text:p>
      <text:p text:style-name="P2"><text:tab/><text:tab/>Tags:<text:span text:style-name="T20"> [Morph]</text:span></text:p>
      <text:p text:style-name="P7">Notes: <text:span text:style-name="T23">Null</text:span></text:p>
      <text:p text:style-name="P7">Casting by AI: Spammed on non-heroes, may target a lone hero.</text:p>
      <text:p text:style-name="P7">RawCode: AOhx</text:p>
      <text:p text:style-name="P7">Latest tested version: <text:span text:style-name="T1">1.28.5.7680</text:span></text:p>
      <text:list xml:id="list150561007807630" text:continue-numbering="true" text:style-name="WWNum1">
        <text:list-item>
          <text:p text:style-name="P4"><text:change-start text:change-id="ct41862208"/>Setting the “Stats - Duration” to -1 causes it to last forever<text:change-end text:change-id="ct41862208"/></text:p>
          <text:list>
            <text:list-item>
              <text:p text:style-name="P9"><text:change-start text:change-id="ct41866352"/>Casting “Dispel Magic” makes the unit go back to normal.<text:change-end text:change-id="ct41866352"/></text:p>
            </text:list-item>
          </text:list>
        </text:list-item>
        <text:list-item>
          <text:p text:style-name="P4"><text:change-start text:change-id="ct41865824"/>The better Polymorph<text:change-end text:change-id="ct41865824"/></text:p>
        </text:list-item>
      </text:list>
      <text:p text:style-name="P2"/>
      <text:p text:style-name="P6"><text:bookmark text:name="_4n6xqtmpph0"/><text:tab/><text:span text:style-name="T18">-Mirror Image:</text:span></text:p>
      <text:p text:style-name="P2"><text:tab/><text:tab/>Tags:<text:span text:style-name="T20"> [Summon]</text:span></text:p>
      <text:p text:style-name="P7">Notes: <text:span text:style-name="T23">Null</text:span></text:p>
      <text:p text:style-name="P7">Casting by AI: Cast if the caster is attacked a certain number of times. Used immediately if the caster is about to be hit by a spell.</text:p>
      <text:p text:style-name="P7">RawCode: AOmi</text:p>
      <text:p text:style-name="P7">Latest tested version: <text:span text:style-name="T1">1.28.5.7680</text:span></text:p>
      <text:list xml:id="list150560758079718" text:continue-numbering="true" text:style-name="WWNum1">
        <text:list-item>
          <text:p text:style-name="P4"><text:change-start text:change-id="ct41881600"/>“Data - Damage Dealt”<text:change-end text:change-id="ct41881600"/></text:p>
          <text:list>
            <text:list-item>
              <text:p text:style-name="P9"><text:change-start text:change-id="ct41886272"/>Below 0 it does not heal the target it hits.<text:change-end text:change-id="ct41886272"/></text:p>
            </text:list-item>
          </text:list>
        </text:list-item>
        <text:list-item>
          <text:p text:style-name="P4"><text:change-start text:change-id="ct41887248"/>Attacking an illusion will not redraw aggro, you can attack one to detect whether it’s an illusion or not <text:span text:style-name="T4">(Nudl).</text:span><text:change-end text:change-id="ct41887248"/></text:p>
        </text:list-item>
        <text:list-item>
          <text:p text:style-name="P4"><text:change-start text:change-id="ct41890736"/>Unsummons the Illusions when the Ability is lost.<text:change-end text:change-id="ct41890736"/></text:p>
          <text:list>
            <text:list-item>
              <text:p text:style-name="P9"><text:change-start text:change-id="ct41832672"/>This includes disabling or removing the ability through triggers. The illusions stay if the ability is simply hidden.<text:change-end text:change-id="ct41832672"/></text:p>
            </text:list-item>
          </text:list>
        </text:list-item>
        <text:list-item>
          <text:p text:style-name="P4"><text:change-start text:change-id="ct41892448"/>“Data - Damage taken”<text:change-end text:change-id="ct41892448"/></text:p>
          <text:list>
            <text:list-item>
              <text:p text:style-name="P9"><text:change-start text:change-id="ct41895072"/>Below 0 it does not appear to take damage at all.<text:change-end text:change-id="ct41895072"/></text:p>
            </text:list-item>
          </text:list>
        </text:list-item>
        <text:list-item>
          <text:p text:style-name="P4"><text:change-start text:change-id="ct41881824"/>“Data - Number of Images” (Kino)<text:change-end text:change-id="ct41881824"/></text:p>
          <text:list>
            <text:list-item>
              <text:p text:style-name="P9"><text:change-start text:change-id="ct41901440"/>If set to 0, the caster will still turn invulnerable and be displaced<text:change-end text:change-id="ct41901440"/></text:p>
            </text:list-item>
          </text:list>
        </text:list-item>
        <text:list-item>
          <text:p text:style-name="P4"><text:change-start text:change-id="ct41907760"/>“Stats - Cast Range” (Kino)<text:change-end text:change-id="ct41907760"/></text:p>
          <text:list>
            <text:list-item>
              <text:p text:style-name="P9"><text:change-start text:change-id="ct41915856"/>Affects the distance the caster and illusions are displaced<text:change-end text:change-id="ct41915856"/></text:p>
            </text:list-item>
            <text:list-item>
              <text:p text:style-name="P9"><text:change-start text:change-id="ct41918480"/>The invulnerability window is affected by cast range/missile speed<text:change-end text:change-id="ct41918480"/></text:p>
            </text:list-item>
          </text:list>
        </text:list-item>
        <text:list-item>
          <text:p text:style-name="P4"><text:change-start text:change-id="ct41920640"/>Reveals higher ground while casting if standing near a cliff<text:change-end text:change-id="ct41920640"/></text:p>
          <text:list>
            <text:list-item>
              <text:p text:style-name="P9"><text:change-start text:change-id="ct41923264"/>Provides flying vision around the caster for the duration of the Split Time<text:change-end text:change-id="ct41923264"/></text:p>
            </text:list-item>
          </text:list>
        </text:list-item>
        <text:list-item>
          <text:p text:style-name="P4"><text:change-start text:change-id="ct41921504"/>When creating a New Custom Ability that’s based off of Mirror Image, the illusions spawned by the ability will no longer level up when the caster levels up. This behavior seems to be strictly reserved for the original spell only.<text:change-end text:change-id="ct41921504"/></text:p>
        </text:list-item>
      </text:list>
      <text:p text:style-name="P2"/>
      <text:p text:style-name="P6"><text:bookmark text:name="_ndchvk3szmvr"/><text:tab/><text:span text:style-name="T18">-Reincarnation:</text:span></text:p>
      <text:p text:style-name="P2"><text:soft-page-break/><text:tab/><text:tab/>Tags:<text:span text:style-name="T20"> [Unique]</text:span></text:p>
      <text:p text:style-name="P7">Notes: <text:span text:style-name="T23">Not much to say about it, it revives the unit like an Ankh.</text:span></text:p>
      <text:p text:style-name="P7">RawCode: AOre</text:p>
      <text:p text:style-name="P7">Latest tested version: <text:span text:style-name="T1">1.31.1</text:span></text:p>
      <text:list xml:id="list150560819732473" text:continue-numbering="true" text:style-name="WWNum1">
        <text:list-item>
          <text:p text:style-name="P4"><text:change-start text:change-id="ct41941920"/>Doesn't trigger when the unit is hidden (ShowUnit (u,false) )<text:change-end text:change-id="ct41941920"/></text:p>
          <text:list>
            <text:list-item>
              <text:p text:style-name="P9"><text:change-start text:change-id="ct41945536"/>This includes units in cargo holds <text:span text:style-name="T4">(Kino)</text:span><text:change-end text:change-id="ct41945536"/></text:p>
            </text:list-item>
          </text:list>
        </text:list-item>
        <text:list-item>
          <text:p text:style-name="P4"><text:change-start text:change-id="ct41949376"/>Doesn't trigger when the unit dies on unpathable terrain<text:change-end text:change-id="ct41949376"/></text:p>
        </text:list-item>
        <text:list-item>
          <text:p text:style-name="P4"><text:change-start text:change-id="ct41944576"/>“Data - Mana Cost”<text:change-end text:change-id="ct41944576"/></text:p>
          <text:list>
            <text:list-item>
              <text:p text:style-name="P9"><text:change-start text:change-id="ct41953456"/>If the unit dies with insufficient mana it will not reincarnate.<text:change-end text:change-id="ct41953456"/></text:p>
            </text:list-item>
          </text:list>
        </text:list-item>
        <text:list-item>
          <text:p text:style-name="P4"><text:change-start text:change-id="ct41952384"/>“Data - Reincarnation Delay”<text:change-end text:change-id="ct41952384"/></text:p>
          <text:list>
            <text:list-item>
              <text:p text:style-name="P9"><text:change-start text:change-id="ct41958000"/>Values below 0 causes the unit to reincarnate instantly.<text:change-end text:change-id="ct41958000"/></text:p>
            </text:list-item>
          </text:list>
        </text:list-item>
      </text:list>
      <text:p text:style-name="P2"/>
      <text:p text:style-name="P6"><text:bookmark text:name="_9qmfifqwjl5s"/><text:tab/><text:span text:style-name="T18">-Serpent Ward:</text:span></text:p>
      <text:p text:style-name="P7">Tags:<text:span text:style-name="T20"> [Summon]</text:span></text:p>
      <text:p text:style-name="P7">Notes: <text:span text:style-name="T23">Null</text:span></text:p>
      <text:p text:style-name="P7">Casting by AI: Plants near enemies every cool down.</text:p>
      <text:p text:style-name="P7">RawCode: AOsw</text:p>
      <text:p text:style-name="P7">Latest tested version: <text:span text:style-name="T1">1.28.5.7680</text:span></text:p>
      <text:list xml:id="list150600622246353" text:continue-numbering="true" text:style-name="WWNum1">
        <text:list-item>
          <text:p text:style-name="P4"><text:change-start text:change-id="ct41971568"/>Targeted Summon Ability.<text:change-end text:change-id="ct41971568"/></text:p>
        </text:list-item>
      </text:list>
      <text:p text:style-name="P2"/>
      <text:p text:style-name="P6"><text:bookmark text:name="_u7yj2qgioxpn"/><text:tab/><text:span text:style-name="T18">-Shockwave:</text:span></text:p>
      <text:p text:style-name="P2"><text:tab/><text:tab/>Tags: <text:span text:style-name="T20">[Healing] </text:span></text:p>
      <text:p text:style-name="P7">Notes: <text:span text:style-name="T23">The look on his face when he thought i would throw the healing wave his way.</text:span></text:p>
      <text:p text:style-name="P7">Casting by AI: Triggered by having 3 clustered enemy units in cast range. <text:span text:style-name="T4">(Nudl)<text:line-break/><text:tab/></text:span>Casting by AI: AI casts Carrion Swarm way more often when compared to the shockwave.<text:span text:style-name="T4"> (Uyarrr).</text:span></text:p>
      <text:p text:style-name="P7"><text:span text:style-name="T33">RawCode: AOsh</text:span></text:p>
      <text:p text:style-name="P7">Latest tested version: <text:span text:style-name="T1">1.28.5.7680</text:span></text:p>
      <text:list xml:id="list150600401397259" text:continue-numbering="true" text:style-name="WWNum1">
        <text:list-item>
          <text:p text:style-name="P4"><text:change-start text:change-id="ct41983824"/>Ground deformation performed locally, causing Z axis to differ between players.<text:change-end text:change-id="ct41983824"/></text:p>
        </text:list-item>
        <text:list-item>
          <text:p text:style-name="P4"><text:change-start text:change-id="ct41992432"/>Ground deformation cannot be toggled off, use Carrion Swarm instead if you don't like the lag.<text:change-end text:change-id="ct41992432"/></text:p>
        </text:list-item>
        <text:list-item>
          <text:p text:style-name="P4"><text:change-start text:change-id="ct41976112"/>Despite the settings, can never target allies or spell immune units.<text:change-end text:change-id="ct41976112"/></text:p>
        </text:list-item>
        <text:list-item>
          <text:p text:style-name="P4"><text:change-start text:change-id="ct41982224"/>If you remove the buff (by trigger/code) Shockwave from units hit, they can take another damage pulse from the same shockwave. That way a shockwave deals up to 10 times the amount of damage (as set in Object Editor) per second as long units are in the shockwaves aoe.<text:change-end text:change-id="ct41982224"/></text:p>
        </text:list-item>
        <text:list-item>
          <text:p text:style-name="P4"><text:change-start text:change-id="ct41965040"/>“Data - Damage”<text:change-end text:change-id="ct41965040"/></text:p>
          <text:list>
            <text:list-item>
              <text:p text:style-name="P9"><text:change-start text:change-id="ct41991568"/>Negative values <text:change-end text:change-id="ct41991568"/><text:change text:change-id="ct41996416"/><text:change-start text:change-id="ct41999296"/>heal.<text:change-end text:change-id="ct41999296"/></text:p>
            </text:list-item>
          </text:list>
        </text:list-item>
        <text:list-item>
          <text:p text:style-name="P4"><text:change-start text:change-id="ct42004384"/>“Data - Distance”<text:change-end text:change-id="ct42004384"/></text:p>
          <text:list>
            <text:list-item>
              <text:p text:style-name="P9"><text:change-start text:change-id="ct42003712"/><text:soft-page-break/>Negative values cause the entire skillshot to fly backwards instead.<text:change-end text:change-id="ct42003712"/></text:p>
            </text:list-item>
          </text:list>
        </text:list-item>
      </text:list>
      <text:p text:style-name="P2"/>
      <text:p text:style-name="P6"><text:bookmark text:name="_uyyabv5p5bwg"/><text:tab/><text:span text:style-name="T18">-Voodoo Spirits:</text:span></text:p>
      <text:p text:style-name="P2"><text:tab/><text:tab/>Tags:<text:span text:style-name="T20"> [Copy]</text:span></text:p>
      <text:p text:style-name="P7">Notes: <text:span text:style-name="T23">Null</text:span></text:p>
      <text:p text:style-name="P7">RawCode: AOls</text:p>
      <text:p text:style-name="P7">Latest tested version: <text:span text:style-name="T1">1.28.5.7680</text:span></text:p>
      <text:list xml:id="list150602168090349" text:continue-numbering="true" text:style-name="WWNum1">
        <text:list-item>
          <text:p text:style-name="P4"><text:change-start text:change-id="ct42013168"/>This is a copy of the undead Crypt Lord ultimate “Locust”<text:change-end text:change-id="ct42013168"/></text:p>
        </text:list-item>
      </text:list>
      <text:p text:style-name="P2"/>
      <text:p text:style-name="P6"><text:bookmark text:name="_m1qsgx7xj3dy"/><text:tab/><text:span text:style-name="T18">-War Stomp:</text:span></text:p>
      <text:p text:style-name="P2"><text:tab/><text:tab/>Tags:<text:span text:style-name="T20"> [AOE Disabling] [Healing]</text:span></text:p>
      <text:p text:style-name="P7">Notes: <text:span text:style-name="T23">Null</text:span></text:p>
      <text:p text:style-name="P7">Casting by AI: Will cast if there are 2 to 3 units around the caster. May not be used if air units are present (despite being allowed to hit them to).</text:p>
      <text:p text:style-name="P7">RawCode: AOws</text:p>
      <text:p text:style-name="P7">Latest tested version: <text:span text:style-name="T1">1.28.5.7680</text:span></text:p>
      <text:list xml:id="list150602080495027" text:continue-numbering="true" text:style-name="WWNum1">
        <text:list-item>
          <text:p text:style-name="P4"><text:change-start text:change-id="ct42037008"/>Stuns targets around the unit for “Stats - Duration”<text:change-end text:change-id="ct42037008"/></text:p>
        </text:list-item>
        <text:list-item>
          <text:p text:style-name="P4"><text:change-start text:change-id="ct42038976"/>“Stats - Damage”<text:change-end text:change-id="ct42038976"/></text:p>
          <text:list>
            <text:list-item>
              <text:p text:style-name="P9"><text:change-start text:change-id="ct42036400"/>Negative values does Heal.<text:change-end text:change-id="ct42036400"/></text:p>
            </text:list-item>
          </text:list>
        </text:list-item>
        <text:list-item>
          <text:p text:style-name="P4"><text:change-start text:change-id="ct42051424"/>Adheres to “Targets Allowed”, allowing it to stun (for example) only mechanical units.<text:change-end text:change-id="ct42051424"/></text:p>
        </text:list-item>
        <text:list-item>
          <text:p text:style-name="P4"><text:change-start text:change-id="ct42054048"/>The neutral versions have additional fields allowing you to modify the terrain deformation… I don’t think they work though.<text:change-end text:change-id="ct42054048"/></text:p>
        </text:list-item>
        <text:list-item>
          <text:p text:style-name="P4"><text:change-start text:change-id="ct42055936"/>Can not be dispelled.<text:change-end text:change-id="ct42055936"/></text:p>
        </text:list-item>
        <text:list-item>
          <text:p text:style-name="P4"><text:change-start text:change-id="ct42058784"/>Can't affect Buildings even with changed “Targets Allowed”. The default Unit versions and their clones can.<text:change-end text:change-id="ct42058784"/></text:p>
        </text:list-item>
      </text:list>
      <text:p text:style-name="P2"/>
      <text:p text:style-name="P6"><text:bookmark text:name="_ikzosyagq0w"/><text:tab/><text:span text:style-name="T18">-Wind Walk:</text:span></text:p>
      <text:p text:style-name="P2"><text:tab/><text:tab/>Tags:<text:span text:style-name="T20"> [Movespeed Decrease] [Movespeed Increase] [Dummy Ability]</text:span></text:p>
      <text:p text:style-name="P7">Notes: <text:span text:style-name="T23">Can be used to make a Dummy on click ability by modifying the TT and duration due to not interrupting orders/having any cast.</text:span></text:p>
      <text:p text:style-name="P7">Casting by AI: Used when the AI-controlled units are near death</text:p>
      <text:p text:style-name="P7">RawCode: AOwk</text:p>
      <text:p text:style-name="P7">Latest tested version: <text:span text:style-name="T1">1.28.5.7680</text:span></text:p>
      <text:list xml:id="list2378091808" text:style-name="WWNum5">
        <text:list-item>
          <text:p text:style-name="P49">“Data - Backstab Damage”</text:p>
        </text:list-item>
      </text:list>
      <text:list xml:id="list150601504310435" text:continue-list="list150602080495027" text:style-name="WWNum1">
        <text:list-item>
          <text:list>
            <text:list-item>
              <text:p text:style-name="P9"><text:change-start text:change-id="ct42081488"/>Setting it to 0 negates the extra damage (but still shows that (zero) damage in a floating red numeral ???)<text:span text:style-name="T4"> (Khyrberos)</text:span><text:change-end text:change-id="ct42081488"/></text:p>
            </text:list-item>
            <text:list-item>
              <text:p text:style-name="P9"><text:change-start text:change-id="ct42085392"/>Negative values does not heal the target.<text:change-end text:change-id="ct42085392"/></text:p>
              <text:list>
                <text:list-item>
                  <text:p text:style-name="P10"><text:change-start text:change-id="ct42088336"/>They do however reduce from the total damage dealt.<text:change-end text:change-id="ct42088336"/></text:p>
                </text:list-item>
              </text:list>
            </text:list-item>
            <text:list-item>
              <text:p text:style-name="P9"><text:change-start text:change-id="ct42088832"/><text:soft-page-break/>Backstab damage won't happen unless the hero *is* invisible when he attacks (so negating it through the above methods results in no bonus damage) <text:span text:style-name="T4">(Khyrberos)</text:span><text:change-end text:change-id="ct42088832"/></text:p>
            </text:list-item>
          </text:list>
        </text:list-item>
        <text:list-item>
          <text:p text:style-name="P18"><text:change-start text:change-id="ct42094272"/>“Data - Backstab”<text:change-end text:change-id="ct42094272"/></text:p>
          <text:list>
            <text:list-item>
              <text:p text:style-name="P69"><text:change-start text:change-id="ct42094496"/>Ignore Evasion<text:change-end text:change-id="ct42094496"/></text:p>
            </text:list-item>
          </text:list>
        </text:list-item>
        <text:list-item>
          <text:p text:style-name="P4"><text:change-start text:change-id="ct42097712"/>“Data - Movement Speed Increase”<text:change-end text:change-id="ct42097712"/></text:p>
          <text:list>
            <text:list-item>
              <text:p text:style-name="P9"><text:change-start text:change-id="ct42100688"/>Negative values do slow the character down.<text:change-end text:change-id="ct42100688"/></text:p>
            </text:list-item>
          </text:list>
        </text:list-item>
        <text:list-item>
          <text:p text:style-name="P4"><text:change-start text:change-id="ct42103136"/>“Data - Transition Time” <text:span text:style-name="T4">(Khyrberos)</text:span><text:change-end text:change-id="ct42103136"/></text:p>
          <text:list>
            <text:list-item>
              <text:p text:style-name="P9"><text:change-start text:change-id="ct42108032"/>Setting the TT to HIGHER than the duration: <text:s/>results in the hero never truly becoming invisible. <text:s/>HOWEVER, he still sorta fades out (kinda see it bad in the Portrait; shows through himself a bit) unless you make set TT to the max (~300). <text:span text:style-name="T4">(Khyrberos)</text:span><text:change-end text:change-id="ct42108032"/></text:p>
            </text:list-item>
            <text:list-item>
              <text:p text:style-name="P9"><text:change-start text:change-id="ct42090736"/>Setting the TT to 0 results in: no Invisibility! <text:s/>&amp;, seemingly (for low durations) no Fading! <text:span text:style-name="T4">(Khyrberos)</text:span><text:change-end text:change-id="ct42090736"/></text:p>
            </text:list-item>
          </text:list>
        </text:list-item>
        <text:list-item>
          <text:p text:style-name="P4"><text:change-start text:change-id="ct42107088"/>Does not appear to conflict with current orders; You can make a Move/Attack order &amp; then cast WW en route &amp; he'll do it. <text:span text:style-name="T4">(Khyrberos)</text:span><text:change-end text:change-id="ct42107088"/></text:p>
        </text:list-item>
        <text:list-item>
          <text:p text:style-name="P4"><text:change-start text:change-id="ct42103360"/>Uses alternate order queue, doesn't interrupt unit in any way, even if he is channeling something.<text:change-end text:change-id="ct42103360"/></text:p>
        </text:list-item>
        <text:list-item>
          <text:p text:style-name="P4"><text:change-start text:change-id="ct42115744"/>On the other hand, windwalk order does interrupt everything if issued via triggers.<text:change-end text:change-id="ct42115744"/></text:p>
        </text:list-item>
        <text:list-item>
          <text:p text:style-name="P4"><text:change-start text:change-id="ct42107808"/>Animation Names does not seem to work. <text:span text:style-name="T4">(Khyrberos)</text:span><text:change-end text:change-id="ct42107808"/></text:p>
        </text:list-item>
        <text:list-item>
          <text:p text:style-name="P4"><text:change-start text:change-id="ct42124608"/>WW still cannot path over un-pathable terrain.<text:change-end text:change-id="ct42124608"/></text:p>
        </text:list-item>
        <text:list-item>
          <text:p text:style-name="P4"><text:change-start text:change-id="ct42127616"/>WW sets units to use item pathing. In old versions items will block them. In new versions only WW uses this, items use no pathing.<text:change-end text:change-id="ct42127616"/></text:p>
          <text:list>
            <text:list-item>
              <text:p text:style-name="P9"><text:change-start text:change-id="ct42129392"/>Except that might be a bug and is changed again.<text:change-end text:change-id="ct42129392"/></text:p>
            </text:list-item>
            <text:list-item>
              <text:p text:style-name="P9"><text:change-start text:change-id="ct42123712"/>We truly do not know.<text:change-end text:change-id="ct42123712"/></text:p>
            </text:list-item>
          </text:list>
        </text:list-item>
        <text:list-item>
          <text:p text:style-name="P4"><text:change-start text:change-id="ct42124288"/>A ranged attack fired before using windwalk will not end the windwalk or trigger a critical. <text:span text:style-name="T4">(Templarfreak)</text:span><text:change-end text:change-id="ct42124288"/></text:p>
          <text:list>
            <text:list-item>
              <text:p text:style-name="P9"><text:change-start text:change-id="ct42139216"/>A slow moving projectile attack that is performed from inside a previous windwalk won't end the current windwalk (but will apply backstab damage from the previous windwalk.) <text:span text:style-name="T4">(Templarfreak)</text:span><text:change-end text:change-id="ct42139216"/></text:p>
            </text:list-item>
          </text:list>
        </text:list-item>
      </text:list>
      <text:p text:style-name="P17"><text:s/></text:p>
      <text:p text:style-name="P17"/>
      <text:p text:style-name="P2"/>
      <text:p text:style-name="P91"><text:bookmark text:name="_rw57fxk7ejhc"/>@Undead:</text:p>
      <text:p text:style-name="P29"/>
      <text:p text:style-name="P6"><text:bookmark text:name="_a4cu6ffk2x7z"/><text:tab/><text:span text:style-name="T18">-Absorb Mana:</text:span></text:p>
      <text:p text:style-name="P2"><text:tab/><text:tab/>Tags:<text:span text:style-name="T20"> [Unused]</text:span></text:p>
      <text:p text:style-name="P7">Notes: <text:span text:style-name="T23">Null</text:span></text:p>
      <text:p text:style-name="P7">RawCode: Aabs</text:p>
      <text:p text:style-name="P7">Latest tested version: <text:span text:style-name="T1">1.28.5.7680</text:span></text:p>
      <text:list xml:id="list150600653769451" text:continue-numbering="true" text:style-name="WWNum1">
        <text:list-item>
          <text:p text:style-name="P4"><text:change-start text:change-id="ct42112176"/>This is a generic and plain ability, only thing worthy of note is that in the game, it drains all of the target unit’s mana, since its Max Mana Absorbed values are set to 99999 in Object Editor by default. There is also a Max Life Absorbed field set to 0 by default, setting it to a positive value does the same thing as the mana component itself, but <text:s/>it's on HP. <text:span text:style-name="T4">(RoyGBV)</text:span><text:change-end text:change-id="ct42112176"/></text:p>
        </text:list-item>
        <text:list-item>
          <text:p text:style-name="P4"><text:change-start text:change-id="ct42167744"/>Using negative values flips the effect over, instead causing the target unit to gain mana upon cast, and when the projectile arrives, you lose mana, and it also alerts your unit red as if an enemy spell was cast onto it. <text:span text:style-name="T4">(RoyGBV)</text:span><text:change-end text:change-id="ct42167744"/></text:p>
        </text:list-item>
      </text:list>
      <text:p text:style-name="P2"/>
      <text:p text:style-name="P92"><text:bookmark text:name="_o3754khbvqfb"/>-Anti Magic Shell (Magic Resistance): <text:span text:style-name="T31"><office:annotation office:name="__Annotation__2200_3714008389"><dc:creator>Fredrik Grimmenhag (ScrewTheTrees)</dc:creator><dc:date>2021-03-09T23:05:22</dc:date><text:p><text:span text:style-name="T39">Hmm, when i tested there was only one, but judging by behavior its probably the new one. (Magic Resistance)</text:span></text:p></office:annotation></text:span><text:span text:style-name="T31">//is this the “new” one (says “(Magic Resistance)” in Editor Suffix), or the old/OG one? @TODO</text:span><office:annotation-end office:name="__Annotation__2200_3714008389"/></text:p>
      <text:p text:style-name="P2"><text:tab/><text:tab/>Tags: <text:span text:style-name="T20">[Unique]</text:span></text:p>
      <text:p text:style-name="P7"><text:soft-page-break/>Notes: <text:span text:style-name="T23">Null</text:span></text:p>
      <text:p text:style-name="P7">RawCode: Aam2 Aams</text:p>
      <text:p text:style-name="P7">Latest tested version: <text:span text:style-name="T1">1.28.5.7680</text:span></text:p>
      <text:list xml:id="list150600470416420" text:continue-numbering="true" text:style-name="WWNum1">
        <text:list-item>
          <text:p text:style-name="P18"><text:change-start text:change-id="ct42206320"/><text:span text:style-name="T33">The current Anti-magic Shell seems to be derived from the old one, except the Shield Life is set to zero, meaning that if you altered the Shield Life on the “newer” one, it will work exactly like the old one.</text:span><text:span text:style-name="T4"> (RoyGBV)</text:span><text:change-end text:change-id="ct42206320"/></text:p>
        </text:list-item>
        <text:list-item>
          <text:p text:style-name="P4"><text:change-start text:change-id="ct42206016"/>“Data - Shield Life”<text:change-end text:change-id="ct42206016"/></text:p>
          <text:list>
            <text:list-item>
              <text:p text:style-name="P9"><text:change-start text:change-id="ct42220960"/>A positive number causes the shield to only be able to withstand magic until the shield runs out of health.<text:change-end text:change-id="ct42220960"/></text:p>
            </text:list-item>
            <text:list-item>
              <text:p text:style-name="P9"><text:change-start text:change-id="ct42225024"/>A negative number causes it to break the first time it’s hit.<text:change-end text:change-id="ct42225024"/></text:p>
              <text:list>
                <text:list-item>
                  <text:p text:style-name="P10"><text:change-start text:change-id="ct41134864"/>It still appears to deal damage.<text:change-end text:change-id="ct41134864"/></text:p>
                </text:list-item>
              </text:list>
            </text:list-item>
          </text:list>
        </text:list-item>
      </text:list>
      <text:p text:style-name="P2"/>
      <text:p text:style-name="P92"><text:bookmark text:name="_jt6fzql7htuo"/>-Aura of Blight:</text:p>
      <text:p text:style-name="P2"><text:tab/><text:tab/>Tags: <text:span text:style-name="T20">[Unused]</text:span></text:p>
      <text:p text:style-name="P7">Notes:<text:span text:style-name="T23"> It was originally designed for the Obsidian Statue, then they switched it to having the Replenish/Replenish Mana, but in the end they switched it to have Essence of Blight and Spirit Touch</text:span><text:span text:style-name="T36">. </text:span><text:span text:style-name="T28">(</text:span><text:span text:style-name="T4">EternalOne</text:span><text:span text:style-name="T28">)</text:span></text:p>
      <text:p text:style-name="P7">RawCode: Aabr</text:p>
      <text:p text:style-name="P7">Latest tested version: <text:span text:style-name="T1">1.28.5.7680</text:span></text:p>
      <text:list xml:id="list150601510989834" text:continue-numbering="true" text:style-name="WWNum1">
        <text:list-item>
          <text:p text:style-name="P4"><text:change-start text:change-id="ct42181696"/>Provides the same kind of healing as fountain of health, being either flat healing or percentage based healing, not related to blight.<text:change-end text:change-id="ct42181696"/></text:p>
        </text:list-item>
        <text:list-item>
          <text:p text:style-name="P4"><text:change-start text:change-id="ct42255664"/>Undeads that are standing on blight will stop getting the healing effect.<text:change-end text:change-id="ct42255664"/></text:p>
        </text:list-item>
        <text:list-item>
          <text:p text:style-name="P4"><text:change-start text:change-id="ct42257888"/>Data - Amount of hit points gained.<text:change-end text:change-id="ct42257888"/></text:p>
          <text:list>
            <text:list-item>
              <text:p text:style-name="P9"><text:change-start text:change-id="ct42260048"/>Positive values will provide health per second.<text:change-end text:change-id="ct42260048"/></text:p>
            </text:list-item>
            <text:list-item>
              <text:p text:style-name="P9"><text:change-start text:change-id="ct42232848"/>Negative values will drain health per second<text:change-end text:change-id="ct42232848"/></text:p>
            </text:list-item>
            <text:list-item>
              <text:p text:style-name="P9"><text:change-start text:change-id="ct42235232"/>If the unit is at maximum health, health will be neither regenerated or drained (even if negative).<text:change-end text:change-id="ct42235232"/></text:p>
            </text:list-item>
            <text:list-item>
              <text:p text:style-name="P9"><text:change-start text:change-id="ct42235840"/>In the editor this value shows up as 0.00, when in reality the actual health regen is 0.004 (0.4%).<text:change-end text:change-id="ct42235840"/></text:p>
            </text:list-item>
          </text:list>
        </text:list-item>
      </text:list>
      <text:p text:style-name="P2"/>
      <text:p text:style-name="P92"><text:bookmark text:name="_yebnz4d87j71"/>-Blight Growth Large / Blight Growth Small:</text:p>
      <text:p text:style-name="P2"><text:tab/><text:tab/>Tags: <text:span text:style-name="T20">[Unique]</text:span></text:p>
      <text:p text:style-name="P7">Notes: <text:span text:style-name="T23">Null</text:span></text:p>
      <text:p text:style-name="P7">RawCode: Abgs Abgl</text:p>
      <text:p text:style-name="P7">Latest tested version: <text:span text:style-name="T1">1.28.5.7680</text:span></text:p>
      <text:list xml:id="list150601895601341" text:continue-numbering="true" text:style-name="WWNum1">
        <text:list-item>
          <text:p text:style-name="P4"><text:change-start text:change-id="ct42250576"/>“Data - Expansion Amount”<text:change-end text:change-id="ct42250576"/></text:p>
          <text:list>
            <text:list-item>
              <text:p text:style-name="P9"><text:change-start text:change-id="ct42186576"/>Appears to be the rate at which the Blight spreads after the building finishes.<text:change-end text:change-id="ct42186576"/></text:p>
            </text:list-item>
          </text:list>
        </text:list-item>
      </text:list>
      <text:p text:style-name="P2"/>
      <text:p text:style-name="P92"><text:bookmark text:name="_cd4kt3940c8v"/>-Blighted Gold Mine Ability:</text:p>
      <text:p text:style-name="P2"><text:tab/><text:tab/>Tags: <text:span text:style-name="T20">[]</text:span></text:p>
      <text:p text:style-name="P7">Notes: <text:span text:style-name="T23">Null</text:span></text:p>
      <text:p text:style-name="P7"><text:soft-page-break/>RawCode: Abgm</text:p>
      <text:p text:style-name="P7">Latest tested version: <text:span text:style-name="T1">1.28.5.7680</text:span></text:p>
      <text:list xml:id="list150600654174257" text:continue-numbering="true" text:style-name="WWNum1">
        <text:list-item>
          <text:p text:style-name="P4"><text:change-start text:change-id="ct42194112"/>Units with this ability are created with a special minimap icon and will keep it even if they lose the ability or morph. The icon can be accessed from game interface and is player colored unlike something like a neutral building icon.<text:change-end text:change-id="ct42194112"/></text:p>
        </text:list-item>
        <text:list-item>
          <text:p text:style-name="P4"><text:change-start text:change-id="ct42200336"/>“Data - Max Number Of Miners”<text:change-end text:change-id="ct42200336"/></text:p>
          <text:list>
            <text:list-item>
              <text:p text:style-name="P9"><text:change-start text:change-id="ct42193504"/>A negative value crashes the game.<text:change-end text:change-id="ct42193504"/></text:p>
            </text:list-item>
            <text:list-item>
              <text:p text:style-name="P9"><text:change-start text:change-id="ct42196384"/>Increases/Decreases the max amount of miners needed to work at full efficiency.<text:change-end text:change-id="ct42196384"/></text:p>
            </text:list-item>
          </text:list>
        </text:list-item>
      </text:list>
      <text:p text:style-name="P2"/>
      <text:p text:style-name="P92"><text:bookmark text:name="_vs1im5pwc5e0"/>-Burrow:</text:p>
      <text:p text:style-name="P2"><text:tab/><text:tab/>Tags: <text:span text:style-name="T20">[Morph]</text:span></text:p>
      <text:p text:style-name="P7">Notes: <text:span text:style-name="T23">Null</text:span></text:p>
      <text:p text:style-name="P7">RawCode: Abur</text:p>
      <text:p text:style-name="P7">Latest tested version: <text:span text:style-name="T1">1.28.5.7680</text:span></text:p>
      <text:list xml:id="list150602047521119" text:continue-numbering="true" text:style-name="WWNum1">
        <text:list-item>
          <text:p text:style-name="P4"><text:change-start text:change-id="ct42232624"/>Morphs a crypt fiend into another unit, and applies “burrow invisibility” to it.<text:change-end text:change-id="ct42232624"/></text:p>
        </text:list-item>
      </text:list>
      <text:p text:style-name="P2"/>
      <text:p text:style-name="P92"><text:bookmark text:name="_24otitxla3e1"/>-Cannibalize:</text:p>
      <text:p text:style-name="P2"><text:tab/><text:tab/>Tags: <text:span text:style-name="T20">[Heal Over Time] [Damage Over Time]</text:span></text:p>
      <text:p text:style-name="P7">Notes: <text:span text:style-name="T23">Null</text:span></text:p>
      <text:p text:style-name="P7">Casting by AI: Triggered when a unit is injured, around 50% HP or less.</text:p>
      <text:p text:style-name="P7">RawCode: Acan</text:p>
      <text:p text:style-name="P7">Latest tested version: <text:span text:style-name="T1">1.28.5.7680</text:span></text:p>
      <text:list xml:id="list150601081644956" text:continue-numbering="true" text:style-name="WWNum1">
        <text:list-item>
          <text:p text:style-name="P4"><text:change-start text:change-id="ct42304144"/>“Data - Hit Points Per Second”<text:change-end text:change-id="ct42304144"/></text:p>
          <text:list>
            <text:list-item>
              <text:p text:style-name="P9"><text:change-start text:change-id="ct42302272"/>Negative values deal<text:change-end text:change-id="ct42302272"/><text:change text:change-id="ct42311040"/><text:change-start text:change-id="ct42306896"/> damage instead.<text:change-end text:change-id="ct42306896"/></text:p>
            </text:list-item>
          </text:list>
        </text:list-item>
        <text:list-item>
          <text:p text:style-name="P4"><text:change-start text:change-id="ct42321088"/>“Data - Max Hit Points”<text:change-end text:change-id="ct42321088"/></text:p>
          <text:list>
            <text:list-item>
              <text:p text:style-name="P9"><text:change-start text:change-id="ct42322288"/>Corpse Search Range<text:change-end text:change-id="ct42322288"/></text:p>
            </text:list-item>
          </text:list>
        </text:list-item>
      </text:list>
      <text:p text:style-name="P2"/>
      <text:p text:style-name="P92"><text:bookmark text:name="_gghyfacm2qtf"/>-Create Corpse:</text:p>
      <text:p text:style-name="P2"><text:tab/><text:tab/>Tags: <text:span text:style-name="T20">[Unique]</text:span></text:p>
      <text:p text:style-name="P7">Notes: <text:span text:style-name="T23">Null</text:span></text:p>
      <text:p text:style-name="P7">RawCode: Agyd</text:p>
      <text:p text:style-name="P7">Latest tested version: <text:span text:style-name="T1">1.28.5.7680</text:span></text:p>
      <text:list xml:id="list150601083954981" text:continue-numbering="true" text:style-name="WWNum1">
        <text:list-item>
          <text:p text:style-name="P4"><text:change-start text:change-id="ct42336928"/>Causes the unit to generate Corpses, these corpses can spawn anywhere and moving the unit away does not “unlink” previous corpses.<text:change-end text:change-id="ct42336928"/></text:p>
        </text:list-item>
        <text:list-item>
          <text:p text:style-name="P4"><text:change-start text:change-id="ct42340160"/>Changing duration doesn’t affect anything.<text:change-end text:change-id="ct42340160"/></text:p>
        </text:list-item>
        <text:list-item>
          <text:p text:style-name="P4"><text:change-start text:change-id="ct42342784"/>Setting Maximum number of units to a high value will crash the game (1.32.6)<text:change-end text:change-id="ct42342784"/></text:p>
        </text:list-item>
      </text:list>
      <text:p text:style-name="P2"><text:soft-page-break/></text:p>
      <text:p text:style-name="P92"><text:bookmark text:name="_q6q040jtjiz5"/>-Cripple:</text:p>
      <text:p text:style-name="P2"><text:tab/><text:tab/>Tags: <text:span text:style-name="T20">[Attackspeed Decrease][Attackspeed Increase] [Movespeed Decrease] [Movespeed Increase] [Percent Damage Increase] <text:line-break/><text:tab/><text:tab/><text:tab/>[Percent Damage Decrease]</text:span></text:p>
      <text:p text:style-name="P7">Notes: <text:span text:style-name="T23">Null</text:span></text:p>
      <text:p text:style-name="P7">Casting by AI: Confirmed to work, but specifications unknown.</text:p>
      <text:p text:style-name="P7">RawCode: Acri</text:p>
      <text:p text:style-name="P7">Latest tested version: <text:span text:style-name="T1">1.28.5.7680</text:span></text:p>
      <text:list xml:id="list150600944290400" text:continue-numbering="true" text:style-name="WWNum1">
        <text:list-item>
          <text:p text:style-name="P4"><text:change-start text:change-id="ct42360096"/>”Data - Attack Speed Reduction”, ”Data - Damage Reduction” and ”Data - Movement Speed Reduction”<text:change-end text:change-id="ct42360096"/></text:p>
          <text:list>
            <text:list-item>
              <text:p text:style-name="P9"><text:change-start text:change-id="ct42363488"/>Negative values provide positive buffs instead.<text:change-end text:change-id="ct42363488"/></text:p>
            </text:list-item>
          </text:list>
        </text:list-item>
        <text:list-item>
          <text:p text:style-name="P4"><text:change-start text:change-id="ct42365584"/>Doesn't stack with itself, regardless of buff id.<text:change-end text:change-id="ct42365584"/></text:p>
        </text:list-item>
      </text:list>
      <text:p text:style-name="P2"/>
      <text:p text:style-name="P92"><text:bookmark text:name="_nj569zqjjxmf"/>-Curse:</text:p>
      <text:p text:style-name="P2"><text:tab/><text:tab/>Tags: <text:span text:style-name="T20">[Unique]</text:span></text:p>
      <text:p text:style-name="P7">Notes: <text:span text:style-name="T23">Null</text:span></text:p>
      <text:p text:style-name="P7">Casting by AI: Spammed on engaged enemy units</text:p>
      <text:p text:style-name="P7">RawCode: Acrs</text:p>
      <text:p text:style-name="P7">Latest tested version: <text:span text:style-name="T1">1.28.5.7680</text:span></text:p>
      <text:list xml:id="list150600284602878" text:continue-numbering="true" text:style-name="WWNum1">
        <text:list-item>
          <text:p text:style-name="P4"><text:change-start text:change-id="ct42379776"/>Setting “Chance to miss” negative does not increase your chance to hit the enemy.<text:change-end text:change-id="ct42379776"/></text:p>
        </text:list-item>
        <text:list-item>
          <text:p text:style-name="P4"><text:change-start text:change-id="ct42379232"/>Doesn't stack with itself, regardless of buff id.<text:change-end text:change-id="ct42379232"/></text:p>
        </text:list-item>
      </text:list>
      <text:p text:style-name="P2"/>
      <text:p text:style-name="P92"><text:bookmark text:name="_b5npvtld2jbu"/>-Destroyer Form:</text:p>
      <text:p text:style-name="P2"><text:tab/><text:tab/>Tags: <text:span text:style-name="T20">[Morph]</text:span></text:p>
      <text:p text:style-name="P7">Notes: <text:span text:style-name="T23">Null</text:span></text:p>
      <text:p text:style-name="P7">RawCode: Aave</text:p>
      <text:p text:style-name="P7">Latest tested version: <text:span text:style-name="T1">1.28.5.7680</text:span></text:p>
      <text:list xml:id="list150601369894280" text:continue-numbering="true" text:style-name="WWNum1">
        <text:list-item>
          <text:p text:style-name="P4"><text:change-start text:change-id="ct42378480"/>Null<text:change-end text:change-id="ct42378480"/></text:p>
        </text:list-item>
      </text:list>
      <text:p text:style-name="P2"/>
      <text:p text:style-name="P92"><text:bookmark text:name="_us9yyuqxgc05"/>-Devour Magic:</text:p>
      <text:p text:style-name="P2"><text:tab/><text:tab/>Tags: <text:span text:style-name="T20">[Healing] [Mana Regen]<text:tab/></text:span></text:p>
      <text:p text:style-name="P7">Notes: <text:span text:style-name="T23">Null</text:span></text:p>
      <text:p text:style-name="P7">RawCode: Advm</text:p>
      <text:p text:style-name="P7">Latest tested version: <text:span text:style-name="T1">1.28.5.7680</text:span></text:p>
      <text:list xml:id="list150600841481703" text:continue-numbering="true" text:style-name="WWNum1">
        <text:list-item>
          <text:p text:style-name="P4"><text:change-start text:change-id="ct42402256"/>“Life Per Buff” “Life Per Unit” “Mana Per Buff” “Mana Per Unit”<text:change-end text:change-id="ct42402256"/></text:p>
          <text:list>
            <text:list-item>
              <text:p text:style-name="P9"><text:change-start text:change-id="ct42408720"/><text:soft-page-break/>Negative values do not make the unit lose health/mana.<text:change-end text:change-id="ct42408720"/></text:p>
            </text:list-item>
          </text:list>
        </text:list-item>
      </text:list>
      <text:p text:style-name="P2"/>
      <text:p text:style-name="P92"><text:bookmark text:name="_upkuzpe73i7"/>-Disease Cloud (ALL):</text:p>
      <text:p text:style-name="P2"><text:tab/><text:tab/>Tags: <text:span text:style-name="T20">[TODO]</text:span></text:p>
      <text:p text:style-name="P7">Notes: <text:span text:style-name="T23">Null</text:span></text:p>
      <text:p text:style-name="P7">Latest tested version: <text:span text:style-name="T1">1.28.5.7680</text:span></text:p>
      <text:list xml:id="list150601972084592" text:continue-numbering="true" text:style-name="WWNum1">
        <text:list-item>
          <text:p text:style-name="P4"><text:change-start text:change-id="ct42337824"/>Meat wagon disease cloud spawns a unit when they attack, either unit or ground targeted. The unit is forced to become a locust even if it isn’t normally.<text:change-end text:change-id="ct42337824"/></text:p>
        </text:list-item>
        <text:list-item>
          <text:p text:style-name="P4"><text:change-start text:change-id="ct42421648"/>It can be leveled up, to change the type of unit spawned.Only works for artillery type attacks.<text:change-end text:change-id="ct42421648"/></text:p>
        </text:list-item>
        <text:list-item>
          <text:p text:style-name="P18"><text:change-start text:change-id="ct42418480"/>Disease Cloud (Abomination) and Disease Cloud (Plague Ward) is a different ability from Disease Cloud (Meat Wagon). <text:span text:style-name="T4">(nchp1903)</text:span><text:change-end text:change-id="ct42418480"/></text:p>
          <text:list>
            <text:list-item>
              <text:p text:style-name="P69"><text:change-start text:change-id="ct42431056"/>The former have the field “Plague Ward Unit Type” which allows the unit with that ability to spawn a unit of that type upon dying. The unit is also forced to become a Locust.<text:change-end text:change-id="ct42431056"/></text:p>
            </text:list-item>
          </text:list>
        </text:list-item>
        <text:list-item>
          <text:p text:style-name="P18"><text:change-start text:change-id="ct42415776"/>If the summoned unit is transformed to another unit via Chaos, the new unit will also remain a Locust. An alternate way to make the original unit ‘morph’ into another unit without the Locust ability is to set its Timed Life to 0.01, and give it an ability based on Spawn Hydra.<text:span text:style-name="T1"> (1.31)</text:span><text:change-end text:change-id="ct42415776"/></text:p>
        </text:list-item>
      </text:list>
      <text:p text:style-name="P1"/>
      <text:p text:style-name="P2"/>
      <text:p text:style-name="P92"><text:bookmark text:name="_1bn4xux2ujw5"/>-Drop Corpse:</text:p>
      <text:p text:style-name="P2"><text:tab/><text:tab/>Tags: <text:span text:style-name="T20">[]</text:span></text:p>
      <text:p text:style-name="P7">Notes: <text:span text:style-name="T23">Null</text:span></text:p>
      <text:p text:style-name="P7">RawCode: Amed</text:p>
      <text:p text:style-name="P7">Latest tested version: <text:span text:style-name="T1">1.28.5.7680</text:span></text:p>
      <text:list xml:id="list150600580683166" text:continue-numbering="true" text:style-name="WWNum1">
        <text:list-item>
          <text:p text:style-name="P4"><text:change-start text:change-id="ct42450416"/>Drops all corpses in cargo.<text:change-end text:change-id="ct42450416"/></text:p>
        </text:list-item>
      </text:list>
      <text:p text:style-name="P2"/>
      <text:p text:style-name="P92"><text:bookmark text:name="_ysu5gw59dr9"/>-Essence of Blight:</text:p>
      <text:p text:style-name="P2"><text:tab/><text:tab/>Tags: <text:span text:style-name="T20">[Healing]</text:span></text:p>
      <text:p text:style-name="P7">Notes: <text:span text:style-name="T23">I swear i am helping!</text:span></text:p>
      <text:p text:style-name="P7">RawCode: Arpl</text:p>
      <text:p text:style-name="P7">Latest tested version: <text:span text:style-name="T1">1.28.5.7680</text:span></text:p>
      <text:list xml:id="list150601937261344" text:continue-numbering="true" text:style-name="WWNum1">
        <text:list-item>
          <text:p text:style-name="P4"><text:change-start text:change-id="ct42467872"/>“Hit Points Gained”<text:change-end text:change-id="ct42467872"/></text:p>
          <text:list>
            <text:list-item>
              <text:p text:style-name="P9"><text:change-start text:change-id="ct42469584"/>Any value below 0 causes damage instead.<text:change-end text:change-id="ct42469584"/></text:p>
            </text:list-item>
          </text:list>
        </text:list-item>
      </text:list>
      <text:p text:style-name="P2"/>
      <text:p text:style-name="P92"><text:bookmark text:name="_oonsjy60d9nn"/>-Exhume Corpses:</text:p>
      <text:p text:style-name="P2"><text:tab/><text:tab/>Tags: <text:span text:style-name="T20">[]</text:span></text:p>
      <text:p text:style-name="P7">Notes: <text:span text:style-name="T23">Null</text:span></text:p>
      <text:p text:style-name="P7">RawCode: Aexh</text:p>
      <text:p text:style-name="P7">Latest tested version: <text:span text:style-name="T1">1.28.5.7680</text:span></text:p>
      <text:list xml:id="list150600529037068" text:continue-numbering="true" text:style-name="WWNum1">
        <text:list-item>
          <text:p text:style-name="P4"><text:change-start text:change-id="ct42484288"/><text:soft-page-break/>Generates corpses inside a Meat Wagon<text:change-end text:change-id="ct42484288"/></text:p>
        </text:list-item>
        <text:list-item>
          <text:p text:style-name="P4"><text:change-start text:change-id="ct42487408"/>Triggers an ability being cast event every time.<text:change-end text:change-id="ct42487408"/></text:p>
        </text:list-item>
        <text:list-item>
          <text:p text:style-name="P4"><text:change-start text:change-id="ct42490304"/>Setting the Cooldown to 0 can result in a strange error which can crash the game, after some undetermined length of time. <text:span text:style-name="T4">(Khyrberos, error found by Wazzz)</text:span> <text:span text:style-name="T3">[citation needed]</text:span><text:change-end text:change-id="ct42490304"/></text:p>
        </text:list-item>
        <text:list-item>
          <text:p text:style-name="P4"><text:change-start text:change-id="ct42496704"/>Is the only known passive ability to be able to use a Cooldown <text:span text:style-name="T4">(Wazzz)</text:span><text:change-end text:change-id="ct42496704"/></text:p>
        </text:list-item>
      </text:list>
      <text:p text:style-name="P27"/>
      <text:list xml:id="list150601397397363" text:continue-numbering="true" text:style-name="WWNum1">
        <text:list-item>
          <text:p text:style-name="P4"><text:change-start text:change-id="ct42500400"/><text:span text:style-name="T4">(nchp1903) </text:span>Tests were carried in 1.31 for the points above:<text:change-end text:change-id="ct42500400"/></text:p>
          <text:list>
            <text:list-item>
              <text:p text:style-name="P69"><text:change-start text:change-id="ct42503632"/>“Triggers an ability being cast event every time.”: Only happens when the unit has Cargo Hold (Meat Wagon), or an ability based on it, even if Cargo Capacity, Cast Range, Area of Effect are set to 0, Targets Allowed is set to “None”, and disabled by trigger.<text:change-end text:change-id="ct42503632"/></text:p>
              <text:list>
                <text:list-item>
                  <text:p text:style-name="P78"><text:change-start text:change-id="ct42497280"/>Even if the fields are set to exactly the same, Cargo Hold (Goblin Zeppelin) won’t work with Exhume Corpses. May work with other Cargo Holds.<text:change-end text:change-id="ct42497280"/></text:p>
                </text:list-item>
                <text:list-item>
                  <text:p text:style-name="P78"><text:change-start text:change-id="ct42510064"/>Exhume Corpses itself will also work normally if the Maximum Number of Corpses is 0. and Unit Type is null. <text:change-end text:change-id="ct42510064"/></text:p>
                </text:list-item>
                <text:list-item>
                  <text:p text:style-name="P78"><text:change-start text:change-id="ct42512656"/>If a Mana Cost is set, Exhume Corpses won’t be cast if there’s insufficient mana.<text:change-end text:change-id="ct42512656"/></text:p>
                </text:list-item>
              </text:list>
            </text:list-item>
            <text:list-item>
              <text:p text:style-name="P69"><text:change-start text:change-id="ct42515504"/>“Is the only known passive ability to be able to use a Cooldown.”: The cooldown will have a wheel, similar to active abilities. However, after the Cooldown is over, it will then wait for Duration - Normal before casting.<text:change-end text:change-id="ct42515504"/></text:p>
              <text:list>
                <text:list-item>
                  <text:p text:style-name="P78"><text:change-start text:change-id="ct42510416"/>When there are two Exhume Corpses abilities on the same unit, they will work with each other, but their interactions with Duration - Normal and Cooldown needs further testing. Just use Cooldown and ignore Duration - Normal if you want them to be separate abilities with separate cooldowns.<text:change-end text:change-id="ct42510416"/></text:p>
                </text:list-item>
                <text:list-item>
                  <text:p text:style-name="P78"><text:change-start text:change-id="ct42516112"/>If you want them to cast one after another, set Duration - Normal and Cooldown of both abilities to the same number like 1 or 2. Needs testing with 0 or 0.01 or negative numbers.<text:change-end text:change-id="ct42516112"/></text:p>
                </text:list-item>
              </text:list>
            </text:list-item>
          </text:list>
        </text:list-item>
      </text:list>
      <text:p text:style-name="P87"/>
      <text:p text:style-name="P82"/>
      <text:p text:style-name="P2"/>
      <text:p text:style-name="P92"><text:bookmark text:name="_tgdw3beq4foo"/>-Freezing Breath:</text:p>
      <text:p text:style-name="P2"><text:tab/><text:tab/>Tags: <text:span text:style-name="T20">[Suppressed]</text:span></text:p>
      <text:p text:style-name="P7">Notes: <text:span text:style-name="T23">Null</text:span></text:p>
      <text:p text:style-name="P7">RawCode: Afrz</text:p>
      <text:p text:style-name="P7">Latest tested version: <text:span text:style-name="T1">1.28.5.7680</text:span></text:p>
      <text:list xml:id="list150600344206905" text:continue-numbering="true" text:style-name="WWNum1">
        <text:list-item>
          <text:p text:style-name="P4"><text:change-start text:change-id="ct42488464"/>“Targets Allowed” can be changed to affect non buildings too.<text:change-end text:change-id="ct42488464"/></text:p>
        </text:list-item>
      </text:list>
      <text:p text:style-name="P2"/>
      <text:p text:style-name="P92"><text:bookmark text:name="_a8peatxkkhi7"/>-Frost Attack:</text:p>
      <text:p text:style-name="P2"><text:tab/><text:tab/>Tags: <text:span text:style-name="T20">[]</text:span></text:p>
      <text:p text:style-name="P7">Notes: <text:span text:style-name="T23">Null</text:span></text:p>
      <text:p text:style-name="P7">Casting by AI: Spammed at every cool down</text:p>
      <text:p text:style-name="P7">RawCode: Afra</text:p>
      <text:p text:style-name="P7">Latest tested version: <text:span text:style-name="T1">1.28.5.7680</text:span></text:p>
      <text:list xml:id="list150601528291932" text:continue-numbering="true" text:style-name="WWNum1">
        <text:list-item>
          <text:p text:style-name="P4"><text:change-start text:change-id="ct42547856"/>Hard coded freezing attack.<text:change-end text:change-id="ct42547856"/></text:p>
        </text:list-item>
        <text:list-item>
          <text:p text:style-name="P4"><text:change-start text:change-id="ct42554320"/>The only ability which applies it's effect in AoE when having splash attack. <text:span text:style-name="T4">(DracoL1ch)</text:span><text:change-end text:change-id="ct42554320"/></text:p>
        </text:list-item>
        <text:list-item>
          <text:p text:style-name="P4"><text:change-start text:change-id="ct42555616"/>Uses default frost effect, means slow doesn't stack with other sources of frost (Frost Nova, Frost Armor). [Unless I mistaken it with Frost Breath, idk) <text:span text:style-name="T4">(DracoL1ch)</text:span><text:change-end text:change-id="ct42555616"/></text:p>
        </text:list-item>
      </text:list>
      <text:p text:style-name="P2"/>
      <text:p text:style-name="P92"><text:bookmark text:name="_zgwfk8cli4r"/><text:soft-page-break/>-Frost Breath:</text:p>
      <text:p text:style-name="P2"><text:tab/><text:tab/>Tags: <text:span text:style-name="T20">[]</text:span></text:p>
      <text:p text:style-name="P7">Notes: <text:span text:style-name="T23">Null</text:span></text:p>
      <text:p text:style-name="P7">RawCode: Afrb</text:p>
      <text:p text:style-name="P7">Latest tested version: <text:span text:style-name="T1">1.28.5.7680</text:span></text:p>
      <text:list xml:id="list150601658959849" text:continue-numbering="true" text:style-name="WWNum1">
        <text:list-item>
          <text:p text:style-name="P4"><text:change-start text:change-id="ct42571424"/>The frost wyrms slow. The slow strength and Buff both can be modified in gameplay constants. <text:span text:style-name="T4">(Tuomas Perkinen)</text:span><text:change-end text:change-id="ct42571424"/></text:p>
        </text:list-item>
      </text:list>
      <text:p text:style-name="P2"/>
      <text:p text:style-name="P92"><text:bookmark text:name="_gq4ebf2w057y"/>-Get Corpse:</text:p>
      <text:p text:style-name="P2"><text:tab/><text:tab/>Tags: <text:span text:style-name="T20">[]</text:span></text:p>
      <text:p text:style-name="P7">Notes: <text:span text:style-name="T23">Null</text:span></text:p>
      <text:p text:style-name="P7">RawCode: Amel</text:p>
      <text:p text:style-name="P7">Latest tested version: <text:span text:style-name="T1">1.28.5.7680</text:span></text:p>
      <text:list xml:id="list150600232722793" text:continue-numbering="true" text:style-name="WWNum1">
        <text:list-item>
          <text:p text:style-name="P4"><text:change-start text:change-id="ct42589968"/>Picks up nearby Corpse into the Meat Wagon.<text:change-end text:change-id="ct42589968"/></text:p>
        </text:list-item>
      </text:list>
      <text:p text:style-name="P2"/>
      <text:p text:style-name="P92"><text:bookmark text:name="_szdxpnywck9p"/>-Ghost:</text:p>
      <text:p text:style-name="P2"><text:tab/><text:tab/>Tags: <text:span text:style-name="T20">[Vision] [Unique]</text:span></text:p>
      <text:p text:style-name="P7">Notes: <text:span text:style-name="T23">Null</text:span></text:p>
      <text:p text:style-name="P7">RawCode: Agho</text:p>
      <text:p text:style-name="P7">Latest tested version: <text:span text:style-name="T1">1.28.5.7680</text:span></text:p>
      <text:list xml:id="list150601543284470" text:continue-numbering="true" text:style-name="WWNum1">
        <text:list-item>
          <text:p text:style-name="P4"><text:change-start text:change-id="ct42604576"/>Appears to turn the unit invisible.<text:change-end text:change-id="ct42604576"/></text:p>
        </text:list-item>
        <text:list-item>
          <text:p text:style-name="P4"><text:change-start text:change-id="ct42608016"/>Unlike Permanent Invisibility, Ghost allows the unit to go through other units that also have Ghost.<text:change-end text:change-id="ct42608016"/></text:p>
          <text:list>
            <text:list-item>
              <text:p text:style-name="P9"><text:change-start text:change-id="ct42610464"/>The SetUnitPathing Native can remove this behavior.<text:change-end text:change-id="ct42610464"/></text:p>
            </text:list-item>
          </text:list>
        </text:list-item>
        <text:list-item>
          <text:p text:style-name="P4"><text:change-start text:change-id="ct42612816"/>Can make the unit immune to Morph.<text:change-end text:change-id="ct42612816"/></text:p>
        </text:list-item>
        <text:list-item>
          <text:p text:style-name="P4"><text:change-start text:change-id="ct42615312"/>Can be set so that the unit “cannot block buildings”.<text:change-end text:change-id="ct42615312"/></text:p>
          <text:list>
            <text:list-item>
              <text:p text:style-name="P9"><text:change-start text:change-id="ct42617408"/>This allows for you to place/build buildings on that unit.<text:change-end text:change-id="ct42617408"/></text:p>
            </text:list-item>
          </text:list>
        </text:list-item>
        <text:list-item>
          <text:p text:style-name="P4"><text:change-start text:change-id="ct42620400"/>A unit with Ghost will stay invisible even while attacking/casting. This is distinct from Permanent Invisibility, which has the unit become visible again while doing those things. <text:span text:style-name="T28">(</text:span><text:span text:style-name="T4">EternalOne</text:span><text:span text:style-name="T28">)</text:span><text:change-end text:change-id="ct42620400"/></text:p>
          <text:list>
            <text:list-item>
              <text:p text:style-name="P9"><text:change-start text:change-id="ct42625856"/>This difference is due to Duration - Normal field.<text:change-end text:change-id="ct42625856"/></text:p>
              <text:list>
                <text:list-item>
                  <text:p text:style-name="P10"><text:change-start text:change-id="ct42627888"/>If set to a positive number, the unit will take that long to re-enter invisibility after attacking/casting.<text:change-end text:change-id="ct42627888"/></text:p>
                </text:list-item>
                <text:list-item>
                  <text:p text:style-name="P10"><text:change-start text:change-id="ct42629888"/>If set to 0, the unit will remain invisible permanently<text:change-end text:change-id="ct42629888"/></text:p>
                </text:list-item>
                <text:list-item>
                  <text:p text:style-name="P10"><text:change-start text:change-id="ct42631904"/>If set to a negative number, the unit will never be invisible.<text:change-end text:change-id="ct42631904"/></text:p>
                  <text:list>
                    <text:list-item>
                      <text:p text:style-name="P86"><text:change-start text:change-id="ct42634592"/>This, paired with Auto-Acquire Attack Target = False, can be made into a Hold Fire button for Dummies. Inconsistent for normal units, because they will still attack back if provoked.<text:change-end text:change-id="ct42634592"/></text:p>
                    </text:list-item>
                  </text:list>
                </text:list-item>
              </text:list>
            </text:list-item>
          </text:list>
        </text:list-item>
      </text:list>
      <text:p text:style-name="P2"/>
      <text:p text:style-name="P92"><text:bookmark text:name="_7ceto36p5ci4"/>-Locust:</text:p>
      <text:p text:style-name="P2"><text:soft-page-break/><text:tab/><text:tab/>Tags: <text:span text:style-name="T20">[Unique]</text:span></text:p>
      <text:p text:style-name="P7">Notes: <text:span text:style-name="T23">Null</text:span></text:p>
      <text:p text:style-name="P7">RawCode: Aloc</text:p>
      <text:p text:style-name="P7">Latest tested version: <text:span text:style-name="T1">1.31.1</text:span></text:p>
      <text:list xml:id="list150601046595097" text:continue-numbering="true" text:style-name="WWNum1">
        <text:list-item>
          <text:p text:style-name="P4"><text:change-start text:change-id="ct42648160"/>Unit can no longer be selected ingame, has no health bar and is invulnerable.<text:change-end text:change-id="ct42648160"/></text:p>
        </text:list-item>
        <text:list-item>
          <text:p text:style-name="P4"><text:change-start text:change-id="ct42651440"/>Locust ability, once added can’t be removed without repercussions.<text:change-end text:change-id="ct42651440"/></text:p>
        </text:list-item>
        <text:list-item>
          <text:p text:style-name="P4"><text:change-start text:change-id="ct42651184"/>Commonly used to mask “dummy units” casting spells behind the scenes.<text:change-end text:change-id="ct42651184"/></text:p>
        </text:list-item>
      </text:list>
      <text:p text:style-name="P92"><text:bookmark text:name="_clxdqukbqu45"/></text:p>
      <text:p text:style-name="P92"><text:bookmark text:name="_ruz0ugdvjwxd"/>-Orb of Annihilation:</text:p>
      <text:p text:style-name="P2"><text:tab/><text:tab/>Tags: <text:span text:style-name="T20">[Flat Damage Decrease] [Flat Damage Increase]</text:span></text:p>
      <text:p text:style-name="P7">Notes: <text:span text:style-name="T23">Null</text:span></text:p>
      <text:p text:style-name="P7">RawCode: Afak</text:p>
      <text:p text:style-name="P7">Latest tested version: <text:span text:style-name="T1">1.28.5.7680</text:span></text:p>
      <text:list xml:id="list150600581717677" text:continue-numbering="true" text:style-name="WWNum1">
        <text:list-item>
          <text:p text:style-name="P4"><text:change-start text:change-id="ct42662896"/>“Data - Damage Bonus”<text:change-end text:change-id="ct42662896"/></text:p>
          <text:list>
            <text:list-item>
              <text:p text:style-name="P9"><text:change-start text:change-id="ct42664368"/>Negative values causes the unit to lose damage instead.<text:change-end text:change-id="ct42664368"/></text:p>
            </text:list-item>
          </text:list>
        </text:list-item>
        <text:list-item>
          <text:p text:style-name="P4"><text:change-start text:change-id="ct42642896"/>Does not seem to fire an “ability being used” event for triggering purposes when used.<text:change-end text:change-id="ct42642896"/></text:p>
        </text:list-item>
        <text:list-item>
          <text:p text:style-name="P4"><text:change-start text:change-id="ct42671136"/>The bonus damage is the same type as the attack (For example, the Destroyer deals magic damage with its attack, so the damage from Orb of Annihilation is also magic type.)<text:change-end text:change-id="ct42671136"/></text:p>
          <text:list>
            <text:list-item>
              <text:p text:style-name="P9"><text:change-start text:change-id="ct42675200"/>The ability will not be fired if the target is magic immune, dealing only the normal attacks damage.<text:change-end text:change-id="ct42675200"/></text:p>
            </text:list-item>
          </text:list>
        </text:list-item>
        <text:list-item>
          <text:p text:style-name="P4"><text:change-start text:change-id="ct42678048"/>The splash damage and splash radius of Orb of Annihilation only works IF the Weapon Type of the unit itself is Missile - Splash. Target of the splash damage adhere to the unit’s Area of Effect Targets. <text:span text:style-name="T4">(nchp1903)</text:span><text:change-end text:change-id="ct42678048"/></text:p>
        </text:list-item>
        <text:list-item>
          <text:p text:style-name="P4"><text:change-start text:change-id="ct42672272"/>Missile Art doesn’t appear if the attack is melee.<text:change-end text:change-id="ct42672272"/></text:p>
        </text:list-item>
      </text:list>
      <text:p text:style-name="P2"/>
      <text:p text:style-name="P92"><text:bookmark text:name="_wlw4j95c5guk"/>-Possession:</text:p>
      <text:p text:style-name="P2"><text:tab/><text:tab/>Tags: <text:span text:style-name="T20">[Unique]</text:span></text:p>
      <text:p text:style-name="P7">Notes: <text:span text:style-name="T23">Null</text:span></text:p>
      <text:p text:style-name="P7">RawCode: Apos Aps2</text:p>
      <text:p text:style-name="P7">Latest tested version: <text:span text:style-name="T1">1.28.5.7680</text:span></text:p>
      <text:list xml:id="list150601060099997" text:continue-numbering="true" text:style-name="WWNum1">
        <text:list-item>
          <text:p text:style-name="P4"><text:change-start text:change-id="ct42685856"/>If target dies while Possession still channelled and decay completed, game will crash [1.26]. <text:span text:style-name="T28">(</text:span><text:span text:style-name="T4">DracoL1ch</text:span><text:span text:style-name="T28">)</text:span><text:change-end text:change-id="ct42685856"/></text:p>
        </text:list-item>
        <text:list-item>
          <text:p text:style-name="P4"><text:change-start text:change-id="ct42700944"/>Sacrifice unit to take control of another unit.<text:change-end text:change-id="ct42700944"/></text:p>
        </text:list-item>
        <text:list-item>
          <text:p text:style-name="P4"><text:change-start text:change-id="ct42692768"/>Adheres to “Targets Allowed”, so you can change what it can possess.<text:change-end text:change-id="ct42692768"/></text:p>
          <text:list>
            <text:list-item>
              <text:p text:style-name="P9"><text:change-start text:change-id="ct42706064"/>Can never target allied units.<text:change-end text:change-id="ct42706064"/></text:p>
            </text:list-item>
          </text:list>
        </text:list-item>
        <text:list-item>
          <text:p text:style-name="P4"><text:change-start text:change-id="ct42673520"/>When channel time is complete, it kills the banshee and sends a projectile flying towards the target unit.<text:change-end text:change-id="ct42673520"/></text:p>
          <text:list>
            <text:list-item>
              <text:p text:style-name="P9"><text:change-start text:change-id="ct42705248"/>Possession takes effect when the projectile lands.<text:change-end text:change-id="ct42705248"/></text:p>
            </text:list-item>
            <text:list-item>
              <text:p text:style-name="P9"><text:change-start text:change-id="ct42706336"/>This projectile can be disjointed, wasting the ability.<text:change-end text:change-id="ct42706336"/></text:p>
            </text:list-item>
          </text:list>
        </text:list-item>
      </text:list>
      <text:p text:style-name="P2"><text:soft-page-break/></text:p>
      <text:p text:style-name="P93"><text:bookmark text:name="_gm7j0fjkqz7w"/>-Prioritize:</text:p>
      <text:p text:style-name="Standard"><text:tab/><text:tab/>Tags: <text:span text:style-name="T20">[Unique] [TODO]</text:span></text:p>
      <text:p text:style-name="P45">Notes: <text:span text:style-name="T23">Allows you to give units custom targeting priorities.</text:span></text:p>
      <text:p text:style-name="P45">RawCode: Aatp</text:p>
      <text:p text:style-name="P45">Latest tested version: <text:span text:style-name="T1">1.32.10.18067</text:span></text:p>
      <text:list xml:id="list150600585169543" text:continue-numbering="true" text:style-name="WWNum1">
        <text:list-item>
          <text:p text:style-name="P18"><text:change-start text:change-id="ct42732288"/>Data - AOE Damage<text:change-end text:change-id="ct42732288"/></text:p>
          <text:list>
            <text:list-item>
              <text:p text:style-name="P69"><text:change-start text:change-id="ct42735792"/>Unknown currently, speculated to make the unit consider splash damage.<text:change-end text:change-id="ct42735792"/></text:p>
            </text:list-item>
          </text:list>
        </text:list-item>
        <text:list-item>
          <text:p text:style-name="P18"><text:change-start text:change-id="ct42737488"/>The targeting of the unit when this ability is toggled is entirely based on Targets Allowed.<text:change-end text:change-id="ct42737488"/></text:p>
        </text:list-item>
      </text:list>
      <text:p text:style-name="P2"/>
      <text:p text:style-name="P92"><text:bookmark text:name="_z051ja4hnzjw"/>-Raise Dead:</text:p>
      <text:p text:style-name="P2"><text:tab/><text:tab/>Tags: <text:span text:style-name="T20">[Summon]</text:span></text:p>
      <text:p text:style-name="P7">Notes: <text:span text:style-name="T23">Probably the only 2 leveled unit ability in the base game.</text:span></text:p>
      <text:p text:style-name="P7">RawCode: Arai</text:p>
      <text:p text:style-name="P7">Latest tested version: <text:span text:style-name="T1">1.28.5.7680</text:span></text:p>
      <text:list xml:id="list150600140039006" text:continue-numbering="true" text:style-name="WWNum1">
        <text:list-item>
          <text:p text:style-name="P4"><text:change-start text:change-id="ct42751424"/>Hardcoded to only work on corpses.<text:change-end text:change-id="ct42751424"/></text:p>
        </text:list-item>
      </text:list>
      <text:p text:style-name="P2"/>
      <text:p text:style-name="P92"><text:bookmark text:name="_rv2kte9h5w17"/>-Replenish:</text:p>
      <text:p text:style-name="P2"><text:tab/><text:tab/>Tags: <text:span text:style-name="T20">[Unused]</text:span></text:p>
      <text:p text:style-name="P7">Notes: <text:span text:style-name="T23">Null</text:span></text:p>
      <text:p text:style-name="P7">RawCode: Arpb</text:p>
      <text:p text:style-name="P7">Latest tested version: <text:span text:style-name="T1">1.28.5.7680</text:span></text:p>
      <text:list xml:id="list150600601949270" text:continue-numbering="true" text:style-name="WWNum1">
        <text:list-item>
          <text:p text:style-name="P4"><text:change-start text:change-id="ct42765440"/>An old combination of Essence of Blight and Spirit Touch from an early prototype of the Obsidian Statue. <text:span text:style-name="T28">(</text:span><text:span text:style-name="T4">EternalOne</text:span><text:span text:style-name="T28">)</text:span><text:change-end text:change-id="ct42765440"/></text:p>
        </text:list-item>
      </text:list>
      <text:p text:style-name="P2"/>
      <text:p text:style-name="P92"><text:bookmark text:name="_i91qwl7xwyy9"/>-Replenish Mana:</text:p>
      <text:p text:style-name="P2"><text:tab/><text:tab/>Tags: <text:span text:style-name="T20">[Unused]</text:span></text:p>
      <text:p text:style-name="P7">Notes: <text:span text:style-name="T23">Null</text:span></text:p>
      <text:p text:style-name="P7">RawCode: Arpm</text:p>
      <text:p text:style-name="P7">Latest tested version: <text:span text:style-name="T1">1.28.5.7680</text:span></text:p>
      <text:list xml:id="list150600432097751" text:continue-numbering="true" text:style-name="WWNum1">
        <text:list-item>
          <text:p text:style-name="P4"><text:change-start text:change-id="ct42783424"/>An old version of Spirit Touch from an early prototype of the Obsidian Statue. <text:span text:style-name="T28">(</text:span><text:span text:style-name="T4">EternalOne</text:span><text:span text:style-name="T28">)</text:span><text:change-end text:change-id="ct42783424"/></text:p>
        </text:list-item>
      </text:list>
      <text:p text:style-name="P2"/>
      <text:p text:style-name="P92"><text:bookmark text:name="_t9m7zsic2r7"/>-Sacrifice:</text:p>
      <text:p text:style-name="P2"><text:tab/><text:tab/>Tags: <text:span text:style-name="T20">[Unique]</text:span></text:p>
      <text:p text:style-name="P7"><text:soft-page-break/>Notes: <text:span text:style-name="T23">Null</text:span></text:p>
      <text:p text:style-name="P7">RawCode: Asac Alam</text:p>
      <text:p text:style-name="P7">Latest tested version: <text:span text:style-name="T1">1.28.5.7680</text:span></text:p>
      <text:list xml:id="list150601503516987" text:continue-numbering="true" text:style-name="WWNum1">
        <text:list-item>
          <text:p text:style-name="P4"><text:change-start text:change-id="ct42797840"/>There does not appear to be any options to change.<text:change-end text:change-id="ct42797840"/></text:p>
        </text:list-item>
        <text:list-item>
          <text:p text:style-name="P4"><text:change-start text:change-id="ct42802656"/>When a unit finishes sacrificing, a “Unit Dies” event is fired for the sacrificed unit that lists the sacrificing structure as the killer, immediately followed by a “Unit finishes training” event for the resulting Shade. These can be used with triggers to, say, replace the unit that appears when different kinds of units are sacrificed. <text:span text:style-name="T28">(</text:span><text:span text:style-name="T4">EternalOne</text:span><text:span text:style-name="T28">)</text:span><text:change-end text:change-id="ct42802656"/></text:p>
        </text:list-item>
      </text:list>
      <text:p text:style-name="P2"/>
      <text:p text:style-name="P92"><text:bookmark text:name="_2qsh5tfed6s1"/>-Spider Attack:</text:p>
      <text:p text:style-name="P2"><text:tab/><text:tab/>Tags: <text:span text:style-name="T20">[TODO]</text:span></text:p>
      <text:p text:style-name="P7">Notes: <text:span text:style-name="T23">Causes the attack of the carrier of this ability to create a spiderling attachment, which will create after a duration a missile leading back to the attacker</text:span></text:p>
      <text:p text:style-name="P7">RawCode: Aspa</text:p>
      <text:p text:style-name="P7">Latest tested version: <text:span text:style-name="T1">1.28.5.7680</text:span></text:p>
      <text:list xml:id="list150601987606903" text:continue-numbering="true" text:style-name="WWNum1">
        <text:list-item>
          <text:p text:style-name="P4"><text:change-start text:change-id="ct42817120"/>Spider capacity doesn’t have any impact (values from -100 to 100 were tried)<text:change-end text:change-id="ct42817120"/></text:p>
        </text:list-item>
        <text:list-item>
          <text:p text:style-name="P4"><text:change-start text:change-id="ct42813760"/>Changing the duration changes the time between the impact of the missile and its return<text:change-end text:change-id="ct42813760"/></text:p>
        </text:list-item>
        <text:list-item>
          <text:p text:style-name="P4"><text:change-start text:change-id="ct42824896"/>Changing “Missile” art will change the main attack, but not the returning missile<text:change-end text:change-id="ct42824896"/></text:p>
          <text:list>
            <text:list-item>
              <text:p text:style-name="P9"><text:change-start text:change-id="ct42819712"/>Unfortunately, it locks the missile speed<text:change-end text:change-id="ct42819712"/></text:p>
            </text:list-item>
          </text:list>
        </text:list-item>
        <text:list-item>
          <text:p text:style-name="P4"><text:change-start text:change-id="ct42820944"/>The lingering nerubian attack on the target cannot be edited, it seems to be hardcoded<text:change-end text:change-id="ct42820944"/></text:p>
        </text:list-item>
        <text:list-item>
          <text:p text:style-name="P4"><text:change-start text:change-id="ct42822496"/>Will be overridden by orb effects<text:change-end text:change-id="ct42822496"/></text:p>
        </text:list-item>
        <text:list-item>
          <text:p text:style-name="P4"><text:change-start text:change-id="ct42833632"/>Doesn’t work with melee attacks<text:change-end text:change-id="ct42833632"/></text:p>
        </text:list-item>
      </text:list>
      <text:p text:style-name="P2"/>
      <text:p text:style-name="P92"><text:bookmark text:name="_p8qe2vpg4el"/>-Spirit Touch:</text:p>
      <text:p text:style-name="P2"><text:tab/><text:tab/>Tags: <text:span text:style-name="T20">[Mana Regen]</text:span></text:p>
      <text:p text:style-name="P7">Notes: <text:span text:style-name="T23">Null</text:span></text:p>
      <text:p text:style-name="P7">RawCode: Arpm</text:p>
      <text:p text:style-name="P7">Latest tested version: <text:span text:style-name="T1">1.28.5.7680</text:span></text:p>
      <text:list xml:id="list150601181261545" text:continue-numbering="true" text:style-name="WWNum1">
        <text:list-item>
          <text:p text:style-name="P4"><text:change-start text:change-id="ct42839904"/>“Data - Mana Points Drained”<text:change-end text:change-id="ct42839904"/></text:p>
          <text:list>
            <text:list-item>
              <text:p text:style-name="P9"><text:change-start text:change-id="ct42851072"/>Negative values do not drain the unit's mana.<text:change-end text:change-id="ct42851072"/></text:p>
            </text:list-item>
          </text:list>
        </text:list-item>
      </text:list>
      <text:p text:style-name="P17"/>
      <text:p text:style-name="P2"/>
      <text:p text:style-name="P92"><text:bookmark text:name="_gzlc54mc0x5r"/>-Stone Form:</text:p>
      <text:p text:style-name="P2"><text:tab/><text:tab/>Tags: <text:span text:style-name="T20">[Morph] [Healing Over Time] [Damage Over Time]</text:span></text:p>
      <text:p text:style-name="P7">Notes: <text:span text:style-name="T23">Null</text:span></text:p>
      <text:p text:style-name="P7">RawCode: Astn</text:p>
      <text:p text:style-name="P7">Latest tested version: <text:span text:style-name="T1">1.28.5.7680</text:span></text:p>
      <text:list xml:id="list150601536777530" text:continue-numbering="true" text:style-name="WWNum1">
        <text:list-item>
          <text:p text:style-name="P4"><text:change-start text:change-id="ct42868112"/><text:soft-page-break/>“Life Regeneration Rate”<text:change-end text:change-id="ct42868112"/></text:p>
          <text:list>
            <text:list-item>
              <text:p text:style-name="P9"><text:change-start text:change-id="ct42870016"/>Setting negative makes it do damage instead.<text:change-end text:change-id="ct42870016"/></text:p>
            </text:list-item>
          </text:list>
        </text:list-item>
      </text:list>
      <text:p text:style-name="P2"/>
      <text:p text:style-name="P92"><text:bookmark text:name="_87vey3s5dfiq"/>-Unholy Frenzy:</text:p>
      <text:p text:style-name="P2"><text:tab/><text:tab/>Tags: <text:span text:style-name="T20">[Attackspeed Increase] [Attackspeed Decrease][Damage Over Time]</text:span></text:p>
      <text:p text:style-name="P7">Notes: <text:span text:style-name="T23">Null</text:span></text:p>
      <text:p text:style-name="P7">RawCode: Auhf</text:p>
      <text:p text:style-name="P7">Latest tested version: <text:span text:style-name="T1">1.30.2</text:span></text:p>
      <text:list xml:id="list150600590935117" text:continue-numbering="true" text:style-name="WWNum1">
        <text:list-item>
          <text:p text:style-name="P4"><text:change-start text:change-id="ct42884688"/>Units killed by this spell does not drop bounty. <text:span text:style-name="T4">(Nudl)</text:span><text:change-end text:change-id="ct42884688"/></text:p>
        </text:list-item>
        <text:list-item>
          <text:p text:style-name="P4"><text:change-start text:change-id="ct42888016"/>“Data - Attack Speed Bonus.<text:change-end text:change-id="ct42888016"/></text:p>
          <text:list>
            <text:list-item>
              <text:p text:style-name="P9"><text:change-start text:change-id="ct42888960"/>Negative values slows instead.<text:change-end text:change-id="ct42888960"/></text:p>
            </text:list-item>
          </text:list>
        </text:list-item>
        <text:list-item>
          <text:p text:style-name="P4"><text:change-start text:change-id="ct42893408"/>“Data - Damage Per Second”<text:change-end text:change-id="ct42893408"/></text:p>
          <text:list>
            <text:list-item>
              <text:p text:style-name="P9"><text:change-start text:change-id="ct42896128"/>Negative values gets converted to positive instead, dealing damage regardless.<text:change-end text:change-id="ct42896128"/></text:p>
            </text:list-item>
          </text:list>
        </text:list-item>
      </text:list>
      <text:p text:style-name="P2"/>
      <text:p text:style-name="P92"><text:bookmark text:name="_ftmsd3lwquha"/>-Unsummon Building:</text:p>
      <text:p text:style-name="P2"><text:tab/><text:tab/>Tags: <text:span text:style-name="T20">[Damage Over Time]</text:span></text:p>
      <text:p text:style-name="P7">Notes: <text:span text:style-name="T23">Null</text:span></text:p>
      <text:p text:style-name="P7">RawCode: Auns</text:p>
      <text:p text:style-name="P7">Latest tested version: <text:span text:style-name="T1">1.28.5.7680</text:span></text:p>
      <text:list xml:id="list150601089886573" text:continue-numbering="true" text:style-name="WWNum1">
        <text:list-item>
          <text:p text:style-name="P4"><text:change-start text:change-id="ct42909488"/>Works kinda like Doom for buildings.<text:change-end text:change-id="ct42909488"/></text:p>
        </text:list-item>
        <text:list-item>
          <text:p text:style-name="P4"><text:change-start text:change-id="ct42910960"/>Upon cast, it prevents further interactions with the building, and prevents it from being repaired.<text:change-end text:change-id="ct42910960"/></text:p>
        </text:list-item>
        <text:list-item>
          <text:p text:style-name="P4"><text:change-start text:change-id="ct42915936"/>“Data - Accumulation Step” is the speed at which it gets destroyed. (<text:span text:style-name="T4">RoyGBV)</text:span><text:change-end text:change-id="ct42915936"/></text:p>
          <text:list>
            <text:list-item>
              <text:p text:style-name="P9"><text:change-start text:change-id="ct42921152"/>This can actually be interpreted as “Damage Per Second”.<text:change-end text:change-id="ct42921152"/></text:p>
            </text:list-item>
            <text:list-item>
              <text:p text:style-name="P9"><text:change-start text:change-id="ct42914352"/>Damage is dealt in 1-second ticks, starting immediately after cast. (hard-coded)<text:change-end text:change-id="ct42914352"/></text:p>
            </text:list-item>
            <text:list-item>
              <text:p text:style-name="P9"><text:change-start text:change-id="ct42917824"/>A value of zero causes the game to freeze. (you are dividing by zero)<text:change-end text:change-id="ct42917824"/></text:p>
            </text:list-item>
          </text:list>
        </text:list-item>
        <text:list-item>
          <text:p text:style-name="P4"><text:change-start text:change-id="ct42920896"/>“Salvage Cost Ratio”<text:change-end text:change-id="ct42920896"/></text:p>
          <text:list>
            <text:list-item>
              <text:p text:style-name="P9"><text:change-start text:change-id="ct42918624"/>Percentage of the building’s Gold and Lumber Cost to be distributed evenly over “time”, 0.0 gives none, 1.0 gives back all your resources spent.<text:change-end text:change-id="ct42918624"/></text:p>
            </text:list-item>
            <text:list-item>
              <text:p text:style-name="P9"><text:change-start text:change-id="ct42929200"/>This “time” is actually calculated by [(Building’s max HP) / (Data - Accumulation Step)], to be distributed over 1-second ticks.<text:change-end text:change-id="ct42929200"/></text:p>
            </text:list-item>
            <text:list-item>
              <text:p text:style-name="P9"><text:change-start text:change-id="ct42928256"/>Resources to be gained per tick is set upon cast, and does not adapt, meaning if the building takes damage (or gets healed) from other sources while unsummoning, you will overall lose (or gain) some of the resources.<text:change-end text:change-id="ct42928256"/></text:p>
            </text:list-item>
            <text:list-item>
              <text:p text:style-name="P9"><text:change-start text:change-id="ct42935792"/>Values below 0 get rounded up to 0.<text:change-end text:change-id="ct42935792"/></text:p>
            </text:list-item>
          </text:list>
        </text:list-item>
        <text:list-item>
          <text:p text:style-name="P4"><text:change-start text:change-id="ct42931856"/>“Duration - Hero” and “Duration - Normal” does nothing, this ability is hardcoded to last forever.<text:change-end text:change-id="ct42931856"/></text:p>
        </text:list-item>
      </text:list>
      <text:p text:style-name="P2"/>
      <text:p text:style-name="P92"><text:bookmark text:name="_tnvowox84xhh"/>-Web:</text:p>
      <text:p text:style-name="P2"><text:soft-page-break/><text:tab/><text:tab/>Tags: <text:span text:style-name="T20">[]</text:span></text:p>
      <text:p text:style-name="P7">Notes: <text:span text:style-name="T23">Null</text:span></text:p>
      <text:p text:style-name="P7">RawCode: Aweb</text:p>
      <text:p text:style-name="P7">Latest tested version: <text:span text:style-name="T1">1.28.5.7680</text:span></text:p>
      <text:list xml:id="list150600596477458" text:continue-numbering="true" text:style-name="WWNum1">
        <text:list-item>
          <text:p text:style-name="P4"><text:change-start text:change-id="ct42956608"/>Brings an air unit to the ground, snaring it in the process.<text:change-end text:change-id="ct42956608"/></text:p>
        </text:list-item>
        <text:list-item>
          <text:p text:style-name="P4"><text:change-start text:change-id="ct42960032"/>Unlike Ensnare, it’s autocast.<text:change-end text:change-id="ct42960032"/></text:p>
        </text:list-item>
        <text:list-item>
          <text:p text:style-name="P4"><text:change-start text:change-id="ct42953504"/>There is an item version of this with no autocast, as items have issues with it.<text:change-end text:change-id="ct42953504"/></text:p>
        </text:list-item>
        <text:list-item>
          <text:p text:style-name="P4"><text:change-start text:change-id="ct42964320"/>“Data - Melee attack range”<text:change-end text:change-id="ct42964320"/></text:p>
          <text:list>
            <text:list-item>
              <text:p text:style-name="P9"><text:change-start text:change-id="ct42961008"/>Setting this allows for you to change the attack range of units. <text:span text:style-name="T4">(Tal0n)</text:span><text:change-end text:change-id="ct42961008"/></text:p>
            </text:list-item>
            <text:list-item>
              <text:p text:style-name="P9"><text:change-start text:change-id="ct42965408"/>Only works with melee units, reasons why are only melee units can be affected <text:span text:style-name="T4">(Tal0n)</text:span><text:change-end text:change-id="ct42965408"/></text:p>
            </text:list-item>
          </text:list>
        </text:list-item>
      </text:list>
      <text:p text:style-name="P12"/>
      <text:p text:style-name="P2"/>
      <text:p text:style-name="P92"><text:bookmark text:name="_3qn0o05drz59"/>-Animate Dead:</text:p>
      <text:p text:style-name="P2"><text:tab/><text:tab/>Tags: <text:span text:style-name="T20">[Summon]</text:span></text:p>
      <text:p text:style-name="P7">Notes: <text:span text:style-name="T23">Null</text:span></text:p>
      <text:p text:style-name="P7">RawCode: AUan</text:p>
      <text:p text:style-name="P7">Latest tested version: <text:span text:style-name="T1">1.28.5.7680</text:span></text:p>
      <text:list xml:id="list150600406227240" text:continue-numbering="true" text:style-name="WWNum1">
        <text:list-item>
          <text:p text:style-name="P4"><text:change-start text:change-id="ct42986944"/>Effectively just make copies(corpses) of 6 dead units on the ground, summoning them as Invulnerable with timed life.<text:change-end text:change-id="ct42986944"/></text:p>
        </text:list-item>
        <text:list-item>
          <text:p text:style-name="P4"><text:change-start text:change-id="ct42991712"/>Works like Resurrection, except the units “revived” have the “Animate Dead” expiration timer type.<text:change-end text:change-id="ct42991712"/></text:p>
        </text:list-item>
        <text:list-item>
          <text:p text:style-name="P4"><text:change-start text:change-id="ct42999088"/>Animated units have no abilities, they are removed (passive and active).<text:change-end text:change-id="ct42999088"/></text:p>
        </text:list-item>
        <text:list-item>
          <text:p text:style-name="P4"><text:change-start text:change-id="ct43001728"/>Can be set to make animated units be invulnerable, or inherit the upgrades from their original owners.<text:change-end text:change-id="ct43001728"/></text:p>
        </text:list-item>
        <text:list-item>
          <text:p text:style-name="P4"><text:change-start text:change-id="ct43004352"/>Picks random units around the Area of Effect, prioritizing higher-level units.<text:change-end text:change-id="ct43004352"/></text:p>
        </text:list-item>
      </text:list>
      <text:p text:style-name="P2"/>
      <text:p text:style-name="P92"><text:bookmark text:name="_nsxbmuhxgxo3"/>-Carrion Beetles:</text:p>
      <text:p text:style-name="P2"><text:tab/><text:tab/>Tags: <text:span text:style-name="T20">[Summon]</text:span></text:p>
      <text:p text:style-name="P7">Notes: <text:span text:style-name="T23">I am the 5th beatle.</text:span></text:p>
      <text:p text:style-name="P7">Casting by AI: Spammed at every cool down if nearby corpses are available; but only in combat.</text:p>
      <text:p text:style-name="P7">RawCode: AUcb</text:p>
      <text:p text:style-name="P7">Latest tested version: <text:span text:style-name="T1">1.28.5.7680</text:span></text:p>
      <text:list xml:id="list150600195867894" text:continue-numbering="true" text:style-name="WWNum1">
        <text:list-item>
          <text:p text:style-name="P4"><text:change-start text:change-id="ct43018432"/>Heroic ability of “Raise Dead”.<text:change-end text:change-id="ct43018432"/></text:p>
          <text:list>
            <text:list-item>
              <text:p text:style-name="P9"><text:change-start text:change-id="ct43021872"/>Except there is a maximum amount of them out at the same time.<text:change-end text:change-id="ct43021872"/></text:p>
            </text:list-item>
            <text:list-item>
              <text:p text:style-name="P9"><text:change-start text:change-id="ct43024256"/>And they don't have a duration (0)<text:change-end text:change-id="ct43024256"/></text:p>
            </text:list-item>
          </text:list>
        </text:list-item>
      </text:list>
      <text:p text:style-name="P2"/>
      <text:p text:style-name="P92"><text:bookmark text:name="_gy5177ojkbpr"/><text:soft-page-break/>-Carrion Swarm:</text:p>
      <text:p text:style-name="P2"><text:tab/><text:tab/>Tags: <text:span text:style-name="T20">[Healing] </text:span></text:p>
      <text:p text:style-name="P7">Notes: <text:span text:style-name="T23">Null</text:span></text:p>
      <text:p text:style-name="P7">Casting by AI: Triggered by having 3 clustered enemy units in cast range. <text:span text:style-name="T4">(Nudl)</text:span></text:p>
      <text:p text:style-name="P7">RawCode: AUcs</text:p>
      <text:p text:style-name="P7">Latest tested version: <text:span text:style-name="T1">1.28.5.7680</text:span></text:p>
      <text:list xml:id="list150600697867277" text:continue-numbering="true" text:style-name="WWNum1">
        <text:list-item>
          <text:p text:style-name="P4"><text:change-start text:change-id="ct43038992"/>“Data - Damage”<text:change-end text:change-id="ct43038992"/></text:p>
          <text:list>
            <text:list-item>
              <text:p text:style-name="P9"><text:change-start text:change-id="ct43042272"/>Negative values does heal.<text:change-end text:change-id="ct43042272"/></text:p>
            </text:list-item>
          </text:list>
        </text:list-item>
        <text:list-item>
          <text:p text:style-name="P4"><text:change-start text:change-id="ct43044464"/>“Data - Distance”<text:change-end text:change-id="ct43044464"/></text:p>
          <text:list>
            <text:list-item>
              <text:p text:style-name="P9"><text:change-start text:change-id="ct43047184"/>Negative values cause the entire skillshot to fly backwards instead.<text:change-end text:change-id="ct43047184"/></text:p>
            </text:list-item>
          </text:list>
        </text:list-item>
        <text:list-item>
          <text:p text:style-name="P4"><text:change-start text:change-id="ct43048736"/>“Art - Special” can’t be changed in custom versions. All carrion swarms use the field from the base spell.<text:change-end text:change-id="ct43048736"/></text:p>
        </text:list-item>
      </text:list>
      <text:p text:style-name="P40"><text:s text:c="17"/></text:p>
      <text:p text:style-name="P2"/>
      <text:p text:style-name="P92"><text:bookmark text:name="_ikcw93pxgwgy"/>-Dark Ritual:</text:p>
      <text:p text:style-name="P2"><text:tab/><text:tab/>Tags: <text:span text:style-name="T20">[Mana Regen] [Mana Drain] [Healing]</text:span></text:p>
      <text:p text:style-name="P7">Notes: <text:span text:style-name="T23">Would make for an excellent Dummy ability… if it didn’t slaughter the unit targeted.</text:span></text:p>
      <text:p text:style-name="P7">Casting by AI: Never.</text:p>
      <text:p text:style-name="P7">RawCode: AUdr</text:p>
      <text:p text:style-name="P7">Latest tested version: <text:span text:style-name="T1">1.28.5.7680</text:span></text:p>
      <text:list xml:id="list150601594274947" text:continue-numbering="true" text:style-name="WWNum1">
        <text:list-item>
          <text:p text:style-name="P4"><text:change-start text:change-id="ct43061040"/>“Life Converted To Mana”<text:change-end text:change-id="ct43061040"/></text:p>
          <text:list>
            <text:list-item>
              <text:p text:style-name="P9"><text:change-start text:change-id="ct43053392"/>Negative values causes the Lich to lose mana instead.<text:change-end text:change-id="ct43053392"/></text:p>
            </text:list-item>
          </text:list>
        </text:list-item>
        <text:list-item>
          <text:p text:style-name="P4"><text:change-start text:change-id="ct43065360"/>“Life Converted To Life”<text:change-end text:change-id="ct43065360"/></text:p>
          <text:list>
            <text:list-item>
              <text:p text:style-name="P9"><text:change-start text:change-id="ct43059008"/>Negative values causes the Lich to lose health instead.<text:change-end text:change-id="ct43059008"/></text:p>
            </text:list-item>
          </text:list>
        </text:list-item>
        <text:list-item>
          <text:p text:style-name="P4"><text:change-start text:change-id="ct43064224"/>Hardcoded to only work with units having the “Undead” tag under Unit Classification (apparently).<text:change-end text:change-id="ct43064224"/></text:p>
        </text:list-item>
      </text:list>
      <text:p text:style-name="P2"/>
      <text:p text:style-name="P92"><text:bookmark text:name="_g0wg46cnslsf"/>-Death And Decay:</text:p>
      <text:p text:style-name="P2"><text:tab/><text:tab/>Tags: <text:span text:style-name="T20">[Healing] [Healing Over Time] [Damage Over Time]</text:span></text:p>
      <text:p text:style-name="P7">Notes: <text:span text:style-name="T23">This is my favorite healing spell.</text:span></text:p>
      <text:p text:style-name="P7">Casting by AI: Spammed at every cool down.</text:p>
      <text:p text:style-name="P7">RawCode: AUdd</text:p>
      <text:p text:style-name="P7">Latest tested version: <text:span text:style-name="T1">1.28.5.7680</text:span></text:p>
      <text:list xml:id="list150601171438211" text:continue-numbering="true" text:style-name="WWNum1">
        <text:list-item>
          <text:p text:style-name="P4"><text:change-start text:change-id="ct43083424"/>“Max Life Drained Per Second”<text:change-end text:change-id="ct43083424"/></text:p>
          <text:list>
            <text:list-item>
              <text:p text:style-name="P9"><text:change-start text:change-id="ct43087472"/>Negative Values cause the units to heal instead.<text:change-end text:change-id="ct43087472"/></text:p>
              <text:list>
                <text:list-item>
                  <text:p text:style-name="P10"><text:change-start text:change-id="ct43086160"/><text:soft-page-break/>Healing on buildings still suffer penalty.<text:change-end text:change-id="ct43086160"/></text:p>
                </text:list-item>
              </text:list>
            </text:list-item>
          </text:list>
        </text:list-item>
        <text:list-item>
          <text:p text:style-name="P4"><text:change-start text:change-id="ct43082480"/>Does adhere to “Targets Allowed” allowing for damage/healing on allied/enemy units only. <text:s/><text:span text:style-name="T3">-This needs testing on 1.31</text:span><text:change-end text:change-id="ct43082480"/></text:p>
        </text:list-item>
      </text:list>
      <text:p text:style-name="P2"/>
      <text:p text:style-name="P92"><text:bookmark text:name="_myh2fmywfk75"/>-Death Coil:</text:p>
      <text:p text:style-name="P2"><text:tab/><text:tab/>Tags: <text:span text:style-name="T20">[Healing]</text:span></text:p>
      <text:p text:style-name="P7">Notes: <text:span text:style-name="T23">Opposite of Holy Light damage/Heal wise.</text:span></text:p>
      <text:p text:style-name="P7">Casting by AI: Spam on any nearby Undead units or friendly non-Undead units, prefers heroes. /Death Coil is same function as Holy Light but with opposite targets. It's been noticed while doing some Tank/Spank boss fights that if the hero is taken a LOT more damage then the heal, the healer or himself(if he has this spell) he STOPS casting it.</text:p>
      <text:p text:style-name="P7">RawCode: AUdc</text:p>
      <text:p text:style-name="P7">Latest tested version: <text:span text:style-name="T1">1.28.5.7680</text:span></text:p>
      <text:list xml:id="list150601369964932" text:continue-numbering="true" text:style-name="WWNum1">
        <text:list-item>
          <text:p text:style-name="P4"><text:change-start text:change-id="ct43105408"/>Can’t target enemy Undead units. A good alternative missile spell is Acid Bomb, just set duration to 0.02. <text:s/><text:span text:style-name="T28">(</text:span><text:span text:style-name="T4">Nudl</text:span><text:span text:style-name="T28">)</text:span><text:change-end text:change-id="ct43105408"/></text:p>
        </text:list-item>
        <text:list-item>
          <text:p text:style-name="P4"><text:change-start text:change-id="ct43105632"/>“Amount Healed/Damaged"<text:change-end text:change-id="ct43105632"/></text:p>
          <text:list>
            <text:list-item>
              <text:p text:style-name="P9"><text:change-start text:change-id="ct43109568"/>Setting this to below 0 reverses the effect (Deal full damage to allies and heal enemies for half damage).<text:change-end text:change-id="ct43109568"/></text:p>
            </text:list-item>
          </text:list>
        </text:list-item>
      </text:list>
      <text:p text:style-name="P2"/>
      <text:p text:style-name="P92"><text:bookmark text:name="_r8q10b7p96h2"/>-Death Pact:</text:p>
      <text:p text:style-name="P2"><text:tab/><text:tab/>Tags: <text:span text:style-name="T20">[Mana Regen] [Mana Drain] [Healing] [Copy]</text:span></text:p>
      <text:p text:style-name="P7">Notes: <text:span text:style-name="T23">My version truly was a death pact, where both parties lost their lives.</text:span></text:p>
      <text:p text:style-name="P7">Casting by AI: Doesn’t work.</text:p>
      <text:p text:style-name="P7">RawCode: AUdp</text:p>
      <text:p text:style-name="P7">Latest tested version: <text:span text:style-name="T1">1.28.5.7680</text:span></text:p>
      <text:list xml:id="list150600619868977" text:continue-numbering="true" text:style-name="WWNum1">
        <text:list-item>
          <text:p text:style-name="P4"><text:change-start text:change-id="ct43137776"/>The same as “Dark Ritual” except it has another order string. Go up 3 abilities for more information.<text:change-end text:change-id="ct43137776"/></text:p>
        </text:list-item>
      </text:list>
      <text:p text:style-name="P2"/>
      <text:p text:style-name="P92"><text:bookmark text:name="_vw4vj2jwmzkl"/>-Frost Armor:</text:p>
      <text:p text:style-name="P2"><text:tab/><text:tab/>Tags: <text:span text:style-name="T20">[Flat Armor Increase] [Flat Armor Decrease]</text:span></text:p>
      <text:p text:style-name="P7">Notes: <text:span text:style-name="T23">Null</text:span></text:p>
      <text:p text:style-name="P7">Casting by AI: used first on units that takes damage from enemy, and can to follow to whole group if necessary (<text:span text:style-name="T4">Daffa</text:span>)</text:p>
      <text:p text:style-name="P7">RawCode: AUfu AUfa</text:p>
      <text:p text:style-name="P7">Latest tested version: <text:span text:style-name="T1">1.28.5.7680</text:span></text:p>
      <text:list xml:id="list150602025262440" text:continue-numbering="true" text:style-name="WWNum1">
        <text:list-item>
          <text:p text:style-name="P4"><text:change-start text:change-id="ct43154032"/>“Data - Armor Bonus”<text:change-end text:change-id="ct43154032"/></text:p>
          <text:list>
            <text:list-item>
              <text:p text:style-name="P9"><text:change-start text:change-id="ct43157440"/>Negative values remove armor instead.<text:change-end text:change-id="ct43157440"/></text:p>
            </text:list-item>
          </text:list>
        </text:list-item>
        <text:list-item>
          <text:p text:style-name="P4"><text:change-start text:change-id="ct43159776"/>“Data - Armor Duration”<text:change-end text:change-id="ct43159776"/></text:p>
          <text:list>
            <text:list-item>
              <text:p text:style-name="P9"><text:change-start text:change-id="ct43162224"/>Negative values causes it to last seemingly forever.<text:tab/> <text:s/><text:change-end text:change-id="ct43162224"/></text:p>
            </text:list-item>
          </text:list>
        </text:list-item>
        <text:list-item>
          <text:p text:style-name="P4"><text:change-start text:change-id="ct43167344"/>Frost armor from lich can’t be stolen with spell steal. However, frost armor from the neutral can.<text:change-end text:change-id="ct43167344"/></text:p>
        </text:list-item>
      </text:list>
      <text:p text:style-name="P2"/>
      <text:p text:style-name="P92"><text:bookmark text:name="_99t6qvuya8y2"/><text:soft-page-break/>-Frost Nova:</text:p>
      <text:p text:style-name="P2"><text:tab/><text:tab/>Tags: <text:span text:style-name="T20">[Healing]</text:span></text:p>
      <text:p text:style-name="P7">Notes: <text:span text:style-name="T23">Null</text:span></text:p>
      <text:p text:style-name="P7">RawCode: AUfn</text:p>
      <text:p text:style-name="P7">Latest tested version: <text:span text:style-name="T1">1.28.5.7680</text:span></text:p>
      <text:list xml:id="list150600871824623" text:continue-numbering="true" text:style-name="WWNum1">
        <text:list-item>
          <text:p text:style-name="P4"><text:change-start text:change-id="ct43180208"/>“Data - Area of Effect damage” and “Data - Specific Target Damage”<text:change-end text:change-id="ct43180208"/></text:p>
          <text:list>
            <text:list-item>
              <text:p text:style-name="P9"><text:change-start text:change-id="ct43183152"/>Negative values causes the unit to heal.<text:change-end text:change-id="ct43183152"/></text:p>
            </text:list-item>
          </text:list>
        </text:list-item>
        <text:list-item>
          <text:p text:style-name="P4"><text:change-start text:change-id="ct43182928"/>“Stats - Buffs”<text:change-end text:change-id="ct43182928"/></text:p>
          <text:list>
            <text:list-item>
              <text:p text:style-name="P9"><text:change-start text:change-id="ct43188016"/>Works as intended, with the visual effect.<text:change-end text:change-id="ct43188016"/></text:p>
            </text:list-item>
          </text:list>
        </text:list-item>
        <text:list-item>
          <text:p text:style-name="P4"><text:change-start text:change-id="ct43190192"/>The Slow is dependant on the gameplay constants “Spells - Frost Attack/Movement Speed Reduction”<text:change-end text:change-id="ct43190192"/></text:p>
        </text:list-item>
      </text:list>
      <text:p text:style-name="P2"/>
      <text:p text:style-name="P92"><text:bookmark text:name="_jzjdjmmgqiry"/>-Impale:</text:p>
      <text:p text:style-name="P2"><text:tab/><text:tab/>Tags: <text:span text:style-name="T20">[Suppressed] [Healing]</text:span></text:p>
      <text:p text:style-name="P7">Notes: <text:span text:style-name="T23">Null</text:span></text:p>
      <text:p text:style-name="P7">Casting by AI: Triggered by having 3 clustered enemy units in cast range.</text:p>
      <text:p text:style-name="P7">RawCode: AUim</text:p>
      <text:p text:style-name="P7">Latest tested version: <text:span text:style-name="T1">1.28.5.7680</text:span></text:p>
      <text:list xml:id="list150601341961906" text:continue-numbering="true" text:style-name="WWNum1">
        <text:list-item>
          <text:p text:style-name="P4"><text:change-start text:change-id="ct43197248"/>This ability is channeling. Interrupting cast animation prevents further spikes from popping up.<text:change-end text:change-id="ct43197248"/></text:p>
        </text:list-item>
        <text:list-item>
          <text:p text:style-name="P4"><text:change-start text:change-id="ct43204560"/>Technically identical to Cyclone's mechanic - turns target invulnerable, removes all attached special effects from it, effectively hide the unit. <text:span text:style-name="T28">(</text:span><text:span text:style-name="T4">DracoL1ch</text:span><text:span text:style-name="T28">)</text:span><text:change-end text:change-id="ct43204560"/></text:p>
        </text:list-item>
        <text:list-item>
          <text:p text:style-name="P4"><text:change-start text:change-id="ct43209184"/>Cannot be applied onto units under Ensnare or similar effect (Cyclone's rules). <text:span text:style-name="T28">(</text:span><text:span text:style-name="T4">DracoL1ch</text:span><text:span text:style-name="T28">)</text:span><text:change-end text:change-id="ct43209184"/></text:p>
        </text:list-item>
        <text:list-item>
          <text:p text:style-name="P4"><text:change-start text:change-id="ct43218160"/>“Data - Air Time”<text:change-end text:change-id="ct43218160"/></text:p>
          <text:list>
            <text:list-item>
              <text:p text:style-name="P9"><text:change-start text:change-id="ct43216016"/>Negative values gets rounded back to 0.<text:change-end text:change-id="ct43216016"/></text:p>
            </text:list-item>
            <text:list-item>
              <text:p text:style-name="P9"><text:change-start text:change-id="ct43220656"/>Values above 0 does not make the unit fly “slower” through the air, it only changes the invulnerability.<text:change-end text:change-id="ct43220656"/></text:p>
              <text:list>
                <text:list-item>
                  <text:p text:style-name="P10"><text:change-start text:change-id="ct43216704"/>The stun does not kick into effect until after the invulnerability runs out.<text:change-end text:change-id="ct43216704"/></text:p>
                </text:list-item>
                <text:list-item>
                  <text:p text:style-name="P10"><text:change-start text:change-id="ct43227424"/>The unit is stuck in a suppressed state where they cannot do anything.<text:change-end text:change-id="ct43227424"/></text:p>
                </text:list-item>
              </text:list>
            </text:list-item>
          </text:list>
        </text:list-item>
        <text:list-item>
          <text:p text:style-name="P4"><text:change-start text:change-id="ct43219696"/>“Data - Damage Dealt”<text:change-end text:change-id="ct43219696"/></text:p>
          <text:list>
            <text:list-item>
              <text:p text:style-name="P9"><text:change-start text:change-id="ct43229296"/>Negative values cause healing.<text:change-end text:change-id="ct43229296"/></text:p>
            </text:list-item>
          </text:list>
        </text:list-item>
        <text:list-item>
          <text:p text:style-name="P4"><text:change-start text:change-id="ct43234992"/>“Data - Wave Distance”<text:change-end text:change-id="ct43234992"/></text:p>
          <text:list>
            <text:list-item>
              <text:p text:style-name="P9"><text:change-start text:change-id="ct43237104"/>Negative values causes the spikes to go in the opposite direction<text:change-end text:change-id="ct43237104"/></text:p>
            </text:list-item>
          </text:list>
        </text:list-item>
        <text:list-item>
          <text:p text:style-name="P4"><text:change-start text:change-id="ct43216480"/>“Data - Wave Time”<text:change-end text:change-id="ct43216480"/></text:p>
          <text:list>
            <text:list-item>
              <text:p text:style-name="P9"><text:change-start text:change-id="ct43241024"/>Negative values makes no spikes appear.<text:change-end text:change-id="ct43241024"/></text:p>
            </text:list-item>
          </text:list>
        </text:list-item>
        <text:list-item>
          <text:p text:style-name="P4"><text:change-start text:change-id="ct43246416"/>Units stunned by Impale are Immune to Impale<text:change-end text:change-id="ct43246416"/></text:p>
        </text:list-item>
      </text:list>
      <text:p text:style-name="P2"/>
      <text:p text:style-name="P92"><text:bookmark text:name="_7vis9da28lzw"/><text:soft-page-break/>-Inferno:</text:p>
      <text:p text:style-name="P2"><text:tab/><text:tab/>Tags: <text:span text:style-name="T20">[Summon] [Healing]</text:span></text:p>
      <text:p text:style-name="P7">Notes: <text:span text:style-name="T23">My beautiful inferno skill, summoning a frog and dealing 1000 healing. Truly Majestic!</text:span></text:p>
      <text:p text:style-name="P7">RawCode: AUin ANin SNin</text:p>
      <text:p text:style-name="P7">Latest tested version: <text:span text:style-name="T1">1.28.5.7680</text:span></text:p>
      <text:list xml:id="list150601867240688" text:continue-numbering="true" text:style-name="WWNum1">
        <text:list-item>
          <text:p text:style-name="P4"><text:change-start text:change-id="ct43240048"/>“Data - Damage”<text:change-end text:change-id="ct43240048"/></text:p>
          <text:list>
            <text:list-item>
              <text:p text:style-name="P9"><text:change-start text:change-id="ct43267872"/>At negative values it does heal.<text:change-end text:change-id="ct43267872"/></text:p>
            </text:list-item>
          </text:list>
        </text:list-item>
        <text:list-item>
          <text:p text:style-name="P4"><text:change-start text:change-id="ct43266896"/>“Data - Duration”<text:change-end text:change-id="ct43266896"/></text:p>
          <text:list>
            <text:list-item>
              <text:p text:style-name="P9"><text:change-start text:change-id="ct43272576"/>At negative values it appears to last forever.<text:change-end text:change-id="ct43272576"/></text:p>
            </text:list-item>
            <text:list-item>
              <text:p text:style-name="P9"><text:change-start text:change-id="ct43275552"/>Setting this field to a smaller value than Impact Delay causes the spell to not stun or deal any damage<text:change-end text:change-id="ct43275552"/></text:p>
            </text:list-item>
          </text:list>
        </text:list-item>
        <text:list-item>
          <text:p text:style-name="P4"><text:change-start text:change-id="ct43277424"/>“Data - Impact Delay”<text:change-end text:change-id="ct43277424"/></text:p>
          <text:list>
            <text:list-item>
              <text:p text:style-name="P9"><text:change-start text:change-id="ct43279984"/>Higher values does not make the meteor come down slower. It only makes it so that the spawning takes longer for the infernal.<text:change-end text:change-id="ct43279984"/></text:p>
            </text:list-item>
          </text:list>
        </text:list-item>
        <text:list-item>
          <text:p text:style-name="P4"><text:change-start text:change-id="ct43282624"/>It adheres to “Targets Allowed” allowing for heals targeted for your team.<text:change-end text:change-id="ct43282624"/></text:p>
        </text:list-item>
        <text:list-item>
          <text:p text:style-name="P4"><text:change-start text:change-id="ct43284624"/>“Stats - Duration”<text:change-end text:change-id="ct43284624"/></text:p>
          <text:list>
            <text:list-item>
              <text:p text:style-name="P9"><text:change-start text:change-id="ct43286736"/>Actually dictates the stun duration.<text:change-end text:change-id="ct43286736"/></text:p>
            </text:list-item>
          </text:list>
        </text:list-item>
        <text:list-item>
          <text:p text:style-name="P4"><text:change-start text:change-id="ct43289360"/>Empty summon slots cause nothing to be summoned.<text:change-end text:change-id="ct43289360"/></text:p>
        </text:list-item>
        <text:list-item>
          <text:p text:style-name="P4"><text:change-start text:change-id="ct43292016"/>Appears to remove “Locust” ability from summoned unit (at least in 1.31)<text:change-end text:change-id="ct43292016"/></text:p>
        </text:list-item>
      </text:list>
      <text:p text:style-name="P2"><text:tab/></text:p>
      <text:p text:style-name="P92"><text:bookmark text:name="_x954kz2ba6e4"/>-Locust Swarm:</text:p>
      <text:p text:style-name="P2"><text:tab/><text:tab/>Tags: <text:span text:style-name="T20">[Summon] [Healing] [Healing Over Time]</text:span></text:p>
      <text:p text:style-name="P7">Notes: <text:span text:style-name="T23">Null</text:span></text:p>
      <text:p text:style-name="P7">RawCode: AUls</text:p>
      <text:p text:style-name="P7">Latest tested version: <text:span text:style-name="T1">1.28.5.7680</text:span></text:p>
      <text:list xml:id="list150600241131486" text:continue-numbering="true" text:style-name="WWNum1">
        <text:list-item>
          <text:p text:style-name="P4"><text:change-start text:change-id="ct43305536"/>Always causes the caster to enter Alternate state and removes it when ability ends. <text:span text:style-name="T28">(</text:span><text:span text:style-name="T4">DracoL1ch</text:span><text:span text:style-name="T28">)</text:span><text:change-end text:change-id="ct43305536"/></text:p>
        </text:list-item>
        <text:list-item>
          <text:p text:style-name="P4"><text:change-start text:change-id="ct43311312"/>“Data - Damage Return Factor”<text:change-end text:change-id="ct43311312"/></text:p>
          <text:list>
            <text:list-item>
              <text:p text:style-name="P9"><text:change-start text:change-id="ct43314784"/>Negative values does not damage the Crypt Lord.<text:change-end text:change-id="ct43314784"/></text:p>
            </text:list-item>
          </text:list>
        </text:list-item>
        <text:list-item>
          <text:p text:style-name="P18"><text:change-start text:change-id="ct43316032"/>“Data - Damage Return Threshold”<text:change-end text:change-id="ct43316032"/></text:p>
          <text:list>
            <text:list-item>
              <text:p text:style-name="P9"><text:change-start text:change-id="ct43319392"/>Setting this value to zero or less causes the locusts to float in place behind the unit and do nothing.<text:change-end text:change-id="ct43319392"/></text:p>
            </text:list-item>
          </text:list>
        </text:list-item>
        <text:list-item>
          <text:p text:style-name="P4"><text:change-start text:change-id="ct43321696"/>“Data - Max Swarm Units Per Target”<text:change-end text:change-id="ct43321696"/></text:p>
          <text:list>
            <text:list-item>
              <text:p text:style-name="P9"><text:change-start text:change-id="ct43323856"/>At negative values (or 0) they just won't target anyone and fly around aimlessly.<text:change-end text:change-id="ct43323856"/></text:p>
            </text:list-item>
          </text:list>
        </text:list-item>
        <text:list-item>
          <text:p text:style-name="P4"><text:change-start text:change-id="ct43326384"/>“Data - Number of Swarm Units”<text:change-end text:change-id="ct43326384"/></text:p>
          <text:list>
            <text:list-item>
              <text:p text:style-name="P9"><text:change-start text:change-id="ct43309968"/>There appears to be a hard coded upper limit.<text:change-end text:change-id="ct43309968"/></text:p>
            </text:list-item>
          </text:list>
        </text:list-item>
        <text:list-item>
          <text:p text:style-name="P4"><text:change-start text:change-id="ct43327056"/>“Data - Swarm Unit Type”<text:change-end text:change-id="ct43327056"/></text:p>
          <text:list>
            <text:list-item>
              <text:p text:style-name="P9"><text:change-start text:change-id="ct43327920"/><text:soft-page-break/>Here’s an interesting fact. Units that do not have the “Locust” ability will be summoned normally and will function like a normal unit.<text:change-end text:change-id="ct43327920"/></text:p>
            </text:list-item>
            <text:list-item>
              <text:p text:style-name="P9"><text:change-start text:change-id="ct43328560"/>If the unit does not have any attacks (i.e. Shade) they won’t attack and will just fly around.<text:change-end text:change-id="ct43328560"/></text:p>
            </text:list-item>
          </text:list>
        </text:list-item>
        <text:list-item>
          <text:p text:style-name="P4"><text:change-start text:change-id="ct43308880"/>“Stats - Area of Effect”<text:change-end text:change-id="ct43308880"/></text:p>
          <text:list>
            <text:list-item>
              <text:p text:style-name="P9"><text:change-start text:change-id="ct43320512"/>This thing dictates how far away the locust can fly from the Crypt Lord. Can really be used for some A E S T H E T I C S.<text:change-end text:change-id="ct43320512"/></text:p>
            </text:list-item>
          </text:list>
        </text:list-item>
        <text:list-item>
          <text:p text:style-name="P4"><text:change-start text:change-id="ct43331856"/>Casting the spell with locusts remaining alive (requires ability cooldown set shorter than Duration - Normal field value) destroys all active locusts and spawns new ones at the position of the casting unit. This does not trigger a “unit dies” event for the locust units that are destroyed.<text:change-end text:change-id="ct43331856"/></text:p>
        </text:list-item>
      </text:list>
      <text:p text:style-name="P2"><text:tab/></text:p>
      <text:p text:style-name="P92"><text:bookmark text:name="_lisxqje91lt"/>-Sleep:</text:p>
      <text:p text:style-name="P2"><text:tab/><text:tab/>Tags: <text:span text:style-name="T20">[Suppressed]</text:span></text:p>
      <text:p text:style-name="P7">Notes: <text:span text:style-name="T23">Add Stun Duration, add friendly targeting…Add “Freezing breath” buff...remove “stats - duration” and voila! You have a supportive stasis spell!</text:span></text:p>
      <text:p text:style-name="P7">Casting by AI: Cast while in combat, seems to prefer non heroes.</text:p>
      <text:p text:style-name="P7">RawCode: AUsl</text:p>
      <text:p text:style-name="P7">Latest tested version: <text:span text:style-name="T1">1.28.5.7680</text:span></text:p>
      <text:list xml:id="list150601733671804" text:continue-numbering="true" text:style-name="WWNum1">
        <text:list-item>
          <text:p text:style-name="P4"><text:change-start text:change-id="ct43354896"/>“Data - Stun Duration”<text:change-end text:change-id="ct43354896"/></text:p>
          <text:list>
            <text:list-item>
              <text:p text:style-name="P9"><text:change-start text:change-id="ct43340432"/>This is the stun duration of which the unit is Invulnerable.<text:change-end text:change-id="ct43340432"/></text:p>
            </text:list-item>
          </text:list>
        </text:list-item>
        <text:list-item>
          <text:p text:style-name="P4"><text:change-start text:change-id="ct43358944"/>Adheres to “Targets Allowed”.<text:change-end text:change-id="ct43358944"/></text:p>
        </text:list-item>
      </text:list>
      <text:p text:style-name="P2"/>
      <text:p text:style-name="P6"><text:bookmark text:name="_jkrxfp3otot1"/></text:p>
      <text:p text:style-name="P6"><text:bookmark text:name="_avncx6vbeylx"/></text:p>
      <text:p text:style-name="P6"><text:bookmark text:name="_jra1cm9lvd0q"/><text:tab/><text:span text:style-name="T12">-Spiked Carapace:</text:span></text:p>
      <text:p text:style-name="P2"><text:tab/><text:tab/>Tags:<text:span text:style-name="T20"> [Flat Armor Decrease] [Flat Armor Increase] [Percent Damage Taken Decrease] [Percent Damage Taken Increase]</text:span></text:p>
      <text:p text:style-name="P2"><text:tab/><text:tab/>Notes: <text:span text:style-name="T23">Damage Factor and Returned Damage Factor only works against melee enemies.</text:span></text:p>
      <text:p text:style-name="P7">RawCode: AUts</text:p>
      <text:p text:style-name="P7">Latest tested version: <text:span text:style-name="T1">1.3</text:span><text:change-start text:change-id="ct43379088"/><text:span text:style-name="T1">6</text:span><text:change-end text:change-id="ct43379088"/><text:change text:change-id="ct43380816"/></text:p>
      <text:list xml:id="list698015431" text:style-name="WWNum11">
        <text:list-item>
          <text:p text:style-name="P60">Defense bonus changes flat bonus armor, works as intended with both negative/positive values.</text:p>
        </text:list-item>
        <text:list-item>
          <text:p text:style-name="P60">Multiple abilities stack independently and fully. <text:span text:style-name="T28">(</text:span><text:span text:style-name="T4">DracoL1ch</text:span><text:span text:style-name="T28">)</text:span></text:p>
        </text:list-item>
        <text:list-item>
          <text:p text:style-name="P60">Received Damage Factor changes how much damage is received (It's calculated after armor.)<text:line-break/>• Reducing received damage does not equal to the attacker receiving less damage upon damage return. <text:span text:style-name="T4">(StormKnight)</text:span></text:p>
          <text:list>
            <text:list-item>
              <text:p text:style-name="P75">Does nothing below 0.0, just makes the damage 0 and does not heal the unit.</text:p>
            </text:list-item>
            <text:list-item>
              <text:p text:style-name="P75">Above 1.0 the unit takes increased damage instead(still calculated after armor).</text:p>
            </text:list-item>
          </text:list>
        </text:list-item>
      </text:list>
      <text:list xml:id="list1750179780" text:style-name="WWNum4">
        <text:list-item>
          <text:p text:style-name="P61">Returned Damage Factor changes how much damage is returned to the enemy</text:p>
          <text:list>
            <text:list-item>
              <text:p text:style-name="P76">Below 0.0 it does not heal the attacker, only nullifies damage.</text:p>
            </text:list-item>
            <text:list-item>
              <text:p text:style-name="P88"><text:s text:c="50"/>* <text:s text:c="4"/>Above 1.0 the enemy takes more damage than you. This damage does not stack with Received Damage Factor damage.<text:line-break/><text:line-break/><text:line-break/><text:tab/><text:tab/><text:span text:style-name="T12">-Unholy Aura:</text:span><text:line-break/></text:p>
            </text:list-item>
          </text:list>
        </text:list-item>
      </text:list>
      <text:p text:style-name="P2"><text:tab/><text:tab/>Tags: <text:span text:style-name="T20">[Healing Over Time] [Damage Over Time] [Movespeed Decrease] [Movespeed Increase] [AOE Supportive] [AOE Disabling]</text:span></text:p>
      <text:p text:style-name="P7">Notes: <text:span text:style-name="T23">If you remove “Self” and replace “Friend” with “Enemy” and then make it slow/drain life, you have actually made arthas from HotS.</text:span></text:p>
      <text:p text:style-name="P7"><text:soft-page-break/>RawCode: AUau</text:p>
      <text:p text:style-name="P7">Latest tested version: <text:span text:style-name="T1">1.</text:span><text:change-start text:change-id="ct43436896"/><text:span text:style-name="T1">36</text:span><text:change-end text:change-id="ct43436896"/><text:change text:change-id="ct43431536"/></text:p>
      <text:list xml:id="list150600898018336" text:continue-list="list150601733671804" text:style-name="WWNum1">
        <text:list-item>
          <text:p text:style-name="P4"><text:change-start text:change-id="ct43442288"/>“Data - Life Regeneration Increase”<text:change-end text:change-id="ct43442288"/></text:p>
          <text:list>
            <text:list-item>
              <text:p text:style-name="P9"><text:change-start text:change-id="ct43445600"/>Negative values cause units to take damage instead.<text:change-end text:change-id="ct43445600"/></text:p>
            </text:list-item>
          </text:list>
        </text:list-item>
        <text:list-item>
          <text:p text:style-name="P4"><text:change-start text:change-id="ct43448032"/>“Data - Movement Speed increase”<text:change-end text:change-id="ct43448032"/></text:p>
          <text:list>
            <text:list-item>
              <text:p text:style-name="P9"><text:change-start text:change-id="ct43449968"/>Negative values cause the unit to be slowed.<text:change-end text:change-id="ct43449968"/></text:p>
            </text:list-item>
          </text:list>
        </text:list-item>
        <text:list-item>
          <text:p text:style-name="P4"><text:change-start text:change-id="ct43452944"/>Adheres to “Targets Allowed”.<text:change-end text:change-id="ct43452944"/><text:change-start text:change-id="ct43452688"/></text:p>
        </text:list-item>
        <text:list-item>
          <text:p text:style-name="P4"><text:change-start text:change-id="ct43455520"/>“Data - Percent Bonus”<text:change-end text:change-id="ct43452688"/><text:change-end text:change-id="ct43455520"/><text:change-start text:change-id="ct43444224"/></text:p>
        </text:list-item>
        <text:list-item>
          <text:p text:style-name="P4"><text:change-start text:change-id="ct43458800"/>If you set this to True, you can create an aura that gives a certain percentage of Movement Speed and/or Max HP % Regen / Sec (<text:change-end text:change-id="ct43444224"/><text:change-end text:change-id="ct43458800"/><text:change-start text:change-id="ct43459696"/><text:change-start text:change-id="ct43454368"/>emperor_d3st<text:change-end text:change-id="ct43459696"/><text:change-end text:change-id="ct43454368"/><text:change-start text:change-id="ct43457824"/><text:change-start text:change-id="ct43461328"/>)<text:change-end text:change-id="ct43457824"/><text:change-end text:change-id="ct43461328"/></text:p>
        </text:list-item>
      </text:list>
      <text:p text:style-name="P2"/>
      <text:p text:style-name="P92"><text:bookmark text:name="_i3ptrcjpej1u"/>-Vampiric Aura:</text:p>
      <text:p text:style-name="P2"><text:tab/><text:tab/>Tags: <text:span text:style-name="T20">[AOE Supportive] [AOE Disabling] [Healing]</text:span></text:p>
      <text:p text:style-name="P7">Notes: <text:span text:style-name="T23">Null</text:span></text:p>
      <text:p text:style-name="P7">RawCode: AUav</text:p>
      <text:p text:style-name="P7">Latest tested version: <text:span text:style-name="T1">1.28.5.7680</text:span></text:p>
      <text:list xml:id="list150601053685297" text:continue-numbering="true" text:style-name="WWNum1">
        <text:list-item>
          <text:p text:style-name="P4"><text:change-start text:change-id="ct43470752"/>“Data - Attack Damage Stolen”<text:change-end text:change-id="ct43470752"/></text:p>
          <text:list>
            <text:list-item>
              <text:p text:style-name="P9"><text:change-start text:change-id="ct43458048"/>Negative values cause damage similar to Thorns Aura.<text:change-end text:change-id="ct43458048"/></text:p>
            </text:list-item>
          </text:list>
        </text:list-item>
        <text:list-item>
          <text:p text:style-name="P4"><text:change-start text:change-id="ct43446640"/>Hardcoded to only work on melee units.<text:change-end text:change-id="ct43446640"/></text:p>
        </text:list-item>
      </text:list>
      <text:p text:style-name="P2"/>
      <text:p text:style-name="P91"><text:bookmark text:name="_zc05aehwibci"/>@Night Elf:</text:p>
      <text:p text:style-name="P2"/>
      <text:p text:style-name="P92"><text:bookmark text:name="_iautxhrkiiaq"/>-Abolish Magic:</text:p>
      <text:p text:style-name="P2"><text:tab/><text:tab/>Tags: <text:span text:style-name="T20">[Mana Regen] [Mana Drain]</text:span></text:p>
      <text:p text:style-name="P7">Notes: <text:span text:style-name="T23">Null</text:span></text:p>
      <text:p text:style-name="P7">RawCode: Aadm</text:p>
      <text:p text:style-name="P7">Latest tested version: <text:span text:style-name="T1">1.28.5.7680</text:span></text:p>
      <text:list xml:id="list150601141476619" text:continue-numbering="true" text:style-name="WWNum1">
        <text:list-item>
          <text:p text:style-name="P4"><text:change-start text:change-id="ct43490368"/>“Data - Summoned unit damage”<text:change-end text:change-id="ct43490368"/></text:p>
          <text:list>
            <text:list-item>
              <text:p text:style-name="P9"><text:change-start text:change-id="ct43494576"/>Negative values do not heal.<text:change-end text:change-id="ct43494576"/></text:p>
            </text:list-item>
          </text:list>
        </text:list-item>
        <text:list-item>
          <text:p text:style-name="P4"><text:change-start text:change-id="ct43486224"/>“Data - Mana Loss”<text:change-end text:change-id="ct43486224"/></text:p>
          <text:list>
            <text:list-item>
              <text:p text:style-name="P9"><text:change-start text:change-id="ct43491456"/>Negative values cause the target to gain mana.<text:change-end text:change-id="ct43491456"/></text:p>
            </text:list-item>
          </text:list>
        </text:list-item>
      </text:list>
      <text:p text:style-name="P2"/>
      <text:p text:style-name="P92"><text:bookmark text:name="_t6nf95ukr1k6"/>-Bear Form:</text:p>
      <text:p text:style-name="P2"><text:tab/><text:tab/>Tags: <text:span text:style-name="T20">[Morph]</text:span></text:p>
      <text:p text:style-name="P7"><text:soft-page-break/>Notes: <text:span text:style-name="T23">Null</text:span></text:p>
      <text:p text:style-name="P7">RawCode: Abrf</text:p>
      <text:p text:style-name="P7">Latest tested version: <text:span text:style-name="T1">1.28.5.7680</text:span></text:p>
      <text:list xml:id="list150600626878366" text:continue-numbering="true" text:style-name="WWNum1">
        <text:list-item>
          <text:p text:style-name="P4"><text:change-start text:change-id="ct43509936"/>While transforming, unit cannot be hexed or cycloned. (<text:span text:style-name="T4">DracoL1ch</text:span>)<text:change-end text:change-id="ct43509936"/></text:p>
        </text:list-item>
        <text:list-item>
          <text:p text:style-name="P4"><text:change-start text:change-id="ct43519936"/>While transforming, unit CAN be silenced, which effectively cancels morph time and allows to act immediately in the new form. (<text:span text:style-name="T4">DracoL1ch</text:span>)<text:change-end text:change-id="ct43519936"/></text:p>
        </text:list-item>
        <text:list-item>
          <text:p text:style-name="P4"><text:change-start text:change-id="ct43525312"/>If morph has channeling time, killing the caster while he<text:tab/> is backmorphing will cause him to become permanently stunned (obviously affects heroes only). (<text:span text:style-name="T4">DracoL1ch</text:span>)<text:change-end text:change-id="ct43525312"/><text:change-start text:change-id="ct43528688"/></text:p>
        </text:list-item>
        <text:list-item>
          <text:p text:style-name="P4"><text:change-start text:change-id="ct43539056"/>Using triggers to add and then immediately remove the ability, one can cause an instant transformation. This does have some strange side effects however, such as when this trick is performed, a spell targeting a point loses its X &amp; Y coordinates. Save the point in a variable before transforming.<text:change-end text:change-id="ct43528688"/><text:change-end text:change-id="ct43539056"/><text:change-start text:change-id="ct43529664"/></text:p>
        </text:list-item>
        <text:list-item>
          <text:p text:style-name="P4"><text:change-start text:change-id="ct43540704"/>In order to make the transformation happen, one must change “Normal Form Unit” to the desired new form, and have “Alternate Form Unit” be the original form in which you start as.<text:change-end text:change-id="ct43529664"/><text:change-end text:change-id="ct43540704"/><text:change-start text:change-id="ct43535424"/><text:change-start text:change-id="ct43537088"/><text:line-break/><text:change-end text:change-id="ct43535424"/><text:change-end text:change-id="ct43537088"/><text:change-start text:change-id="ct43540448"/><text:change-start text:change-id="ct43541904"/>Credit goes to <text:change-end text:change-id="ct43540448"/><text:change-end text:change-id="ct43541904"/><text:change-start text:change-id="ct43544032"/><text:change-start text:change-id="ct43545280"/><text:a xlink:type="simple" xlink:href="https://www.hiveworkshop.com/members/lordshinjo.184886/" text:style-name="ListLabel_20_118" text:visited-style-name="ListLabel_20_118">Lordshinjo</text:a><text:change-end text:change-id="ct43544032"/><text:change-end text:change-id="ct43545280"/><text:change-start text:change-id="ct43545728"/><text:change-start text:change-id="ct43545504"/> for posting about this initially on the Hive forums (<text:change-end text:change-id="ct43545728"/><text:change-end text:change-id="ct43545504"/><text:change-start text:change-id="ct43546256"/><text:change-start text:change-id="ct43548080"/><text:a xlink:type="simple" xlink:href="https://www.hiveworkshop.com/threads/hero-passive-transformation.198482/" text:style-name="ListLabel_20_118" text:visited-style-name="ListLabel_20_118">link to post)</text:a><text:change-end text:change-id="ct43546256"/><text:change-end text:change-id="ct43548080"/></text:p>
        </text:list-item>
      </text:list>
      <text:p text:style-name="P2"/>
      <text:p text:style-name="P92"><text:bookmark text:name="_rb1bi9tmz2w"/>-Corrosive Breath:</text:p>
      <text:p text:style-name="P2"><text:tab/><text:tab/>Tags: <text:span text:style-name="T20">[Damage Over Time]</text:span></text:p>
      <text:p text:style-name="P7">Notes: <text:span text:style-name="T23">Null</text:span></text:p>
      <text:p text:style-name="P7">RawCode: Acor</text:p>
      <text:p text:style-name="P7">Latest tested version: <text:span text:style-name="T1">1.28.5.7680</text:span></text:p>
      <text:list xml:id="list150602380171601" text:continue-numbering="true" text:style-name="WWNum1">
        <text:list-item>
          <text:p text:style-name="P4"><text:change-start text:change-id="ct41422848"/>“Data - Damage Per Second”<text:change-end text:change-id="ct41422848"/></text:p>
          <text:list>
            <text:list-item>
              <text:p text:style-name="P9"><text:change-start text:change-id="ct42111632"/>Negative values do not appear to cause healing.<text:change-end text:change-id="ct42111632"/></text:p>
            </text:list-item>
            <text:list-item>
              <text:p text:style-name="P9"><text:change-start text:change-id="ct42967552"/>It appears it’s hard coded to only work against structures.<text:change-end text:change-id="ct42967552"/></text:p>
            </text:list-item>
          </text:list>
        </text:list-item>
      </text:list>
      <text:p text:style-name="P2"/>
      <text:p text:style-name="P92"><text:bookmark text:name="_4znrtbxqo3dp"/>-Cyclone:</text:p>
      <text:p text:style-name="P2"><text:tab/><text:tab/>Tags: <text:span text:style-name="T20">[TODO]</text:span></text:p>
      <text:p text:style-name="P7">Notes: <text:span text:style-name="T23">Null</text:span></text:p>
      <text:p text:style-name="P7">RawCode: Acyc</text:p>
      <text:p text:style-name="P45">Latest tested version: <text:span text:style-name="T1">1.28.5.7680</text:span></text:p>
      <text:list xml:id="list150601551291218" text:continue-numbering="true" text:style-name="WWNum1">
        <text:list-item>
          <text:p text:style-name="P4"><text:change-start text:change-id="ct42138144"/>Turns target invulnerable, removes all attached special effects from it, effectively hide the unit. <text:span text:style-name="T4">(DracoL1ch)</text:span><text:change-end text:change-id="ct42138144"/></text:p>
          <text:list>
            <text:list-item>
              <text:p text:style-name="P9"><text:change-start text:change-id="ct42913200"/>It also hides the unit if you use any other model in the Cyclone and Cyclone (extra) other than the default Cyclone Model <text:span text:style-name="T4">(RoyGBV)</text:span><text:change-end text:change-id="ct42913200"/></text:p>
            </text:list-item>
            <text:list-item>
              <text:p text:style-name="P9"><text:change-start text:change-id="ct41175248"/>By default it uses the “Sprite First Ref” attachment point to decide where on the parent model the model will be attached.<text:change-end text:change-id="ct41175248"/></text:p>
            </text:list-item>
          </text:list>
        </text:list-item>
        <text:list-item>
          <text:p text:style-name="P4"><text:change-start text:change-id="ct42624112"/>If gameplay constant "Cyclone hides unit" toggled, unit will be hidden completely instead of using Tornado fx. <text:span text:style-name="T4">(DracoL1ch)</text:span><text:change-end text:change-id="ct42624112"/></text:p>
        </text:list-item>
        <text:list-item>
          <text:p text:style-name="P4"><text:change-start text:change-id="ct39260496"/>Cannot be applied onto units under Ensnare, Entangle or similar effect. <text:span text:style-name="T4">(DracoL1ch)</text:span><text:change-end text:change-id="ct39260496"/></text:p>
        </text:list-item>
        <text:list-item>
          <text:p text:style-name="P4"><text:change-start text:change-id="ct42708160"/>Cannot be applied onto flying units. <text:span text:style-name="T4">(DracoL1ch)</text:span><text:change-end text:change-id="ct42708160"/></text:p>
        </text:list-item>
        <text:list-item>
          <text:p text:style-name="P96"><text:bookmark text:name="_n09aul4s8i3m"/><text:change-start text:change-id="ct41616096"/><text:span text:style-name="T30">Cycloned Units perform the stun order</text:span><text:change-end text:change-id="ct41616096"/></text:p>
        </text:list-item>
      </text:list>
      <text:p text:style-name="P2"/>
      <text:p text:style-name="P92"><text:bookmark text:name="_pnz9ou92ylyo"/>-Detonate:</text:p>
      <text:p text:style-name="P2"><text:tab/><text:tab/>Tags: <text:span text:style-name="T20">[Mana Drain] [Mana Regen]</text:span></text:p>
      <text:p text:style-name="P7"><text:soft-page-break/>Notes: <text:span text:style-name="T23">Null</text:span></text:p>
      <text:p text:style-name="P7">RawCode: Adtn</text:p>
      <text:p text:style-name="P7">Latest tested version: <text:span text:style-name="T1">1.28.5.7680</text:span></text:p>
      <text:list xml:id="list150601836673936" text:continue-numbering="true" text:style-name="WWNum1">
        <text:list-item>
          <text:p text:style-name="P4"><text:change-start text:change-id="ct41602080"/>“Data - Damage to Summoned Units”<text:change-end text:change-id="ct41602080"/></text:p>
          <text:list>
            <text:list-item>
              <text:p text:style-name="P9"><text:change-start text:change-id="ct42693760"/>Negative values do not heal.<text:change-end text:change-id="ct42693760"/></text:p>
            </text:list-item>
          </text:list>
        </text:list-item>
        <text:list-item>
          <text:p text:style-name="P4"><text:change-start text:change-id="ct42959104"/>“Data - Mana Loss”<text:change-end text:change-id="ct42959104"/></text:p>
          <text:list>
            <text:list-item>
              <text:p text:style-name="P9"><text:change-start text:change-id="ct41435840"/>Negative values cause mana gain.<text:change-end text:change-id="ct41435840"/></text:p>
            </text:list-item>
          </text:list>
        </text:list-item>
        <text:list-item>
          <text:p text:style-name="P4"><text:change-start text:change-id="ct43109104"/>Kills the unit, very good.<text:change-end text:change-id="ct43109104"/></text:p>
        </text:list-item>
      </text:list>
      <text:p text:style-name="P2"/>
      <text:p text:style-name="P92"><text:bookmark text:name="_ini42fl1b0wl"/>-Dismount:</text:p>
      <text:p text:style-name="P2"><text:tab/><text:tab/>Tags: <text:span text:style-name="T20">[Morph]</text:span></text:p>
      <text:p text:style-name="P7">Notes: <text:span text:style-name="T23">Null</text:span></text:p>
      <text:p text:style-name="P7">RawCode: Adec</text:p>
      <text:p text:style-name="P7">Latest tested version: <text:span text:style-name="T1">1.28.5.7680</text:span></text:p>
      <text:list xml:id="list150601027166593" text:continue-numbering="true" text:style-name="WWNum1">
        <text:list-item>
          <text:p text:style-name="P4"><text:change-start text:change-id="ct43192512"/>Null<text:change-end text:change-id="ct43192512"/></text:p>
        </text:list-item>
      </text:list>
      <text:p text:style-name="P2"/>
      <text:p text:style-name="P92"><text:bookmark text:name="_89x1yv1b4fz2"/>-Eat Tree:</text:p>
      <text:p text:style-name="P2"><text:tab/><text:tab/>Tags: <text:span text:style-name="T20">[Healing Over Time] [Damage Over Time]</text:span></text:p>
      <text:p text:style-name="P7">Notes: <text:span text:style-name="T23">Infamous dota technique passed down through generations.</text:span></text:p>
      <text:p text:style-name="P7">RawCode: Aeat</text:p>
      <text:p text:style-name="P7">Latest tested version: <text:span text:style-name="T1">1.28.5.7680</text:span></text:p>
      <text:list xml:id="list150601601478831" text:continue-numbering="true" text:style-name="WWNum1">
        <text:list-item>
          <text:p text:style-name="P4"><text:change-start text:change-id="ct39264816"/>Spell stops working if you do the following: eat tree &gt; cancel order and move close to target tree &gt; eat tree (same tree). It’s now impossible to eat that tree until you move roughly 90 units away. It might seem like a bug, but it’s probably a melee mechanic so that you can block Ancients from eating trees. (<text:span text:style-name="T4">Nudl</text:span>)<text:change-end text:change-id="ct39264816"/></text:p>
        </text:list-item>
        <text:list-item>
          <text:p text:style-name="P4"><text:change-start text:change-id="ct39351600"/>“Data - Hit Points Gained”<text:change-end text:change-id="ct39351600"/></text:p>
          <text:list>
            <text:list-item>
              <text:p text:style-name="P9"><text:change-start text:change-id="ct39415952"/>Negative values cause damage instead.<text:change-end text:change-id="ct39415952"/></text:p>
            </text:list-item>
          </text:list>
        </text:list-item>
        <text:list-item>
          <text:p text:style-name="P4"><text:change-start text:change-id="ct39498432"/>“Data - Rip Delay”<text:change-end text:change-id="ct39498432"/></text:p>
          <text:list>
            <text:list-item>
              <text:p text:style-name="P9"><text:change-start text:change-id="ct39590480"/>Negative values treated as 0.<text:change-end text:change-id="ct39590480"/></text:p>
            </text:list-item>
            <text:list-item>
              <text:p text:style-name="P9"><text:change-start text:change-id="ct39328128"/>The amount of time it takes before the tree is removed from the map.<text:change-end text:change-id="ct39328128"/></text:p>
            </text:list-item>
          </text:list>
        </text:list-item>
        <text:list-item>
          <text:p text:style-name="P4"><text:change-start text:change-id="ct39701200"/>Setting targets to include units causes the caster to use the ability when right-clicking valid targets (Kino, any version before 1.32)<text:change-end text:change-id="ct39701200"/></text:p>
          <text:list>
            <text:list-item>
              <text:p text:style-name="P9"><text:change-start text:change-id="ct39746480"/>Does not kill target unit<text:change-end text:change-id="ct39746480"/></text:p>
            </text:list-item>
            <text:list-item>
              <text:p text:style-name="P9"><text:change-start text:change-id="ct39829168"/>Good base for a dummy ‘interact/conversation’ ability<text:change-end text:change-id="ct39829168"/></text:p>
            </text:list-item>
          </text:list>
        </text:list-item>
      </text:list>
      <text:p text:style-name="P2"/>
      <text:p text:style-name="P97"><text:bookmark text:name="_1epsudbayc83"/></text:p>
      <text:p text:style-name="P99"><text:bookmark text:name="_7g8wkg181mai"/>-Elune’s Grace:</text:p>
      <text:p text:style-name="P2"><text:soft-page-break/><text:tab/><text:tab/>Tags:<text:span text:style-name="T20"> [Percent Damage Decrease] [Percent Damage Increase] [Percent Damage Taken Increase] [Percent Damage Taken Decrease]</text:span></text:p>
      <text:p text:style-name="P7">Notes: <text:span text:style-name="T23">Null</text:span></text:p>
      <text:p text:style-name="P7">RawCode: Aegr</text:p>
      <text:p text:style-name="P7">Latest tested version: <text:span text:style-name="T1">1.</text:span><text:change-start text:change-id="ct40071472"/><text:span text:style-name="T1">36</text:span><text:change-end text:change-id="ct40071472"/><text:change text:change-id="ct40088768"/></text:p>
      <text:list xml:id="list150602168763113" text:continue-numbering="true" text:style-name="WWNum1">
        <text:list-item>
          <text:p text:style-name="P4"><text:change-start text:change-id="ct40133856"/>"Art - Caster" is displayed when this elune's grace affects taken damage<text:change-end text:change-id="ct40133856"/></text:p>
        </text:list-item>
        <text:list-item>
          <text:p text:style-name="P4"><text:change-start text:change-id="ct40184688"/>“Data - Chance to Deflect”<text:change-end text:change-id="ct40184688"/></text:p>
          <text:list>
            <text:list-item>
              <text:p text:style-name="P9"><text:change-start text:change-id="ct40256560"/>Requires the Gameplay constant DefendDeflection = 1<text:change-end text:change-id="ct40256560"/></text:p>
            </text:list-item>
            <text:list-item>
              <text:p text:style-name="P9"><text:change-start text:change-id="ct40333056"/>0 to 100, with 100 deflecting every affected Attack <text:tab/><text:change-end text:change-id="ct40333056"/></text:p>
            </text:list-item>
            <text:list-item>
              <text:p text:style-name="P9"><text:change-start text:change-id="ct40407648"/>Deflects any ranged attack that is (Pierce, Magic or Spell), but not missiles from Abilities (Barrage)<text:change-end text:change-id="ct40407648"/></text:p>
            </text:list-item>
            <text:list-item>
              <text:p text:style-name="P9"><text:change-start text:change-id="ct40481056"/>Deflected attacks apply Buff placers onto the source of the attack<text:change-end text:change-id="ct40481056"/></text:p>
            </text:list-item>
            <text:list-item>
              <text:p text:style-name="P9"><text:change-start text:change-id="ct40548464"/>The bounce/ deal aoe /line damage from the Attacker<text:change-end text:change-id="ct40548464"/></text:p>
            </text:list-item>
            <text:list-item>
              <text:p text:style-name="P9"><text:change-start text:change-id="ct40603584"/>Seemingly doesn’t work on the first time the unit is attacked, even with 100.0 chance. (<text:span text:style-name="T4">KitsuneTailsPrower</text:span>)<text:change-end text:change-id="ct40603584"/></text:p>
            </text:list-item>
            <text:list-item>
              <text:p text:style-name="P69"><text:change-start text:change-id="ct40571072"/>Plays Art - Caster effect when deflecting. (<text:span text:style-name="T4">KitsuneTailsPrower</text:span>)<text:change-end text:change-id="ct40571072"/></text:p>
            </text:list-item>
          </text:list>
        </text:list-item>
      </text:list>
      <text:p text:style-name="P89"/>
      <text:list xml:id="list150601650571206" text:continue-numbering="true" text:style-name="WWNum1">
        <text:list-item>
          <text:p text:style-name="P4"><text:change-start text:change-id="ct40745216"/>“Data - Deflect Damage Taken (Piercing)”<text:change-end text:change-id="ct40745216"/></text:p>
          <text:list>
            <text:list-item>
              <text:p text:style-name="P9"><text:change-start text:change-id="ct40839120"/>Multiplies the taken damage when an (Piercing) Attack is deflected<text:change-end text:change-id="ct40839120"/></text:p>
            </text:list-item>
            <text:list-item>
              <text:p text:style-name="P9"><text:change-start text:change-id="ct40901360"/>Stacks with “Data - Damage Taken”, 0.8 and 0.9 = 0.72<text:change-end text:change-id="ct40901360"/></text:p>
            </text:list-item>
            <text:list-item>
              <text:p text:style-name="P9"><text:change-start text:change-id="ct40958160"/>Won’t deflect with a Value equal to 1.0 <text:change-end text:change-id="ct40958160"/></text:p>
            </text:list-item>
            <text:list-item>
              <text:p text:style-name="P9"><text:change-start text:change-id="ct40995904"/>Values below 0 cause no damage.<text:change-end text:change-id="ct40995904"/></text:p>
            </text:list-item>
            <text:list-item>
              <text:p text:style-name="P9"><text:change-start text:change-id="ct40015872"/>Values above 1 cause more damage.<text:change-end text:change-id="ct40015872"/></text:p>
            </text:list-item>
          </text:list>
        </text:list-item>
        <text:list-item>
          <text:p text:style-name="P4"><text:change-start text:change-id="ct41061488"/>“Data - Deflect Damage Taken (Spells)”<text:change-end text:change-id="ct41061488"/></text:p>
          <text:list>
            <text:list-item>
              <text:p text:style-name="P9"><text:change-start text:change-id="ct41167040"/>“Data - Deflect Damage Taken (Piercing)” against Magic &amp; Spell Attacks<text:change-end text:change-id="ct41167040"/></text:p>
            </text:list-item>
            <text:list-item>
              <text:p text:style-name="P9"><text:change-start text:change-id="ct41222688"/>Does not affect Spellcasts <text:change-end text:change-id="ct41222688"/></text:p>
            </text:list-item>
          </text:list>
        </text:list-item>
        <text:list-item>
          <text:p text:style-name="P4"><text:change-start text:change-id="ct41271952"/>“Data - Damage Dealt”<text:change-end text:change-id="ct41271952"/></text:p>
          <text:list>
            <text:list-item>
              <text:p text:style-name="P9"><text:change-start text:change-id="ct41314704"/>Values below 0 cause no damage.<text:change-end text:change-id="ct41314704"/></text:p>
            </text:list-item>
            <text:list-item>
              <text:p text:style-name="P9"><text:change-start text:change-id="ct41355888"/>Values above 1 cause more damage.<text:change-end text:change-id="ct41355888"/></text:p>
            </text:list-item>
            <text:list-item>
              <text:p text:style-name="P9"><text:change-start text:change-id="ct41388560"/>Affects own AutoAttack, regardless of attacktype.<text:change-end text:change-id="ct41388560"/></text:p>
            </text:list-item>
            <text:list-item>
              <text:p text:style-name="P9"><text:change-start text:change-id="ct40299312"/>Stacks with other Elune Graces. 20 x 5 x 10 = 1000<text:change-end text:change-id="ct40299312"/></text:p>
            </text:list-item>
            <text:list-item>
              <text:p text:style-name="P9"><text:change-start text:change-id="ct41626704"/>Affects the current attack when added by triggers in an unit is attacked event.<text:change-end text:change-id="ct41626704"/><text:change-start text:change-id="ct41057040"/></text:p>
            </text:list-item>
            <text:list-item>
              <text:p text:style-name="P9"><text:change-start text:change-id="ct41711392"/>Does not show up on the UI, unless the unit also has Trueshot Aura buff active on them (<text:change-end text:change-id="ct41057040"/><text:change-end text:change-id="ct41711392"/><text:change-start text:change-id="ct41708928"/><text:change-start text:change-id="ct41727712"/>emperor_d3st<text:change-end text:change-id="ct41708928"/><text:change-end text:change-id="ct41727712"/><text:change-start text:change-id="ct41745360"/><text:change-start text:change-id="ct41677584"/>)<text:change-end text:change-id="ct41745360"/><text:change-end text:change-id="ct41677584"/></text:p>
            </text:list-item>
          </text:list>
        </text:list-item>
        <text:list-item>
          <text:p text:style-name="P4"><text:change-start text:change-id="ct41802496"/>“Data - Damage Taken”<text:change-end text:change-id="ct41802496"/></text:p>
          <text:list>
            <text:list-item>
              <text:p text:style-name="P9"><text:change-start text:change-id="ct41870800"/>Values below 0 cause no damage to be taken.<text:change-end text:change-id="ct41870800"/></text:p>
            </text:list-item>
            <text:list-item>
              <text:p text:style-name="P9"><text:change-start text:change-id="ct41916432"/>Only adds defense versus Piercing. (<text:span text:style-name="T4">Prometheus3375</text:span>)<text:change-end text:change-id="ct41916432"/><text:change-start text:change-id="ct41954704"/></text:p>
            </text:list-item>
            <text:list-item>
              <text:p text:style-name="P9"><text:change-start text:change-id="ct42003952"/><text:soft-page-break/>In case of multiple Elune’s Grace abilities the lowest value seems to apply (<text:change-end text:change-id="ct41954704"/><text:change-end text:change-id="ct42003952"/><text:change-start text:change-id="ct42021856"/><text:change-start text:change-id="ct42019696"/>emperor_d3st<text:change-end text:change-id="ct42021856"/><text:change-end text:change-id="ct42019696"/><text:change-start text:change-id="ct42034752"/><text:change-start text:change-id="ct41966336"/>)<text:change-end text:change-id="ct42034752"/><text:change-end text:change-id="ct41966336"/></text:p>
            </text:list-item>
          </text:list>
        </text:list-item>
        <text:list-item>
          <text:p text:style-name="P4"><text:change-start text:change-id="ct42048560"/>“Data - Magic Damage Reduction”<text:change-end text:change-id="ct42048560"/></text:p>
          <text:list>
            <text:list-item>
              <text:p text:style-name="P9"><text:change-start text:change-id="ct42100064"/>Values below 0 cause <text:change-end text:change-id="ct42100064"/><text:change-start text:change-id="ct42120560"/><text:change-start text:change-id="ct42111904"/>the unit to be healed instead when it would receive Spell dmg<text:change-end text:change-id="ct42120560"/><text:change-end text:change-id="ct42111904"/><text:change text:change-id="ct42133904"/><text:change-start text:change-id="ct42134448"/>. (<text:change-end text:change-id="ct42134448"/><text:change-start text:change-id="ct42155680"/><text:change-start text:change-id="ct42156464"/>emperor_d3st<text:change-end text:change-id="ct42155680"/><text:change-end text:change-id="ct42156464"/><text:change text:change-id="ct42205440"/><text:change-start text:change-id="ct42169792"/>)<text:change-end text:change-id="ct42169792"/></text:p>
            </text:list-item>
            <text:list-item>
              <text:p text:style-name="P9"><text:change-start text:change-id="ct42255136"/>Only adds defense versus Spells and Magic Attacks (Priest/Shaman...).<text:change-end text:change-id="ct42255136"/><text:change-start text:change-id="ct41959920"/></text:p>
            </text:list-item>
            <text:list-item>
              <text:p text:style-name="P9"><text:change-start text:change-id="ct42192880"/>In case of multiple Elune’s Grace abilities the lowest value seems to apply <text:change-end text:change-id="ct41959920"/><text:change-end text:change-id="ct42192880"/><text:change-start text:change-id="ct42281232"/><text:change-start text:change-id="ct42199152"/>(<text:change-end text:change-id="ct42281232"/><text:change-end text:change-id="ct42199152"/><text:change-start text:change-id="ct42313376"/><text:change-start text:change-id="ct42309712"/>emperor_d3st<text:change-end text:change-id="ct42313376"/><text:change-end text:change-id="ct42309712"/><text:change-start text:change-id="ct42322512"/><text:change-start text:change-id="ct42248112"/>)<text:change-end text:change-id="ct42322512"/><text:change-end text:change-id="ct42248112"/></text:p>
            </text:list-item>
          </text:list>
        </text:list-item>
        <text:list-item>
          <text:p text:style-name="P4"><text:change-start text:change-id="ct42376832"/>“Data - Attack Speed Factor” &amp; “Data - Movement Speed Factor” appear to both be deprecated (no change in movement speed/attack rate with either positive or negative values) <text:span text:style-name="T4">(Khyrberos, 1.</text:span><text:change-end text:change-id="ct42376832"/><text:change-start text:change-id="ct42436848"/><text:change-start text:change-id="ct42433840"/><text:span text:style-name="T4">36</text:span><text:change-end text:change-id="ct42436848"/><text:change-end text:change-id="ct42433840"/><text:change text:change-id="ct42444016"/><text:change-start text:change-id="ct42344352"/><text:span text:style-name="T4">) </text:span><text:change-end text:change-id="ct42344352"/></text:p>
        </text:list-item>
      </text:list>
      <text:p text:style-name="P17"/>
      <text:p text:style-name="P2"/>
      <text:p text:style-name="P92"><text:bookmark text:name="_58ke41cqaiz0"/>-Entangle Gold Mine:</text:p>
      <text:p text:style-name="P2"><text:tab/><text:tab/>Tags: <text:span text:style-name="T20">[TODO]</text:span></text:p>
      <text:p text:style-name="P7">Notes: <text:span text:style-name="T23">Null</text:span></text:p>
      <text:p text:style-name="P7">RawCode: Aent</text:p>
      <text:p text:style-name="P7">Latest tested version: <text:span text:style-name="T1">1.28.5.7680</text:span></text:p>
      <text:list xml:id="list150601823159394" text:continue-numbering="true" text:style-name="WWNum1">
        <text:list-item>
          <text:p text:style-name="P4"><text:change-start text:change-id="ct42604048"/>Null<text:change-end text:change-id="ct42604048"/></text:p>
        </text:list-item>
      </text:list>
      <text:p text:style-name="P2"/>
      <text:p text:style-name="P92"><text:bookmark text:name="_t541mn1gsbjo"/>-Entangled Gold Mine Ability:</text:p>
      <text:p text:style-name="P2"><text:tab/><text:tab/>Tags: <text:span text:style-name="T20">[TODO]</text:span></text:p>
      <text:p text:style-name="P7">Notes: <text:span text:style-name="T23">Null</text:span></text:p>
      <text:p text:style-name="P7">RawCode: Aegm</text:p>
      <text:p text:style-name="P7">Latest tested version: <text:span text:style-name="T1">1.28.5.7680</text:span></text:p>
      <text:list xml:id="list150600649683278" text:continue-numbering="true" text:style-name="WWNum1">
        <text:list-item>
          <text:p text:style-name="P4"><text:change-start text:change-id="ct42878608"/>Units with this ability are created with a special minimap icon and will keep it even if they lose the ability or morph. The icon can be accessed from game interface and is player colored unlike something like a neutral building icon.<text:change-end text:change-id="ct42878608"/></text:p>
        </text:list-item>
      </text:list>
      <text:p text:style-name="P2"/>
      <text:p text:style-name="P92"><text:bookmark text:name="_8xmkst6ob1v5"/>-Ethereal:</text:p>
      <text:p text:style-name="P2"><text:tab/><text:tab/>Tags: <text:span text:style-name="T20">[Unique]</text:span></text:p>
      <text:p text:style-name="P7">Notes: <text:span text:style-name="T23">Has the epic ToolTipMissing Icon</text:span></text:p>
      <text:p text:style-name="P7">RawCode: Aetl</text:p>
      <text:p text:style-name="P7">Latest tested version: <text:span text:style-name="T1">1.28.5.7680</text:span></text:p>
      <text:list xml:id="list150601155097261" text:continue-numbering="true" text:style-name="WWNum1">
        <text:list-item>
          <text:p text:style-name="P4"><text:change-start text:change-id="ct43046576"/>Disallow to cast several physical-only abilities and Channel which has "Physical" option's flag enabled. (<text:span text:style-name="T4">DracoL1ch</text:span>)<text:change-end text:change-id="ct43046576"/></text:p>
          <text:list>
            <text:list-item>
              <text:p text:style-name="P9"><text:change-start text:change-id="ct43151600"/>Physical-only example: Ensnare, Suicide.<text:change-end text:change-id="ct43151600"/></text:p>
            </text:list-item>
          </text:list>
        </text:list-item>
        <text:list-item>
          <text:p text:style-name="P4"><text:change-start text:change-id="ct43227952"/>Doesn't disjoint any projectiles, physical ones will not deal it's effect on impact. (<text:span text:style-name="T4">DracoL1ch</text:span>)<text:change-end text:change-id="ct43227952"/></text:p>
        </text:list-item>
      </text:list>
      <text:p text:style-name="P2"/>
      <text:p text:style-name="P92"><text:bookmark text:name="_8j1yp86xdeu0"/>-Faerie Fire:</text:p>
      <text:p text:style-name="P2"><text:tab/><text:tab/>Tags: <text:span text:style-name="T20">[Flat Armor Decrease] [Flat Armor Increase] </text:span></text:p>
      <text:p text:style-name="P7"><text:soft-page-break/>Notes: <text:span text:style-name="T23">Null</text:span></text:p>
      <text:p text:style-name="P7">Casting by AI: Spammed randomly on enemy units.</text:p>
      <text:p text:style-name="P7">RawCode: Afae</text:p>
      <text:p text:style-name="P7">Latest tested version: <text:span text:style-name="T1">1.28.5.7680</text:span></text:p>
      <text:list xml:id="list150601725604027" text:continue-numbering="true" text:style-name="WWNum1">
        <text:list-item>
          <text:p text:style-name="P4"><text:change-start text:change-id="ct43399872"/>“Data - Defense Reduction”<text:change-end text:change-id="ct43399872"/></text:p>
          <text:list>
            <text:list-item>
              <text:p text:style-name="P9"><text:change-start text:change-id="ct43461056"/>Acts as expected both with both positive and negative values.<text:change-end text:change-id="ct43461056"/></text:p>
            </text:list-item>
          </text:list>
        </text:list-item>
        <text:list-item>
          <text:p text:style-name="P4"><text:change-start text:change-id="ct43499472"/>Doesn't stack with itself, latest placed overrides the buff, but effect may become incorrect (takes bigger armor bonus always).<text:change-end text:change-id="ct43499472"/></text:p>
        </text:list-item>
        <text:list-item>
          <text:p text:style-name="P4"><text:change-start text:change-id="ct38613008"/>Shares unit's vision with the caster's owner.<text:change-end text:change-id="ct38613008"/></text:p>
        </text:list-item>
        <text:list-item>
          <text:p text:style-name="P4"><text:change-start text:change-id="ct39249680"/>Render unit visible when he is invisible.<text:change-end text:change-id="ct39249680"/></text:p>
        </text:list-item>
        <text:list-item>
          <text:p text:style-name="P4"><text:change-start text:change-id="ct39257520"/><text:span text:style-name="T4">(nchp1903)</text:span> Faerie Fire Is a good base for triggered autocast abilities, because it will automatically cast on viable targets in range, even if Duration is set to 0.01 and Defense Reduction to 0.<text:change-end text:change-id="ct39257520"/></text:p>
          <text:list>
            <text:list-item>
              <text:p text:style-name="P9"><text:change-start text:change-id="ct39374720"/>Another good contender is Curse, but A.I will only autocast Curse on targets that can attack.<text:change-end text:change-id="ct39374720"/></text:p>
            </text:list-item>
          </text:list>
        </text:list-item>
      </text:list>
      <text:p text:style-name="P2"/>
      <text:p text:style-name="P92"><text:bookmark text:name="_b8k3nwgfm7c3"/>-Hardened Skin:</text:p>
      <text:p text:style-name="P2"><text:tab/><text:tab/>Tags: <text:span text:style-name="T20">[Flat Damage Taken Decrease] [Flat Damage Taken Increase]</text:span></text:p>
      <text:p text:style-name="P7">Notes: <text:span text:style-name="T24">( ͡° ͜ʖ ͡°)</text:span></text:p>
      <text:p text:style-name="P7">RawCode: Assk</text:p>
      <text:p text:style-name="P7">Latest tested version: <text:span text:style-name="T1">1.28.5.7680</text:span></text:p>
      <text:list xml:id="list150600564444541" text:continue-numbering="true" text:style-name="WWNum1">
        <text:list-item>
          <text:p text:style-name="P4"><text:change-start text:change-id="ct39535072"/>When multiple abilities based on this obtained, they're being evaluated in reverse order of obtaining (latest triggers first). As soon as any of those pass through the “Chance to Reduce Damage”, all other blocks are completely ignored.<text:change-end text:change-id="ct39535072"/></text:p>
        </text:list-item>
        <text:list-item>
          <text:p text:style-name="P4"><text:change-start text:change-id="ct39604160"/>“Data - Ignored damage”<text:change-end text:change-id="ct39604160"/></text:p>
          <text:list>
            <text:list-item>
              <text:p text:style-name="P9"><text:change-start text:change-id="ct39642304"/>Negative values causes the unit to take this amount of extra damage every hit.<text:change-end text:change-id="ct39642304"/></text:p>
            </text:list-item>
          </text:list>
        </text:list-item>
        <text:list-item>
          <text:p text:style-name="P4"><text:change-start text:change-id="ct39811328"/>“Data - Minimum damage”<text:change-end text:change-id="ct39811328"/></text:p>
          <text:list>
            <text:list-item>
              <text:p text:style-name="P9"><text:change-start text:change-id="ct39816544"/>Negative values are treated as 0.<text:change-end text:change-id="ct39816544"/></text:p>
            </text:list-item>
            <text:list-item>
              <text:p text:style-name="P9"><text:change-start text:change-id="ct40043600"/>A value of 0 allows for the unit to not take any damage if the ignored damage is reduced to equal or below 0.<text:change-end text:change-id="ct40043600"/></text:p>
            </text:list-item>
            <text:list-item>
              <text:p text:style-name="P9"><text:change-start text:change-id="ct40132816"/>Damage instances smaller than the minimum damage may get bumped up to the minimum. <text:span text:style-name="T3">Needs more testing.</text:span><text:change-end text:change-id="ct40132816"/></text:p>
            </text:list-item>
          </text:list>
        </text:list-item>
        <text:list-item>
          <text:p text:style-name="P4"><text:change-start text:change-id="ct40217904"/>“Stats - Cooldown” and “Stats - Mana Cost” fields nonfunctional.<text:change-end text:change-id="ct40217904"/></text:p>
        </text:list-item>
        <text:list-item>
          <text:p text:style-name="P4"><text:change-start text:change-id="ct39160832"/>Plays Art - Caster effect when blocking damage (<text:span text:style-name="T4">Somen00b</text:span>)<text:change-end text:change-id="ct39160832"/></text:p>
        </text:list-item>
      </text:list>
      <text:p text:style-name="P2"/>
      <text:p text:style-name="P92"><text:bookmark text:name="_8e2wwk83ieey"/>-Lightning Attack:</text:p>
      <text:p text:style-name="P2"><text:tab/><text:tab/>Tags: <text:span text:style-name="T20">[TODO]</text:span></text:p>
      <text:p text:style-name="P7">Notes: <text:span text:style-name="T23">Aesthetics</text:span></text:p>
      <text:p text:style-name="P7">RawCode: Alit</text:p>
      <text:p text:style-name="P7">Latest tested version: <text:span text:style-name="T1">1.28.5.7680</text:span></text:p>
      <text:list xml:id="list150600383025866" text:continue-numbering="true" text:style-name="WWNum1">
        <text:list-item>
          <text:p text:style-name="P4"><text:change-start text:change-id="ct40552128"/>Visual effect overrides most of other on-attack effects, like Vampiric. (<text:span text:style-name="T4">DracoL1ch</text:span>)<text:change-end text:change-id="ct40552128"/></text:p>
        </text:list-item>
        <text:list-item>
          <text:p text:style-name="P4"><text:change-start text:change-id="ct40691824"/><text:soft-page-break/>Visual effect becomes broken if Critical strike or Bash happens on the same attack. (<text:span text:style-name="T4">DracoL1ch</text:span>)<text:change-end text:change-id="ct40691824"/></text:p>
        </text:list-item>
        <text:list-item>
          <text:p text:style-name="P4"><text:change-start text:change-id="ct40846592"/>Lightning Attack can change projectile fields and add a beam/lightning type to the attack of a unit while in-game even. (<text:span text:style-name="T4">Wonder Wiz)</text:span><text:change-end text:change-id="ct40846592"/></text:p>
        </text:list-item>
      </text:list>
      <text:p text:style-name="P2"/>
      <text:p text:style-name="P92"><text:bookmark text:name="_swmks93a4ztc"/>-Mana Flare:</text:p>
      <text:p text:style-name="P2"><text:tab/><text:tab/>Tags: <text:span text:style-name="T20">[Mana Drain]</text:span></text:p>
      <text:p text:style-name="P7">Notes: <text:span text:style-name="T23">Null</text:span></text:p>
      <text:p text:style-name="P7">RawCode: Amfl</text:p>
      <text:p text:style-name="P7">Latest tested version: <text:span text:style-name="T1">1.28.5.7680</text:span></text:p>
      <text:list xml:id="list150601305859965" text:continue-numbering="true" text:style-name="WWNum1">
        <text:list-item>
          <text:p text:style-name="P4"><text:change-start text:change-id="ct40700096"/>“Data - Damage Cooldown”<text:change-end text:change-id="ct40700096"/></text:p>
          <text:list>
            <text:list-item>
              <text:p text:style-name="P9"><text:change-start text:change-id="ct41177712"/>This is actually the armor modifier, adds armor or removes it.<text:change-end text:change-id="ct41177712"/></text:p>
            </text:list-item>
          </text:list>
        </text:list-item>
        <text:list-item>
          <text:p text:style-name="P4"><text:change-start text:change-id="ct41238976"/>“Data - Damage per Mana point”<text:change-end text:change-id="ct41238976"/></text:p>
          <text:list>
            <text:list-item>
              <text:p text:style-name="P9"><text:change-start text:change-id="ct41294080"/>Negative values do not cause mana regeneration.<text:change-end text:change-id="ct41294080"/></text:p>
            </text:list-item>
          </text:list>
        </text:list-item>
      </text:list>
      <text:p text:style-name="P2"/>
      <text:p text:style-name="P92"><text:bookmark text:name="_e71w9f9daudg"/>-Moon Glaive:</text:p>
      <text:p text:style-name="P2"><text:tab/><text:tab/>Tags: <text:span text:style-name="T20">[Dummy Ability]</text:span></text:p>
      <text:p text:style-name="P7">Notes: <text:span text:style-name="T23">Doesn't do anything, it’s all handled by the Upgrade</text:span></text:p>
      <text:p text:style-name="P7">RawCode: Amgl Amgr</text:p>
      <text:p text:style-name="P7">Latest tested version: <text:span text:style-name="T1">1.28.5.7680</text:span></text:p>
      <text:list xml:id="list150600900082074" text:continue-numbering="true" text:style-name="WWNum1">
        <text:list-item>
          <text:p text:style-name="P4"/>
        </text:list-item>
      </text:list>
      <text:p text:style-name="P2"/>
      <text:p text:style-name="P92"><text:bookmark text:name="_3rmhj3k2pj8a"/>-Mount Hippogryph:</text:p>
      <text:p text:style-name="P2"><text:tab/><text:tab/>Tags: <text:span text:style-name="T20">[Morph]</text:span></text:p>
      <text:p text:style-name="P7">Notes: <text:span text:style-name="T23">Null</text:span></text:p>
      <text:p text:style-name="P7">RawCode: Aco2</text:p>
      <text:p text:style-name="P7">Latest tested version: 1.32.7</text:p>
      <text:list xml:id="list150601573239678" text:continue-numbering="true" text:style-name="WWNum1">
        <text:list-item>
          <text:p text:style-name="P4"><text:change-start text:change-id="ct41954080"/><text:s/>Removes buffs and effects from the unit, same as dismount.<text:change-end text:change-id="ct41954080"/></text:p>
        </text:list-item>
      </text:list>
      <text:p text:style-name="P2"/>
      <text:p text:style-name="P92"><text:bookmark text:name="_xdgog2bw5d9n"/>-Phase Shift:</text:p>
      <text:p text:style-name="P2"><text:tab/><text:tab/>Tags: <text:span text:style-name="T20">[TODO]</text:span></text:p>
      <text:p text:style-name="P7">Notes: <text:span text:style-name="T23">I think the Data fields are deprecated</text:span></text:p>
      <text:p text:style-name="P7">RawCode: Apsh</text:p>
      <text:p text:style-name="P7">Latest tested version: <text:span text:style-name="T1">1.28.5.7680</text:span></text:p>
      <text:list xml:id="list150601607519159" text:continue-numbering="true" text:style-name="WWNum1">
        <text:list-item>
          <text:p text:style-name="P4"><text:change-start text:change-id="ct42231136"/>Works just fine on Heroes <text:span text:style-name="T4">(Khyrberos, 1.26.0.6401)</text:span><text:change-end text:change-id="ct42231136"/></text:p>
        </text:list-item>
        <text:list-item>
          <text:p text:style-name="P4"><text:change-start text:change-id="ct42379504"/><text:soft-page-break/>Phase Shift works by ‘hiding’ the Shifting unit… <text:s/>But they are technically just invisible, so this ability can be ‘countered’ with detection <text:span text:style-name="T4">(Khyrberos, 1.26.0.6401)</text:span><text:change-end text:change-id="ct42379504"/></text:p>
        </text:list-item>
        <text:list-item>
          <text:p text:style-name="P4"><text:change-start text:change-id="ct42609936"/>Seems like the Data fields (“Data - Attack Speed Reduction (%)” &amp; “Data - Movement Speed Reduction (%)”) are indeed deprecated (no apparent effect) <text:span text:style-name="T4">(Khyrberos, 1.26.0.6401)</text:span><text:change-end text:change-id="ct42609936"/></text:p>
        </text:list-item>
        <text:list-item>
          <text:p text:style-name="P4"><text:change-start text:change-id="ct42696240"/>“Art-Special” plays at the beginning (when the ability is initially activated), while the “Art-Special” of the Buff assigned to it plays at the *end* (when the unit ‘phases back in’) <text:span text:style-name="T4">(Khyrberos, 1.26.0.6401) </text:span><text:change-end text:change-id="ct42696240"/></text:p>
        </text:list-item>
        <text:list-item>
          <text:p text:style-name="P4"><text:change-start text:change-id="ct42887392"/>Stats - Duration 0 <text:s/>does not cause the unity to shift infinitely.<text:change-end text:change-id="ct42887392"/></text:p>
        </text:list-item>
      </text:list>
      <text:p text:style-name="P27"/>
      <text:p text:style-name="P2"/>
      <text:p text:style-name="P92"><text:bookmark text:name="_3ksji0uygkcl"/>-Pick Up Archer:</text:p>
      <text:p text:style-name="P2"><text:tab/><text:tab/>Tags: <text:span text:style-name="T20">[Morph]</text:span></text:p>
      <text:p text:style-name="P7">Notes: <text:span text:style-name="T23">Null</text:span></text:p>
      <text:p text:style-name="P7">RawCode: Aco3</text:p>
      <text:p text:style-name="P7">Latest tested version: <text:span text:style-name="T1">1.28.5.7680</text:span></text:p>
      <text:list xml:id="list150601846347503" text:continue-numbering="true" text:style-name="WWNum1">
        <text:list-item>
          <text:p text:style-name="P4"><text:change-start text:change-id="ct43271952"/>Null<text:change-end text:change-id="ct43271952"/></text:p>
        </text:list-item>
      </text:list>
      <text:p text:style-name="P2"/>
      <text:p text:style-name="P92"><text:bookmark text:name="_k693t8hdhzvt"/>-Rejuvenation:</text:p>
      <text:p text:style-name="P2"><text:tab/><text:tab/>Tags: <text:span text:style-name="T20">[Healing Over Time] [Damage Over Time] [Healing] [Mana Drain] [Mana Regen]</text:span></text:p>
      <text:p text:style-name="P7">Notes: <text:span text:style-name="T23">Null</text:span></text:p>
      <text:p text:style-name="P7">Casting by AI: Used when caster or any nearby allies take significant/any/moderate damage.</text:p>
      <text:p text:style-name="P7">RawCode: Arej</text:p>
      <text:p text:style-name="P7">Latest tested version: <text:span text:style-name="T1">1.28.5.7680</text:span></text:p>
      <text:list xml:id="list150602348689316" text:continue-numbering="true" text:style-name="WWNum1">
        <text:list-item>
          <text:p text:style-name="P4"><text:change-start text:change-id="ct39162800"/>“Data Hit/Mana Points Gained”<text:change-end text:change-id="ct39162800"/></text:p>
          <text:list>
            <text:list-item>
              <text:p text:style-name="P9"><text:change-start text:change-id="ct39471408"/>Negative values causes loss in said value.<text:change-end text:change-id="ct39471408"/></text:p>
            </text:list-item>
            <text:list-item>
              <text:p text:style-name="P9"><text:change-start text:change-id="ct39597968"/>Setting both hit/mana value to 0 causes the ability to not be castable on anything.<text:change-end text:change-id="ct39597968"/></text:p>
            </text:list-item>
            <text:list-item>
              <text:p text:style-name="P9"><text:change-start text:change-id="ct39831936"/>AI will not heal a unit below a certain percentage of the hit point gained (still need more testing for exact values)<text:change-end text:change-id="ct39831936"/></text:p>
            </text:list-item>
          </text:list>
        </text:list-item>
        <text:list-item>
          <text:p text:style-name="P4"><text:change-start text:change-id="ct40042864"/>Stats - Duration 0 does not cause it to last indefinitely.<text:change-end text:change-id="ct40042864"/></text:p>
        </text:list-item>
      </text:list>
      <text:p text:style-name="P2"/>
      <text:p text:style-name="P92"><text:bookmark text:name="_8k1dpqsemwmc"/>-Replenish Mana and Life:</text:p>
      <text:p text:style-name="P2"><text:tab/><text:tab/>Tags: <text:span text:style-name="T20">[Healing] [Mana Regen]</text:span></text:p>
      <text:p text:style-name="P7">Notes: <text:span text:style-name="T23">Null</text:span></text:p>
      <text:p text:style-name="P7">RawCode: Ambt</text:p>
      <text:p text:style-name="P7">Latest tested version: <text:span text:style-name="T1">1.28.5.7680</text:span></text:p>
      <text:list xml:id="list150602321891168" text:continue-numbering="true" text:style-name="WWNum1">
        <text:list-item>
          <text:p text:style-name="P4"><text:change-start text:change-id="ct40237216"/>“Data Hit/Mana Points Gained”<text:change-end text:change-id="ct40237216"/></text:p>
          <text:list>
            <text:list-item>
              <text:p text:style-name="P9"><text:change-start text:change-id="ct40570176"/>0 or negative values causes it to stop working entirely.<text:change-end text:change-id="ct40570176"/></text:p>
            </text:list-item>
          </text:list>
        </text:list-item>
        <text:list-item>
          <text:p text:style-name="P4"><text:change-start text:change-id="ct40688576"/>Replenish mana special effect is hardcoded into the spell. <text:span text:style-name="T28">(</text:span><text:span text:style-name="T4">Nudl</text:span><text:span text:style-name="T28">)</text:span><text:change-end text:change-id="ct40688576"/></text:p>
        </text:list-item>
        <text:list-item>
          <text:p text:style-name="P4"><text:change-start text:change-id="ct41028096"/><text:soft-page-break/>Can be used to make a mana based copy of Priest’s Healing ability by setting Mana Gained to -1, Water Height -1 and triggering so that target is given mana. <text:s/><text:span text:style-name="T28">(</text:span><text:span text:style-name="T4">Nudl</text:span><text:span text:style-name="T28">)</text:span><text:change-end text:change-id="ct41028096"/></text:p>
        </text:list-item>
      </text:list>
      <text:p text:style-name="P2"/>
      <text:p text:style-name="P92"><text:bookmark text:name="_6o04btuqj7x3"/>-Resistant Skin:</text:p>
      <text:p text:style-name="P2"><text:tab/><text:tab/>Tags: <text:span text:style-name="T20">[TODO]</text:span></text:p>
      <text:p text:style-name="P7">Notes: <text:span text:style-name="T23">Null</text:span></text:p>
      <text:p text:style-name="P7">RawCode: Arsk ACrk ACsk</text:p>
      <text:p text:style-name="P7">Latest tested version: <text:span text:style-name="T1">1.31.1</text:span></text:p>
      <text:list xml:id="list150601877887054" text:continue-numbering="true" text:style-name="WWNum1">
        <text:list-item>
          <text:p text:style-name="P4"><text:change-start text:change-id="ct41432352"/>Practically a hardcoded Tenacity.<text:change-end text:change-id="ct41432352"/></text:p>
        </text:list-item>
        <text:list-item>
          <text:p text:style-name="P4"><text:change-start text:change-id="ct41645312"/>Reduce durations of spells to the “hero” duration. <text:change-end text:change-id="ct41645312"/></text:p>
        </text:list-item>
        <text:list-item>
          <text:p text:style-name="P4"><text:change-start text:change-id="ct41781648"/>Also makes it so the unit cannot be targeted by spells that cannot target heroes. Does not make the unit targetable by spells that can ONLY target heroes. <text:span text:style-name="T20"><text:s/></text:span><text:span text:style-name="T4">(SonGuhun)</text:span><text:change-end text:change-id="ct41781648"/></text:p>
        </text:list-item>
      </text:list>
      <text:p text:style-name="P2"/>
      <text:p text:style-name="P92"><text:bookmark text:name="_le6ogf7xfsjs"/>-Roar:</text:p>
      <text:p text:style-name="P2"><text:tab/><text:tab/>Tags: <text:span text:style-name="T20">[Percent Damage Increase] [Percent Damage Decrease] [Flat Armor Increase] [Flat Armor Decrease] [Damage Over Time] [Healing Over Time]<text:tab/><text:tab/><text:tab/> [Healing]</text:span></text:p>
      <text:p text:style-name="P7">Notes: <text:span text:style-name="T23">Rawr XD</text:span></text:p>
      <text:p text:style-name="P7">Casting by AI: Used when engaging enemies.</text:p>
      <text:p text:style-name="P7">RawCode: Aroa Ara2 ACr1 ACro</text:p>
      <text:p text:style-name="P7">Latest tested version: <text:span text:style-name="T1">1.28.5.7680</text:span></text:p>
      <text:list xml:id="list150600515513412" text:continue-numbering="true" text:style-name="WWNum1">
        <text:list-item>
          <text:p text:style-name="P4"><text:change-start text:change-id="ct42883536"/>“Data - Damage/Defense Increase”<text:change-end text:change-id="ct42883536"/></text:p>
          <text:list>
            <text:list-item>
              <text:p text:style-name="P9"><text:change-start text:change-id="ct43220384"/>Negative values causes loss in damage/armor<text:change-end text:change-id="ct43220384"/></text:p>
            </text:list-item>
          </text:list>
        </text:list-item>
        <text:list-item>
          <text:p text:style-name="P4"><text:change-start text:change-id="ct43360512"/>“Data - Life/mana Regen”<text:change-end text:change-id="ct43360512"/></text:p>
          <text:list>
            <text:list-item>
              <text:p text:style-name="P9"><text:change-start text:change-id="ct43435792"/>Negative values causes loss in life/mana.<text:change-end text:change-id="ct43435792"/></text:p>
            </text:list-item>
          </text:list>
        </text:list-item>
        <text:list-item>
          <text:p text:style-name="P4"><text:change-start text:change-id="ct39189920"/>Adheres to Targets Allowed.<text:change-end text:change-id="ct39189920"/></text:p>
        </text:list-item>
        <text:list-item>
          <text:p text:style-name="P4"><text:change-start text:change-id="ct39536640"/>AI Usage: Refuses to cast it if it’s damage increase (%) is 0. <text:span text:style-name="T4">(Uyarrr)</text:span><text:change-end text:change-id="ct39536640"/></text:p>
        </text:list-item>
      </text:list>
      <text:p text:style-name="P2"/>
      <text:p text:style-name="P92"><text:bookmark text:name="_ql4bxfrtixzu"/>-Root:</text:p>
      <text:p text:style-name="P2"><text:tab/><text:tab/>Tags: <text:span text:style-name="T20">[Unique]</text:span></text:p>
      <text:p text:style-name="P7">Notes: <text:span text:style-name="T23">Null</text:span></text:p>
      <text:p text:style-name="P7">Latest tested version: <text:span text:style-name="T1">1.31.1</text:span></text:p>
      <text:list xml:id="list150600990464948" text:continue-numbering="true" text:style-name="WWNum1">
        <text:list-item>
          <text:p text:style-name="P4"><text:change-start text:change-id="ct40219872"/>Uprooted structures can have a flying height (if their movement speed is 0, you must redraw their model using SetUnitPosition in another frame). <text:span text:style-name="T20">(SonGuhun)</text:span><text:change-end text:change-id="ct40219872"/></text:p>
        </text:list-item>
        <text:list-item>
          <text:p text:style-name="P4"><text:change-start text:change-id="ct40633216"/>Having this on a structure will cause them to “turn” to attack enemies if they have proper movement types, movement speed and turn rates.<text:change-end text:change-id="ct40633216"/></text:p>
        </text:list-item>
        <text:list-item>
          <text:p text:style-name="P4"><text:change-start text:change-id="ct41041712"/>Uprooted structures have most of their abilities negated until they root again. Eat Tree follows the rule in reverse (negated until you uproot,) and custom abilities based on Eat Tree are not negated at all. <text:span text:style-name="T4">(EternalOne)</text:span><text:change-end text:change-id="ct41041712"/></text:p>
        </text:list-item>
      </text:list>
      <text:p text:style-name="P2"/>
      <text:p text:style-name="P92"><text:bookmark text:name="_bi1onu5xj3d3"/>-Sentinel:</text:p>
      <text:p text:style-name="P2"><text:soft-page-break/><text:tab/><text:tab/>Tags: <text:span text:style-name="T20">[Vision]</text:span></text:p>
      <text:p text:style-name="P7">Notes: <text:span text:style-name="T23">Null</text:span></text:p>
      <text:p text:style-name="P7">RawCode: Aesn Aesr</text:p>
      <text:p text:style-name="P7">Latest tested version: <text:span text:style-name="T1">1.28.5.7680</text:span></text:p>
      <text:list xml:id="list150602214177667" text:continue-numbering="true" text:style-name="WWNum1">
        <text:list-item>
          <text:p text:style-name="P4"><text:change-start text:change-id="ct41623328"/>“Data - Number of Owls”<text:change-end text:change-id="ct41623328"/></text:p>
          <text:list>
            <text:list-item>
              <text:p text:style-name="P9"><text:change-start text:change-id="ct42607168"/>Negative values causes it to count up by -1 every time it’s cast<text:change-end text:change-id="ct42607168"/></text:p>
            </text:list-item>
            <text:list-item>
              <text:p text:style-name="P9"><text:change-start text:change-id="ct42852144"/>0 causes unlimited uses.<text:change-end text:change-id="ct42852144"/></text:p>
            </text:list-item>
          </text:list>
        </text:list-item>
        <text:list-item>
          <text:p text:style-name="P4"><text:change-start text:change-id="ct43012304"/>Can only target trees; good for single-tree-targeting spells.<text:change-end text:change-id="ct43012304"/></text:p>
        </text:list-item>
      </text:list>
      <text:p text:style-name="P2"/>
      <text:p text:style-name="P92"><text:bookmark text:name="_r1qdaajsndze"/>-Shadow Meld:</text:p>
      <text:p text:style-name="P2"><text:tab/><text:tab/>Tags: <text:span text:style-name="T20">[Vision]</text:span></text:p>
      <text:p text:style-name="P7">Notes: <text:span text:style-name="T23">Null</text:span></text:p>
      <text:p text:style-name="P7">RawCode: Ashm Sshm</text:p>
      <text:p text:style-name="P7">Latest tested version: <text:span text:style-name="T1">1.28.5.7680</text:span></text:p>
      <text:list xml:id="list150600596697157" text:continue-numbering="true" text:style-name="WWNum1">
        <text:list-item>
          <text:p text:style-name="P4"><text:change-start text:change-id="ct39595488"/>You become invisible<text:change-end text:change-id="ct39595488"/></text:p>
        </text:list-item>
        <text:list-item>
          <text:p text:style-name="P4"><text:change-start text:change-id="ct40097024"/>The “Akama” version makes the unit stop auto acquiring enemies.<text:change-end text:change-id="ct40097024"/></text:p>
        </text:list-item>
      </text:list>
      <text:p text:style-name="P2"/>
      <text:p text:style-name="P92"><text:bookmark text:name="_tv42lvjk5hx8"/>-Slow Poison:</text:p>
      <text:p text:style-name="P2"><text:tab/><text:tab/>Tags: <text:span text:style-name="T20">[Attackspeed Increase] [Attackspeed Decrease] [Movespeed Increase] [Movespeed Decrease] [Damage Over Time]</text:span></text:p>
      <text:p text:style-name="P7">Notes: <text:span text:style-name="T23">Null</text:span></text:p>
      <text:p text:style-name="P7">RawCode: Aspo</text:p>
      <text:p text:style-name="P7">Latest tested version: <text:span text:style-name="T1">1.28.5.7680</text:span></text:p>
      <text:list xml:id="list150600693053855" text:continue-numbering="true" text:style-name="WWNum1">
        <text:list-item>
          <text:p text:style-name="P4"><text:change-start text:change-id="ct40864272"/>“Data - Attack/movement speed factor”<text:change-end text:change-id="ct40864272"/></text:p>
          <text:list>
            <text:list-item>
              <text:p text:style-name="P9"><text:change-start text:change-id="ct42076496"/>Negative values causes unit to speed up instead.<text:change-end text:change-id="ct42076496"/></text:p>
            </text:list-item>
          </text:list>
        </text:list-item>
        <text:list-item>
          <text:p text:style-name="P4"><text:change-start text:change-id="ct42821584"/>“Data - Damage per second”<text:change-end text:change-id="ct42821584"/></text:p>
          <text:list>
            <text:list-item>
              <text:p text:style-name="P9"><text:change-start text:change-id="ct43377280"/>Negative values gets rounded back to positive, causing damage.<text:change-end text:change-id="ct43377280"/></text:p>
            </text:list-item>
          </text:list>
        </text:list-item>
        <text:list-item>
          <text:p text:style-name="P4"><text:change-start text:change-id="ct39229568"/>“Data - Stacking Type”<text:change-end text:change-id="ct39229568"/></text:p>
          <text:list>
            <text:list-item>
              <text:p text:style-name="P9"><text:change-start text:change-id="ct39900896"/>See “Envenomed Spears” for more information.<text:change-end text:change-id="ct39900896"/></text:p>
            </text:list-item>
          </text:list>
        </text:list-item>
      </text:list>
      <text:p text:style-name="P2"/>
      <text:p text:style-name="P92"><text:bookmark text:name="_sal4zsk600e5"/>-Spell Immunity:</text:p>
      <text:p text:style-name="P2"><text:tab/><text:tab/>Tags: <text:span text:style-name="T20">[Magic Immunity]</text:span></text:p>
      <text:p text:style-name="P7">Notes: <text:span text:style-name="T23">Null</text:span></text:p>
      <text:p text:style-name="P7">RawCode: Amim ACmi ACm2 ACm3 AImx</text:p>
      <text:p text:style-name="P7"><text:soft-page-break/>Latest tested version: <text:span text:style-name="T1">1.31.1</text:span></text:p>
      <text:list xml:id="list150601557067033" text:continue-numbering="true" text:style-name="WWNum1">
        <text:list-item>
          <text:p text:style-name="P4"><text:change-start text:change-id="ct42851840"/>Magic Immunity can be bypassed by converting an ability to an ultimate (assuming the <text:span text:style-name="T26">Gameplay - Magic Immunes Resist Ultimates </text:span>constant is set to <text:span text:style-name="T26">False</text:span>. This can be done by converting an ability to a Hero ability and setting the field <text:span text:style-name="T26">Stats - Required Level </text:span>to <text:span text:style-name="T26">6</text:span>. After setting the field, the ability can once again be made a non-hero ability. <text:span text:style-name="T4">(SonGuhun)</text:span><text:change-end text:change-id="ct42851840"/></text:p>
        </text:list-item>
        <text:list-item>
          <text:p text:style-name="P18"><text:change-start text:change-id="ct42890192"/>“Data - Magic Damage Factor”<text:change-end text:change-id="ct42890192"/></text:p>
          <text:list>
            <text:list-item>
              <text:p text:style-name="P69"><text:change-start text:change-id="ct41753744"/>Flat dmg block vs AttackTypeMagic (requires Game constant MagicImmunesResistDamage=0)<text:change-end text:change-id="ct41753744"/></text:p>
            </text:list-item>
            <text:list-item>
              <text:p text:style-name="P69"><text:change-start text:change-id="ct40978000"/>Anything above 0 reduces taken dmg.<text:change-end text:change-id="ct40978000"/></text:p>
            </text:list-item>
            <text:list-item>
              <text:p text:style-name="P69"><text:change-start text:change-id="ct39526768"/>Anything below 0 increases taken dmg. Stacks 100Atk - (30Block + 60Block) = 10<text:change-end text:change-id="ct39526768"/></text:p>
            </text:list-item>
            <text:list-item>
              <text:p text:style-name="P69"><text:change-start text:change-id="ct41910464"/>Changes dmg before armor does<text:change-end text:change-id="ct41910464"/></text:p>
            </text:list-item>
          </text:list>
        </text:list-item>
      </text:list>
      <text:p text:style-name="P2"/>
      <text:p text:style-name="P2"><text:tab/><text:span text:style-name="T12">-Spirit of Vengeance:</text:span></text:p>
      <text:p text:style-name="P2"><text:tab/><text:tab/>Tags: <text:span text:style-name="T20">[Summon] [Copy]</text:span></text:p>
      <text:p text:style-name="P7">Notes: <text:span text:style-name="T23">Null</text:span></text:p>
      <text:p text:style-name="P7">RawCode: Avng</text:p>
      <text:p text:style-name="P7">Latest tested version: <text:span text:style-name="T1">1.28.5.7680</text:span></text:p>
      <text:list xml:id="list150601250027420" text:continue-numbering="true" text:style-name="WWNum1">
        <text:list-item>
          <text:p text:style-name="P4"><text:change-start text:change-id="ct41015680"/>Copy of “Carrion Beetles” except non heroic. <text:s/>A summon which requires a nearby corpse.<text:change-end text:change-id="ct41015680"/></text:p>
        </text:list-item>
      </text:list>
      <text:p text:style-name="P2"/>
      <text:p text:style-name="P92"><text:bookmark text:name="_k1v50ph5f340"/>-Storm Crow Form:</text:p>
      <text:p text:style-name="P2"><text:tab/><text:tab/>Tags: <text:span text:style-name="T20">[Morph] [Unique]</text:span></text:p>
      <text:p text:style-name="P7">Notes: <text:span text:style-name="T23">Null </text:span></text:p>
      <text:p text:style-name="P7">RawCode: Arav</text:p>
      <text:p text:style-name="P7">Latest tested version: <text:span text:style-name="T1">1.28.5.7680</text:span></text:p>
      <text:list xml:id="list150600936723208" text:continue-numbering="true" text:style-name="WWNum1">
        <text:list-item>
          <text:p text:style-name="P4"><text:change-start text:change-id="ct39464496"/>Adding this ability to a unit will make it possible to change the elevation of the unit even if the unit cannot “fly”.<text:change-end text:change-id="ct39464496"/></text:p>
          <text:list>
            <text:list-item>
              <text:p text:style-name="P9"><text:change-start text:change-id="ct41373184"/>The unit does not need to have the ability, it only needs to have had it. AKA you can add/remove it using triggers, and things will still work.<text:change-end text:change-id="ct41373184"/></text:p>
            </text:list-item>
          </text:list>
        </text:list-item>
      </text:list>
      <text:p text:style-name="P2"/>
      <text:p text:style-name="P92"><text:bookmark text:name="_ls1k05g6b52"/>-Taunt:</text:p>
      <text:p text:style-name="P2"><text:tab/><text:tab/>Tags: <text:span text:style-name="T20">[TODO]</text:span></text:p>
      <text:p text:style-name="P7">Notes: <text:span text:style-name="T23">The one thing i’m good at doing against other players.</text:span></text:p>
      <text:p text:style-name="P7">RawCode: Atau</text:p>
      <text:p text:style-name="P7">Latest tested version: <text:span text:style-name="T1">1.28.5.7680</text:span></text:p>
      <text:list xml:id="list150600740955668" text:continue-numbering="true" text:style-name="WWNum1">
        <text:list-item>
          <text:p text:style-name="P4"><text:change-start text:change-id="ct42667648"/>Does not lock them to attacking the unit, so a player with good micro can easily just ignore it.<text:change-end text:change-id="ct42667648"/></text:p>
        </text:list-item>
        <text:list-item>
          <text:p text:style-name="P4"><text:change-start text:change-id="ct42763664"/>Upon casting, it issues a single attack order to 10 randomly chosen closest enemy units in an AOE.<text:change-end text:change-id="ct42763664"/></text:p>
          <text:list>
            <text:list-item>
              <text:p text:style-name="P9"><text:change-start text:change-id="ct43434592"/>“Data - Prefer Hostiles”, which houses the number of units to be chosen, is hard-coded to be at 10.<text:change-end text:change-id="ct43434592"/></text:p>
              <text:list>
                <text:list-item>
                  <text:p text:style-name="P10"><text:change-start text:change-id="ct39936080"/>Cannot input a number greater than 1.<text:change-end text:change-id="ct39936080"/></text:p>
                </text:list-item>
              </text:list>
            </text:list-item>
            <text:list-item>
              <text:p text:style-name="P9"><text:change-start text:change-id="ct40405072"/>“Data - Cast Range” and “Data - Duration” fields do nothing. (RoyGBV)<text:change-end text:change-id="ct40405072"/></text:p>
            </text:list-item>
          </text:list>
        </text:list-item>
        <text:list-item>
          <text:p text:style-name="P4"><text:change-start text:change-id="ct40808000"/><text:soft-page-break/>Units require movement speed above 0 for this ability to function. <text:s/>(<text:span text:style-name="T4">Nudl</text:span>)<text:change-end text:change-id="ct40808000"/></text:p>
        </text:list-item>
      </text:list>
      <text:p text:style-name="P2"/>
      <text:p text:style-name="P92"><text:bookmark text:name="_df7m6a78n7iz"/>-Ultravision:</text:p>
      <text:p text:style-name="P2"><text:tab/><text:tab/>Tags: <text:span text:style-name="T20">[Vision]</text:span></text:p>
      <text:p text:style-name="P7">Notes: <text:span text:style-name="T23">Null</text:span></text:p>
      <text:p text:style-name="P7">RawCode: Ault AIuv</text:p>
      <text:p text:style-name="P7">Latest tested version: <text:span text:style-name="T1">1.28.5.7680</text:span></text:p>
      <text:list xml:id="list150600567822599" text:continue-numbering="true" text:style-name="WWNum1">
        <text:list-item>
          <text:p text:style-name="P4"><text:change-start text:change-id="ct43541168"/>Hard-coded to set the units “Night vision” to the unit’s “Day vision”.<text:change-end text:change-id="ct43541168"/></text:p>
        </text:list-item>
      </text:list>
      <text:p text:style-name="P2"/>
      <text:p text:style-name="P92"><text:bookmark text:name="_9tu5l7rm25r"/>-Vorpal Blades:</text:p>
      <text:p text:style-name="P2"><text:tab/><text:tab/>Tags: <text:span text:style-name="T20">[Dummy Ability]</text:span></text:p>
      <text:p text:style-name="P7">Notes: <text:span text:style-name="T23">Null</text:span></text:p>
      <text:p text:style-name="P7">RawCode: Aimp</text:p>
      <text:p text:style-name="P7">Latest tested version: <text:span text:style-name="T1">1.28.5.7680</text:span></text:p>
      <text:list xml:id="list150601333409922" text:continue-numbering="true" text:style-name="WWNum1">
        <text:list-item>
          <text:p text:style-name="P4"><text:change-start text:change-id="ct42491600"/>Does nothing, this is handled by the upgrade itself.<text:change-end text:change-id="ct42491600"/></text:p>
        </text:list-item>
      </text:list>
      <text:p text:style-name="P2"/>
      <text:p text:style-name="P92"><text:bookmark text:name="_s0f66dgkj62g"/>-War Club:</text:p>
      <text:p text:style-name="P2"><text:tab/><text:tab/>Tags: <text:span text:style-name="T20">[TODO]</text:span></text:p>
      <text:p text:style-name="P7">Notes: <text:span text:style-name="T23">Null</text:span></text:p>
      <text:p text:style-name="P7">RawCode: Agra</text:p>
      <text:p text:style-name="P7">Latest tested version: <text:span text:style-name="T1">1.28.5.7680</text:span></text:p>
      <text:list xml:id="list150601113018012" text:continue-numbering="true" text:style-name="WWNum1">
        <text:list-item>
          <text:p text:style-name="P4"><text:change-start text:change-id="ct42088080"/>Allows for changing the allowed attacks for a unit, but only by consuming a tree.<text:change-end text:change-id="ct42088080"/></text:p>
        </text:list-item>
        <text:list-item>
          <text:p text:style-name="P4"><text:change-start text:change-id="ct39576112"/>Changing targets to enable unit targeting causes the game to crash on cast (Kino, 1.30++)<text:change-end text:change-id="ct39576112"/></text:p>
        </text:list-item>
      </text:list>
      <text:p text:style-name="P2"/>
      <text:p text:style-name="P92"><text:bookmark text:name="_6pe6huhchwc3"/>-Blink;</text:p>
      <text:p text:style-name="P2"><text:tab/><text:tab/>Tags: <text:span text:style-name="T20">[TODO]</text:span></text:p>
      <text:p text:style-name="P7">Notes: <text:span text:style-name="T23">Null</text:span></text:p>
      <text:p text:style-name="P7">RawCode: AEbl ANbl AIbk</text:p>
      <text:p text:style-name="P7">Latest tested version: <text:span text:style-name="T1">1.28.5.7680</text:span></text:p>
      <text:list xml:id="list150602222061197" text:continue-numbering="true" text:style-name="WWNum1">
        <text:list-item>
          <text:p text:style-name="P4"><text:change-start text:change-id="ct40035568"/>Teleport short distance, Also known as “Flash” by ignorant league players<text:change-end text:change-id="ct40035568"/></text:p>
        </text:list-item>
        <text:list-item>
          <text:p text:style-name="P4"><text:change-start text:change-id="ct40104176"/>Using Blink will disjoint most homing missiles currently homing onto the blinking unit.<text:change-end text:change-id="ct40104176"/></text:p>
        </text:list-item>
        <text:list-item>
          <text:p text:style-name="P4"><text:change-start text:change-id="ct40162896"/>Can’t be used into unexplored areas, there’s a fairly complicated set of rules for this.<text:change-end text:change-id="ct40162896"/></text:p>
        </text:list-item>
        <text:list-item>
          <text:p text:style-name="P4"><text:change-start text:change-id="ct39559568"/>Duration - Normal works like Channel’s “Follow Through Time”<text:change-end text:change-id="ct39559568"/></text:p>
        </text:list-item>
      </text:list>
      <text:p text:style-name="P2"><text:soft-page-break/></text:p>
      <text:p text:style-name="P92"><text:bookmark text:name="_norzruhgglgb"/>-Entangling Roots:</text:p>
      <text:p text:style-name="P2"><text:tab/><text:tab/>Tags: <text:span text:style-name="T20">[Damage Per Second] [Suppress]</text:span></text:p>
      <text:p text:style-name="P7">Notes: <text:span text:style-name="T23">Null</text:span></text:p>
      <text:p text:style-name="P7">RawCode: AEer Aenr Aenw</text:p>
      <text:p text:style-name="P7">Latest tested version: <text:span text:style-name="T1">1.31.1</text:span></text:p>
      <text:list xml:id="list150602442564879" text:continue-numbering="true" text:style-name="WWNum1">
        <text:list-item>
          <text:p text:style-name="P4"><text:change-start text:change-id="ct40731296"/>Can’t use change air height of target unit, avoid using against air units or “air” type spells. (<text:span text:style-name="T4">Nudl</text:span>)<text:change-end text:change-id="ct40731296"/></text:p>
        </text:list-item>
        <text:list-item>
          <text:p text:style-name="P4"><text:change-start text:change-id="ct40882320"/>“Data - Damage Per Second”<text:change-end text:change-id="ct40882320"/></text:p>
          <text:list>
            <text:list-item>
              <text:p text:style-name="P9"><text:change-start text:change-id="ct40942992"/>Negative values just causes the unit to take more damage than it’s supposed to.<text:change-end text:change-id="ct40942992"/></text:p>
            </text:list-item>
          </text:list>
        </text:list-item>
      </text:list>
      <text:p text:style-name="P2"/>
      <text:p text:style-name="P92"><text:bookmark text:name="_bnbcslwby2ep"/>-Evasion:</text:p>
      <text:p text:style-name="P2"><text:tab/><text:tab/>Tags: <text:span text:style-name="T20">[]</text:span></text:p>
      <text:p text:style-name="P7">Notes: <text:span text:style-name="T23">Null</text:span></text:p>
      <text:p text:style-name="P7">RawCode: AEev</text:p>
      <text:p text:style-name="P7">Latest tested version: <text:span text:style-name="T1">1.28.5.7680</text:span></text:p>
      <text:list xml:id="list150602358225413" text:continue-numbering="true" text:style-name="WWNum1">
        <text:list-item>
          <text:p text:style-name="P4"><text:change-start text:change-id="ct41426192"/>When unit has multiple Evasion-based abilities, only the one with highest chance takes effect (used for calculations).<text:change-end text:change-id="ct41426192"/></text:p>
        </text:list-item>
        <text:list-item>
          <text:p text:style-name="P4"><text:change-start text:change-id="ct41579664"/>Plays "Caster art" effect whenever evasion happens. (<text:span text:style-name="T4">DracoL1ch</text:span>)<text:change-end text:change-id="ct41579664"/></text:p>
        </text:list-item>
        <text:list-item>
          <text:p text:style-name="P4"><text:change-start text:change-id="ct41689856"/>“Data - Chance to Evade”<text:change-end text:change-id="ct41689856"/></text:p>
          <text:list>
            <text:list-item>
              <text:p text:style-name="P9"><text:change-start text:change-id="ct41772368"/>Negative values does nothing.<text:change-end text:change-id="ct41772368"/></text:p>
            </text:list-item>
            <text:list-item>
              <text:p text:style-name="P9"><text:change-start text:change-id="ct41777216"/>Values above 1 counts as 1.<text:change-end text:change-id="ct41777216"/></text:p>
            </text:list-item>
          </text:list>
        </text:list-item>
      </text:list>
      <text:p text:style-name="P2"/>
      <text:p text:style-name="P92"><text:bookmark text:name="_pg3i7rj42yjv"/>-Fan of Knives:</text:p>
      <text:p text:style-name="P2"><text:tab/><text:tab/>Tags: <text:span text:style-name="T20">[Healing]</text:span></text:p>
      <text:p text:style-name="P7">Notes: <text:span text:style-name="T23">Null</text:span></text:p>
      <text:p text:style-name="P7">Casting by AI: Spams randomly if 2 to 3 enemies around, occasionally also uses on single targets if attacked.</text:p>
      <text:p text:style-name="P7">RawCode: AEfk</text:p>
      <text:p text:style-name="P7">Latest tested version: <text:span text:style-name="T1">1.28.5.7680</text:span></text:p>
      <text:list xml:id="list150601463895915" text:continue-numbering="true" text:style-name="WWNum1">
        <text:list-item>
          <text:p text:style-name="P4"><text:change-start text:change-id="ct42344880"/>“Data - Damage Per Target”<text:change-end text:change-id="ct42344880"/></text:p>
          <text:list>
            <text:list-item>
              <text:p text:style-name="P9"><text:change-start text:change-id="ct42381872"/>Negative values causes healing.<text:change-end text:change-id="ct42381872"/></text:p>
            </text:list-item>
          </text:list>
        </text:list-item>
        <text:list-item>
          <text:p text:style-name="P4"><text:change-start text:change-id="ct42442368"/>Does not damage ethereal units<text:change-end text:change-id="ct42442368"/></text:p>
        </text:list-item>
        <text:list-item>
          <text:p text:style-name="P4"><text:change-start text:change-id="ct42538752"/>Does not use cast point, the effect happens immediately. The entire animation can be freely canceled.<text:change-end text:change-id="ct42538752"/></text:p>
        </text:list-item>
      </text:list>
      <text:p text:style-name="P2"/>
      <text:p text:style-name="P92"><text:bookmark text:name="_jkajv7g8awer"/>-Force of Nature:</text:p>
      <text:p text:style-name="P2"><text:soft-page-break/><text:tab/><text:tab/>Tags: <text:span text:style-name="T20">[Summon]</text:span></text:p>
      <text:p text:style-name="P7">Notes: <text:span text:style-name="T23">Forces innocent trees to fight for you, screw the trees.</text:span></text:p>
      <text:p text:style-name="P7">RawCode: AEfn</text:p>
      <text:p text:style-name="P7">Latest tested version: <text:span text:style-name="T1">1.28.5.7680</text:span></text:p>
      <text:list xml:id="list150600842964807" text:continue-numbering="true" text:style-name="WWNum1">
        <text:list-item>
          <text:p text:style-name="P4"><text:change-start text:change-id="ct42871344"/>Don’t set the area of effect to 999999<text:change-end text:change-id="ct42871344"/></text:p>
        </text:list-item>
      </text:list>
      <text:p text:style-name="P2"/>
      <text:p text:style-name="P92"><text:bookmark text:name="_kdghi0ydt20y"/>-Immolation:</text:p>
      <text:p text:style-name="P2"><text:tab/><text:tab/>Tags: <text:span text:style-name="T20">[Damage Over Time] [Healing Over Time] [Healing] [Mana Drain] [Mana Regen]</text:span></text:p>
      <text:p text:style-name="P7">Notes: <text:span text:style-name="T23">Null</text:span></text:p>
      <text:p text:style-name="P7">Casting by AI: Activates only if Immolation deals damage and there are viable targets present; it may favor use after losing hitpoints.</text:p>
      <text:p text:style-name="P7">RawCode: AEim</text:p>
      <text:p text:style-name="P7">Latest tested version: <text:span text:style-name="T1">1.28.5.7680</text:span></text:p>
      <text:list xml:id="list150601149612073" text:continue-numbering="true" text:style-name="WWNum1">
        <text:list-item>
          <text:p text:style-name="P4"><text:change-start text:change-id="ct43353184"/>“Data - Damage per Interval”<text:change-end text:change-id="ct43353184"/></text:p>
          <text:list>
            <text:list-item>
              <text:p text:style-name="P9"><text:change-start text:change-id="ct43478864"/>Negative values cause negative damage.<text:change-end text:change-id="ct43478864"/></text:p>
            </text:list-item>
          </text:list>
        </text:list-item>
        <text:list-item>
          <text:p text:style-name="P4"><text:change-start text:change-id="ct38447872"/>“Data - Mana drained per second”<text:change-end text:change-id="ct38447872"/></text:p>
          <text:list>
            <text:list-item>
              <text:p text:style-name="P9"><text:change-start text:change-id="ct39036224"/>Negative values cause mana regen instead.<text:change-end text:change-id="ct39036224"/></text:p>
            </text:list-item>
          </text:list>
        </text:list-item>
        <text:list-item>
          <text:p text:style-name="P4"><text:change-start text:change-id="ct39189280"/>“Stats - Duration”<text:change-end text:change-id="ct39189280"/></text:p>
          <text:list>
            <text:list-item>
              <text:p text:style-name="P9"><text:change-start text:change-id="ct39452304"/>Dictates the interval between the triggering ticks.<text:change-end text:change-id="ct39452304"/></text:p>
            </text:list-item>
          </text:list>
        </text:list-item>
        <text:list-item>
          <text:p text:style-name="P4"><text:change-start text:change-id="ct39579104"/>Adheres to “Targets Allowed”.<text:change-end text:change-id="ct39579104"/></text:p>
        </text:list-item>
      </text:list>
      <text:p text:style-name="P2"/>
      <text:p text:style-name="P92"><text:bookmark text:name="_sle0usckiysd"/>-Mana Burn:</text:p>
      <text:p text:style-name="P2"><text:tab/><text:tab/>Tags: <text:span text:style-name="T20">[Healing] [Mana Drain] [Mana Regen]</text:span></text:p>
      <text:p text:style-name="P7">Notes: <text:span text:style-name="T23">Null</text:span></text:p>
      <text:p text:style-name="P7">Casting by AI: Spammed on anything with mana.</text:p>
      <text:p text:style-name="P7">RawCode: AEmb</text:p>
      <text:p text:style-name="P7">Latest tested version: <text:span text:style-name="T1">1.28.5.7680</text:span></text:p>
      <text:list xml:id="list150601256446734" text:continue-numbering="true" text:style-name="WWNum1">
        <text:list-item>
          <text:p text:style-name="P4"><text:change-start text:change-id="ct40230896"/>“Data - Max Mana Drained”<text:change-end text:change-id="ct40230896"/></text:p>
          <text:list>
            <text:list-item>
              <text:p text:style-name="P9"><text:change-start text:change-id="ct39566704"/>Negative values cause the unit to both heal and get mana back.<text:change-end text:change-id="ct39566704"/></text:p>
            </text:list-item>
          </text:list>
        </text:list-item>
      </text:list>
      <text:p text:style-name="P2"/>
      <text:p text:style-name="P92"><text:bookmark text:name="_bi0juujyd22q"/>-Metamorphosis:</text:p>
      <text:p text:style-name="P2"><text:tab/><text:tab/>Tags: <text:span text:style-name="T20">[Morph] [Flat Health Decrease] [Flat Health Increase]</text:span></text:p>
      <text:p text:style-name="P7">Notes: <text:span text:style-name="T23">Null</text:span></text:p>
      <text:p text:style-name="P7">RawCode: AEme</text:p>
      <text:p text:style-name="P7"><text:soft-page-break/>Latest tested version: <text:span text:style-name="T1">1.28.5.7680</text:span></text:p>
      <text:list xml:id="list150601489783502" text:continue-numbering="true" text:style-name="WWNum1">
        <text:list-item>
          <text:p text:style-name="P4"><text:change-start text:change-id="ct41011872"/>“Alternate Form Hit Point Bonus”<text:change-end text:change-id="ct41011872"/></text:p>
          <text:list>
            <text:list-item>
              <text:p text:style-name="P9"><text:change-start text:change-id="ct40703744"/>See “Avatar” (not the movie, the ability).<text:change-end text:change-id="ct40703744"/></text:p>
            </text:list-item>
          </text:list>
        </text:list-item>
        <text:list-item>
          <text:p text:style-name="P4"><text:change-start text:change-id="ct41117072"/>Stats - Duration - Normal<text:change-end text:change-id="ct41117072"/></text:p>
          <text:list>
            <text:list-item>
              <text:p text:style-name="P9"><text:change-start text:change-id="ct41362384"/>This actually dictates how long it takes for the unit to transform into the other unit (and possibly back).<text:change-end text:change-id="ct41362384"/></text:p>
            </text:list-item>
          </text:list>
        </text:list-item>
      </text:list>
      <text:p text:style-name="P2"/>
      <text:p text:style-name="P2"/>
      <text:p text:style-name="P92"><text:bookmark text:name="_49d4o0davqo"/>-Scout:</text:p>
      <text:p text:style-name="P2"><text:tab/><text:tab/>Tags: <text:span text:style-name="T20">[Summon]</text:span></text:p>
      <text:p text:style-name="P7">Notes: <text:span text:style-name="T23">Null</text:span></text:p>
      <text:p text:style-name="P7">RawCode: AEst</text:p>
      <text:p text:style-name="P7">Latest tested version: <text:span text:style-name="T1">1.28.5.7680</text:span></text:p>
      <text:list xml:id="list150601023892621" text:continue-numbering="true" text:style-name="WWNum1">
        <text:list-item>
          <text:p text:style-name="P4"><text:change-start text:change-id="ct41874784"/>It’s a flat out summon<text:change-end text:change-id="ct41874784"/></text:p>
        </text:list-item>
        <text:list-item>
          <text:p text:style-name="P4"><text:change-start text:change-id="ct41976336"/>Last according to duration.<text:change-end text:change-id="ct41976336"/></text:p>
        </text:list-item>
      </text:list>
      <text:p text:style-name="P2"/>
      <text:p text:style-name="P92"><text:bookmark text:name="_r4vlsw81xddu"/>-Searing Arrows:</text:p>
      <text:p text:style-name="P2"><text:tab/><text:tab/>Tags: <text:span text:style-name="T20">[Flat Damage Increase] [Flat Damage Decrease]</text:span></text:p>
      <text:p text:style-name="P7">Notes: <text:span text:style-name="T23">Boring really</text:span></text:p>
      <text:p text:style-name="P7">Casting by AI: Uses it whenever the CD is off.</text:p>
      <text:p text:style-name="P7">RawCode: AHfa</text:p>
      <text:p text:style-name="P7">Latest tested version: <text:span text:style-name="T1">1.28.5.7680</text:span></text:p>
      <text:list xml:id="list150601846417723" text:continue-numbering="true" text:style-name="WWNum1">
        <text:list-item>
          <text:p text:style-name="P4"><text:change-start text:change-id="ct42619456"/>“Data - Damage bonus”<text:change-end text:change-id="ct42619456"/></text:p>
          <text:list>
            <text:list-item>
              <text:p text:style-name="P9"><text:change-start text:change-id="ct42682912"/>Negative values causes it to subtract from the total damage dealt.<text:change-end text:change-id="ct42682912"/></text:p>
            </text:list-item>
          </text:list>
        </text:list-item>
        <text:list-item>
          <text:p text:style-name="P4"><text:change-start text:change-id="ct42778960"/>It is possible to allow “self” as a target, causing the unit to attack itself.<text:change-end text:change-id="ct42778960"/></text:p>
        </text:list-item>
        <text:list-item>
          <text:p text:style-name="P4"><text:change-start text:change-id="ct42895504"/>Using it manually will not draw aggro, use search engine for “orb walking” for more info.<text:change-end text:change-id="ct42895504"/></text:p>
        </text:list-item>
        <text:list-item>
          <text:p text:style-name="P4"><text:change-start text:change-id="ct43008576"/>If the range of this ability is higher than the caster’s attack range, you can still manually cast it on a target outside of the normal attack range… but the attack will always register as a miss. <text:span text:style-name="T28">(</text:span><text:span text:style-name="T4">EternalOne</text:span><text:span text:style-name="T28">)</text:span><text:change-end text:change-id="ct43008576"/></text:p>
        </text:list-item>
      </text:list>
      <text:p text:style-name="P2"/>
      <text:p text:style-name="P92"><text:bookmark text:name="_ng11wm7l3wgc"/>-Shadow Strike:</text:p>
      <text:p text:style-name="P2"><text:tab/><text:tab/>Tags: <text:span text:style-name="T20">[Healing] [Healing Over Time] [Damage Over Time] [Attackspeed Increase] [Attackspeed Decrease] [Movespeed Increase] [Movespeed Decrease]</text:span></text:p>
      <text:p text:style-name="P7">Notes: <text:span text:style-name="T23">Null</text:span></text:p>
      <text:p text:style-name="P7">Casting by AI: Spammed at every cool down unless victim is already afflicted with Shadow Strike (may prefer target that has less than 100% of his health. Never studied to determine the threshold, but a user has never seen it used on a 100% target)</text:p>
      <text:p text:style-name="P7">RawCode: AEsh</text:p>
      <text:p text:style-name="P7">Latest tested version: <text:span text:style-name="T1">1.28.5.7680</text:span></text:p>
      <text:list xml:id="list150601024699304" text:continue-numbering="true" text:style-name="WWNum1">
        <text:list-item>
          <text:p text:style-name="P4"><text:change-start text:change-id="ct39350288"/><text:soft-page-break/>“Data - Attack/Movement Speed factor”<text:change-end text:change-id="ct39350288"/></text:p>
          <text:list>
            <text:list-item>
              <text:p text:style-name="P9"><text:change-start text:change-id="ct39217072"/>Negative values cause it to increase instead.<text:change-end text:change-id="ct39217072"/></text:p>
            </text:list-item>
          </text:list>
        </text:list-item>
        <text:list-item>
          <text:p text:style-name="P4"><text:change-start text:change-id="ct39690784"/>“Data - Decaying damage” and “Data - Initial Damage”<text:change-end text:change-id="ct39690784"/></text:p>
          <text:list>
            <text:list-item>
              <text:p text:style-name="P9"><text:change-start text:change-id="ct39671232"/>Negative values cause healing.<text:change-end text:change-id="ct39671232"/></text:p>
            </text:list-item>
          </text:list>
        </text:list-item>
        <text:list-item>
          <text:p text:style-name="P4"><text:change-start text:change-id="ct40083136"/>“Data - Decaying Power”<text:change-end text:change-id="ct40083136"/></text:p>
          <text:list>
            <text:list-item>
              <text:p text:style-name="P9"><text:change-start text:change-id="ct39659344"/><text:s/>has to have the same sign as the slow.<text:change-end text:change-id="ct39659344"/></text:p>
            </text:list-item>
            <text:list-item>
              <text:p text:style-name="P9"><text:change-start text:change-id="ct39569680"/>+Slow and +Decaying Power -&gt; slowed also regain over time.<text:change-end text:change-id="ct39569680"/></text:p>
            </text:list-item>
            <text:list-item>
              <text:p text:style-name="P9"><text:change-start text:change-id="ct40411584"/>-Speed and -Decaying Power -&gt; speed up speedUp increases over time. (I encountered a bug where the units speed dropped to its minimum after the spell ended)<text:change-end text:change-id="ct40411584"/></text:p>
            </text:list-item>
          </text:list>
        </text:list-item>
        <text:list-item>
          <text:p text:style-name="P4"><text:change-start text:change-id="ct40641568"/>Tick Rate is determined by the Casting Time field<text:change-end text:change-id="ct40641568"/></text:p>
        </text:list-item>
        <text:list-item>
          <text:p text:style-name="P4"><text:change-start text:change-id="ct40836704"/>Adheres to Targets Allowed.<text:change-end text:change-id="ct40836704"/></text:p>
        </text:list-item>
      </text:list>
      <text:p text:style-name="P2"/>
      <text:p text:style-name="P92"><text:bookmark text:name="_knoyiy93b7be"/>-Starfall:</text:p>
      <text:p text:style-name="P2"><text:tab/><text:tab/>Tags: <text:span text:style-name="T20">[Healing] [Healing Over Time] [Damage Over Time]</text:span></text:p>
      <text:p text:style-name="P7">Notes: <text:span text:style-name="T23">Null</text:span></text:p>
      <text:p text:style-name="P7">Casting by AI: Uses when there is 2 or more enemy units close.</text:p>
      <text:p text:style-name="P7">RawCode: AEsf</text:p>
      <text:p text:style-name="P7">Latest tested version: <text:span text:style-name="T1">1.28.5.7680</text:span></text:p>
      <text:list xml:id="list150600531141514" text:continue-numbering="true" text:style-name="WWNum1">
        <text:list-item>
          <text:p text:style-name="P4"><text:change-start text:change-id="ct41682640"/>“Data - Damage Dealt”<text:change-end text:change-id="ct41682640"/></text:p>
          <text:list>
            <text:list-item>
              <text:p text:style-name="P9"><text:change-start text:change-id="ct41826032"/>Negative values causes healing.<text:change-end text:change-id="ct41826032"/></text:p>
            </text:list-item>
          </text:list>
        </text:list-item>
      </text:list>
      <text:p text:style-name="P2"/>
      <text:p text:style-name="P92"><text:bookmark text:name="_7w9sz1hrf75p"/>-Thorns Aura:</text:p>
      <text:p text:style-name="P2"><text:tab/><text:tab/>Tags: <text:span text:style-name="T20">[AOE Supportive]</text:span></text:p>
      <text:p text:style-name="P7">Notes: <text:span text:style-name="T23">Null</text:span></text:p>
      <text:p text:style-name="P7">RawCode: AEah</text:p>
      <text:p text:style-name="P7">Latest tested version: <text:span text:style-name="T1">1.</text:span><text:change-start text:change-id="ct41682384"/><text:span text:style-name="T1">36</text:span><text:change-end text:change-id="ct41682384"/><text:change text:change-id="ct42365808"/></text:p>
      <text:list xml:id="list150600973318418" text:continue-numbering="true" text:style-name="WWNum1">
        <text:list-item>
          <text:p text:style-name="P18"><text:change-start text:change-id="ct42458000"/><text:change-start text:change-id="ct42478752"/><text:span text:style-name="T23">“Data - Damage is Percent Received”</text:span><text:change-end text:change-id="ct42458000"/><text:change-end text:change-id="ct42478752"/><text:change-start text:change-id="ct40265008"/></text:p>
          <text:list>
            <text:list-item>
              <text:p text:style-name="P69"><text:change-start text:change-id="ct42608560"/><text:span text:style-name="T23">Possible to choose between flat and % damage. </text:span><text:change-end text:change-id="ct40265008"/><text:change-end text:change-id="ct42608560"/><text:change-start text:change-id="ct42638608"/><text:change-start text:change-id="ct42635088"/><text:span text:style-name="T23">(emperor_d3st)</text:span><text:change-end text:change-id="ct42638608"/><text:change-end text:change-id="ct42635088"/><text:change-start text:change-id="ct42577280"/></text:p>
            </text:list-item>
          </text:list>
        </text:list-item>
        <text:list-item>
          <text:p text:style-name="P4"><text:change-start text:change-id="ct42755376"/><text:span text:style-name="T23">Flat damage set to 0.000 still seems to do 1 damage to attackers, at least when set with the Field functions. </text:span><text:change-end text:change-id="ct42577280"/><text:change-end text:change-id="ct42755376"/><text:change-start text:change-id="ct42799168"/><text:change-start text:change-id="ct42643952"/><text:span text:style-name="T23">(emperor_d3st)</text:span><text:change-end text:change-id="ct42799168"/><text:change-end text:change-id="ct42643952"/><text:change-start text:change-id="ct42565552"/></text:p>
        </text:list-item>
        <text:list-item>
          <text:p text:style-name="P4"><text:change-start text:change-id="ct42873264"/><text:span text:style-name="T23">Reflect damage is considered either Spell or Magic damage, and is influenced by magic damage reduction abilities. If the enemy has negative magic damage taken, Reflect will heal them. </text:span><text:change-end text:change-id="ct42565552"/><text:change-end text:change-id="ct42873264"/><text:change-start text:change-id="ct42914864"/><text:change-start text:change-id="ct42904368"/><text:span text:style-name="T23">(emperor_d3st)</text:span><text:change-end text:change-id="ct42914864"/><text:change-end text:change-id="ct42904368"/><text:change-start text:change-id="ct42380976"/></text:p>
        </text:list-item>
        <text:list-item>
          <text:p text:style-name="P4"><text:change-end text:change-id="ct42380976"/><text:change-start text:change-id="ct42858656"/>“Data - Damage Dealt to Attackers”<text:change-end text:change-id="ct42858656"/></text:p>
          <text:list>
            <text:list-item>
              <text:p text:style-name="P9"><text:change-start text:change-id="ct43052304"/>Negative values do not cause healing.<text:change-end text:change-id="ct43052304"/><text:change-start text:change-id="ct43052048"/></text:p>
            </text:list-item>
            <text:list-item>
              <text:p text:style-name="P9"><text:change-start text:change-id="ct43346128"/><text:tab/><text:change-end text:change-id="ct43052048"/><text:change-end text:change-id="ct43346128"/><text:change-start text:change-id="ct41179760"/><text:change-start text:change-id="ct41180016"/><text:tab/><text:change-end text:change-id="ct41179760"/><text:change-end text:change-id="ct41180016"/><text:change-start text:change-id="ct43472880"/><text:change-start text:change-id="ct43473136"/><text:tab/><text:change-end text:change-id="ct43472880"/><text:change-end text:change-id="ct43473136"/></text:p>
            </text:list-item>
          </text:list>
        </text:list-item>
      </text:list>
      <text:p text:style-name="P2"/>
      <text:p text:style-name="P92"><text:bookmark text:name="_5q9p4wo4lcgd"/><text:soft-page-break/>-Tranquility:</text:p>
      <text:p text:style-name="P2"><text:tab/><text:tab/>Tags: <text:span text:style-name="T20">[Healing] [Healing Over Time] [Damage Over Time] [Stackable] [Buff Stackable]</text:span></text:p>
      <text:p text:style-name="P7">Notes: <text:span text:style-name="T23">Null</text:span></text:p>
      <text:p text:style-name="P7">RawCode: AEtq</text:p>
      <text:p text:style-name="P7">Latest tested version: <text:span text:style-name="T1">1.28.5.7680</text:span></text:p>
      <text:list xml:id="list150602301721580" text:continue-numbering="true" text:style-name="WWNum1">
        <text:list-item>
          <text:p text:style-name="P4"><text:change-start text:change-id="ct39977440"/>“Data - Life Healed”<text:change-end text:change-id="ct39977440"/></text:p>
          <text:list>
            <text:list-item>
              <text:p text:style-name="P9"><text:change-start text:change-id="ct40130352"/>Negative values causes damage instead.<text:change-end text:change-id="ct40130352"/></text:p>
            </text:list-item>
          </text:list>
        </text:list-item>
        <text:list-item>
          <text:p text:style-name="P4"><text:change-start text:change-id="ct40239776"/>If another buff or a custom buff is used it stacks with itself. <text:span text:style-name="T4">(Khyrberos)</text:span><text:change-end text:change-id="ct40239776"/></text:p>
          <text:list>
            <text:list-item>
              <text:p text:style-name="P9"><text:change-start text:change-id="ct40503632"/>If 2 tranquilities with different healing are cast at once, it’s gonna apply the effects of the first tranquility being cast.<text:change-end text:change-id="ct40503632"/></text:p>
              <text:list>
                <text:list-item>
                  <text:p text:style-name="P10"><text:change-start text:change-id="ct42567696"/>If the first tranquility is canceled but the second if still going it’s still gonna apply the effects of the first Tranquility instead of switching to the second Tranquility.<text:change-end text:change-id="ct42567696"/></text:p>
                </text:list-item>
              </text:list>
            </text:list-item>
          </text:list>
        </text:list-item>
      </text:list>
      <text:p text:style-name="P2"/>
      <text:p text:style-name="P92"><text:bookmark text:name="_fdfr5dea57zt"/>-Trueshot Aura:</text:p>
      <text:p text:style-name="P2"><text:tab/><text:tab/>Tags: <text:span text:style-name="T20">[AOE Supportive] [AOE Disabling] [Percent Damage Increase] [Percent Damage Decrease]</text:span></text:p>
      <text:p text:style-name="P7">Notes: <text:span text:style-name="T23">Null</text:span></text:p>
      <text:p text:style-name="P7">RawCode: AEar</text:p>
      <text:p text:style-name="P7">Latest tested version: <text:span text:style-name="T1">1.28.5.7680</text:span></text:p>
      <text:list xml:id="list150601446306939" text:continue-numbering="true" text:style-name="WWNum1">
        <text:list-item>
          <text:p text:style-name="P4"><text:change-start text:change-id="ct41664032"/>“Data - Damage Bonus”<text:change-end text:change-id="ct41664032"/></text:p>
          <text:list>
            <text:list-item>
              <text:p text:style-name="P9"><text:change-start text:change-id="ct41817648"/>Negative values causes all ranged units to lose damage instead.<text:change-end text:change-id="ct41817648"/></text:p>
            </text:list-item>
          </text:list>
        </text:list-item>
        <text:list-item>
          <text:p text:style-name="P4"><text:change-start text:change-id="ct41952096"/>Adheres to Targets Allowed<text:change-end text:change-id="ct41952096"/></text:p>
        </text:list-item>
      </text:list>
      <text:p text:style-name="P2"/>
      <text:p text:style-name="P92"><text:bookmark text:name="_wi73tdbatqje"/>-Vengeance:</text:p>
      <text:p text:style-name="P2"><text:tab/><text:tab/>Tags: <text:span text:style-name="T20">[Summon]</text:span></text:p>
      <text:p text:style-name="P7">Notes: <text:span text:style-name="T23">Null</text:span></text:p>
      <text:p text:style-name="P7">RawCode: AEsv</text:p>
      <text:p text:style-name="P7">Latest tested version: <text:span text:style-name="T1">1.28.5.7680</text:span></text:p>
      <text:list xml:id="list150601043311349" text:continue-numbering="true" text:style-name="WWNum1">
        <text:list-item>
          <text:p text:style-name="P4"><text:change-start text:change-id="ct42706864"/>It summons shit that summons more shit.<text:change-end text:change-id="ct42706864"/></text:p>
        </text:list-item>
      </text:list>
      <text:p text:style-name="P2"/>
      <text:p text:style-name="P91"><text:bookmark text:name="_vax6hvroui2"/>@Neutral Hostile:</text:p>
      <text:p text:style-name="P2"/>
      <text:p text:style-name="P92"><text:bookmark text:name="_z2ornl4ned3o"/>-Monsoon:</text:p>
      <text:p text:style-name="P2"><text:tab/><text:tab/>Tags: <text:span text:style-name="T20">[Healing] [Healing Over Time] [Damage Over Time]</text:span></text:p>
      <text:p text:style-name="P7">Notes: <text:span text:style-name="T23">Null</text:span></text:p>
      <text:p text:style-name="P7">RawCode: ACmo</text:p>
      <text:p text:style-name="P7"><text:soft-page-break/>Latest tested version: <text:span text:style-name="T1">1.28.5.7680</text:span></text:p>
      <text:list xml:id="list150600626327199" text:continue-numbering="true" text:style-name="WWNum1">
        <text:list-item>
          <text:p text:style-name="P4"><text:change-start text:change-id="ct39333776"/>Acts like Starfall.<text:change-end text:change-id="ct39333776"/></text:p>
        </text:list-item>
        <text:list-item>
          <text:p text:style-name="P4"><text:change-start text:change-id="ct39451376"/>Instead of being channeled on the caster it’s instead channeled where the ability is targeted.<text:change-end text:change-id="ct39451376"/></text:p>
        </text:list-item>
      </text:list>
      <text:p text:style-name="P2"/>
      <text:p text:style-name="P2"><text:tab/><text:span text:style-name="T12">-Breath of Frost:</text:span></text:p>
      <text:p text:style-name="P2"><text:tab/><text:tab/>Tags: <text:span text:style-name="T20">[Copy] [Damage Over Time] [Healing Over Time??]</text:span></text:p>
      <text:p text:style-name="P7">Notes: <text:span text:style-name="T23">Null</text:span></text:p>
      <text:p text:style-name="P7">RawCode: ACbf</text:p>
      <text:p text:style-name="P7">Latest tested version: <text:span text:style-name="T1">1.28.5.7680</text:span></text:p>
      <text:list xml:id="list150601773909375" text:continue-numbering="true" text:style-name="WWNum1">
        <text:list-item>
          <text:p text:style-name="P4"><text:change-start text:change-id="ct40396624"/>Is similar to Pandaren Brewmaster’s “Breath of Fire”, except it has a field for/applies a <text:s/>Damage Over Time! <text:span text:style-name="T4">(Khyrberos)</text:span><text:change-end text:change-id="ct40396624"/></text:p>
        </text:list-item>
        <text:list-item>
          <text:p text:style-name="P4"><text:change-start text:change-id="ct40889728"/>Comes with its own buff, icon, &amp; SFX. <text:span text:style-name="T4">(Khyrberos)</text:span><text:change-end text:change-id="ct40889728"/></text:p>
        </text:list-item>
        <text:list-item>
          <text:p text:style-name="P4"><text:change-start text:change-id="ct41076480"/>Unlike Breath of Fire, this does not need the Drunken Haze buff to deal DPS to enemies.<text:change-end text:change-id="ct41076480"/></text:p>
        </text:list-item>
      </text:list>
      <text:p text:style-name="P2"/>
      <text:p text:style-name="P92"><text:bookmark text:name="_pji7o2p4bgfe"/>-Charge Gold and Lumber:</text:p>
      <text:p text:style-name="P2"><text:tab/><text:tab/>Internal ID: <text:span text:style-name="T31">[AAns]</text:span></text:p>
      <text:p text:style-name="P2"><text:tab/><text:tab/>Tags: <text:span text:style-name="T20">[Dummy Ability]</text:span></text:p>
      <text:p text:style-name="P7">Notes: <text:span text:style-name="T23">Very similar to just buying an item.</text:span></text:p>
      <text:p text:style-name="P7">Latest tested version: <text:span text:style-name="T1">1.28.5.7680</text:span></text:p>
      <text:list xml:id="list150602041093816" text:continue-numbering="true" text:style-name="WWNum1">
        <text:list-item>
          <text:p text:style-name="P4"><text:change-start text:change-id="ct42388176"/>“Data - Charge Owning Player”<text:change-end text:change-id="ct42388176"/></text:p>
          <text:list>
            <text:list-item>
              <text:p text:style-name="P9"><text:change-start text:change-id="ct42535024"/>If set to true the player that owns the unit is the one paying.<text:change-end text:change-id="ct42535024"/></text:p>
            </text:list-item>
            <text:list-item>
              <text:p text:style-name="P9"><text:change-start text:change-id="ct42738784"/>If set to false the player that presses the ability is the one paying.<text:change-end text:change-id="ct42738784"/></text:p>
            </text:list-item>
          </text:list>
        </text:list-item>
        <text:list-item>
          <text:p text:style-name="P4"><text:change-start text:change-id="ct43055776"/>“Data - Gold/Lumber cost”<text:change-end text:change-id="ct43055776"/></text:p>
          <text:list>
            <text:list-item>
              <text:p text:style-name="P9"><text:change-start text:change-id="ct43305168"/>Negative values cause you to gain resources instead.<text:change-end text:change-id="ct43305168"/></text:p>
            </text:list-item>
            <text:list-item>
              <text:p text:style-name="P9"><text:change-start text:change-id="ct43368720"/>If you set 1 value to negative and 1 to positive you can use it to convert gold to lumber or vice versa, it will fail if you lack the appropriate amount of the resource with the positive value (KitsuneTailsPrower)<text:change-end text:change-id="ct43368720"/></text:p>
            </text:list-item>
          </text:list>
        </text:list-item>
        <text:list-item>
          <text:p text:style-name="P4"><text:change-start text:change-id="ct38394336"/>“Data - Base Order ID”<text:change-end text:change-id="ct38394336"/></text:p>
          <text:list>
            <text:list-item>
              <text:p text:style-name="P9"><text:change-start text:change-id="ct39646080"/>This is the Order ID, it’s assumed it’s the order string (for triggers and the command grid)<text:change-end text:change-id="ct39646080"/></text:p>
            </text:list-item>
            <text:list-item>
              <text:p text:style-name="P9"><text:change-start text:change-id="ct39710064"/>If you change this to different Order ID’s the ability stack.<text:change-end text:change-id="ct39710064"/></text:p>
            </text:list-item>
          </text:list>
        </text:list-item>
        <text:list-item>
          <text:p text:style-name="P4"><text:change-start text:change-id="ct40247712"/>This ability interrupts current orders sadly.<text:change-end text:change-id="ct40247712"/></text:p>
        </text:list-item>
        <text:list-item>
          <text:p text:style-name="P4"><text:change-start text:change-id="ct40484624"/>This ability ignores Techtree Requirements.<text:change-end text:change-id="ct40484624"/></text:p>
        </text:list-item>
        <text:list-item>
          <text:p text:style-name="P4"><text:change-start text:change-id="ct40558464"/>This ability ignores cooldown. <text:span text:style-name="T4">(PauloHPBender)</text:span><text:change-end text:change-id="ct40558464"/></text:p>
        </text:list-item>
        <text:list-item>
          <text:p text:style-name="P4"><text:change-start text:change-id="ct41192192"/>This ability can’t be disabled by triggers of any kind. <text:span text:style-name="T4">(PauloHPBender)</text:span><text:change-end text:change-id="ct41192192"/></text:p>
        </text:list-item>
      </text:list>
      <text:p text:style-name="P2"/>
      <text:p text:style-name="P92"><text:bookmark text:name="_nvgg22i21ztv"/>-Cold Arrows:</text:p>
      <text:p text:style-name="P2"><text:soft-page-break/><text:tab/><text:tab/>Tags: <text:span text:style-name="T20">[Copy] [Movespeed Increase] [Movespeed Decrease] [Attackspeed Increase] [Attackspeed Decrease]</text:span></text:p>
      <text:p text:style-name="P7">Notes: <text:span text:style-name="T23">Null</text:span></text:p>
      <text:p text:style-name="P7">RawCode: AHca</text:p>
      <text:p text:style-name="P7">Casting by AI: Has priority over Searing Arrows in the case the hero/unit has both spells.</text:p>
      <text:p text:style-name="P7">Latest tested version: <text:span text:style-name="T1">1.28.5.7680</text:span></text:p>
      <text:list xml:id="list150600662580540" text:continue-numbering="true" text:style-name="WWNum1">
        <text:list-item>
          <text:p text:style-name="P4"><text:change-start text:change-id="ct42683616"/>Very similar to Venomous Spears.<text:change-end text:change-id="ct42683616"/></text:p>
        </text:list-item>
        <text:list-item>
          <text:p text:style-name="P4"><text:change-start text:change-id="ct42957424"/>Flat damage boost instead of DOT<text:change-end text:change-id="ct42957424"/></text:p>
        </text:list-item>
        <text:list-item>
          <text:p text:style-name="P4"><text:change-start text:change-id="ct43187216"/>It is possible to allow “self” as a target, causing the unit to attack itself.<text:change-end text:change-id="ct43187216"/></text:p>
        </text:list-item>
      </text:list>
      <text:p text:style-name="P2"/>
      <text:p text:style-name="P92"><text:bookmark text:name="_b9a4ckkfud6q"/>-Command Aura:</text:p>
      <text:p text:style-name="P2"><text:tab/><text:tab/>Tags: <text:span text:style-name="T20">[AOE Supportive] [AOE Disabling] [Percent Damage Increase] [Percent Damage Decrease]</text:span></text:p>
      <text:p text:style-name="P7">Notes: <text:span text:style-name="T23">Null</text:span></text:p>
      <text:p text:style-name="P7">RawCode: ACac</text:p>
      <text:p text:style-name="P7">Latest tested version: <text:span text:style-name="T1">1.28.5.7680</text:span></text:p>
      <text:list xml:id="list150600773325016" text:continue-numbering="true" text:style-name="WWNum1">
        <text:list-item>
          <text:p text:style-name="P4"><text:change-start text:change-id="ct39669904"/>It’s exactly like War Drums, with its own icon and buff.<text:change-end text:change-id="ct39669904"/></text:p>
        </text:list-item>
        <text:list-item>
          <text:p text:style-name="P4"><text:change-start text:change-id="ct40913616"/>It stacks with War Drums.<text:change-end text:change-id="ct40913616"/></text:p>
        </text:list-item>
      </text:list>
      <text:p text:style-name="P2"/>
      <text:p text:style-name="P92"><text:bookmark text:name="_fy0cbnbrximx"/>-Finger of Death:</text:p>
      <text:p text:style-name="P2"><text:tab/><text:tab/>Tags: <text:span text:style-name="T20">[Healing]</text:span></text:p>
      <text:p text:style-name="P7">Notes: <text:span text:style-name="T23">Null</text:span></text:p>
      <text:p text:style-name="P7">RawCode: Afod</text:p>
      <text:p text:style-name="P7">Casting by AI: Tendency to target furthest away, but still within range. Used whenever off cooldown.</text:p>
      <text:p text:style-name="P7">Latest tested version: <text:span text:style-name="T1">1.28.5.7680</text:span></text:p>
      <text:list xml:id="list150601257995681" text:continue-numbering="true" text:style-name="WWNum1">
        <text:list-item>
          <text:p text:style-name="P4"><text:change-start text:change-id="ct42771680"/>“Data - Damage”<text:change-end text:change-id="ct42771680"/></text:p>
          <text:list>
            <text:list-item>
              <text:p text:style-name="P9"><text:change-start text:change-id="ct43049216"/>Negative values cause healing.<text:change-end text:change-id="ct43049216"/></text:p>
            </text:list-item>
          </text:list>
        </text:list-item>
        <text:list-item>
          <text:p text:style-name="P4"><text:change-start text:change-id="ct43421440"/>Killing things with finger of death causes them to explode.<text:change-end text:change-id="ct43421440"/></text:p>
        </text:list-item>
      </text:list>
      <text:p text:style-name="P2"/>
      <text:p text:style-name="P92"><text:bookmark text:name="_6nw552xyrm1u"/>-Firebolt / -Frost Bolt:</text:p>
      <text:p text:style-name="P2"><text:tab/><text:tab/>Tags: <text:span text:style-name="T20">[Copy]</text:span></text:p>
      <text:p text:style-name="P7">Notes: <text:span text:style-name="T23">Null</text:span></text:p>
      <text:p text:style-name="P7">RawCode: ACfb ACcb Awfb(orc warlock)</text:p>
      <text:p text:style-name="P7">Casting by AI: Spammed at every cool down, has preference to target heroes.</text:p>
      <text:p text:style-name="P7">Latest tested version: <text:span text:style-name="T1">1.28.5.7680</text:span></text:p>
      <text:list xml:id="list150601242095675" text:continue-numbering="true" text:style-name="WWNum1">
        <text:list-item>
          <text:p text:style-name="P4"><text:change-start text:change-id="ct41106368"/><text:soft-page-break/>It’s actually Storm Bolt.<text:change-end text:change-id="ct41106368"/></text:p>
        </text:list-item>
        <text:list-item>
          <text:p text:style-name="P4"><text:change-start text:change-id="ct41366080"/>It has a separate order string from normal Thunderbolt. You can give a unit both Firebolt and Storm Bolt, and they won’t mess each other up. <text:span text:style-name="T28">(</text:span><text:span text:style-name="T4">EternalOne</text:span><text:span text:style-name="T28">)</text:span><text:change-end text:change-id="ct41366080"/></text:p>
        </text:list-item>
      </text:list>
      <text:p text:style-name="P2"/>
      <text:p text:style-name="P92"><text:bookmark text:name="_np1r2q2dyv8x"/>-Frenzy:</text:p>
      <text:p text:style-name="P2"><text:tab/><text:tab/>Tags: <text:span text:style-name="T20">[Copy]</text:span></text:p>
      <text:p text:style-name="P7">Notes: <text:span text:style-name="T23">Null</text:span></text:p>
      <text:p text:style-name="P7">RawCode: Afzy</text:p>
      <text:p text:style-name="P7">Latest tested version: <text:span text:style-name="T1">1.28.5.7680</text:span></text:p>
      <text:list xml:id="list150602494095800" text:continue-numbering="true" text:style-name="WWNum1">
        <text:list-item>
          <text:p text:style-name="P4"><text:change-start text:change-id="ct39713616"/><office:annotation office:name="__Annotation__4374_3714008389"><dc:creator>Setokaiva (Setokaiva)</dc:creator><dc:date>2023-09-25T13:37:46</dc:date><text:p><text:span text:style-name="T39">It's also instant, meaning that in triggers it works off of "unit casts ability with no target."</text:span></text:p></office:annotation>It’s a self cast version of Bloodlust.<text:change-end text:change-id="ct39713616"/><office:annotation-end office:name="__Annotation__4374_3714008389"/></text:p>
        </text:list-item>
        <text:list-item>
          <text:p text:style-name="P4"><text:change-start text:change-id="ct42233712"/>Stacks with Bloodlust (?) (Yes, Confirmed) <text:span text:style-name="T4">(Rairus)</text:span><text:change-end text:change-id="ct42233712"/></text:p>
        </text:list-item>
        <text:list-item>
          <text:p text:style-name="P4"><text:change-start text:change-id="ct39658544"/>Does not apply size changes (“Scaling Value” field deprecated. Very sad.) <text:span text:style-name="T4">(Khyrberos)</text:span><text:change-end text:change-id="ct39658544"/></text:p>
        </text:list-item>
      </text:list>
      <text:p text:style-name="P2"/>
      <text:p text:style-name="P92"><text:bookmark text:name="_c0eupjdpu4av"/>-Hurl Boulder:</text:p>
      <text:p text:style-name="P2"><text:tab/><text:tab/>Tags: <text:span text:style-name="T20">[Copy]</text:span></text:p>
      <text:p text:style-name="P7">Notes: <text:span text:style-name="T23">Null</text:span></text:p>
      <text:p text:style-name="P7">RawCode: ACtb</text:p>
      <text:p text:style-name="P7">Casting by AI: Spammed at every cool down, has preference to target heroes.</text:p>
      <text:p text:style-name="P7">Latest tested version: <text:span text:style-name="T1">1.28.5.7680</text:span></text:p>
      <text:list xml:id="list150601111462325" text:continue-numbering="true" text:style-name="WWNum1">
        <text:list-item>
          <text:p text:style-name="P4"><text:change-start text:change-id="ct40939952"/>It’s actually Storm Bolt.<text:change-end text:change-id="ct40939952"/></text:p>
        </text:list-item>
        <text:list-item>
          <text:p text:style-name="P4"><text:change-start text:change-id="ct42221808"/>It has a separate order string from normal Storm Bolt.<text:change-end text:change-id="ct42221808"/></text:p>
        </text:list-item>
      </text:list>
      <text:p text:style-name="P2"/>
      <text:p text:style-name="P92"><text:bookmark text:name="_ibgb3tal87o2"/>-Kaboom!:</text:p>
      <text:p text:style-name="P2"><text:tab/><text:tab/>Tags: <text:span text:style-name="T20">[]</text:span></text:p>
      <text:p text:style-name="P7">Notes: <text:span text:style-name="T23">Null</text:span></text:p>
      <text:p text:style-name="P7">RawCode: Asds Asdg Asd2 Asd3</text:p>
      <text:p text:style-name="P7">Latest tested version: <text:span text:style-name="T1">1.28.5.7680</text:span></text:p>
      <text:list xml:id="list150602320724298" text:continue-numbering="true" text:style-name="WWNum1">
        <text:list-item>
          <text:p text:style-name="P4"><text:change-start text:change-id="ct41699680"/>“Data - Explodes on Death”<text:change-end text:change-id="ct41699680"/></text:p>
          <text:list>
            <text:list-item>
              <text:p text:style-name="P9"><text:change-start text:change-id="ct43463744"/>If set to true, then the caster explodes on death as if it was killed by finger of death.<text:change-end text:change-id="ct43463744"/></text:p>
            </text:list-item>
          </text:list>
        </text:list-item>
        <text:list-item>
          <text:p text:style-name="P4"><text:change-start text:change-id="ct39738080"/>“Data - Damage Amount”<text:change-end text:change-id="ct39738080"/></text:p>
          <text:list>
            <text:list-item>
              <text:p text:style-name="P9"><text:change-start text:change-id="ct42380256"/>Negative values does not cause healing<text:change-end text:change-id="ct42380256"/></text:p>
            </text:list-item>
          </text:list>
        </text:list-item>
      </text:list>
      <text:p text:style-name="P2"/>
      <text:p text:style-name="P92"><text:bookmark text:name="_lwe5e9weulcl"/>-Life Regeneration Aura:</text:p>
      <text:p text:style-name="P2"><text:tab/><text:tab/>Tags: <text:span text:style-name="T20">[Healing] [Healing Over Time] [Damage Over Time]</text:span></text:p>
      <text:p text:style-name="P7"><text:soft-page-break/>Notes: <text:span text:style-name="T23">Null</text:span></text:p>
      <text:p text:style-name="P7">RawCode: ACnr</text:p>
      <text:p text:style-name="P7">Latest tested version: <text:span text:style-name="T1">1.</text:span><text:change-start text:change-id="ct41588816"/><text:span text:style-name="T1">36</text:span><text:change-end text:change-id="ct41588816"/><text:change text:change-id="ct42211344"/></text:p>
      <text:list xml:id="list150601331720450" text:continue-numbering="true" text:style-name="WWNum1">
        <text:list-item>
          <text:p text:style-name="P4"><text:change-start text:change-id="ct39030176"/><text:change-start text:change-id="ct38618400"/><text:span text:style-name="T23">Unlike most auras this does not put a buff on the buff UI </text:span><text:change-end text:change-id="ct39030176"/><text:change-end text:change-id="ct38618400"/><text:change-start text:change-id="ct38605936"/><text:change-start text:change-id="ct42211568"/><text:span text:style-name="T23">(</text:span><text:change-end text:change-id="ct38605936"/><text:change-end text:change-id="ct42211568"/><text:change-start text:change-id="ct40463264"/><text:change-start text:change-id="ct40463520"/><text:span text:style-name="T23">emperor_d3st</text:span><text:change-end text:change-id="ct40463264"/><text:change-end text:change-id="ct40463520"/><text:change-start text:change-id="ct42839584"/><text:change-start text:change-id="ct42839360"/><text:span text:style-name="T23">)</text:span><text:change-end text:change-id="ct42839584"/><text:change-end text:change-id="ct42839360"/><text:change-start text:change-id="ct39845072"/></text:p>
        </text:list-item>
        <text:list-item>
          <text:p text:style-name="P4"><text:change-start text:change-id="ct40456736"/><text:span text:style-name="T23">“Data - Percentage”</text:span><text:change-end text:change-id="ct39845072"/><text:change-end text:change-id="ct40456736"/><text:change-start text:change-id="ct42299056"/></text:p>
          <text:list>
            <text:list-item>
              <text:p text:style-name="P9"><text:change-start text:change-id="ct40356880"/><text:span text:style-name="T23">When set to True it will heal a percentage of the unit’s max HP instead. A value of 0.01 is 1% healed per second. </text:span><text:change-end text:change-id="ct42299056"/><text:change-end text:change-id="ct40356880"/><text:change-start text:change-id="ct42720400"/><text:change-start text:change-id="ct43117456"/><text:span text:style-name="T23">(</text:span><text:change-end text:change-id="ct42720400"/><text:change-end text:change-id="ct43117456"/><text:change-start text:change-id="ct41681680"/><text:change-start text:change-id="ct42651664"/><text:span text:style-name="T23">emperor_d3st</text:span><text:change-end text:change-id="ct41681680"/><text:change-end text:change-id="ct42651664"/><text:change-start text:change-id="ct41728832"/><text:change-start text:change-id="ct41681392"/><text:span text:style-name="T23">)</text:span><text:change-end text:change-id="ct41728832"/><text:change-end text:change-id="ct41681392"/><text:change-start text:change-id="ct42875168"/></text:p>
            </text:list-item>
          </text:list>
        </text:list-item>
        <text:list-item>
          <text:p text:style-name="P4"><text:change-end text:change-id="ct42875168"/><text:change-start text:change-id="ct40364928"/>“Data - Amount of Hit Points”<text:change-end text:change-id="ct40364928"/></text:p>
          <text:list>
            <text:list-item>
              <text:p text:style-name="P9"><text:change-start text:change-id="ct40364672"/>Negative values cause damage.<text:change-end text:change-id="ct40364672"/></text:p>
            </text:list-item>
            <text:list-item>
              <text:p text:style-name="P9"><text:change-start text:change-id="ct43194432"/>If the unit has full health it won’t start taking damage until it’s decreased.<text:change-end text:change-id="ct43194432"/></text:p>
            </text:list-item>
          </text:list>
        </text:list-item>
      </text:list>
      <text:p text:style-name="P2"/>
      <text:p text:style-name="P92"><text:bookmark text:name="_uym9shttdu9b"/>-Life Steal:</text:p>
      <text:p text:style-name="P2"><text:tab/><text:tab/>Tags: <text:span text:style-name="T20">[Healing]</text:span></text:p>
      <text:p text:style-name="P7">Notes: <text:span text:style-name="T23">Null</text:span></text:p>
      <text:p text:style-name="P7">RawCode: SCva</text:p>
      <text:p text:style-name="P7">Latest tested version: <text:span text:style-name="T1">1.</text:span><text:change-start text:change-id="ct39951136"/><text:span text:style-name="T1">36</text:span><text:change-end text:change-id="ct39951136"/><text:change text:change-id="ct41105312"/></text:p>
      <text:list xml:id="list150601375352470" text:continue-numbering="true" text:style-name="WWNum1">
        <text:list-item>
          <text:p text:style-name="P4"><text:change-start text:change-id="ct40562640"/>“Data - Life Stolen Per Attack”<text:change-end text:change-id="ct40562640"/></text:p>
          <text:list>
            <text:list-item>
              <text:p text:style-name="P9"><text:change-start text:change-id="ct40248032"/>Negative values cause damage instead.<text:change-end text:change-id="ct40248032"/></text:p>
            </text:list-item>
          </text:list>
        </text:list-item>
      </text:list>
      <text:p text:style-name="P2"/>
      <text:p text:style-name="P92"><text:bookmark text:name="_vdncy69wrosv"/>-Mind Rot:</text:p>
      <text:p text:style-name="P2"><text:tab/><text:tab/>Tags: <text:span text:style-name="T20">[Mana Drain] [Mana Regen]</text:span></text:p>
      <text:p text:style-name="P7">Notes: <text:span text:style-name="T23">Should have an anime picture as its icon</text:span></text:p>
      <text:p text:style-name="P7">RawCode: ANmr</text:p>
      <text:p text:style-name="P7">Latest tested version: <text:span text:style-name="T1">1.28.5.7680</text:span></text:p>
      <text:list xml:id="list150601091629690" text:continue-numbering="true" text:style-name="WWNum1">
        <text:list-item>
          <text:p text:style-name="P4"><text:change-start text:change-id="ct42466448"/>“Data - Mana Drained per Second”<text:change-end text:change-id="ct42466448"/></text:p>
          <text:list>
            <text:list-item>
              <text:p text:style-name="P9"><text:change-start text:change-id="ct40018480"/>Negative values causes the target to regenerate mana instead.<text:change-end text:change-id="ct40018480"/></text:p>
            </text:list-item>
          </text:list>
        </text:list-item>
        <text:list-item>
          <text:p text:style-name="P4"><text:change-start text:change-id="ct42363968"/>The Buff is lost when the unit's Mana drops to 0.1 or lower.<text:change-end text:change-id="ct42363968"/><text:change-start text:change-id="ct39414288"/></text:p>
        </text:list-item>
        <text:list-item>
          <text:p text:style-name="P50"/>
        </text:list-item>
      </text:list>
      <text:p text:style-name="P93"><text:bookmark text:name="_l66zhtgoa9bx"/>-Mana Regeneration: (emperor_d3st)</text:p>
      <text:p text:style-name="Standard"><text:tab/><text:tab/>Tags: [Mana Regen]</text:p>
      <text:p text:style-name="P45">Notes: Null</text:p>
      <text:p text:style-name="P45">RawCode: ANre</text:p>
      <text:p text:style-name="P45">Latest tested version: 1.36</text:p>
      <text:list xml:id="list150600811897670" text:continue-numbering="true" text:style-name="WWNum1">
        <text:list-item>
          <text:p text:style-name="P18"><text:change-start text:change-id="ct42214672"/>Unlike most auras this does not put a buff on the buff UI<text:change-end text:change-id="ct39414288"/><text:change-end text:change-id="ct42214672"/><text:change-start text:change-id="ct43093024"/></text:p>
        </text:list-item>
        <text:list-item>
          <text:p text:style-name="P18"><text:change-start text:change-id="ct40178320"/><text:soft-page-break/>“Data - Percentage”<text:change-end text:change-id="ct43093024"/><text:change-end text:change-id="ct40178320"/><text:change-start text:change-id="ct40686736"/></text:p>
          <text:list>
            <text:list-item>
              <text:p text:style-name="P69"><text:change-start text:change-id="ct42620128"/>When set to True it will heal a percentage of the unit’s max Mana instead. A value of 0.01 is 1% recovered per second.<text:change-end text:change-id="ct40686736"/><text:change-end text:change-id="ct42620128"/><text:change-start text:change-id="ct41073392"/></text:p>
            </text:list-item>
          </text:list>
        </text:list-item>
        <text:list-item>
          <text:p text:style-name="P18"><text:change-start text:change-id="ct41949600"/>“Data - Amount Regenerated”<text:change-end text:change-id="ct41073392"/><text:change-end text:change-id="ct41949600"/><text:change-start text:change-id="ct41187232"/></text:p>
          <text:list>
            <text:list-item>
              <text:p text:style-name="P69"><text:change-start text:change-id="ct39025808"/>Negative values cause unit to start losing mana instead.<text:change-end text:change-id="ct41187232"/><text:change-end text:change-id="ct39025808"/><text:change-start text:change-id="ct40308960"/></text:p>
            </text:list-item>
          </text:list>
        </text:list-item>
      </text:list>
      <text:p text:style-name="P83"><text:change-end text:change-id="ct40308960"/></text:p>
      <text:p text:style-name="P92"><text:bookmark text:name="_k4fmbkyq6zat"/>-Parasite:</text:p>
      <text:p text:style-name="P2"><text:tab/><text:tab/>Tags: <text:span text:style-name="T20">[Summon] [Damage Over time] [Attackspeed Increase] [Attackspeed Decrease] [Movespeed Increase] [Movespeed Decrease] </text:span></text:p>
      <text:p text:style-name="P7">Notes: <text:span text:style-name="T23">Null</text:span></text:p>
      <text:p text:style-name="P7">RawCode: ANpa ACpa(eredar)</text:p>
      <text:p text:style-name="P7">Latest tested version: <text:span text:style-name="T1">1.28.5.7680</text:span></text:p>
      <text:list xml:id="list150601555626441" text:continue-numbering="true" text:style-name="WWNum1">
        <text:list-item>
          <text:p text:style-name="P4"><text:change-start text:change-id="ct43118592"/>Functions like a unit-, autocastable- version of “Doom”.<text:change-end text:change-id="ct43118592"/></text:p>
        </text:list-item>
        <text:list-item>
          <text:p text:style-name="P4"><text:change-start text:change-id="ct42481776"/>Like Doom, the debuff cannot be dispelled.<text:change-end text:change-id="ct42481776"/></text:p>
        </text:list-item>
        <text:list-item>
          <text:p text:style-name="P4"><text:change-start text:change-id="ct40558688"/>However, unlike Doom, this does not silence the target enemy unit, nor forbid it to use items.<text:change-end text:change-id="ct40558688"/></text:p>
        </text:list-item>
        <text:list-item>
          <text:p text:style-name="P4"><text:change-start text:change-id="ct41264864"/>Creates a unit when a unit dies.<text:change-end text:change-id="ct41264864"/></text:p>
          <text:list>
            <text:list-item>
              <text:p text:style-name="P9"><text:change-start text:change-id="ct39310832"/>The summoner of the unit appears as the unit whom die (In triggers).<text:change-end text:change-id="ct39310832"/></text:p>
            </text:list-item>
          </text:list>
        </text:list-item>
      </text:list>
      <text:p text:style-name="P2"/>
      <text:p text:style-name="P92"><text:bookmark text:name="_4syf1jqysppc"/>-Quill Spray:</text:p>
      <text:p text:style-name="P2"><text:tab/><text:tab/>Tags: <text:span text:style-name="T20">[TODO]</text:span></text:p>
      <text:p text:style-name="P7">Notes: <text:span text:style-name="T23">Null</text:span></text:p>
      <text:p text:style-name="P7">RawCode: ANak</text:p>
      <text:p text:style-name="P7">Latest tested version: <text:span text:style-name="T1">1.28.5.7680</text:span></text:p>
      <text:list xml:id="list150601030933232" text:continue-numbering="true" text:style-name="WWNum1">
        <text:list-item>
          <text:p text:style-name="P4"><text:change-start text:change-id="ct42007328"/>Basically a copy of the Undead Destroyer's “Orb of Annihilation”.<text:change-end text:change-id="ct42007328"/></text:p>
        </text:list-item>
      </text:list>
      <text:p text:style-name="P2"/>
      <text:p text:style-name="P92"><text:bookmark text:name="_6w6fnnifomdw"/>-Ray of Disruption:</text:p>
      <text:p text:style-name="P2"><text:tab/><text:tab/>Tags: <text:span text:style-name="T20">[TODO]</text:span></text:p>
      <text:p text:style-name="P7">Notes: <text:span text:style-name="T23">Null</text:span></text:p>
      <text:p text:style-name="P7">RawCode: Ache</text:p>
      <text:p text:style-name="P7">Latest tested version: <text:span text:style-name="T1">1.28.5.7680</text:span></text:p>
      <text:list xml:id="list150601602128643" text:continue-numbering="true" text:style-name="WWNum1">
        <text:list-item>
          <text:p text:style-name="P4"><text:change-start text:change-id="ct42916960"/>“Data - Summoned Unit Damage”<text:change-end text:change-id="ct42916960"/></text:p>
          <text:list>
            <text:list-item>
              <text:p text:style-name="P9"><text:change-start text:change-id="ct40377872"/>Negative values does not heal.<text:change-end text:change-id="ct40377872"/></text:p>
            </text:list-item>
          </text:list>
        </text:list-item>
        <text:list-item>
          <text:p text:style-name="P4"><text:change-start text:change-id="ct39587424"/>Adheres to “Targets Allowed<text:change-end text:change-id="ct39587424"/></text:p>
        </text:list-item>
      </text:list>
      <text:p text:style-name="P2"/>
      <text:p text:style-name="P92"><text:bookmark text:name="_ddqa5z41vpy"/>-Reveal:</text:p>
      <text:p text:style-name="P2"><text:soft-page-break/><text:tab/><text:tab/>Tags: <text:span text:style-name="T20">[Copy] [Vision]</text:span></text:p>
      <text:p text:style-name="P7">Notes: <text:span text:style-name="T23">Null</text:span></text:p>
      <text:p text:style-name="P7">RawCode: Andt</text:p>
      <text:p text:style-name="P7">Latest tested version: <text:span text:style-name="T1">1.28.5.7680</text:span></text:p>
      <text:list xml:id="list150600561639145" text:continue-numbering="true" text:style-name="WWNum1">
        <text:list-item>
          <text:p text:style-name="P4"><text:change-start text:change-id="ct42755120"/>“Data - Gold/lumber cost”<text:change-end text:change-id="ct42755120"/></text:p>
          <text:list>
            <text:list-item>
              <text:p text:style-name="P9"><text:change-start text:change-id="ct42683840"/>Negative values causes resource gain.<text:change-end text:change-id="ct42683840"/></text:p>
            </text:list-item>
          </text:list>
        </text:list-item>
        <text:list-item>
          <text:p text:style-name="P4"><text:change-start text:change-id="ct40857232"/>Otherwise it functions like “Far Sight” except it won’t interrupt orders. <text:span text:style-name="T4">(Wonder Wiz)</text:span><text:change-end text:change-id="ct40857232"/></text:p>
        </text:list-item>
        <text:list-item>
          <text:p text:style-name="P4"><text:change-start text:change-id="ct42913696"/>Triggers don’t notice this spell being cast. You can however detect it by catching the order, as the effect is instant.<text:change-end text:change-id="ct42913696"/></text:p>
        </text:list-item>
      </text:list>
      <text:p text:style-name="P17"><text:change text:change-id="ct43079760"/></text:p>
      <text:p text:style-name="P92"><text:bookmark text:name="_5etu792jm8ku"/>-Sleep Always:</text:p>
      <text:p text:style-name="P2"><text:tab/><text:tab/>Tags: <text:span text:style-name="T20">[]</text:span></text:p>
      <text:p text:style-name="P7">Notes: <text:span text:style-name="T23">Null</text:span></text:p>
      <text:p text:style-name="P7">RawCode: Asla</text:p>
      <text:p text:style-name="P7">Latest tested version: <text:span text:style-name="T1">1.28.5.7680</text:span></text:p>
      <text:list xml:id="list150602378735177" text:continue-numbering="true" text:style-name="WWNum1">
        <text:list-item>
          <text:p text:style-name="P4"><text:change-start text:change-id="ct40357104"/>“Data - Allow On Any Player Slot”<text:change-end text:change-id="ct40357104"/></text:p>
          <text:list>
            <text:list-item>
              <text:p text:style-name="P9"><text:change-start text:change-id="ct38380272"/>Not only for neutral players.<text:change-end text:change-id="ct38380272"/></text:p>
            </text:list-item>
          </text:list>
        </text:list-item>
        <text:list-item>
          <text:p text:style-name="P4"><text:change-start text:change-id="ct41594432"/>“Data - Sleep Once”<text:change-end text:change-id="ct41594432"/></text:p>
          <text:list>
            <text:list-item>
              <text:p text:style-name="P9"><text:change-start text:change-id="ct40628496"/>If false the unit will go back to sleep after getting out of combat.<text:change-end text:change-id="ct40628496"/></text:p>
            </text:list-item>
            <text:list-item>
              <text:p text:style-name="P9"><text:change-start text:change-id="ct43519136"/>If true the unit will not go back to sleep.<text:change-end text:change-id="ct43519136"/></text:p>
            </text:list-item>
          </text:list>
        </text:list-item>
      </text:list>
      <text:p text:style-name="P2"/>
      <text:p text:style-name="P92"><text:bookmark text:name="_mj2ifdfn6hui"/>-Spawn Hydra:</text:p>
      <text:p text:style-name="P2"><text:tab/><text:tab/>Tags: <text:span text:style-name="T20">[Summon]</text:span></text:p>
      <text:p text:style-name="P7">Notes: <text:span text:style-name="T23">Null</text:span></text:p>
      <text:p text:style-name="P7">RawCode: Aspy Aspt</text:p>
      <text:p text:style-name="P7">Latest tested version: <text:span text:style-name="T1">1.28.5.7680</text:span></text:p>
      <text:list xml:id="list150601488084534" text:continue-numbering="true" text:style-name="WWNum1">
        <text:list-item>
          <text:p text:style-name="P4"><text:change-start text:change-id="ct42168192"/>Spawns units upon death.<text:change-end text:change-id="ct42168192"/></text:p>
        </text:list-item>
        <text:list-item>
          <text:p text:style-name="P4"><text:change-start text:change-id="ct40602544"/>Counts as summoned units, and thus takes extra damage from dispel abilities.<text:change-end text:change-id="ct40602544"/></text:p>
        </text:list-item>
        <text:list-item>
          <text:p text:style-name="P4"><text:change-start text:change-id="ct41259776"/>Spawned units spawn with no abilities regardless of what they have in the Object Editor.<text:span text:style-name="T1">(Not the case in 1.31.)</text:span><text:change-end text:change-id="ct41259776"/></text:p>
        </text:list-item>
        <text:list-item>
          <text:p text:style-name="P4"><text:change-start text:change-id="ct41907360"/>Stat - Buff works similarly to that of other summon abilities. Duration - Normal is used to determine the Timed Life of the summoned units.<text:change-end text:change-id="ct41907360"/></text:p>
        </text:list-item>
      </text:list>
      <text:p text:style-name="P2"/>
      <text:p text:style-name="P92"><text:bookmark text:name="_olx2xclk8kc8"/>-Spy:</text:p>
      <text:p text:style-name="P2"><text:tab/><text:tab/>Tags: <text:span text:style-name="T20">[]</text:span></text:p>
      <text:p text:style-name="P7"><text:soft-page-break/>Notes: <text:span text:style-name="T23">Null</text:span></text:p>
      <text:p text:style-name="P7">Latest tested version: <text:span text:style-name="T1">1.28.5.7680</text:span></text:p>
      <text:list xml:id="list150602297135362" text:continue-numbering="true" text:style-name="WWNum1">
        <text:list-item>
          <text:p text:style-name="P4"><text:change-start text:change-id="ct40523088"/>Deprecated<text:change-end text:change-id="ct40523088"/></text:p>
        </text:list-item>
      </text:list>
      <text:p text:style-name="P2"><office:annotation office:name="__Annotation__4623_3714008389"><dc:creator>Janus Doppel</dc:creator><dc:date>2023-10-11T01:43:57</dc:date><text:p><text:span text:style-name="T39">_Re-opened_</text:span></text:p></office:annotation><office:annotation office:name="__Annotation__4621_3714008389"><dc:creator>Janus Doppel</dc:creator><dc:date>2023-10-11T01:43:01</dc:date><text:p><text:span text:style-name="T39">_Marked as resolved_</text:span></text:p></office:annotation><office:annotation office:name="__Annotation__4619_3714008389"><dc:creator>Janus Doppel</dc:creator><dc:date>2023-10-11T01:42:33</dc:date><text:p><text:span text:style-name="T39">when below 175 Hitpoints i've observed naga royal guard ai in deep water does submerged</text:span></text:p></office:annotation></text:p>
      <text:p text:style-name="P92"><text:bookmark text:name="_7yato8uc8ka4"/>-Submerge:<office:annotation-end office:name="__Annotation__4619_3714008389"/><office:annotation-end office:name="__Annotation__4621_3714008389"/><office:annotation-end office:name="__Annotation__4623_3714008389"/></text:p>
      <text:p text:style-name="P2"><text:tab/><text:tab/>Tags: <text:span text:style-name="T20">[Morph]</text:span></text:p>
      <text:p text:style-name="P7">Notes: <text:span text:style-name="T23">Null</text:span></text:p>
      <text:p text:style-name="P7">RawCode: Asb1 Asb2 Asb3</text:p>
      <text:p text:style-name="P7">Latest tested version: <text:span text:style-name="T1">1.28.5.7680</text:span></text:p>
      <text:list xml:id="list150601916419175" text:continue-numbering="true" text:style-name="WWNum1">
        <text:list-item>
          <text:p text:style-name="P4"><text:change-start text:change-id="ct42941680"/>It’s “Burrow” but only works on water.<text:change-end text:change-id="ct42941680"/></text:p>
        </text:list-item>
      </text:list>
      <text:p text:style-name="P2"/>
      <text:p text:style-name="P6"><text:bookmark text:name="_jffaezmyyzfc"/><text:tab/>-Acid Bomb:</text:p>
      <text:p text:style-name="P2"><text:tab/><text:tab/>Tags: <text:span text:style-name="T20">[TODO]</text:span></text:p>
      <text:p text:style-name="P2"><text:span text:style-name="T20"><text:tab/><text:tab/></text:span>Notes: <text:span text:style-name="T23">Null</text:span></text:p>
      <text:p text:style-name="P7">RawCode: ANab</text:p>
      <text:p text:style-name="P7">Casting by AI: Used on clusters of enemies.</text:p>
      <text:p text:style-name="P7">Latest tested version: <text:span text:style-name="T1">1.28.5.7680</text:span></text:p>
      <text:list xml:id="list150600681833639" text:continue-numbering="true" text:style-name="WWNum1">
        <text:list-item>
          <text:p text:style-name="P4"><text:change-start text:change-id="ct43203136"/>Applies Attack Speed/Move Speed penalties on a target and nearby targets.<text:change-end text:change-id="ct43203136"/></text:p>
          <text:list>
            <text:list-item>
              <text:p text:style-name="P9"><text:change-start text:change-id="ct40552864"/>Attack speed and Move speed are actually bonuses, positive values cause them to gain speed. <text:span text:style-name="T4">(Uyarrr)</text:span><text:change-end text:change-id="ct40552864"/></text:p>
            </text:list-item>
          </text:list>
        </text:list-item>
        <text:list-item>
          <text:p text:style-name="P4"><text:change-start text:change-id="ct43243904"/>Applies armor buff / debuff to target.<text:change-end text:change-id="ct43243904"/></text:p>
          <text:list>
            <text:list-item>
              <text:p text:style-name="P9"><text:change-start text:change-id="ct41130912"/>Positive values remove armor.<text:change-end text:change-id="ct41130912"/></text:p>
            </text:list-item>
            <text:list-item>
              <text:p text:style-name="P9"><text:change-start text:change-id="ct43268096"/>Negative values add armor<text:change-end text:change-id="ct43268096"/></text:p>
            </text:list-item>
          </text:list>
        </text:list-item>
        <text:list-item>
          <text:p text:style-name="P4"><text:change-start text:change-id="ct39032160"/>Applies Damage Over Time to the same targets.<text:change-end text:change-id="ct39032160"/></text:p>
        </text:list-item>
        <text:list-item>
          <text:p text:style-name="P4"><text:change-start text:change-id="ct39371152"/>You would think it’s dispellable, but it’s not.<text:change-end text:change-id="ct39371152"/></text:p>
        </text:list-item>
        <text:list-item>
          <text:p text:style-name="P4"><text:change-start text:change-id="ct41704512"/>Does not appear to stack with itself using separate buffs contrary to rumors. <text:span text:style-name="T3">(Unless there is some other way, provide clear instructions.)</text:span><text:change-end text:change-id="ct41704512"/></text:p>
        </text:list-item>
        <text:list-item>
          <text:p text:style-name="P4"><text:change-start text:change-id="ct40852016"/>If you set the Area of Effect to 0 it will still hit the primary target.<text:span text:style-name="T4"> (KitsuneTailsPrower)</text:span><text:change-end text:change-id="ct40852016"/></text:p>
        </text:list-item>
      </text:list>
      <text:p text:style-name="P2"/>
      <text:p text:style-name="P92"><text:bookmark text:name="_njhk4pd0x7r"/>-Attribute Bonus:</text:p>
      <text:p text:style-name="P2"><text:tab/><text:tab/>Tags: <text:span text:style-name="T20">[TODO]</text:span></text:p>
      <text:p text:style-name="P7">Notes: <text:span text:style-name="T23">Null</text:span></text:p>
      <text:p text:style-name="P7">RawCode: Aamk</text:p>
      <text:p text:style-name="P7">Latest tested version: <text:span text:style-name="T1">1.28.5.7680</text:span></text:p>
      <text:list xml:id="list150602440099819" text:continue-numbering="true" text:style-name="WWNum1">
        <text:list-item>
          <text:p text:style-name="P4"><text:change-start text:change-id="ct41217024"/>Negative values to the bonuses cause the hero to lose attributes instead.<text:change-end text:change-id="ct41217024"/></text:p>
        </text:list-item>
        <text:list-item>
          <text:p text:style-name="P4"><text:change-start text:change-id="ct40665392"/><text:soft-page-break/>Ignores Techtree Dependencies <text:span text:style-name="T4">(PauloHPBender)</text:span><text:change-end text:change-id="ct40665392"/></text:p>
        </text:list-item>
      </text:list>
      <text:p text:style-name="P2"/>
      <text:p text:style-name="P92"><text:bookmark text:name="_bbxfiwc42ot"/>-Battle Roar:</text:p>
      <text:p text:style-name="P2"><text:tab/><text:tab/>Tags: <text:span text:style-name="T20">[Copy] [Unused] [Flat Damage Increase] [Flat Damage Decrease] [Flat Armor Increase] [Flat Armor Decrease] [Healing Over Time]</text:span></text:p>
      <text:p text:style-name="P7">Notes: <text:span text:style-name="T23">Judging by the 4 levels it was very likely intended for the rexxar campaign.</text:span></text:p>
      <text:p text:style-name="P7">RawCode: ANbr</text:p>
      <text:p text:style-name="P7">Casting by AI: Used when engaging enemies.</text:p>
      <text:p text:style-name="P7">Latest tested version: <text:span text:style-name="T1">1.28.5.7680</text:span></text:p>
      <text:list xml:id="list150602563596193" text:continue-numbering="true" text:style-name="WWNum1">
        <text:list-item>
          <text:p text:style-name="P4"><text:change-start text:change-id="ct40721456"/>It’s a copy of Roar, except it has a separate order string and buff.<text:change-end text:change-id="ct40721456"/></text:p>
        </text:list-item>
        <text:list-item>
          <text:p text:style-name="P4"><text:change-start text:change-id="ct42873488"/>Stacks with “Roar”<text:change-end text:change-id="ct42873488"/></text:p>
        </text:list-item>
        <text:list-item>
          <text:p text:style-name="P4"><text:change-start text:change-id="ct42763264"/>Unlike roar, it provides a flat damage increase.<text:change-end text:change-id="ct42763264"/></text:p>
        </text:list-item>
      </text:list>
      <text:p text:style-name="P2"/>
      <text:p text:style-name="P92"><text:bookmark text:name="_1t25u0v8pc21"/>-Black Arrow:</text:p>
      <text:p text:style-name="P2"><text:tab/><text:tab/>Tags: <text:span text:style-name="T20">[Summon] [Flat Damage Increase]</text:span></text:p>
      <text:p text:style-name="P7">Notes: <text:span text:style-name="T23">Null</text:span></text:p>
      <text:p text:style-name="P7">Casting by AI: Used when the target is dying.</text:p>
      <text:p text:style-name="P7">RawCode: ANba ACbk</text:p>
      <text:p text:style-name="P7">Latest tested version: <text:span text:style-name="T1">1.28.5.7680</text:span></text:p>
      <text:list xml:id="list150600779168120" text:continue-numbering="true" text:style-name="WWNum1">
        <text:list-item>
          <text:p text:style-name="P4"><text:change-start text:change-id="ct40363056"/>“Data - Damage Bonus”<text:change-end text:change-id="ct40363056"/></text:p>
          <text:list>
            <text:list-item>
              <text:p text:style-name="P9"><text:change-start text:change-id="ct43254784"/>Negative values does not cause healing.<text:change-end text:change-id="ct43254784"/></text:p>
            </text:list-item>
          </text:list>
        </text:list-item>
        <text:list-item>
          <text:p text:style-name="P4"><text:change-start text:change-id="ct43197504"/>It is possible to allow “self” as a target, causing the unit to attack itself.<text:change-end text:change-id="ct43197504"/></text:p>
        </text:list-item>
        <text:list-item>
          <text:p text:style-name="P4"><text:change-start text:change-id="ct42304400"/>Putting this on a melee unit gives it the ability to place the Black Arrow buff on enemies even without having to toggle on <text:span text:style-name="T4">(_dtnmang_)</text:span><text:change-end text:change-id="ct42304400"/></text:p>
        </text:list-item>
      </text:list>
      <text:p text:style-name="P2"/>
      <text:p text:style-name="P92"><text:bookmark text:name="_uzvbomruxsg9"/>-Breath of Fire:</text:p>
      <text:p text:style-name="P2"><text:tab/><text:tab/>Tags: <text:span text:style-name="T20">[Healing] [Damage Over Time]</text:span></text:p>
      <text:p text:style-name="P7">Notes: <text:span text:style-name="T23">Null</text:span></text:p>
      <text:p text:style-name="P7">RawCode: ANbf ANcf ACbc</text:p>
      <text:p text:style-name="P7">Casting by AI: Triggered by having 3 clustered enemy units in cast range. <text:span text:style-name="T4">(Nudl)</text:span></text:p>
      <text:p text:style-name="P7">Latest tested version: <text:span text:style-name="T1">1.28.5.7680</text:span></text:p>
      <text:list xml:id="list150601658853917" text:continue-numbering="true" text:style-name="WWNum1">
        <text:list-item>
          <text:p text:style-name="P4"><text:change-start text:change-id="ct41847728"/>“Data - Damage”<text:change-end text:change-id="ct41847728"/></text:p>
          <text:list>
            <text:list-item>
              <text:p text:style-name="P9"><text:change-start text:change-id="ct42473952"/>Negative values cause damage.<text:change-end text:change-id="ct42473952"/></text:p>
            </text:list-item>
          </text:list>
        </text:list-item>
        <text:list-item>
          <text:p text:style-name="P4"><text:change-start text:change-id="ct41075920"/>“Data - Damage Per Second”<text:change-end text:change-id="ct41075920"/></text:p>
          <text:list>
            <text:list-item>
              <text:p text:style-name="P9"><text:change-start text:change-id="ct41159424"/>Negative values do not cause healing.<text:change-end text:change-id="ct41159424"/></text:p>
            </text:list-item>
          </text:list>
        </text:list-item>
        <text:list-item>
          <text:p text:style-name="P4"><text:change-start text:change-id="ct41774368"/><text:soft-page-break/>If the unit is affected by drunken Haze it deals bonus damage.<text:change-end text:change-id="ct41774368"/></text:p>
        </text:list-item>
        <text:list-item>
          <text:p text:style-name="P4"><text:change-start text:change-id="ct39653168"/>If you want the bonus damage per second to not require Drunken Haze buff, use the Breath of Frost instead.<text:change-end text:change-id="ct39653168"/></text:p>
        </text:list-item>
      </text:list>
      <text:p text:style-name="P2"/>
      <text:p text:style-name="P92"><text:bookmark text:name="_jh0prnzh31tm"/>-Channel:</text:p>
      <text:p text:style-name="P2"><text:tab/><text:tab/>Tags: <text:span text:style-name="T20">[Dummy Ability] [Stackable] [Buff Stackable]</text:span></text:p>
      <text:p text:style-name="P7">Notes: <text:span text:style-name="T23">Null</text:span></text:p>
      <text:p text:style-name="P7">RawCode: ANcl</text:p>
      <text:p text:style-name="P7">Latest tested version: <text:span text:style-name="T1">1.28.5.7680</text:span></text:p>
      <text:list xml:id="list150601124101581" text:continue-numbering="true" text:style-name="WWNum1">
        <text:list-item>
          <text:p text:style-name="P4"><text:change-start text:change-id="ct39986208"/>Considered the ultimate modding / trigger ability.<text:change-end text:change-id="ct39986208"/></text:p>
        </text:list-item>
        <text:list-item>
          <text:p text:style-name="P4"><text:change-start text:change-id="ct39610896"/>Has a variety of “targeting” modes, also has the ability to change the GUI strings. Making it stack with itself.<text:change-end text:change-id="ct39610896"/></text:p>
        </text:list-item>
        <text:list-item>
          <text:p text:style-name="P4"><text:change-start text:change-id="ct40374336"/>Abilities can be marked as "Hidden" to prevent them showing up, but they will still be there and can be called by triggers.<text:change-end text:change-id="ct40374336"/></text:p>
        </text:list-item>
        <text:list-item>
          <text:p text:style-name="P18"><text:change-start text:change-id="ct40577632"/>Use different order strings for multiple Channel-based abilities to prevent conflicts.<text:change-end text:change-id="ct40577632"/></text:p>
        </text:list-item>
        <text:list-item>
          <text:p text:style-name="P4"><text:change-start text:change-id="ct39565712"/>By default has no actual effect except uses user’s mana and causes them to channel one specific animation for a follow through time duration (<text:span text:style-name="T4">Daffa</text:span>)<text:change-end text:change-id="ct39565712"/></text:p>
        </text:list-item>
        <text:list-item>
          <text:p text:style-name="P4"><text:change-start text:change-id="ct41101424"/>When Channel is configured to target units, you can still target destructibles with it, but the Follow Through Time will be ignored and the casting unit’s cast backswing time will be referenced instead.<text:change-end text:change-id="ct41101424"/></text:p>
        </text:list-item>
      </text:list>
      <text:p text:style-name="P2"/>
      <text:p text:style-name="P92"><text:bookmark text:name="_6yjldmavfw8u"/>-Charm:</text:p>
      <text:p text:style-name="P2"><text:tab/><text:tab/>Tags: <text:span text:style-name="T20">[TODO]</text:span></text:p>
      <text:p text:style-name="P7">Notes: <text:span text:style-name="T23">Null</text:span></text:p>
      <text:p text:style-name="P7">RawCode: ANch</text:p>
      <text:p text:style-name="P7">Casting by AI: Spammed on anything that can be targeted; will not target things that can't attack (Though may target workers making buildings that attack)</text:p>
      <text:p text:style-name="P7">Latest tested version: <text:span text:style-name="T1">1.28.5.7680</text:span></text:p>
      <text:list xml:id="list150600655720290" text:continue-numbering="true" text:style-name="WWNum1">
        <text:list-item>
          <text:p text:style-name="P4"><text:change-start text:change-id="ct40139232"/>Take over targeted unit.<text:change-end text:change-id="ct40139232"/></text:p>
        </text:list-item>
        <text:list-item>
          <text:p text:style-name="P4"><text:change-start text:change-id="ct39398400"/>Maximum creep level at or below 0 causes it to ignore level.<text:change-end text:change-id="ct39398400"/></text:p>
        </text:list-item>
        <text:list-item>
          <text:p text:style-name="P4"><text:change-start text:change-id="ct40432848"/>Has maximum level data field. <text:span text:style-name="T4">(Nudl)</text:span><text:change-end text:change-id="ct40432848"/></text:p>
        </text:list-item>
        <text:list-item>
          <text:p text:style-name="P4"><text:change-start text:change-id="ct39675344"/>Adheres to targets allowed, allowing for stealing of heroes.<text:change-end text:change-id="ct39675344"/></text:p>
        </text:list-item>
        <text:list-item>
          <text:p text:style-name="P4"><text:change-start text:change-id="ct41809168"/>If allowed to target heroes, using Charm on enemy Heroes causes their interface icon to disappear on the enemy player’s side and instead transfer it to your side.<text:change-end text:change-id="ct41809168"/></text:p>
        </text:list-item>
        <text:list-item>
          <text:p text:style-name="P4"><text:change-start text:change-id="ct41811040"/>Charmed heroes act like normal heroes, and their interface icons cannot be removed.<text:change-end text:change-id="ct41811040"/></text:p>
        </text:list-item>
        <text:list-item>
          <text:p text:style-name="P4"><text:change-start text:change-id="ct41743296"/>Maximum creep level is only adhered to by units under ‘Neutral Hostile’ unit group. (<text:span text:style-name="T4">Daffa</text:span>)<text:change-end text:change-id="ct41743296"/></text:p>
        </text:list-item>
        <text:list-item>
          <text:p text:style-name="P4"><text:change-start text:change-id="ct39288688"/>Other notes: <text:span text:style-name="T4">(RoyGBV)</text:span><text:change-end text:change-id="ct39288688"/></text:p>
        </text:list-item>
      </text:list>
      <text:list xml:id="list1220519773" text:style-name="WWNum7">
        <text:list-item>
          <text:p text:style-name="P62">Using Charm on summoned units with an expiration timer does not alter it.</text:p>
        </text:list-item>
        <text:list-item>
          <text:p text:style-name="P62">Charmed units do use food values (except on summoned units), and can exceed over your current food limits, meaning that you don’t need to “Build more Farms” to use Charm.</text:p>
        </text:list-item>
      </text:list>
      <text:list xml:id="list665536179" text:style-name="WWNum12">
        <text:list-item>
          <text:p text:style-name="P63">Casting it on player-owned units does not inherit upgrades.</text:p>
        </text:list-item>
        <text:list-item>
          <text:p text:style-name="P63">However, if you used Charm on a worker unit, and used it to build structures that do research upgrades, then units that you Charmed on will have abilities or upgraded damage/armor based on your upgrades researched, as if you trained those units yourself.</text:p>
        </text:list-item>
        <text:list-item>
          <text:p text:style-name="P63"><text:soft-page-break/>This means that technically (and is possible in-game with a ton of resource management), you can have control over all the other 3 races. </text:p>
        </text:list-item>
      </text:list>
      <text:p text:style-name="P2"/>
      <text:p text:style-name="P92"><text:bookmark text:name="_o8y9ycu65ft2"/>-Chemical Rage:</text:p>
      <text:p text:style-name="P2"><text:tab/><text:tab/>Tags: <text:span text:style-name="T20">[Morph]</text:span></text:p>
      <text:p text:style-name="P7">Notes: <text:span text:style-name="T23">Null</text:span></text:p>
      <text:p text:style-name="P7">RawCode: ANcr</text:p>
      <text:p text:style-name="P7">Latest tested version: <text:span text:style-name="T1">1.28.5.7680</text:span></text:p>
      <text:list xml:id="list150601412984128" text:continue-list="list150600655720290" text:style-name="WWNum1">
        <text:list-item>
          <text:p text:style-name="P4"><text:change-start text:change-id="ct40257360"/>Contrary to all the stats showing up, the bonuses are actually inside the morphed alchemist.<text:change-end text:change-id="ct40257360"/></text:p>
        </text:list-item>
      </text:list>
      <text:p text:style-name="P1">(It literally says “Info Panel Only” beside the attack and movement speed bonus fields)</text:p>
      <text:p text:style-name="P2"/>
      <text:p text:style-name="P92"><text:bookmark text:name="_4si5clela7o4"/>-Cleaving Attack:</text:p>
      <text:p text:style-name="P2"><text:tab/><text:tab/>Tags: <text:span text:style-name="T20">[TODO]</text:span></text:p>
      <text:p text:style-name="P7">Notes: <text:span text:style-name="T23">Null</text:span></text:p>
      <text:p text:style-name="P7">RawCode: ANca ACce</text:p>
      <text:p text:style-name="P7">Latest tested version: <text:span text:style-name="T1">1.28.5.7680</text:span></text:p>
      <text:list xml:id="list150602672659106" text:continue-numbering="true" text:style-name="WWNum1">
        <text:list-item>
          <text:p text:style-name="P4"><text:change-start text:change-id="ct41251328"/>“Data - Distributed Damage Factor” can be set above 1.0, causing secondary targets to take more damage than the primary one. This does not increase the damage against the primary target in any way. <text:span text:style-name="T4">(RoyGBV)</text:span><text:change-end text:change-id="ct41251328"/></text:p>
        </text:list-item>
        <text:list-item>
          <text:p text:style-name="P4"><text:change-start text:change-id="ct40331472"/><office:annotation office:name="__Annotation__4826_3714008389"><dc:creator>Setokaiva (Setokaiva)</dc:creator><dc:date>2023-09-27T19:14:33</dc:date><text:p><text:span text:style-name="T39">How does it interact with Hardened Skin's damage reduction vs. attacks?</text:span></text:p></office:annotation>This cleave ignores armor.<text:change-end text:change-id="ct40331472"/><office:annotation-end office:name="__Annotation__4826_3714008389"/><text:change-start text:change-id="ct43089472"/> <text:span text:style-name="T4">(tal0n)</text:span><text:change-end text:change-id="ct43089472"/></text:p>
        </text:list-item>
        <text:list-item>
          <text:p text:style-name="P4"><text:change-start text:change-id="ct42141072"/>The armor ignoring portion is only against secondary targets, the primary target still takes reduced damage.<text:change-end text:change-id="ct42141072"/></text:p>
        </text:list-item>
        <text:list-item>
          <text:p text:style-name="P4"><text:change-start text:change-id="ct40958816"/>The ability stacks with itself in both item and ability form. <text:span text:style-name="T4">(tal0n)</text:span><text:change-end text:change-id="ct40958816"/></text:p>
        </text:list-item>
        <text:list-item>
          <text:p text:style-name="P4"><text:change-start text:change-id="ct41262992"/>For some reason, if the “Targets Allowed” field of Level 1 is set to “None”, other levels will have no targets allowed in-game, regardless of what has been set for them<text:span text:style-name="T4"> (Spacebuns).</text:span><text:change-end text:change-id="ct41262992"/></text:p>
        </text:list-item>
        <text:list-item>
          <text:p text:style-name="P4"><text:change-start text:change-id="ct40331216"/><text:span text:style-name="T33">The AOE is offset by the radius of the AOE in the attacking direction.</text:span><text:change-end text:change-id="ct40331216"/></text:p>
        </text:list-item>
      </text:list>
      <text:p text:style-name="P2"/>
      <text:p text:style-name="P92"><text:bookmark text:name="_nu5lq07k4mpd"/>-Cluster Rockets:</text:p>
      <text:p text:style-name="P2"><text:tab/><text:tab/>Tags: <text:span text:style-name="T20">[Damage Over Time] [AOE Disable] [Healing Over Time] [Healing]</text:span></text:p>
      <text:p text:style-name="P7">Notes: <text:span text:style-name="T23">Null</text:span></text:p>
      <text:p text:style-name="P7">RawCode: ANcs ANc1 ANc2 ANc3</text:p>
      <text:p text:style-name="P7">Latest tested version: <text:span text:style-name="T1">1.28.5.7680</text:span></text:p>
      <text:list xml:id="list150602146440374" text:continue-numbering="true" text:style-name="WWNum1">
        <text:list-item>
          <text:p text:style-name="P4"><text:change-start text:change-id="ct41705840"/>“Data - Damage Amount”<text:change-end text:change-id="ct41705840"/></text:p>
          <text:list>
            <text:list-item>
              <text:p text:style-name="P9"><text:change-start text:change-id="ct42504064"/>Negative values cause healing.<text:change-end text:change-id="ct42504064"/></text:p>
            </text:list-item>
          </text:list>
        </text:list-item>
      </text:list>
      <text:p text:style-name="P2"/>
      <text:p text:style-name="P92"><text:bookmark text:name="_1et0x94ov64j"/>-Dark Portal:</text:p>
      <text:p text:style-name="P2"><text:tab/><text:tab/>Tags: <text:span text:style-name="T20">[Summon]</text:span></text:p>
      <text:p text:style-name="P7">Notes: <text:span text:style-name="T23">Null</text:span></text:p>
      <text:p text:style-name="P7"><text:soft-page-break/>RawCode: ANdp</text:p>
      <text:p text:style-name="P7">Casting by AI: Uses whenever is available.</text:p>
      <text:p text:style-name="P7">Latest tested version: <text:span text:style-name="T1">1.28.5.7680</text:span></text:p>
      <text:list xml:id="list150600748799331" text:continue-numbering="true" text:style-name="WWNum1">
        <text:list-item>
          <text:p text:style-name="P4"><text:change-start text:change-id="ct42902752"/>Spawns a number between Maximum-minimum amount of Units defined. <text:change-end text:change-id="ct42902752"/></text:p>
        </text:list-item>
        <text:list-item>
          <text:p text:style-name="P4"><text:change-start text:change-id="ct40074000"/>The units are random from the array.<text:change-end text:change-id="ct40074000"/></text:p>
        </text:list-item>
        <text:list-item>
          <text:p text:style-name="P4"><text:change-start text:change-id="ct41993360"/>The units are still treated as Summoned, and they don’t cost any food. <text:span text:style-name="T28">(</text:span><text:span text:style-name="T4">EternalOne</text:span><text:span text:style-name="T28">)</text:span><text:change-end text:change-id="ct41993360"/></text:p>
        </text:list-item>
      </text:list>
      <text:p text:style-name="P2"/>
      <text:p text:style-name="P92"><text:bookmark text:name="_tx3eo881ocog"/>-Demolish:</text:p>
      <text:p text:style-name="P2"><text:tab/><text:tab/>Tags: <text:span text:style-name="T20">[Percent Damage Increase] [Percent Damage Decrease] </text:span></text:p>
      <text:p text:style-name="P7">Notes: <text:span text:style-name="T23">Null</text:span></text:p>
      <text:p text:style-name="P7">RawCode: ANde ANd1 ANd2 ANd3</text:p>
      <text:p text:style-name="P7">Latest tested version: <text:span text:style-name="T1">1.28.5.7680</text:span></text:p>
      <text:list xml:id="list150601511037238" text:continue-numbering="true" text:style-name="WWNum1">
        <text:list-item>
          <text:p text:style-name="P4"><text:change-start text:change-id="ct40793072"/>“Data - Damage Multiplier”<text:change-end text:change-id="ct40793072"/></text:p>
          <text:list>
            <text:list-item>
              <text:p text:style-name="P9"><text:change-start text:change-id="ct41641568"/>Negative values do not cause anything to happen.<text:change-end text:change-id="ct41641568"/></text:p>
            </text:list-item>
          </text:list>
        </text:list-item>
        <text:list-item>
          <text:p text:style-name="P4"><text:change-start text:change-id="ct42059872"/>Demolish can critically strike and stacks with itself and any other critical strike ability <text:span text:style-name="T4">(Wonder Wiz)</text:span><text:change-end text:change-id="ct42059872"/></text:p>
        </text:list-item>
        <text:list-item>
          <text:p text:style-name="P4"><text:change-start text:change-id="ct43355488"/>Adheres to “targets allowed”. <text:span text:style-name="T4">(tal0n)</text:span><text:change-end text:change-id="ct43355488"/></text:p>
        </text:list-item>
      </text:list>
      <text:p text:style-name="P2"/>
      <text:p text:style-name="P92"><text:bookmark text:name="_cy79fzrf46sv"/>-Doom:</text:p>
      <text:p text:style-name="P2"><text:tab/><text:tab/>Tags: <text:span text:style-name="T20">[Summon] [Damage Over Time]</text:span></text:p>
      <text:p text:style-name="P7">Notes: <text:span text:style-name="T23">Null</text:span></text:p>
      <text:p text:style-name="P7">RawCode: ANdo</text:p>
      <text:p text:style-name="P7">Latest tested version: <text:span text:style-name="T1">1.28.5.7680</text:span></text:p>
      <text:list xml:id="list150602472319410" text:continue-numbering="true" text:style-name="WWNum1">
        <text:list-item>
          <text:p text:style-name="P4"><text:change-start text:change-id="ct43466144"/><office:annotation office:name="__Annotation__4909_3714008389"><dc:creator>Setokaiva (Setokaiva)</dc:creator><dc:date>2023-09-27T19:16:30</dc:date><text:p><text:span text:style-name="T39">If the Doom buff is removed via a trigger, does that break anything? Might want to mention that here.</text:span></text:p></office:annotation>Causes the unit to take damage until it dies.<text:change-end text:change-id="ct43466144"/><office:annotation-end office:name="__Annotation__4909_3714008389"/></text:p>
        </text:list-item>
        <text:list-item>
          <text:p text:style-name="P4"><text:change-start text:change-id="ct41821808"/>Silences the target, blocking inventory, forbidding to even drop/pickup items.<text:change-end text:change-id="ct41821808"/></text:p>
        </text:list-item>
        <text:list-item>
          <text:p text:style-name="P4"><text:change-start text:change-id="ct41858032"/>Disables most of default passive abilities via "silenced" flag. It affects all kinds of Critical strike, Bash, Evasion and some others passive (testing required).<text:change-end text:change-id="ct41858032"/></text:p>
        </text:list-item>
        <text:list-item>
          <text:p text:style-name="P4"><text:change-start text:change-id="ct42974848"/>“Data - Damage Per Second”<text:change-end text:change-id="ct42974848"/></text:p>
          <text:list>
            <text:list-item>
              <text:p text:style-name="P9"><text:change-start text:change-id="ct41973392"/>Negative values do not cause healing.<text:change-end text:change-id="ct41973392"/><text:change text:change-id="ct39741392"/></text:p>
            </text:list-item>
          </text:list>
        </text:list-item>
      </text:list>
      <text:p text:style-name="P2"/>
      <text:p text:style-name="P92"><text:bookmark text:name="_5npelsge47ad"/>-Drunken Brawler:</text:p>
      <text:p text:style-name="P2"><text:tab/><text:tab/>Tags: <text:span text:style-name="T20">[Percent Damage Increase] [Percent Damage Decrease] [Flat Damage Increase] [Flat Damage Decrease] [Copy]</text:span></text:p>
      <text:p text:style-name="P7">Notes: <text:span text:style-name="T23">Null</text:span></text:p>
      <text:p text:style-name="P7">RawCode: ANdb Acdb</text:p>
      <text:p text:style-name="P7"><text:soft-page-break/>Latest tested version: <text:span text:style-name="T1">1.28.5.7680</text:span></text:p>
      <text:list xml:id="list150602192436088" text:continue-numbering="true" text:style-name="WWNum1">
        <text:list-item>
          <text:p text:style-name="P4"><text:change-start text:change-id="ct42174256"/>Effectively it’s a copy of both “Critical Strike”, and “Evasion”<text:change-end text:change-id="ct42174256"/></text:p>
        </text:list-item>
      </text:list>
      <text:p text:style-name="P2"/>
      <text:p text:style-name="P92"><text:bookmark text:name="_spx4j4ct3dzc"/>-Drunken Haze:</text:p>
      <text:p text:style-name="P2"><text:tab/><text:tab/>Tags: <text:span text:style-name="T20">[Attackspeed Increase] [Attackspeed Decrease] [Movespeed Increase] [Movespeed Decrease] [AOE Disable]</text:span></text:p>
      <text:p text:style-name="P7">Notes: <text:span text:style-name="T23">Null</text:span></text:p>
      <text:p text:style-name="P7">RawCode: ANdh Acdh</text:p>
      <text:p text:style-name="P7">Latest tested version: <text:span text:style-name="T1">1.28.5.7680</text:span></text:p>
      <text:list xml:id="list150601777448019" text:continue-numbering="true" text:style-name="WWNum1">
        <text:list-item>
          <text:p text:style-name="P4"><text:change-start text:change-id="ct40667136"/>AOE Curse and AOE buffing/debuffing.<text:change-end text:change-id="ct40667136"/></text:p>
        </text:list-item>
      </text:list>
      <text:p text:style-name="P2"/>
      <text:p text:style-name="P92"><text:bookmark text:name="_5fk1s0xfpkpo"/>-Engineering Upgrade:</text:p>
      <text:p text:style-name="P2"><text:tab/><text:tab/>Tags: <text:span text:style-name="T20">[Unique]</text:span></text:p>
      <text:p text:style-name="P7">Notes: <text:span text:style-name="T23">Null</text:span></text:p>
      <text:p text:style-name="P7">RawCode: ANeg</text:p>
      <text:p text:style-name="P7">Latest tested version: <text:span text:style-name="T1">1.28.5.7680</text:span></text:p>
      <text:list xml:id="list150602433940464" text:continue-numbering="true" text:style-name="WWNum1">
        <text:list-item>
          <text:p text:style-name="P4"><text:change-start text:change-id="ct39966688"/>Replaces abilities with abilities.<text:change-end text:change-id="ct39966688"/></text:p>
        </text:list-item>
        <text:list-item>
          <text:p text:style-name="P4"><text:change-start text:change-id="ct42877872"/>The ability replaced is the first one in the array.<text:change-end text:change-id="ct42877872"/></text:p>
        </text:list-item>
        <text:list-item>
          <text:p text:style-name="P4"><text:change-start text:change-id="ct42690256"/>The ability they are replaced into is the 2nd one in the array.<text:change-end text:change-id="ct42690256"/></text:p>
        </text:list-item>
        <text:list-item>
          <text:p text:style-name="P4"><text:change-start text:change-id="ct42526656"/>Cannot be obtained by non-heroes as it instantly causes game to crash. (Works on units turned into heroes)<text:change-end text:change-id="ct42526656"/></text:p>
          <text:list>
            <text:list-item>
              <text:p text:style-name="P9"><text:change-start text:change-id="ct41695440"/>No longer crashes in 1.31+<text:change-end text:change-id="ct41695440"/></text:p>
            </text:list-item>
          </text:list>
        </text:list-item>
        <text:list-item>
          <text:p text:style-name="P4"><text:change-start text:change-id="ct43142624"/>Since 1.27a patch and higher leaving "Upgrade" fields empty (for instance when buffing less than 4 abillities) may cause crashes when there are bear-form abilities on the hero. This bug doesn't exists in 1.26 or lower. Could be patched silently in newest patches already. (<text:span text:style-name="T4">DracoL1ch</text:span>)<text:change-end text:change-id="ct43142624"/></text:p>
        </text:list-item>
        <text:list-item>
          <text:p text:style-name="P4"><text:change-start text:change-id="ct40494096"/>"Buff" has nothing to do with effect and it's never ever visible ingame.<text:change-end text:change-id="ct40494096"/></text:p>
        </text:list-item>
        <text:list-item>
          <text:p text:style-name="P4"><text:change-start text:change-id="ct42392288"/>Has a lot of weird side effects.<text:change-end text:change-id="ct42392288"/></text:p>
        </text:list-item>
        <text:list-item>
          <text:p text:style-name="P4"><text:change-start text:change-id="ct42869456"/><text:span text:style-name="T35">Shared cooldowns on the spellbook stop working (abilities cool down on their own) when the spellbook is upgraded with this ability.</text:span><text:change-end text:change-id="ct42869456"/></text:p>
        </text:list-item>
        <text:list-item>
          <text:p text:style-name="P4"><text:change-start text:change-id="ct42012608"/><text:span text:style-name="T35">Unless it’s added through Hero Skill learning, item acquiring or trigger effects, this ability ignores Techtree Dependencies. </text:span><text:span text:style-name="T16">(Paulo HP Bender)</text:span><text:change-end text:change-id="ct42012608"/></text:p>
        </text:list-item>
      </text:list>
      <text:p text:style-name="P2"/>
      <text:p text:style-name="P92"><text:bookmark text:name="_n3bbk5qgpnkj"/>-Forked Lightning:</text:p>
      <text:p text:style-name="P2"><text:tab/><text:tab/>Tags: <text:span text:style-name="T20">[Healing]</text:span></text:p>
      <text:p text:style-name="P7">Notes: <text:span text:style-name="T23">Null</text:span></text:p>
      <text:p text:style-name="P7">RawCode: ANfl ACfl</text:p>
      <text:p text:style-name="P7">Casting by AI: Spammed on enemy heroes and/or clusters of 2+ enemy units.</text:p>
      <text:p text:style-name="P7">Latest tested version: <text:span text:style-name="T1">1.28.5.7680</text:span></text:p>
      <text:list xml:id="list150602668825154" text:continue-numbering="true" text:style-name="WWNum1">
        <text:list-item>
          <text:p text:style-name="P4"><text:change-start text:change-id="ct43549120"/>”Data - Damage per target”<text:change-end text:change-id="ct43549120"/></text:p>
          <text:list>
            <text:list-item>
              <text:p text:style-name="P9"><text:change-start text:change-id="ct41767168"/><text:soft-page-break/>Negative values cause healing instead.<text:change-end text:change-id="ct41767168"/></text:p>
            </text:list-item>
          </text:list>
        </text:list-item>
      </text:list>
      <text:p text:style-name="P2"/>
      <text:p text:style-name="P92"><text:bookmark text:name="_o68f3yriv3ke"/>-Frost Arrows:</text:p>
      <text:p text:style-name="P2"><text:tab/><text:tab/>Tags: <text:span text:style-name="T20">[Copy] [Movespeed Increase] [Movespeed Decrease] [Attackspeed Increase] [Attackspeed Decrease]</text:span></text:p>
      <text:p text:style-name="P7">Notes: <text:span text:style-name="T23">Null</text:span></text:p>
      <text:p text:style-name="P7">RawCode: ANfa</text:p>
      <text:p text:style-name="P7">Latest tested version: <text:span text:style-name="T1">1.28.5.7680</text:span></text:p>
      <text:list xml:id="list150602428120371" text:continue-numbering="true" text:style-name="WWNum1">
        <text:list-item>
          <text:p text:style-name="P4"><text:change-start text:change-id="ct41722592"/>Very similar to Venomous Spears.<text:change-end text:change-id="ct41722592"/></text:p>
        </text:list-item>
        <text:list-item>
          <text:p text:style-name="P4"><text:change-start text:change-id="ct41724720"/>Flat damage boost instead of DOT<text:change-end text:change-id="ct41724720"/></text:p>
        </text:list-item>
      </text:list>
      <text:p text:style-name="P2"/>
      <text:p text:style-name="P92"><text:bookmark text:name="_dyw7dsh30xsh"/>-Healing Spray:</text:p>
      <text:p text:style-name="P2"><text:tab/><text:tab/>Tags: <text:span text:style-name="T20">[Copy]</text:span></text:p>
      <text:p text:style-name="P7">Notes: <text:span text:style-name="T23">Null</text:span></text:p>
      <text:p text:style-name="P7">RawCode: ANhs</text:p>
      <text:p text:style-name="P7">Latest tested version: <text:span text:style-name="T1">1.28.5.7680</text:span></text:p>
      <text:list xml:id="list150600746764258" text:continue-numbering="true" text:style-name="WWNum1">
        <text:list-item>
          <text:p text:style-name="P4"><text:change-start text:change-id="ct43590944"/>Copy of Cluster rockets<text:change-end text:change-id="ct43590944"/></text:p>
        </text:list-item>
        <text:list-item>
          <text:p text:style-name="P4"><text:change-start text:change-id="ct43598464"/>“Damage amount” has been reversed, having negative numbers will cause damage. <text:span text:style-name="T4">(Ville Toivonen)</text:span><text:change-end text:change-id="ct43598464"/></text:p>
        </text:list-item>
        <text:list-item>
          <text:p text:style-name="P4"><text:change-start text:change-id="ct43599680"/>If enemies are part of targets allowed, they will be stunned. <text:span text:style-name="T4">(Ville Toivonen)</text:span><text:change-end text:change-id="ct43599680"/></text:p>
        </text:list-item>
      </text:list>
      <text:p text:style-name="P92"><text:bookmark text:name="_dlvfggfcdur4"/><text:change-start text:change-id="ct43597360"/></text:p>
      <text:p text:style-name="P92"><text:bookmark text:name="_b9u214bppra7"/><text:change-end text:change-id="ct43597360"/>-Howl of Terror:</text:p>
      <text:p text:style-name="P2"><text:tab/><text:tab/>Tags: <text:span text:style-name="T20">[Copy] [Percent Damage Increase] [Percent Damage Decrease] [Flat Armor Increase] [Flat Armor Decrease] [Damage Over Time] [Healing Over Time]<text:tab/><text:tab/><text:tab/> [Healing]</text:span></text:p>
      <text:p text:style-name="P7">Notes: <text:span text:style-name="T23">Null</text:span></text:p>
      <text:p text:style-name="P7">RawCode: ANht Acht</text:p>
      <text:p text:style-name="P7">Casting by AI: Used when engaging enemies.</text:p>
      <text:p text:style-name="P7">Latest tested version: <text:span text:style-name="T1">1.28.5.7680</text:span></text:p>
      <text:list xml:id="list150602652105828" text:continue-numbering="true" text:style-name="WWNum1">
        <text:list-item>
          <text:p text:style-name="P4"><text:change-start text:change-id="ct43616336"/>All fields do the opposite of Roar despite having the same name as the Roar fields (i.e. Positive value in “Defence Increase” reduces armour)<text:change-end text:change-id="ct43616336"/></text:p>
        </text:list-item>
      </text:list>
      <text:p text:style-name="P2"/>
      <text:p text:style-name="P92"><text:bookmark text:name="_gizifrnpi44o"/>-Incinerate:</text:p>
      <text:p text:style-name="P2"><text:tab/><text:tab/>Tags: <text:span text:style-name="T20">[TODO]</text:span></text:p>
      <text:p text:style-name="P7">Notes: <text:span text:style-name="T23">Null</text:span></text:p>
      <text:p text:style-name="P7">RawCode: ANia ANic</text:p>
      <text:p text:style-name="P7">Latest tested version: <text:span text:style-name="T1">1.28.5.7680</text:span></text:p>
      <text:list xml:id="list150601037271117" text:continue-numbering="true" text:style-name="WWNum1">
        <text:list-item>
          <text:p text:style-name="P4"><text:change-start text:change-id="ct43634496"/>The “Arrow” version is the one in use in melee games.<text:change-end text:change-id="ct43634496"/></text:p>
        </text:list-item>
        <text:list-item>
          <text:p text:style-name="P4"><text:change-start text:change-id="ct43642224"/><text:soft-page-break/>Killing a unit with the incinerate buff causes it to explode and leave no corpse (like Finger of Death), and deal damage based on what was set in the damage fields.<text:change-end text:change-id="ct43642224"/></text:p>
        </text:list-item>
      </text:list>
      <text:p text:style-name="P2"/>
      <text:p text:style-name="P92"><text:bookmark text:name="_yulgfyfih75p"/>-Life Drain:</text:p>
      <text:p text:style-name="P2"><text:tab/><text:tab/>Tags: <text:span text:style-name="T20">[Copy]</text:span></text:p>
      <text:p text:style-name="P7">Notes: <text:span text:style-name="T23">Null</text:span></text:p>
      <text:p text:style-name="P7">RawCode: ANdr ACdr</text:p>
      <text:p text:style-name="P7">Latest tested version: <text:span text:style-name="T1">1.31</text:span></text:p>
      <text:list xml:id="list150601073666168" text:continue-numbering="true" text:style-name="WWNum1">
        <text:list-item>
          <text:p text:style-name="P4"><text:change-start text:change-id="ct43654272"/>Copy of Siphon Mana.<text:change-end text:change-id="ct43654272"/></text:p>
        </text:list-item>
        <text:list-item>
          <text:p text:style-name="P4"><text:change-start text:change-id="ct43654816"/><text:span text:style-name="T4">(nchp1903)</text:span> From 1.31 onwards, Life Drain (but not Life Drain (Neutral Hostile)) will come with the field “Use Black Arrow Effect”:<text:change-end text:change-id="ct43654816"/></text:p>
          <text:list>
            <text:list-item>
              <text:p text:style-name="P9"><text:change-start text:change-id="ct43653120"/>Only applicable to Black Arrows, Black Arrows (Neutral Hostile) and abilities based on them. Doesn’t work on Item Attack Black Arrow Bonus or Item Black Arrow.<text:change-end text:change-id="ct43653120"/></text:p>
            </text:list-item>
            <text:list-item>
              <text:p text:style-name="P9"><text:change-start text:change-id="ct43657616"/>For every Drain Interval, Life Drain it will apply the buff of the Black Arrow ability to the target as a negative buff.<text:change-end text:change-id="ct43657616"/></text:p>
            </text:list-item>
            <text:list-item>
              <text:p text:style-name="P9"><text:change-start text:change-id="ct43652704"/>The Duration of the buff depends on the Duration - Normal of Black Arrow. Same with the buff level, type of summoned unit, and summoned unit duration.<text:change-end text:change-id="ct43652704"/></text:p>
            </text:list-item>
            <text:list-item>
              <text:p text:style-name="P9"><text:change-start text:change-id="ct43673680"/>Even if Black Arrows’ Targets Allowed is set to None, the buff can still be applied. This makes Hidden Black Arrows+Life Drain a good way to make a channeled spell that can also apply a debuff, without too much triggering like Channel.<text:change-end text:change-id="ct43673680"/></text:p>
            </text:list-item>
          </text:list>
        </text:list-item>
      </text:list>
      <text:p text:style-name="P2"/>
      <text:p text:style-name="P92"><text:bookmark text:name="_pgebved21hmq"/>-Mana Shield:</text:p>
      <text:p text:style-name="P2"><text:tab/><text:tab/>Tags: <text:span text:style-name="T20">[Percent Damage Reduction]</text:span></text:p>
      <text:p text:style-name="P7">Notes: <text:span text:style-name="T23">Null</text:span></text:p>
      <text:p text:style-name="P7">RawCode: ANms ACmf</text:p>
      <text:p text:style-name="P7">Latest tested version: <text:span text:style-name="T1">1.28.5.7680</text:span></text:p>
      <text:list xml:id="list150601352638835" text:continue-numbering="true" text:style-name="WWNum1">
        <text:list-item>
          <text:p text:style-name="P4"><text:change-start text:change-id="ct43686176"/>“Data - Damage Absorbed”<text:change-end text:change-id="ct43686176"/></text:p>
          <text:list>
            <text:list-item>
              <text:p text:style-name="P9"><text:change-start text:change-id="ct43689632"/>Only works on values between 0-1<text:change-end text:change-id="ct43689632"/></text:p>
            </text:list-item>
            <text:list-item>
              <text:p text:style-name="P9"><text:change-start text:change-id="ct43692064"/>Dictates how much damage goes through the shield.<text:change-end text:change-id="ct43692064"/></text:p>
            </text:list-item>
          </text:list>
        </text:list-item>
        <text:list-item>
          <text:p text:style-name="P4"><text:change-start text:change-id="ct43694368"/>Armor is ignored when mana shield is on. <text:span text:style-name="T4">(Wonder Wiz)</text:span><text:change-end text:change-id="ct43694368"/></text:p>
        </text:list-item>
        <text:list-item>
          <text:p text:style-name="P4"><text:change-start text:change-id="ct43697824"/>Adheres the “Duration - Unit” field as forced duration. (Remixer)<text:change-end text:change-id="ct43697824"/></text:p>
        </text:list-item>
      </text:list>
      <text:p text:style-name="P2"/>
      <text:p text:style-name="P92"><text:bookmark text:name="_9id0hsw2x47d"/>-Pocket Factory:</text:p>
      <text:p text:style-name="P2"><text:tab/><text:tab/>Tags: <text:span text:style-name="T20">[Summon] </text:span></text:p>
      <text:p text:style-name="P7">Notes: <text:span text:style-name="T23">This ability is perfect for a projectile-based summon unit spell.</text:span></text:p>
      <text:p text:style-name="P7">RawCode: ANsy ANs1 ANs2 ANs3</text:p>
      <text:p text:style-name="P7">Latest tested version: <text:span text:style-name="T1">1.28.5.7680</text:span></text:p>
      <text:list xml:id="list150601113855056" text:continue-numbering="true" text:style-name="WWNum1">
        <text:list-item>
          <text:p text:style-name="P4"><text:change-start text:change-id="ct43713488"/>Creates units every X amount of seconds.<text:change-end text:change-id="ct43713488"/></text:p>
        </text:list-item>
        <text:list-item>
          <text:p text:style-name="P4"><text:change-start text:change-id="ct43718000"/>If the “Factory” dies the spawning stops.<text:change-end text:change-id="ct43718000"/></text:p>
        </text:list-item>
        <text:list-item>
          <text:p text:style-name="P4"><text:change-start text:change-id="ct43720912"/>Spawned units will die if they walk outside the leash range.<text:change-end text:change-id="ct43720912"/></text:p>
        </text:list-item>
        <text:list-item>
          <text:p text:style-name="P4"><text:change-start text:change-id="ct43723712"/><text:soft-page-break/>The Factory unit doesn’t actually summon units, the “Factory” ability below does that. <text:span text:style-name="T4">(RoyGBV)</text:span><text:change-end text:change-id="ct43723712"/><text:change-start text:change-id="ct43716064"/></text:p>
        </text:list-item>
        <text:list-item>
          <text:p text:style-name="P4"><text:change-start text:change-id="ct43728000"/><text:span text:style-name="T4">Try spawning a dummy unit with this ability, then Triggering that dummy to cast a spell.</text:span><text:change-end text:change-id="ct43716064"/><text:change-end text:change-id="ct43728000"/><text:change-start text:change-id="ct43729424"/><text:change-start text:change-id="ct43728624"/> <text:change-end text:change-id="ct43729424"/><text:change-end text:change-id="ct43728624"/><text:change text:change-id="ct43714768"/></text:p>
        </text:list-item>
      </text:list>
      <text:p text:style-name="P2"/>
      <text:p text:style-name="P92"><text:bookmark text:name="_sazr1rt2yjhx"/>-Factory:</text:p>
      <text:p text:style-name="P7">Tags: <text:span text:style-name="T20">[Summon] [Unique] [Unused]</text:span></text:p>
      <text:p text:style-name="P7">Notes: <text:span text:style-name="T23">Creates units passively similar to the Factory in Pocket Factory ability.</text:span></text:p>
      <text:p text:style-name="P7">RawCode: ANfy</text:p>
      <text:p text:style-name="P7">Latest tested version: <text:span text:style-name="T1">1.30.1</text:span></text:p>
      <text:list xml:id="list150602168922633" text:continue-numbering="true" text:style-name="WWNum1">
        <text:list-item>
          <text:p text:style-name="P4"><text:change-start text:change-id="ct43740560"/>Creates units every X amount of seconds.<text:change-end text:change-id="ct43740560"/></text:p>
        </text:list-item>
        <text:list-item>
          <text:p text:style-name="P4"><text:change-start text:change-id="ct43742240"/>Spawned units will die, if they walk outside the leash range.<text:change-end text:change-id="ct43742240"/></text:p>
        </text:list-item>
        <text:list-item>
          <text:p text:style-name="P4"><text:change-start text:change-id="ct43741296"/>Factory units are “selectively un-selectable”; they will be ignored in drag selection, if non-factories are in the same drag selection. This keeps even after losing that ability again.<text:change-end text:change-id="ct43741296"/></text:p>
        </text:list-item>
        <text:list-item>
          <text:p text:style-name="P4"><text:change-start text:change-id="ct43746784"/>Dead Factory Units will continue to spawn units until they are removed from the game, actively or decayed, or the corpse lost the ability.<text:change-end text:change-id="ct43746784"/></text:p>
          <text:list>
            <text:list-item>
              <text:p text:style-name="P9"><text:change-start text:change-id="ct43745392"/>NOTE: Summoned units are removed from the game once their timer expires.<text:change-end text:change-id="ct43745392"/></text:p>
            </text:list-item>
          </text:list>
        </text:list-item>
        <text:list-item>
          <text:p text:style-name="P4"><text:change-start text:change-id="ct43745888"/>Units spawned by the Factory ability which are intended to produce Food do *not* provide Food <text:span text:style-name="T4">(Khyrberos, 1.32.2)</text:span><text:change-end text:change-id="ct43745888"/><text:change text:change-id="ct43751536"/></text:p>
        </text:list-item>
      </text:list>
      <text:p text:style-name="P2"/>
      <text:p text:style-name="P92"><text:bookmark text:name="_65eea9bcph0p"/>-Poison Arrows:</text:p>
      <text:p text:style-name="P2"><text:tab/><text:tab/>Tags: <text:span text:style-name="T20">[TODO]</text:span></text:p>
      <text:p text:style-name="P7">Notes: <text:span text:style-name="T23">Null</text:span></text:p>
      <text:p text:style-name="P7">RawCode: AEpa</text:p>
      <text:p text:style-name="P7">Latest tested version: <text:span text:style-name="T1">1.28.5.7680</text:span></text:p>
      <text:list xml:id="list150602737359553" text:continue-numbering="true" text:style-name="WWNum1">
        <text:list-item>
          <text:p text:style-name="P4"><text:change-start text:change-id="ct43767584"/>Deprecated version of the priestess searing arrows.<text:change-end text:change-id="ct43767584"/></text:p>
        </text:list-item>
      </text:list>
      <text:p text:style-name="P2"/>
      <text:p text:style-name="P92"><text:bookmark text:name="_vha0pu4kwez2"/>-Rain of Chaos:</text:p>
      <text:p text:style-name="P2"><text:tab/><text:tab/>Tags: <text:span text:style-name="T20">[Summon] [AOE Disabling]</text:span></text:p>
      <text:p text:style-name="P7">Notes: <text:span text:style-name="T23">Null</text:span></text:p>
      <text:p text:style-name="P7">RawCode: ANrc ANr3</text:p>
      <text:p text:style-name="P7">Latest tested version: <text:span text:style-name="T1">1.28.5.7680</text:span></text:p>
      <text:list xml:id="list150602015998327" text:continue-numbering="true" text:style-name="WWNum1">
        <text:list-item>
          <text:p text:style-name="P4"><text:change-start text:change-id="ct43781328"/>It’s “Infernal” except every infernal has its own “crash”.<text:change-end text:change-id="ct43781328"/></text:p>
        </text:list-item>
        <text:list-item>
          <text:p text:style-name="P4"><text:change-start text:change-id="ct43753648"/>Rain of Chaos has an odd response to summon abilities it’s based on. It works well with some and fails with others.<text:change-end text:change-id="ct43753648"/></text:p>
        </text:list-item>
        <text:list-item>
          <text:p text:style-name="P4"><text:change-start text:change-id="ct43786128"/>Does not work if the summoned unit on the set Inferno ability is either Invulnerable, or has the “Locust” ability. <text:span text:style-name="T4">(RoyGBV)</text:span><text:change-end text:change-id="ct43786128"/></text:p>
        </text:list-item>
      </text:list>
      <text:p text:style-name="P92"><text:bookmark text:name="_1vv2mhr7gmi0"/></text:p>
      <text:p text:style-name="P92"><text:bookmark text:name="_jjoo1adhdymo"/><text:soft-page-break/>-Rain of Fire:</text:p>
      <text:p text:style-name="P2"><text:tab/><text:tab/>Tags: <text:span text:style-name="T20">[Copy]</text:span></text:p>
      <text:p text:style-name="P7">Notes: <text:span text:style-name="T23">Null</text:span></text:p>
      <text:p text:style-name="P7">RawCode: ANrf ACrg ACrf</text:p>
      <text:p text:style-name="P7">Casting by AI: Will cast if there are at least 2 to 3 units in a group.</text:p>
      <text:p text:style-name="P7">Latest tested version: <text:span text:style-name="T1">1.28.5.7680</text:span></text:p>
      <text:list xml:id="list150602126395332" text:continue-numbering="true" text:style-name="WWNum1">
        <text:list-item>
          <text:p text:style-name="P4"><text:change-start text:change-id="ct43810896"/>Blizzard with another order string.<text:change-end text:change-id="ct43810896"/></text:p>
        </text:list-item>
        <text:list-item>
          <text:p text:style-name="P4"><text:change-start text:change-id="ct43814032"/>Also causes a tiny DOT<text:change-end text:change-id="ct43814032"/></text:p>
        </text:list-item>
      </text:list>
      <text:p text:style-name="P2"/>
      <text:p text:style-name="P92"><text:bookmark text:name="_c2z1m3r3g8nw"/>-Robo-Goblin:</text:p>
      <text:p text:style-name="P2"><text:tab/><text:tab/>Tags: <text:span text:style-name="T20">[Morph] [Flat Armor Increase] [Flat Armor Decrease]</text:span></text:p>
      <text:p text:style-name="P7">Notes: <text:span text:style-name="T23">Null</text:span></text:p>
      <text:p text:style-name="P7">RawCode: ANrg ANg1 ANg2 ANg3</text:p>
      <text:p text:style-name="P7">Latest tested version: <text:span text:style-name="T1">1.28.5.7680</text:span></text:p>
      <text:list xml:id="list150602447954745" text:continue-numbering="true" text:style-name="WWNum1">
        <text:list-item>
          <text:p text:style-name="P4"><text:change-start text:change-id="ct43825824"/>Morphs into a unit and provide armor/strength.<text:change-end text:change-id="ct43825824"/></text:p>
        </text:list-item>
        <text:list-item>
          <text:p text:style-name="P4"><text:change-start text:change-id="ct43830416"/>“Data Strength/Defense Bonus”<text:change-end text:change-id="ct43830416"/></text:p>
          <text:list>
            <text:list-item>
              <text:p text:style-name="P9"><text:change-start text:change-id="ct43832704"/>Negative values cause<text:change-end text:change-id="ct43832704"/><text:change text:change-id="ct43832448"/><text:change-start text:change-id="ct43833328"/> negative stat bonuses.<text:change-end text:change-id="ct43833328"/></text:p>
            </text:list-item>
          </text:list>
        </text:list-item>
      </text:list>
      <text:p text:style-name="P2"/>
      <text:p text:style-name="P92"><text:bookmark text:name="_uar6fmifoj9c"/>-Silence:</text:p>
      <text:p text:style-name="P2"><text:tab/><text:tab/>Tags: <text:span text:style-name="T20">[AOE Supportive] [AOE Disabling] </text:span></text:p>
      <text:p text:style-name="P7">Notes: <text:span text:style-name="T23">Null</text:span></text:p>
      <text:p text:style-name="P7">RawCode: ANsi ACsi AIse</text:p>
      <text:p text:style-name="P7">Casting by AI: Appears to spam on anything that has mana. [May target all units if it reduces the damage dealt of those targeted - needs confirmation.] Preference for units with at least 75 mana as well as player units and non-heroes over heroes.</text:p>
      <text:p text:style-name="P7">Latest tested version: <text:span text:style-name="T1">1.28.5.7680</text:span></text:p>
      <text:list xml:id="list150602084739919" text:continue-numbering="true" text:style-name="WWNum1">
        <text:list-item>
          <text:p text:style-name="P4"><text:change-start text:change-id="ct43850272"/>This is like “Cloud” except it’s not a channel.<text:change-end text:change-id="ct43850272"/></text:p>
        </text:list-item>
        <text:list-item>
          <text:p text:style-name="P4"><text:change-start text:change-id="ct43853408"/>Same notes from the “Data - xxx” field in Cloud apply.<text:change-end text:change-id="ct43853408"/></text:p>
        </text:list-item>
      </text:list>
      <text:p text:style-name="P2"/>
      <text:p text:style-name="P92"><text:bookmark text:name="_uug3tj17ii0m"/>-Soul Burn:</text:p>
      <text:p text:style-name="P2"><text:tab/><text:tab/>Tags: <text:span text:style-name="T20">[Attackspeed Increase] [Attackspeed Decrease] [Movespeed Increase] [Movespeed Decrease] [Damage Over Time]</text:span></text:p>
      <text:p text:style-name="P7">Notes: <text:span text:style-name="T23">Null</text:span></text:p>
      <text:p text:style-name="P7">RawCode: ANso</text:p>
      <text:p text:style-name="P7">Casting by AI: Has none or only used on heroes, need confirmation. <text:span text:style-name="T4">(Nudl)</text:span></text:p>
      <text:p text:style-name="P7">Latest tested version: <text:span text:style-name="T1">1.28.5.7680</text:span></text:p>
      <text:list xml:id="list150602569174947" text:continue-numbering="true" text:style-name="WWNum1">
        <text:list-item>
          <text:p text:style-name="P4"><text:change-start text:change-id="ct43868416"/><text:soft-page-break/>Single target debuff.<text:change-end text:change-id="ct43868416"/></text:p>
        </text:list-item>
        <text:list-item>
          <text:p text:style-name="P4"><text:change-start text:change-id="ct43778544"/>“Data - Damage Penalty“ is the percentage of damage reduced. (0.0 is 0%, 1.0 is 100%)<text:change-end text:change-id="ct43778544"/></text:p>
        </text:list-item>
        <text:list-item>
          <text:p text:style-name="P4"><text:change-start text:change-id="ct43859248"/>“Data - Damage Period” is the amount of time before the next damage tick is dealt. (eg: 0.25 causes it to deal 4 damage ticks every second)<text:change-end text:change-id="ct43859248"/></text:p>
        </text:list-item>
        <text:list-item>
          <text:p text:style-name="P4"><text:change-start text:change-id="ct43869408"/>“Data - Attack Speed Reduction” and “Data - Movement Speed Reduction” works as expected, as well as setting it to negative values. (RoyGBV)<text:change-end text:change-id="ct43869408"/></text:p>
        </text:list-item>
      </text:list>
      <text:p text:style-name="P2"/>
      <text:p text:style-name="P92"><text:bookmark text:name="_p1ixl2srn824"/>-Soul Preservation:</text:p>
      <text:p text:style-name="P2"><text:tab/><text:tab/>Tags: <text:span text:style-name="T20">[TODO]</text:span></text:p>
      <text:p text:style-name="P7">Notes: <text:span text:style-name="T23">Null</text:span></text:p>
      <text:p text:style-name="P7">RawCode: ANsl</text:p>
      <text:p text:style-name="P7">Latest tested version: <text:span text:style-name="T1">1.28.5.7680</text:span></text:p>
      <text:list xml:id="list150600657859053" text:continue-numbering="true" text:style-name="WWNum1">
        <text:list-item>
          <text:p text:style-name="P4"><text:change-start text:change-id="ct43887744"/>A spell that can only target specific unit types. (specified by unit’s race)<text:change-end text:change-id="ct43887744"/></text:p>
        </text:list-item>
        <text:list-item>
          <text:p text:style-name="P4"><text:change-start text:change-id="ct43888400"/>Suggestively it removes them simply.<text:change-end text:change-id="ct43888400"/></text:p>
        </text:list-item>
        <text:list-item>
          <text:p text:style-name="P4"><text:change-start text:change-id="ct43894016"/>Removes the unit from the game, never to come back again 🙁. <text:span text:style-name="T4">(RoyGBV)</text:span><text:change-end text:change-id="ct43894016"/></text:p>
        </text:list-item>
      </text:list>
      <text:p text:style-name="P2"/>
      <text:p text:style-name="P92"><text:bookmark text:name="_r0kwmpag1ao"/>-Spirit Beast:</text:p>
      <text:p text:style-name="P2"><text:tab/><text:tab/>Tags: <text:span text:style-name="T20">[Copy]</text:span></text:p>
      <text:p text:style-name="P7">Notes: <text:span text:style-name="T23">Null</text:span></text:p>
      <text:p text:style-name="P7">RawCode: ACs8</text:p>
      <text:p text:style-name="P7">Latest tested version: <text:span text:style-name="T1">1.28.5.7680</text:span></text:p>
      <text:list xml:id="list150600833482752" text:continue-numbering="true" text:style-name="WWNum1">
        <text:list-item>
          <text:p text:style-name="P4"><text:change-start text:change-id="ct43904656"/>Actually Spirit Wolf.<text:change-end text:change-id="ct43904656"/></text:p>
        </text:list-item>
      </text:list>
      <text:p text:style-name="P2"/>
      <text:p text:style-name="P92"><text:bookmark text:name="_r3i4ho224izg"/>-Stampede:</text:p>
      <text:p text:style-name="P2"><text:tab/><text:tab/>Tags: <text:span text:style-name="T20">[Damage Over Time]</text:span></text:p>
      <text:p text:style-name="P7">Notes: <text:span text:style-name="T23">Uther party?</text:span></text:p>
      <text:p text:style-name="P7">RawCode: ANst Arsp</text:p>
      <text:p text:style-name="P7">Latest tested version: <text:span text:style-name="T1">1.28.5.7680</text:span></text:p>
      <text:list xml:id="list150602475259122" text:continue-numbering="true" text:style-name="WWNum1">
        <text:list-item>
          <text:p text:style-name="P4"><text:change-start text:change-id="ct43890080"/>It’s a stampede, will heal if damage is set negative.<text:change-end text:change-id="ct43890080"/></text:p>
        </text:list-item>
        <text:list-item>
          <text:p text:style-name="P4"><text:change-start text:change-id="ct43924720"/>One thing to note is that if you use other default units as the missile/projectile, they will just stand idly and not perform their walking animation as they travel. This is because the stampede lizard’s running animation is labeled as “Stand”. <text:span text:style-name="T4">(RoyGBV)</text:span><text:change-end text:change-id="ct43924720"/></text:p>
        </text:list-item>
        <text:list-item>
          <text:p text:style-name="P4"><text:change-start text:change-id="ct43941728"/>This is only for visuals and does not affect the ability’s performance. <text:span text:style-name="T4">(RoyGBV)</text:span><text:change-end text:change-id="ct43941728"/></text:p>
        </text:list-item>
        <text:list-item>
          <text:p text:style-name="P4"><text:change-start text:change-id="ct43945808"/>"Area of effect" both determines the length of the line the units/projectiles will emerge from, and how far they will travel before vanishing.<text:change-end text:change-id="ct43945808"/></text:p>
        </text:list-item>
        <text:list-item>
          <text:p text:style-name="P4"><text:change-start text:change-id="ct43948672"/>"Range" determines how far away the caster can start the stampede, NOT how far it can hit.<text:change-end text:change-id="ct43948672"/></text:p>
        </text:list-item>
      </text:list>
      <text:p text:style-name="P2"/>
      <text:p text:style-name="P92"><text:bookmark text:name="_sr3k9lm4d4zn"/>-Storm, Earth and Fire:</text:p>
      <text:p text:style-name="P2"><text:soft-page-break/><text:tab/><text:tab/>Tags: <text:span text:style-name="T20">[Morph]</text:span></text:p>
      <text:p text:style-name="P7">Notes: <text:span text:style-name="T23">Null</text:span></text:p>
      <text:p text:style-name="P7">RawCode: ANef Acef</text:p>
      <text:p text:style-name="P7">Latest tested version: <text:span text:style-name="T1">1.29.2.9231</text:span></text:p>
      <text:list xml:id="list150602261310735" text:continue-numbering="true" text:style-name="WWNum1">
        <text:list-item>
          <text:p text:style-name="P4"><text:change-start text:change-id="ct43963712"/>Morphs 1 unit into an array of other units.<text:change-end text:change-id="ct43963712"/></text:p>
          <text:list>
            <text:list-item>
              <text:p text:style-name="P9"><text:change-start text:change-id="ct43968864"/>If all the units die the hero dies.<text:change-end text:change-id="ct43968864"/></text:p>
            </text:list-item>
          </text:list>
        </text:list-item>
        <text:list-item>
          <text:p text:style-name="P4"><text:change-start text:change-id="ct43971088"/>Hides casting unit from the map.<text:change-end text:change-id="ct43971088"/></text:p>
        </text:list-item>
        <text:list-item>
          <text:p text:style-name="P4"><text:change-start text:change-id="ct43973536"/>Redirects any kind of selection from that unit onto summons.<text:change-end text:change-id="ct43973536"/></text:p>
        </text:list-item>
        <text:list-item>
          <text:p text:style-name="P4"><text:change-start text:change-id="ct43976176"/>When all summons are killed, caster performs suicide (no killer known, no matter the way summons die).<text:change-end text:change-id="ct43976176"/></text:p>
        </text:list-item>
        <text:list-item>
          <text:p text:style-name="P4"><text:change-start text:change-id="ct43978704"/>Channel ability - interrupting caster anyhow will cancel it's effect completely, ending it prematurely.<text:change-end text:change-id="ct43978704"/></text:p>
        </text:list-item>
        <text:list-item>
          <text:p text:style-name="P4"><text:change-start text:change-id="ct43980800"/>When the ability is used as an item ability and the summons are all killed, the caster will enter a “undead” state, where its untargetable <text:span text:style-name="T4">(Clanzion)</text:span><text:change-end text:change-id="ct43980800"/></text:p>
          <text:list>
            <text:list-item>
              <text:p text:style-name="P9"><text:change-start text:change-id="ct43984944"/>The unit can attack others<text:change-end text:change-id="ct43984944"/></text:p>
            </text:list-item>
            <text:list-item>
              <text:p text:style-name="P9"><text:change-start text:change-id="ct43987136"/>The unit will actually die if there are no units nearby and its death time has been reached.<text:change-end text:change-id="ct43987136"/></text:p>
            </text:list-item>
            <text:list-item>
              <text:p text:style-name="P9"><text:change-start text:change-id="ct43989312"/>If there are no units nearby, the unit will play its death animation.<text:change-end text:change-id="ct43989312"/></text:p>
            </text:list-item>
            <text:list-item>
              <text:p text:style-name="P9"><text:change-start text:change-id="ct43991952"/>The unit can be referenced and affected by some triggers(mostly visual)<text:change-end text:change-id="ct43991952"/></text:p>
            </text:list-item>
          </text:list>
        </text:list-item>
      </text:list>
      <text:p text:style-name="P2"/>
      <text:p text:style-name="P92"><text:bookmark text:name="_ii6crxboe6k8"/>-Summon Bear:</text:p>
      <text:p text:style-name="P2"><text:tab/><text:tab/>Tags: <text:span text:style-name="T20">[Summon]</text:span></text:p>
      <text:p text:style-name="P7">Notes: <text:span text:style-name="T23">Null</text:span></text:p>
      <text:p text:style-name="P7">RawCode: ANsg</text:p>
      <text:p text:style-name="P7">Latest tested version: <text:span text:style-name="T1">1.28.5.7680</text:span></text:p>
      <text:list xml:id="list150602603835995" text:continue-numbering="true" text:style-name="WWNum1">
        <text:list-item>
          <text:p text:style-name="P4"><text:change-start text:change-id="ct44003120"/>Summons a unit, can only ever be 1 unit. <text:change-end text:change-id="ct44003120"/></text:p>
          <text:list>
            <text:list-item>
              <text:p text:style-name="P9"><text:change-start text:change-id="ct44004688"/>Any subsequent summons will remove previous ones.<text:change-end text:change-id="ct44004688"/></text:p>
            </text:list-item>
          </text:list>
        </text:list-item>
        <text:list-item>
          <text:p text:style-name="P4"><text:change-start text:change-id="ct44006000"/>Above statement is untrue, you can summon multiple bears. The claim likely refers to ‘Summon Misha’ which uses Feral Spirit as a base (Kino, tested 1.30++)<text:change-end text:change-id="ct44006000"/><text:change text:change-id="ct44010576"/></text:p>
        </text:list-item>
      </text:list>
      <text:p text:style-name="P92"><text:bookmark text:name="_9burmncbq7b1"/>-Summon Hawk / -Summon Quillbeast:</text:p>
      <text:p text:style-name="P2"><text:tab/><text:tab/>Tags: <text:span text:style-name="T20">[Summon]</text:span></text:p>
      <text:p text:style-name="P7">Notes: <text:span text:style-name="T23">Null</text:span></text:p>
      <text:p text:style-name="P7">RawCode: ANsw ANsq</text:p>
      <text:p text:style-name="P7">Latest tested version: <text:span text:style-name="T1">1.28.5.7680</text:span></text:p>
      <text:list xml:id="list150601911404096" text:continue-numbering="true" text:style-name="WWNum1">
        <text:list-item>
          <text:p text:style-name="P4"><text:change-start text:change-id="ct44020400"/>Summons a unit for duration.<text:change-end text:change-id="ct44020400"/></text:p>
        </text:list-item>
      </text:list>
      <text:p text:style-name="P2"/>
      <text:p text:style-name="P92"><text:bookmark text:name="_9vgr588fa24m"/><text:soft-page-break/>-Summon Lava Spawn:</text:p>
      <text:p text:style-name="P2"><text:tab/><text:tab/>Tags: <text:span text:style-name="T20">[Summon]</text:span></text:p>
      <text:p text:style-name="P7">Notes: <text:span text:style-name="T23">Very cool summon spell tbh.</text:span></text:p>
      <text:p text:style-name="P7">RawCode: ANlm</text:p>
      <text:p text:style-name="P7">Latest tested version: <text:span text:style-name="T1">1.28.5.7680</text:span></text:p>
      <text:list xml:id="list150602456535761" text:continue-numbering="true" text:style-name="WWNum1">
        <text:list-item>
          <text:p text:style-name="P4"><text:change-start text:change-id="ct44029888"/>“Data - Generation Count” <text:span text:style-name="T4">(Notes below by RoyGBV)</text:span><text:change-end text:change-id="ct44029888"/></text:p>
          <text:list>
            <text:list-item>
              <text:p text:style-name="P9"><text:change-start text:change-id="ct44036976"/>Effectively it’s how many times they can split before they stop splitting, minus one.<text:change-end text:change-id="ct44036976"/></text:p>
            </text:list-item>
            <text:list-item>
              <text:p text:style-name="P9"><text:change-start text:change-id="ct44020176"/>If you set this value to more than 3, then the lava spawn summoned by splitting, including the original one, will have their textures invisible once they split for the 4th time and beyond.<text:change-end text:change-id="ct44020176"/></text:p>
            </text:list-item>
          </text:list>
        </text:list-item>
        <text:list-item>
          <text:p text:style-name="P4"><text:change-start text:change-id="ct44039152"/>“Data - Life Duration Split Bonus”<text:change-end text:change-id="ct44039152"/></text:p>
          <text:list>
            <text:list-item>
              <text:p text:style-name="P9"><text:change-start text:change-id="ct44047376"/>When splitting this is how much bonus extra time they gain.<text:change-end text:change-id="ct44047376"/></text:p>
            </text:list-item>
          </text:list>
        </text:list-item>
        <text:list-item>
          <text:p text:style-name="P4"><text:change-start text:change-id="ct44053248"/>“Data - Max Hitpoint Factor”<text:change-end text:change-id="ct44053248"/></text:p>
          <text:list>
            <text:list-item>
              <text:p text:style-name="P9"><text:change-start text:change-id="ct44048448"/>Upon successfully splitting, their hit points are restored by [maxHP * the set number] <text:change-end text:change-id="ct44048448"/></text:p>
            </text:list-item>
          </text:list>
        </text:list-item>
      </text:list>
      <text:p text:style-name="P89">(by default, its 0.50, meaning that it restores their HP by 50% of their max HP upon splitting) </text:p>
      <text:list xml:id="list150601255353463" text:continue-numbering="true" text:style-name="WWNum1">
        <text:list-item>
          <text:p text:style-name="P4"><text:change-start text:change-id="ct44057312"/>“Data - Split Attack Count”<text:change-end text:change-id="ct44057312"/></text:p>
          <text:list>
            <text:list-item>
              <text:p text:style-name="P9"><text:change-start text:change-id="ct44061840"/>How many attacks it takes to split.<text:change-end text:change-id="ct44061840"/></text:p>
            </text:list-item>
          </text:list>
        </text:list-item>
        <text:list-item>
          <text:p text:style-name="P4"><text:change-start text:change-id="ct44062704"/>“Data - Split Delay”<text:change-end text:change-id="ct44062704"/></text:p>
          <text:list>
            <text:list-item>
              <text:p text:style-name="P9"><text:change-start text:change-id="ct44068992"/>The time it takes before they split after reaching the attacks.<text:change-end text:change-id="ct44068992"/></text:p>
            </text:list-item>
          </text:list>
        </text:list-item>
        <text:list-item>
          <text:p text:style-name="P4"><text:change-start text:change-id="ct44060448"/>”Stats - Targets Allowed”<text:change-end text:change-id="ct44060448"/></text:p>
          <text:list>
            <text:list-item>
              <text:p text:style-name="P9"><text:change-start text:change-id="ct44075536"/>This is actually the list of valid targets needed to add in their attacks-to-split count. <text:change-end text:change-id="ct44075536"/></text:p>
            </text:list-item>
            <text:list-item>
              <text:p text:style-name="P9"><text:change-start text:change-id="ct44080176"/><text:span text:style-name="T33">Attacks need to actually land in order to count toward the split count, meaning attacks that Miss do not count. </text:span><text:change-end text:change-id="ct44080176"/></text:p>
            </text:list-item>
            <text:list-item>
              <text:p text:style-name="P9"><text:change-start text:change-id="ct44083888"/>Attacking friendly, allied, or your own units doesn’t work, only enemies. <text:change-end text:change-id="ct44083888"/></text:p>
            </text:list-item>
          </text:list>
        </text:list-item>
      </text:list>
      <text:p text:style-name="P2"/>
      <text:p text:style-name="P92"><text:bookmark text:name="_ld0cutpaeuwi"/>-Tornado:</text:p>
      <text:p text:style-name="P2"><text:tab/><text:tab/>Tags: <text:span text:style-name="T20">[Summon]</text:span></text:p>
      <text:p text:style-name="P7">Notes: <text:span text:style-name="T23">Null</text:span></text:p>
      <text:p text:style-name="P7">RawCode: ANto</text:p>
      <text:p text:style-name="P7">Latest tested version: <text:span text:style-name="T1">1.28.5.7680</text:span></text:p>
      <text:list xml:id="list150601147561690" text:continue-numbering="true" text:style-name="WWNum1">
        <text:list-item>
          <text:p text:style-name="P4"><text:change-start text:change-id="ct44096000"/>A channeled summon.<text:change-end text:change-id="ct44096000"/></text:p>
        </text:list-item>
        <text:list-item>
          <text:p text:style-name="P4"><text:change-start text:change-id="ct44099488"/>Selectable for its owner, unselectable for enemies.<text:change-end text:change-id="ct44099488"/></text:p>
        </text:list-item>
        <text:list-item>
          <text:p text:style-name="P4"><text:change-start text:change-id="ct44102064"/>This ability seems to have some form of “Leash Range”, where it's instantly killed if it exceeds that range.<text:change-end text:change-id="ct44102064"/></text:p>
          <text:list>
            <text:list-item>
              <text:p text:style-name="P9"><text:change-start text:change-id="ct44104912"/>Not sure about how much is the distance of this “Leash Range”, but it is definitely not <text:s/>“Data - Cast Range”. <text:span text:style-name="T4">(RoyGBV)</text:span><text:change-end text:change-id="ct44104912"/></text:p>
            </text:list-item>
            <text:list-item>
              <text:p text:style-name="P9"><text:change-start text:change-id="ct44110224"/><text:span text:style-name="T4">Leash range is actually determined by “Wander (Tornado)” ability, not the Tornado ability.</text:span><text:change-end text:change-id="ct44110224"/></text:p>
            </text:list-item>
          </text:list>
        </text:list-item>
        <text:list-item>
          <text:p text:style-name="P4"><text:change-start text:change-id="ct44107424"/>Stats - Duration 0 <text:s/>does not last indefinitely<text:change-end text:change-id="ct44107424"/></text:p>
        </text:list-item>
      </text:list>
      <text:p text:style-name="P2"><text:soft-page-break/></text:p>
      <text:p text:style-name="P92"><text:bookmark text:name="_j2c438ixyc6n"/>-Transmute:</text:p>
      <text:p text:style-name="P2"><text:tab/><text:tab/>Tags: <text:span text:style-name="T20">[Special]</text:span></text:p>
      <text:p text:style-name="P7">Notes: <text:span text:style-name="T23">Null</text:span></text:p>
      <text:p text:style-name="P7">RawCode: ANtm AIts</text:p>
      <text:p text:style-name="P7">Latest tested version: <text:span text:style-name="T1">1.28.5.7680</text:span></text:p>
      <text:list xml:id="list150601838361887" text:continue-numbering="true" text:style-name="WWNum1">
        <text:list-item>
          <text:p text:style-name="P4"><text:change-start text:change-id="ct44124496"/>Kills a target (defined in Targets Allowed) and give the gold/lumber back to the player.<text:change-end text:change-id="ct44124496"/></text:p>
          <text:list>
            <text:list-item>
              <text:p text:style-name="P9"><text:change-start text:change-id="ct44127504"/>Unfortunately, it does not return Lumber <text:span text:style-name="T4">(Khyrberos)</text:span><text:change-end text:change-id="ct44127504"/></text:p>
            </text:list-item>
            <text:list-item>
              <text:p text:style-name="P9"><text:change-start text:change-id="ct44130736"/>Returns lumber in 1.36 atleast <text:s/><text:span text:style-name="T4">(Jaccouille)</text:span><text:change-end text:change-id="ct44130736"/></text:p>
            </text:list-item>
          </text:list>
        </text:list-item>
      </text:list>
      <text:p text:style-name="P2"/>
      <text:p text:style-name="P92"><text:bookmark text:name="_r16ij4411z0o"/>-Volcano:</text:p>
      <text:p text:style-name="P2"><text:tab/><text:tab/>Tags: <text:span text:style-name="T20">[Special]</text:span></text:p>
      <text:p text:style-name="P7">Notes: <text:span text:style-name="T23">Null</text:span></text:p>
      <text:p text:style-name="P7">RawCode: ANvc</text:p>
      <text:p text:style-name="P7">Latest tested version: <text:span text:style-name="T1">1.28.5.7680</text:span></text:p>
      <text:list xml:id="list150601409366982" text:continue-numbering="true" text:style-name="WWNum1">
        <text:list-item>
          <text:p text:style-name="P4"><text:change-start text:change-id="ct44130960"/>This is the only ability that can generate destructibles in-game. <text:span text:style-name="T4">(Wonder Wiz)</text:span><text:change-end text:change-id="ct44130960"/><text:change text:change-id="ct44144048"/></text:p>
        </text:list-item>
      </text:list>
      <text:p text:style-name="P2"/>
      <text:p text:style-name="P92"><text:bookmark text:name="_5wd4ojlalivx"/>-Watery Minion:</text:p>
      <text:p text:style-name="P2"><text:tab/><text:tab/>Tags: <text:span text:style-name="T20">[Summon]</text:span></text:p>
      <text:p text:style-name="P7">Notes: <text:span text:style-name="T23">Null</text:span></text:p>
      <text:p text:style-name="P7">RawCode: ANwm Aslp AIwm</text:p>
      <text:p text:style-name="P7">Latest tested version: <text:span text:style-name="T1">1.28.5.7680</text:span></text:p>
      <text:list xml:id="list150601802692789" text:continue-numbering="true" text:style-name="WWNum1">
        <text:list-item>
          <text:p text:style-name="P4"><text:change-start text:change-id="ct44076032"/>Summons units.<text:change-end text:change-id="ct44076032"/></text:p>
        </text:list-item>
      </text:list>
      <text:p text:style-name="P2"/>
      <text:p text:style-name="P91"><text:bookmark text:name="_ipp1z7ttfry6"/>@Neutral Passive:</text:p>
      <text:p text:style-name="P2"/>
      <text:p text:style-name="P92"><text:bookmark text:name="_8e16siww7ldo"/>-Building Damage Aura:</text:p>
      <text:p text:style-name="P2"><text:tab/><text:tab/>Tags: <text:span text:style-name="T20">[Special]</text:span></text:p>
      <text:p text:style-name="P7">Notes: <text:span text:style-name="T23">Null</text:span></text:p>
      <text:p text:style-name="P7">RawCode: Atdg</text:p>
      <text:p text:style-name="P7">Latest tested version: <text:span text:style-name="T1">1.28.5.7680</text:span></text:p>
      <text:list xml:id="list150601138437101" text:continue-numbering="true" text:style-name="WWNum1">
        <text:list-item>
          <text:p text:style-name="P4"><text:change-start text:change-id="ct44180944"/>“Data - Damage Per Second”, “Data - Medium Damage Per Second”, “Data - Small Damage Per Second”<text:change-end text:change-id="ct44180944"/></text:p>
          <text:list>
            <text:list-item>
              <text:p text:style-name="P9"><text:change-start text:change-id="ct44183024"/><text:soft-page-break/>Negative values does not cause healing<text:change-end text:change-id="ct44183024"/></text:p>
            </text:list-item>
          </text:list>
        </text:list-item>
        <text:list-item>
          <text:p text:style-name="P4"><text:change-start text:change-id="ct44164800"/>Used by the Tornado unit from the “Tornado” ability. <text:span text:style-name="T4">(RoyGBV)</text:span><text:change-end text:change-id="ct44164800"/></text:p>
        </text:list-item>
      </text:list>
      <text:p text:style-name="P2"/>
      <text:p text:style-name="P92"><text:bookmark text:name="_6k9psf5shto6"/>-Slow Aura:</text:p>
      <text:p text:style-name="P2"><text:tab/><text:tab/>Tags: <text:span text:style-name="T20">[Movespeed Increase] [Movespeed Decrease] [Attackspeed Increase] [Attackspeed Decrease]</text:span></text:p>
      <text:p text:style-name="P7">Notes: <text:span text:style-name="T23">Has no icon by default therefore useful for various spell effects which need a buff</text:span></text:p>
      <text:p text:style-name="P7">RawCode: Aasl</text:p>
      <text:p text:style-name="P7">Latest tested version: <text:span text:style-name="T1">1.28.5.7680</text:span></text:p>
      <text:list xml:id="list150602690246707" text:continue-numbering="true" text:style-name="WWNum1">
        <text:list-item>
          <text:p text:style-name="P4"><text:change-start text:change-id="ct44200672"/>“Data - Attack Speed factor”, “Data - Movement Speed Factor”<text:change-end text:change-id="ct44200672"/></text:p>
          <text:list>
            <text:list-item>
              <text:p text:style-name="P9"><text:change-start text:change-id="ct44201744"/>Positive values increase speed.<text:change-end text:change-id="ct44201744"/></text:p>
            </text:list-item>
            <text:list-item>
              <text:p text:style-name="P9"><text:change-start text:change-id="ct44212160"/>Negative values decrease speed.<text:change-end text:change-id="ct44212160"/></text:p>
            </text:list-item>
          </text:list>
        </text:list-item>
        <text:list-item>
          <text:p text:style-name="P4"><text:change-start text:change-id="ct44215664"/>Used by the Tornado unit from the “Tornado” ability. <text:span text:style-name="T4">(RoyGBV)</text:span><text:change-end text:change-id="ct44215664"/></text:p>
        </text:list-item>
      </text:list>
      <text:p text:style-name="P2"/>
      <text:p text:style-name="P92"><text:bookmark text:name="_jqg682xkmc83"/>-Summoning Ritual:</text:p>
      <text:p text:style-name="P2"><text:tab/><text:tab/>Tags: <text:span text:style-name="T20">[TODO]</text:span></text:p>
      <text:p text:style-name="P7">Notes: <text:span text:style-name="T23">Text</text:span></text:p>
      <text:p text:style-name="P7">RawCode: Ahnl</text:p>
      <text:p text:style-name="P7">Latest tested version: <text:span text:style-name="T1">1.28.5.7680</text:span></text:p>
      <text:list xml:id="list150602755715630" text:continue-numbering="true" text:style-name="WWNum1">
        <text:list-item>
          <text:p text:style-name="P4"><text:change-start text:change-id="ct44229776"/>Its basically a Roar ability, meant for dummy ability use in campaign (StormKnight)<text:change-end text:change-id="ct44229776"/></text:p>
        </text:list-item>
      </text:list>
      <text:p text:style-name="P2"/>
      <text:p text:style-name="P92"><text:bookmark text:name="_6amnzkbtu8eq"/>-Tornado Spin:</text:p>
      <text:p text:style-name="P2"><text:tab/><text:tab/>Tags: <text:span text:style-name="T20">[TODO]</text:span></text:p>
      <text:p text:style-name="P7">Notes: <text:span text:style-name="T23">Passive, aura-like version of cyclone</text:span></text:p>
      <text:p text:style-name="P7">RawCode: Atsp</text:p>
      <text:p text:style-name="P7">Latest tested version: <text:span text:style-name="T1">1.28.5.7680</text:span></text:p>
      <text:list xml:id="list150600690710038" text:continue-numbering="true" text:style-name="WWNum1">
        <text:list-item>
          <text:p text:style-name="P4"><text:change-start text:change-id="ct44243456"/>Data - Air Time<text:change-end text:change-id="ct44243456"/></text:p>
          <text:list>
            <text:list-item>
              <text:p text:style-name="P9"><text:change-start text:change-id="ct44246096"/>Doesn’t seem to do anything, duration is instead controlled by “Duration - Hero” and “Duration - Normal”. <text:span text:style-name="T4">(RoyGBV) </text:span><text:change-end text:change-id="ct44246096"/></text:p>
            </text:list-item>
          </text:list>
        </text:list-item>
        <text:list-item>
          <text:p text:style-name="P4"><text:change-start text:change-id="ct44250912"/>Data - Minimum Hit Interval<text:change-end text:change-id="ct44250912"/></text:p>
          <text:list>
            <text:list-item>
              <text:p text:style-name="P9"><text:change-start text:change-id="ct44253104"/>Number of seconds it takes to cyclone another nearby unit. <text:span text:style-name="T4">(RoyGBV)</text:span><text:change-end text:change-id="ct44253104"/></text:p>
            </text:list-item>
          </text:list>
        </text:list-item>
      </text:list>
      <text:p text:style-name="P2"/>
      <text:p text:style-name="P92"><text:bookmark text:name="_ci9089evgu9e"/>-Tornado Wander:</text:p>
      <text:p text:style-name="P2"><text:tab/><text:tab/>Tags: <text:span text:style-name="T20">[TODO]</text:span></text:p>
      <text:p text:style-name="P7">Notes: <text:span text:style-name="T23">Text</text:span></text:p>
      <text:p text:style-name="P7"><text:soft-page-break/>RawCode: Atwa</text:p>
      <text:p text:style-name="P7">Latest tested version: <text:span text:style-name="T1">1.28.5.7680</text:span></text:p>
      <text:list xml:id="list150602654863353" text:continue-numbering="true" text:style-name="WWNum1">
        <text:list-item>
          <text:p text:style-name="P4"><text:change-start text:change-id="ct44265328"/>When put on creeps, the AI will move the unit towards enemies even if they don’t have attack enabled. <text:span text:style-name="T4">(Nudl)</text:span><text:change-end text:change-id="ct44265328"/></text:p>
        </text:list-item>
      </text:list>
      <text:p text:style-name="P97"><text:bookmark text:name="_5meoogvc0u8r"/><text:span text:style-name="T1"><text:line-break/></text:span>-Parasite:</text:p>
      <text:p text:style-name="P2"><text:tab/><text:tab/>Tags: <text:span text:style-name="T20">[Attackspeed Decrease][Attackspeed Increase] [Movespeed Decrease] [Movespeed Increase] [Damage over time increase] <text:line-break/><text:tab/><text:tab/></text:span></text:p>
      <text:p text:style-name="P7">Notes: This single target ability at its default stage, when cast deals damage over time and spawns a unit upon its victims death. Can not be Dispelled, </text:p>
      <text:p text:style-name="P45">RawCode: ANpa ACpa(eredar)</text:p>
      <text:p text:style-name="P7">Casting by AI: <text:s/>Parasite is always cast on the furthest target inside the range</text:p>
      <text:p text:style-name="P7">Latest tested version: <text:span text:style-name="T1">1.31</text:span></text:p>
      <text:list xml:id="list150600890420542" text:continue-numbering="true" text:style-name="WWNum1">
        <text:list-item>
          <text:p text:style-name="P4"><text:change-start text:change-id="ct44273680"/>”Data - Attack Speed Factor”, ”Data - Damage Per Second”, ”Data - Movement Speed Factor”, *Data - Summoned unit Count*, <text:line-break/>*Data - Summoned unit Duration*, *Data - Unit Type*<text:change-end text:change-id="ct44273680"/></text:p>
          <text:list>
            <text:list-item>
              <text:p text:style-name="P9"><text:change-start text:change-id="ct44283008"/>Negative values provides positive buffs instead.<text:line-break/>• Unlike all auto cast buff abilities that are only automatically applied when units engage in combat, the unit with this ability;<text:line-break/>will cast it on any unit that its targets allowed permits upon sight, from allies to enemies to whatever. <text:line-break/>• Personal note: I think its quite advantageous for this ability to not obey what other similar single target buff abilities do. <text:change-end text:change-id="ct44283008"/></text:p>
            </text:list-item>
          </text:list>
        </text:list-item>
      </text:list>
      <text:p text:style-name="P2"/>
      <text:p text:style-name="P2"/>
      <text:p text:style-name="P2"/>
      <text:p text:style-name="P2"/>
      <text:p text:style-name="P2"/>
      <text:p text:style-name="P2"/>
      <text:p text:style-name="P2"/>
      <text:p text:style-name="P2"/>
      <text:p text:style-name="P91"><text:bookmark text:name="_gicvncxau2ie"/>@Special:</text:p>
      <text:p text:style-name="P2"/>
      <text:p text:style-name="P92"><text:bookmark text:name="_hzsq1qg1bl0e"/>-AOE damage upon death:</text:p>
      <text:p text:style-name="P2"><text:tab/><text:tab/>Tags: <text:span text:style-name="T20">[]</text:span></text:p>
      <text:p text:style-name="P7">Notes: <text:span text:style-name="T23">Text</text:span></text:p>
      <text:p text:style-name="P7">RawCode: Adda Amnx Amnz</text:p>
      <text:p text:style-name="P7">Latest tested version: <text:span text:style-name="T1">1.28.5.7680</text:span></text:p>
      <text:list xml:id="list150601612954639" text:continue-numbering="true" text:style-name="WWNum1">
        <text:list-item>
          <text:p text:style-name="P4"><text:change-start text:change-id="ct44240736"/>“Data - Full Damage Amount”, “Data - Partial Damage Amount”<text:change-end text:change-id="ct44240736"/></text:p>
          <text:list>
            <text:list-item>
              <text:p text:style-name="P9"><text:change-start text:change-id="ct44315616"/>Negative values does not cause healing.<text:change-end text:change-id="ct44315616"/></text:p>
            </text:list-item>
          </text:list>
        </text:list-item>
      </text:list>
      <text:p text:style-name="P2"/>
      <text:p text:style-name="P92"><text:bookmark text:name="_u01p7p7aya2"/>-Blight Dispel Large / -Blight Dispel Small:</text:p>
      <text:p text:style-name="P2"><text:tab/><text:tab/>Tags: <text:span text:style-name="T20">[Copy]</text:span></text:p>
      <text:p text:style-name="P7">Notes: <text:span text:style-name="T23">Text</text:span></text:p>
      <text:p text:style-name="P7">RawCode: Abds Abdl</text:p>
      <text:p text:style-name="P7"><text:soft-page-break/>Latest tested version: <text:span text:style-name="T1">1.28.5.7680</text:span></text:p>
      <text:list xml:id="list150601516182602" text:continue-numbering="true" text:style-name="WWNum1">
        <text:list-item>
          <text:p text:style-name="P84"><text:change-start text:change-id="ct44355184"/>Copy of Blight Growth Large<text:change-end text:change-id="ct44355184"/></text:p>
        </text:list-item>
      </text:list>
      <text:p text:style-name="P2"/>
      <text:p text:style-name="P92"><text:bookmark text:name="_a0e9ao6w9885"/>-Burrow Detection:</text:p>
      <text:p text:style-name="P2"><text:tab/><text:tab/>Tags: <text:span text:style-name="T20">[TODO]</text:span></text:p>
      <text:p text:style-name="P7">Notes: <text:span text:style-name="T23">Text</text:span></text:p>
      <text:p text:style-name="P7">RawCode: Abdt</text:p>
      <text:p text:style-name="P7">Latest tested version: <text:span text:style-name="T1">1.28.5.7680</text:span></text:p>
      <text:list xml:id="list150600745081112" text:continue-numbering="true" text:style-name="WWNum1">
        <text:list-item>
          <text:p text:style-name="P4"><text:change-start text:change-id="ct44343104"/>Seems to be a deprecated version of True Sight on a Flying unit.<text:change-end text:change-id="ct44343104"/></text:p>
        </text:list-item>
      </text:list>
      <text:p text:style-name="P1">[this may explain the incomplete “ (Fliers” editor suffix, but who knows]</text:p>
      <text:p text:style-name="P2"/>
      <text:p text:style-name="P2"><text:tab/><text:span text:style-name="T12">-Cargo Hold (Goblin Zeppelin/Ships)</text:span></text:p>
      <text:p text:style-name="P2"><text:tab/><text:tab/>Tags: <text:span text:style-name="T20">[Copy]</text:span></text:p>
      <text:p text:style-name="P2"><text:tab/><text:tab/>Notes: <text:span text:style-name="T23">Text</text:span></text:p>
      <text:p text:style-name="P2"><text:tab/><text:tab/>RawCode: Sch3 Sch5</text:p>
      <text:p text:style-name="P2"><text:tab/><text:tab/>Latest tested version: <text:span text:style-name="T1">1.27.1.7085</text:span></text:p>
      <text:list xml:id="list1490360347" text:style-name="WWNum9">
        <text:list-item>
          <text:p text:style-name="P52">As its name says, this ability is used for the storage component of transport units. <text:span text:style-name="T4">(Notes below by RoyGBV)</text:span></text:p>
        </text:list-item>
        <text:list-item>
          <text:p text:style-name="P52">Entering 0 in “Data - Cargo Capacity” causes the “Load/Unload” ability icons to disappear, and cannot load any units in.</text:p>
          <text:list>
            <text:list-item>
              <text:p text:style-name="P66">Cannot enter numbers higher than 8.</text:p>
            </text:list-item>
            <text:list-item>
              <text:p text:style-name="P66">However, the capacity for Ships is hardcoded to be at 10.</text:p>
            </text:list-item>
          </text:list>
        </text:list-item>
        <text:list-item>
          <text:p text:style-name="P52">When loading in a unit with “Unit - Transported Size” value of more than 1, it places greyed out interface icons of the unit next to it.</text:p>
          <text:list>
            <text:list-item>
              <text:p text:style-name="P66">Units with a Transported Size value of 0 cannot be loaded in.</text:p>
            </text:list-item>
            <text:list-item>
              <text:p text:style-name="P66">Cannot Load units with the Doom debuff. Units with the Parasite debuff can be loaded in, but they will die inside the transport and the spawned unit will pop up outside the transport.</text:p>
            </text:list-item>
          </text:list>
        </text:list-item>
        <text:list-item>
          <text:p text:style-name="P52">“Stats - Area of Effect” is more like an unloading radius, which when filled with units on its AOE, causes the transport to stop unloading.</text:p>
          <text:list>
            <text:list-item>
              <text:p text:style-name="P66">Setting this to low values causes the transport to be unable to fully drop down units, as the target point would be filled with units early on, capping out its AOE.</text:p>
            </text:list-item>
            <text:list-item>
              <text:p text:style-name="P66">Setting this to high values eliminates the problem altogether.</text:p>
            </text:list-item>
            <text:list-item>
              <text:p text:style-name="P66">Do note that Area of Effect is still taken into account when the transport dies on pathable ground, and that it will instantly kill the other units in the transport if the AOE is full.</text:p>
            </text:list-item>
            <text:list-item>
              <text:p text:style-name="P66">Negative AOE values are treated as positive values.</text:p>
            </text:list-item>
          </text:list>
        </text:list-item>
        <text:list-item>
          <text:p text:style-name="P52">“Stats - Cast Range” is used for the actual loading-in of units.</text:p>
          <text:list>
            <text:list-item>
              <text:p text:style-name="P66">This does not bother with Unload, it’s a separate ability.</text:p>
            </text:list-item>
          </text:list>
        </text:list-item>
        <text:list-item>
          <text:p text:style-name="P52">“Duration - Hero” does nothing.</text:p>
        </text:list-item>
        <text:list-item>
          <text:p text:style-name="P52">“Duration - Normal” refers to the unloading time intervals per unit.</text:p>
        </text:list-item>
        <text:list-item>
          <text:p text:style-name="P52">Loading in a unit disjoints projectiles similar to Blink, but does not prevent buffs from healing or damaging them</text:p>
        </text:list-item>
      </text:list>
      <text:p text:style-name="P2"><text:soft-page-break/></text:p>
      <text:p text:style-name="P41"><text:span text:style-name="T12">-Cargo Hold Death</text:span></text:p>
      <text:p text:style-name="Standard"><text:tab/><text:tab/>Tags: <text:span text:style-name="T20">[Special]</text:span></text:p>
      <text:p text:style-name="Standard"><text:tab/><text:tab/>Notes: <text:span text:style-name="T23">By default, only Goblin Zeppelins have this ability</text:span></text:p>
      <text:p text:style-name="Standard"><text:tab/><text:tab/>RawCode: Achd</text:p>
      <text:p text:style-name="Standard"><text:tab/><text:tab/>Latest tested version: <text:span text:style-name="T1">1.27.1.7085</text:span></text:p>
      <text:p text:style-name="P72">[Ability and Descriptions added by RoyGBV]</text:p>
      <text:list xml:id="list150602756050527" text:continue-numbering="true" text:style-name="WWNum9">
        <text:list-item>
          <text:p text:style-name="P57">Casts some form of Purge (with no dispel) on all dropped units when a transport dies on pathable ground.</text:p>
          <text:list>
            <text:list-item>
              <text:p text:style-name="P70">This “Purge” uses a speed factor of 10 to slow both attack and movement speed.</text:p>
            </text:list-item>
            <text:list-item>
              <text:p text:style-name="P70">The debuff cannot be dispelled.</text:p>
            </text:list-item>
          </text:list>
        </text:list-item>
        <text:list-item>
          <text:p text:style-name="P57">“Data - Summoned Unit Damage” does nothing.</text:p>
        </text:list-item>
        <text:list-item>
          <text:p text:style-name="P57">“Stats - Mana Cost” does nothing either.</text:p>
        </text:list-item>
      </text:list>
      <text:p text:style-name="P2"/>
      <text:p text:style-name="P92"><text:bookmark text:name="_w7ps4vsmuzfp"/>-Gold Mine Ability:</text:p>
      <text:p text:style-name="P2"><text:tab/><text:tab/>Tags: <text:span text:style-name="T20">[TODO]</text:span></text:p>
      <text:p text:style-name="P7">Notes: <text:span text:style-name="T23">Text</text:span></text:p>
      <text:p text:style-name="P7">RawCode: Agld</text:p>
      <text:p text:style-name="P7">Latest tested version: <text:span text:style-name="T1">1.28.5.7680</text:span></text:p>
      <text:list xml:id="list150600948229148" text:continue-list="list150600745081112" text:style-name="WWNum1">
        <text:list-item>
          <text:p text:style-name="P4"><text:change-start text:change-id="ct44437024"/>Unit with this ability will be shown with a gold mine indicator on the map. The minimap icon stays even if they morph or lose the ability.<text:change-end text:change-id="ct44437024"/></text:p>
        </text:list-item>
      </text:list>
      <text:p text:style-name="P2"/>
      <text:p text:style-name="P92"><text:bookmark text:name="_ipjhq0qore99"/>-Harvest:</text:p>
      <text:p text:style-name="P2"><text:tab/><text:tab/>Tags: <text:span text:style-name="T20">[Special]</text:span></text:p>
      <text:p text:style-name="P7">Notes: <text:span text:style-name="T23">Text</text:span></text:p>
      <text:p text:style-name="P7">RawCode: Ahar ANha</text:p>
      <text:p text:style-name="P7">Latest tested version: <text:span text:style-name="T1">1.28.5.7680</text:span></text:p>
      <text:list xml:id="list150601694624064" text:continue-numbering="true" text:style-name="WWNum1">
        <text:list-item>
          <text:p text:style-name="P4"><text:change-start text:change-id="ct44444080"/>Allows for gathering of resources from trees or goldmines.<text:change-end text:change-id="ct44444080"/></text:p>
        </text:list-item>
        <text:list-item>
          <text:p text:style-name="P4"><text:change-start text:change-id="ct44461376"/>The event (Targeting an object “harvest”) triggers upon resource return, not upon entering a gold mine.<text:change-end text:change-id="ct44461376"/></text:p>
        </text:list-item>
        <text:list-item>
          <text:p text:style-name="P4"><text:change-start text:change-id="ct44456752"/>“Data - Gold Capacity”<text:change-end text:change-id="ct44456752"/></text:p>
          <text:list>
            <text:list-item>
              <text:p text:style-name="P9"><text:change-start text:change-id="ct44462592"/>Negative values are treated as 0.<text:change-end text:change-id="ct44462592"/></text:p>
            </text:list-item>
          </text:list>
        </text:list-item>
        <text:list-item>
          <text:p text:style-name="P4"><text:change-start text:change-id="ct44467408"/>“Data - Lumber Capacity”<text:change-end text:change-id="ct44467408"/></text:p>
          <text:list>
            <text:list-item>
              <text:p text:style-name="P9"><text:change-start text:change-id="ct44465008"/>Negative values are treated as 0.<text:change-end text:change-id="ct44465008"/></text:p>
            </text:list-item>
          </text:list>
        </text:list-item>
        <text:list-item>
          <text:p text:style-name="P4"><text:change-start text:change-id="ct44467760"/>“Data - Damage to Tree”<text:change-end text:change-id="ct44467760"/></text:p>
          <text:list>
            <text:list-item>
              <text:p text:style-name="P9"><text:change-start text:change-id="ct44474896"/>Negative values are treated as “kinda” 0.<text:change-end text:change-id="ct44474896"/></text:p>
              <text:list>
                <text:list-item>
                  <text:p text:style-name="P10"><text:change-start text:change-id="ct44468944"/><text:soft-page-break/>Trees can still be harvested but they will never be chopped down and the worker will never get more than 0 lumber.<text:change-end text:change-id="ct44468944"/></text:p>
                </text:list-item>
              </text:list>
            </text:list-item>
          </text:list>
        </text:list-item>
      </text:list>
      <text:p text:style-name="P2"/>
      <text:p text:style-name="P92"><text:bookmark text:name="_xvmvmgljp299"/>-Inventory:</text:p>
      <text:p text:style-name="P2"><text:tab/><text:tab/>Tags: <text:span text:style-name="T20">[Special]</text:span></text:p>
      <text:p text:style-name="P7">Notes: <text:span text:style-name="T23">Text</text:span></text:p>
      <text:p text:style-name="P7">RawCode: AInv</text:p>
      <text:p text:style-name="P7">Latest tested version: <text:span text:style-name="T1">1.28.5.7680</text:span></text:p>
      <text:list xml:id="list150600783442773" text:continue-numbering="true" text:style-name="WWNum1">
        <text:list-item>
          <text:p text:style-name="P4"><text:change-start text:change-id="ct44494528"/>“Data - Item capacity”<text:change-end text:change-id="ct44494528"/></text:p>
          <text:list>
            <text:list-item>
              <text:p text:style-name="P9"><text:change-start text:change-id="ct44498064"/>Values above 6 will clamp back to 6.<text:change-end text:change-id="ct44498064"/></text:p>
            </text:list-item>
            <text:list-item>
              <text:p text:style-name="P9"><text:change-start text:change-id="ct44500496"/>Values below 0 will clamp back to 0.<text:change-end text:change-id="ct44500496"/></text:p>
            </text:list-item>
            <text:list-item>
              <text:p text:style-name="P9"><text:change-start text:change-id="ct44503136"/>A value of 0 will allow for the unit to pick up tomes and powerups, but not items.<text:change-end text:change-id="ct44503136"/></text:p>
            </text:list-item>
          </text:list>
        </text:list-item>
        <text:list-item>
          <text:p text:style-name="P4"><text:change-start text:change-id="ct44505760"/>One can give one hero multiple inventory skills to carry and use more than 6 items. But only one Inventory is visible.<text:change-end text:change-id="ct44505760"/></text:p>
          <text:list>
            <text:list-item>
              <text:p text:style-name="P9"><text:change-start text:change-id="ct44507760"/>These additional Inventories have no UI.<text:change-end text:change-id="ct44507760"/></text:p>
            </text:list-item>
            <text:list-item>
              <text:p text:style-name="P9"><text:change-start text:change-id="ct44510128"/>Trigger Item API ignores this additional inventories<text:change-end text:change-id="ct44510128"/></text:p>
            </text:list-item>
            <text:list-item>
              <text:p text:style-name="P9"><text:change-start text:change-id="ct44513472"/>When the Hero gets revived, paused, reincarnated, ... Then only the main inventory takes all the items again. To counter that one needs to re-add the inventory skills. One of the inventory skills can not be removed, but still can be added allowing the hero to carry more and more items, when done.<text:change-end text:change-id="ct44513472"/></text:p>
            </text:list-item>
          </text:list>
        </text:list-item>
        <text:list-item>
          <text:p text:style-name="P4"><text:change-start text:change-id="ct44515360"/>“Data - Can Use Items” also dictates if it's allowed to pick up runes and tomes.<text:change-end text:change-id="ct44515360"/></text:p>
        </text:list-item>
        <text:list-item>
          <text:p text:style-name="P4"><text:change-start text:change-id="ct44517440"/>Units that pick up tomes that modify hero stats will crash if the unit is not a hero, or a “heroic” creature.<text:change-end text:change-id="ct44517440"/></text:p>
        </text:list-item>
        <text:list-item>
          <text:p text:style-name="P4"><text:change-start text:change-id="ct44520336"/>When given to a rooting unit, if the unit uproots, it will still benefit from items in its inventory, but will be unable to pick up more items.<text:change-end text:change-id="ct44520336"/></text:p>
        </text:list-item>
      </text:list>
      <text:p text:style-name="P2"/>
      <text:p text:style-name="P92"><text:bookmark text:name="_aqbsxpc85tt1"/>-Invulnerable:</text:p>
      <text:p text:style-name="P2"><text:tab/><text:tab/>Tags: <text:span text:style-name="T20">[Special]</text:span></text:p>
      <text:p text:style-name="P7">Notes: <text:span text:style-name="T23">Text</text:span></text:p>
      <text:p text:style-name="P7">RawCode: Avul</text:p>
      <text:p text:style-name="P7">Latest tested version: <text:span text:style-name="T1">1.28.5.7680</text:span></text:p>
      <text:list xml:id="list150602427198692" text:continue-numbering="true" text:style-name="WWNum1">
        <text:list-item>
          <text:p text:style-name="P4"><text:change-start text:change-id="ct44533056"/>Makes a unit invulnerable.<text:change-end text:change-id="ct44533056"/></text:p>
        </text:list-item>
      </text:list>
      <text:p text:style-name="P92"><text:bookmark text:name="_io35ed23jbd"/></text:p>
      <text:p text:style-name="P92"><text:bookmark text:name="_axxoowdbr1mx"/>-Load (Goblin Zeppelin/Ships):</text:p>
      <text:p text:style-name="P2"><text:tab/><text:tab/>Tags: <text:span text:style-name="T20">[Special]</text:span></text:p>
      <text:p text:style-name="P7">Notes: <text:span text:style-name="T23">Text</text:span></text:p>
      <text:p text:style-name="P7">RawCode: Aloa Sloa Slo2 Slo3</text:p>
      <text:p text:style-name="P7">Latest tested version: <text:span text:style-name="T1">1.31.1</text:span></text:p>
      <text:list xml:id="list150600789191831" text:continue-numbering="true" text:style-name="WWNum1">
        <text:list-item>
          <text:p text:style-name="P4"><text:change-start text:change-id="ct44531504"/>Loads the target into a transport<text:change-end text:change-id="ct44531504"/></text:p>
        </text:list-item>
        <text:list-item>
          <text:p text:style-name="P4"><text:change-start text:change-id="ct44546752"/>“Stats - Cast Range ”(Kino)<text:change-end text:change-id="ct44546752"/></text:p>
          <text:list>
            <text:list-item>
              <text:p text:style-name="P9"><text:change-start text:change-id="ct44550352"/><text:soft-page-break/>Affects loading unit and loaded unit behaviour. Actual loading range is affected by the ‘Stats - Cast Range’ of ‘Cargo Hold’ ability.) <text:change-end text:change-id="ct44550352"/></text:p>
            </text:list-item>
            <text:list-item>
              <text:p text:style-name="P9"><text:change-start text:change-id="ct44526176"/>If transporting unit is immobile, this field affects how far away units can be ordered to board the transport via-right-click <text:s/>(ie. Causes Orc Burrow behaviour)<text:change-end text:change-id="ct44526176"/></text:p>
            </text:list-item>
            <text:list-item>
              <text:p text:style-name="P9"><text:change-start text:change-id="ct44548944"/>If the transporting unit is mobile, it will attempt to load the target from the ‘Cast Range’ value. If this value exceeds loading range, this causes nothing to happen.<text:change-end text:change-id="ct44548944"/></text:p>
            </text:list-item>
          </text:list>
        </text:list-item>
        <text:list-item>
          <text:p text:style-name="P4"><text:change-start text:change-id="ct44556496"/>Stats - Cast Time, Area of Effect, Targets, Duration - These fields do not appear to have an effect. (Kino)<text:change-end text:change-id="ct44556496"/></text:p>
        </text:list-item>
      </text:list>
      <text:p text:style-name="P17"/>
      <text:p text:style-name="P92"><text:bookmark text:name="_u0mynhf91ns5"/>-Mine - exploding:</text:p>
      <text:p text:style-name="P2"><text:tab/><text:tab/>Tags: <text:span text:style-name="T20">[Special]</text:span></text:p>
      <text:p text:style-name="P7">Notes: <text:span text:style-name="T23">You know that suicide bomber in class? This is him.</text:span></text:p>
      <text:p text:style-name="P7">RawCode: Amin</text:p>
      <text:p text:style-name="P7">Latest tested version: <text:span text:style-name="T1">1.28.5.7680</text:span></text:p>
      <text:list xml:id="list150601463922157" text:continue-numbering="true" text:style-name="WWNum1">
        <text:list-item>
          <text:p text:style-name="P4"><text:change-start text:change-id="ct44563024"/>“Data - Activation Delay”<text:change-end text:change-id="ct44563024"/></text:p>
          <text:list>
            <text:list-item>
              <text:p text:style-name="P9"><text:change-start text:change-id="ct44569040"/>Values below 0 are treated as 0, exploding immediately.<text:change-end text:change-id="ct44569040"/></text:p>
            </text:list-item>
          </text:list>
        </text:list-item>
        <text:list-item>
          <text:p text:style-name="P4"><text:change-start text:change-id="ct44573984"/>“Data - Invisibility Transition Time”<text:change-end text:change-id="ct44573984"/></text:p>
          <text:list>
            <text:list-item>
              <text:p text:style-name="P9"><text:change-start text:change-id="ct44573648"/>Values below 0 causes it to never turn invisible.<text:change-end text:change-id="ct44573648"/></text:p>
            </text:list-item>
          </text:list>
        </text:list-item>
      </text:list>
      <text:p text:style-name="P2"/>
      <text:p text:style-name="P92"><text:bookmark text:name="_j1feg1u3jnw2"/>-Permanent Immolation:</text:p>
      <text:p text:style-name="P2"><text:tab/><text:tab/>Tags: <text:span text:style-name="T20">[Copy]</text:span></text:p>
      <text:p text:style-name="P7">Notes: <text:span text:style-name="T23">The accurate description of a person asking for #rant back.</text:span></text:p>
      <text:p text:style-name="P7">RawCode: ANpi Apmf Apig</text:p>
      <text:p text:style-name="P7">Latest tested version: <text:span text:style-name="T1">1.28.5.7680</text:span></text:p>
      <text:list xml:id="list150602797019057" text:continue-numbering="true" text:style-name="WWNum1">
        <text:list-item>
          <text:p text:style-name="P4"><text:change-start text:change-id="ct44591312"/>Copy of Immolation<text:change-end text:change-id="ct44591312"/></text:p>
          <text:list>
            <text:list-item>
              <text:p text:style-name="P9"><text:change-start text:change-id="ct44590688"/>Does not have a turn on/off button, always active.<text:change-end text:change-id="ct44590688"/></text:p>
            </text:list-item>
            <text:list-item>
              <text:p text:style-name="P9"><text:change-start text:change-id="ct44544016"/>Having multiple levels does not work. Regular Immolation doesn’t switch to higher level values until it’s deactivated and reactivated, and since Permanent Immolation can’t be deactivated and reactivated, it always uses its level 1 values. <text:span text:style-name="T4">(EternalOne)</text:span><text:change-end text:change-id="ct44544016"/></text:p>
            </text:list-item>
          </text:list>
        </text:list-item>
        <text:list-item>
          <text:p text:style-name="P18"><text:change-start text:change-id="ct44596960"/>Since 1.35+, it’s possible to change an ability's real values, which makes it possible to make a multi-leveled Permanent Immolation, even though it will always use level 1’s (0’s in triggers) values.<text:span text:style-name="T4"> (PauloHPBender)</text:span><text:change-end text:change-id="ct44596960"/></text:p>
          <text:list>
            <text:list-item>
              <text:p text:style-name="P65"/>
            </text:list-item>
          </text:list>
        </text:list-item>
      </text:list>
      <text:p text:style-name="P2"/>
      <text:p text:style-name="P92"><text:bookmark text:name="_kcgw2us6dqth"/>-Permanent Invisibility:</text:p>
      <text:p text:style-name="P2"><text:tab/><text:tab/>Tags: <text:span text:style-name="T20">[Special]</text:span></text:p>
      <text:p text:style-name="P7">Notes: <text:span text:style-name="T23">Text</text:span></text:p>
      <text:p text:style-name="P7">RawCode: Apiv</text:p>
      <text:p text:style-name="P7">Latest tested version: <text:span text:style-name="T1">1.28.5.7680</text:span></text:p>
      <text:list xml:id="list150602328082776" text:continue-numbering="true" text:style-name="WWNum1">
        <text:list-item>
          <text:p text:style-name="P4"><text:change-start text:change-id="ct44622848"/>Makes the unit invisible always, except for a moment after attacking/casting.<text:change-end text:change-id="ct44622848"/></text:p>
        </text:list-item>
        <text:list-item>
          <text:p text:style-name="P4"><text:change-start text:change-id="ct44628336"/>Setting Duration to 0 causes the unit to always stay invisible, even when attacking/casting.<text:change-end text:change-id="ct44628336"/><text:change text:change-id="ct44592016"/></text:p>
        </text:list-item>
      </text:list>
      <text:p text:style-name="P2"><text:soft-page-break/></text:p>
      <text:p text:style-name="P92"><text:bookmark text:name="_i31us63cr7bj"/>-Item Sight Range Bonus:</text:p>
      <text:p text:style-name="P2"><text:tab/><text:tab/>Tags: <text:span text:style-name="T20">[Vision]<text:tab/></text:span></text:p>
      <text:p text:style-name="P7">Notes: <text:span text:style-name="T23">Allows to reduce vision of individual units and structures</text:span></text:p>
      <text:p text:style-name="P7">RawCode: AIsi</text:p>
      <text:p text:style-name="P7">Latest tested version: <text:span text:style-name="T1">1.28.5.7680</text:span></text:p>
      <text:list xml:id="list150602844816911" text:continue-numbering="true" text:style-name="WWNum1">
        <text:list-item>
          <text:p text:style-name="P4"><text:change-start text:change-id="ct44642352"/>“Data - Sight Range Bonus”<text:change-end text:change-id="ct44642352"/></text:p>
          <text:list>
            <text:list-item>
              <text:p text:style-name="P9"><text:change-start text:change-id="ct44644640"/>Changes the value of the sight increment/reduction<text:change-end text:change-id="ct44644640"/></text:p>
            </text:list-item>
          </text:list>
        </text:list-item>
        <text:list-item>
          <text:p text:style-name="P4"><text:change-start text:change-id="ct44648192"/>Max sight range is still limited with 1800 for any unit.<text:change-end text:change-id="ct44648192"/></text:p>
        </text:list-item>
        <text:list-item>
          <text:p text:style-name="P4"><text:change-start text:change-id="ct44650320"/>Affects both day &amp; night vision.<text:change-end text:change-id="ct44650320"/></text:p>
        </text:list-item>
        <text:list-item>
          <text:p text:style-name="P4"><text:change-start text:change-id="ct44652768"/>Negative values properly reduces unit's vision radius.<text:change-end text:change-id="ct44652768"/></text:p>
        </text:list-item>
        <text:list-item>
          <text:p text:style-name="P4"><text:change-start text:change-id="ct44655168"/>Has no effect on any other abilities (i.e. Truesight passive won't benefit of this).<text:change-end text:change-id="ct44655168"/></text:p>
        </text:list-item>
        <text:list-item>
          <text:p text:style-name="P4"><text:change-start text:change-id="ct44656512"/>Stats - Levels<text:change-end text:change-id="ct44656512"/></text:p>
          <text:list>
            <text:list-item>
              <text:p text:style-name="P9"><text:change-start text:change-id="ct44658784"/>Having multiple levels does not work - changing levels does not change the Sight Range Bonus value.<text:change-end text:change-id="ct44658784"/></text:p>
            </text:list-item>
          </text:list>
        </text:list-item>
      </text:list>
      <text:p text:style-name="P2"/>
      <text:p text:style-name="P92"><text:bookmark text:name="_x0tigvvmm39o"/>-Phoenix Fire(flyer):</text:p>
      <text:p text:style-name="P2"><text:tab/><text:tab/>Tags: <text:span text:style-name="T20">[TODO]</text:span></text:p>
      <text:p text:style-name="P7">Notes: <text:span text:style-name="T23">Text</text:span></text:p>
      <text:p text:style-name="P7">RawCode: Apmf</text:p>
      <text:p text:style-name="P7">Latest tested version: <text:span text:style-name="T1">1.28.5.7680</text:span></text:p>
      <text:list xml:id="list150602830361926" text:continue-numbering="true" text:style-name="WWNum1">
        <text:list-item>
          <text:p text:style-name="P4"><text:change-start text:change-id="ct44672560"/>Unused version of the Permanent Immolation ability, presumably for the Phoenix unit. <text:span text:style-name="T4">(RoyGBV)</text:span><text:change-end text:change-id="ct44672560"/></text:p>
        </text:list-item>
      </text:list>
      <text:p text:style-name="P2"/>
      <text:p text:style-name="P92"><text:bookmark text:name="_e70v6dafnll7"/>-Poison Sting:</text:p>
      <text:p text:style-name="P2"><text:tab/><text:tab/>Tags: <text:span text:style-name="T20">[TODO]</text:span></text:p>
      <text:p text:style-name="P7">Notes: <text:span text:style-name="T23">Text</text:span></text:p>
      <text:p text:style-name="P7">RawCode: Apoi</text:p>
      <text:p text:style-name="P7">Latest tested version: <text:span text:style-name="T1">1.28.5.7680</text:span></text:p>
      <text:list xml:id="list150601433742294" text:continue-numbering="true" text:style-name="WWNum1">
        <text:list-item>
          <text:p text:style-name="P4"><text:change-start text:change-id="ct44684448"/>A non-slowing, damage only poison attack that stacks with itself.<text:change-end text:change-id="ct44684448"/></text:p>
          <text:list>
            <text:list-item>
              <text:p text:style-name="P9"><text:change-start text:change-id="ct44655888"/>The projectile it uses (“Abilities\Weapons\PoisonSting\PoisonStingMissile.mdl”) seems to be glitched. <text:span text:style-name="T4">(RoyGBV)</text:span><text:change-end text:change-id="ct44655888"/></text:p>
            </text:list-item>
          </text:list>
        </text:list-item>
      </text:list>
      <text:p text:style-name="P2"/>
      <text:p text:style-name="P92"><text:bookmark text:name="_b143mdu15513"/>-Rally:</text:p>
      <text:p text:style-name="P2"><text:tab/><text:tab/>Tags: <text:span text:style-name="T20">[Unique]</text:span></text:p>
      <text:p text:style-name="P7"><text:soft-page-break/>Notes: <text:span text:style-name="T23">Text</text:span></text:p>
      <text:p text:style-name="P7">RawCode: ARal</text:p>
      <text:p text:style-name="P7">Latest tested version: <text:span text:style-name="T1">1.28.5.7680</text:span></text:p>
      <text:list xml:id="list150602902884182" text:continue-numbering="true" text:style-name="WWNum1">
        <text:list-item>
          <text:p text:style-name="P4"><text:change-start text:change-id="ct44696080"/>Allows for you to set the rally point of a unit/building.<text:change-end text:change-id="ct44696080"/></text:p>
        </text:list-item>
        <text:list-item>
          <text:p text:style-name="P4"><text:change-start text:change-id="ct44695280"/>Automatically given to anything that trains units. You can remove the ability from the building to make it disappear.<text:change-end text:change-id="ct44695280"/></text:p>
        </text:list-item>
      </text:list>
      <text:p text:style-name="P2"/>
      <text:p text:style-name="P92"><text:bookmark text:name="_5uezw2uhaj81"/>-Return Gold / Return Lumber:</text:p>
      <text:p text:style-name="P2"><text:tab/><text:tab/>Tags: <text:span text:style-name="T20">[Unique]</text:span></text:p>
      <text:p text:style-name="P7">Notes: <text:span text:style-name="T23">Text</text:span></text:p>
      <text:p text:style-name="P7">RawCode: Argl</text:p>
      <text:p text:style-name="P7">Latest tested version: <text:span text:style-name="T1">1.28.5.7680</text:span></text:p>
      <text:list xml:id="list150601231724422" text:continue-numbering="true" text:style-name="WWNum1">
        <text:list-item>
          <text:p text:style-name="P4"><text:change-start text:change-id="ct44717872"/>Allows for this unit/building to receive Gold/Lumber from workers<text:change-end text:change-id="ct44717872"/></text:p>
        </text:list-item>
      </text:list>
      <text:p text:style-name="P2"/>
      <text:p text:style-name="P92"><text:bookmark text:name="_c0t03o3wtdat"/>-Revenge:</text:p>
      <text:p text:style-name="P2"><text:tab/><text:tab/>Tags: <text:span text:style-name="T20">[TODO]</text:span></text:p>
      <text:p text:style-name="P7">Notes: <text:span text:style-name="T23">Text</text:span></text:p>
      <text:p text:style-name="P7">RawCode: Arng</text:p>
      <text:p text:style-name="P7">Latest tested version: <text:span text:style-name="T1">1.28.5.7680</text:span></text:p>
      <text:list xml:id="list150601293850589" text:continue-numbering="true" text:style-name="WWNum1">
        <text:list-item>
          <text:p text:style-name="P4"><text:change-start text:change-id="ct44671088"/>Deprecated???<text:change-end text:change-id="ct44671088"/></text:p>
        </text:list-item>
      </text:list>
      <text:p text:style-name="P2"/>
      <text:p text:style-name="P92"><text:bookmark text:name="_19r54ycxcl7q"/>-Revive Hero:</text:p>
      <text:p text:style-name="P2"><text:tab/><text:tab/>Tags: <text:span text:style-name="T20">[TODO]</text:span></text:p>
      <text:p text:style-name="P7">Notes: <text:span text:style-name="T23">Text</text:span></text:p>
      <text:p text:style-name="P7">RawCode: Arev</text:p>
      <text:p text:style-name="P7">Latest tested version: <text:span text:style-name="T1">1.28.5.7680</text:span></text:p>
      <text:list xml:id="list150601906820895" text:continue-numbering="true" text:style-name="WWNum1">
        <text:list-item>
          <text:p text:style-name="P4"><text:change-start text:change-id="ct44746720"/>:shrug:<text:change-end text:change-id="ct44746720"/></text:p>
        </text:list-item>
        <text:list-item>
          <text:p text:style-name="P4"><text:change-start text:change-id="ct44753264"/>Enables instant hero buyback, used by Neutral Tavern in the base game (Kino)<text:change-end text:change-id="ct44753264"/></text:p>
        </text:list-item>
      </text:list>
      <text:p text:style-name="P2"/>
      <text:p text:style-name="P92"><text:bookmark text:name="_3po5ttnrpo83"/>-Select Hero / Select Unit:</text:p>
      <text:p text:style-name="P2"><text:tab/><text:tab/>Tags: <text:span text:style-name="T20">[Unique]</text:span></text:p>
      <text:p text:style-name="P7">Notes: <text:span text:style-name="T23">Text</text:span></text:p>
      <text:p text:style-name="P7">RawCode: Aneu Ane2</text:p>
      <text:p text:style-name="P7">Latest tested version: <text:span text:style-name="T1">1.28.5.7680</text:span></text:p>
      <text:list xml:id="list150602807947928" text:continue-numbering="true" text:style-name="WWNum1">
        <text:list-item>
          <text:p text:style-name="P4"><text:change-start text:change-id="ct44766944"/><text:soft-page-break/>Shop selection for selecting Heroes with inventories<text:change-end text:change-id="ct44766944"/></text:p>
        </text:list-item>
        <text:list-item>
          <text:p text:style-name="P4"><text:change-start text:change-id="ct44770704"/>Allows anyone with vision to command the unit to use abilities and items, but not (directly) movement or attacking.<text:change-end text:change-id="ct44770704"/></text:p>
        </text:list-item>
      </text:list>
      <text:p text:style-name="P2"/>
      <text:p text:style-name="P92"><text:bookmark text:name="_h0806hexy1nb"/>-Sell Items / Sell Units:</text:p>
      <text:p text:style-name="P7">Tags: <text:span text:style-name="T20">[Unique]</text:span></text:p>
      <text:p text:style-name="P7">Notes: <text:span text:style-name="T23">Text</text:span></text:p>
      <text:p text:style-name="P7">RawCode: Asid Asud</text:p>
      <text:p text:style-name="P7">Latest tested version: <text:span text:style-name="T1">1.28.5.7680</text:span></text:p>
      <text:list xml:id="list150601280831897" text:continue-numbering="true" text:style-name="WWNum1">
        <text:list-item>
          <text:p text:style-name="P4"><text:change-start text:change-id="ct44780704"/>Shop selection for units without inventories<text:change-end text:change-id="ct44780704"/></text:p>
        </text:list-item>
        <text:list-item>
          <text:p text:style-name="P4"><text:change-start text:change-id="ct44785472"/>Enables adding Items/Units to the shop (by trigger)<text:change-end text:change-id="ct44785472"/></text:p>
        </text:list-item>
      </text:list>
      <text:p text:style-name="P2"/>
      <text:p text:style-name="P92"><text:bookmark text:name="_98bz3wl9c36i"/>-Shop Purchase Item:</text:p>
      <text:p text:style-name="P2"><text:tab/><text:tab/>Tags: <text:span text:style-name="T20">[Unique]</text:span></text:p>
      <text:p text:style-name="P7">Notes: <text:span text:style-name="T23">Text</text:span></text:p>
      <text:p text:style-name="P7">RawCode: Apit</text:p>
      <text:p text:style-name="P7">Latest tested version: <text:span text:style-name="T1">1.28.5.7680</text:span></text:p>
      <text:list xml:id="list150601675542168" text:continue-numbering="true" text:style-name="WWNum1">
        <text:list-item>
          <text:p text:style-name="P4"><text:change-start text:change-id="ct44797008"/>Effect that plays when item is purchased<text:change-end text:change-id="ct44797008"/></text:p>
        </text:list-item>
        <text:list-item>
          <text:p text:style-name="P4"><text:change-start text:change-id="ct44801616"/>Gives Gold/Lumber for items<text:change-end text:change-id="ct44801616"/></text:p>
        </text:list-item>
      </text:list>
      <text:p text:style-name="P2"/>
      <text:p text:style-name="P92"><text:bookmark text:name="_7vugpa759a13"/>-Shop Sharing:</text:p>
      <text:p text:style-name="P2"><text:tab/><text:tab/>Tags: <text:span text:style-name="T20">[Unique]</text:span></text:p>
      <text:p text:style-name="P7">Notes: <text:span text:style-name="T23">Text</text:span></text:p>
      <text:p text:style-name="P7">RawCode: Aall</text:p>
      <text:p text:style-name="P7">Latest tested version: <text:span text:style-name="T1">1.28.5.7680</text:span></text:p>
      <text:list xml:id="list150601071708153" text:continue-numbering="true" text:style-name="WWNum1">
        <text:list-item>
          <text:p text:style-name="P4"><text:change-start text:change-id="ct44815264"/>Allow shop to share with allies?<text:change-end text:change-id="ct44815264"/></text:p>
        </text:list-item>
        <text:list-item>
          <text:p text:style-name="P4"><text:change-start text:change-id="ct44797232"/>Same as Select Unit except only works for allies.<text:change-end text:change-id="ct44797232"/></text:p>
        </text:list-item>
        <text:list-item>
          <text:p text:style-name="P4"><text:change-start text:change-id="ct44817344"/>Also exposes abilities to allies (e.g. if given to a town hall, your allies could cast call to arms for you)<text:change-end text:change-id="ct44817344"/></text:p>
        </text:list-item>
        <text:list-item>
          <text:p text:style-name="P4"><text:change-start text:change-id="ct44816672"/>If given to heroes, this ability allows players to learn new skills for them (great for computer controlled heroes). <text:span text:style-name="T4">(PauloHPBender)</text:span><text:change-end text:change-id="ct44816672"/></text:p>
        </text:list-item>
      </text:list>
      <text:p text:style-name="P2"/>
      <text:p text:style-name="P92"><text:bookmark text:name="_5yex7qqerff"/>-Unit Inventory:</text:p>
      <text:p text:style-name="P2"><text:tab/><text:tab/>Tags: <text:span text:style-name="T20">[Unique]</text:span></text:p>
      <text:p text:style-name="P7">Notes: <text:span text:style-name="T23">Text</text:span></text:p>
      <text:p text:style-name="P7">RawCode: Apak Aion Aihn Aien Aiun</text:p>
      <text:p text:style-name="P7"><text:soft-page-break/>Latest tested version: <text:span text:style-name="T1">1.28.5.7680</text:span></text:p>
      <text:list xml:id="list150601544438401" text:continue-numbering="true" text:style-name="WWNum1">
        <text:list-item>
          <text:p text:style-name="P4"><text:change-start text:change-id="ct44828464"/>Inventory for units.<text:change-end text:change-id="ct44828464"/></text:p>
        </text:list-item>
        <text:list-item>
          <text:p text:style-name="P4"><text:change-start text:change-id="ct44831136"/>If the ability is removed, all items will drop on the ground.<text:change-end text:change-id="ct44831136"/></text:p>
        </text:list-item>
        <text:list-item>
          <text:p text:style-name="P4"><text:change-start text:change-id="ct44837488"/>If can use Item is active and non-hero obtain stat items, the game will crash <text:span text:style-name="T4">(Daffa)</text:span><text:change-end text:change-id="ct44837488"/></text:p>
        </text:list-item>
      </text:list>
      <text:p text:style-name="P2"/>
      <text:p text:style-name="P92"><text:bookmark text:name="_2b1y3tb5kica"/>-Unload:</text:p>
      <text:p text:style-name="P2"><text:tab/><text:tab/>Tags: <text:span text:style-name="T20">[Unique]</text:span></text:p>
      <text:p text:style-name="P7">Notes: <text:span text:style-name="T23">Text</text:span></text:p>
      <text:p text:style-name="P7">RawCode: Adro Sdro</text:p>
      <text:p text:style-name="P7">Latest tested version: <text:span text:style-name="T1">1.28.5.7680</text:span></text:p>
      <text:list xml:id="list150602887284800" text:continue-numbering="true" text:style-name="WWNum1">
        <text:list-item>
          <text:p text:style-name="P4"><text:change-start text:change-id="ct44853904"/>Used with “Load”.<text:change-end text:change-id="ct44853904"/></text:p>
        </text:list-item>
        <text:list-item>
          <text:p text:style-name="P4"><text:change-start text:change-id="ct44799824"/>Can be used with Devour to “regurgitate” units <text:span text:style-name="T4">(Kino)</text:span><text:change-end text:change-id="ct44799824"/></text:p>
        </text:list-item>
      </text:list>
      <text:p text:style-name="P2"/>
      <text:p text:style-name="P92"><text:bookmark text:name="_xyk9kfgeaua8"/>-Wander (Neutral):</text:p>
      <text:p text:style-name="P2"><text:tab/><text:tab/>Tags: <text:span text:style-name="T20">[Unique]</text:span></text:p>
      <text:p text:style-name="P7">Notes: <text:span text:style-name="T23">Text</text:span></text:p>
      <text:p text:style-name="P7">RawCode: Awan</text:p>
      <text:p text:style-name="P7">Latest tested version: <text:span text:style-name="T1">1.28.5.7680</text:span></text:p>
      <text:list xml:id="list150601891694283" text:continue-numbering="true" text:style-name="WWNum1">
        <text:list-item>
          <text:p text:style-name="P4"><text:change-start text:change-id="ct44869456"/>Causes this unit to wander around without purpose<text:change-end text:change-id="ct44869456"/></text:p>
        </text:list-item>
        <text:list-item>
          <text:p text:style-name="P4"><text:change-start text:change-id="ct44874304"/>Issues “move” command. The unit will be unable to acquire targets to attack while moving.<text:change-end text:change-id="ct44874304"/></text:p>
        </text:list-item>
        <text:list-item>
          <text:p text:style-name="P4"><text:change-start text:change-id="ct44871632"/>Adjusting cooldown or duration has no discernible effect.<text:change-end text:change-id="ct44871632"/></text:p>
        </text:list-item>
      </text:list>
      <text:p text:style-name="P1"/>
      <text:p text:style-name="P2"/>
      <text:p text:style-name="P6"><text:bookmark text:name="_i47f9l8ttu6m"/><text:tab/>-Waygate / -Waygate Ability:</text:p>
      <text:p text:style-name="P2"><text:span text:style-name="T12"><text:tab/><text:tab/></text:span>Tags: <text:span text:style-name="T20">[Unique]</text:span></text:p>
      <text:p text:style-name="P7">Notes: <text:span text:style-name="T23">Text</text:span></text:p>
      <text:p text:style-name="P7">RawCode: Awrp</text:p>
      <text:p text:style-name="P7">Latest tested version: <text:span text:style-name="T1">1.28.5.7680</text:span></text:p>
      <text:list xml:id="list290141740" text:style-name="WWNum6">
        <text:list-item>
          <text:p text:style-name="P53">A waygate can go inside itself (It's a one way trip though)</text:p>
        </text:list-item>
        <text:list-item>
          <text:p text:style-name="P53">Setting the “Teleport Area Height/Width” changes how far the unit needs to be from the waygate before they can enter.</text:p>
          <text:list>
            <text:list-item>
              <text:p text:style-name="P67">For example setting it to 1150/1150 will make it possible for units to enter the waygate while being as far away as a mortar teams attack range.</text:p>
            </text:list-item>
            <text:list-item>
              <text:p text:style-name="P67">This does not change the destination size, the destination is always at the center of a region / Location.</text:p>
            </text:list-item>
          </text:list>
        </text:list-item>
      </text:list>
      <text:p text:style-name="P2"/>
      <text:p text:style-name="P92"><text:bookmark text:name="_38eu04hs43nu"/><text:soft-page-break/>-Blight Placement:</text:p>
      <text:p text:style-name="P2"><text:tab/><text:tab/>Tags: <text:span text:style-name="T20">[TODO]</text:span></text:p>
      <text:p text:style-name="P7">Notes: <text:span text:style-name="T23">Text</text:span></text:p>
      <text:p text:style-name="P7">Latest tested version: <text:span text:style-name="T1">1.28.5.7680</text:span></text:p>
      <text:list xml:id="list150602894734138" text:continue-list="list150601891694283" text:style-name="WWNum1">
        <text:list-item>
          <text:p text:style-name="P4"><text:change-start text:change-id="ct44918336"/>Places blight in a target area of size.<text:change-end text:change-id="ct44918336"/></text:p>
        </text:list-item>
        <text:list-item>
          <text:p text:style-name="P4"><text:change-start text:change-id="ct44923136"/>Only works when used as item ability.<text:change-end text:change-id="ct44923136"/></text:p>
        </text:list-item>
      </text:list>
      <text:p text:style-name="P2"/>
      <text:p text:style-name="P92"><text:bookmark text:name="_sto714dcv3jj"/>-Build Tiny X:</text:p>
      <text:p text:style-name="P2"><text:tab/><text:tab/>Tags: <text:span text:style-name="T20">[Unique] [Summon]</text:span></text:p>
      <text:p text:style-name="P7">Notes: <text:span text:style-name="T23">Text</text:span></text:p>
      <text:p text:style-name="P7">RawCode: AIbl AIbg AIbt AIbb AIbf AIbr AIbs AIbh</text:p>
      <text:p text:style-name="P7">Latest tested version: <text:span text:style-name="T1">1.28.5.7680</text:span></text:p>
      <text:list xml:id="list150600888362947" text:continue-numbering="true" text:style-name="WWNum1">
        <text:list-item>
          <text:p text:style-name="P4"><text:change-start text:change-id="ct44935984"/>“Stats - Duration - Normal”<text:change-end text:change-id="ct44935984"/></text:p>
          <text:list>
            <text:list-item>
              <text:p text:style-name="P9"><text:change-start text:change-id="ct44937808"/>The time it takes to build the unit/structure.<text:change-end text:change-id="ct44937808"/></text:p>
            </text:list-item>
          </text:list>
        </text:list-item>
        <text:list-item>
          <text:p text:style-name="P4"><text:change-start text:change-id="ct44941760"/>Build Tiny Scout tower:<text:change-end text:change-id="ct44941760"/></text:p>
          <text:list>
            <text:list-item>
              <text:p text:style-name="P9"><text:change-start text:change-id="ct44943936"/>Order id = 852619<text:change-end text:change-id="ct44943936"/></text:p>
            </text:list-item>
          </text:list>
        </text:list-item>
        <text:list-item>
          <text:p text:style-name="P4"><text:change-start text:change-id="ct44946384"/>Works with ‘Unit finishes construction’ event (Kino)<text:change-end text:change-id="ct44946384"/></text:p>
        </text:list-item>
      </text:list>
      <text:p text:style-name="P2"/>
      <text:p text:style-name="P92"><text:bookmark text:name="_nb73hgksp4x1"/>-Bundle of Lumber:</text:p>
      <text:p text:style-name="P2"><text:tab/><text:tab/>Tags: <text:span text:style-name="T20">[Unique]</text:span></text:p>
      <text:p text:style-name="P7">Notes: <text:span text:style-name="T23">Text</text:span></text:p>
      <text:p text:style-name="P7">RawCode: AIlu</text:p>
      <text:p text:style-name="P7">Latest tested version: <text:span text:style-name="T1">1.28.5.7680</text:span></text:p>
      <text:list xml:id="list150600881283939" text:continue-numbering="true" text:style-name="WWNum1">
        <text:list-item>
          <text:p text:style-name="P4"><text:change-start text:change-id="ct44929488"/>“Data - Lumber Given”<text:change-end text:change-id="ct44929488"/></text:p>
          <text:list>
            <text:list-item>
              <text:p text:style-name="P9"><text:change-start text:change-id="ct44954672"/>Negative numbers drain lumber instead.<text:change-end text:change-id="ct44954672"/></text:p>
            </text:list-item>
          </text:list>
        </text:list-item>
      </text:list>
      <text:p text:style-name="P2"/>
      <text:p text:style-name="P92"><text:bookmark text:name="_ust0utivllzq"/>-Change Time of Day:</text:p>
      <text:p text:style-name="P2"><text:tab/><text:tab/>Tags: <text:span text:style-name="T20">[Unique]</text:span></text:p>
      <text:p text:style-name="P7">Notes: <text:span text:style-name="T23">Text</text:span></text:p>
      <text:p text:style-name="P7">RawCode: AIct</text:p>
      <text:p text:style-name="P7">Latest tested version: <text:span text:style-name="T1">1.28.5.7680</text:span></text:p>
      <text:list xml:id="list150602083914279" text:continue-numbering="true" text:style-name="WWNum1">
        <text:list-item>
          <text:p text:style-name="P4"><text:change-start text:change-id="ct44956080"/>Sets the time of day for a duration.<text:change-end text:change-id="ct44956080"/></text:p>
        </text:list-item>
        <text:list-item>
          <text:p text:style-name="P4"><text:change-start text:change-id="ct44971664"/>Artificial “Night” and “Day” are colored purple or orange depending on the time. (<text:span text:style-name="T4">Nudl</text:span>)<text:change-end text:change-id="ct44971664"/></text:p>
        </text:list-item>
        <text:list-item>
          <text:p text:style-name="P4"><text:change-start text:change-id="ct44976880"/><text:soft-page-break/>Hour values are inputted in 24-hour format, meaning that a value of 15 causes the time to be 3:00pm. <text:span text:style-name="T4">(RoyGBV)</text:span><text:change-end text:change-id="ct44976880"/></text:p>
        </text:list-item>
      </text:list>
      <text:p text:style-name="P2"/>
      <text:p text:style-name="P92"><text:bookmark text:name="_vn9xcoyqzl1e"/>-Chest of Gold:</text:p>
      <text:p text:style-name="P2"><text:tab/><text:tab/>Tags: <text:span text:style-name="T20">[Unique]</text:span></text:p>
      <text:p text:style-name="P7">Notes: <text:span text:style-name="T23">What is a pirate without some booty?</text:span></text:p>
      <text:p text:style-name="P7">RawCode: AIgo</text:p>
      <text:p text:style-name="P7">Latest tested version: <text:span text:style-name="T1">1.28.5.7680</text:span></text:p>
      <text:list xml:id="list150601640327634" text:continue-numbering="true" text:style-name="WWNum1">
        <text:list-item>
          <text:p text:style-name="P4"><text:change-start text:change-id="ct44994208"/>“Data - Gold Given”<text:change-end text:change-id="ct44994208"/></text:p>
          <text:list>
            <text:list-item>
              <text:p text:style-name="P9"><text:change-start text:change-id="ct44996704"/>Negative numbers drain gold instead.<text:change-end text:change-id="ct44996704"/></text:p>
            </text:list-item>
          </text:list>
        </text:list-item>
      </text:list>
      <text:p text:style-name="P2"/>
      <text:p text:style-name="P92"><text:bookmark text:name="_gell3p3ave6o"/>-Clarity Potion / -Generic Item-Rejuv Effect / -Healing Salve:</text:p>
      <text:p text:style-name="P2"><text:tab/><text:tab/>Tags: <text:span text:style-name="T20">[Healing Over Time]</text:span></text:p>
      <text:p text:style-name="P7">Notes: <text:span text:style-name="T23">Very versatile state regenerator</text:span></text:p>
      <text:p text:style-name="P7">Latest tested version: <text:span text:style-name="T1">1.28.5.7680</text:span></text:p>
      <text:list xml:id="list150601251475927" text:continue-numbering="true" text:style-name="WWNum1">
        <text:list-item>
          <text:p text:style-name="P4"><text:change-start text:change-id="ct45009104"/>Setting “Allow when full” to false means that you can use the ability, even with full health/mana.<text:change-end text:change-id="ct45009104"/></text:p>
        </text:list-item>
        <text:list-item>
          <text:p text:style-name="P4"><text:change-start text:change-id="ct44947744"/>Setting “Dispel on attack” to false means that enemy attacks will not dispel the healing buff.<text:change-end text:change-id="ct44947744"/></text:p>
          <text:list>
            <text:list-item>
              <text:p text:style-name="P9"><text:change-start text:change-id="ct45009408"/>Only physical attacks, or magical attacks dealing more than 20 damage actually dispels the buff.<text:change-end text:change-id="ct45009408"/></text:p>
            </text:list-item>
          </text:list>
        </text:list-item>
      </text:list>
      <text:p text:style-name="P2"/>
      <text:p text:style-name="P92"><text:bookmark text:name="_y9cnrs5gf8ck"/>-Dark Summoning:</text:p>
      <text:p text:style-name="P2"><text:tab/><text:tab/>Tags: <text:span text:style-name="T20">[Summon]</text:span></text:p>
      <text:p text:style-name="P7">Notes: <text:span text:style-name="T23">Seems mostly hardcoded?</text:span></text:p>
      <text:p text:style-name="P7">RawCode: AUds</text:p>
      <text:p text:style-name="P7">Latest tested version: <text:span text:style-name="T1">1.28.5.7680</text:span></text:p>
      <text:list xml:id="list150602841162370" text:continue-numbering="true" text:style-name="WWNum1">
        <text:list-item>
          <text:p text:style-name="P4"><text:change-start text:change-id="ct45031440"/>Major info<text:change-end text:change-id="ct45031440"/></text:p>
        </text:list-item>
        <text:list-item>
          <text:p text:style-name="P4"><text:change-start text:change-id="ct45035200"/>With the flag set (true) Units will cluster to the casters position, With false units landing positions are relative equal to the caster as they were compared to the target point.<text:change-end text:change-id="ct45035200"/></text:p>
        </text:list-item>
        <text:list-item>
          <text:p text:style-name="P4"><text:change-start text:change-id="ct45037472"/>Only teleports own units, regardless of allowed target field.<text:change-end text:change-id="ct45037472"/></text:p>
        </text:list-item>
      </text:list>
      <text:p text:style-name="P2"/>
      <text:p text:style-name="P92"><text:bookmark text:name="_obv4ij5zgs4s"/>-Dust of Appearance:</text:p>
      <text:p text:style-name="P2"><text:tab/><text:tab/>Tags: <text:span text:style-name="T20">[Vision]</text:span></text:p>
      <text:p text:style-name="P7">Notes: <text:span text:style-name="T23">Text</text:span></text:p>
      <text:p text:style-name="P7">RawCode: AItb</text:p>
      <text:p text:style-name="P7">Latest tested version: <text:span text:style-name="T1">1.28.5.7680</text:span></text:p>
      <text:list xml:id="list150602157438058" text:continue-numbering="true" text:style-name="WWNum1">
        <text:list-item>
          <text:p text:style-name="P4"><text:change-start text:change-id="ct45050640"/>Shows all invisible/burrowed units around this unit for a duration<text:change-end text:change-id="ct45050640"/></text:p>
        </text:list-item>
      </text:list>
      <text:p text:style-name="P2"><text:soft-page-break/></text:p>
      <text:p text:style-name="P92"><text:bookmark text:name="_oyzsd1bkotzx"/>-Glyph of Fortification:</text:p>
      <text:p text:style-name="P2"><text:tab/><text:tab/>Tags: <text:span text:style-name="T20">[Unique]</text:span></text:p>
      <text:p text:style-name="P7">Notes: <text:span text:style-name="T23">Text</text:span></text:p>
      <text:p text:style-name="P7">RawCode: AIgf AIgu</text:p>
      <text:p text:style-name="P7">Latest tested version: <text:span text:style-name="T1">1.28.5.7680</text:span></text:p>
      <text:list xml:id="list150601533163165" text:continue-numbering="true" text:style-name="WWNum1">
        <text:list-item>
          <text:p text:style-name="P4"><text:change-start text:change-id="ct45064384"/>Instantly research an upgrade for you.<text:change-end text:change-id="ct45064384"/></text:p>
          <text:list>
            <text:list-item>
              <text:p text:style-name="P9"><text:change-start text:change-id="ct45065344"/>Provided that buildings (or units) have this upgrade listed in the “Techtree - Upgrades Used” field.<text:change-end text:change-id="ct45065344"/></text:p>
            </text:list-item>
          </text:list>
        </text:list-item>
        <text:list-item>
          <text:p text:style-name="P4"><text:change-start text:change-id="ct45070304"/>Has 2 versions, one can be edited, one can not.<text:change-end text:change-id="ct45070304"/></text:p>
          <text:list>
            <text:list-item>
              <text:p text:style-name="P9"><text:change-start text:change-id="ct45073296"/>The first version is Glyph of Fortification (code Algf), which gives you bonus armor (defined in Combat - Defense Upgrade Bonus), and bonus hit points (defined in the Glyph of Fortification upgrade).<text:span text:style-name="T4"> (RoyGBV)</text:span><text:change-end text:change-id="ct45073296"/></text:p>
            </text:list-item>
            <text:list-item>
              <text:p text:style-name="P9"><text:change-start text:change-id="ct45077728"/>The second version, oddly enough, is also called Glyph of Fortification (code Algu), but instead is a 2-level ability that first grants Glyph of Ultravision (defined in Glyph of Ultravision), and then Ultravision (Night Elf ability). <text:span text:style-name="T4">(RoyGBV)</text:span><text:change-end text:change-id="ct45077728"/></text:p>
            </text:list-item>
          </text:list>
        </text:list-item>
      </text:list>
      <text:p text:style-name="P2"/>
      <text:p text:style-name="P92"><text:bookmark text:name="_p1hd4xqz0wjr"/>-Item Agility Gain / -Item Intelligence Gain / -Item Strength Gain:</text:p>
      <text:p text:style-name="P2"><text:tab/><text:tab/>Tags: <text:span text:style-name="T20">[Unique]</text:span></text:p>
      <text:p text:style-name="P7">Notes: <text:span text:style-name="T23">Text</text:span></text:p>
      <text:p text:style-name="P7">RawCode: AIxm AIam AIim AIsm AIgm AItm AInm</text:p>
      <text:p text:style-name="P7">Latest tested version: <text:span text:style-name="T1">1.28.5.7680</text:span></text:p>
      <text:list xml:id="list150602153518261" text:continue-numbering="true" text:style-name="WWNum1">
        <text:list-item>
          <text:p text:style-name="P4"><text:change-start text:change-id="ct45068464"/>Causes the Hero to gain attributes permanently.<text:change-end text:change-id="ct45068464"/></text:p>
          <text:list>
            <text:list-item>
              <text:p text:style-name="P9"><text:change-start text:change-id="ct45089392"/>Negative values causes them to lose attributes.<text:change-end text:change-id="ct45089392"/></text:p>
            </text:list-item>
          </text:list>
        </text:list-item>
      </text:list>
      <text:p text:style-name="P2"/>
      <text:p text:style-name="P92"><text:bookmark text:name="_b5d8l15a47kc"/>-Item Area Heal / -Mana Regain:</text:p>
      <text:p text:style-name="P2"><text:tab/><text:tab/>Tags: <text:span text:style-name="T20">[Healing]</text:span></text:p>
      <text:p text:style-name="P7">Notes: <text:span text:style-name="T23">Text</text:span></text:p>
      <text:p text:style-name="P7">RawCode: AIha AIhb APh1 APh2 APh3 AImr APmr APmg AIre AIra APra</text:p>
      <text:p text:style-name="P7">Latest tested version: <text:span text:style-name="T1">1.28.5.7680</text:span></text:p>
      <text:list xml:id="list150602244071056" text:continue-numbering="true" text:style-name="WWNum1">
        <text:list-item>
          <text:p text:style-name="P4"><text:change-start text:change-id="ct45090464"/>Used by the Scroll kinds of items, except Town Portal.<text:span text:style-name="T4"> (RoyGBV)</text:span><text:change-end text:change-id="ct45090464"/></text:p>
        </text:list-item>
      </text:list>
      <text:p text:style-name="P2"/>
      <text:p text:style-name="P92"><text:bookmark text:name="_jubljktqxew7"/>-Item Area tree / -wall damage:</text:p>
      <text:p text:style-name="P2"><text:tab/><text:tab/>Tags: <text:span text:style-name="T20">[Unused]</text:span></text:p>
      <text:p text:style-name="P7">Notes: <text:span text:style-name="T23">Text</text:span></text:p>
      <text:p text:style-name="P7">RawCode: AIdm</text:p>
      <text:p text:style-name="P7">Latest tested version: <text:span text:style-name="T1">1.28.5.7680</text:span></text:p>
      <text:list xml:id="list150602012924478" text:continue-numbering="true" text:style-name="WWNum1">
        <text:list-item>
          <text:p text:style-name="P4"><text:change-start text:change-id="ct45119472"/>Deprecated ability, supposed to separately give Land Mines the ability to destroy trees and destructibles in an AOE, but is now handled by the “Targets Allowed” in the “AOE Damage upon Death (Goblin Mine)” of Land Mines instead.<text:span text:style-name="T4"> (RoyGBV) </text:span><text:change-end text:change-id="ct45119472"/></text:p>
        </text:list-item>
      </text:list>
      <text:p text:style-name="P2"><text:soft-page-break/></text:p>
      <text:p text:style-name="P92"><text:bookmark text:name="_46wdylzd0irn"/>-Item Armor Bonus:</text:p>
      <text:p text:style-name="P2"><text:tab/><text:tab/>Tags: <text:span text:style-name="T20">[Stackable] [Flat Armor Increase] [Flat Armor Decrease]</text:span></text:p>
      <text:p text:style-name="P7">Notes: <text:span text:style-name="T23">Text</text:span></text:p>
      <text:p text:style-name="P7">RawCode: AId1 AId2 AId3 AId4 AId5 AId7 AId8 AId0</text:p>
      <text:p text:style-name="P7">Latest tested version: <text:span text:style-name="T1">1.28.5.7680</text:span></text:p>
      <text:list xml:id="list150602452708488" text:continue-numbering="true" text:style-name="WWNum1">
        <text:list-item>
          <text:p text:style-name="P4"><text:change-start text:change-id="ct45135408"/>Gives this unit + Armor or - Armor<text:change-end text:change-id="ct45135408"/></text:p>
        </text:list-item>
      </text:list>
      <text:p text:style-name="P2"/>
      <text:p text:style-name="P92"><text:bookmark text:name="_i2we3kkuu2ne"/>-Item Attack Black Arrow Bonus:</text:p>
      <text:p text:style-name="P2"><text:tab/><text:tab/>Tags: <text:span text:style-name="T20">[ORB] [TODO]</text:span></text:p>
      <text:p text:style-name="P7">Notes: <text:span text:style-name="T23">Text</text:span></text:p>
      <text:p text:style-name="P7">RawCode: AIdf</text:p>
      <text:p text:style-name="P7">Latest tested version: <text:span text:style-name="T1">1.28.5.7680</text:span></text:p>
      <text:list xml:id="list150601516355261" text:continue-numbering="true" text:style-name="WWNum1">
        <text:list-item>
          <text:p text:style-name="P4"><text:change-start text:change-id="ct45149280"/>“Stats - Enabled Attack Index”<text:change-end text:change-id="ct45149280"/></text:p>
          <text:list>
            <text:list-item>
              <text:p text:style-name="P9"><text:change-start text:change-id="ct45126752"/>Enables this attack on this unit when the ability/item is present.<text:change-end text:change-id="ct45126752"/></text:p>
            </text:list-item>
          </text:list>
        </text:list-item>
        <text:list-item>
          <text:p text:style-name="P4"><text:change-start text:change-id="ct45143088"/>“Art - Missile Art”<text:change-end text:change-id="ct45143088"/></text:p>
          <text:list>
            <text:list-item>
              <text:p text:style-name="P9"><text:change-start text:change-id="ct45158624"/>Overrides units normal basic attack model<text:change-end text:change-id="ct45158624"/></text:p>
            </text:list-item>
          </text:list>
        </text:list-item>
      </text:list>
      <text:p text:style-name="P2"/>
      <text:p text:style-name="P92"><text:bookmark text:name="_u4o9vlli6qq5"/>-Item Attack Corruption Bonus:</text:p>
      <text:p text:style-name="P2"><text:tab/><text:tab/>Tags: <text:span text:style-name="T20">[ORB] [TODO]</text:span></text:p>
      <text:p text:style-name="P7">Notes: <text:span text:style-name="T23">Text</text:span></text:p>
      <text:p text:style-name="P7">RawCode: AIcb</text:p>
      <text:p text:style-name="P7">Latest tested version: <text:span text:style-name="T1">1.28.5.7680</text:span></text:p>
      <text:list xml:id="list150601957027839" text:continue-numbering="true" text:style-name="WWNum1">
        <text:list-item>
          <text:p text:style-name="P4"><text:change-start text:change-id="ct45173472"/>“Stats - Enabled Attack Index”<text:change-end text:change-id="ct45173472"/></text:p>
          <text:list>
            <text:list-item>
              <text:p text:style-name="P9"><text:change-start text:change-id="ct45175824"/>Enables this attack on this unit when the ability/item is present.<text:change-end text:change-id="ct45175824"/></text:p>
            </text:list-item>
          </text:list>
        </text:list-item>
        <text:list-item>
          <text:p text:style-name="P4"><text:change-start text:change-id="ct45178048"/>“Art - Missile Art”<text:change-end text:change-id="ct45178048"/></text:p>
          <text:list>
            <text:list-item>
              <text:p text:style-name="P9"><text:change-start text:change-id="ct45180000"/>Overrides units normal basic attack model<text:change-end text:change-id="ct45180000"/></text:p>
            </text:list-item>
          </text:list>
        </text:list-item>
      </text:list>
      <text:p text:style-name="P2"/>
      <text:p text:style-name="P92"><text:bookmark text:name="_jhkvfduvkoil"/>-Item Attack Fire Bonus:</text:p>
      <text:p text:style-name="P2"><text:tab/><text:tab/>Tags: <text:span text:style-name="T20">[ORB] [TODO]</text:span></text:p>
      <text:p text:style-name="P7">Notes: <text:span text:style-name="T23">Text</text:span></text:p>
      <text:p text:style-name="P7">RawCode: AIfb AIgd</text:p>
      <text:p text:style-name="P7">Latest tested version: <text:span text:style-name="T1">1.28.5.7680</text:span></text:p>
      <text:list xml:id="list150602993583348" text:continue-numbering="true" text:style-name="WWNum1">
        <text:list-item>
          <text:p text:style-name="P4"><text:change-start text:change-id="ct45193824"/><text:soft-page-break/>“Stats - Enabled Attack Index”<text:change-end text:change-id="ct45193824"/></text:p>
          <text:list>
            <text:list-item>
              <text:p text:style-name="P9"><text:change-start text:change-id="ct45196112"/>Enables this attack on this unit when the ability/item is present.<text:change-end text:change-id="ct45196112"/></text:p>
            </text:list-item>
          </text:list>
        </text:list-item>
        <text:list-item>
          <text:p text:style-name="P4"><text:change-start text:change-id="ct45198336"/>“Art - Missile Art”<text:change-end text:change-id="ct45198336"/></text:p>
          <text:list>
            <text:list-item>
              <text:p text:style-name="P9"><text:change-start text:change-id="ct45200560"/>Overrides units normal basic attack model<text:change-end text:change-id="ct45200560"/></text:p>
            </text:list-item>
          </text:list>
        </text:list-item>
      </text:list>
      <text:p text:style-name="P2"/>
      <text:p text:style-name="P92"><text:bookmark text:name="_cjiu1dxv18dv"/>-Item Attack Frost Bonus:</text:p>
      <text:p text:style-name="P2"><text:tab/><text:tab/>Tags: <text:span text:style-name="T20">[ORB] [TODO]</text:span></text:p>
      <text:p text:style-name="P7">Notes: <text:span text:style-name="T23">Text</text:span></text:p>
      <text:p text:style-name="P7">RawCode: AIob</text:p>
      <text:p text:style-name="P7">Latest tested version: <text:span text:style-name="T1">1.28.5.7680</text:span></text:p>
      <text:list xml:id="list150601787875021" text:continue-numbering="true" text:style-name="WWNum1">
        <text:list-item>
          <text:p text:style-name="P4"><text:change-start text:change-id="ct45214016"/>“Stats - Enabled Attack Index”<text:change-end text:change-id="ct45214016"/></text:p>
          <text:list>
            <text:list-item>
              <text:p text:style-name="P9"><text:change-start text:change-id="ct45216624"/>Enables this attack on this unit when the ability/item is present.<text:change-end text:change-id="ct45216624"/></text:p>
            </text:list-item>
          </text:list>
        </text:list-item>
        <text:list-item>
          <text:p text:style-name="P4"><text:change-start text:change-id="ct45218848"/>“Art - Missile Art”<text:change-end text:change-id="ct45218848"/></text:p>
          <text:list>
            <text:list-item>
              <text:p text:style-name="P9"><text:change-start text:change-id="ct45219184"/>Overrides units normal basic attack model<text:change-end text:change-id="ct45219184"/></text:p>
            </text:list-item>
          </text:list>
        </text:list-item>
      </text:list>
      <text:p text:style-name="P2"/>
      <text:p text:style-name="P92"><text:bookmark text:name="_k6o57eoz4i3s"/>-Item Attack Lightning Bonus:</text:p>
      <text:p text:style-name="P2"><text:tab/><text:tab/>Tags: <text:span text:style-name="T20">[ORB] [TODO]</text:span></text:p>
      <text:p text:style-name="P7">Notes: <text:span text:style-name="T23">Text</text:span></text:p>
      <text:p text:style-name="P7">RawCode: AIlb</text:p>
      <text:p text:style-name="P7">Latest tested version: <text:span text:style-name="T1">1.28.5.7680</text:span></text:p>
      <text:list xml:id="list150601472911924" text:continue-numbering="true" text:style-name="WWNum1">
        <text:list-item>
          <text:p text:style-name="P4"><text:change-start text:change-id="ct45171584"/>“Stats - Enabled Attack Index”<text:change-end text:change-id="ct45171584"/></text:p>
          <text:list>
            <text:list-item>
              <text:p text:style-name="P9"><text:change-start text:change-id="ct45216368"/>Enables this attack on this unit when the ability/item is present.<text:change-end text:change-id="ct45216368"/></text:p>
            </text:list-item>
          </text:list>
        </text:list-item>
        <text:list-item>
          <text:p text:style-name="P4"><text:change-start text:change-id="ct45193600"/>“Art - Missile Art”<text:change-end text:change-id="ct45193600"/></text:p>
          <text:list>
            <text:list-item>
              <text:p text:style-name="P9"><text:change-start text:change-id="ct45236832"/>Overrides units normal basic attack model<text:change-end text:change-id="ct45236832"/></text:p>
            </text:list-item>
          </text:list>
        </text:list-item>
        <text:list-item>
          <text:p text:style-name="P4"><text:change-start text:change-id="ct45231328"/>If a unit has this ability or an item with this ability and the unit exceeds 99% bonus HP, it will die immediately upon creation<text:change-end text:change-id="ct45231328"/></text:p>
        </text:list-item>
      </text:list>
      <text:p text:style-name="P2"/>
      <text:p text:style-name="P92"><text:bookmark text:name="_k1nar0roxbac"/>-Item Attack Poison Bonus:</text:p>
      <text:p text:style-name="P2"><text:tab/><text:tab/>Tags: <text:span text:style-name="T20">[ORB] [TODO]</text:span></text:p>
      <text:p text:style-name="P7">Notes: <text:span text:style-name="T23">Text</text:span></text:p>
      <text:p text:style-name="P7">RawCode: AIpb</text:p>
      <text:p text:style-name="P7">Latest tested version: <text:span text:style-name="T1">1.28.5.7680</text:span></text:p>
      <text:list xml:id="list150602857596183" text:continue-numbering="true" text:style-name="WWNum1">
        <text:list-item>
          <text:p text:style-name="P4"><text:change-start text:change-id="ct45251584"/>“Stats - Enabled Attack Index”<text:change-end text:change-id="ct45251584"/></text:p>
          <text:list>
            <text:list-item>
              <text:p text:style-name="P9"><text:change-start text:change-id="ct45256480"/>Enables this attack on this unit when the ability/item is present.<text:change-end text:change-id="ct45256480"/></text:p>
            </text:list-item>
          </text:list>
        </text:list-item>
        <text:list-item>
          <text:p text:style-name="P4"><text:change-start text:change-id="ct45254912"/><text:soft-page-break/>“Art - Missile Art”<text:change-end text:change-id="ct45254912"/></text:p>
          <text:list>
            <text:list-item>
              <text:p text:style-name="P9"><text:change-start text:change-id="ct45249760"/>Overrides units normal basic attack model<text:change-end text:change-id="ct45249760"/></text:p>
            </text:list-item>
          </text:list>
        </text:list-item>
      </text:list>
      <text:p text:style-name="P2"/>
      <text:p text:style-name="P92"><text:bookmark text:name="_igzwkakk6nzc"/>-Item Freeze Damage Bonus:</text:p>
      <text:p text:style-name="P2"><text:tab/><text:tab/>Tags: <text:span text:style-name="T20">[ORB] [TODO]</text:span></text:p>
      <text:p text:style-name="P7">Notes: <text:span text:style-name="T23">Text</text:span></text:p>
      <text:p text:style-name="P7">RawCode: AIzb</text:p>
      <text:p text:style-name="P7">Latest tested version: <text:span text:style-name="T1">1.28.5.7680</text:span></text:p>
      <text:list xml:id="list150601925507091" text:continue-numbering="true" text:style-name="WWNum1">
        <text:list-item>
          <text:p text:style-name="P4"><text:change-start text:change-id="ct45272112"/>“Stats - Enabled Attack Index”<text:change-end text:change-id="ct45272112"/></text:p>
          <text:list>
            <text:list-item>
              <text:p text:style-name="P9"><text:change-start text:change-id="ct45272608"/>Enables this attack on this unit when the ability/item is present.<text:change-end text:change-id="ct45272608"/></text:p>
            </text:list-item>
          </text:list>
        </text:list-item>
        <text:list-item>
          <text:p text:style-name="P4"><text:change-start text:change-id="ct45275904"/>“Art - Missile Art”<text:change-end text:change-id="ct45275904"/></text:p>
          <text:list>
            <text:list-item>
              <text:p text:style-name="P9"><text:change-start text:change-id="ct45278480"/>Overrides units normal basic attack model<text:change-end text:change-id="ct45278480"/></text:p>
            </text:list-item>
          </text:list>
        </text:list-item>
      </text:list>
      <text:p text:style-name="P90">When given to a hero unit, this ability turns hit enemies blue as if affected by a cold effect, and freezes them permanently in place, they stop moving entirely. A buff with the Sammy icon and “tool tip missing” is also added to the hit unit.</text:p>
      <text:p text:style-name="P2"><text:change text:change-id="ct45285808"/></text:p>
      <text:p text:style-name="P2"/>
      <text:p text:style-name="P92"><text:bookmark text:name="_kgcivmwmcc8z"/>-Item Attack Speed Bonus:</text:p>
      <text:p text:style-name="P2"><text:tab/><text:tab/>Tags: <text:span text:style-name="T20">[Attackspeed Increase] [Attackspeed Decrease] [Stackable] </text:span></text:p>
      <text:p text:style-name="P7">Notes: <text:span text:style-name="T23">Text</text:span></text:p>
      <text:p text:style-name="P7">RawCode: AIsx AIs2</text:p>
      <text:p text:style-name="P7">Latest tested version: <text:span text:style-name="T1">1.28.5.7680</text:span></text:p>
      <text:list xml:id="list150601753470536" text:continue-numbering="true" text:style-name="WWNum1">
        <text:list-item>
          <text:p text:style-name="P4"><text:change-start text:change-id="ct45306928"/>“Data - Attack Speed Increase”<text:change-end text:change-id="ct45306928"/></text:p>
          <text:list>
            <text:list-item>
              <text:p text:style-name="P9"><text:change-start text:change-id="ct45310304"/>Negative values slow<text:change-end text:change-id="ct45310304"/><text:change text:change-id="ct45310048"/><text:change-start text:change-id="ct45310928"/> attack speed instead.<text:change-end text:change-id="ct45310928"/></text:p>
            </text:list-item>
          </text:list>
        </text:list-item>
      </text:list>
      <text:p text:style-name="P2"/>
      <text:p text:style-name="P92"><text:bookmark text:name="_64ra0d5ylio1"/>-Item Capture The Flag:</text:p>
      <text:p text:style-name="P2"><text:tab/><text:tab/>Tags: <text:span text:style-name="T20">Tags</text:span></text:p>
      <text:p text:style-name="P7">Notes: <text:span text:style-name="T23">Text</text:span></text:p>
      <text:p text:style-name="P7">RawCode: AIfl AIfm AIfo AIfn AIfe AIfl</text:p>
      <text:p text:style-name="P7">Latest tested version: <text:span text:style-name="T1">1.28.5.7680</text:span></text:p>
      <text:list xml:id="list150602991255418" text:continue-numbering="true" text:style-name="WWNum1">
        <text:list-item>
          <text:p text:style-name="P4"><text:change-start text:change-id="ct45326000"/>Totally cosmetic.<text:change-end text:change-id="ct45326000"/></text:p>
        </text:list-item>
      </text:list>
      <text:p text:style-name="P2"/>
      <text:p text:style-name="P92"><text:bookmark text:name="_xeg3uavwomwt"/>-Item Chain Dispel:</text:p>
      <text:p text:style-name="P2"><text:tab/><text:tab/>Tags: <text:span text:style-name="T20">Tags</text:span></text:p>
      <text:p text:style-name="P7"><text:soft-page-break/>Notes: <text:span text:style-name="T23">This ability could use a better projectile model tbh</text:span></text:p>
      <text:p text:style-name="P7">RawCode: AIdc</text:p>
      <text:p text:style-name="P7">Latest tested version: <text:span text:style-name="T1">1.28.5.7680</text:span></text:p>
      <text:list xml:id="list150601666714802" text:continue-numbering="true" text:style-name="WWNum1">
        <text:list-item>
          <text:p text:style-name="P4"><text:change-start text:change-id="ct45340048"/>Dispels units with a bouncing wave?<text:change-end text:change-id="ct45340048"/></text:p>
        </text:list-item>
        <text:list-item>
          <text:p text:style-name="P4"><text:change-start text:change-id="ct45342368"/>This ability summons a projectile that bounces between units, dispelling each one.<text:change-end text:change-id="ct45342368"/></text:p>
        </text:list-item>
        <text:list-item>
          <text:p text:style-name="P4"><text:change-start text:change-id="ct45344400"/>The projectile has no delay between bounces, unlike Chain Lightning or Healing Wave.<text:change-end text:change-id="ct45344400"/></text:p>
        </text:list-item>
      </text:list>
      <text:p text:style-name="P2"/>
      <text:p text:style-name="P92"><text:bookmark text:name="_l4yu1woos5a4"/>-Item Command:</text:p>
      <text:p text:style-name="P2"><text:tab/><text:tab/>Tags: <text:span text:style-name="T20">[Copy]</text:span></text:p>
      <text:p text:style-name="P7">Notes: <text:span text:style-name="T23">Text</text:span></text:p>
      <text:p text:style-name="P7">RawCode: AIco</text:p>
      <text:p text:style-name="P7">Latest tested version: <text:span text:style-name="T1">1.28.5.7680</text:span></text:p>
      <text:list xml:id="list150601423737160" text:continue-numbering="true" text:style-name="WWNum1">
        <text:list-item>
          <text:p text:style-name="P4"><text:change-start text:change-id="ct45354592"/>Copy of the Dark Ranger ultimate “Charm”.<text:change-end text:change-id="ct45354592"/></text:p>
        </text:list-item>
      </text:list>
      <text:p text:style-name="P2"/>
      <text:p text:style-name="P92"><text:bookmark text:name="_ma9m9jz9jq5v"/>-Item Damage Bonus:</text:p>
      <text:p text:style-name="P2"><text:tab/><text:tab/>Tags: <text:span text:style-name="T20">[Flat Damage Increase] [Flat</text:span> <text:span text:style-name="T20">Damage Decrease] [Stackable]</text:span></text:p>
      <text:p text:style-name="P7">Notes: <text:span text:style-name="T23">Text</text:span></text:p>
      <text:p text:style-name="P7">RawCode: AItg AIth AIti AIat AItj AIt6 AItk AItl AIt9 AItn AItc AItf AItx</text:p>
      <text:p text:style-name="P7">Latest tested version: <text:span text:style-name="T1">1.28.5.7680</text:span></text:p>
      <text:list xml:id="list150602074313157" text:continue-numbering="true" text:style-name="WWNum1">
        <text:list-item>
          <text:p text:style-name="P4"><text:change-start text:change-id="ct45361008"/>“Data - Attack Bonus”<text:change-end text:change-id="ct45361008"/></text:p>
          <text:list>
            <text:list-item>
              <text:p text:style-name="P9"><text:change-start text:change-id="ct45369312"/>Negative values cause<text:change-end text:change-id="ct45369312"/><text:change text:change-id="ct45346912"/><text:change-start text:change-id="ct45365280"/> a unit to lose damage instead.<text:change-end text:change-id="ct45365280"/></text:p>
              <text:list>
                <text:list-item>
                  <text:p text:style-name="P10"><text:change-start text:change-id="ct45296032"/>Damage can never be lower than minimum unit damage.<text:change-end text:change-id="ct45296032"/></text:p>
                </text:list-item>
              </text:list>
            </text:list-item>
          </text:list>
        </text:list-item>
      </text:list>
      <text:p text:style-name="P2"/>
      <text:p text:style-name="P92"><text:bookmark text:name="_q0f6oyf4pre6"/>-Item Dispel:</text:p>
      <text:p text:style-name="P2"><text:tab/><text:tab/>Tags: <text:span text:style-name="T20">Copy</text:span></text:p>
      <text:p text:style-name="P7">Notes: <text:span text:style-name="T23">Text</text:span></text:p>
      <text:p text:style-name="P7">RawCode: AIdi AIds APdi</text:p>
      <text:p text:style-name="P7">Latest tested version: <text:span text:style-name="T1">1.28.5.7680</text:span></text:p>
      <text:list xml:id="list150601948807482" text:continue-numbering="true" text:style-name="WWNum1">
        <text:list-item>
          <text:p text:style-name="P4"><text:change-start text:change-id="ct45390976"/>Priest “Dispel”<text:change-end text:change-id="ct45390976"/></text:p>
        </text:list-item>
      </text:list>
      <text:p text:style-name="P2"/>
      <text:p text:style-name="P92"><text:bookmark text:name="_vle1l34lfurk"/>-Item Doom Guard Summon / -Item Felhound Summon / -Item Furbolg Summon / -Item Ice Revenant Summon / -Item Red Drake Summon / </text:p>
      <text:p text:style-name="P92"><text:bookmark text:name="_eg7pfxb5yfor"/>-Item Rock Golem Summon / -Item Skeleton Summon / -Item Ursa Warrior Summon / -Summon Headhunter:</text:p>
      <text:p text:style-name="P2"><text:tab/><text:tab/>Tags: [<text:span text:style-name="T20">Summon]</text:span></text:p>
      <text:p text:style-name="P7"><text:soft-page-break/>Notes: <text:span text:style-name="T23">Text</text:span></text:p>
      <text:p text:style-name="P7">RawCode: AIfd AIff AIfr AIfu AIfh AIfs AIir AIuw AIbd AIut AIes</text:p>
      <text:p text:style-name="P7">Latest tested version: <text:span text:style-name="T1">1.28.5.7680</text:span></text:p>
      <text:list xml:id="list150602716309720" text:continue-numbering="true" text:style-name="WWNum1">
        <text:list-item>
          <text:p text:style-name="P4"><text:change-start text:change-id="ct45406000"/>Summons up to 2 different kinds of units of selectable amounts each.<text:change-end text:change-id="ct45406000"/></text:p>
        </text:list-item>
      </text:list>
      <text:p text:style-name="P2"/>
      <text:p text:style-name="P92"><text:bookmark text:name="_d5507ogoyrqu"/>-Item Experience Gain:</text:p>
      <text:p text:style-name="P2"><text:tab/><text:tab/>Tags: <text:span text:style-name="T20">[Unique]</text:span></text:p>
      <text:p text:style-name="P7">Notes: <text:span text:style-name="T23">Null</text:span></text:p>
      <text:p text:style-name="P7">RawCode: AIem AIe2</text:p>
      <text:p text:style-name="P7">Latest tested version: <text:span text:style-name="T1">1.28.5.7680</text:span></text:p>
      <text:list xml:id="list150602564488850" text:continue-numbering="true" text:style-name="WWNum1">
        <text:list-item>
          <text:p text:style-name="P4"><text:change-start text:change-id="ct45422256"/>“Data - Experience Earned”<text:change-end text:change-id="ct45422256"/></text:p>
          <text:list>
            <text:list-item>
              <text:p text:style-name="P9"><text:change-start text:change-id="ct45428880"/>Negative values causes the hero to lose experience… (But not levels)<text:change-end text:change-id="ct45428880"/></text:p>
            </text:list-item>
          </text:list>
        </text:list-item>
        <text:list-item>
          <text:p text:style-name="P4"><text:change-start text:change-id="ct45431616"/>Cannot be used if at full level, regardless.<text:change-end text:change-id="ct45431616"/></text:p>
        </text:list-item>
      </text:list>
      <text:p text:style-name="P2"/>
      <text:p text:style-name="P92"><text:bookmark text:name="_7eep6qw6f4g6"/>-Item Healing:</text:p>
      <text:p text:style-name="P2"><text:tab/><text:tab/>Tags: <text:span text:style-name="T20">[Healing]</text:span></text:p>
      <text:p text:style-name="P7">Notes: <text:span text:style-name="T23">Null</text:span></text:p>
      <text:p text:style-name="P7">RawCode: AIh1 AIh2 AIh3 AIhx</text:p>
      <text:p text:style-name="P7">Latest tested version: <text:span text:style-name="T1">1.28.5.7680</text:span></text:p>
      <text:list xml:id="list150601635629961" text:continue-numbering="true" text:style-name="WWNum1">
        <text:list-item>
          <text:p text:style-name="P4"><text:change-start text:change-id="ct45444448"/>Null<text:change-end text:change-id="ct45444448"/></text:p>
        </text:list-item>
      </text:list>
      <text:p text:style-name="P2"/>
      <text:p text:style-name="P92"><text:bookmark text:name="_woqapwxojx8"/>-Item Hero Stat Bonus:</text:p>
      <text:p text:style-name="P2"><text:tab/><text:tab/>Tags: <text:span text:style-name="T20">[Unique] [Stackable]</text:span></text:p>
      <text:p text:style-name="P7">Notes: <text:span text:style-name="T23">Null</text:span></text:p>
      <text:p text:style-name="P45">RawCode: AIs1 AIs3 AIs4 AIs6 AIa1 AIa3 AIa4 AIa6 AIaz AIi1 AIi3 AIi4 AIi6 AIx1 AIx2 AIx3 AIx4 AIx5</text:p>
      <text:p text:style-name="P7">Latest tested version: <text:span text:style-name="T1">1.28.5.7680</text:span></text:p>
      <text:list xml:id="list150601766371731" text:continue-numbering="true" text:style-name="WWNum1">
        <text:list-item>
          <text:p text:style-name="P4"><text:change-start text:change-id="ct45458752"/>Gives or removes stats from the hero for as long as the ability/item is attached.<text:change-end text:change-id="ct45458752"/></text:p>
        </text:list-item>
      </text:list>
      <text:p text:style-name="P2"/>
      <text:p text:style-name="P92"><text:bookmark text:name="_wcaaub6ehlhe"/>-Item Illusions:</text:p>
      <text:p text:style-name="P2"><text:tab/><text:tab/>Tags: <text:span text:style-name="T20">[TODO]</text:span></text:p>
      <text:p text:style-name="P7">Notes: <text:span text:style-name="T23">Null</text:span></text:p>
      <text:p text:style-name="P7">RawCode: AIil</text:p>
      <text:p text:style-name="P7">Latest tested version: <text:span text:style-name="T1">1.28.5.7680</text:span></text:p>
      <text:list xml:id="list150602846343252" text:continue-numbering="true" text:style-name="WWNum1">
        <text:list-item>
          <text:p text:style-name="P4"><text:change-start text:change-id="ct45472576"/><text:soft-page-break/>Creates “Copies” of targeted unit.<text:change-end text:change-id="ct45472576"/></text:p>
        </text:list-item>
        <text:list-item>
          <text:p text:style-name="P4"><text:change-start text:change-id="ct45476160"/><text:span text:style-name="T3">Casting 2 illusions on the same unit at the same moment will result in a crash. (1.32.7)</text:span> <text:span text:style-name="T4">(ZiHeLL) </text:span><text:change-end text:change-id="ct45476160"/></text:p>
          <text:list>
            <text:list-item>
              <text:p text:style-name="P9"><text:change-start text:change-id="ct45481072"/>Unable to reproduce, this might only occur in very specific circumstances, it was false or have been fixed. <text:span text:style-name="T4">(somen00b) </text:span><text:change-end text:change-id="ct45481072"/></text:p>
            </text:list-item>
          </text:list>
        </text:list-item>
        <text:list-item>
          <text:p text:style-name="P4"><text:change-start text:change-id="ct45483280"/>Attacking an illusion will not redraw aggro, you can attack one to detect whether it’s an illusion or not <text:span text:style-name="T4">(Nudl).</text:span><text:change-end text:change-id="ct45483280"/></text:p>
        </text:list-item>
        <text:list-item>
          <text:p text:style-name="P4"><text:change-start text:change-id="ct45488032"/>“Data - Damage Dealt”<text:change-end text:change-id="ct45488032"/></text:p>
          <text:list>
            <text:list-item>
              <text:p text:style-name="P9"><text:change-start text:change-id="ct45442784"/>Negative values does not cause healing.<text:change-end text:change-id="ct45442784"/></text:p>
            </text:list-item>
          </text:list>
        </text:list-item>
        <text:list-item>
          <text:p text:style-name="P4"><text:change-start text:change-id="ct45474592"/>“Data - Damage Received Multiplier”<text:change-end text:change-id="ct45474592"/></text:p>
          <text:list>
            <text:list-item>
              <text:p text:style-name="P9"><text:change-start text:change-id="ct45484080"/>Negative values does not heal.<text:change-end text:change-id="ct45484080"/></text:p>
            </text:list-item>
          </text:list>
        </text:list-item>
      </text:list>
      <text:p text:style-name="P2"/>
      <text:p text:style-name="P92"><text:bookmark text:name="_mm7hd7kbktb5"/>-Item Immolation:</text:p>
      <text:p text:style-name="P2"><text:tab/><text:tab/>Tags: <text:span text:style-name="T20">[Copy]</text:span></text:p>
      <text:p text:style-name="P7">Notes: <text:span text:style-name="T23">Null</text:span></text:p>
      <text:p text:style-name="P7">RawCode: AIcf</text:p>
      <text:p text:style-name="P7">Latest tested version: <text:span text:style-name="T1">1.28.5.7680</text:span></text:p>
      <text:list xml:id="list150602946570632" text:continue-numbering="true" text:style-name="WWNum1">
        <text:list-item>
          <text:p text:style-name="P4"><text:change-start text:change-id="ct45485168"/>Permanent Immolation Copy.<text:change-end text:change-id="ct45485168"/></text:p>
        </text:list-item>
      </text:list>
      <text:p text:style-name="P2"/>
      <text:p text:style-name="P6"><text:bookmark text:name="_9j0vqsj3izb"/><text:tab/>-Item level gain:</text:p>
      <text:p text:style-name="P2"><text:span text:style-name="T12"><text:tab/><text:tab/></text:span>Tags: <text:span text:style-name="T20">[Unique]</text:span></text:p>
      <text:p text:style-name="P2"><text:tab/><text:tab/>Notes: <text:span text:style-name="T23">Null</text:span></text:p>
      <text:p text:style-name="P7">RawCode: AIlm</text:p>
      <text:p text:style-name="P7">Latest tested version: <text:span text:style-name="T1">1.28.5.7680</text:span></text:p>
      <text:list xml:id="list2656697036" text:style-name="WWNum3">
        <text:list-item>
          <text:p text:style-name="P54">Setting to a negative value causes the hero to lose experience, but not to level down. <text:span text:style-name="T3">(Irregular, Needs more testing!)</text:span></text:p>
        </text:list-item>
        <text:list-item>
          <text:p text:style-name="P54">Setting to a high value that goes beyond the hero max level will not make the hero go beyond max level.</text:p>
        </text:list-item>
        <text:list-item>
          <text:p text:style-name="P54">Setting to 0 still causes the hero to gain a level or lose all XP... <text:s/><text:span text:style-name="T3">(Needs more testing!)</text:span></text:p>
        </text:list-item>
      </text:list>
      <text:p text:style-name="P2"/>
      <text:p text:style-name="P2"/>
      <text:p text:style-name="P92"><text:bookmark text:name="_6kcuzn5aud1g"/>-Item Life Bonus:</text:p>
      <text:p text:style-name="P2"><text:tab/><text:tab/>Tags: <text:span text:style-name="T20">[TODO]</text:span></text:p>
      <text:p text:style-name="P7">Notes: <text:span text:style-name="T23">Null</text:span></text:p>
      <text:p text:style-name="P7">RawCode: AIlf AIl1 AIl2<text:span text:style-name="T23"> AIlz</text:span></text:p>
      <text:p text:style-name="P7">Latest tested version: <text:span text:style-name="T1">1.28.5.7680</text:span></text:p>
      <text:list xml:id="list150602829918591" text:continue-list="list150602946570632" text:style-name="WWNum1">
        <text:list-item>
          <text:p text:style-name="P4"><text:change-start text:change-id="ct45543920"/>“Data - Max Life Gained”<text:change-end text:change-id="ct45543920"/></text:p>
          <text:list>
            <text:list-item>
              <text:p text:style-name="P9"><text:change-start text:change-id="ct45542960"/>Negative values loses health instead.<text:change-end text:change-id="ct45542960"/></text:p>
            </text:list-item>
            <text:list-item>
              <text:p text:style-name="P9"><text:change-start text:change-id="ct45540720"/><text:soft-page-break/>Going below 0 health causes flow issues, check “item permanent life gain”<text:change-end text:change-id="ct45540720"/></text:p>
            </text:list-item>
          </text:list>
        </text:list-item>
        <text:list-item>
          <text:p text:style-name="P4"><text:change-start text:change-id="ct45542720"/>Using levels with this ability does not work, it always uses level 1’s stats.<text:change-end text:change-id="ct45542720"/></text:p>
        </text:list-item>
      </text:list>
      <text:p text:style-name="P17"/>
      <text:p text:style-name="P92"><text:bookmark text:name="_ify8ymau9owe"/>-Item Life Regeneration:</text:p>
      <text:p text:style-name="P2"><text:tab/><text:tab/>Tags: <text:span text:style-name="T20">[Healing Over Time]</text:span></text:p>
      <text:p text:style-name="P7">Notes: <text:span text:style-name="T3">Cannot be leveled, always provides level 1 bonus only, no matter what (1.26a, DracoL1ch)</text:span></text:p>
      <text:p text:style-name="P7">RawCode: Arel Arll</text:p>
      <text:p text:style-name="P7">Latest tested version: <text:span text:style-name="T1">1.28.5.7680</text:span></text:p>
      <text:list xml:id="list150601006464578" text:continue-numbering="true" text:style-name="WWNum1">
        <text:list-item>
          <text:p text:style-name="P4"><text:change-start text:change-id="ct45422032"/>“Data - Hit Points Regenerated Per Second”<text:change-end text:change-id="ct45422032"/></text:p>
          <text:list>
            <text:list-item>
              <text:p text:style-name="P9"><text:change-start text:change-id="ct41458528"/>Negative values cause damage instead.<text:change-end text:change-id="ct41458528"/></text:p>
            </text:list-item>
          </text:list>
        </text:list-item>
      </text:list>
      <text:p text:style-name="P2"/>
      <text:p text:style-name="P92"><text:bookmark text:name="_38jpwq8ofdk1"/>-Item Life Steal:</text:p>
      <text:p text:style-name="P2"><text:tab/><text:tab/>Tags: <text:span text:style-name="T20">[Healing]</text:span></text:p>
      <text:p text:style-name="P7">Notes: <text:span text:style-name="T23">Self harm</text:span></text:p>
      <text:p text:style-name="P7">RawCode: AIva</text:p>
      <text:p text:style-name="P7">Latest tested version: <text:span text:style-name="T1">1.28.5.7680</text:span></text:p>
      <text:list xml:id="list150602593373266" text:continue-numbering="true" text:style-name="WWNum1">
        <text:list-item>
          <text:p text:style-name="P4"><text:change-start text:change-id="ct41473312"/>Causes these units' attacks to make them regain health.<text:change-end text:change-id="ct41473312"/></text:p>
        </text:list-item>
        <text:list-item>
          <text:p text:style-name="P4"><text:change-start text:change-id="ct41477232"/>Does not appear to work against buildings.<text:change-end text:change-id="ct41477232"/></text:p>
        </text:list-item>
        <text:list-item>
          <text:p text:style-name="P4"><text:change-start text:change-id="ct41477008"/>“Data - Life Stolen Per Attack”<text:change-end text:change-id="ct41477008"/></text:p>
          <text:list>
            <text:list-item>
              <text:p text:style-name="P9"><text:change-start text:change-id="ct41474800"/>Negative values cause this unit to take damage instead.<text:change-end text:change-id="ct41474800"/></text:p>
            </text:list-item>
            <text:list-item>
              <text:p text:style-name="P9"><text:change-start text:change-id="ct41489408"/>Ignores “Invulnerable”<text:change-end text:change-id="ct41489408"/></text:p>
            </text:list-item>
          </text:list>
        </text:list-item>
      </text:list>
      <text:p text:style-name="P2"/>
      <text:p text:style-name="P92"><text:bookmark text:name="_36vtvzake4w4"/>-Item Mana Bonus:</text:p>
      <text:p text:style-name="P2"><text:tab/><text:tab/>Tags: <text:span text:style-name="T20">[TODO]</text:span></text:p>
      <text:p text:style-name="P7">Notes: <text:span text:style-name="T23">Null</text:span></text:p>
      <text:p text:style-name="P7">RawCode: AImb AIbm AImz AImv AI2m</text:p>
      <text:p text:style-name="P7">Latest tested version: <text:span text:style-name="T1">1.28.5.7680</text:span></text:p>
      <text:list xml:id="list150601336422639" text:continue-numbering="true" text:style-name="WWNum1">
        <text:list-item>
          <text:p text:style-name="P4"><text:change-start text:change-id="ct41497472"/>“Data - Max Mana Gained”<text:change-end text:change-id="ct41497472"/></text:p>
          <text:list>
            <text:list-item>
              <text:p text:style-name="P9"><text:change-start text:change-id="ct41490480"/>Negative values loses mana instead.<text:change-end text:change-id="ct41490480"/></text:p>
            </text:list-item>
            <text:list-item>
              <text:p text:style-name="P9"><text:change-start text:change-id="ct41500080"/>Going below 0 mana causes unexpected behavior.<text:change-end text:change-id="ct41500080"/></text:p>
            </text:list-item>
          </text:list>
        </text:list-item>
        <text:list-item>
          <text:p text:style-name="P4"><text:change-start text:change-id="ct41498880"/>Using levels with this ability does not work, it always uses level 1’s stats.<text:change-end text:change-id="ct41498880"/></text:p>
        </text:list-item>
      </text:list>
      <text:p text:style-name="P2"/>
      <text:p text:style-name="P92"><text:bookmark text:name="_uhrt1ekdl4tx"/>-Item Mana Regain:</text:p>
      <text:p text:style-name="P2"><text:soft-page-break/><text:tab/><text:tab/>Tags: <text:span text:style-name="T20">[TODO]</text:span></text:p>
      <text:p text:style-name="P7">Notes: <text:span text:style-name="T23">Null</text:span></text:p>
      <text:p text:style-name="P7">Latest tested version: <text:span text:style-name="T1">1.28.5.7680</text:span></text:p>
      <text:list xml:id="list150601636259357" text:continue-numbering="true" text:style-name="WWNum1">
        <text:list-item>
          <text:p text:style-name="P4"><text:change-start text:change-id="ct41522576"/>Get or lose mana<text:change-end text:change-id="ct41522576"/></text:p>
        </text:list-item>
      </text:list>
      <text:p text:style-name="P2"/>
      <text:p text:style-name="P92"><text:bookmark text:name="_iqljziqs3w9n"/>-Item Mana Regeneration:</text:p>
      <text:p text:style-name="P2"><text:tab/><text:tab/>Tags: <text:span text:style-name="T20">[TODO]</text:span></text:p>
      <text:p text:style-name="P7">Notes: <text:span text:style-name="T23">Null</text:span></text:p>
      <text:p text:style-name="P7">RawCode: AIrm AIrn</text:p>
      <text:p text:style-name="P7">Latest tested version: <text:span text:style-name="T1">1.28.5.7680</text:span></text:p>
      <text:list xml:id="list150601646091188" text:continue-numbering="true" text:style-name="WWNum1">
        <text:list-item>
          <text:p text:style-name="P4"><text:change-start text:change-id="ct41537536"/>“Data - Mana Regeneration Bonus”<text:change-end text:change-id="ct41537536"/></text:p>
          <text:list>
            <text:list-item>
              <text:p text:style-name="P9"><text:change-start text:change-id="ct41539616"/>Negative values cause<text:change-end text:change-id="ct41539616"/><text:change text:change-id="ct41539360"/><text:change-start text:change-id="ct41539840"/> unit to start losing mana instead.<text:change-end text:change-id="ct41539840"/></text:p>
            </text:list-item>
          </text:list>
        </text:list-item>
      </text:list>
      <text:p text:style-name="P2"/>
      <text:p text:style-name="P92"><text:bookmark text:name="_vtsl9x4urmlx"/>-Item Move Speed Bonus:</text:p>
      <text:p text:style-name="P2"><text:tab/><text:tab/>Tags: <text:span text:style-name="T20">[Movespeed Increase]</text:span></text:p>
      <text:p text:style-name="P7">Notes: <text:span text:style-name="T23">Null</text:span></text:p>
      <text:p text:style-name="P7">RawCode: AIms</text:p>
      <text:p text:style-name="P7">Latest tested version: <text:span text:style-name="T1">1.28.5.7680</text:span></text:p>
      <text:list xml:id="list150601108888695" text:continue-numbering="true" text:style-name="WWNum1">
        <text:list-item>
          <text:p text:style-name="P4"><text:change-start text:change-id="ct41556608"/>Gives a unit more movement speed.<text:change-end text:change-id="ct41556608"/></text:p>
        </text:list-item>
        <text:list-item>
          <text:p text:style-name="P4"><text:change-start text:change-id="ct41559776"/>All negative values truncated to 0. <text:span text:style-name="T4">(ZiHeLL)</text:span><text:change-end text:change-id="ct41559776"/></text:p>
        </text:list-item>
      </text:list>
      <text:p text:style-name="P2"/>
      <text:p text:style-name="P92"><text:bookmark text:name="_2o81vspobgbd"/>-Item Permanent Damage Gain:</text:p>
      <text:p text:style-name="P2"><text:tab/><text:tab/>Tags: <text:span text:style-name="T20">[Dummy Ability] [Flat Damage Increase] [Flat Damage Decrease]</text:span></text:p>
      <text:p text:style-name="P7">Notes: <text:span text:style-name="T23">Nullgoblin</text:span></text:p>
      <text:p text:style-name="P7">RawCode: AIaa</text:p>
      <text:p text:style-name="P7">Latest tested version: <text:span text:style-name="T1">1.28.5.7680</text:span></text:p>
      <text:list xml:id="list150602584715051" text:continue-numbering="true" text:style-name="WWNum1">
        <text:list-item>
          <text:p text:style-name="P4"><text:change-start text:change-id="ct41574208"/>Causes the unit to gain damage, or lose it. Permanently.<text:change-end text:change-id="ct41574208"/></text:p>
        </text:list-item>
        <text:list-item>
          <text:p text:style-name="P4"><text:change-start text:change-id="ct41576144"/>Setting it to 0 will cause nothing to happen. <text:span text:style-name="T20">Good for dummy item pickup ability.</text:span><text:change-end text:change-id="ct41576144"/></text:p>
        </text:list-item>
      </text:list>
      <text:p text:style-name="P2"/>
      <text:p text:style-name="P92"><text:bookmark text:name="_y1cw3652k17i"/>-Item Permanent Life Gain:</text:p>
      <text:p text:style-name="P2"><text:tab/><text:tab/>Tags: <text:span text:style-name="T20">[Dummy Ability] [Unique]</text:span></text:p>
      <text:p text:style-name="P2"><text:span text:style-name="T20"><text:tab/><text:tab/></text:span>Notes: <text:span text:style-name="T23">Null</text:span></text:p>
      <text:p text:style-name="P7">RawCode: AImh AIpx</text:p>
      <text:p text:style-name="P7"><text:soft-page-break/>Latest tested version: <text:span text:style-name="T1">1.28.5.7680</text:span></text:p>
      <text:list xml:id="list150602405116163" text:continue-numbering="true" text:style-name="WWNum1">
        <text:list-item>
          <text:p text:style-name="P4"><text:change-start text:change-id="ct45816768"/>Setting to a negative value causes the hero to lose health. After reaching 0 health the hero dies.<text:change-end text:change-id="ct45816768"/></text:p>
          <text:list>
            <text:list-item>
              <text:p text:style-name="P9"><text:change-start text:change-id="ct45826080"/>If you then revive the hero (using triggers or altar), the heroes health will be underflowed to an unsigned 32 bit number.<text:change-end text:change-id="ct45826080"/></text:p>
            </text:list-item>
            <text:list-item>
              <text:p text:style-name="P9"><text:change-start text:change-id="ct45828896"/>At first it will have over 4000000000 health (int max). And will keep decreasing.<text:change-end text:change-id="ct45828896"/></text:p>
              <text:list>
                <text:list-item>
                  <text:p text:style-name="P10"><text:change-start text:change-id="ct45828368"/>Health does not work as intended at this high level, causing invulnerability.<text:change-end text:change-id="ct45828368"/></text:p>
                </text:list-item>
              </text:list>
            </text:list-item>
            <text:list-item>
              <text:p text:style-name="P9"><text:change-start text:change-id="ct45829856"/>Increasing the health back up past the threshold makes it return to normal health. <text:span text:style-name="T4">(StormKnight)</text:span><text:change-end text:change-id="ct45829856"/></text:p>
            </text:list-item>
          </text:list>
        </text:list-item>
        <text:list-item>
          <text:p text:style-name="P4"><text:change-start text:change-id="ct45835408"/>Setting it to 0 will cause nothing to happen. <text:span text:style-name="T20">Good for dummy item pickup ability.</text:span><text:change-end text:change-id="ct45835408"/></text:p>
        </text:list-item>
      </text:list>
      <text:p text:style-name="P2"/>
      <text:p text:style-name="P92"><text:bookmark text:name="_h0zrxam9utw7"/>-Item Place Goblin Land Mine:</text:p>
      <text:p text:style-name="P2"><text:tab/><text:tab/>Tags: <text:span text:style-name="T20">[Summon]</text:span></text:p>
      <text:p text:style-name="P7">Notes: <text:span text:style-name="T23">Null</text:span></text:p>
      <text:p text:style-name="P7">RawCode: AIpm</text:p>
      <text:p text:style-name="P7">Latest tested version: <text:span text:style-name="T1">1.28.5.7680</text:span></text:p>
      <text:list xml:id="list150602250420228" text:continue-numbering="true" text:style-name="WWNum1">
        <text:list-item>
          <text:p text:style-name="P4"><text:change-start text:change-id="ct45851952"/>Null<text:change-end text:change-id="ct45851952"/></text:p>
        </text:list-item>
      </text:list>
      <text:p text:style-name="P2"/>
      <text:p text:style-name="P92"><text:bookmark text:name="_buycnhxq8s1p"/>-Item Reincarnation:</text:p>
      <text:p text:style-name="P2"><text:tab/><text:tab/>Tags: <text:span text:style-name="T20">[Copy]</text:span></text:p>
      <text:p text:style-name="P7">Notes: <text:span text:style-name="T23">Null</text:span></text:p>
      <text:p text:style-name="P7">RawCode: AIrc</text:p>
      <text:p text:style-name="P7">Latest tested version: <text:span text:style-name="T1">1.28.5.7680</text:span></text:p>
      <text:list xml:id="list150601488968473" text:continue-numbering="true" text:style-name="WWNum1">
        <text:list-item>
          <text:p text:style-name="P4"><text:change-start text:change-id="ct45863824"/>Item version of Reincarnation.<text:change-end text:change-id="ct45863824"/></text:p>
        </text:list-item>
      </text:list>
      <text:p text:style-name="P2"/>
      <text:p text:style-name="P92"><text:bookmark text:name="_y0sbg384xv43"/>-Item Reveal Entire Map:</text:p>
      <text:p text:style-name="P2"><text:tab/><text:tab/>Tags: <text:span text:style-name="T20">[Vision]</text:span></text:p>
      <text:p text:style-name="P7">Notes: <text:span text:style-name="T23">Bullshit</text:span></text:p>
      <text:p text:style-name="P7">RawCode: AIrv</text:p>
      <text:p text:style-name="P7">Latest tested version: <text:span text:style-name="T1">1.28.5.7680</text:span></text:p>
      <text:list xml:id="list150601249040281" text:continue-numbering="true" text:style-name="WWNum1">
        <text:list-item>
          <text:p text:style-name="P4"><text:change-start text:change-id="ct45883472"/>Reveals the entire map for 5 seconds. This is bullshit. <text:change-end text:change-id="ct45883472"/></text:p>
        </text:list-item>
      </text:list>
      <text:p text:style-name="P2"/>
      <text:p text:style-name="P92"><text:bookmark text:name="_geiilk4e1puz"/>-Item Sight Range Bonus:</text:p>
      <text:p text:style-name="P2"><text:tab/><text:tab/>Tags: <text:span text:style-name="T20">[Vision]</text:span></text:p>
      <text:p text:style-name="P7">Notes: <text:span text:style-name="T23">Null</text:span></text:p>
      <text:p text:style-name="P7">RawCode: AIsi</text:p>
      <text:p text:style-name="P7"><text:soft-page-break/>Latest tested version: <text:span text:style-name="T1">1.28.5.7680</text:span></text:p>
      <text:list xml:id="list150603061690007" text:continue-numbering="true" text:style-name="WWNum1">
        <text:list-item>
          <text:p text:style-name="P4"><text:change-start text:change-id="ct45897248"/>“Data - Sight Range Bonus”<text:change-end text:change-id="ct45897248"/></text:p>
          <text:list>
            <text:list-item>
              <text:p text:style-name="P9"><text:change-start text:change-id="ct45900528"/>Negative values cause<text:change-end text:change-id="ct45900528"/><text:change text:change-id="ct45899920"/><text:change-start text:change-id="ct45900272"/> the unit to get less vision range <text:span text:style-name="T3">(Needs testing)</text:span><text:change-end text:change-id="ct45900272"/></text:p>
            </text:list-item>
          </text:list>
        </text:list-item>
      </text:list>
      <text:p text:style-name="P2"/>
      <text:p text:style-name="P92"><text:bookmark text:name="_qr58171c42hi"/>-Item Soul Possession / -Item Soul Theft:</text:p>
      <text:p text:style-name="P2"><text:tab/><text:tab/>Tags: <text:span text:style-name="T20">[Unique]</text:span></text:p>
      <text:p text:style-name="P7">Notes: <text:span text:style-name="T23">This is probably one of the more interesting abilities.</text:span></text:p>
      <text:p text:style-name="P7">RawCode: Asou AIso</text:p>
      <text:p text:style-name="P7">Latest tested version: <text:span text:style-name="T1">1.28.5.7680</text:span></text:p>
      <text:list xml:id="list150602045594301" text:continue-numbering="true" text:style-name="WWNum1">
        <text:list-item>
          <text:p text:style-name="P4"><text:change-start text:change-id="ct45918032"/>Captures a Hero that won't be freed until the carrying unit dies.<text:change-end text:change-id="ct45918032"/></text:p>
        </text:list-item>
        <text:list-item>
          <text:p text:style-name="P4"><text:change-start text:change-id="ct45921472"/>Adheres to Targets Allowed, which causes some interesting things to happen: <text:span text:style-name="T4">(Notes below by RoyGBV)</text:span><text:change-end text:change-id="ct45921472"/></text:p>
          <text:list>
            <text:list-item>
              <text:p text:style-name="P9"><text:change-start text:change-id="ct45924128"/>Casting this on Buildings causes them to disappear like you would with a normal cast of this ability.<text:change-end text:change-id="ct45924128"/></text:p>
              <text:list>
                <text:list-item>
                  <text:p text:style-name="P10"><text:change-start text:change-id="ct45926592"/>When the carrying unit dies, the Buildings will appear exactly at their death location, even on non-pathable or unbuildable ground such as deep water and the sides of cliffs. Multiple buildings being freed will stack on top of each other in a single location.<text:change-end text:change-id="ct45926592"/></text:p>
                  <text:list>
                    <text:list-item>
                      <text:p text:style-name="P86"><text:change-start text:change-id="ct45928976"/>When capturing an Undead building, the blight will stay on where it originally was, but it can be dispelled and cleared out by making non-Undead buildings there.<text:change-end text:change-id="ct45928976"/></text:p>
                    </text:list-item>
                    <text:list-item>
                      <text:p text:style-name="P86"><text:change-start text:change-id="ct45932384"/>If the carrying unit dies and the Undead building is freed somewhere far away from where it once was, the blight is summoned again, oddly enough, at its original location, and can still be dispelled and cleared out by non-Undead buildings. Blight is never created on the building’s new location.<text:change-end text:change-id="ct45932384"/></text:p>
                    </text:list-item>
                    <text:list-item>
                      <text:p text:style-name="P86"><text:change-start text:change-id="ct45929936"/>When capturing an Uprooted Night Elf Ancient, it will disappear like usual, however when the carrying unit dies on non-pathable ground, the freed Uprooted Ancient cannot move, and since it is on non-pathable ground, it cannot Root again and is effectively stuck there permanently.<text:change-end text:change-id="ct45929936"/></text:p>
                    </text:list-item>
                  </text:list>
                </text:list-item>
                <text:list-item>
                  <text:p text:style-name="P10"><text:change-start text:change-id="ct45932976"/>The following will happen when Soul Theft is cast on a building construction in progress:<text:change-end text:change-id="ct45932976"/></text:p>
                  <text:list>
                    <text:list-item>
                      <text:p text:style-name="P86"><text:change-start text:change-id="ct45939312"/>Humans: All workers, including the primary one from which the build order came, will simply stop as if the building was canceled. They will need to be manually ordered to continue construction again once the building is freed.<text:change-end text:change-id="ct45939312"/></text:p>
                    </text:list-item>
                    <text:list-item>
                      <text:p text:style-name="P86"><text:change-start text:change-id="ct45938256"/>Undead: The construction progress continues while being captured. When completed, Blight is not created until it is freed, and when freed, the blight will be created, oddly enough, in its original location, which can still be dispelled and cleared by non-Undead buildings.<text:change-end text:change-id="ct45938256"/></text:p>
                    </text:list-item>
                    <text:list-item>
                      <text:p text:style-name="P86"><text:change-start text:change-id="ct45931296"/>Orc: Construction progress continues while being captured. When completed, the Peon pops back up on the building’s original location, whether the building is freed or not.<text:change-end text:change-id="ct45931296"/></text:p>
                    </text:list-item>
                    <text:list-item>
                      <text:p text:style-name="P86"><text:change-start text:change-id="ct45942384"/>Night Elf: Same as Orcs.<text:change-end text:change-id="ct45942384"/></text:p>
                    </text:list-item>
                    <text:list-item>
                      <text:p text:style-name="P86"><text:change-start text:change-id="ct45944192"/>Buildings going through upgrades (Town Halls) will still continue upgrading while captured, however it cannot attack, cast abilities, or train units while captured. <text:change-end text:change-id="ct45944192"/></text:p>
                    </text:list-item>
                    <text:list-item>
                      <text:p text:style-name="P86"><text:change-start text:change-id="ct45942080"/>Unit training progresses will be paused on capture.<text:change-end text:change-id="ct45942080"/></text:p>
                    </text:list-item>
                    <text:list-item>
                      <text:p text:style-name="P86"><text:change-start text:change-id="ct45945776"/>Peasants can still use their own Call to Arms ability, they will walk to the Town Hall’s original location as if it was there.<text:line-break/>If the Town Hall is freed, they will walk to the new location instead.<text:change-end text:change-id="ct45945776"/></text:p>
                    </text:list-item>
                  </text:list>
                </text:list-item>
                <text:list-item>
                  <text:p text:style-name="P10"><text:change-start text:change-id="ct45872432"/>When the building is freed on non-pathable ground, units that are trained will be immediately teleported to the nearest valid pathable location.<text:change-end text:change-id="ct45872432"/></text:p>
                </text:list-item>
              </text:list>
            </text:list-item>
            <text:list-item>
              <text:p text:style-name="P9"><text:change-start text:change-id="ct45957344"/>Casting Soul Theft on a Pocket Factory summoned by the ability causes the building to disappear, but still have Clockwerks summoned normally. This is because the Factory building itself doesn’t actually summon units, but only serves as a condition check to stop summoning units once it dies.<text:change-end text:change-id="ct45957344"/></text:p>
              <text:list>
                <text:list-item>
                  <text:p text:style-name="P10"><text:change-start text:change-id="ct45959472"/>When the carrying unit dies in a location farther than the Leash Range set in the Pocket Factory ability, all previously summoned Clockwerks die, and new ones will spawn in the new location.<text:change-end text:change-id="ct45959472"/></text:p>
                </text:list-item>
              </text:list>
            </text:list-item>
            <text:list-item>
              <text:p text:style-name="P9"><text:change-start text:change-id="ct45958400"/>Casting this on your Town Hall causes workers who are gathering resources to act like it's there and return resources on an invisible spot.<text:change-end text:change-id="ct45958400"/></text:p>
              <text:list>
                <text:list-item>
                  <text:p text:style-name="P10"><text:change-start text:change-id="ct45964576"/>Works on Lumber Drop-off buildings as well (eg: Lumber Mill, Graveyard and War Mill)<text:change-end text:change-id="ct45964576"/></text:p>
                </text:list-item>
                <text:list-item>
                  <text:p text:style-name="P10"><text:change-start text:change-id="ct45963760"/>Only hides the Town Hall, meaning that you won’t be revealed to the enemy units in a melee match.<text:change-end text:change-id="ct45963760"/></text:p>
                </text:list-item>
                <text:list-item>
                  <text:p text:style-name="P10"><text:change-start text:change-id="ct45968032"/>When the carrying unit dies, the Town Hall reappears on that unit’s death location, and workers will immediately update their AI to start walking to that new updated location to return their gathered resources. Works the same for Lumber Drop-off buildings.<text:change-end text:change-id="ct45968032"/></text:p>
                </text:list-item>
              </text:list>
            </text:list-item>
            <text:list-item>
              <text:p text:style-name="P9"><text:change-start text:change-id="ct45971040"/>When cast on a Gold Mine, causes Human and Orc workers to simply continue mining from an invisible source. When the carrying unit dies, the AI of Peasants and Orcs will update, and they will now start walking to the new location to harvest gold.<text:change-end text:change-id="ct45971040"/></text:p>
              <text:list>
                <text:list-item>
                  <text:p text:style-name="P10"><text:change-start text:change-id="ct45965088"/>For Night Elves, casting this on an Entangled Gold Mine causes it to disappear along with the wisps, and prevents you from gaining any gold. When the carrying unit dies, the Entangled Gold Mine appears at the unit’s death location and acts normally again, letting you gain gold.<text:change-end text:change-id="ct45965088"/></text:p>
                </text:list-item>
                <text:list-item>
                  <text:p text:style-name="P10"><text:change-start text:change-id="ct45967360"/><text:soft-page-break/>For Undead, casting this on a Haunted Gold Mine causes it to disappear, and while the Acolytes will still play their animation, you won’t gain any gold. When the carrying unit dies, the Haunted Gold Mine will appear on the carrying unit’s death location, and Acolytes will stop playing their animation and the white pentagonal effect on the ground disappears. However you can select and order your Acolytes to harvest gold from the new location normally again.<text:change-end text:change-id="ct45967360"/></text:p>
                </text:list-item>
              </text:list>
            </text:list-item>
            <text:list-item>
              <text:p text:style-name="P9"><text:change-start text:change-id="ct45976368"/>Casting this on enemy Heroes causes them to disappear, but their interface icons are still present and you will be revealed to their team, almost as if you cast Devour on that Hero. Same thing happens to non-Hero units.<text:change-end text:change-id="ct45976368"/></text:p>
            </text:list-item>
            <text:list-item>
              <text:p text:style-name="P9"><text:change-start text:change-id="ct45979520"/>Casting this on yourself (provided that “Self” was included in Targets Allowed), causes you to disappear, but still have your interface icons on if you were a Hero. However, since the captured unit is only freed when the capturing unit dies, you are never freed, also selecting yourself permanently freezes the game.<text:change-end text:change-id="ct45979520"/></text:p>
            </text:list-item>
          </text:list>
        </text:list-item>
        <text:list-item>
          <text:p text:style-name="P4"><text:change-start text:change-id="ct45990928"/>Casting Soul Theft on a summoned unit does not pause its expiration timer, it will still continue ticking down and will still expire as usual.<text:change-end text:change-id="ct45990928"/></text:p>
        </text:list-item>
        <text:list-item>
          <text:p text:style-name="P4"><text:change-start text:change-id="ct45983808"/>Does not interrupt morphing animations, and the unit will finish morphing and start ticking its morph timer (if it has one) while being captured.<text:change-end text:change-id="ct45983808"/></text:p>
        </text:list-item>
        <text:list-item>
          <text:p text:style-name="P4"><text:change-start text:change-id="ct45993952"/>“Duration - Hero” and “Duration - Normal” don’t do anything. This ability is hard-coded to last indefinitely until the carrying unit dies.<text:change-end text:change-id="ct45993952"/></text:p>
        </text:list-item>
      </text:list>
      <text:p text:style-name="P2"/>
      <text:p text:style-name="P92"><text:bookmark text:name="_tmioqc32kfmo"/>-Item Temporary Area Armor Bonus:</text:p>
      <text:p text:style-name="P2"><text:tab/><text:tab/>Tags: <text:span text:style-name="T20">[Healing] [Flat Armor Increase] [Flat Armor Decrease] </text:span></text:p>
      <text:p text:style-name="P7">Notes: <text:span text:style-name="T23">Null</text:span></text:p>
      <text:p text:style-name="P7">RawCode: AIda AIdb</text:p>
      <text:p text:style-name="P7">Latest tested version: <text:span text:style-name="T1">1.28.5.7680</text:span></text:p>
      <text:list xml:id="list150602862067733" text:continue-numbering="true" text:style-name="WWNum1">
        <text:list-item>
          <text:p text:style-name="P4"><text:change-start text:change-id="ct46018320"/>“Data - Defense bonus” “Data - Hit Points Gained” “Data - Mana Points Gained”<text:change-end text:change-id="ct46018320"/></text:p>
          <text:list>
            <text:list-item>
              <text:p text:style-name="P9"><text:change-start text:change-id="ct46021440"/>Negative value<text:change-end text:change-id="ct46021440"/><text:change-start text:change-id="ct46021184"/><text:change-start text:change-id="ct46022064"/>s<text:change-end text:change-id="ct46021184"/><text:change-end text:change-id="ct46022064"/><text:change text:change-id="ct46022560"/><text:change-start text:change-id="ct46022816"/> cause<text:change-end text:change-id="ct46022816"/><text:change text:change-id="ct46023824"/><text:change-start text:change-id="ct46025152"/> loss of said abilities.<text:change-end text:change-id="ct46025152"/></text:p>
            </text:list-item>
          </text:list>
        </text:list-item>
      </text:list>
      <text:p text:style-name="P2"/>
      <text:p text:style-name="P92"><text:bookmark text:name="_uc6hx5l2p1fs"/>-Item Temporary Invisibility:</text:p>
      <text:p text:style-name="P2"><text:tab/><text:tab/>Tags: <text:span text:style-name="T20">[Vision]</text:span></text:p>
      <text:p text:style-name="P7">Notes: <text:span text:style-name="T23">Null</text:span></text:p>
      <text:p text:style-name="P7">RawCode: AIv1 AIv2</text:p>
      <text:p text:style-name="P7">Latest tested version: <text:span text:style-name="T1">1.28.5.7680</text:span></text:p>
      <text:list xml:id="list150602510914425" text:continue-numbering="true" text:style-name="WWNum1">
        <text:list-item>
          <text:p text:style-name="P4"><text:change-start text:change-id="ct46041584"/>Makes unit invisible for duration<text:change-end text:change-id="ct46041584"/></text:p>
        </text:list-item>
      </text:list>
      <text:p text:style-name="P2"/>
      <text:p text:style-name="P92"><text:bookmark text:name="_dfyak49wvhpe"/>-Item Temporary Invulnerability:</text:p>
      <text:p text:style-name="P2"><text:tab/><text:tab/>Tags: <text:span text:style-name="T20">[TODO]</text:span></text:p>
      <text:p text:style-name="P7">Notes: <text:span text:style-name="T23">Null</text:span></text:p>
      <text:p text:style-name="P7">RawCode: AIvu AIvl AIvg</text:p>
      <text:p text:style-name="P7">Latest tested version: <text:span text:style-name="T1">1.28.5.7680</text:span></text:p>
      <text:list xml:id="list150601756238897" text:continue-numbering="true" text:style-name="WWNum1">
        <text:list-item>
          <text:p text:style-name="P4"><text:change-start text:change-id="ct46055520"/>Makes unit Invulnerable for duration<text:change-end text:change-id="ct46055520"/></text:p>
        </text:list-item>
        <text:list-item>
          <text:p text:style-name="P4"><text:change-start text:change-id="ct46059152"/>Many channeling spells like staff of teleportation or starfall will dispel this. Use divine shield if you want the same effect without this behavior.<text:change-end text:change-id="ct46059152"/></text:p>
        </text:list-item>
      </text:list>
      <text:p text:style-name="P2"/>
      <text:p text:style-name="P92"><text:bookmark text:name="_4r3kr6wsccbb"/>-Item Temporary Speed Bonus:</text:p>
      <text:p text:style-name="P2"><text:tab/><text:tab/>Tags: <text:span text:style-name="T20">[Movespeed Increase] [Movespeed Decrease]</text:span></text:p>
      <text:p text:style-name="P7">Notes: <text:span text:style-name="T23">Null</text:span></text:p>
      <text:p text:style-name="P7"><text:soft-page-break/>RawCode: AIsp</text:p>
      <text:p text:style-name="P7">Latest tested version: <text:span text:style-name="T1">1.28.5.7680</text:span></text:p>
      <text:list xml:id="list150602566680011" text:continue-numbering="true" text:style-name="WWNum1">
        <text:list-item>
          <text:p text:style-name="P4"><text:change-start text:change-id="ct46072384"/>“Data - Move Speed Increase”<text:change-end text:change-id="ct46072384"/></text:p>
          <text:list>
            <text:list-item>
              <text:p text:style-name="P9"><text:change-start text:change-id="ct46075776"/>Negative values causes slowdown.<text:change-end text:change-id="ct46075776"/></text:p>
            </text:list-item>
          </text:list>
        </text:list-item>
      </text:list>
      <text:p text:style-name="P2"/>
      <text:p text:style-name="P92"><text:bookmark text:name="_h7yv64c9qtky"/>-Item Town Portal:</text:p>
      <text:p text:style-name="P2"><text:tab/><text:tab/>Tags: <text:span text:style-name="T20">[Unique]</text:span></text:p>
      <text:p text:style-name="P7">Notes: <text:span text:style-name="T23">Null</text:span></text:p>
      <text:p text:style-name="P7">RawCode: AItp</text:p>
      <text:p text:style-name="P7">Latest tested version: <text:span text:style-name="T1">1.28.5.7680</text:span></text:p>
      <text:list xml:id="list150602218647349" text:continue-numbering="true" text:style-name="WWNum1">
        <text:list-item>
          <text:p text:style-name="P4"><text:change-start text:change-id="ct46080016"/>Causes the unit to become invulnerable and teleport to a town hall.<text:change-end text:change-id="ct46080016"/></text:p>
        </text:list-item>
        <text:list-item>
          <text:p text:style-name="P4"><text:change-start text:change-id="ct46088704"/>Double clicking this item in the inventory causes you to quickly town portal to your highest tier town hall.<text:change-end text:change-id="ct46088704"/></text:p>
        </text:list-item>
      </text:list>
      <text:p text:style-name="P2"/>
      <text:p text:style-name="P92"><text:bookmark text:name="_ny0br3c98i8l"/>-Mechanical Critter:</text:p>
      <text:p text:style-name="P2"><text:tab/><text:tab/>Tags: <text:span text:style-name="T20">[Unique]</text:span></text:p>
      <text:p text:style-name="P7">Notes: <text:span text:style-name="T23">I never really was on your side</text:span></text:p>
      <text:p text:style-name="P2"><text:tab/><text:tab/>RawCode: Amec</text:p>
      <text:p text:style-name="P2"><text:tab/><text:tab/>Latest tested version:<text:tab/><text:span text:style-name="T1">1.29.2.9231</text:span></text:p>
      <text:list xml:id="list150602140491472" text:continue-numbering="true" text:style-name="WWNum1">
        <text:list-item>
          <text:p text:style-name="P4"><text:change-start text:change-id="ct46035600"/>Creates a random Critter that will be ignored by enemies unless they specifically attack it.<text:change-end text:change-id="ct46035600"/></text:p>
        </text:list-item>
        <text:list-item>
          <text:p text:style-name="P4"><text:change-start text:change-id="ct46095584"/>Morphing doesn’t remove its effects<text:change-end text:change-id="ct46095584"/></text:p>
        </text:list-item>
        <text:list-item>
          <text:p text:style-name="P4"><text:change-start text:change-id="ct46107360"/>The unit is not shown on the minimap.<text:change-end text:change-id="ct46107360"/></text:p>
        </text:list-item>
        <text:list-item>
          <text:p text:style-name="P4"><text:change-start text:change-id="ct46112800"/>Mechanical critter doesn’t get auto targeted by enemies but they will fight it if it attacks them. If it loses aggro (such as by attacking its allied unit) enemies will go back to happily ignoring it.<text:change-end text:change-id="ct46112800"/></text:p>
        </text:list-item>
      </text:list>
      <text:p text:style-name="P2"/>
      <text:p text:style-name="P92"><text:bookmark text:name="_7wopxgws45fi"/>-Melee Cold Damage Bonus / -Melee Fire Damage Bonus / -Melee Lightning Damage Bonus:</text:p>
      <text:p text:style-name="P2"><text:tab/><text:tab/>Tags: <text:span text:style-name="T20">[Copy] [ORB]</text:span></text:p>
      <text:p text:style-name="P7">Notes: <text:span text:style-name="T23">Null</text:span></text:p>
      <text:p text:style-name="P7">Latest tested version: <text:span text:style-name="T1">1.28.5.7680</text:span></text:p>
      <text:list xml:id="list150601246738570" text:continue-numbering="true" text:style-name="WWNum1">
        <text:list-item>
          <text:p text:style-name="P4"><text:change-start text:change-id="ct46085744"/>Copies of other orb effects, except they simply have the enable attack index as 0<text:change-end text:change-id="ct46085744"/></text:p>
        </text:list-item>
      </text:list>
      <text:p text:style-name="P2"/>
      <text:p text:style-name="P92"><text:bookmark text:name="_unnpac95f5mk"/>-Monster Lure:</text:p>
      <text:p text:style-name="P2"><text:tab/><text:tab/>Tags: <text:span text:style-name="T20">[TODO]</text:span></text:p>
      <text:p text:style-name="P7">Notes: <text:span text:style-name="T23">I am totally unsure wtf this is, is it an item for some campaign? Did i miss something?</text:span></text:p>
      <text:p text:style-name="P7">RawCode: AImo</text:p>
      <text:p text:style-name="P7"><text:soft-page-break/>Latest tested version: <text:span text:style-name="T1">1.28.5.7680</text:span></text:p>
      <text:list xml:id="list150601420209311" text:continue-numbering="true" text:style-name="WWNum1">
        <text:list-item>
          <text:p text:style-name="P4"><text:change-start text:change-id="ct46135568"/><text:s/>This basically functions like Taunt, except they dont attack the lure since the ability is hardcoded to always summon the lure to belong to the player “Neutral Passive.”<text:change-end text:change-id="ct46135568"/></text:p>
        </text:list-item>
      </text:list>
      <text:p text:style-name="P2"/>
      <text:p text:style-name="P92"><text:bookmark text:name="_6z4n0160dkpw"/>-Orb of Darkness:</text:p>
      <text:p text:style-name="P2"><text:tab/><text:tab/>Tags: <text:span text:style-name="T20">[Copy]</text:span></text:p>
      <text:p text:style-name="P7">Notes: <text:span text:style-name="T23">Null</text:span></text:p>
      <text:p text:style-name="P7">Latest tested version: <text:span text:style-name="T1">1.28.5.7680</text:span></text:p>
      <text:list xml:id="list150602534954468" text:continue-numbering="true" text:style-name="WWNum1">
        <text:list-item>
          <text:p text:style-name="P4"><text:change-start text:change-id="ct46154048"/>Item version of dark rangers Black Arrow<text:change-end text:change-id="ct46154048"/></text:p>
        </text:list-item>
      </text:list>
      <text:p text:style-name="P2"/>
      <text:p text:style-name="P92"><text:bookmark text:name="_u7j39nu07609"/>-Orb of Slow:</text:p>
      <text:p text:style-name="P2"><text:tab/><text:tab/>Tags: <text:span text:style-name="T20">[ORB]</text:span></text:p>
      <text:p text:style-name="P7">Notes: <text:span text:style-name="T23"><text:s/>Proc % chance to cast any given spell when the unit attacks.</text:span></text:p>
      <text:p text:style-name="P7">Latest tested version: <text:span text:style-name="T1">1.28.5.7680</text:span></text:p>
      <text:list xml:id="list150601707579639" text:continue-numbering="true" text:style-name="WWNum1">
        <text:list-item>
          <text:p text:style-name="P4"><text:change-start text:change-id="ct46168448"/><text:s/>Gives a chance to apply Slow debuff as if it were casted by someone.<text:change-end text:change-id="ct46168448"/></text:p>
        </text:list-item>
        <text:list-item>
          <text:p text:style-name="P18"><text:change-start text:change-id="ct46170624"/>If a unit has this ability or an item with this ability and the unit exceeds 99% bonus HP, it will die immediately upon creation<text:change-end text:change-id="ct46170624"/></text:p>
        </text:list-item>
      </text:list>
      <text:p text:style-name="P2"/>
      <text:p text:style-name="P92"><text:bookmark text:name="_druo7vklsvcd"/>-Penguin Squeek:</text:p>
      <text:p text:style-name="P2"><text:tab/><text:tab/>Tags: <text:span text:style-name="T20">[Alright Then]</text:span></text:p>
      <text:p text:style-name="P7">Notes: <text:span text:style-name="T23">Null</text:span></text:p>
      <text:p text:style-name="P7">RawCode: AIpz</text:p>
      <text:p text:style-name="P7">Latest tested version: <text:span text:style-name="T1">1.28.5.7680</text:span></text:p>
      <text:list xml:id="list150601296642394" text:continue-numbering="true" text:style-name="WWNum1">
        <text:list-item>
          <text:p text:style-name="P4"><text:change-start text:change-id="ct46184576"/>Just a healing potion that has a custom sound effect.<text:change-end text:change-id="ct46184576"/></text:p>
        </text:list-item>
      </text:list>
      <text:p text:style-name="P2"/>
      <text:p text:style-name="P92"><text:bookmark text:name="_pta1yqh3ukzt"/>-Poison Sting:</text:p>
      <text:p text:style-name="P2"><text:tab/><text:tab/>Tags: <text:span text:style-name="T20">[Copy] [ORB]</text:span></text:p>
      <text:p text:style-name="P7">Notes: <text:span text:style-name="T23">Null</text:span></text:p>
      <text:p text:style-name="P7">Latest tested version: <text:span text:style-name="T1">1.28.5.7680</text:span></text:p>
      <text:list xml:id="list150601103236253" text:continue-numbering="true" text:style-name="WWNum1">
        <text:list-item>
          <text:p text:style-name="P4"><text:change-start text:change-id="ct46197008"/>Orb of Venom<text:change-end text:change-id="ct46197008"/></text:p>
        </text:list-item>
      </text:list>
      <text:p text:style-name="P2"/>
      <text:p text:style-name="P92"><text:bookmark text:name="_46oebztlimy"/>-Powerup Area Healing:</text:p>
      <text:p text:style-name="P2"><text:tab/><text:tab/>Tags: <text:span text:style-name="T20">[Healing]</text:span></text:p>
      <text:p text:style-name="P7">Notes: <text:span text:style-name="T23">I need healing</text:span></text:p>
      <text:p text:style-name="P7">RawCode: APh1 APh2 APh3</text:p>
      <text:p text:style-name="P7"><text:soft-page-break/>Latest tested version: <text:span text:style-name="T1">1.28.5.7680</text:span></text:p>
      <text:list xml:id="list150601391613656" text:continue-numbering="true" text:style-name="WWNum1">
        <text:list-item>
          <text:p text:style-name="P4"><text:change-start text:change-id="ct46210688"/>“Data - Hit Points Gained”<text:change-end text:change-id="ct46210688"/></text:p>
          <text:list>
            <text:list-item>
              <text:p text:style-name="P9"><text:change-start text:change-id="ct46208592"/>Negative values cause<text:change-end text:change-id="ct46208592"/><text:change text:change-id="ct46205264"/><text:change-start text:change-id="ct46208864"/> damage instead.<text:change-end text:change-id="ct46208864"/></text:p>
            </text:list-item>
          </text:list>
        </text:list-item>
      </text:list>
      <text:p text:style-name="P2"/>
      <text:p text:style-name="P92"><text:bookmark text:name="_4d6b7wo75qr8"/>-Random Item:</text:p>
      <text:p text:style-name="P2"><text:tab/><text:tab/>Tags: <text:span text:style-name="T20">[TODO]</text:span></text:p>
      <text:p text:style-name="P7">Notes: <text:span text:style-name="T23">Thinking</text:span></text:p>
      <text:p text:style-name="P7">RawCode: AIri</text:p>
      <text:p text:style-name="P7">Latest tested version: <text:span text:style-name="T1">1.28.5.7680</text:span></text:p>
      <text:list xml:id="list150602692622478" text:continue-numbering="true" text:style-name="WWNum1">
        <text:list-item>
          <text:p text:style-name="P4"><text:change-start text:change-id="ct46212384"/>Replaces an item with a random ‘Replenishment potion’-based item of appropriate level.<text:change-end text:change-id="ct46212384"/><text:change-start text:change-id="ct46226752"/></text:p>
          <text:list>
            <text:list-item>
              <text:p text:style-name="P9"><text:change-end text:change-id="ct46226752"/><text:change-start text:change-id="ct46215968"/><text:change-start text:change-id="ct46230480"/>transforms into items that have the morph-value enabled<text:change-end text:change-id="ct46215968"/><text:change-end text:change-id="ct46230480"/><text:change-start text:change-id="ct46231424"/></text:p>
            </text:list-item>
          </text:list>
        </text:list-item>
        <text:list-item>
          <text:p text:style-name="P4"><text:change-end text:change-id="ct46231424"/></text:p>
        </text:list-item>
      </text:list>
      <text:p text:style-name="P2"/>
      <text:p text:style-name="P92"><text:bookmark text:name="_n7e5pq677ts3"/>-Reanimation:</text:p>
      <text:p text:style-name="P2"><text:tab/><text:tab/>Tags: <text:span text:style-name="T20">[TODO]</text:span></text:p>
      <text:p text:style-name="P7">Notes: <text:span text:style-name="T23">Null</text:span></text:p>
      <text:p text:style-name="P7">RawCode: AInd</text:p>
      <text:p text:style-name="P7">Latest tested version: <text:span text:style-name="T1">1.28.5.7680</text:span></text:p>
      <text:list xml:id="list150601183543324" text:continue-numbering="true" text:style-name="WWNum1">
        <text:list-item>
          <text:p text:style-name="P4"><text:change-start text:change-id="ct46241760"/>Copy of Dark Knight’s Animate Dead, but only uses one corpse.<text:change-end text:change-id="ct46241760"/></text:p>
        </text:list-item>
      </text:list>
      <text:p text:style-name="P2"/>
      <text:p text:style-name="P92"><text:bookmark text:name="_1ypnmdbm30r5"/>-Rebirth:</text:p>
      <text:p text:style-name="P2"><text:tab/><text:tab/>Tags: <text:span text:style-name="T20">[Summon?]</text:span></text:p>
      <text:p text:style-name="P7">Notes: <text:span text:style-name="T23">Null</text:span></text:p>
      <text:p text:style-name="P7">RawCode: AIrb</text:p>
      <text:p text:style-name="P7">Latest tested version: <text:span text:style-name="T1">1.28.5.7680</text:span></text:p>
      <text:list xml:id="list150602544720499" text:continue-numbering="true" text:style-name="WWNum1">
        <text:list-item>
          <text:p text:style-name="P4"><text:change-start text:change-id="ct46251584"/>Revives the unit that it was dropped by and taken control by the player.<text:change-end text:change-id="ct46251584"/></text:p>
        </text:list-item>
        <text:list-item>
          <text:p text:style-name="P4"><text:change-start text:change-id="ct46248912"/>Uses the unit’s food cost, but does not inherit upgrades.<text:change-end text:change-id="ct46248912"/></text:p>
        </text:list-item>
        <text:list-item>
          <text:p text:style-name="P4"><text:change-start text:change-id="ct46195392"/>When the rebirthed unit dies, it poofs out and leaves no corpse.<text:change-end text:change-id="ct46195392"/></text:p>
        </text:list-item>
      </text:list>
      <text:p text:style-name="P2"/>
      <text:p text:style-name="P92"><text:bookmark text:name="_ref3yulbku9y"/>-Regeneration Aura:</text:p>
      <text:p text:style-name="P2"><text:tab/><text:tab/>Tags: <text:span text:style-name="T20">[Healing Over Time] [Damage Over Time]</text:span></text:p>
      <text:p text:style-name="P7">Notes: <text:span text:style-name="T23">Null</text:span></text:p>
      <text:p text:style-name="P7">Latest tested version: <text:span text:style-name="T1">1.28.5.7680</text:span></text:p>
      <text:list xml:id="list150601946517895" text:continue-numbering="true" text:style-name="WWNum1">
        <text:list-item>
          <text:p text:style-name="P4"><text:change-start text:change-id="ct46273200"/><text:soft-page-break/>“Data - Amount of hit points regenerated”<text:change-end text:change-id="ct46273200"/></text:p>
          <text:list>
            <text:list-item>
              <text:p text:style-name="P9"><text:change-start text:change-id="ct46277120"/>Negative values cause<text:change-end text:change-id="ct46277120"/><text:change text:change-id="ct46275536"/><text:change-start text:change-id="ct46274224"/> damage.<text:change-end text:change-id="ct46274224"/></text:p>
            </text:list-item>
          </text:list>
        </text:list-item>
      </text:list>
      <text:p text:style-name="P2"/>
      <text:p text:style-name="P92"><text:bookmark text:name="_kjsukt3k8rmf"/>-Spell Book:</text:p>
      <text:p text:style-name="P2"><text:tab/><text:tab/>Tags: <text:span text:style-name="T20">[Unique]</text:span></text:p>
      <text:p text:style-name="P7">Notes: <text:span text:style-name="T23">Null</text:span></text:p>
      <text:p text:style-name="P7">RawCode: Aspb</text:p>
      <text:p text:style-name="P7">Latest tested version: <text:span text:style-name="T1">1.29.2.9231</text:span></text:p>
      <text:list xml:id="list150602503437133" text:continue-numbering="true" text:style-name="WWNum1">
        <text:list-item>
          <text:p text:style-name="P4"><text:change-start text:change-id="ct46298336"/>Allows <text:change-end text:change-id="ct46298336"/><text:change-start text:change-id="ct46297728"/><text:change-start text:change-id="ct46298080"/>the <text:change-end text:change-id="ct46297728"/><text:change-end text:change-id="ct46298080"/><text:change text:change-id="ct46299232"/><text:change-start text:change-id="ct46299888"/>user to open up a new menu in their unit to use abilities.<text:change-end text:change-id="ct46299888"/></text:p>
        </text:list-item>
        <text:list-item>
          <text:p text:style-name="P4"><text:change-start text:change-id="ct46306048"/>Should be stackable with different orderids?<text:change-end text:change-id="ct46306048"/></text:p>
        </text:list-item>
        <text:list-item>
          <text:p text:style-name="P4"><text:change-start text:change-id="ct46307152"/>The original way to hide abilities before the new coordinate hiding.<text:change-end text:change-id="ct46307152"/></text:p>
        </text:list-item>
        <text:list-item>
          <text:p text:style-name="P4"><text:change-start text:change-id="ct46311232"/>Changing the orderid to a build ability transforms the spellbook to a build menu.<text:change-end text:change-id="ct46311232"/></text:p>
          <text:list>
            <text:list-item>
              <text:p text:style-name="P9"><text:change-start text:change-id="ct46313584"/>Shows the buildings that unit can already build in its building list<text:change-end text:change-id="ct46313584"/></text:p>
            </text:list-item>
            <text:list-item>
              <text:p text:style-name="P9"><text:change-start text:change-id="ct46315968"/>Spells indicated in OE will replace the button position of a building.<text:change-end text:change-id="ct46315968"/></text:p>
            </text:list-item>
            <text:list-item>
              <text:p text:style-name="P9"><text:change-start text:change-id="ct46318592"/>Hiding the build ability through triggers will remove the building list from the spellbook too<text:change-end text:change-id="ct46318592"/></text:p>
              <text:list>
                <text:list-item>
                  <text:p text:style-name="P10"><text:change-start text:change-id="ct46320464"/>Hiding the button through Leandrotp’s method or (0, -11) is the only way to prevent it.<text:change-end text:change-id="ct46320464"/></text:p>
                </text:list-item>
                <text:list-item>
                  <text:p text:style-name="P10"><text:change-start text:change-id="ct46325936"/>The build ability hidden this way still allows units to build the buildings if triggered to do so.<text:change-end text:change-id="ct46325936"/></text:p>
                </text:list-item>
              </text:list>
            </text:list-item>
          </text:list>
        </text:list-item>
        <text:list-item>
          <text:p text:style-name="P4"><text:change-start text:change-id="ct46328160"/>Using the same orderId for two spell book abilities fuses the contents of both into the same menu.<text:change-end text:change-id="ct46328160"/></text:p>
        </text:list-item>
        <text:list-item>
          <text:p text:style-name="P18"><text:change-start text:change-id="ct46329120"/>If a unit has this ability or an item with this ability and the unit exceeds 99% bonus HP, it will die immediately upon creation<text:change-end text:change-id="ct46329120"/></text:p>
        </text:list-item>
      </text:list>
      <text:p text:style-name="P2"/>
      <text:p text:style-name="P92"><text:bookmark text:name="_j5nxkt8prh10"/>-Spell Damage Reduction:</text:p>
      <text:p text:style-name="P2"><text:tab/><text:tab/>Tags: <text:span text:style-name="T20">[Unique]</text:span></text:p>
      <text:p text:style-name="P7">Notes: <text:span text:style-name="T23">Null</text:span></text:p>
      <text:p text:style-name="P7">RawCode: AIsr</text:p>
      <text:p text:style-name="P7">Latest tested version: <text:span text:style-name="T1">1.28.5.7680</text:span></text:p>
      <text:list xml:id="list150601813595156" text:continue-numbering="true" text:style-name="WWNum1">
        <text:list-item>
          <text:p text:style-name="P4"><text:change-start text:change-id="ct46343184"/>Decrease spell damage taken by a %.<text:change-end text:change-id="ct46343184"/></text:p>
        </text:list-item>
        <text:list-item>
          <text:p text:style-name="P4"><text:change-start text:change-id="ct46344896"/>Apparently can be used to take more damage?<text:change-end text:change-id="ct46344896"/></text:p>
        </text:list-item>
        <text:list-item>
          <text:p text:style-name="P4"><text:change-start text:change-id="ct46342928"/>Can break elune grace skills obtained by the unit<text:change-end text:change-id="ct46342928"/></text:p>
        </text:list-item>
      </text:list>
      <text:p text:style-name="P2"/>
      <text:p text:style-name="P92"><text:bookmark text:name="_4yqh3l2v8pmp"/>-Spell Immunity:</text:p>
      <text:p text:style-name="P2"><text:tab/><text:tab/>Tags: <text:span text:style-name="T20">[Magic Immunity]</text:span></text:p>
      <text:p text:style-name="P7">Notes: <text:span text:style-name="T23">Null</text:span></text:p>
      <text:p text:style-name="P7">RawCode: AImx</text:p>
      <text:p text:style-name="P7"><text:soft-page-break/>Latest tested version: <text:span text:style-name="T1">1.28.5.7680</text:span></text:p>
      <text:list xml:id="list150602480956599" text:continue-numbering="true" text:style-name="WWNum1">
        <text:list-item>
          <text:p text:style-name="P4"><text:change-start text:change-id="ct46358016"/>“Data - Magic Damage Factor”<text:change-end text:change-id="ct46358016"/></text:p>
          <text:list>
            <text:list-item>
              <text:p text:style-name="P69"><text:change-start text:change-id="ct46358576"/>Flat dmg block vs AttackTypeMagic (requires Game constant MagicImmunesResistDamage=0)<text:change-end text:change-id="ct46358576"/></text:p>
            </text:list-item>
            <text:list-item>
              <text:p text:style-name="P69"><text:change-start text:change-id="ct46356368"/>Anything above 0 reduces taken dmg.<text:change-end text:change-id="ct46356368"/></text:p>
            </text:list-item>
            <text:list-item>
              <text:p text:style-name="P69"><text:change-start text:change-id="ct46354496"/>Anything below 0 increases taken dmg. <text:change-end text:change-id="ct46354496"/></text:p>
            </text:list-item>
          </text:list>
        </text:list-item>
      </text:list>
      <text:p text:style-name="P2"/>
      <text:p text:style-name="P92"><text:bookmark text:name="_93084xwl8ddk"/>-Spell Shield:</text:p>
      <text:p text:style-name="P2"><text:tab/><text:tab/>Tags: <text:span text:style-name="T20">[Magic Immunity]</text:span></text:p>
      <text:p text:style-name="P7">Notes: <text:span text:style-name="T23">Null</text:span></text:p>
      <text:p text:style-name="P7">RawCode: ANss</text:p>
      <text:p text:style-name="P7">Latest tested version: <text:span text:style-name="T1">1.28.5.7680</text:span></text:p>
      <text:list xml:id="list150602916191145" text:continue-numbering="true" text:style-name="WWNum1">
        <text:list-item>
          <text:p text:style-name="P4"><text:change-start text:change-id="ct46372288"/>Blocks 1 spell and then requires a cooldown.<text:change-end text:change-id="ct46372288"/></text:p>
        </text:list-item>
        <text:list-item>
          <text:p text:style-name="P4"><text:change-start text:change-id="ct46377856"/>If used as an ability, it can be actively used. This can be pretty dangerous when a secondary effect is placed with triggers to this ability (<text:span text:style-name="T37">Daffa</text:span>)<text:change-end text:change-id="ct46377856"/></text:p>
        </text:list-item>
      </text:list>
      <text:p text:style-name="P2"/>
      <text:p text:style-name="P92"><text:bookmark text:name="_z4n4nbxfxgqm"/>-Staff of Preservation:</text:p>
      <text:p text:style-name="P2"><text:tab/><text:tab/>Tags: <text:span text:style-name="T20">[Unique]</text:span></text:p>
      <text:p text:style-name="P7">Notes: <text:span text:style-name="T23">Null</text:span></text:p>
      <text:p text:style-name="P7">RawCode: ANpr</text:p>
      <text:p text:style-name="P7">Latest tested version: <text:span text:style-name="T1">1.28.5.7680</text:span></text:p>
      <text:list xml:id="list150601566206531" text:continue-numbering="true" text:style-name="WWNum1">
        <text:list-item>
          <text:p text:style-name="P4"><text:change-start text:change-id="ct46396544"/>Teleports targeted unit to highest tier townhall, or another factory if not applicable<text:change-end text:change-id="ct46396544"/></text:p>
        </text:list-item>
      </text:list>
      <text:p text:style-name="P2"/>
      <text:p text:style-name="P92"><text:bookmark text:name="_xrgadxgf6vw"/>-Staff of Sanctuary:</text:p>
      <text:p text:style-name="P2"><text:tab/><text:tab/>Tags: <text:span text:style-name="T20">[Unique]</text:span> <text:span text:style-name="T20">[Healing] [Healing Over Time] [Damage Over Time]</text:span></text:p>
      <text:p text:style-name="P2"><text:span text:style-name="T20"><text:tab/><text:tab/></text:span>Notes: <text:span text:style-name="T23">Null</text:span></text:p>
      <text:p text:style-name="P7">RawCode: ANsa</text:p>
      <text:p text:style-name="P7">Latest tested version: <text:span text:style-name="T1">1.28.5.7680</text:span></text:p>
      <text:list xml:id="list150603058476448" text:continue-numbering="true" text:style-name="WWNum1">
        <text:list-item>
          <text:p text:style-name="P4"><text:change-start text:change-id="ct46405440"/>Unit/Hero regeneration delay is the time it takes until they start healing.<text:change-end text:change-id="ct46405440"/></text:p>
          <text:list>
            <text:list-item>
              <text:p text:style-name="P9"><text:change-start text:change-id="ct46421888"/>At negative it’s treated as 0.<text:change-end text:change-id="ct46421888"/></text:p>
            </text:list-item>
          </text:list>
        </text:list-item>
        <text:list-item>
          <text:p text:style-name="P4"><text:change-start text:change-id="ct46424336"/>Hit points per second is how much it heals a second.<text:change-end text:change-id="ct46424336"/></text:p>
          <text:list>
            <text:list-item>
              <text:p text:style-name="P9"><text:change-start text:change-id="ct46426752"/>At negative values it does damage your unit until it dies.<text:change-end text:change-id="ct46426752"/></text:p>
              <text:list>
                <text:list-item>
                  <text:p text:style-name="P10"><text:change-start text:change-id="ct46429040"/>Unless it gets fully healed from another source and the effect is broken.<text:change-end text:change-id="ct46429040"/></text:p>
                </text:list-item>
              </text:list>
            </text:list-item>
          </text:list>
        </text:list-item>
        <text:list-item>
          <text:p text:style-name="P4"><text:change-start text:change-id="ct46431440"/>Magic Damage Reduction does not in fact appear to do anything at all, the units appears “spell immune”.<text:change-end text:change-id="ct46431440"/></text:p>
        </text:list-item>
      </text:list>
      <text:p text:style-name="P2"/>
      <text:p text:style-name="P92"><text:bookmark text:name="_osz60lj0zdoz"/><text:soft-page-break/>-Staff of Teleportation:</text:p>
      <text:p text:style-name="P2"><text:tab/><text:tab/>Tags: <text:span text:style-name="T20">[Copy]</text:span></text:p>
      <text:p text:style-name="P7">Notes: <text:span text:style-name="T23">Null</text:span></text:p>
      <text:p text:style-name="P7">RawCode: AImt</text:p>
      <text:p text:style-name="P7">Latest tested version: <text:span text:style-name="T1">1.28.5.7680</text:span></text:p>
      <text:list xml:id="list150602833370486" text:continue-numbering="true" text:style-name="WWNum1">
        <text:list-item>
          <text:p text:style-name="P4"><text:change-start text:change-id="ct46444768"/>This is a copy of the archmage ultimate.<text:change-end text:change-id="ct46444768"/></text:p>
        </text:list-item>
      </text:list>
      <text:p text:style-name="P2"/>
      <text:p text:style-name="P92"><text:bookmark text:name="_52j0kr1ldx4"/>-Steal:</text:p>
      <text:p text:style-name="P2"><text:tab/><text:tab/>Tags: <text:span text:style-name="T20">[Healing Over Time]</text:span></text:p>
      <text:p text:style-name="P7">Notes: <text:span text:style-name="T23">Steals health or mana from a target.</text:span></text:p>
      <text:p text:style-name="P7">RawCode: Aste</text:p>
      <text:p text:style-name="P7">Latest tested version: <text:span text:style-name="T1">1.28.5.7680</text:span></text:p>
      <text:list xml:id="list150601624330769" text:continue-numbering="true" text:style-name="WWNum1">
        <text:list-item>
          <text:p text:style-name="P4"><text:change-start text:change-id="ct46457232"/>Used by the item Wand of Mana Stealing.<text:change-end text:change-id="ct46457232"/></text:p>
          <text:list>
            <text:list-item>
              <text:p text:style-name="P9"><text:change-start text:change-id="ct46461312"/>Seems to function like Dark Ritual, but seems to not always work as intended.<text:change-end text:change-id="ct46461312"/></text:p>
            </text:list-item>
          </text:list>
        </text:list-item>
      </text:list>
      <text:p text:style-name="P2"/>
      <text:p text:style-name="P92"><text:bookmark text:name="_epjh00z9x3cc"/>-Tome of Retraining:</text:p>
      <text:p text:style-name="P2"><text:tab/><text:tab/>Tags: <text:span text:style-name="T20">[Unique]</text:span></text:p>
      <text:p text:style-name="P7">Notes: <text:span text:style-name="T23">Very underrated item tbh.</text:span></text:p>
      <text:p text:style-name="P7">RawCode: Aret</text:p>
      <text:p text:style-name="P7">Latest tested version: <text:span text:style-name="T1">1.28.5.7680</text:span></text:p>
      <text:list xml:id="list150602836638130" text:continue-numbering="true" text:style-name="WWNum1">
        <text:list-item>
          <text:p text:style-name="P4"><text:change-start text:change-id="ct46474960"/>Unlearns all spells and allow for you to pick new ones.<text:change-end text:change-id="ct46474960"/></text:p>
        </text:list-item>
      </text:list>
      <text:p text:style-name="P2"/>
      <text:p text:style-name="P92"><text:bookmark text:name="_2fe7b8a9mvz7"/>-Vampiric Potion:</text:p>
      <text:p text:style-name="P2"><text:tab/><text:tab/>Tags: <text:span text:style-name="T20">[Healing] [Flat Damage Increase] [Flat Damage Decrease]</text:span></text:p>
      <text:p text:style-name="P7">Notes: <text:span text:style-name="T23">Null</text:span></text:p>
      <text:p text:style-name="P7">RawCode: AIpv</text:p>
      <text:p text:style-name="P7">Latest tested version: <text:span text:style-name="T1">1.28.5.7680</text:span></text:p>
      <text:list xml:id="list150601640446583" text:continue-numbering="true" text:style-name="WWNum1">
        <text:list-item>
          <text:p text:style-name="P4"><text:change-start text:change-id="ct46483200"/>“Data - Life Steal Amount”<text:change-end text:change-id="ct46483200"/></text:p>
          <text:list>
            <text:list-item>
              <text:p text:style-name="P9"><text:change-start text:change-id="ct46486368"/>Negative values causes unit to take damage instead.<text:change-end text:change-id="ct46486368"/></text:p>
            </text:list-item>
            <text:list-item>
              <text:p text:style-name="P9"><text:change-start text:change-id="ct46490288"/>Ignores invulnerable status.<text:change-end text:change-id="ct46490288"/></text:p>
            </text:list-item>
          </text:list>
        </text:list-item>
        <text:list-item>
          <text:p text:style-name="P4"><text:change-start text:change-id="ct46488752"/>“Data - Damage Bonus”<text:change-end text:change-id="ct46488752"/></text:p>
          <text:list>
            <text:list-item>
              <text:p text:style-name="P9"><text:change-start text:change-id="ct46492352"/>Negative values causes damage loss.<text:change-end text:change-id="ct46492352"/></text:p>
            </text:list-item>
          </text:list>
        </text:list-item>
      </text:list>
      <text:p text:style-name="P2"/>
      <text:p text:style-name="P92"><text:bookmark text:name="_l2mklinzfc93"/><text:soft-page-break/>-Wand Of Shadowsight:</text:p>
      <text:p text:style-name="P2"><text:tab/><text:tab/>Tags: <text:span text:style-name="T20">[Vision]</text:span></text:p>
      <text:p text:style-name="P7">Notes: <text:span text:style-name="T23">Text</text:span></text:p>
      <text:p text:style-name="P7">RawCode: Ashs</text:p>
      <text:p text:style-name="P7">Latest tested version: <text:span text:style-name="T1">1.32.10.18820</text:span></text:p>
      <text:list xml:id="list150602945247947" text:continue-numbering="true" text:style-name="WWNum1">
        <text:list-item>
          <text:p text:style-name="P4"><text:change-start text:change-id="ct46513504"/>A copy of Faerie Fire, except it doesn’t reduce armor, and its duration is permanent. It Can be dispelled though. <text:span text:style-name="T4">(RoyGBV)</text:span><text:change-end text:change-id="ct46513504"/></text:p>
        </text:list-item>
        <text:list-item>
          <text:p text:style-name="P4"><text:change-start text:change-id="ct46513088"/>Doesn’t appear to have an order string in the ability editor, but it actually does. The order string is “shadowsight” with order number 852570 <text:span text:style-name="T28">(</text:span><text:span text:style-name="T4">EternalOne</text:span><text:span text:style-name="T28">)</text:span><text:change-end text:change-id="ct46513088"/></text:p>
        </text:list-item>
      </text:list>
      <text:p text:style-name="P30"/>
      <text:p text:style-name="P92"><text:bookmark text:name="_f18r1h5l7wki"/></text:p>
      <text:p text:style-name="P92"><text:bookmark text:name="_fxsciia426kh"/>-Chaos / -Berserker Upgrade:</text:p>
      <text:p text:style-name="P2"><text:tab/><text:tab/>Tags: <text:span text:style-name="T20">[Morph]</text:span></text:p>
      <text:p text:style-name="P2"><text:span text:style-name="T20"><text:tab/><text:tab/></text:span>Notes: <text:span text:style-name="T23">This is the ultimate Morph Ability tbh. Simple and quick and good for triggers, has some glaring issues tho.</text:span></text:p>
      <text:p text:style-name="P7">RawCode: Sca1 Sca2 Sca3 Sca4 Sca5 Sca6 Srtt Sbsk</text:p>
      <text:p text:style-name="P7">Latest tested version: <text:span text:style-name="T1">1.28.5.7680</text:span></text:p>
      <text:list xml:id="list150601893920137" text:continue-numbering="true" text:style-name="WWNum1">
        <text:list-item>
          <text:p text:style-name="P4"><text:change-start text:change-id="ct46518176"/>Morphs unit into another unit once the techtree requirements have been met.<text:change-end text:change-id="ct46518176"/></text:p>
        </text:list-item>
        <text:list-item>
          <text:p text:style-name="P4"><text:change-start text:change-id="ct46541648"/>If the hero has an ability that gives permanent health it causes the hero to gain immense amounts of health. Eventually overflowing.<text:change-end text:change-id="ct46541648"/></text:p>
        </text:list-item>
        <text:list-item>
          <text:p text:style-name="P4"><text:change-start text:change-id="ct46549840"/>Heroes that are Chaos keep their spot in the hero list, along with any control group they are in.<text:change-end text:change-id="ct46549840"/></text:p>
        </text:list-item>
        <text:list-item>
          <text:p text:style-name="P4"><text:change-start text:change-id="ct46551184"/>Units also keep their control group.<text:change-end text:change-id="ct46551184"/></text:p>
        </text:list-item>
        <text:list-item>
          <text:p text:style-name="P4"><text:change-start text:change-id="ct46558112"/>The hero keeps their current attributes.<text:change-end text:change-id="ct46558112"/></text:p>
        </text:list-item>
        <text:list-item>
          <text:p text:style-name="P4"><text:change-start text:change-id="ct46556608"/>The hero keeps their current Str/Agi/Int per level.<text:change-end text:change-id="ct46556608"/></text:p>
        </text:list-item>
        <text:list-item>
          <text:p text:style-name="P4"><text:change-start text:change-id="ct46563360"/>Other Hero related information will also be kept (like Hero abilities/XP/Level) and will not be overwritten by heroic abilities from the other hero.<text:change-end text:change-id="ct46563360"/></text:p>
        </text:list-item>
        <text:list-item>
          <text:p text:style-name="P4"><text:change-start text:change-id="ct46565552"/>Normal abilities will be overwritten by the normal abilities on the new hero.<text:change-end text:change-id="ct46565552"/></text:p>
        </text:list-item>
        <text:list-item>
          <text:p text:style-name="P4"><text:change-start text:change-id="ct46568480"/>If any item or aura buff obtained (i.e. providing bonus armor), it's effect may become part of the unit forever, which heavily limits usage of this ability in common. Interaction depends on the base ability which is the source of the bonus.<text:change-end text:change-id="ct46568480"/></text:p>
        </text:list-item>
        <text:list-item>
          <text:p text:style-name="P4"><text:change-start text:change-id="ct46571280"/>The instance API and Skin system might be a better choice in 1.32+ instead of this ability.<text:change-end text:change-id="ct46571280"/></text:p>
        </text:list-item>
      </text:list>
      <text:p text:style-name="P2"/>
      <text:p text:style-name="P2"><text:tab/><text:span text:style-name="T12">-Item Attack Heal Reduction Bonus:</text:span></text:p>
      <text:p text:style-name="P7">Tags: <text:span text:style-name="T20">[Orb] [Buff Unstackable] [Healing] [Flat Damage Increase]</text:span></text:p>
      <text:p text:style-name="P7">Notes: <text:span text:style-name="T23">This reduces healing effects from most hit point regeneration sources.</text:span></text:p>
      <text:p text:style-name="P7">RawCode: AIf2</text:p>
      <text:p text:style-name="P7">Latest tested version: <text:span text:style-name="T1">1.31.1.12164</text:span></text:p>
      <text:list xml:id="list2365175752" text:style-name="WWNum8">
        <text:list-item>
          <text:p text:style-name="P55">Multiple copies of the ability do not appear to stack. More testing is needed.</text:p>
        </text:list-item>
        <text:list-item>
          <text:p text:style-name="P55">The most recent buff applied by a copy of this ability takes precedence.</text:p>
        </text:list-item>
        <text:list-item>
          <text:p text:style-name="P55">“Data - Healing Multiplier”</text:p>
          <text:list>
            <text:list-item>
              <text:p text:style-name="P68"><text:soft-page-break/>Values higher than 1.00 will amplify healing effects.</text:p>
              <text:list>
                <text:list-item>
                  <text:p text:style-name="P77">This may cause a visual bug where the buff will not show up.</text:p>
                </text:list-item>
              </text:list>
            </text:list-item>
            <text:list-item>
              <text:p text:style-name="P68">Values lower than 1.00 will reduce healing effects.</text:p>
            </text:list-item>
            <text:list-item>
              <text:p text:style-name="P68">Values lower than or equal to 0 will be treated as 0.01.</text:p>
            </text:list-item>
          </text:list>
        </text:list-item>
      </text:list>
      <text:p text:style-name="P2"/>
      <text:p text:style-name="P93"><text:bookmark text:name="_r1oe6f8z416q"/>-UnselectAble (Internal name: CAbilityLeash) :</text:p>
      <text:p text:style-name="Standard"><text:tab/><text:tab/>Tags: <text:span text:style-name="T20">[Unique]</text:span></text:p>
      <text:p text:style-name="P45">Notes: <text:span text:style-name="T23">Need to be defined in units/abilitydata.slk</text:span></text:p>
      <text:p text:style-name="P98"><text:bookmark text:name="_10s0tvz0kqqt"/><text:span text:style-name="T30">RawCode: Alea</text:span></text:p>
      <text:p text:style-name="P45">Latest tested version: <text:span text:style-name="T1">Unknown</text:span></text:p>
      <text:list xml:id="list150601371528244" text:continue-list="list150601893920137" text:style-name="WWNum1">
        <text:list-item>
          <text:p text:style-name="P18"><text:change-start text:change-id="ct46615856"/>Makes an Unit unselectable but targetable. <text:change-end text:change-id="ct46615856"/><text:change-start text:change-id="ct46613904"/></text:p>
        </text:list-item>
        <text:list-item>
          <text:p text:style-name="P18"><text:change-start text:change-id="ct46605152"/>returns "attack" to abi Gained Position when aoe away.<text:change-end text:change-id="ct46613904"/><text:change-end text:change-id="ct46605152"/><text:change-start text:change-id="ct46620512"/></text:p>
        </text:list-item>
        <text:list-item>
          <text:p text:style-name="P18"><text:change-start text:change-id="ct46622688"/>Hide &amp; Unhide -&gt; Selecatable but still returns on aoe distance.<text:change-end text:change-id="ct46620512"/><text:change-end text:change-id="ct46622688"/><text:change-start text:change-id="ct46623536"/></text:p>
        </text:list-item>
        <text:list-item>
          <text:p text:style-name="P18"><text:change-start text:change-id="ct46624720"/>Remove Abi unit Hide &amp; unit Unhide unit is normal again<text:change-end text:change-id="ct46623536"/><text:change-end text:change-id="ct46624720"/><text:change-start text:change-id="ct46598896"/></text:p>
        </text:list-item>
        <text:list-item>
          <text:p text:style-name="P18"><text:change-end text:change-id="ct46598896"/><text:change text:change-id="ct46608096"/><text:change-start text:change-id="ct46627888"/><text:change-end text:change-id="ct46627888"/></text:p>
        </text:list-item>
      </text:list>
      <text:p text:style-name="Standard"/>
      <text:p text:style-name="P2"/>
      <text:p text:style-name="P91"><text:bookmark text:name="_272x39vflglg"/>@Template:</text:p>
      <text:p text:style-name="P92"><text:bookmark text:name="_7rjojnijm2h5"/>-Ability name:</text:p>
      <text:p text:style-name="P2"><text:tab/><text:tab/>Tags: <text:span text:style-name="T20">Tags</text:span></text:p>
      <text:p text:style-name="P7">Notes: <text:span text:style-name="T23">Text</text:span></text:p>
      <text:p text:style-name="P98"><text:bookmark text:name="_pag3mysakcuy"/><text:span text:style-name="T30">RawCode: xxxx</text:span></text:p>
      <text:p text:style-name="P7">Latest tested version: <text:span text:style-name="T1">1.28.5.7680</text:span></text:p>
      <text:list xml:id="list150602129660355" text:continue-numbering="true" text:style-name="WWNum1">
        <text:list-item>
          <text:p text:style-name="P4"><text:change-start text:change-id="ct46646512"/>Major info<text:change-end text:change-id="ct46646512"/></text:p>
          <text:list>
            <text:list-item>
              <text:p text:style-name="P9"><text:change-start text:change-id="ct46646736"/>Additional info same topic<text:change-end text:change-id="ct46646736"/></text:p>
              <text:list>
                <text:list-item>
                  <text:p text:style-name="P10"><text:change-start text:change-id="ct46646192"/>Notes regarding that part of the information.<text:change-end text:change-id="ct46646192"/></text:p>
                </text:list-item>
              </text:list>
            </text:list-item>
          </text:list>
        </text:list-item>
        <text:list-item>
          <text:p text:style-name="P4"><text:change-start text:change-id="ct46650464"/>Major info 2<text:change-end text:change-id="ct46650464"/></text:p>
        </text:list-item>
      </text:list>
      <text:p text:style-name="P2"/>
      <text:p text:style-name="P2"/>
      <text:p text:style-name="P92"><text:bookmark text:name="_y1fatym1ha3n"/>-Null:</text:p>
      <text:p text:style-name="P2"><text:tab/><text:tab/>Tags: <text:span text:style-name="T20">[TODO]</text:span></text:p>
      <text:p text:style-name="P7">Notes: <text:span text:style-name="T23">Null</text:span></text:p>
      <text:p text:style-name="P7">Latest tested version: <text:span text:style-name="T1">1.28.5.7680</text:span></text:p>
      <text:list xml:id="list150603082917660" text:continue-numbering="true" text:style-name="WWNum1">
        <text:list-item>
          <text:p text:style-name="P4"><text:change-start text:change-id="ct46656512"/><text:soft-page-break/>Null<text:change-end text:change-id="ct46656512"/></text:p>
        </text:list-item>
      </text:list>
      <text:p text:style-name="P2"/>
      <text:p text:style-name="P2"/>
      <text:p text:style-name="P2"/>
      <text:p text:style-name="P31"/>
      <text:p text:style-name="P91"><text:bookmark text:name="_mnyet4yn4fn"/>@Index:</text:p>
      <text:p text:style-name="P2"><text:tab/></text:p>
      <text:p text:style-name="P40"><text:span text:style-name="T20">[Percent Damage Increase]<text:tab/><text:tab/><text:tab/></text:span><text:span text:style-name="T38">Makes unit gain total/bonus damage.</text:span></text:p>
      <text:p text:style-name="P40"><text:span text:style-name="T20">[Percent Damage Decrease]<text:tab/><text:tab/><text:tab/></text:span><text:span text:style-name="T38">Makes unit lose total/bonus damage.</text:span></text:p>
      <text:p text:style-name="P35"><text:span text:style-name="T20">[Percent Damage Taken Increase]<text:tab/><text:tab/></text:span><text:span text:style-name="T38">Makes unit sensitive to damage.</text:span></text:p>
      <text:p text:style-name="P35"><text:span text:style-name="T20">[Percent Damage Taken Decrease]<text:tab/><text:tab/></text:span><text:span text:style-name="T38">Makes unit resistant to damage.</text:span></text:p>
      <text:p text:style-name="P35"><text:span text:style-name="T20">[Percent Magic Taken Increase]<text:tab/><text:tab/></text:span><text:span text:style-name="T38">Makes unit sensitive to ability damage.</text:span></text:p>
      <text:p text:style-name="P35"><text:span text:style-name="T20">[Percent Magic Taken Decrease]<text:tab/><text:tab/></text:span><text:span text:style-name="T38">Makes unit resistant to ability damage.</text:span></text:p>
      <text:p text:style-name="P35"><text:span text:style-name="T20">[Movespeed Increase]<text:tab/></text:span><text:span text:style-name="T38">Increases MoveSpeed by % or flat</text:span></text:p>
      <text:p text:style-name="P35"><text:span text:style-name="T20">[Movespeed Decrease]<text:tab/></text:span><text:span text:style-name="T38">Reduces MoveSpeed by % or flat</text:span></text:p>
      <text:p text:style-name="P35"><text:span text:style-name="T20">[Attackspeed Increase]<text:tab/></text:span><text:span text:style-name="T38">Increases AttackSpeed by % or flat</text:span></text:p>
      <text:p text:style-name="P35"><text:span text:style-name="T20">[Attackspeed Decrease] <text:s/><text:tab/></text:span><text:span text:style-name="T38">Reduces AttackSpeed by % or flat</text:span></text:p>
      <text:p text:style-name="P40"><text:span text:style-name="T20">[Percent Armor Increase]<text:tab/></text:span><text:span text:style-name="T38">Increases total/bonus armor by percentage of current armor</text:span></text:p>
      <text:p text:style-name="P40"><text:span text:style-name="T20">[Percent Armor Decrease]<text:tab/></text:span><text:span text:style-name="T38">Decreases total/bonus armor by percentage of current armor</text:span></text:p>
      <text:p text:style-name="P35"><text:span text:style-name="T20">[Flat Armor Increase]<text:tab/><text:tab/></text:span><text:span text:style-name="T38">Increases total/bonus armor</text:span></text:p>
      <text:p text:style-name="P35"><text:span text:style-name="T20">[Flat Armor Decrease]<text:tab/><text:tab/></text:span><text:span text:style-name="T38">Decreases total/bonus armor</text:span></text:p>
      <text:p text:style-name="P40"><text:span text:style-name="T20">[Flat Damage Increase]<text:tab/></text:span><text:span text:style-name="T38">Increases total/bonus damage</text:span></text:p>
      <text:p text:style-name="P40"><text:span text:style-name="T20">[Flat Damage Decrease]<text:tab/></text:span><text:span text:style-name="T38">Decreases total/bonus damage</text:span></text:p>
      <text:p text:style-name="P35"><text:span text:style-name="T20">[Flat Damage Taken Increase]<text:tab/></text:span><text:span text:style-name="T38">Increases total/bonus damage taken.</text:span></text:p>
      <text:p text:style-name="P35"><text:span text:style-name="T20">[Flat Damage Taken Decrease]<text:tab/></text:span><text:span text:style-name="T38">Decrease total/bonus damage taken.</text:span></text:p>
      <text:p text:style-name="P40"><text:span text:style-name="T20">[Flat Health Increase]<text:tab/><text:tab/></text:span><text:span text:style-name="T38">Increases total health</text:span></text:p>
      <text:p text:style-name="P40"><text:span text:style-name="T20">[Flat Health Decrease]<text:tab/></text:span><text:span text:style-name="T38">Reduces total health</text:span></text:p>
      <text:p text:style-name="P35"><text:span text:style-name="T20">[AOE Supportive]<text:tab/><text:tab/></text:span><text:span text:style-name="T38">Some kind of boost for an area.</text:span></text:p>
      <text:p text:style-name="P35"><text:span text:style-name="T20">[AOE Disabling]<text:tab/><text:tab/></text:span><text:span text:style-name="T38">Some kind of disable for an area.</text:span></text:p>
      <text:p text:style-name="P35"><text:span text:style-name="T20">[Multi Attack Target]<text:tab/><text:tab/></text:span><text:span text:style-name="T38">Causes attacks to hit multiple targets.</text:span></text:p>
      <text:p text:style-name="P35"><text:span text:style-name="T20">[Vision]<text:tab/><text:tab/><text:tab/><text:tab/></text:span><text:span text:style-name="T38">Provides vision</text:span></text:p>
      <text:p text:style-name="P35"><text:span text:style-name="T20">[Healing]<text:tab/><text:tab/><text:tab/></text:span><text:span text:style-name="T38">Heals unit/units</text:span><text:span text:style-name="T20"><text:line-break/><text:tab/>[Healing Over Time] <text:tab/><text:tab/></text:span><text:span text:style-name="T38">Heals health over time to unit/s (HOT) ;)</text:span></text:p>
      <text:p text:style-name="P35"><text:span text:style-name="T20">[Damage Over Time]<text:tab/><text:tab/></text:span><text:span text:style-name="T38">Deals damage over time to unit/s (DOT)</text:span></text:p>
      <text:p text:style-name="P35"><text:soft-page-break/><text:span text:style-name="T20">[Magic Immunity]<text:tab/><text:tab/></text:span><text:span text:style-name="T38">Provides immunity to magic (spells &amp; (Magic-damage) attacks)</text:span></text:p>
      <text:p text:style-name="P35"><text:span text:style-name="T20">[Mana Drain]<text:tab/><text:tab/><text:tab/></text:span><text:span text:style-name="T38">Drains mana</text:span></text:p>
      <text:p text:style-name="P35"><text:span text:style-name="T20">[Mana Regen]<text:tab/><text:tab/><text:tab/></text:span><text:span text:style-name="T38">Regenerates mana</text:span></text:p>
      <text:p text:style-name="P35"><text:span text:style-name="T20">[Summon]<text:tab/><text:tab/><text:tab/></text:span><text:span text:style-name="T38">Summons units.</text:span></text:p>
      <text:p text:style-name="P35"><text:span text:style-name="T20">[Suppressed]<text:tab/><text:tab/><text:tab/></text:span><text:span text:style-name="T38">Suppresses unit from doing anything for a duration.</text:span></text:p>
      <text:p text:style-name="P36"><text:span text:style-name="T20">[Morph]<text:tab/><text:tab/><text:tab/></text:span><text:span text:style-name="T38">Morph unit into something else.</text:span></text:p>
      <text:p text:style-name="P35"><text:span text:style-name="T20">[Dummy Ability]<text:tab/><text:tab/></text:span><text:span text:style-name="T38">The ability to use this ability without it actually doing anything productive except for triggers.</text:span></text:p>
      <text:p text:style-name="P35"><text:span text:style-name="T20">[Buff Stackable]<text:tab/><text:tab/></text:span><text:span text:style-name="T38">This ability has verified that it allows buff stacking.</text:span></text:p>
      <text:p text:style-name="P35"><text:span text:style-name="T20">[Buff Unstackable]<text:tab/><text:tab/></text:span><text:span text:style-name="T38">This ability has verified that it does not allow buff stacking.</text:span></text:p>
      <text:p text:style-name="P35"><text:span text:style-name="T20">[Stackable]<text:tab/><text:tab/><text:tab/></text:span><text:span text:style-name="T38">The ability properties can stack with itself in some way, this doesn’t count buff stacking.</text:span></text:p>
      <text:p text:style-name="P35"><text:span text:style-name="T20">[Uninterrupting]<text:tab/><text:tab/></text:span><text:span text:style-name="T38">Unit does not give shits //TODO</text:span></text:p>
      <text:p text:style-name="P39"><text:span text:style-name="T20">[Transient]<text:tab/> <text:s text:c="22"/></text:span><text:span text:style-name="T38">Does not Interrupt the current Action</text:span></text:p>
      <text:p text:style-name="P37"/>
      <text:p text:style-name="P38"/>
      <text:p text:style-name="P35"><text:span text:style-name="T20">[TODO]<text:tab/></text:span><text:span text:style-name="T38">This tag defines any ability that has not been documented yet. That means it does not have any tags or information written about it.</text:span></text:p>
      <text:p text:style-name="P35"><text:span text:style-name="T20">[Unique]<text:tab/></text:span><text:span text:style-name="T38">Most abilities in this game are unique, but this refers to weird abilities like the Waygate ability that provides weird/interesting interactions.</text:span></text:p>
      <text:p text:style-name="P35"><text:span text:style-name="T20">[Copy]<text:tab/><text:tab/></text:span><text:span text:style-name="T38">A copy of another skill (with possible small changes)</text:span></text:p>
      <text:p text:style-name="P35"><text:span text:style-name="T20">[Unused]<text:tab/></text:span><text:span text:style-name="T38">A skill that is unused by blizzard and probably deprecated.</text:span></text:p>
      <text:p text:style-name="P3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fo:color="#ff00ff" fo:font-size="14pt" style:text-underline-style="solid" style:text-underline-width="auto" style:text-underline-color="font-color"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break-before="auto" fo:break-after="auto" fo:keep-with-next="always"/>
      <style:text-properties fo:color="#ff0000"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11.6929in" fo:page-height="16.5354in" style:num-format="1" style:print-orientation="portrait" fo:margin-top="0in" fo:margin-bottom="0.5in" fo:margin-left="0.0945in" fo:margin-right="0in"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45in" fo:margin-left="0in" fo:margin-right="0in" fo:margin-bottom="0.054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12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5" meta:paragraph-count="3675" meta:word-count="32153" meta:character-count="189146" meta:non-whitespace-character-count="161221"/>
    <meta:generator>LibreOfficeDev/6.0.5.2$Linux_X86_64 LibreOffice_project/</meta:generator>
  </office:meta>
</office:document-meta>
</file>